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ax_m100_1" table:style-name="ta1">
        <table:shapes>
          <draw:frame draw:z-index="0" draw:style-name="gr1" draw:text-style-name="P1" svg:width="15.988cm" svg:height="8.967cm" svg:x="18.306cm" svg:y="0.645cm">
            <draw:object draw:notify-on-update-of-ranges="'Tabela przestawna_select_max_m100_1'.A3:'Tabela przestawna_select_max_m100_1'.A102 'Tabela przestawna_select_max_m100_1'.B2:'Tabela przestawna_select_max_m100_1'.B2 'Tabela przestawna_select_max_m100_1'.B3:'Tabela przestawna_select_max_m100_1'.B102 'Tabela przestawna_select_max_m100_1'.F2:'Tabela przestawna_select_max_m100_1'.F2 'Tabela przestawna_select_max_m100_1'.F3:'Tabela przestawna_select_max_m100_1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8.967cm" svg:x="18.428cm" svg:y="10.451cm">
            <draw:object draw:notify-on-update-of-ranges="'Tabela przestawna_select_max_m100_1'.A3:'Tabela przestawna_select_max_m100_1'.A102 'Tabela przestawna_select_max_m100_1'.C2:'Tabela przestawna_select_max_m100_1'.C2 'Tabela przestawna_select_max_m100_1'.C3:'Tabela przestawna_select_max_m100_1'.C102 'Tabela przestawna_select_max_m100_1'.G2:'Tabela przestawna_select_max_m100_1'.G2 'Tabela przestawna_select_max_m100_1'.G3:'Tabela przestawna_select_max_m100_1'.G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row table:style-name="ro1">
          <table:table-cell table:style-name="ce18"/>
          <table:table-cell table:style-name="ce23" office:value-type="string" calcext:value-type="string">
            <text:p>Dane</text:p>
          </table:table-cell>
          <table:table-cell table:style-name="ce29"/>
          <table:table-cell/>
          <table:table-cell table:style-name="Default" table:number-columns-repeated="3"/>
        </table:table-row>
        <table:table-row table:style-name="ro1">
          <table:table-cell table:style-name="ce19" office:value-type="string" calcext:value-type="string">
            <text:p>n</text:p>
          </table:table-cell>
          <table:table-cell table:style-name="ce24" office:value-type="string" calcext:value-type="string">
            <text:p>Średnia - przestawienia</text:p>
          </table:table-cell>
          <table:table-cell table:style-name="ce30" office:value-type="string" calcext:value-type="string">
            <text:p>Średnia - porównani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</text:p>
          </table:table-cell>
          <table:table-cell table:style-name="ce13" office:value-type="string" calcext:value-type="string">
            <text:p>Średnia - porównania</text:p>
          </table:table-cell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5" office:value-type="float" office:value="623.38" calcext:value-type="float">
            <text:p>623,38</text:p>
          </table:table-cell>
          <table:table-cell table:style-name="ce31" office:value-type="float" office:value="663.24" calcext:value-type="float">
            <text:p>663,24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99.68" calcext:value-type="float">
            <text:p>99,68</text:p>
          </table:table-cell>
          <table:table-cell table:style-name="ce14" office:value-type="float" office:value="199.72" calcext:value-type="float">
            <text:p>199,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4.56" calcext:value-type="float">
            <text:p>1294,56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.63" calcext:value-type="float">
            <text:p>199,63</text:p>
          </table:table-cell>
          <table:table-cell office:value-type="float" office:value="380.38" calcext:value-type="float">
            <text:p>380,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75.41" calcext:value-type="float">
            <text:p>1975,41</text:p>
          </table:table-cell>
          <table:table-cell office:value-type="float" office:value="2106.5" calcext:value-type="float">
            <text:p>2106,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9.57" calcext:value-type="float">
            <text:p>299,57</text:p>
          </table:table-cell>
          <table:table-cell office:value-type="float" office:value="574.41" calcext:value-type="float">
            <text:p>574,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45.59" calcext:value-type="float">
            <text:p>2645,59</text:p>
          </table:table-cell>
          <table:table-cell office:value-type="float" office:value="2835.92" calcext:value-type="float">
            <text:p>2835,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99.62" calcext:value-type="float">
            <text:p>399,62</text:p>
          </table:table-cell>
          <table:table-cell office:value-type="float" office:value="799.75" calcext:value-type="float">
            <text:p>799,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45.05" calcext:value-type="float">
            <text:p>3345,05</text:p>
          </table:table-cell>
          <table:table-cell office:value-type="float" office:value="3574.31" calcext:value-type="float">
            <text:p>3574,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9.61" calcext:value-type="float">
            <text:p>499,61</text:p>
          </table:table-cell>
          <table:table-cell office:value-type="float" office:value="973.25" calcext:value-type="float">
            <text:p>973,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43.93" calcext:value-type="float">
            <text:p>4043,93</text:p>
          </table:table-cell>
          <table:table-cell office:value-type="float" office:value="4348.49" calcext:value-type="float">
            <text:p>4348,4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99.61" calcext:value-type="float">
            <text:p>599,61</text:p>
          </table:table-cell>
          <table:table-cell office:value-type="float" office:value="1148.29" calcext:value-type="float">
            <text:p>1148,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35.45" calcext:value-type="float">
            <text:p>4735,45</text:p>
          </table:table-cell>
          <table:table-cell office:value-type="float" office:value="5032.37" calcext:value-type="float">
            <text:p>5032,3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699.51" calcext:value-type="float">
            <text:p>699,51</text:p>
          </table:table-cell>
          <table:table-cell office:value-type="float" office:value="1335.67" calcext:value-type="float">
            <text:p>1335,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11.82" calcext:value-type="float">
            <text:p>5411,82</text:p>
          </table:table-cell>
          <table:table-cell office:value-type="float" office:value="5793.69" calcext:value-type="float">
            <text:p>5793,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99.63" calcext:value-type="float">
            <text:p>799,63</text:p>
          </table:table-cell>
          <table:table-cell office:value-type="float" office:value="1632.68" calcext:value-type="float">
            <text:p>1632,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05.72" calcext:value-type="float">
            <text:p>6105,72</text:p>
          </table:table-cell>
          <table:table-cell office:value-type="float" office:value="6522.39" calcext:value-type="float">
            <text:p>6522,3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99.59" calcext:value-type="float">
            <text:p>899,59</text:p>
          </table:table-cell>
          <table:table-cell office:value-type="float" office:value="1775.14" calcext:value-type="float">
            <text:p>1775,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14.57" calcext:value-type="float">
            <text:p>6814,57</text:p>
          </table:table-cell>
          <table:table-cell office:value-type="float" office:value="7249.96" calcext:value-type="float">
            <text:p>7249,9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.47" calcext:value-type="float">
            <text:p>999,47</text:p>
          </table:table-cell>
          <table:table-cell office:value-type="float" office:value="1952.23" calcext:value-type="float">
            <text:p>1952,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561.95" calcext:value-type="float">
            <text:p>7561,95</text:p>
          </table:table-cell>
          <table:table-cell office:value-type="float" office:value="8092.17" calcext:value-type="float">
            <text:p>8092,1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99.64" calcext:value-type="float">
            <text:p>1099,64</text:p>
          </table:table-cell>
          <table:table-cell office:value-type="float" office:value="2301.7" calcext:value-type="float">
            <text:p>2301,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185.11" calcext:value-type="float">
            <text:p>8185,11</text:p>
          </table:table-cell>
          <table:table-cell office:value-type="float" office:value="8753.07" calcext:value-type="float">
            <text:p>8753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99.55" calcext:value-type="float">
            <text:p>1199,55</text:p>
          </table:table-cell>
          <table:table-cell office:value-type="float" office:value="2297.11" calcext:value-type="float">
            <text:p>2297,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943.5" calcext:value-type="float">
            <text:p>8943,5</text:p>
          </table:table-cell>
          <table:table-cell office:value-type="float" office:value="9510.18" calcext:value-type="float">
            <text:p>9510,1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299.53" calcext:value-type="float">
            <text:p>1299,53</text:p>
          </table:table-cell>
          <table:table-cell office:value-type="float" office:value="2540.11" calcext:value-type="float">
            <text:p>2540,1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546.83" calcext:value-type="float">
            <text:p>9546,83</text:p>
          </table:table-cell>
          <table:table-cell office:value-type="float" office:value="10196.73" calcext:value-type="float">
            <text:p>10196,7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399.59" calcext:value-type="float">
            <text:p>1399,59</text:p>
          </table:table-cell>
          <table:table-cell office:value-type="float" office:value="2760.04" calcext:value-type="float">
            <text:p>2760,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342.96" calcext:value-type="float">
            <text:p>10342,96</text:p>
          </table:table-cell>
          <table:table-cell office:value-type="float" office:value="10971.67" calcext:value-type="float">
            <text:p>10971,6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99.57" calcext:value-type="float">
            <text:p>1499,57</text:p>
          </table:table-cell>
          <table:table-cell office:value-type="float" office:value="2898.23" calcext:value-type="float">
            <text:p>2898,2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56.39" calcext:value-type="float">
            <text:p>11056,39</text:p>
          </table:table-cell>
          <table:table-cell office:value-type="float" office:value="11788.11" calcext:value-type="float">
            <text:p>11788,1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599.66" calcext:value-type="float">
            <text:p>1599,66</text:p>
          </table:table-cell>
          <table:table-cell office:value-type="float" office:value="3255.36" calcext:value-type="float">
            <text:p>3255,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756.25" calcext:value-type="float">
            <text:p>11756,25</text:p>
          </table:table-cell>
          <table:table-cell office:value-type="float" office:value="12570.21" calcext:value-type="float">
            <text:p>12570,2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699.6" calcext:value-type="float">
            <text:p>1699,6</text:p>
          </table:table-cell>
          <table:table-cell office:value-type="float" office:value="3166.75" calcext:value-type="float">
            <text:p>3166,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465.89" calcext:value-type="float">
            <text:p>12465,89</text:p>
          </table:table-cell>
          <table:table-cell office:value-type="float" office:value="13373.9" calcext:value-type="float">
            <text:p>13373,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799.59" calcext:value-type="float">
            <text:p>1799,59</text:p>
          </table:table-cell>
          <table:table-cell office:value-type="float" office:value="3577.07" calcext:value-type="float">
            <text:p>3577,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245.29" calcext:value-type="float">
            <text:p>13245,29</text:p>
          </table:table-cell>
          <table:table-cell office:value-type="float" office:value="14254.08" calcext:value-type="float">
            <text:p>14254,0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99.62" calcext:value-type="float">
            <text:p>1899,62</text:p>
          </table:table-cell>
          <table:table-cell office:value-type="float" office:value="3767.91" calcext:value-type="float">
            <text:p>3767,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949.74" calcext:value-type="float">
            <text:p>13949,74</text:p>
          </table:table-cell>
          <table:table-cell office:value-type="float" office:value="14878.11" calcext:value-type="float">
            <text:p>14878,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99.54" calcext:value-type="float">
            <text:p>1999,54</text:p>
          </table:table-cell>
          <table:table-cell office:value-type="float" office:value="3880.2" calcext:value-type="float">
            <text:p>3880,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621.68" calcext:value-type="float">
            <text:p>14621,68</text:p>
          </table:table-cell>
          <table:table-cell office:value-type="float" office:value="15466.92" calcext:value-type="float">
            <text:p>15466,9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099.49" calcext:value-type="float">
            <text:p>2099,49</text:p>
          </table:table-cell>
          <table:table-cell office:value-type="float" office:value="4114.59" calcext:value-type="float">
            <text:p>4114,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354.92" calcext:value-type="float">
            <text:p>15354,92</text:p>
          </table:table-cell>
          <table:table-cell office:value-type="float" office:value="16382.24" calcext:value-type="float">
            <text:p>16382,2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199.5" calcext:value-type="float">
            <text:p>2199,5</text:p>
          </table:table-cell>
          <table:table-cell office:value-type="float" office:value="4525.23" calcext:value-type="float">
            <text:p>4525,2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58.8" calcext:value-type="float">
            <text:p>16058,8</text:p>
          </table:table-cell>
          <table:table-cell office:value-type="float" office:value="17051.32" calcext:value-type="float">
            <text:p>17051,3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99.61" calcext:value-type="float">
            <text:p>2299,61</text:p>
          </table:table-cell>
          <table:table-cell office:value-type="float" office:value="4528.04" calcext:value-type="float">
            <text:p>4528,0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787.16" calcext:value-type="float">
            <text:p>16787,16</text:p>
          </table:table-cell>
          <table:table-cell office:value-type="float" office:value="17882.95" calcext:value-type="float">
            <text:p>17882,9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399.55" calcext:value-type="float">
            <text:p>2399,55</text:p>
          </table:table-cell>
          <table:table-cell office:value-type="float" office:value="4810.99" calcext:value-type="float">
            <text:p>4810,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421.34" calcext:value-type="float">
            <text:p>17421,34</text:p>
          </table:table-cell>
          <table:table-cell office:value-type="float" office:value="18707.81" calcext:value-type="float">
            <text:p>18707,8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499.63" calcext:value-type="float">
            <text:p>2499,63</text:p>
          </table:table-cell>
          <table:table-cell office:value-type="float" office:value="4979.63" calcext:value-type="float">
            <text:p>4979,6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283.5" calcext:value-type="float">
            <text:p>18283,5</text:p>
          </table:table-cell>
          <table:table-cell office:value-type="float" office:value="19553.26" calcext:value-type="float">
            <text:p>19553,2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599.5" calcext:value-type="float">
            <text:p>2599,5</text:p>
          </table:table-cell>
          <table:table-cell office:value-type="float" office:value="5128.15" calcext:value-type="float">
            <text:p>5128,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893.51" calcext:value-type="float">
            <text:p>18893,51</text:p>
          </table:table-cell>
          <table:table-cell office:value-type="float" office:value="20333.91" calcext:value-type="float">
            <text:p>20333,9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699.56" calcext:value-type="float">
            <text:p>2699,56</text:p>
          </table:table-cell>
          <table:table-cell office:value-type="float" office:value="5136.18" calcext:value-type="float">
            <text:p>5136,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622.93" calcext:value-type="float">
            <text:p>19622,93</text:p>
          </table:table-cell>
          <table:table-cell office:value-type="float" office:value="20784.92" calcext:value-type="float">
            <text:p>20784,9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799.56" calcext:value-type="float">
            <text:p>2799,56</text:p>
          </table:table-cell>
          <table:table-cell office:value-type="float" office:value="5426.52" calcext:value-type="float">
            <text:p>5426,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246.24" calcext:value-type="float">
            <text:p>20246,24</text:p>
          </table:table-cell>
          <table:table-cell office:value-type="float" office:value="21516.52" calcext:value-type="float">
            <text:p>21516,5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899.63" calcext:value-type="float">
            <text:p>2899,63</text:p>
          </table:table-cell>
          <table:table-cell office:value-type="float" office:value="5745.37" calcext:value-type="float">
            <text:p>5745,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969.19" calcext:value-type="float">
            <text:p>20969,19</text:p>
          </table:table-cell>
          <table:table-cell office:value-type="float" office:value="22440.01" calcext:value-type="float">
            <text:p>22440,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99.61" calcext:value-type="float">
            <text:p>2999,61</text:p>
          </table:table-cell>
          <table:table-cell office:value-type="float" office:value="5904.73" calcext:value-type="float">
            <text:p>5904,7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774.86" calcext:value-type="float">
            <text:p>21774,86</text:p>
          </table:table-cell>
          <table:table-cell office:value-type="float" office:value="23495.36" calcext:value-type="float">
            <text:p>23495,3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099.52" calcext:value-type="float">
            <text:p>3099,52</text:p>
          </table:table-cell>
          <table:table-cell office:value-type="float" office:value="6133.39" calcext:value-type="float">
            <text:p>6133,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533.23" calcext:value-type="float">
            <text:p>22533,23</text:p>
          </table:table-cell>
          <table:table-cell office:value-type="float" office:value="23937.79" calcext:value-type="float">
            <text:p>23937,7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199.59" calcext:value-type="float">
            <text:p>3199,59</text:p>
          </table:table-cell>
          <table:table-cell office:value-type="float" office:value="6139.56" calcext:value-type="float">
            <text:p>6139,5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3089.22" calcext:value-type="float">
            <text:p>23089,22</text:p>
          </table:table-cell>
          <table:table-cell office:value-type="float" office:value="24648.35" calcext:value-type="float">
            <text:p>24648,3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299.62" calcext:value-type="float">
            <text:p>3299,62</text:p>
          </table:table-cell>
          <table:table-cell office:value-type="float" office:value="6501.39" calcext:value-type="float">
            <text:p>6501,3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3884.66" calcext:value-type="float">
            <text:p>23884,66</text:p>
          </table:table-cell>
          <table:table-cell office:value-type="float" office:value="25412.28" calcext:value-type="float">
            <text:p>25412,2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399.55" calcext:value-type="float">
            <text:p>3399,55</text:p>
          </table:table-cell>
          <table:table-cell office:value-type="float" office:value="6641.44" calcext:value-type="float">
            <text:p>6641,4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656.27" calcext:value-type="float">
            <text:p>24656,27</text:p>
          </table:table-cell>
          <table:table-cell office:value-type="float" office:value="26376.97" calcext:value-type="float">
            <text:p>26376,9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499.59" calcext:value-type="float">
            <text:p>3499,59</text:p>
          </table:table-cell>
          <table:table-cell office:value-type="float" office:value="7109.32" calcext:value-type="float">
            <text:p>7109,3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247.04" calcext:value-type="float">
            <text:p>25247,04</text:p>
          </table:table-cell>
          <table:table-cell office:value-type="float" office:value="26859.57" calcext:value-type="float">
            <text:p>26859,5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599.59" calcext:value-type="float">
            <text:p>3599,59</text:p>
          </table:table-cell>
          <table:table-cell office:value-type="float" office:value="7097.42" calcext:value-type="float">
            <text:p>7097,4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5919.03" calcext:value-type="float">
            <text:p>25919,03</text:p>
          </table:table-cell>
          <table:table-cell office:value-type="float" office:value="27655.02" calcext:value-type="float">
            <text:p>27655,02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699.58" calcext:value-type="float">
            <text:p>3699,58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6628.69" calcext:value-type="float">
            <text:p>26628,69</text:p>
          </table:table-cell>
          <table:table-cell office:value-type="float" office:value="28538.27" calcext:value-type="float">
            <text:p>28538,27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799.54" calcext:value-type="float">
            <text:p>3799,54</text:p>
          </table:table-cell>
          <table:table-cell office:value-type="float" office:value="7292.1" calcext:value-type="float">
            <text:p>7292,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7599.81" calcext:value-type="float">
            <text:p>27599,81</text:p>
          </table:table-cell>
          <table:table-cell office:value-type="float" office:value="29591.65" calcext:value-type="float">
            <text:p>29591,65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899.59" calcext:value-type="float">
            <text:p>3899,59</text:p>
          </table:table-cell>
          <table:table-cell office:value-type="float" office:value="7684.46" calcext:value-type="float">
            <text:p>7684,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219.87" calcext:value-type="float">
            <text:p>28219,87</text:p>
          </table:table-cell>
          <table:table-cell office:value-type="float" office:value="30264.04" calcext:value-type="float">
            <text:p>30264,0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999.64" calcext:value-type="float">
            <text:p>3999,64</text:p>
          </table:table-cell>
          <table:table-cell office:value-type="float" office:value="7986.62" calcext:value-type="float">
            <text:p>7986,6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8833.69" calcext:value-type="float">
            <text:p>28833,69</text:p>
          </table:table-cell>
          <table:table-cell office:value-type="float" office:value="30699.04" calcext:value-type="float">
            <text:p>30699,04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099.58" calcext:value-type="float">
            <text:p>4099,58</text:p>
          </table:table-cell>
          <table:table-cell office:value-type="float" office:value="8493.53" calcext:value-type="float">
            <text:p>8493,5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9558.95" calcext:value-type="float">
            <text:p>29558,95</text:p>
          </table:table-cell>
          <table:table-cell office:value-type="float" office:value="31526.62" calcext:value-type="float">
            <text:p>31526,6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199.63" calcext:value-type="float">
            <text:p>4199,63</text:p>
          </table:table-cell>
          <table:table-cell office:value-type="float" office:value="7868.64" calcext:value-type="float">
            <text:p>7868,6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257.54" calcext:value-type="float">
            <text:p>30257,54</text:p>
          </table:table-cell>
          <table:table-cell office:value-type="float" office:value="32225.38" calcext:value-type="float">
            <text:p>32225,3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299.54" calcext:value-type="float">
            <text:p>4299,54</text:p>
          </table:table-cell>
          <table:table-cell office:value-type="float" office:value="8634.23" calcext:value-type="float">
            <text:p>8634,2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1054.59" calcext:value-type="float">
            <text:p>31054,59</text:p>
          </table:table-cell>
          <table:table-cell office:value-type="float" office:value="32989.64" calcext:value-type="float">
            <text:p>32989,64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399.55" calcext:value-type="float">
            <text:p>4399,55</text:p>
          </table:table-cell>
          <table:table-cell office:value-type="float" office:value="8863.11" calcext:value-type="float">
            <text:p>8863,1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1485.66" calcext:value-type="float">
            <text:p>31485,66</text:p>
          </table:table-cell>
          <table:table-cell office:value-type="float" office:value="33745.52" calcext:value-type="float">
            <text:p>33745,52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499.58" calcext:value-type="float">
            <text:p>4499,58</text:p>
          </table:table-cell>
          <table:table-cell office:value-type="float" office:value="8872.49" calcext:value-type="float">
            <text:p>8872,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226.97" calcext:value-type="float">
            <text:p>32226,97</text:p>
          </table:table-cell>
          <table:table-cell office:value-type="float" office:value="34574.3" calcext:value-type="float">
            <text:p>34574,3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4599.46" calcext:value-type="float">
            <text:p>4599,46</text:p>
          </table:table-cell>
          <table:table-cell office:value-type="float" office:value="9284.6" calcext:value-type="float">
            <text:p>9284,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3118" calcext:value-type="float">
            <text:p>33118</text:p>
          </table:table-cell>
          <table:table-cell office:value-type="float" office:value="35209.21" calcext:value-type="float">
            <text:p>35209,21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4699.48" calcext:value-type="float">
            <text:p>4699,48</text:p>
          </table:table-cell>
          <table:table-cell office:value-type="float" office:value="9324.67" calcext:value-type="float">
            <text:p>9324,6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3921.13" calcext:value-type="float">
            <text:p>33921,13</text:p>
          </table:table-cell>
          <table:table-cell office:value-type="float" office:value="36269.91" calcext:value-type="float">
            <text:p>36269,9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4799.6" calcext:value-type="float">
            <text:p>4799,6</text:p>
          </table:table-cell>
          <table:table-cell office:value-type="float" office:value="9760.95" calcext:value-type="float">
            <text:p>9760,9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4662.05" calcext:value-type="float">
            <text:p>34662,05</text:p>
          </table:table-cell>
          <table:table-cell office:value-type="float" office:value="37319.62" calcext:value-type="float">
            <text:p>37319,6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4899.61" calcext:value-type="float">
            <text:p>4899,61</text:p>
          </table:table-cell>
          <table:table-cell office:value-type="float" office:value="9425.56" calcext:value-type="float">
            <text:p>9425,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403.04" calcext:value-type="float">
            <text:p>35403,04</text:p>
          </table:table-cell>
          <table:table-cell office:value-type="float" office:value="37756.72" calcext:value-type="float">
            <text:p>37756,7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999.57" calcext:value-type="float">
            <text:p>4999,57</text:p>
          </table:table-cell>
          <table:table-cell office:value-type="float" office:value="10075.09" calcext:value-type="float">
            <text:p>10075,0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6133.15" calcext:value-type="float">
            <text:p>36133,15</text:p>
          </table:table-cell>
          <table:table-cell office:value-type="float" office:value="38625.14" calcext:value-type="float">
            <text:p>38625,1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5099.57" calcext:value-type="float">
            <text:p>5099,57</text:p>
          </table:table-cell>
          <table:table-cell office:value-type="float" office:value="9902.99" calcext:value-type="float">
            <text:p>9902,9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6877.69" calcext:value-type="float">
            <text:p>36877,69</text:p>
          </table:table-cell>
          <table:table-cell office:value-type="float" office:value="39632.3" calcext:value-type="float">
            <text:p>39632,3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5199.66" calcext:value-type="float">
            <text:p>5199,66</text:p>
          </table:table-cell>
          <table:table-cell office:value-type="float" office:value="10144.83" calcext:value-type="float">
            <text:p>10144,8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7420.3" calcext:value-type="float">
            <text:p>37420,3</text:p>
          </table:table-cell>
          <table:table-cell office:value-type="float" office:value="39911" calcext:value-type="float">
            <text:p>39911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5299.55" calcext:value-type="float">
            <text:p>5299,55</text:p>
          </table:table-cell>
          <table:table-cell office:value-type="float" office:value="10723.18" calcext:value-type="float">
            <text:p>10723,1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8032.82" calcext:value-type="float">
            <text:p>38032,82</text:p>
          </table:table-cell>
          <table:table-cell office:value-type="float" office:value="40656.1" calcext:value-type="float">
            <text:p>40656,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399.67" calcext:value-type="float">
            <text:p>5399,67</text:p>
          </table:table-cell>
          <table:table-cell office:value-type="float" office:value="11674.31" calcext:value-type="float">
            <text:p>11674,3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8914.25" calcext:value-type="float">
            <text:p>38914,25</text:p>
          </table:table-cell>
          <table:table-cell office:value-type="float" office:value="41494.23" calcext:value-type="float">
            <text:p>41494,23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499.53" calcext:value-type="float">
            <text:p>5499,53</text:p>
          </table:table-cell>
          <table:table-cell office:value-type="float" office:value="11047.24" calcext:value-type="float">
            <text:p>11047,2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9476.97" calcext:value-type="float">
            <text:p>39476,97</text:p>
          </table:table-cell>
          <table:table-cell office:value-type="float" office:value="42089.29" calcext:value-type="float">
            <text:p>42089,29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5599.57" calcext:value-type="float">
            <text:p>5599,57</text:p>
          </table:table-cell>
          <table:table-cell office:value-type="float" office:value="10760.46" calcext:value-type="float">
            <text:p>10760,4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0348.94" calcext:value-type="float">
            <text:p>40348,94</text:p>
          </table:table-cell>
          <table:table-cell office:value-type="float" office:value="42982.15" calcext:value-type="float">
            <text:p>42982,1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5699.51" calcext:value-type="float">
            <text:p>5699,51</text:p>
          </table:table-cell>
          <table:table-cell office:value-type="float" office:value="10754.44" calcext:value-type="float">
            <text:p>10754,4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0934.14" calcext:value-type="float">
            <text:p>40934,14</text:p>
          </table:table-cell>
          <table:table-cell office:value-type="float" office:value="43638.19" calcext:value-type="float">
            <text:p>43638,19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5799.62" calcext:value-type="float">
            <text:p>5799,62</text:p>
          </table:table-cell>
          <table:table-cell office:value-type="float" office:value="12346.74" calcext:value-type="float">
            <text:p>12346,7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1926.4" calcext:value-type="float">
            <text:p>41926,4</text:p>
          </table:table-cell>
          <table:table-cell office:value-type="float" office:value="44967.42" calcext:value-type="float">
            <text:p>44967,42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5899.64" calcext:value-type="float">
            <text:p>5899,64</text:p>
          </table:table-cell>
          <table:table-cell office:value-type="float" office:value="11824.11" calcext:value-type="float">
            <text:p>11824,1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2510.95" calcext:value-type="float">
            <text:p>42510,95</text:p>
          </table:table-cell>
          <table:table-cell office:value-type="float" office:value="45223.87" calcext:value-type="float">
            <text:p>45223,8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999.56" calcext:value-type="float">
            <text:p>5999,56</text:p>
          </table:table-cell>
          <table:table-cell office:value-type="float" office:value="12243.58" calcext:value-type="float">
            <text:p>12243,5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3078.32" calcext:value-type="float">
            <text:p>43078,32</text:p>
          </table:table-cell>
          <table:table-cell office:value-type="float" office:value="45924.42" calcext:value-type="float">
            <text:p>45924,4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6099.59" calcext:value-type="float">
            <text:p>6099,59</text:p>
          </table:table-cell>
          <table:table-cell office:value-type="float" office:value="11681.38" calcext:value-type="float">
            <text:p>11681,3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4016.6" calcext:value-type="float">
            <text:p>44016,6</text:p>
          </table:table-cell>
          <table:table-cell office:value-type="float" office:value="47226.47" calcext:value-type="float">
            <text:p>47226,4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199.53" calcext:value-type="float">
            <text:p>6199,53</text:p>
          </table:table-cell>
          <table:table-cell office:value-type="float" office:value="12383.45" calcext:value-type="float">
            <text:p>12383,4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4704.73" calcext:value-type="float">
            <text:p>44704,73</text:p>
          </table:table-cell>
          <table:table-cell office:value-type="float" office:value="47477.64" calcext:value-type="float">
            <text:p>47477,64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299.59" calcext:value-type="float">
            <text:p>6299,59</text:p>
          </table:table-cell>
          <table:table-cell office:value-type="float" office:value="12650.12" calcext:value-type="float">
            <text:p>12650,1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5519.61" calcext:value-type="float">
            <text:p>45519,61</text:p>
          </table:table-cell>
          <table:table-cell office:value-type="float" office:value="48232.8" calcext:value-type="float">
            <text:p>48232,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399.69" calcext:value-type="float">
            <text:p>6399,69</text:p>
          </table:table-cell>
          <table:table-cell office:value-type="float" office:value="13016.33" calcext:value-type="float">
            <text:p>13016,3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6044.86" calcext:value-type="float">
            <text:p>46044,86</text:p>
          </table:table-cell>
          <table:table-cell office:value-type="float" office:value="49171.75" calcext:value-type="float">
            <text:p>49171,7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6499.58" calcext:value-type="float">
            <text:p>6499,58</text:p>
          </table:table-cell>
          <table:table-cell office:value-type="float" office:value="13301.94" calcext:value-type="float">
            <text:p>13301,9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6735.9" calcext:value-type="float">
            <text:p>46735,9</text:p>
          </table:table-cell>
          <table:table-cell office:value-type="float" office:value="49362.05" calcext:value-type="float">
            <text:p>49362,0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6599.63" calcext:value-type="float">
            <text:p>6599,63</text:p>
          </table:table-cell>
          <table:table-cell office:value-type="float" office:value="12434.53" calcext:value-type="float">
            <text:p>12434,5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47639.59" calcext:value-type="float">
            <text:p>47639,59</text:p>
          </table:table-cell>
          <table:table-cell office:value-type="float" office:value="51129.47" calcext:value-type="float">
            <text:p>51129,47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6699.58" calcext:value-type="float">
            <text:p>6699,58</text:p>
          </table:table-cell>
          <table:table-cell office:value-type="float" office:value="13058.74" calcext:value-type="float">
            <text:p>13058,7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8333.6" calcext:value-type="float">
            <text:p>48333,6</text:p>
          </table:table-cell>
          <table:table-cell office:value-type="float" office:value="51087.9" calcext:value-type="float">
            <text:p>51087,9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6799.61" calcext:value-type="float">
            <text:p>6799,61</text:p>
          </table:table-cell>
          <table:table-cell office:value-type="float" office:value="13665.32" calcext:value-type="float">
            <text:p>13665,3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8845.39" calcext:value-type="float">
            <text:p>48845,39</text:p>
          </table:table-cell>
          <table:table-cell office:value-type="float" office:value="51770.66" calcext:value-type="float">
            <text:p>51770,6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6899.65" calcext:value-type="float">
            <text:p>6899,65</text:p>
          </table:table-cell>
          <table:table-cell office:value-type="float" office:value="13517.96" calcext:value-type="float">
            <text:p>13517,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814.77" calcext:value-type="float">
            <text:p>49814,77</text:p>
          </table:table-cell>
          <table:table-cell office:value-type="float" office:value="53118.75" calcext:value-type="float">
            <text:p>53118,75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6999.54" calcext:value-type="float">
            <text:p>6999,54</text:p>
          </table:table-cell>
          <table:table-cell office:value-type="float" office:value="14139.69" calcext:value-type="float">
            <text:p>14139,6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0669.12" calcext:value-type="float">
            <text:p>50669,12</text:p>
          </table:table-cell>
          <table:table-cell office:value-type="float" office:value="54306.89" calcext:value-type="float">
            <text:p>54306,89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7099.59" calcext:value-type="float">
            <text:p>7099,59</text:p>
          </table:table-cell>
          <table:table-cell office:value-type="float" office:value="14184.79" calcext:value-type="float">
            <text:p>14184,7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0902.55" calcext:value-type="float">
            <text:p>50902,55</text:p>
          </table:table-cell>
          <table:table-cell office:value-type="float" office:value="54135.78" calcext:value-type="float">
            <text:p>54135,78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99.58" calcext:value-type="float">
            <text:p>7199,58</text:p>
          </table:table-cell>
          <table:table-cell office:value-type="float" office:value="14495.91" calcext:value-type="float">
            <text:p>14495,9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1895.56" calcext:value-type="float">
            <text:p>51895,56</text:p>
          </table:table-cell>
          <table:table-cell office:value-type="float" office:value="55177.95" calcext:value-type="float">
            <text:p>55177,95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7299.65" calcext:value-type="float">
            <text:p>7299,65</text:p>
          </table:table-cell>
          <table:table-cell office:value-type="float" office:value="15134.96" calcext:value-type="float">
            <text:p>15134,9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52584.82" calcext:value-type="float">
            <text:p>52584,82</text:p>
          </table:table-cell>
          <table:table-cell office:value-type="float" office:value="56110.71" calcext:value-type="float">
            <text:p>56110,71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7399.56" calcext:value-type="float">
            <text:p>7399,56</text:p>
          </table:table-cell>
          <table:table-cell office:value-type="float" office:value="15006.61" calcext:value-type="float">
            <text:p>15006,6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3438.49" calcext:value-type="float">
            <text:p>53438,49</text:p>
          </table:table-cell>
          <table:table-cell office:value-type="float" office:value="56808.15" calcext:value-type="float">
            <text:p>56808,15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7499.52" calcext:value-type="float">
            <text:p>7499,52</text:p>
          </table:table-cell>
          <table:table-cell office:value-type="float" office:value="14504.11" calcext:value-type="float">
            <text:p>14504,1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4052.51" calcext:value-type="float">
            <text:p>54052,51</text:p>
          </table:table-cell>
          <table:table-cell office:value-type="float" office:value="57953.22" calcext:value-type="float">
            <text:p>57953,2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7599.54" calcext:value-type="float">
            <text:p>7599,54</text:p>
          </table:table-cell>
          <table:table-cell office:value-type="float" office:value="15845.69" calcext:value-type="float">
            <text:p>15845,6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4780.3" calcext:value-type="float">
            <text:p>54780,3</text:p>
          </table:table-cell>
          <table:table-cell office:value-type="float" office:value="58417.51" calcext:value-type="float">
            <text:p>58417,51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7699.54" calcext:value-type="float">
            <text:p>7699,54</text:p>
          </table:table-cell>
          <table:table-cell office:value-type="float" office:value="15243.8" calcext:value-type="float">
            <text:p>15243,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5513.66" calcext:value-type="float">
            <text:p>55513,66</text:p>
          </table:table-cell>
          <table:table-cell office:value-type="float" office:value="59503.8" calcext:value-type="float">
            <text:p>59503,8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99.54" calcext:value-type="float">
            <text:p>7799,54</text:p>
          </table:table-cell>
          <table:table-cell office:value-type="float" office:value="14775.77" calcext:value-type="float">
            <text:p>14775,77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6249.81" calcext:value-type="float">
            <text:p>56249,81</text:p>
          </table:table-cell>
          <table:table-cell office:value-type="float" office:value="60498.29" calcext:value-type="float">
            <text:p>60498,29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7899.63" calcext:value-type="float">
            <text:p>7899,63</text:p>
          </table:table-cell>
          <table:table-cell office:value-type="float" office:value="15868.98" calcext:value-type="float">
            <text:p>15868,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6936.03" calcext:value-type="float">
            <text:p>56936,03</text:p>
          </table:table-cell>
          <table:table-cell office:value-type="float" office:value="61025.22" calcext:value-type="float">
            <text:p>61025,2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7999.55" calcext:value-type="float">
            <text:p>7999,55</text:p>
          </table:table-cell>
          <table:table-cell office:value-type="float" office:value="15906.36" calcext:value-type="float">
            <text:p>15906,3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7506.92" calcext:value-type="float">
            <text:p>57506,92</text:p>
          </table:table-cell>
          <table:table-cell office:value-type="float" office:value="61114.75" calcext:value-type="float">
            <text:p>61114,7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8099.54" calcext:value-type="float">
            <text:p>8099,54</text:p>
          </table:table-cell>
          <table:table-cell office:value-type="float" office:value="15542.28" calcext:value-type="float">
            <text:p>15542,2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8598.35" calcext:value-type="float">
            <text:p>58598,35</text:p>
          </table:table-cell>
          <table:table-cell office:value-type="float" office:value="62511.01" calcext:value-type="float">
            <text:p>62511,0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8199.49" calcext:value-type="float">
            <text:p>8199,49</text:p>
          </table:table-cell>
          <table:table-cell office:value-type="float" office:value="16558.16" calcext:value-type="float">
            <text:p>16558,1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9044.53" calcext:value-type="float">
            <text:p>59044,53</text:p>
          </table:table-cell>
          <table:table-cell office:value-type="float" office:value="62857.09" calcext:value-type="float">
            <text:p>62857,09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8299.58" calcext:value-type="float">
            <text:p>8299,58</text:p>
          </table:table-cell>
          <table:table-cell office:value-type="float" office:value="15681.02" calcext:value-type="float">
            <text:p>15681,0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9488.16" calcext:value-type="float">
            <text:p>59488,16</text:p>
          </table:table-cell>
          <table:table-cell office:value-type="float" office:value="63573.38" calcext:value-type="float">
            <text:p>63573,38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8399.55" calcext:value-type="float">
            <text:p>8399,55</text:p>
          </table:table-cell>
          <table:table-cell office:value-type="float" office:value="16704.43" calcext:value-type="float">
            <text:p>16704,4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0243.26" calcext:value-type="float">
            <text:p>60243,26</text:p>
          </table:table-cell>
          <table:table-cell office:value-type="float" office:value="64643.69" calcext:value-type="float">
            <text:p>64643,6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8499.51" calcext:value-type="float">
            <text:p>8499,51</text:p>
          </table:table-cell>
          <table:table-cell office:value-type="float" office:value="16719.76" calcext:value-type="float">
            <text:p>16719,7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1591.73" calcext:value-type="float">
            <text:p>61591,73</text:p>
          </table:table-cell>
          <table:table-cell office:value-type="float" office:value="65656.17" calcext:value-type="float">
            <text:p>65656,17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8599.62" calcext:value-type="float">
            <text:p>8599,62</text:p>
          </table:table-cell>
          <table:table-cell office:value-type="float" office:value="17099.6" calcext:value-type="float">
            <text:p>17099,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1728.23" calcext:value-type="float">
            <text:p>61728,23</text:p>
          </table:table-cell>
          <table:table-cell office:value-type="float" office:value="65568.94" calcext:value-type="float">
            <text:p>65568,94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8699.62" calcext:value-type="float">
            <text:p>8699,62</text:p>
          </table:table-cell>
          <table:table-cell office:value-type="float" office:value="17191.64" calcext:value-type="float">
            <text:p>17191,6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2651.15" calcext:value-type="float">
            <text:p>62651,15</text:p>
          </table:table-cell>
          <table:table-cell office:value-type="float" office:value="66361.93" calcext:value-type="float">
            <text:p>66361,9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8799.65" calcext:value-type="float">
            <text:p>8799,65</text:p>
          </table:table-cell>
          <table:table-cell office:value-type="float" office:value="17238.54" calcext:value-type="float">
            <text:p>17238,5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63336.26" calcext:value-type="float">
            <text:p>63336,26</text:p>
          </table:table-cell>
          <table:table-cell office:value-type="float" office:value="67576.94" calcext:value-type="float">
            <text:p>67576,94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8899.53" calcext:value-type="float">
            <text:p>8899,53</text:p>
          </table:table-cell>
          <table:table-cell office:value-type="float" office:value="17568.64" calcext:value-type="float">
            <text:p>17568,6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3915.74" calcext:value-type="float">
            <text:p>63915,74</text:p>
          </table:table-cell>
          <table:table-cell office:value-type="float" office:value="68037.16" calcext:value-type="float">
            <text:p>68037,1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8999.56" calcext:value-type="float">
            <text:p>8999,56</text:p>
          </table:table-cell>
          <table:table-cell office:value-type="float" office:value="17936.19" calcext:value-type="float">
            <text:p>17936,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5245.48" calcext:value-type="float">
            <text:p>65245,48</text:p>
          </table:table-cell>
          <table:table-cell office:value-type="float" office:value="69843.46" calcext:value-type="float">
            <text:p>69843,46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099.53" calcext:value-type="float">
            <text:p>9099,53</text:p>
          </table:table-cell>
          <table:table-cell office:value-type="float" office:value="17729.2" calcext:value-type="float">
            <text:p>17729,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5319.68" calcext:value-type="float">
            <text:p>65319,68</text:p>
          </table:table-cell>
          <table:table-cell office:value-type="float" office:value="70011.98" calcext:value-type="float">
            <text:p>70011,98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9199.59" calcext:value-type="float">
            <text:p>9199,59</text:p>
          </table:table-cell>
          <table:table-cell office:value-type="float" office:value="18937" calcext:value-type="float">
            <text:p>1893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6343.66" calcext:value-type="float">
            <text:p>66343,66</text:p>
          </table:table-cell>
          <table:table-cell office:value-type="float" office:value="70808.25" calcext:value-type="float">
            <text:p>70808,25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9299.57" calcext:value-type="float">
            <text:p>9299,57</text:p>
          </table:table-cell>
          <table:table-cell office:value-type="float" office:value="18477.44" calcext:value-type="float">
            <text:p>18477,4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6983.91" calcext:value-type="float">
            <text:p>66983,91</text:p>
          </table:table-cell>
          <table:table-cell office:value-type="float" office:value="71558.72" calcext:value-type="float">
            <text:p>71558,72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9399.6" calcext:value-type="float">
            <text:p>9399,6</text:p>
          </table:table-cell>
          <table:table-cell office:value-type="float" office:value="18047.8" calcext:value-type="float">
            <text:p>18047,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7729.65" calcext:value-type="float">
            <text:p>67729,65</text:p>
          </table:table-cell>
          <table:table-cell office:value-type="float" office:value="71848.17" calcext:value-type="float">
            <text:p>71848,17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9499.5" calcext:value-type="float">
            <text:p>9499,5</text:p>
          </table:table-cell>
          <table:table-cell office:value-type="float" office:value="19978.9" calcext:value-type="float">
            <text:p>19978,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8330.64" calcext:value-type="float">
            <text:p>68330,64</text:p>
          </table:table-cell>
          <table:table-cell office:value-type="float" office:value="72575.17" calcext:value-type="float">
            <text:p>72575,17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9599.57" calcext:value-type="float">
            <text:p>9599,57</text:p>
          </table:table-cell>
          <table:table-cell office:value-type="float" office:value="18454" calcext:value-type="float">
            <text:p>1845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68845.33" calcext:value-type="float">
            <text:p>68845,33</text:p>
          </table:table-cell>
          <table:table-cell office:value-type="float" office:value="73387.01" calcext:value-type="float">
            <text:p>73387,01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9699.48" calcext:value-type="float">
            <text:p>9699,48</text:p>
          </table:table-cell>
          <table:table-cell office:value-type="float" office:value="19406.44" calcext:value-type="float">
            <text:p>19406,4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0118.48" calcext:value-type="float">
            <text:p>70118,48</text:p>
          </table:table-cell>
          <table:table-cell office:value-type="float" office:value="74897.29" calcext:value-type="float">
            <text:p>74897,29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9799.58" calcext:value-type="float">
            <text:p>9799,58</text:p>
          </table:table-cell>
          <table:table-cell office:value-type="float" office:value="19372.13" calcext:value-type="float">
            <text:p>19372,1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0726.49" calcext:value-type="float">
            <text:p>70726,49</text:p>
          </table:table-cell>
          <table:table-cell office:value-type="float" office:value="75030.3" calcext:value-type="float">
            <text:p>75030,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9899.54" calcext:value-type="float">
            <text:p>9899,54</text:p>
          </table:table-cell>
          <table:table-cell office:value-type="float" office:value="19251.87" calcext:value-type="float">
            <text:p>19251,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7" office:value-type="float" office:value="71415.52" calcext:value-type="float">
            <text:p>71415,52</text:p>
          </table:table-cell>
          <table:table-cell table:style-name="ce33" office:value-type="float" office:value="76926.85" calcext:value-type="float">
            <text:p>76926,85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9999.53" calcext:value-type="float">
            <text:p>9999,53</text:p>
          </table:table-cell>
          <table:table-cell table:style-name="ce16" office:value-type="float" office:value="19293.17" calcext:value-type="float">
            <text:p>19293,17</text:p>
          </table:table-cell>
        </table:table-row>
        <table:table-row table:style-name="ro1">
          <table:table-cell table:style-name="ce22" office:value-type="string" calcext:value-type="string">
            <text:p>Razem Wynik</text:p>
          </table:table-cell>
          <table:table-cell table:style-name="ce28" office:value-type="float" office:value="35758.7796" calcext:value-type="float">
            <text:p>35758,7796</text:p>
          </table:table-cell>
          <table:table-cell table:style-name="ce34" office:value-type="float" office:value="38155.576" calcext:value-type="float">
            <text:p>38155,576</text:p>
          </table:table-cell>
          <table:table-cell/>
          <table:table-cell table:style-name="Default" table:number-columns-repeated="3"/>
        </table:table-row>
      </table:table>
      <table:named-expressions/>
      <table:data-pilot-tables>
        <table:data-pilot-table table:name="DataPilot1" table:application-data="" table:target-range-address="'Tabela przestawna_select_max_m100_1'.A1:'Tabela przestawna_select_max_m100_1'.C103" table:buttons="'Tabela przestawna_select_max_m100_1'.A2 'Tabela przestawna_select_max_m100_1'.B1" table:show-filter-button="false" table:drill-down-on-double-click="false">
          <table:source-cell-range table:cell-range-address="'Tabela przestawna_select_max_m100_1'.A1:'Tabela przestawna_select_max_m100_1'.C10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stawienia" table:orientation="data" table:used-hierarchy="0" table:function="average">
            <table:data-pilot-level table:show-empty="false" calcext:repeat-item-labels="false">
              <table:data-pilot-members>
                <table:data-pilot-member table:name="486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46" table:display="true" table:show-details="true"/>
                <table:data-pilot-member table:name="555" table:display="true" table:show-details="true"/>
                <table:data-pilot-member table:name="564" table:display="true" table:show-details="true"/>
                <table:data-pilot-member table:name="568" table:display="true" table:show-details="true"/>
                <table:data-pilot-member table:name="574" table:display="true" table:show-details="true"/>
                <table:data-pilot-member table:name="576" table:display="true" table:show-details="true"/>
                <table:data-pilot-member table:name="579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7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5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9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6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7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82" table:display="true" table:show-details="true"/>
                <table:data-pilot-member table:name="689" table:display="true" table:show-details="true"/>
                <table:data-pilot-member table:name="752" table:display="true" table:show-details="true"/>
                <table:data-pilot-member table:name="764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123" table:display="true" table:show-details="true"/>
                <table:data-pilot-member table:name="1138" table:display="true" table:show-details="true"/>
                <table:data-pilot-member table:name="1163" table:display="true" table:show-details="true"/>
                <table:data-pilot-member table:name="1165" table:display="true" table:show-details="true"/>
                <table:data-pilot-member table:name="1179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92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7" table:display="true" table:show-details="true"/>
                <table:data-pilot-member table:name="1226" table:display="true" table:show-details="true"/>
                <table:data-pilot-member table:name="1232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7" table:display="true" table:show-details="true"/>
                <table:data-pilot-member table:name="1249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2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71" table:display="true" table:show-details="true"/>
                <table:data-pilot-member table:name="1274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8" table:display="true" table:show-details="true"/>
                <table:data-pilot-member table:name="1292" table:display="true" table:show-details="true"/>
                <table:data-pilot-member table:name="1296" table:display="true" table:show-details="true"/>
                <table:data-pilot-member table:name="1298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21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8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4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7" table:display="true" table:show-details="true"/>
                <table:data-pilot-member table:name="1349" table:display="true" table:show-details="true"/>
                <table:data-pilot-member table:name="1352" table:display="true" table:show-details="true"/>
                <table:data-pilot-member table:name="1354" table:display="true" table:show-details="true"/>
                <table:data-pilot-member table:name="1356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2" table:display="true" table:show-details="true"/>
                <table:data-pilot-member table:name="1368" table:display="true" table:show-details="true"/>
                <table:data-pilot-member table:name="1374" table:display="true" table:show-details="true"/>
                <table:data-pilot-member table:name="1383" table:display="true" table:show-details="true"/>
                <table:data-pilot-member table:name="1384" table:display="true" table:show-details="true"/>
                <table:data-pilot-member table:name="1388" table:display="true" table:show-details="true"/>
                <table:data-pilot-member table:name="1390" table:display="true" table:show-details="true"/>
                <table:data-pilot-member table:name="1391" table:display="true" table:show-details="true"/>
                <table:data-pilot-member table:name="1398" table:display="true" table:show-details="true"/>
                <table:data-pilot-member table:name="1399" table:display="true" table:show-details="true"/>
                <table:data-pilot-member table:name="1401" table:display="true" table:show-details="true"/>
                <table:data-pilot-member table:name="1402" table:display="true" table:show-details="true"/>
                <table:data-pilot-member table:name="1460" table:display="true" table:show-details="true"/>
                <table:data-pilot-member table:name="1495" table:display="true" table:show-details="true"/>
                <table:data-pilot-member table:name="1652" table:display="true" table:show-details="true"/>
                <table:data-pilot-member table:name="1721" table:display="true" table:show-details="true"/>
                <table:data-pilot-member table:name="1763" table:display="true" table:show-details="true"/>
                <table:data-pilot-member table:name="1770" table:display="true" table:show-details="true"/>
                <table:data-pilot-member table:name="1793" table:display="true" table:show-details="true"/>
                <table:data-pilot-member table:name="1810" table:display="true" table:show-details="true"/>
                <table:data-pilot-member table:name="1830" table:display="true" table:show-details="true"/>
                <table:data-pilot-member table:name="1843" table:display="true" table:show-details="true"/>
                <table:data-pilot-member table:name="1847" table:display="true" table:show-details="true"/>
                <table:data-pilot-member table:name="1872" table:display="true" table:show-details="true"/>
                <table:data-pilot-member table:name="1880" table:display="true" table:show-details="true"/>
                <table:data-pilot-member table:name="1881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4" table:display="true" table:show-details="true"/>
                <table:data-pilot-member table:name="1896" table:display="true" table:show-details="true"/>
                <table:data-pilot-member table:name="1900" table:display="true" table:show-details="true"/>
                <table:data-pilot-member table:name="1901" table:display="true" table:show-details="true"/>
                <table:data-pilot-member table:name="1904" table:display="true" table:show-details="true"/>
                <table:data-pilot-member table:name="1908" table:display="true" table:show-details="true"/>
                <table:data-pilot-member table:name="1911" table:display="true" table:show-details="true"/>
                <table:data-pilot-member table:name="1917" table:display="true" table:show-details="true"/>
                <table:data-pilot-member table:name="1921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30" table:display="true" table:show-details="true"/>
                <table:data-pilot-member table:name="1931" table:display="true" table:show-details="true"/>
                <table:data-pilot-member table:name="1936" table:display="true" table:show-details="true"/>
                <table:data-pilot-member table:name="1937" table:display="true" table:show-details="true"/>
                <table:data-pilot-member table:name="1938" table:display="true" table:show-details="true"/>
                <table:data-pilot-member table:name="1955" table:display="true" table:show-details="true"/>
                <table:data-pilot-member table:name="1962" table:display="true" table:show-details="true"/>
                <table:data-pilot-member table:name="1965" table:display="true" table:show-details="true"/>
                <table:data-pilot-member table:name="1973" table:display="true" table:show-details="true"/>
                <table:data-pilot-member table:name="1977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3" table:display="true" table:show-details="true"/>
                <table:data-pilot-member table:name="1985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1991" table:display="true" table:show-details="true"/>
                <table:data-pilot-member table:name="1995" table:display="true" table:show-details="true"/>
                <table:data-pilot-member table:name="1999" table:display="true" table:show-details="true"/>
                <table:data-pilot-member table:name="2004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7" table:display="true" table:show-details="true"/>
                <table:data-pilot-member table:name="2020" table:display="true" table:show-details="true"/>
                <table:data-pilot-member table:name="2023" table:display="true" table:show-details="true"/>
                <table:data-pilot-member table:name="2025" table:display="true" table:show-details="true"/>
                <table:data-pilot-member table:name="2031" table:display="true" table:show-details="true"/>
                <table:data-pilot-member table:name="2039" table:display="true" table:show-details="true"/>
                <table:data-pilot-member table:name="2041" table:display="true" table:show-details="true"/>
                <table:data-pilot-member table:name="2043" table:display="true" table:show-details="true"/>
                <table:data-pilot-member table:name="2047" table:display="true" table:show-details="true"/>
                <table:data-pilot-member table:name="2051" table:display="true" table:show-details="true"/>
                <table:data-pilot-member table:name="2053" table:display="true" table:show-details="true"/>
                <table:data-pilot-member table:name="2059" table:display="true" table:show-details="true"/>
                <table:data-pilot-member table:name="2064" table:display="true" table:show-details="true"/>
                <table:data-pilot-member table:name="2072" table:display="true" table:show-details="true"/>
                <table:data-pilot-member table:name="2076" table:display="true" table:show-details="true"/>
                <table:data-pilot-member table:name="2077" table:display="true" table:show-details="true"/>
                <table:data-pilot-member table:name="2078" table:display="true" table:show-details="true"/>
                <table:data-pilot-member table:name="2081" table:display="true" table:show-details="true"/>
                <table:data-pilot-member table:name="2086" table:display="true" table:show-details="true"/>
                <table:data-pilot-member table:name="2088" table:display="true" table:show-details="true"/>
                <table:data-pilot-member table:name="2096" table:display="true" table:show-details="true"/>
                <table:data-pilot-member table:name="2097" table:display="true" table:show-details="true"/>
                <table:data-pilot-member table:name="2107" table:display="true" table:show-details="true"/>
                <table:data-pilot-member table:name="2116" table:display="true" table:show-details="true"/>
                <table:data-pilot-member table:name="2117" table:display="true" table:show-details="true"/>
                <table:data-pilot-member table:name="2129" table:display="true" table:show-details="true"/>
                <table:data-pilot-member table:name="2130" table:display="true" table:show-details="true"/>
                <table:data-pilot-member table:name="2135" table:display="true" table:show-details="true"/>
                <table:data-pilot-member table:name="2143" table:display="true" table:show-details="true"/>
                <table:data-pilot-member table:name="2163" table:display="true" table:show-details="true"/>
                <table:data-pilot-member table:name="2303" table:display="true" table:show-details="true"/>
                <table:data-pilot-member table:name="2327" table:display="true" table:show-details="true"/>
                <table:data-pilot-member table:name="2359" table:display="true" table:show-details="true"/>
                <table:data-pilot-member table:name="2381" table:display="true" table:show-details="true"/>
                <table:data-pilot-member table:name="2383" table:display="true" table:show-details="true"/>
                <table:data-pilot-member table:name="2391" table:display="true" table:show-details="true"/>
                <table:data-pilot-member table:name="2400" table:display="true" table:show-details="true"/>
                <table:data-pilot-member table:name="2404" table:display="true" table:show-details="true"/>
                <table:data-pilot-member table:name="2438" table:display="true" table:show-details="true"/>
                <table:data-pilot-member table:name="2442" table:display="true" table:show-details="true"/>
                <table:data-pilot-member table:name="2446" table:display="true" table:show-details="true"/>
                <table:data-pilot-member table:name="2465" table:display="true" table:show-details="true"/>
                <table:data-pilot-member table:name="2466" table:display="true" table:show-details="true"/>
                <table:data-pilot-member table:name="2468" table:display="true" table:show-details="true"/>
                <table:data-pilot-member table:name="2478" table:display="true" table:show-details="true"/>
                <table:data-pilot-member table:name="2509" table:display="true" table:show-details="true"/>
                <table:data-pilot-member table:name="2525" table:display="true" table:show-details="true"/>
                <table:data-pilot-member table:name="2529" table:display="true" table:show-details="true"/>
                <table:data-pilot-member table:name="2539" table:display="true" table:show-details="true"/>
                <table:data-pilot-member table:name="2540" table:display="true" table:show-details="true"/>
                <table:data-pilot-member table:name="2543" table:display="true" table:show-details="true"/>
                <table:data-pilot-member table:name="2549" table:display="true" table:show-details="true"/>
                <table:data-pilot-member table:name="2555" table:display="true" table:show-details="true"/>
                <table:data-pilot-member table:name="2559" table:display="true" table:show-details="true"/>
                <table:data-pilot-member table:name="2566" table:display="true" table:show-details="true"/>
                <table:data-pilot-member table:name="2567" table:display="true" table:show-details="true"/>
                <table:data-pilot-member table:name="2574" table:display="true" table:show-details="true"/>
                <table:data-pilot-member table:name="2575" table:display="true" table:show-details="true"/>
                <table:data-pilot-member table:name="2589" table:display="true" table:show-details="true"/>
                <table:data-pilot-member table:name="2594" table:display="true" table:show-details="true"/>
                <table:data-pilot-member table:name="2598" table:display="true" table:show-details="true"/>
                <table:data-pilot-member table:name="2603" table:display="true" table:show-details="true"/>
                <table:data-pilot-member table:name="2605" table:display="true" table:show-details="true"/>
                <table:data-pilot-member table:name="2606" table:display="true" table:show-details="true"/>
                <table:data-pilot-member table:name="2607" table:display="true" table:show-details="true"/>
                <table:data-pilot-member table:name="2617" table:display="true" table:show-details="true"/>
                <table:data-pilot-member table:name="2618" table:display="true" table:show-details="true"/>
                <table:data-pilot-member table:name="2619" table:display="true" table:show-details="true"/>
                <table:data-pilot-member table:name="2621" table:display="true" table:show-details="true"/>
                <table:data-pilot-member table:name="2624" table:display="true" table:show-details="true"/>
                <table:data-pilot-member table:name="2630" table:display="true" table:show-details="true"/>
                <table:data-pilot-member table:name="2635" table:display="true" table:show-details="true"/>
                <table:data-pilot-member table:name="2638" table:display="true" table:show-details="true"/>
                <table:data-pilot-member table:name="2639" table:display="true" table:show-details="true"/>
                <table:data-pilot-member table:name="2641" table:display="true" table:show-details="true"/>
                <table:data-pilot-member table:name="2644" table:display="true" table:show-details="true"/>
                <table:data-pilot-member table:name="2646" table:display="true" table:show-details="true"/>
                <table:data-pilot-member table:name="2647" table:display="true" table:show-details="true"/>
                <table:data-pilot-member table:name="2649" table:display="true" table:show-details="true"/>
                <table:data-pilot-member table:name="2656" table:display="true" table:show-details="true"/>
                <table:data-pilot-member table:name="2661" table:display="true" table:show-details="true"/>
                <table:data-pilot-member table:name="2666" table:display="true" table:show-details="true"/>
                <table:data-pilot-member table:name="2668" table:display="true" table:show-details="true"/>
                <table:data-pilot-member table:name="2674" table:display="true" table:show-details="true"/>
                <table:data-pilot-member table:name="2678" table:display="true" table:show-details="true"/>
                <table:data-pilot-member table:name="2682" table:display="true" table:show-details="true"/>
                <table:data-pilot-member table:name="2685" table:display="true" table:show-details="true"/>
                <table:data-pilot-member table:name="2694" table:display="true" table:show-details="true"/>
                <table:data-pilot-member table:name="2697" table:display="true" table:show-details="true"/>
                <table:data-pilot-member table:name="2707" table:display="true" table:show-details="true"/>
                <table:data-pilot-member table:name="2710" table:display="true" table:show-details="true"/>
                <table:data-pilot-member table:name="2713" table:display="true" table:show-details="true"/>
                <table:data-pilot-member table:name="2715" table:display="true" table:show-details="true"/>
                <table:data-pilot-member table:name="2716" table:display="true" table:show-details="true"/>
                <table:data-pilot-member table:name="2720" table:display="true" table:show-details="true"/>
                <table:data-pilot-member table:name="2722" table:display="true" table:show-details="true"/>
                <table:data-pilot-member table:name="2727" table:display="true" table:show-details="true"/>
                <table:data-pilot-member table:name="2731" table:display="true" table:show-details="true"/>
                <table:data-pilot-member table:name="2734" table:display="true" table:show-details="true"/>
                <table:data-pilot-member table:name="2736" table:display="true" table:show-details="true"/>
                <table:data-pilot-member table:name="2743" table:display="true" table:show-details="true"/>
                <table:data-pilot-member table:name="2746" table:display="true" table:show-details="true"/>
                <table:data-pilot-member table:name="2749" table:display="true" table:show-details="true"/>
                <table:data-pilot-member table:name="2750" table:display="true" table:show-details="true"/>
                <table:data-pilot-member table:name="2755" table:display="true" table:show-details="true"/>
                <table:data-pilot-member table:name="2760" table:display="true" table:show-details="true"/>
                <table:data-pilot-member table:name="2763" table:display="true" table:show-details="true"/>
                <table:data-pilot-member table:name="2767" table:display="true" table:show-details="true"/>
                <table:data-pilot-member table:name="2768" table:display="true" table:show-details="true"/>
                <table:data-pilot-member table:name="2786" table:display="true" table:show-details="true"/>
                <table:data-pilot-member table:name="2812" table:display="true" table:show-details="true"/>
                <table:data-pilot-member table:name="2814" table:display="true" table:show-details="true"/>
                <table:data-pilot-member table:name="2818" table:display="true" table:show-details="true"/>
                <table:data-pilot-member table:name="2826" table:display="true" table:show-details="true"/>
                <table:data-pilot-member table:name="2833" table:display="true" table:show-details="true"/>
                <table:data-pilot-member table:name="2842" table:display="true" table:show-details="true"/>
                <table:data-pilot-member table:name="2846" table:display="true" table:show-details="true"/>
                <table:data-pilot-member table:name="2848" table:display="true" table:show-details="true"/>
                <table:data-pilot-member table:name="2854" table:display="true" table:show-details="true"/>
                <table:data-pilot-member table:name="2856" table:display="true" table:show-details="true"/>
                <table:data-pilot-member table:name="2858" table:display="true" table:show-details="true"/>
                <table:data-pilot-member table:name="2909" table:display="true" table:show-details="true"/>
                <table:data-pilot-member table:name="2910" table:display="true" table:show-details="true"/>
                <table:data-pilot-member table:name="2923" table:display="true" table:show-details="true"/>
                <table:data-pilot-member table:name="2929" table:display="true" table:show-details="true"/>
                <table:data-pilot-member table:name="2987" table:display="true" table:show-details="true"/>
                <table:data-pilot-member table:name="3010" table:display="true" table:show-details="true"/>
                <table:data-pilot-member table:name="3016" table:display="true" table:show-details="true"/>
                <table:data-pilot-member table:name="3106" table:display="true" table:show-details="true"/>
                <table:data-pilot-member table:name="3111" table:display="true" table:show-details="true"/>
                <table:data-pilot-member table:name="3119" table:display="true" table:show-details="true"/>
                <table:data-pilot-member table:name="3126" table:display="true" table:show-details="true"/>
                <table:data-pilot-member table:name="3150" table:display="true" table:show-details="true"/>
                <table:data-pilot-member table:name="3185" table:display="true" table:show-details="true"/>
                <table:data-pilot-member table:name="3187" table:display="true" table:show-details="true"/>
                <table:data-pilot-member table:name="3197" table:display="true" table:show-details="true"/>
                <table:data-pilot-member table:name="3224" table:display="true" table:show-details="true"/>
                <table:data-pilot-member table:name="3226" table:display="true" table:show-details="true"/>
                <table:data-pilot-member table:name="3231" table:display="true" table:show-details="true"/>
                <table:data-pilot-member table:name="3239" table:display="true" table:show-details="true"/>
                <table:data-pilot-member table:name="3245" table:display="true" table:show-details="true"/>
                <table:data-pilot-member table:name="3249" table:display="true" table:show-details="true"/>
                <table:data-pilot-member table:name="3253" table:display="true" table:show-details="true"/>
                <table:data-pilot-member table:name="3256" table:display="true" table:show-details="true"/>
                <table:data-pilot-member table:name="3257" table:display="true" table:show-details="true"/>
                <table:data-pilot-member table:name="3261" table:display="true" table:show-details="true"/>
                <table:data-pilot-member table:name="3262" table:display="true" table:show-details="true"/>
                <table:data-pilot-member table:name="3264" table:display="true" table:show-details="true"/>
                <table:data-pilot-member table:name="3265" table:display="true" table:show-details="true"/>
                <table:data-pilot-member table:name="3267" table:display="true" table:show-details="true"/>
                <table:data-pilot-member table:name="3271" table:display="true" table:show-details="true"/>
                <table:data-pilot-member table:name="3275" table:display="true" table:show-details="true"/>
                <table:data-pilot-member table:name="3277" table:display="true" table:show-details="true"/>
                <table:data-pilot-member table:name="3287" table:display="true" table:show-details="true"/>
                <table:data-pilot-member table:name="3288" table:display="true" table:show-details="true"/>
                <table:data-pilot-member table:name="3291" table:display="true" table:show-details="true"/>
                <table:data-pilot-member table:name="3292" table:display="true" table:show-details="true"/>
                <table:data-pilot-member table:name="3293" table:display="true" table:show-details="true"/>
                <table:data-pilot-member table:name="3294" table:display="true" table:show-details="true"/>
                <table:data-pilot-member table:name="3301" table:display="true" table:show-details="true"/>
                <table:data-pilot-member table:name="3308" table:display="true" table:show-details="true"/>
                <table:data-pilot-member table:name="3312" table:display="true" table:show-details="true"/>
                <table:data-pilot-member table:name="3317" table:display="true" table:show-details="true"/>
                <table:data-pilot-member table:name="3320" table:display="true" table:show-details="true"/>
                <table:data-pilot-member table:name="3321" table:display="true" table:show-details="true"/>
                <table:data-pilot-member table:name="3326" table:display="true" table:show-details="true"/>
                <table:data-pilot-member table:name="3330" table:display="true" table:show-details="true"/>
                <table:data-pilot-member table:name="3338" table:display="true" table:show-details="true"/>
                <table:data-pilot-member table:name="3342" table:display="true" table:show-details="true"/>
                <table:data-pilot-member table:name="3343" table:display="true" table:show-details="true"/>
                <table:data-pilot-member table:name="3359" table:display="true" table:show-details="true"/>
                <table:data-pilot-member table:name="3360" table:display="true" table:show-details="true"/>
                <table:data-pilot-member table:name="3364" table:display="true" table:show-details="true"/>
                <table:data-pilot-member table:name="3367" table:display="true" table:show-details="true"/>
                <table:data-pilot-member table:name="3373" table:display="true" table:show-details="true"/>
                <table:data-pilot-member table:name="3379" table:display="true" table:show-details="true"/>
                <table:data-pilot-member table:name="3384" table:display="true" table:show-details="true"/>
                <table:data-pilot-member table:name="3386" table:display="true" table:show-details="true"/>
                <table:data-pilot-member table:name="3387" table:display="true" table:show-details="true"/>
                <table:data-pilot-member table:name="3388" table:display="true" table:show-details="true"/>
                <table:data-pilot-member table:name="3389" table:display="true" table:show-details="true"/>
                <table:data-pilot-member table:name="3394" table:display="true" table:show-details="true"/>
                <table:data-pilot-member table:name="3402" table:display="true" table:show-details="true"/>
                <table:data-pilot-member table:name="3406" table:display="true" table:show-details="true"/>
                <table:data-pilot-member table:name="3407" table:display="true" table:show-details="true"/>
                <table:data-pilot-member table:name="3411" table:display="true" table:show-details="true"/>
                <table:data-pilot-member table:name="3412" table:display="true" table:show-details="true"/>
                <table:data-pilot-member table:name="3417" table:display="true" table:show-details="true"/>
                <table:data-pilot-member table:name="3420" table:display="true" table:show-details="true"/>
                <table:data-pilot-member table:name="3422" table:display="true" table:show-details="true"/>
                <table:data-pilot-member table:name="3427" table:display="true" table:show-details="true"/>
                <table:data-pilot-member table:name="3433" table:display="true" table:show-details="true"/>
                <table:data-pilot-member table:name="3435" table:display="true" table:show-details="true"/>
                <table:data-pilot-member table:name="3437" table:display="true" table:show-details="true"/>
                <table:data-pilot-member table:name="3439" table:display="true" table:show-details="true"/>
                <table:data-pilot-member table:name="3442" table:display="true" table:show-details="true"/>
                <table:data-pilot-member table:name="3444" table:display="true" table:show-details="true"/>
                <table:data-pilot-member table:name="3454" table:display="true" table:show-details="true"/>
                <table:data-pilot-member table:name="3460" table:display="true" table:show-details="true"/>
                <table:data-pilot-member table:name="3466" table:display="true" table:show-details="true"/>
                <table:data-pilot-member table:name="3468" table:display="true" table:show-details="true"/>
                <table:data-pilot-member table:name="3476" table:display="true" table:show-details="true"/>
                <table:data-pilot-member table:name="3477" table:display="true" table:show-details="true"/>
                <table:data-pilot-member table:name="3479" table:display="true" table:show-details="true"/>
                <table:data-pilot-member table:name="3481" table:display="true" table:show-details="true"/>
                <table:data-pilot-member table:name="3486" table:display="true" table:show-details="true"/>
                <table:data-pilot-member table:name="3507" table:display="true" table:show-details="true"/>
                <table:data-pilot-member table:name="3523" table:display="true" table:show-details="true"/>
                <table:data-pilot-member table:name="3528" table:display="true" table:show-details="true"/>
                <table:data-pilot-member table:name="3534" table:display="true" table:show-details="true"/>
                <table:data-pilot-member table:name="3543" table:display="true" table:show-details="true"/>
                <table:data-pilot-member table:name="3561" table:display="true" table:show-details="true"/>
                <table:data-pilot-member table:name="3564" table:display="true" table:show-details="true"/>
                <table:data-pilot-member table:name="3570" table:display="true" table:show-details="true"/>
                <table:data-pilot-member table:name="3587" table:display="true" table:show-details="true"/>
                <table:data-pilot-member table:name="3618" table:display="true" table:show-details="true"/>
                <table:data-pilot-member table:name="3636" table:display="true" table:show-details="true"/>
                <table:data-pilot-member table:name="3637" table:display="true" table:show-details="true"/>
                <table:data-pilot-member table:name="3659" table:display="true" table:show-details="true"/>
                <table:data-pilot-member table:name="3706" table:display="true" table:show-details="true"/>
                <table:data-pilot-member table:name="3727" table:display="true" table:show-details="true"/>
                <table:data-pilot-member table:name="3758" table:display="true" table:show-details="true"/>
                <table:data-pilot-member table:name="3771" table:display="true" table:show-details="true"/>
                <table:data-pilot-member table:name="3772" table:display="true" table:show-details="true"/>
                <table:data-pilot-member table:name="3779" table:display="true" table:show-details="true"/>
                <table:data-pilot-member table:name="3792" table:display="true" table:show-details="true"/>
                <table:data-pilot-member table:name="3860" table:display="true" table:show-details="true"/>
                <table:data-pilot-member table:name="3862" table:display="true" table:show-details="true"/>
                <table:data-pilot-member table:name="3870" table:display="true" table:show-details="true"/>
                <table:data-pilot-member table:name="3872" table:display="true" table:show-details="true"/>
                <table:data-pilot-member table:name="3887" table:display="true" table:show-details="true"/>
                <table:data-pilot-member table:name="3899" table:display="true" table:show-details="true"/>
                <table:data-pilot-member table:name="3902" table:display="true" table:show-details="true"/>
                <table:data-pilot-member table:name="3917" table:display="true" table:show-details="true"/>
                <table:data-pilot-member table:name="3939" table:display="true" table:show-details="true"/>
                <table:data-pilot-member table:name="3955" table:display="true" table:show-details="true"/>
                <table:data-pilot-member table:name="3962" table:display="true" table:show-details="true"/>
                <table:data-pilot-member table:name="3963" table:display="true" table:show-details="true"/>
                <table:data-pilot-member table:name="3968" table:display="true" table:show-details="true"/>
                <table:data-pilot-member table:name="3971" table:display="true" table:show-details="true"/>
                <table:data-pilot-member table:name="3972" table:display="true" table:show-details="true"/>
                <table:data-pilot-member table:name="3978" table:display="true" table:show-details="true"/>
                <table:data-pilot-member table:name="3987" table:display="true" table:show-details="true"/>
                <table:data-pilot-member table:name="3993" table:display="true" table:show-details="true"/>
                <table:data-pilot-member table:name="3997" table:display="true" table:show-details="true"/>
                <table:data-pilot-member table:name="4000" table:display="true" table:show-details="true"/>
                <table:data-pilot-member table:name="4003" table:display="true" table:show-details="true"/>
                <table:data-pilot-member table:name="4011" table:display="true" table:show-details="true"/>
                <table:data-pilot-member table:name="4017" table:display="true" table:show-details="true"/>
                <table:data-pilot-member table:name="4018" table:display="true" table:show-details="true"/>
                <table:data-pilot-member table:name="4021" table:display="true" table:show-details="true"/>
                <table:data-pilot-member table:name="4025" table:display="true" table:show-details="true"/>
                <table:data-pilot-member table:name="4030" table:display="true" table:show-details="true"/>
                <table:data-pilot-member table:name="4032" table:display="true" table:show-details="true"/>
                <table:data-pilot-member table:name="4033" table:display="true" table:show-details="true"/>
                <table:data-pilot-member table:name="4037" table:display="true" table:show-details="true"/>
                <table:data-pilot-member table:name="4038" table:display="true" table:show-details="true"/>
                <table:data-pilot-member table:name="4044" table:display="true" table:show-details="true"/>
                <table:data-pilot-member table:name="4050" table:display="true" table:show-details="true"/>
                <table:data-pilot-member table:name="4051" table:display="true" table:show-details="true"/>
                <table:data-pilot-member table:name="4054" table:display="true" table:show-details="true"/>
                <table:data-pilot-member table:name="4057" table:display="true" table:show-details="true"/>
                <table:data-pilot-member table:name="4059" table:display="true" table:show-details="true"/>
                <table:data-pilot-member table:name="4062" table:display="true" table:show-details="true"/>
                <table:data-pilot-member table:name="4082" table:display="true" table:show-details="true"/>
                <table:data-pilot-member table:name="4083" table:display="true" table:show-details="true"/>
                <table:data-pilot-member table:name="4086" table:display="true" table:show-details="true"/>
                <table:data-pilot-member table:name="4087" table:display="true" table:show-details="true"/>
                <table:data-pilot-member table:name="4088" table:display="true" table:show-details="true"/>
                <table:data-pilot-member table:name="4091" table:display="true" table:show-details="true"/>
                <table:data-pilot-member table:name="4100" table:display="true" table:show-details="true"/>
                <table:data-pilot-member table:name="4109" table:display="true" table:show-details="true"/>
                <table:data-pilot-member table:name="4110" table:display="true" table:show-details="true"/>
                <table:data-pilot-member table:name="4113" table:display="true" table:show-details="true"/>
                <table:data-pilot-member table:name="4121" table:display="true" table:show-details="true"/>
                <table:data-pilot-member table:name="4135" table:display="true" table:show-details="true"/>
                <table:data-pilot-member table:name="4137" table:display="true" table:show-details="true"/>
                <table:data-pilot-member table:name="4138" table:display="true" table:show-details="true"/>
                <table:data-pilot-member table:name="4140" table:display="true" table:show-details="true"/>
                <table:data-pilot-member table:name="4143" table:display="true" table:show-details="true"/>
                <table:data-pilot-member table:name="4144" table:display="true" table:show-details="true"/>
                <table:data-pilot-member table:name="4151" table:display="true" table:show-details="true"/>
                <table:data-pilot-member table:name="4154" table:display="true" table:show-details="true"/>
                <table:data-pilot-member table:name="4156" table:display="true" table:show-details="true"/>
                <table:data-pilot-member table:name="4158" table:display="true" table:show-details="true"/>
                <table:data-pilot-member table:name="4164" table:display="true" table:show-details="true"/>
                <table:data-pilot-member table:name="4171" table:display="true" table:show-details="true"/>
                <table:data-pilot-member table:name="4172" table:display="true" table:show-details="true"/>
                <table:data-pilot-member table:name="4181" table:display="true" table:show-details="true"/>
                <table:data-pilot-member table:name="4184" table:display="true" table:show-details="true"/>
                <table:data-pilot-member table:name="4185" table:display="true" table:show-details="true"/>
                <table:data-pilot-member table:name="4192" table:display="true" table:show-details="true"/>
                <table:data-pilot-member table:name="4193" table:display="true" table:show-details="true"/>
                <table:data-pilot-member table:name="4197" table:display="true" table:show-details="true"/>
                <table:data-pilot-member table:name="4202" table:display="true" table:show-details="true"/>
                <table:data-pilot-member table:name="4206" table:display="true" table:show-details="true"/>
                <table:data-pilot-member table:name="4210" table:display="true" table:show-details="true"/>
                <table:data-pilot-member table:name="4225" table:display="true" table:show-details="true"/>
                <table:data-pilot-member table:name="4228" table:display="true" table:show-details="true"/>
                <table:data-pilot-member table:name="4234" table:display="true" table:show-details="true"/>
                <table:data-pilot-member table:name="4237" table:display="true" table:show-details="true"/>
                <table:data-pilot-member table:name="4259" table:display="true" table:show-details="true"/>
                <table:data-pilot-member table:name="4267" table:display="true" table:show-details="true"/>
                <table:data-pilot-member table:name="4277" table:display="true" table:show-details="true"/>
                <table:data-pilot-member table:name="4296" table:display="true" table:show-details="true"/>
                <table:data-pilot-member table:name="4318" table:display="true" table:show-details="true"/>
                <table:data-pilot-member table:name="4323" table:display="true" table:show-details="true"/>
                <table:data-pilot-member table:name="4332" table:display="true" table:show-details="true"/>
                <table:data-pilot-member table:name="4363" table:display="true" table:show-details="true"/>
                <table:data-pilot-member table:name="4374" table:display="true" table:show-details="true"/>
                <table:data-pilot-member table:name="4394" table:display="true" table:show-details="true"/>
                <table:data-pilot-member table:name="4424" table:display="true" table:show-details="true"/>
                <table:data-pilot-member table:name="4445" table:display="true" table:show-details="true"/>
                <table:data-pilot-member table:name="4457" table:display="true" table:show-details="true"/>
                <table:data-pilot-member table:name="4487" table:display="true" table:show-details="true"/>
                <table:data-pilot-member table:name="4503" table:display="true" table:show-details="true"/>
                <table:data-pilot-member table:name="4504" table:display="true" table:show-details="true"/>
                <table:data-pilot-member table:name="4517" table:display="true" table:show-details="true"/>
                <table:data-pilot-member table:name="4531" table:display="true" table:show-details="true"/>
                <table:data-pilot-member table:name="4539" table:display="true" table:show-details="true"/>
                <table:data-pilot-member table:name="4584" table:display="true" table:show-details="true"/>
                <table:data-pilot-member table:name="4602" table:display="true" table:show-details="true"/>
                <table:data-pilot-member table:name="4606" table:display="true" table:show-details="true"/>
                <table:data-pilot-member table:name="4614" table:display="true" table:show-details="true"/>
                <table:data-pilot-member table:name="4624" table:display="true" table:show-details="true"/>
                <table:data-pilot-member table:name="4639" table:display="true" table:show-details="true"/>
                <table:data-pilot-member table:name="4648" table:display="true" table:show-details="true"/>
                <table:data-pilot-member table:name="4660" table:display="true" table:show-details="true"/>
                <table:data-pilot-member table:name="4662" table:display="true" table:show-details="true"/>
                <table:data-pilot-member table:name="4673" table:display="true" table:show-details="true"/>
                <table:data-pilot-member table:name="4677" table:display="true" table:show-details="true"/>
                <table:data-pilot-member table:name="4686" table:display="true" table:show-details="true"/>
                <table:data-pilot-member table:name="4691" table:display="true" table:show-details="true"/>
                <table:data-pilot-member table:name="4694" table:display="true" table:show-details="true"/>
                <table:data-pilot-member table:name="4695" table:display="true" table:show-details="true"/>
                <table:data-pilot-member table:name="4698" table:display="true" table:show-details="true"/>
                <table:data-pilot-member table:name="4699" table:display="true" table:show-details="true"/>
                <table:data-pilot-member table:name="4700" table:display="true" table:show-details="true"/>
                <table:data-pilot-member table:name="4704" table:display="true" table:show-details="true"/>
                <table:data-pilot-member table:name="4705" table:display="true" table:show-details="true"/>
                <table:data-pilot-member table:name="4709" table:display="true" table:show-details="true"/>
                <table:data-pilot-member table:name="4714" table:display="true" table:show-details="true"/>
                <table:data-pilot-member table:name="4717" table:display="true" table:show-details="true"/>
                <table:data-pilot-member table:name="4727" table:display="true" table:show-details="true"/>
                <table:data-pilot-member table:name="4728" table:display="true" table:show-details="true"/>
                <table:data-pilot-member table:name="4735" table:display="true" table:show-details="true"/>
                <table:data-pilot-member table:name="4743" table:display="true" table:show-details="true"/>
                <table:data-pilot-member table:name="4748" table:display="true" table:show-details="true"/>
                <table:data-pilot-member table:name="4750" table:display="true" table:show-details="true"/>
                <table:data-pilot-member table:name="4752" table:display="true" table:show-details="true"/>
                <table:data-pilot-member table:name="4753" table:display="true" table:show-details="true"/>
                <table:data-pilot-member table:name="4754" table:display="true" table:show-details="true"/>
                <table:data-pilot-member table:name="4756" table:display="true" table:show-details="true"/>
                <table:data-pilot-member table:name="4765" table:display="true" table:show-details="true"/>
                <table:data-pilot-member table:name="4769" table:display="true" table:show-details="true"/>
                <table:data-pilot-member table:name="4770" table:display="true" table:show-details="true"/>
                <table:data-pilot-member table:name="4776" table:display="true" table:show-details="true"/>
                <table:data-pilot-member table:name="4777" table:display="true" table:show-details="true"/>
                <table:data-pilot-member table:name="4780" table:display="true" table:show-details="true"/>
                <table:data-pilot-member table:name="4783" table:display="true" table:show-details="true"/>
                <table:data-pilot-member table:name="4786" table:display="true" table:show-details="true"/>
                <table:data-pilot-member table:name="4803" table:display="true" table:show-details="true"/>
                <table:data-pilot-member table:name="4804" table:display="true" table:show-details="true"/>
                <table:data-pilot-member table:name="4825" table:display="true" table:show-details="true"/>
                <table:data-pilot-member table:name="4830" table:display="true" table:show-details="true"/>
                <table:data-pilot-member table:name="4832" table:display="true" table:show-details="true"/>
                <table:data-pilot-member table:name="4835" table:display="true" table:show-details="true"/>
                <table:data-pilot-member table:name="4836" table:display="true" table:show-details="true"/>
                <table:data-pilot-member table:name="4841" table:display="true" table:show-details="true"/>
                <table:data-pilot-member table:name="4844" table:display="true" table:show-details="true"/>
                <table:data-pilot-member table:name="4849" table:display="true" table:show-details="true"/>
                <table:data-pilot-member table:name="4850" table:display="true" table:show-details="true"/>
                <table:data-pilot-member table:name="4852" table:display="true" table:show-details="true"/>
                <table:data-pilot-member table:name="4853" table:display="true" table:show-details="true"/>
                <table:data-pilot-member table:name="4854" table:display="true" table:show-details="true"/>
                <table:data-pilot-member table:name="4869" table:display="true" table:show-details="true"/>
                <table:data-pilot-member table:name="4875" table:display="true" table:show-details="true"/>
                <table:data-pilot-member table:name="4876" table:display="true" table:show-details="true"/>
                <table:data-pilot-member table:name="4878" table:display="true" table:show-details="true"/>
                <table:data-pilot-member table:name="4881" table:display="true" table:show-details="true"/>
                <table:data-pilot-member table:name="4885" table:display="true" table:show-details="true"/>
                <table:data-pilot-member table:name="4886" table:display="true" table:show-details="true"/>
                <table:data-pilot-member table:name="4894" table:display="true" table:show-details="true"/>
                <table:data-pilot-member table:name="4901" table:display="true" table:show-details="true"/>
                <table:data-pilot-member table:name="4910" table:display="true" table:show-details="true"/>
                <table:data-pilot-member table:name="4914" table:display="true" table:show-details="true"/>
                <table:data-pilot-member table:name="4918" table:display="true" table:show-details="true"/>
                <table:data-pilot-member table:name="4930" table:display="true" table:show-details="true"/>
                <table:data-pilot-member table:name="4931" table:display="true" table:show-details="true"/>
                <table:data-pilot-member table:name="4932" table:display="true" table:show-details="true"/>
                <table:data-pilot-member table:name="4933" table:display="true" table:show-details="true"/>
                <table:data-pilot-member table:name="4937" table:display="true" table:show-details="true"/>
                <table:data-pilot-member table:name="4945" table:display="true" table:show-details="true"/>
                <table:data-pilot-member table:name="4947" table:display="true" table:show-details="true"/>
                <table:data-pilot-member table:name="4967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4981" table:display="true" table:show-details="true"/>
                <table:data-pilot-member table:name="4984" table:display="true" table:show-details="true"/>
                <table:data-pilot-member table:name="5002" table:display="true" table:show-details="true"/>
                <table:data-pilot-member table:name="5015" table:display="true" table:show-details="true"/>
                <table:data-pilot-member table:name="5032" table:display="true" table:show-details="true"/>
                <table:data-pilot-member table:name="5050" table:display="true" table:show-details="true"/>
                <table:data-pilot-member table:name="5056" table:display="true" table:show-details="true"/>
                <table:data-pilot-member table:name="5072" table:display="true" table:show-details="true"/>
                <table:data-pilot-member table:name="5086" table:display="true" table:show-details="true"/>
                <table:data-pilot-member table:name="5137" table:display="true" table:show-details="true"/>
                <table:data-pilot-member table:name="5168" table:display="true" table:show-details="true"/>
                <table:data-pilot-member table:name="5171" table:display="true" table:show-details="true"/>
                <table:data-pilot-member table:name="5173" table:display="true" table:show-details="true"/>
                <table:data-pilot-member table:name="5201" table:display="true" table:show-details="true"/>
                <table:data-pilot-member table:name="5213" table:display="true" table:show-details="true"/>
                <table:data-pilot-member table:name="5223" table:display="true" table:show-details="true"/>
                <table:data-pilot-member table:name="5227" table:display="true" table:show-details="true"/>
                <table:data-pilot-member table:name="5232" table:display="true" table:show-details="true"/>
                <table:data-pilot-member table:name="5244" table:display="true" table:show-details="true"/>
                <table:data-pilot-member table:name="5248" table:display="true" table:show-details="true"/>
                <table:data-pilot-member table:name="5271" table:display="true" table:show-details="true"/>
                <table:data-pilot-member table:name="5278" table:display="true" table:show-details="true"/>
                <table:data-pilot-member table:name="5279" table:display="true" table:show-details="true"/>
                <table:data-pilot-member table:name="5287" table:display="true" table:show-details="true"/>
                <table:data-pilot-member table:name="5299" table:display="true" table:show-details="true"/>
                <table:data-pilot-member table:name="5300" table:display="true" table:show-details="true"/>
                <table:data-pilot-member table:name="5307" table:display="true" table:show-details="true"/>
                <table:data-pilot-member table:name="5314" table:display="true" table:show-details="true"/>
                <table:data-pilot-member table:name="5325" table:display="true" table:show-details="true"/>
                <table:data-pilot-member table:name="5331" table:display="true" table:show-details="true"/>
                <table:data-pilot-member table:name="5332" table:display="true" table:show-details="true"/>
                <table:data-pilot-member table:name="5334" table:display="true" table:show-details="true"/>
                <table:data-pilot-member table:name="5338" table:display="true" table:show-details="true"/>
                <table:data-pilot-member table:name="5341" table:display="true" table:show-details="true"/>
                <table:data-pilot-member table:name="5347" table:display="true" table:show-details="true"/>
                <table:data-pilot-member table:name="5350" table:display="true" table:show-details="true"/>
                <table:data-pilot-member table:name="5354" table:display="true" table:show-details="true"/>
                <table:data-pilot-member table:name="5359" table:display="true" table:show-details="true"/>
                <table:data-pilot-member table:name="5374" table:display="true" table:show-details="true"/>
                <table:data-pilot-member table:name="5375" table:display="true" table:show-details="true"/>
                <table:data-pilot-member table:name="5393" table:display="true" table:show-details="true"/>
                <table:data-pilot-member table:name="5403" table:display="true" table:show-details="true"/>
                <table:data-pilot-member table:name="5414" table:display="true" table:show-details="true"/>
                <table:data-pilot-member table:name="5415" table:display="true" table:show-details="true"/>
                <table:data-pilot-member table:name="5421" table:display="true" table:show-details="true"/>
                <table:data-pilot-member table:name="5427" table:display="true" table:show-details="true"/>
                <table:data-pilot-member table:name="5428" table:display="true" table:show-details="true"/>
                <table:data-pilot-member table:name="5429" table:display="true" table:show-details="true"/>
                <table:data-pilot-member table:name="5431" table:display="true" table:show-details="true"/>
                <table:data-pilot-member table:name="5432" table:display="true" table:show-details="true"/>
                <table:data-pilot-member table:name="5437" table:display="true" table:show-details="true"/>
                <table:data-pilot-member table:name="5442" table:display="true" table:show-details="true"/>
                <table:data-pilot-member table:name="5443" table:display="true" table:show-details="true"/>
                <table:data-pilot-member table:name="5444" table:display="true" table:show-details="true"/>
                <table:data-pilot-member table:name="5445" table:display="true" table:show-details="true"/>
                <table:data-pilot-member table:name="5448" table:display="true" table:show-details="true"/>
                <table:data-pilot-member table:name="5454" table:display="true" table:show-details="true"/>
                <table:data-pilot-member table:name="5460" table:display="true" table:show-details="true"/>
                <table:data-pilot-member table:name="5462" table:display="true" table:show-details="true"/>
                <table:data-pilot-member table:name="5464" table:display="true" table:show-details="true"/>
                <table:data-pilot-member table:name="5467" table:display="true" table:show-details="true"/>
                <table:data-pilot-member table:name="5468" table:display="true" table:show-details="true"/>
                <table:data-pilot-member table:name="5470" table:display="true" table:show-details="true"/>
                <table:data-pilot-member table:name="5472" table:display="true" table:show-details="true"/>
                <table:data-pilot-member table:name="5483" table:display="true" table:show-details="true"/>
                <table:data-pilot-member table:name="5494" table:display="true" table:show-details="true"/>
                <table:data-pilot-member table:name="5501" table:display="true" table:show-details="true"/>
                <table:data-pilot-member table:name="5510" table:display="true" table:show-details="true"/>
                <table:data-pilot-member table:name="5513" table:display="true" table:show-details="true"/>
                <table:data-pilot-member table:name="5524" table:display="true" table:show-details="true"/>
                <table:data-pilot-member table:name="5530" table:display="true" table:show-details="true"/>
                <table:data-pilot-member table:name="5531" table:display="true" table:show-details="true"/>
                <table:data-pilot-member table:name="5534" table:display="true" table:show-details="true"/>
                <table:data-pilot-member table:name="5537" table:display="true" table:show-details="true"/>
                <table:data-pilot-member table:name="5543" table:display="true" table:show-details="true"/>
                <table:data-pilot-member table:name="5548" table:display="true" table:show-details="true"/>
                <table:data-pilot-member table:name="5563" table:display="true" table:show-details="true"/>
                <table:data-pilot-member table:name="5566" table:display="true" table:show-details="true"/>
                <table:data-pilot-member table:name="5569" table:display="true" table:show-details="true"/>
                <table:data-pilot-member table:name="5576" table:display="true" table:show-details="true"/>
                <table:data-pilot-member table:name="5577" table:display="true" table:show-details="true"/>
                <table:data-pilot-member table:name="5582" table:display="true" table:show-details="true"/>
                <table:data-pilot-member table:name="5594" table:display="true" table:show-details="true"/>
                <table:data-pilot-member table:name="5599" table:display="true" table:show-details="true"/>
                <table:data-pilot-member table:name="5606" table:display="true" table:show-details="true"/>
                <table:data-pilot-member table:name="5610" table:display="true" table:show-details="true"/>
                <table:data-pilot-member table:name="5613" table:display="true" table:show-details="true"/>
                <table:data-pilot-member table:name="5614" table:display="true" table:show-details="true"/>
                <table:data-pilot-member table:name="5617" table:display="true" table:show-details="true"/>
                <table:data-pilot-member table:name="5629" table:display="true" table:show-details="true"/>
                <table:data-pilot-member table:name="5631" table:display="true" table:show-details="true"/>
                <table:data-pilot-member table:name="5647" table:display="true" table:show-details="true"/>
                <table:data-pilot-member table:name="5660" table:display="true" table:show-details="true"/>
                <table:data-pilot-member table:name="5663" table:display="true" table:show-details="true"/>
                <table:data-pilot-member table:name="5668" table:display="true" table:show-details="true"/>
                <table:data-pilot-member table:name="5681" table:display="true" table:show-details="true"/>
                <table:data-pilot-member table:name="5685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704" table:display="true" table:show-details="true"/>
                <table:data-pilot-member table:name="5716" table:display="true" table:show-details="true"/>
                <table:data-pilot-member table:name="5735" table:display="true" table:show-details="true"/>
                <table:data-pilot-member table:name="5757" table:display="true" table:show-details="true"/>
                <table:data-pilot-member table:name="5758" table:display="true" table:show-details="true"/>
                <table:data-pilot-member table:name="5814" table:display="true" table:show-details="true"/>
                <table:data-pilot-member table:name="5866" table:display="true" table:show-details="true"/>
                <table:data-pilot-member table:name="5867" table:display="true" table:show-details="true"/>
                <table:data-pilot-member table:name="5870" table:display="true" table:show-details="true"/>
                <table:data-pilot-member table:name="5880" table:display="true" table:show-details="true"/>
                <table:data-pilot-member table:name="5918" table:display="true" table:show-details="true"/>
                <table:data-pilot-member table:name="5933" table:display="true" table:show-details="true"/>
                <table:data-pilot-member table:name="5959" table:display="true" table:show-details="true"/>
                <table:data-pilot-member table:name="5978" table:display="true" table:show-details="true"/>
                <table:data-pilot-member table:name="5981" table:display="true" table:show-details="true"/>
                <table:data-pilot-member table:name="5990" table:display="true" table:show-details="true"/>
                <table:data-pilot-member table:name="5995" table:display="true" table:show-details="true"/>
                <table:data-pilot-member table:name="6010" table:display="true" table:show-details="true"/>
                <table:data-pilot-member table:name="6021" table:display="true" table:show-details="true"/>
                <table:data-pilot-member table:name="6023" table:display="true" table:show-details="true"/>
                <table:data-pilot-member table:name="6038" table:display="true" table:show-details="true"/>
                <table:data-pilot-member table:name="6044" table:display="true" table:show-details="true"/>
                <table:data-pilot-member table:name="6064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7" table:display="true" table:show-details="true"/>
                <table:data-pilot-member table:name="6082" table:display="true" table:show-details="true"/>
                <table:data-pilot-member table:name="6086" table:display="true" table:show-details="true"/>
                <table:data-pilot-member table:name="6098" table:display="true" table:show-details="true"/>
                <table:data-pilot-member table:name="6110" table:display="true" table:show-details="true"/>
                <table:data-pilot-member table:name="6111" table:display="true" table:show-details="true"/>
                <table:data-pilot-member table:name="6116" table:display="true" table:show-details="true"/>
                <table:data-pilot-member table:name="6119" table:display="true" table:show-details="true"/>
                <table:data-pilot-member table:name="6121" table:display="true" table:show-details="true"/>
                <table:data-pilot-member table:name="6124" table:display="true" table:show-details="true"/>
                <table:data-pilot-member table:name="6132" table:display="true" table:show-details="true"/>
                <table:data-pilot-member table:name="6136" table:display="true" table:show-details="true"/>
                <table:data-pilot-member table:name="6148" table:display="true" table:show-details="true"/>
                <table:data-pilot-member table:name="6150" table:display="true" table:show-details="true"/>
                <table:data-pilot-member table:name="6156" table:display="true" table:show-details="true"/>
                <table:data-pilot-member table:name="6159" table:display="true" table:show-details="true"/>
                <table:data-pilot-member table:name="6161" table:display="true" table:show-details="true"/>
                <table:data-pilot-member table:name="6166" table:display="true" table:show-details="true"/>
                <table:data-pilot-member table:name="6170" table:display="true" table:show-details="true"/>
                <table:data-pilot-member table:name="6172" table:display="true" table:show-details="true"/>
                <table:data-pilot-member table:name="6174" table:display="true" table:show-details="true"/>
                <table:data-pilot-member table:name="6183" table:display="true" table:show-details="true"/>
                <table:data-pilot-member table:name="6187" table:display="true" table:show-details="true"/>
                <table:data-pilot-member table:name="6195" table:display="true" table:show-details="true"/>
                <table:data-pilot-member table:name="6205" table:display="true" table:show-details="true"/>
                <table:data-pilot-member table:name="6208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30" table:display="true" table:show-details="true"/>
                <table:data-pilot-member table:name="6239" table:display="true" table:show-details="true"/>
                <table:data-pilot-member table:name="6245" table:display="true" table:show-details="true"/>
                <table:data-pilot-member table:name="6248" table:display="true" table:show-details="true"/>
                <table:data-pilot-member table:name="6257" table:display="true" table:show-details="true"/>
                <table:data-pilot-member table:name="6259" table:display="true" table:show-details="true"/>
                <table:data-pilot-member table:name="6261" table:display="true" table:show-details="true"/>
                <table:data-pilot-member table:name="6266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86" table:display="true" table:show-details="true"/>
                <table:data-pilot-member table:name="6288" table:display="true" table:show-details="true"/>
                <table:data-pilot-member table:name="6291" table:display="true" table:show-details="true"/>
                <table:data-pilot-member table:name="6305" table:display="true" table:show-details="true"/>
                <table:data-pilot-member table:name="6310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23" table:display="true" table:show-details="true"/>
                <table:data-pilot-member table:name="6333" table:display="true" table:show-details="true"/>
                <table:data-pilot-member table:name="6334" table:display="true" table:show-details="true"/>
                <table:data-pilot-member table:name="6339" table:display="true" table:show-details="true"/>
                <table:data-pilot-member table:name="6351" table:display="true" table:show-details="true"/>
                <table:data-pilot-member table:name="6359" table:display="true" table:show-details="true"/>
                <table:data-pilot-member table:name="6364" table:display="true" table:show-details="true"/>
                <table:data-pilot-member table:name="6367" table:display="true" table:show-details="true"/>
                <table:data-pilot-member table:name="6394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30" table:display="true" table:show-details="true"/>
                <table:data-pilot-member table:name="6433" table:display="true" table:show-details="true"/>
                <table:data-pilot-member table:name="6439" table:display="true" table:show-details="true"/>
                <table:data-pilot-member table:name="6445" table:display="true" table:show-details="true"/>
                <table:data-pilot-member table:name="6476" table:display="true" table:show-details="true"/>
                <table:data-pilot-member table:name="6482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99" table:display="true" table:show-details="true"/>
                <table:data-pilot-member table:name="6501" table:display="true" table:show-details="true"/>
                <table:data-pilot-member table:name="6533" table:display="true" table:show-details="true"/>
                <table:data-pilot-member table:name="6539" table:display="true" table:show-details="true"/>
                <table:data-pilot-member table:name="6542" table:display="true" table:show-details="true"/>
                <table:data-pilot-member table:name="6552" table:display="true" table:show-details="true"/>
                <table:data-pilot-member table:name="6554" table:display="true" table:show-details="true"/>
                <table:data-pilot-member table:name="6580" table:display="true" table:show-details="true"/>
                <table:data-pilot-member table:name="6601" table:display="true" table:show-details="true"/>
                <table:data-pilot-member table:name="6605" table:display="true" table:show-details="true"/>
                <table:data-pilot-member table:name="6622" table:display="true" table:show-details="true"/>
                <table:data-pilot-member table:name="6631" table:display="true" table:show-details="true"/>
                <table:data-pilot-member table:name="6644" table:display="true" table:show-details="true"/>
                <table:data-pilot-member table:name="6648" table:display="true" table:show-details="true"/>
                <table:data-pilot-member table:name="6653" table:display="true" table:show-details="true"/>
                <table:data-pilot-member table:name="6660" table:display="true" table:show-details="true"/>
                <table:data-pilot-member table:name="6684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698" table:display="true" table:show-details="true"/>
                <table:data-pilot-member table:name="6708" table:display="true" table:show-details="true"/>
                <table:data-pilot-member table:name="6716" table:display="true" table:show-details="true"/>
                <table:data-pilot-member table:name="6726" table:display="true" table:show-details="true"/>
                <table:data-pilot-member table:name="6736" table:display="true" table:show-details="true"/>
                <table:data-pilot-member table:name="6739" table:display="true" table:show-details="true"/>
                <table:data-pilot-member table:name="6741" table:display="true" table:show-details="true"/>
                <table:data-pilot-member table:name="6749" table:display="true" table:show-details="true"/>
                <table:data-pilot-member table:name="6753" table:display="true" table:show-details="true"/>
                <table:data-pilot-member table:name="6759" table:display="true" table:show-details="true"/>
                <table:data-pilot-member table:name="6762" table:display="true" table:show-details="true"/>
                <table:data-pilot-member table:name="6769" table:display="true" table:show-details="true"/>
                <table:data-pilot-member table:name="6772" table:display="true" table:show-details="true"/>
                <table:data-pilot-member table:name="6785" table:display="true" table:show-details="true"/>
                <table:data-pilot-member table:name="6787" table:display="true" table:show-details="true"/>
                <table:data-pilot-member table:name="6791" table:display="true" table:show-details="true"/>
                <table:data-pilot-member table:name="6800" table:display="true" table:show-details="true"/>
                <table:data-pilot-member table:name="6808" table:display="true" table:show-details="true"/>
                <table:data-pilot-member table:name="6814" table:display="true" table:show-details="true"/>
                <table:data-pilot-member table:name="6835" table:display="true" table:show-details="true"/>
                <table:data-pilot-member table:name="6836" table:display="true" table:show-details="true"/>
                <table:data-pilot-member table:name="6840" table:display="true" table:show-details="true"/>
                <table:data-pilot-member table:name="6857" table:display="true" table:show-details="true"/>
                <table:data-pilot-member table:name="6859" table:display="true" table:show-details="true"/>
                <table:data-pilot-member table:name="6864" table:display="true" table:show-details="true"/>
                <table:data-pilot-member table:name="6871" table:display="true" table:show-details="true"/>
                <table:data-pilot-member table:name="6886" table:display="true" table:show-details="true"/>
                <table:data-pilot-member table:name="6896" table:display="true" table:show-details="true"/>
                <table:data-pilot-member table:name="6907" table:display="true" table:show-details="true"/>
                <table:data-pilot-member table:name="6911" table:display="true" table:show-details="true"/>
                <table:data-pilot-member table:name="6913" table:display="true" table:show-details="true"/>
                <table:data-pilot-member table:name="6922" table:display="true" table:show-details="true"/>
                <table:data-pilot-member table:name="6924" table:display="true" table:show-details="true"/>
                <table:data-pilot-member table:name="6931" table:display="true" table:show-details="true"/>
                <table:data-pilot-member table:name="6932" table:display="true" table:show-details="true"/>
                <table:data-pilot-member table:name="6940" table:display="true" table:show-details="true"/>
                <table:data-pilot-member table:name="6942" table:display="true" table:show-details="true"/>
                <table:data-pilot-member table:name="6950" table:display="true" table:show-details="true"/>
                <table:data-pilot-member table:name="6956" table:display="true" table:show-details="true"/>
                <table:data-pilot-member table:name="6959" table:display="true" table:show-details="true"/>
                <table:data-pilot-member table:name="6965" table:display="true" table:show-details="true"/>
                <table:data-pilot-member table:name="6971" table:display="true" table:show-details="true"/>
                <table:data-pilot-member table:name="6978" table:display="true" table:show-details="true"/>
                <table:data-pilot-member table:name="6988" table:display="true" table:show-details="true"/>
                <table:data-pilot-member table:name="6989" table:display="true" table:show-details="true"/>
                <table:data-pilot-member table:name="6991" table:display="true" table:show-details="true"/>
                <table:data-pilot-member table:name="6996" table:display="true" table:show-details="true"/>
                <table:data-pilot-member table:name="6998" table:display="true" table:show-details="true"/>
                <table:data-pilot-member table:name="7005" table:display="true" table:show-details="true"/>
                <table:data-pilot-member table:name="7006" table:display="true" table:show-details="true"/>
                <table:data-pilot-member table:name="7009" table:display="true" table:show-details="true"/>
                <table:data-pilot-member table:name="7012" table:display="true" table:show-details="true"/>
                <table:data-pilot-member table:name="7038" table:display="true" table:show-details="true"/>
                <table:data-pilot-member table:name="7048" table:display="true" table:show-details="true"/>
                <table:data-pilot-member table:name="7058" table:display="true" table:show-details="true"/>
                <table:data-pilot-member table:name="7068" table:display="true" table:show-details="true"/>
                <table:data-pilot-member table:name="7075" table:display="true" table:show-details="true"/>
                <table:data-pilot-member table:name="7083" table:display="true" table:show-details="true"/>
                <table:data-pilot-member table:name="7093" table:display="true" table:show-details="true"/>
                <table:data-pilot-member table:name="7108" table:display="true" table:show-details="true"/>
                <table:data-pilot-member table:name="7120" table:display="true" table:show-details="true"/>
                <table:data-pilot-member table:name="7134" table:display="true" table:show-details="true"/>
                <table:data-pilot-member table:name="7139" table:display="true" table:show-details="true"/>
                <table:data-pilot-member table:name="7165" table:display="true" table:show-details="true"/>
                <table:data-pilot-member table:name="7185" table:display="true" table:show-details="true"/>
                <table:data-pilot-member table:name="7187" table:display="true" table:show-details="true"/>
                <table:data-pilot-member table:name="7201" table:display="true" table:show-details="true"/>
                <table:data-pilot-member table:name="7208" table:display="true" table:show-details="true"/>
                <table:data-pilot-member table:name="7215" table:display="true" table:show-details="true"/>
                <table:data-pilot-member table:name="7225" table:display="true" table:show-details="true"/>
                <table:data-pilot-member table:name="7231" table:display="true" table:show-details="true"/>
                <table:data-pilot-member table:name="7234" table:display="true" table:show-details="true"/>
                <table:data-pilot-member table:name="7247" table:display="true" table:show-details="true"/>
                <table:data-pilot-member table:name="7286" table:display="true" table:show-details="true"/>
                <table:data-pilot-member table:name="7291" table:display="true" table:show-details="true"/>
                <table:data-pilot-member table:name="7302" table:display="true" table:show-details="true"/>
                <table:data-pilot-member table:name="7315" table:display="true" table:show-details="true"/>
                <table:data-pilot-member table:name="7329" table:display="true" table:show-details="true"/>
                <table:data-pilot-member table:name="7372" table:display="true" table:show-details="true"/>
                <table:data-pilot-member table:name="7377" table:display="true" table:show-details="true"/>
                <table:data-pilot-member table:name="7381" table:display="true" table:show-details="true"/>
                <table:data-pilot-member table:name="7383" table:display="true" table:show-details="true"/>
                <table:data-pilot-member table:name="7386" table:display="true" table:show-details="true"/>
                <table:data-pilot-member table:name="7388" table:display="true" table:show-details="true"/>
                <table:data-pilot-member table:name="7389" table:display="true" table:show-details="true"/>
                <table:data-pilot-member table:name="7399" table:display="true" table:show-details="true"/>
                <table:data-pilot-member table:name="7407" table:display="true" table:show-details="true"/>
                <table:data-pilot-member table:name="7428" table:display="true" table:show-details="true"/>
                <table:data-pilot-member table:name="7437" table:display="true" table:show-details="true"/>
                <table:data-pilot-member table:name="7444" table:display="true" table:show-details="true"/>
                <table:data-pilot-member table:name="7446" table:display="true" table:show-details="true"/>
                <table:data-pilot-member table:name="7448" table:display="true" table:show-details="true"/>
                <table:data-pilot-member table:name="7455" table:display="true" table:show-details="true"/>
                <table:data-pilot-member table:name="7458" table:display="true" table:show-details="true"/>
                <table:data-pilot-member table:name="7465" table:display="true" table:show-details="true"/>
                <table:data-pilot-member table:name="7467" table:display="true" table:show-details="true"/>
                <table:data-pilot-member table:name="7490" table:display="true" table:show-details="true"/>
                <table:data-pilot-member table:name="7491" table:display="true" table:show-details="true"/>
                <table:data-pilot-member table:name="7497" table:display="true" table:show-details="true"/>
                <table:data-pilot-member table:name="7498" table:display="true" table:show-details="true"/>
                <table:data-pilot-member table:name="7499" table:display="true" table:show-details="true"/>
                <table:data-pilot-member table:name="7507" table:display="true" table:show-details="true"/>
                <table:data-pilot-member table:name="7511" table:display="true" table:show-details="true"/>
                <table:data-pilot-member table:name="7513" table:display="true" table:show-details="true"/>
                <table:data-pilot-member table:name="7545" table:display="true" table:show-details="true"/>
                <table:data-pilot-member table:name="7551" table:display="true" table:show-details="true"/>
                <table:data-pilot-member table:name="7560" table:display="true" table:show-details="true"/>
                <table:data-pilot-member table:name="7565" table:display="true" table:show-details="true"/>
                <table:data-pilot-member table:name="7569" table:display="true" table:show-details="true"/>
                <table:data-pilot-member table:name="7581" table:display="true" table:show-details="true"/>
                <table:data-pilot-member table:name="7593" table:display="true" table:show-details="true"/>
                <table:data-pilot-member table:name="7594" table:display="true" table:show-details="true"/>
                <table:data-pilot-member table:name="7601" table:display="true" table:show-details="true"/>
                <table:data-pilot-member table:name="7607" table:display="true" table:show-details="true"/>
                <table:data-pilot-member table:name="7613" table:display="true" table:show-details="true"/>
                <table:data-pilot-member table:name="7615" table:display="true" table:show-details="true"/>
                <table:data-pilot-member table:name="7624" table:display="true" table:show-details="true"/>
                <table:data-pilot-member table:name="7627" table:display="true" table:show-details="true"/>
                <table:data-pilot-member table:name="7628" table:display="true" table:show-details="true"/>
                <table:data-pilot-member table:name="7631" table:display="true" table:show-details="true"/>
                <table:data-pilot-member table:name="7633" table:display="true" table:show-details="true"/>
                <table:data-pilot-member table:name="7634" table:display="true" table:show-details="true"/>
                <table:data-pilot-member table:name="7639" table:display="true" table:show-details="true"/>
                <table:data-pilot-member table:name="7645" table:display="true" table:show-details="true"/>
                <table:data-pilot-member table:name="7648" table:display="true" table:show-details="true"/>
                <table:data-pilot-member table:name="7650" table:display="true" table:show-details="true"/>
                <table:data-pilot-member table:name="7654" table:display="true" table:show-details="true"/>
                <table:data-pilot-member table:name="7656" table:display="true" table:show-details="true"/>
                <table:data-pilot-member table:name="7657" table:display="true" table:show-details="true"/>
                <table:data-pilot-member table:name="7661" table:display="true" table:show-details="true"/>
                <table:data-pilot-member table:name="7669" table:display="true" table:show-details="true"/>
                <table:data-pilot-member table:name="7675" table:display="true" table:show-details="true"/>
                <table:data-pilot-member table:name="7701" table:display="true" table:show-details="true"/>
                <table:data-pilot-member table:name="7715" table:display="true" table:show-details="true"/>
                <table:data-pilot-member table:name="7723" table:display="true" table:show-details="true"/>
                <table:data-pilot-member table:name="7725" table:display="true" table:show-details="true"/>
                <table:data-pilot-member table:name="7726" table:display="true" table:show-details="true"/>
                <table:data-pilot-member table:name="7732" table:display="true" table:show-details="true"/>
                <table:data-pilot-member table:name="7734" table:display="true" table:show-details="true"/>
                <table:data-pilot-member table:name="7736" table:display="true" table:show-details="true"/>
                <table:data-pilot-member table:name="7738" table:display="true" table:show-details="true"/>
                <table:data-pilot-member table:name="7739" table:display="true" table:show-details="true"/>
                <table:data-pilot-member table:name="7747" table:display="true" table:show-details="true"/>
                <table:data-pilot-member table:name="7748" table:display="true" table:show-details="true"/>
                <table:data-pilot-member table:name="7750" table:display="true" table:show-details="true"/>
                <table:data-pilot-member table:name="7771" table:display="true" table:show-details="true"/>
                <table:data-pilot-member table:name="7777" table:display="true" table:show-details="true"/>
                <table:data-pilot-member table:name="7779" table:display="true" table:show-details="true"/>
                <table:data-pilot-member table:name="7784" table:display="true" table:show-details="true"/>
                <table:data-pilot-member table:name="7786" table:display="true" table:show-details="true"/>
                <table:data-pilot-member table:name="7787" table:display="true" table:show-details="true"/>
                <table:data-pilot-member table:name="7795" table:display="true" table:show-details="true"/>
                <table:data-pilot-member table:name="7797" table:display="true" table:show-details="true"/>
                <table:data-pilot-member table:name="7799" table:display="true" table:show-details="true"/>
                <table:data-pilot-member table:name="7803" table:display="true" table:show-details="true"/>
                <table:data-pilot-member table:name="7807" table:display="true" table:show-details="true"/>
                <table:data-pilot-member table:name="7820" table:display="true" table:show-details="true"/>
                <table:data-pilot-member table:name="7827" table:display="true" table:show-details="true"/>
                <table:data-pilot-member table:name="7839" table:display="true" table:show-details="true"/>
                <table:data-pilot-member table:name="7846" table:display="true" table:show-details="true"/>
                <table:data-pilot-member table:name="7851" table:display="true" table:show-details="true"/>
                <table:data-pilot-member table:name="7858" table:display="true" table:show-details="true"/>
                <table:data-pilot-member table:name="7869" table:display="true" table:show-details="true"/>
                <table:data-pilot-member table:name="7873" table:display="true" table:show-details="true"/>
                <table:data-pilot-member table:name="7875" table:display="true" table:show-details="true"/>
                <table:data-pilot-member table:name="7884" table:display="true" table:show-details="true"/>
                <table:data-pilot-member table:name="7891" table:display="true" table:show-details="true"/>
                <table:data-pilot-member table:name="7901" table:display="true" table:show-details="true"/>
                <table:data-pilot-member table:name="7905" table:display="true" table:show-details="true"/>
                <table:data-pilot-member table:name="7910" table:display="true" table:show-details="true"/>
                <table:data-pilot-member table:name="7912" table:display="true" table:show-details="true"/>
                <table:data-pilot-member table:name="7915" table:display="true" table:show-details="true"/>
                <table:data-pilot-member table:name="7927" table:display="true" table:show-details="true"/>
                <table:data-pilot-member table:name="7946" table:display="true" table:show-details="true"/>
                <table:data-pilot-member table:name="7975" table:display="true" table:show-details="true"/>
                <table:data-pilot-member table:name="7990" table:display="true" table:show-details="true"/>
                <table:data-pilot-member table:name="7999" table:display="true" table:show-details="true"/>
                <table:data-pilot-member table:name="8015" table:display="true" table:show-details="true"/>
                <table:data-pilot-member table:name="8023" table:display="true" table:show-details="true"/>
                <table:data-pilot-member table:name="8025" table:display="true" table:show-details="true"/>
                <table:data-pilot-member table:name="8026" table:display="true" table:show-details="true"/>
                <table:data-pilot-member table:name="8028" table:display="true" table:show-details="true"/>
                <table:data-pilot-member table:name="8029" table:display="true" table:show-details="true"/>
                <table:data-pilot-member table:name="8069" table:display="true" table:show-details="true"/>
                <table:data-pilot-member table:name="8079" table:display="true" table:show-details="true"/>
                <table:data-pilot-member table:name="8080" table:display="true" table:show-details="true"/>
                <table:data-pilot-member table:name="8088" table:display="true" table:show-details="true"/>
                <table:data-pilot-member table:name="8094" table:display="true" table:show-details="true"/>
                <table:data-pilot-member table:name="8104" table:display="true" table:show-details="true"/>
                <table:data-pilot-member table:name="8127" table:display="true" table:show-details="true"/>
                <table:data-pilot-member table:name="8132" table:display="true" table:show-details="true"/>
                <table:data-pilot-member table:name="8141" table:display="true" table:show-details="true"/>
                <table:data-pilot-member table:name="8142" table:display="true" table:show-details="true"/>
                <table:data-pilot-member table:name="8153" table:display="true" table:show-details="true"/>
                <table:data-pilot-member table:name="8160" table:display="true" table:show-details="true"/>
                <table:data-pilot-member table:name="8161" table:display="true" table:show-details="true"/>
                <table:data-pilot-member table:name="8165" table:display="true" table:show-details="true"/>
                <table:data-pilot-member table:name="8166" table:display="true" table:show-details="true"/>
                <table:data-pilot-member table:name="8199" table:display="true" table:show-details="true"/>
                <table:data-pilot-member table:name="8209" table:display="true" table:show-details="true"/>
                <table:data-pilot-member table:name="8214" table:display="true" table:show-details="true"/>
                <table:data-pilot-member table:name="8227" table:display="true" table:show-details="true"/>
                <table:data-pilot-member table:name="8231" table:display="true" table:show-details="true"/>
                <table:data-pilot-member table:name="8235" table:display="true" table:show-details="true"/>
                <table:data-pilot-member table:name="8236" table:display="true" table:show-details="true"/>
                <table:data-pilot-member table:name="8262" table:display="true" table:show-details="true"/>
                <table:data-pilot-member table:name="8267" table:display="true" table:show-details="true"/>
                <table:data-pilot-member table:name="8283" table:display="true" table:show-details="true"/>
                <table:data-pilot-member table:name="8293" table:display="true" table:show-details="true"/>
                <table:data-pilot-member table:name="8294" table:display="true" table:show-details="true"/>
                <table:data-pilot-member table:name="8305" table:display="true" table:show-details="true"/>
                <table:data-pilot-member table:name="8311" table:display="true" table:show-details="true"/>
                <table:data-pilot-member table:name="8314" table:display="true" table:show-details="true"/>
                <table:data-pilot-member table:name="8317" table:display="true" table:show-details="true"/>
                <table:data-pilot-member table:name="8320" table:display="true" table:show-details="true"/>
                <table:data-pilot-member table:name="8322" table:display="true" table:show-details="true"/>
                <table:data-pilot-member table:name="8325" table:display="true" table:show-details="true"/>
                <table:data-pilot-member table:name="8327" table:display="true" table:show-details="true"/>
                <table:data-pilot-member table:name="8335" table:display="true" table:show-details="true"/>
                <table:data-pilot-member table:name="8336" table:display="true" table:show-details="true"/>
                <table:data-pilot-member table:name="8337" table:display="true" table:show-details="true"/>
                <table:data-pilot-member table:name="8338" table:display="true" table:show-details="true"/>
                <table:data-pilot-member table:name="8341" table:display="true" table:show-details="true"/>
                <table:data-pilot-member table:name="8342" table:display="true" table:show-details="true"/>
                <table:data-pilot-member table:name="8348" table:display="true" table:show-details="true"/>
                <table:data-pilot-member table:name="8351" table:display="true" table:show-details="true"/>
                <table:data-pilot-member table:name="8363" table:display="true" table:show-details="true"/>
                <table:data-pilot-member table:name="8370" table:display="true" table:show-details="true"/>
                <table:data-pilot-member table:name="8373" table:display="true" table:show-details="true"/>
                <table:data-pilot-member table:name="8374" table:display="true" table:show-details="true"/>
                <table:data-pilot-member table:name="8387" table:display="true" table:show-details="true"/>
                <table:data-pilot-member table:name="8395" table:display="true" table:show-details="true"/>
                <table:data-pilot-member table:name="8418" table:display="true" table:show-details="true"/>
                <table:data-pilot-member table:name="8422" table:display="true" table:show-details="true"/>
                <table:data-pilot-member table:name="8424" table:display="true" table:show-details="true"/>
                <table:data-pilot-member table:name="8432" table:display="true" table:show-details="true"/>
                <table:data-pilot-member table:name="8433" table:display="true" table:show-details="true"/>
                <table:data-pilot-member table:name="8445" table:display="true" table:show-details="true"/>
                <table:data-pilot-member table:name="8446" table:display="true" table:show-details="true"/>
                <table:data-pilot-member table:name="8455" table:display="true" table:show-details="true"/>
                <table:data-pilot-member table:name="8458" table:display="true" table:show-details="true"/>
                <table:data-pilot-member table:name="8459" table:display="true" table:show-details="true"/>
                <table:data-pilot-member table:name="8461" table:display="true" table:show-details="true"/>
                <table:data-pilot-member table:name="8464" table:display="true" table:show-details="true"/>
                <table:data-pilot-member table:name="8466" table:display="true" table:show-details="true"/>
                <table:data-pilot-member table:name="8479" table:display="true" table:show-details="true"/>
                <table:data-pilot-member table:name="8485" table:display="true" table:show-details="true"/>
                <table:data-pilot-member table:name="8491" table:display="true" table:show-details="true"/>
                <table:data-pilot-member table:name="8513" table:display="true" table:show-details="true"/>
                <table:data-pilot-member table:name="8517" table:display="true" table:show-details="true"/>
                <table:data-pilot-member table:name="8532" table:display="true" table:show-details="true"/>
                <table:data-pilot-member table:name="8539" table:display="true" table:show-details="true"/>
                <table:data-pilot-member table:name="8547" table:display="true" table:show-details="true"/>
                <table:data-pilot-member table:name="8559" table:display="true" table:show-details="true"/>
                <table:data-pilot-member table:name="8560" table:display="true" table:show-details="true"/>
                <table:data-pilot-member table:name="8562" table:display="true" table:show-details="true"/>
                <table:data-pilot-member table:name="8568" table:display="true" table:show-details="true"/>
                <table:data-pilot-member table:name="8574" table:display="true" table:show-details="true"/>
                <table:data-pilot-member table:name="8576" table:display="true" table:show-details="true"/>
                <table:data-pilot-member table:name="8588" table:display="true" table:show-details="true"/>
                <table:data-pilot-member table:name="8603" table:display="true" table:show-details="true"/>
                <table:data-pilot-member table:name="8604" table:display="true" table:show-details="true"/>
                <table:data-pilot-member table:name="8605" table:display="true" table:show-details="true"/>
                <table:data-pilot-member table:name="8618" table:display="true" table:show-details="true"/>
                <table:data-pilot-member table:name="8626" table:display="true" table:show-details="true"/>
                <table:data-pilot-member table:name="8632" table:display="true" table:show-details="true"/>
                <table:data-pilot-member table:name="8633" table:display="true" table:show-details="true"/>
                <table:data-pilot-member table:name="8639" table:display="true" table:show-details="true"/>
                <table:data-pilot-member table:name="8664" table:display="true" table:show-details="true"/>
                <table:data-pilot-member table:name="8684" table:display="true" table:show-details="true"/>
                <table:data-pilot-member table:name="8691" table:display="true" table:show-details="true"/>
                <table:data-pilot-member table:name="8704" table:display="true" table:show-details="true"/>
                <table:data-pilot-member table:name="8715" table:display="true" table:show-details="true"/>
                <table:data-pilot-member table:name="8716" table:display="true" table:show-details="true"/>
                <table:data-pilot-member table:name="8717" table:display="true" table:show-details="true"/>
                <table:data-pilot-member table:name="8740" table:display="true" table:show-details="true"/>
                <table:data-pilot-member table:name="8752" table:display="true" table:show-details="true"/>
                <table:data-pilot-member table:name="8756" table:display="true" table:show-details="true"/>
                <table:data-pilot-member table:name="8766" table:display="true" table:show-details="true"/>
                <table:data-pilot-member table:name="8783" table:display="true" table:show-details="true"/>
                <table:data-pilot-member table:name="8787" table:display="true" table:show-details="true"/>
                <table:data-pilot-member table:name="8799" table:display="true" table:show-details="true"/>
                <table:data-pilot-member table:name="8802" table:display="true" table:show-details="true"/>
                <table:data-pilot-member table:name="8811" table:display="true" table:show-details="true"/>
                <table:data-pilot-member table:name="8815" table:display="true" table:show-details="true"/>
                <table:data-pilot-member table:name="8831" table:display="true" table:show-details="true"/>
                <table:data-pilot-member table:name="8833" table:display="true" table:show-details="true"/>
                <table:data-pilot-member table:name="8843" table:display="true" table:show-details="true"/>
                <table:data-pilot-member table:name="8851" table:display="true" table:show-details="true"/>
                <table:data-pilot-member table:name="8855" table:display="true" table:show-details="true"/>
                <table:data-pilot-member table:name="8856" table:display="true" table:show-details="true"/>
                <table:data-pilot-member table:name="8868" table:display="true" table:show-details="true"/>
                <table:data-pilot-member table:name="8875" table:display="true" table:show-details="true"/>
                <table:data-pilot-member table:name="8904" table:display="true" table:show-details="true"/>
                <table:data-pilot-member table:name="8910" table:display="true" table:show-details="true"/>
                <table:data-pilot-member table:name="8912" table:display="true" table:show-details="true"/>
                <table:data-pilot-member table:name="8917" table:display="true" table:show-details="true"/>
                <table:data-pilot-member table:name="8921" table:display="true" table:show-details="true"/>
                <table:data-pilot-member table:name="8923" table:display="true" table:show-details="true"/>
                <table:data-pilot-member table:name="8925" table:display="true" table:show-details="true"/>
                <table:data-pilot-member table:name="8926" table:display="true" table:show-details="true"/>
                <table:data-pilot-member table:name="8932" table:display="true" table:show-details="true"/>
                <table:data-pilot-member table:name="8933" table:display="true" table:show-details="true"/>
                <table:data-pilot-member table:name="8935" table:display="true" table:show-details="true"/>
                <table:data-pilot-member table:name="8936" table:display="true" table:show-details="true"/>
                <table:data-pilot-member table:name="8945" table:display="true" table:show-details="true"/>
                <table:data-pilot-member table:name="8946" table:display="true" table:show-details="true"/>
                <table:data-pilot-member table:name="8958" table:display="true" table:show-details="true"/>
                <table:data-pilot-member table:name="8966" table:display="true" table:show-details="true"/>
                <table:data-pilot-member table:name="8971" table:display="true" table:show-details="true"/>
                <table:data-pilot-member table:name="8980" table:display="true" table:show-details="true"/>
                <table:data-pilot-member table:name="8981" table:display="true" table:show-details="true"/>
                <table:data-pilot-member table:name="8984" table:display="true" table:show-details="true"/>
                <table:data-pilot-member table:name="8986" table:display="true" table:show-details="true"/>
                <table:data-pilot-member table:name="8990" table:display="true" table:show-details="true"/>
                <table:data-pilot-member table:name="8992" table:display="true" table:show-details="true"/>
                <table:data-pilot-member table:name="8994" table:display="true" table:show-details="true"/>
                <table:data-pilot-member table:name="9013" table:display="true" table:show-details="true"/>
                <table:data-pilot-member table:name="9032" table:display="true" table:show-details="true"/>
                <table:data-pilot-member table:name="9052" table:display="true" table:show-details="true"/>
                <table:data-pilot-member table:name="9058" table:display="true" table:show-details="true"/>
                <table:data-pilot-member table:name="9060" table:display="true" table:show-details="true"/>
                <table:data-pilot-member table:name="9070" table:display="true" table:show-details="true"/>
                <table:data-pilot-member table:name="9083" table:display="true" table:show-details="true"/>
                <table:data-pilot-member table:name="9085" table:display="true" table:show-details="true"/>
                <table:data-pilot-member table:name="9087" table:display="true" table:show-details="true"/>
                <table:data-pilot-member table:name="9090" table:display="true" table:show-details="true"/>
                <table:data-pilot-member table:name="9096" table:display="true" table:show-details="true"/>
                <table:data-pilot-member table:name="9103" table:display="true" table:show-details="true"/>
                <table:data-pilot-member table:name="9113" table:display="true" table:show-details="true"/>
                <table:data-pilot-member table:name="9126" table:display="true" table:show-details="true"/>
                <table:data-pilot-member table:name="9128" table:display="true" table:show-details="true"/>
                <table:data-pilot-member table:name="9130" table:display="true" table:show-details="true"/>
                <table:data-pilot-member table:name="9131" table:display="true" table:show-details="true"/>
                <table:data-pilot-member table:name="9133" table:display="true" table:show-details="true"/>
                <table:data-pilot-member table:name="9138" table:display="true" table:show-details="true"/>
                <table:data-pilot-member table:name="9145" table:display="true" table:show-details="true"/>
                <table:data-pilot-member table:name="9150" table:display="true" table:show-details="true"/>
                <table:data-pilot-member table:name="9152" table:display="true" table:show-details="true"/>
                <table:data-pilot-member table:name="9165" table:display="true" table:show-details="true"/>
                <table:data-pilot-member table:name="9168" table:display="true" table:show-details="true"/>
                <table:data-pilot-member table:name="9176" table:display="true" table:show-details="true"/>
                <table:data-pilot-member table:name="9178" table:display="true" table:show-details="true"/>
                <table:data-pilot-member table:name="9187" table:display="true" table:show-details="true"/>
                <table:data-pilot-member table:name="9189" table:display="true" table:show-details="true"/>
                <table:data-pilot-member table:name="9196" table:display="true" table:show-details="true"/>
                <table:data-pilot-member table:name="9206" table:display="true" table:show-details="true"/>
                <table:data-pilot-member table:name="9223" table:display="true" table:show-details="true"/>
                <table:data-pilot-member table:name="9248" table:display="true" table:show-details="true"/>
                <table:data-pilot-member table:name="9253" table:display="true" table:show-details="true"/>
                <table:data-pilot-member table:name="9257" table:display="true" table:show-details="true"/>
                <table:data-pilot-member table:name="9263" table:display="true" table:show-details="true"/>
                <table:data-pilot-member table:name="9274" table:display="true" table:show-details="true"/>
                <table:data-pilot-member table:name="9276" table:display="true" table:show-details="true"/>
                <table:data-pilot-member table:name="9277" table:display="true" table:show-details="true"/>
                <table:data-pilot-member table:name="9283" table:display="true" table:show-details="true"/>
                <table:data-pilot-member table:name="9302" table:display="true" table:show-details="true"/>
                <table:data-pilot-member table:name="9314" table:display="true" table:show-details="true"/>
                <table:data-pilot-member table:name="9329" table:display="true" table:show-details="true"/>
                <table:data-pilot-member table:name="9353" table:display="true" table:show-details="true"/>
                <table:data-pilot-member table:name="9370" table:display="true" table:show-details="true"/>
                <table:data-pilot-member table:name="9391" table:display="true" table:show-details="true"/>
                <table:data-pilot-member table:name="9393" table:display="true" table:show-details="true"/>
                <table:data-pilot-member table:name="9412" table:display="true" table:show-details="true"/>
                <table:data-pilot-member table:name="9413" table:display="true" table:show-details="true"/>
                <table:data-pilot-member table:name="9425" table:display="true" table:show-details="true"/>
                <table:data-pilot-member table:name="9430" table:display="true" table:show-details="true"/>
                <table:data-pilot-member table:name="9436" table:display="true" table:show-details="true"/>
                <table:data-pilot-member table:name="9443" table:display="true" table:show-details="true"/>
                <table:data-pilot-member table:name="9451" table:display="true" table:show-details="true"/>
                <table:data-pilot-member table:name="9467" table:display="true" table:show-details="true"/>
                <table:data-pilot-member table:name="9468" table:display="true" table:show-details="true"/>
                <table:data-pilot-member table:name="9488" table:display="true" table:show-details="true"/>
                <table:data-pilot-member table:name="9493" table:display="true" table:show-details="true"/>
                <table:data-pilot-member table:name="9502" table:display="true" table:show-details="true"/>
                <table:data-pilot-member table:name="9507" table:display="true" table:show-details="true"/>
                <table:data-pilot-member table:name="9514" table:display="true" table:show-details="true"/>
                <table:data-pilot-member table:name="9515" table:display="true" table:show-details="true"/>
                <table:data-pilot-member table:name="9519" table:display="true" table:show-details="true"/>
                <table:data-pilot-member table:name="9526" table:display="true" table:show-details="true"/>
                <table:data-pilot-member table:name="9536" table:display="true" table:show-details="true"/>
                <table:data-pilot-member table:name="9549" table:display="true" table:show-details="true"/>
                <table:data-pilot-member table:name="9566" table:display="true" table:show-details="true"/>
                <table:data-pilot-member table:name="9573" table:display="true" table:show-details="true"/>
                <table:data-pilot-member table:name="9575" table:display="true" table:show-details="true"/>
                <table:data-pilot-member table:name="9589" table:display="true" table:show-details="true"/>
                <table:data-pilot-member table:name="9610" table:display="true" table:show-details="true"/>
                <table:data-pilot-member table:name="9611" table:display="true" table:show-details="true"/>
                <table:data-pilot-member table:name="9616" table:display="true" table:show-details="true"/>
                <table:data-pilot-member table:name="9629" table:display="true" table:show-details="true"/>
                <table:data-pilot-member table:name="9630" table:display="true" table:show-details="true"/>
                <table:data-pilot-member table:name="9632" table:display="true" table:show-details="true"/>
                <table:data-pilot-member table:name="9633" table:display="true" table:show-details="true"/>
                <table:data-pilot-member table:name="9634" table:display="true" table:show-details="true"/>
                <table:data-pilot-member table:name="9636" table:display="true" table:show-details="true"/>
                <table:data-pilot-member table:name="9644" table:display="true" table:show-details="true"/>
                <table:data-pilot-member table:name="9645" table:display="true" table:show-details="true"/>
                <table:data-pilot-member table:name="9661" table:display="true" table:show-details="true"/>
                <table:data-pilot-member table:name="9663" table:display="true" table:show-details="true"/>
                <table:data-pilot-member table:name="9669" table:display="true" table:show-details="true"/>
                <table:data-pilot-member table:name="9672" table:display="true" table:show-details="true"/>
                <table:data-pilot-member table:name="9676" table:display="true" table:show-details="true"/>
                <table:data-pilot-member table:name="9678" table:display="true" table:show-details="true"/>
                <table:data-pilot-member table:name="9680" table:display="true" table:show-details="true"/>
                <table:data-pilot-member table:name="9685" table:display="true" table:show-details="true"/>
                <table:data-pilot-member table:name="9690" table:display="true" table:show-details="true"/>
                <table:data-pilot-member table:name="9695" table:display="true" table:show-details="true"/>
                <table:data-pilot-member table:name="9700" table:display="true" table:show-details="true"/>
                <table:data-pilot-member table:name="9707" table:display="true" table:show-details="true"/>
                <table:data-pilot-member table:name="9763" table:display="true" table:show-details="true"/>
                <table:data-pilot-member table:name="9769" table:display="true" table:show-details="true"/>
                <table:data-pilot-member table:name="9773" table:display="true" table:show-details="true"/>
                <table:data-pilot-member table:name="9782" table:display="true" table:show-details="true"/>
                <table:data-pilot-member table:name="9784" table:display="true" table:show-details="true"/>
                <table:data-pilot-member table:name="9791" table:display="true" table:show-details="true"/>
                <table:data-pilot-member table:name="9801" table:display="true" table:show-details="true"/>
                <table:data-pilot-member table:name="9819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51" table:display="true" table:show-details="true"/>
                <table:data-pilot-member table:name="9862" table:display="true" table:show-details="true"/>
                <table:data-pilot-member table:name="9865" table:display="true" table:show-details="true"/>
                <table:data-pilot-member table:name="9866" table:display="true" table:show-details="true"/>
                <table:data-pilot-member table:name="9868" table:display="true" table:show-details="true"/>
                <table:data-pilot-member table:name="9870" table:display="true" table:show-details="true"/>
                <table:data-pilot-member table:name="9875" table:display="true" table:show-details="true"/>
                <table:data-pilot-member table:name="9886" table:display="true" table:show-details="true"/>
                <table:data-pilot-member table:name="9891" table:display="true" table:show-details="true"/>
                <table:data-pilot-member table:name="9893" table:display="true" table:show-details="true"/>
                <table:data-pilot-member table:name="9898" table:display="true" table:show-details="true"/>
                <table:data-pilot-member table:name="9899" table:display="true" table:show-details="true"/>
                <table:data-pilot-member table:name="9900" table:display="true" table:show-details="true"/>
                <table:data-pilot-member table:name="9903" table:display="true" table:show-details="true"/>
                <table:data-pilot-member table:name="9905" table:display="true" table:show-details="true"/>
                <table:data-pilot-member table:name="9914" table:display="true" table:show-details="true"/>
                <table:data-pilot-member table:name="9918" table:display="true" table:show-details="true"/>
                <table:data-pilot-member table:name="9923" table:display="true" table:show-details="true"/>
                <table:data-pilot-member table:name="9934" table:display="true" table:show-details="true"/>
                <table:data-pilot-member table:name="9943" table:display="true" table:show-details="true"/>
                <table:data-pilot-member table:name="9971" table:display="true" table:show-details="true"/>
                <table:data-pilot-member table:name="9976" table:display="true" table:show-details="true"/>
                <table:data-pilot-member table:name="9990" table:display="true" table:show-details="true"/>
                <table:data-pilot-member table:name="10016" table:display="true" table:show-details="true"/>
                <table:data-pilot-member table:name="10017" table:display="true" table:show-details="true"/>
                <table:data-pilot-member table:name="10019" table:display="true" table:show-details="true"/>
                <table:data-pilot-member table:name="10047" table:display="true" table:show-details="true"/>
                <table:data-pilot-member table:name="10064" table:display="true" table:show-details="true"/>
                <table:data-pilot-member table:name="10072" table:display="true" table:show-details="true"/>
                <table:data-pilot-member table:name="10090" table:display="true" table:show-details="true"/>
                <table:data-pilot-member table:name="10094" table:display="true" table:show-details="true"/>
                <table:data-pilot-member table:name="10111" table:display="true" table:show-details="true"/>
                <table:data-pilot-member table:name="10128" table:display="true" table:show-details="true"/>
                <table:data-pilot-member table:name="10144" table:display="true" table:show-details="true"/>
                <table:data-pilot-member table:name="10145" table:display="true" table:show-details="true"/>
                <table:data-pilot-member table:name="10155" table:display="true" table:show-details="true"/>
                <table:data-pilot-member table:name="10170" table:display="true" table:show-details="true"/>
                <table:data-pilot-member table:name="10199" table:display="true" table:show-details="true"/>
                <table:data-pilot-member table:name="10205" table:display="true" table:show-details="true"/>
                <table:data-pilot-member table:name="10206" table:display="true" table:show-details="true"/>
                <table:data-pilot-member table:name="10216" table:display="true" table:show-details="true"/>
                <table:data-pilot-member table:name="10232" table:display="true" table:show-details="true"/>
                <table:data-pilot-member table:name="10245" table:display="true" table:show-details="true"/>
                <table:data-pilot-member table:name="10247" table:display="true" table:show-details="true"/>
                <table:data-pilot-member table:name="10267" table:display="true" table:show-details="true"/>
                <table:data-pilot-member table:name="10272" table:display="true" table:show-details="true"/>
                <table:data-pilot-member table:name="10274" table:display="true" table:show-details="true"/>
                <table:data-pilot-member table:name="10278" table:display="true" table:show-details="true"/>
                <table:data-pilot-member table:name="10281" table:display="true" table:show-details="true"/>
                <table:data-pilot-member table:name="10282" table:display="true" table:show-details="true"/>
                <table:data-pilot-member table:name="10284" table:display="true" table:show-details="true"/>
                <table:data-pilot-member table:name="10290" table:display="true" table:show-details="true"/>
                <table:data-pilot-member table:name="10291" table:display="true" table:show-details="true"/>
                <table:data-pilot-member table:name="10296" table:display="true" table:show-details="true"/>
                <table:data-pilot-member table:name="10302" table:display="true" table:show-details="true"/>
                <table:data-pilot-member table:name="10328" table:display="true" table:show-details="true"/>
                <table:data-pilot-member table:name="10342" table:display="true" table:show-details="true"/>
                <table:data-pilot-member table:name="10343" table:display="true" table:show-details="true"/>
                <table:data-pilot-member table:name="10352" table:display="true" table:show-details="true"/>
                <table:data-pilot-member table:name="10362" table:display="true" table:show-details="true"/>
                <table:data-pilot-member table:name="10372" table:display="true" table:show-details="true"/>
                <table:data-pilot-member table:name="10375" table:display="true" table:show-details="true"/>
                <table:data-pilot-member table:name="10388" table:display="true" table:show-details="true"/>
                <table:data-pilot-member table:name="10396" table:display="true" table:show-details="true"/>
                <table:data-pilot-member table:name="10397" table:display="true" table:show-details="true"/>
                <table:data-pilot-member table:name="10403" table:display="true" table:show-details="true"/>
                <table:data-pilot-member table:name="10404" table:display="true" table:show-details="true"/>
                <table:data-pilot-member table:name="10416" table:display="true" table:show-details="true"/>
                <table:data-pilot-member table:name="10425" table:display="true" table:show-details="true"/>
                <table:data-pilot-member table:name="10427" table:display="true" table:show-details="true"/>
                <table:data-pilot-member table:name="10441" table:display="true" table:show-details="true"/>
                <table:data-pilot-member table:name="10445" table:display="true" table:show-details="true"/>
                <table:data-pilot-member table:name="10457" table:display="true" table:show-details="true"/>
                <table:data-pilot-member table:name="10461" table:display="true" table:show-details="true"/>
                <table:data-pilot-member table:name="10470" table:display="true" table:show-details="true"/>
                <table:data-pilot-member table:name="10479" table:display="true" table:show-details="true"/>
                <table:data-pilot-member table:name="10492" table:display="true" table:show-details="true"/>
                <table:data-pilot-member table:name="10496" table:display="true" table:show-details="true"/>
                <table:data-pilot-member table:name="10498" table:display="true" table:show-details="true"/>
                <table:data-pilot-member table:name="10501" table:display="true" table:show-details="true"/>
                <table:data-pilot-member table:name="10505" table:display="true" table:show-details="true"/>
                <table:data-pilot-member table:name="10513" table:display="true" table:show-details="true"/>
                <table:data-pilot-member table:name="10515" table:display="true" table:show-details="true"/>
                <table:data-pilot-member table:name="10522" table:display="true" table:show-details="true"/>
                <table:data-pilot-member table:name="10529" table:display="true" table:show-details="true"/>
                <table:data-pilot-member table:name="10531" table:display="true" table:show-details="true"/>
                <table:data-pilot-member table:name="10537" table:display="true" table:show-details="true"/>
                <table:data-pilot-member table:name="10541" table:display="true" table:show-details="true"/>
                <table:data-pilot-member table:name="10543" table:display="true" table:show-details="true"/>
                <table:data-pilot-member table:name="10551" table:display="true" table:show-details="true"/>
                <table:data-pilot-member table:name="10554" table:display="true" table:show-details="true"/>
                <table:data-pilot-member table:name="10569" table:display="true" table:show-details="true"/>
                <table:data-pilot-member table:name="10575" table:display="true" table:show-details="true"/>
                <table:data-pilot-member table:name="10578" table:display="true" table:show-details="true"/>
                <table:data-pilot-member table:name="10582" table:display="true" table:show-details="true"/>
                <table:data-pilot-member table:name="10589" table:display="true" table:show-details="true"/>
                <table:data-pilot-member table:name="10591" table:display="true" table:show-details="true"/>
                <table:data-pilot-member table:name="10593" table:display="true" table:show-details="true"/>
                <table:data-pilot-member table:name="10594" table:display="true" table:show-details="true"/>
                <table:data-pilot-member table:name="10596" table:display="true" table:show-details="true"/>
                <table:data-pilot-member table:name="10601" table:display="true" table:show-details="true"/>
                <table:data-pilot-member table:name="10618" table:display="true" table:show-details="true"/>
                <table:data-pilot-member table:name="10633" table:display="true" table:show-details="true"/>
                <table:data-pilot-member table:name="10638" table:display="true" table:show-details="true"/>
                <table:data-pilot-member table:name="10642" table:display="true" table:show-details="true"/>
                <table:data-pilot-member table:name="10644" table:display="true" table:show-details="true"/>
                <table:data-pilot-member table:name="10658" table:display="true" table:show-details="true"/>
                <table:data-pilot-member table:name="10670" table:display="true" table:show-details="true"/>
                <table:data-pilot-member table:name="10672" table:display="true" table:show-details="true"/>
                <table:data-pilot-member table:name="10674" table:display="true" table:show-details="true"/>
                <table:data-pilot-member table:name="10680" table:display="true" table:show-details="true"/>
                <table:data-pilot-member table:name="10691" table:display="true" table:show-details="true"/>
                <table:data-pilot-member table:name="10693" table:display="true" table:show-details="true"/>
                <table:data-pilot-member table:name="10714" table:display="true" table:show-details="true"/>
                <table:data-pilot-member table:name="10719" table:display="true" table:show-details="true"/>
                <table:data-pilot-member table:name="10728" table:display="true" table:show-details="true"/>
                <table:data-pilot-member table:name="10739" table:display="true" table:show-details="true"/>
                <table:data-pilot-member table:name="10748" table:display="true" table:show-details="true"/>
                <table:data-pilot-member table:name="10751" table:display="true" table:show-details="true"/>
                <table:data-pilot-member table:name="10762" table:display="true" table:show-details="true"/>
                <table:data-pilot-member table:name="10763" table:display="true" table:show-details="true"/>
                <table:data-pilot-member table:name="10781" table:display="true" table:show-details="true"/>
                <table:data-pilot-member table:name="10784" table:display="true" table:show-details="true"/>
                <table:data-pilot-member table:name="10787" table:display="true" table:show-details="true"/>
                <table:data-pilot-member table:name="10804" table:display="true" table:show-details="true"/>
                <table:data-pilot-member table:name="10814" table:display="true" table:show-details="true"/>
                <table:data-pilot-member table:name="10834" table:display="true" table:show-details="true"/>
                <table:data-pilot-member table:name="10839" table:display="true" table:show-details="true"/>
                <table:data-pilot-member table:name="10850" table:display="true" table:show-details="true"/>
                <table:data-pilot-member table:name="10886" table:display="true" table:show-details="true"/>
                <table:data-pilot-member table:name="10892" table:display="true" table:show-details="true"/>
                <table:data-pilot-member table:name="10903" table:display="true" table:show-details="true"/>
                <table:data-pilot-member table:name="10935" table:display="true" table:show-details="true"/>
                <table:data-pilot-member table:name="10940" table:display="true" table:show-details="true"/>
                <table:data-pilot-member table:name="10955" table:display="true" table:show-details="true"/>
                <table:data-pilot-member table:name="10967" table:display="true" table:show-details="true"/>
                <table:data-pilot-member table:name="10978" table:display="true" table:show-details="true"/>
                <table:data-pilot-member table:name="10981" table:display="true" table:show-details="true"/>
                <table:data-pilot-member table:name="10983" table:display="true" table:show-details="true"/>
                <table:data-pilot-member table:name="10985" table:display="true" table:show-details="true"/>
                <table:data-pilot-member table:name="10988" table:display="true" table:show-details="true"/>
                <table:data-pilot-member table:name="11000" table:display="true" table:show-details="true"/>
                <table:data-pilot-member table:name="11009" table:display="true" table:show-details="true"/>
                <table:data-pilot-member table:name="11010" table:display="true" table:show-details="true"/>
                <table:data-pilot-member table:name="11014" table:display="true" table:show-details="true"/>
                <table:data-pilot-member table:name="11019" table:display="true" table:show-details="true"/>
                <table:data-pilot-member table:name="11021" table:display="true" table:show-details="true"/>
                <table:data-pilot-member table:name="11023" table:display="true" table:show-details="true"/>
                <table:data-pilot-member table:name="11029" table:display="true" table:show-details="true"/>
                <table:data-pilot-member table:name="11042" table:display="true" table:show-details="true"/>
                <table:data-pilot-member table:name="11048" table:display="true" table:show-details="true"/>
                <table:data-pilot-member table:name="11056" table:display="true" table:show-details="true"/>
                <table:data-pilot-member table:name="11063" table:display="true" table:show-details="true"/>
                <table:data-pilot-member table:name="11069" table:display="true" table:show-details="true"/>
                <table:data-pilot-member table:name="11074" table:display="true" table:show-details="true"/>
                <table:data-pilot-member table:name="11077" table:display="true" table:show-details="true"/>
                <table:data-pilot-member table:name="11099" table:display="true" table:show-details="true"/>
                <table:data-pilot-member table:name="11104" table:display="true" table:show-details="true"/>
                <table:data-pilot-member table:name="11108" table:display="true" table:show-details="true"/>
                <table:data-pilot-member table:name="11111" table:display="true" table:show-details="true"/>
                <table:data-pilot-member table:name="11122" table:display="true" table:show-details="true"/>
                <table:data-pilot-member table:name="11124" table:display="true" table:show-details="true"/>
                <table:data-pilot-member table:name="11130" table:display="true" table:show-details="true"/>
                <table:data-pilot-member table:name="11132" table:display="true" table:show-details="true"/>
                <table:data-pilot-member table:name="11145" table:display="true" table:show-details="true"/>
                <table:data-pilot-member table:name="11149" table:display="true" table:show-details="true"/>
                <table:data-pilot-member table:name="11150" table:display="true" table:show-details="true"/>
                <table:data-pilot-member table:name="11151" table:display="true" table:show-details="true"/>
                <table:data-pilot-member table:name="11156" table:display="true" table:show-details="true"/>
                <table:data-pilot-member table:name="11164" table:display="true" table:show-details="true"/>
                <table:data-pilot-member table:name="11167" table:display="true" table:show-details="true"/>
                <table:data-pilot-member table:name="11169" table:display="true" table:show-details="true"/>
                <table:data-pilot-member table:name="11181" table:display="true" table:show-details="true"/>
                <table:data-pilot-member table:name="11189" table:display="true" table:show-details="true"/>
                <table:data-pilot-member table:name="11195" table:display="true" table:show-details="true"/>
                <table:data-pilot-member table:name="11212" table:display="true" table:show-details="true"/>
                <table:data-pilot-member table:name="11216" table:display="true" table:show-details="true"/>
                <table:data-pilot-member table:name="11222" table:display="true" table:show-details="true"/>
                <table:data-pilot-member table:name="11235" table:display="true" table:show-details="true"/>
                <table:data-pilot-member table:name="11244" table:display="true" table:show-details="true"/>
                <table:data-pilot-member table:name="11249" table:display="true" table:show-details="true"/>
                <table:data-pilot-member table:name="11253" table:display="true" table:show-details="true"/>
                <table:data-pilot-member table:name="11262" table:display="true" table:show-details="true"/>
                <table:data-pilot-member table:name="11271" table:display="true" table:show-details="true"/>
                <table:data-pilot-member table:name="11272" table:display="true" table:show-details="true"/>
                <table:data-pilot-member table:name="11274" table:display="true" table:show-details="true"/>
                <table:data-pilot-member table:name="11276" table:display="true" table:show-details="true"/>
                <table:data-pilot-member table:name="11280" table:display="true" table:show-details="true"/>
                <table:data-pilot-member table:name="11283" table:display="true" table:show-details="true"/>
                <table:data-pilot-member table:name="11294" table:display="true" table:show-details="true"/>
                <table:data-pilot-member table:name="11301" table:display="true" table:show-details="true"/>
                <table:data-pilot-member table:name="11302" table:display="true" table:show-details="true"/>
                <table:data-pilot-member table:name="11304" table:display="true" table:show-details="true"/>
                <table:data-pilot-member table:name="11308" table:display="true" table:show-details="true"/>
                <table:data-pilot-member table:name="11312" table:display="true" table:show-details="true"/>
                <table:data-pilot-member table:name="11313" table:display="true" table:show-details="true"/>
                <table:data-pilot-member table:name="11314" table:display="true" table:show-details="true"/>
                <table:data-pilot-member table:name="11326" table:display="true" table:show-details="true"/>
                <table:data-pilot-member table:name="11329" table:display="true" table:show-details="true"/>
                <table:data-pilot-member table:name="11337" table:display="true" table:show-details="true"/>
                <table:data-pilot-member table:name="11345" table:display="true" table:show-details="true"/>
                <table:data-pilot-member table:name="11347" table:display="true" table:show-details="true"/>
                <table:data-pilot-member table:name="11363" table:display="true" table:show-details="true"/>
                <table:data-pilot-member table:name="11371" table:display="true" table:show-details="true"/>
                <table:data-pilot-member table:name="11377" table:display="true" table:show-details="true"/>
                <table:data-pilot-member table:name="11381" table:display="true" table:show-details="true"/>
                <table:data-pilot-member table:name="11386" table:display="true" table:show-details="true"/>
                <table:data-pilot-member table:name="11406" table:display="true" table:show-details="true"/>
                <table:data-pilot-member table:name="11408" table:display="true" table:show-details="true"/>
                <table:data-pilot-member table:name="11415" table:display="true" table:show-details="true"/>
                <table:data-pilot-member table:name="11421" table:display="true" table:show-details="true"/>
                <table:data-pilot-member table:name="11425" table:display="true" table:show-details="true"/>
                <table:data-pilot-member table:name="11429" table:display="true" table:show-details="true"/>
                <table:data-pilot-member table:name="11433" table:display="true" table:show-details="true"/>
                <table:data-pilot-member table:name="11436" table:display="true" table:show-details="true"/>
                <table:data-pilot-member table:name="11442" table:display="true" table:show-details="true"/>
                <table:data-pilot-member table:name="11451" table:display="true" table:show-details="true"/>
                <table:data-pilot-member table:name="11474" table:display="true" table:show-details="true"/>
                <table:data-pilot-member table:name="11491" table:display="true" table:show-details="true"/>
                <table:data-pilot-member table:name="11502" table:display="true" table:show-details="true"/>
                <table:data-pilot-member table:name="11510" table:display="true" table:show-details="true"/>
                <table:data-pilot-member table:name="11516" table:display="true" table:show-details="true"/>
                <table:data-pilot-member table:name="11551" table:display="true" table:show-details="true"/>
                <table:data-pilot-member table:name="11576" table:display="true" table:show-details="true"/>
                <table:data-pilot-member table:name="11585" table:display="true" table:show-details="true"/>
                <table:data-pilot-member table:name="11592" table:display="true" table:show-details="true"/>
                <table:data-pilot-member table:name="11601" table:display="true" table:show-details="true"/>
                <table:data-pilot-member table:name="11607" table:display="true" table:show-details="true"/>
                <table:data-pilot-member table:name="11609" table:display="true" table:show-details="true"/>
                <table:data-pilot-member table:name="11619" table:display="true" table:show-details="true"/>
                <table:data-pilot-member table:name="11624" table:display="true" table:show-details="true"/>
                <table:data-pilot-member table:name="11625" table:display="true" table:show-details="true"/>
                <table:data-pilot-member table:name="11626" table:display="true" table:show-details="true"/>
                <table:data-pilot-member table:name="11638" table:display="true" table:show-details="true"/>
                <table:data-pilot-member table:name="11645" table:display="true" table:show-details="true"/>
                <table:data-pilot-member table:name="11663" table:display="true" table:show-details="true"/>
                <table:data-pilot-member table:name="11682" table:display="true" table:show-details="true"/>
                <table:data-pilot-member table:name="11689" table:display="true" table:show-details="true"/>
                <table:data-pilot-member table:name="11703" table:display="true" table:show-details="true"/>
                <table:data-pilot-member table:name="11710" table:display="true" table:show-details="true"/>
                <table:data-pilot-member table:name="11714" table:display="true" table:show-details="true"/>
                <table:data-pilot-member table:name="11721" table:display="true" table:show-details="true"/>
                <table:data-pilot-member table:name="11722" table:display="true" table:show-details="true"/>
                <table:data-pilot-member table:name="11730" table:display="true" table:show-details="true"/>
                <table:data-pilot-member table:name="11743" table:display="true" table:show-details="true"/>
                <table:data-pilot-member table:name="11749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753" table:display="true" table:show-details="true"/>
                <table:data-pilot-member table:name="11755" table:display="true" table:show-details="true"/>
                <table:data-pilot-member table:name="11756" table:display="true" table:show-details="true"/>
                <table:data-pilot-member table:name="11760" table:display="true" table:show-details="true"/>
                <table:data-pilot-member table:name="11767" table:display="true" table:show-details="true"/>
                <table:data-pilot-member table:name="11775" table:display="true" table:show-details="true"/>
                <table:data-pilot-member table:name="11779" table:display="true" table:show-details="true"/>
                <table:data-pilot-member table:name="11782" table:display="true" table:show-details="true"/>
                <table:data-pilot-member table:name="11786" table:display="true" table:show-details="true"/>
                <table:data-pilot-member table:name="11800" table:display="true" table:show-details="true"/>
                <table:data-pilot-member table:name="11804" table:display="true" table:show-details="true"/>
                <table:data-pilot-member table:name="11814" table:display="true" table:show-details="true"/>
                <table:data-pilot-member table:name="11859" table:display="true" table:show-details="true"/>
                <table:data-pilot-member table:name="11864" table:display="true" table:show-details="true"/>
                <table:data-pilot-member table:name="11875" table:display="true" table:show-details="true"/>
                <table:data-pilot-member table:name="11901" table:display="true" table:show-details="true"/>
                <table:data-pilot-member table:name="11903" table:display="true" table:show-details="true"/>
                <table:data-pilot-member table:name="11906" table:display="true" table:show-details="true"/>
                <table:data-pilot-member table:name="11911" table:display="true" table:show-details="true"/>
                <table:data-pilot-member table:name="11915" table:display="true" table:show-details="true"/>
                <table:data-pilot-member table:name="11917" table:display="true" table:show-details="true"/>
                <table:data-pilot-member table:name="11920" table:display="true" table:show-details="true"/>
                <table:data-pilot-member table:name="11929" table:display="true" table:show-details="true"/>
                <table:data-pilot-member table:name="11933" table:display="true" table:show-details="true"/>
                <table:data-pilot-member table:name="11937" table:display="true" table:show-details="true"/>
                <table:data-pilot-member table:name="11943" table:display="true" table:show-details="true"/>
                <table:data-pilot-member table:name="11947" table:display="true" table:show-details="true"/>
                <table:data-pilot-member table:name="11953" table:display="true" table:show-details="true"/>
                <table:data-pilot-member table:name="11983" table:display="true" table:show-details="true"/>
                <table:data-pilot-member table:name="11995" table:display="true" table:show-details="true"/>
                <table:data-pilot-member table:name="12004" table:display="true" table:show-details="true"/>
                <table:data-pilot-member table:name="12005" table:display="true" table:show-details="true"/>
                <table:data-pilot-member table:name="12011" table:display="true" table:show-details="true"/>
                <table:data-pilot-member table:name="12029" table:display="true" table:show-details="true"/>
                <table:data-pilot-member table:name="12039" table:display="true" table:show-details="true"/>
                <table:data-pilot-member table:name="12049" table:display="true" table:show-details="true"/>
                <table:data-pilot-member table:name="12076" table:display="true" table:show-details="true"/>
                <table:data-pilot-member table:name="12077" table:display="true" table:show-details="true"/>
                <table:data-pilot-member table:name="12079" table:display="true" table:show-details="true"/>
                <table:data-pilot-member table:name="12085" table:display="true" table:show-details="true"/>
                <table:data-pilot-member table:name="12096" table:display="true" table:show-details="true"/>
                <table:data-pilot-member table:name="12099" table:display="true" table:show-details="true"/>
                <table:data-pilot-member table:name="12101" table:display="true" table:show-details="true"/>
                <table:data-pilot-member table:name="12113" table:display="true" table:show-details="true"/>
                <table:data-pilot-member table:name="12130" table:display="true" table:show-details="true"/>
                <table:data-pilot-member table:name="12133" table:display="true" table:show-details="true"/>
                <table:data-pilot-member table:name="12139" table:display="true" table:show-details="true"/>
                <table:data-pilot-member table:name="12146" table:display="true" table:show-details="true"/>
                <table:data-pilot-member table:name="12147" table:display="true" table:show-details="true"/>
                <table:data-pilot-member table:name="12153" table:display="true" table:show-details="true"/>
                <table:data-pilot-member table:name="12182" table:display="true" table:show-details="true"/>
                <table:data-pilot-member table:name="12184" table:display="true" table:show-details="true"/>
                <table:data-pilot-member table:name="12191" table:display="true" table:show-details="true"/>
                <table:data-pilot-member table:name="12192" table:display="true" table:show-details="true"/>
                <table:data-pilot-member table:name="12197" table:display="true" table:show-details="true"/>
                <table:data-pilot-member table:name="12198" table:display="true" table:show-details="true"/>
                <table:data-pilot-member table:name="12206" table:display="true" table:show-details="true"/>
                <table:data-pilot-member table:name="12212" table:display="true" table:show-details="true"/>
                <table:data-pilot-member table:name="12218" table:display="true" table:show-details="true"/>
                <table:data-pilot-member table:name="12225" table:display="true" table:show-details="true"/>
                <table:data-pilot-member table:name="12233" table:display="true" table:show-details="true"/>
                <table:data-pilot-member table:name="12253" table:display="true" table:show-details="true"/>
                <table:data-pilot-member table:name="12256" table:display="true" table:show-details="true"/>
                <table:data-pilot-member table:name="12275" table:display="true" table:show-details="true"/>
                <table:data-pilot-member table:name="12291" table:display="true" table:show-details="true"/>
                <table:data-pilot-member table:name="12294" table:display="true" table:show-details="true"/>
                <table:data-pilot-member table:name="12298" table:display="true" table:show-details="true"/>
                <table:data-pilot-member table:name="12299" table:display="true" table:show-details="true"/>
                <table:data-pilot-member table:name="12306" table:display="true" table:show-details="true"/>
                <table:data-pilot-member table:name="12310" table:display="true" table:show-details="true"/>
                <table:data-pilot-member table:name="12330" table:display="true" table:show-details="true"/>
                <table:data-pilot-member table:name="12334" table:display="true" table:show-details="true"/>
                <table:data-pilot-member table:name="12343" table:display="true" table:show-details="true"/>
                <table:data-pilot-member table:name="12364" table:display="true" table:show-details="true"/>
                <table:data-pilot-member table:name="12369" table:display="true" table:show-details="true"/>
                <table:data-pilot-member table:name="12371" table:display="true" table:show-details="true"/>
                <table:data-pilot-member table:name="12376" table:display="true" table:show-details="true"/>
                <table:data-pilot-member table:name="12379" table:display="true" table:show-details="true"/>
                <table:data-pilot-member table:name="12381" table:display="true" table:show-details="true"/>
                <table:data-pilot-member table:name="12384" table:display="true" table:show-details="true"/>
                <table:data-pilot-member table:name="12385" table:display="true" table:show-details="true"/>
                <table:data-pilot-member table:name="12396" table:display="true" table:show-details="true"/>
                <table:data-pilot-member table:name="12398" table:display="true" table:show-details="true"/>
                <table:data-pilot-member table:name="12400" table:display="true" table:show-details="true"/>
                <table:data-pilot-member table:name="12414" table:display="true" table:show-details="true"/>
                <table:data-pilot-member table:name="12415" table:display="true" table:show-details="true"/>
                <table:data-pilot-member table:name="12418" table:display="true" table:show-details="true"/>
                <table:data-pilot-member table:name="12426" table:display="true" table:show-details="true"/>
                <table:data-pilot-member table:name="12429" table:display="true" table:show-details="true"/>
                <table:data-pilot-member table:name="12435" table:display="true" table:show-details="true"/>
                <table:data-pilot-member table:name="12445" table:display="true" table:show-details="true"/>
                <table:data-pilot-member table:name="12466" table:display="true" table:show-details="true"/>
                <table:data-pilot-member table:name="12468" table:display="true" table:show-details="true"/>
                <table:data-pilot-member table:name="12476" table:display="true" table:show-details="true"/>
                <table:data-pilot-member table:name="12480" table:display="true" table:show-details="true"/>
                <table:data-pilot-member table:name="12481" table:display="true" table:show-details="true"/>
                <table:data-pilot-member table:name="12488" table:display="true" table:show-details="true"/>
                <table:data-pilot-member table:name="12489" table:display="true" table:show-details="true"/>
                <table:data-pilot-member table:name="12504" table:display="true" table:show-details="true"/>
                <table:data-pilot-member table:name="12515" table:display="true" table:show-details="true"/>
                <table:data-pilot-member table:name="12524" table:display="true" table:show-details="true"/>
                <table:data-pilot-member table:name="12526" table:display="true" table:show-details="true"/>
                <table:data-pilot-member table:name="12530" table:display="true" table:show-details="true"/>
                <table:data-pilot-member table:name="12534" table:display="true" table:show-details="true"/>
                <table:data-pilot-member table:name="12551" table:display="true" table:show-details="true"/>
                <table:data-pilot-member table:name="12554" table:display="true" table:show-details="true"/>
                <table:data-pilot-member table:name="12557" table:display="true" table:show-details="true"/>
                <table:data-pilot-member table:name="12574" table:display="true" table:show-details="true"/>
                <table:data-pilot-member table:name="12581" table:display="true" table:show-details="true"/>
                <table:data-pilot-member table:name="12590" table:display="true" table:show-details="true"/>
                <table:data-pilot-member table:name="12592" table:display="true" table:show-details="true"/>
                <table:data-pilot-member table:name="12615" table:display="true" table:show-details="true"/>
                <table:data-pilot-member table:name="12623" table:display="true" table:show-details="true"/>
                <table:data-pilot-member table:name="12632" table:display="true" table:show-details="true"/>
                <table:data-pilot-member table:name="12633" table:display="true" table:show-details="true"/>
                <table:data-pilot-member table:name="12666" table:display="true" table:show-details="true"/>
                <table:data-pilot-member table:name="12674" table:display="true" table:show-details="true"/>
                <table:data-pilot-member table:name="12705" table:display="true" table:show-details="true"/>
                <table:data-pilot-member table:name="12709" table:display="true" table:show-details="true"/>
                <table:data-pilot-member table:name="12723" table:display="true" table:show-details="true"/>
                <table:data-pilot-member table:name="12728" table:display="true" table:show-details="true"/>
                <table:data-pilot-member table:name="12734" table:display="true" table:show-details="true"/>
                <table:data-pilot-member table:name="12742" table:display="true" table:show-details="true"/>
                <table:data-pilot-member table:name="12752" table:display="true" table:show-details="true"/>
                <table:data-pilot-member table:name="12779" table:display="true" table:show-details="true"/>
                <table:data-pilot-member table:name="12788" table:display="true" table:show-details="true"/>
                <table:data-pilot-member table:name="12793" table:display="true" table:show-details="true"/>
                <table:data-pilot-member table:name="12797" table:display="true" table:show-details="true"/>
                <table:data-pilot-member table:name="12798" table:display="true" table:show-details="true"/>
                <table:data-pilot-member table:name="12799" table:display="true" table:show-details="true"/>
                <table:data-pilot-member table:name="12822" table:display="true" table:show-details="true"/>
                <table:data-pilot-member table:name="12823" table:display="true" table:show-details="true"/>
                <table:data-pilot-member table:name="12824" table:display="true" table:show-details="true"/>
                <table:data-pilot-member table:name="12829" table:display="true" table:show-details="true"/>
                <table:data-pilot-member table:name="12844" table:display="true" table:show-details="true"/>
                <table:data-pilot-member table:name="12848" table:display="true" table:show-details="true"/>
                <table:data-pilot-member table:name="12856" table:display="true" table:show-details="true"/>
                <table:data-pilot-member table:name="12857" table:display="true" table:show-details="true"/>
                <table:data-pilot-member table:name="12898" table:display="true" table:show-details="true"/>
                <table:data-pilot-member table:name="12917" table:display="true" table:show-details="true"/>
                <table:data-pilot-member table:name="12933" table:display="true" table:show-details="true"/>
                <table:data-pilot-member table:name="12940" table:display="true" table:show-details="true"/>
                <table:data-pilot-member table:name="12941" table:display="true" table:show-details="true"/>
                <table:data-pilot-member table:name="12944" table:display="true" table:show-details="true"/>
                <table:data-pilot-member table:name="12947" table:display="true" table:show-details="true"/>
                <table:data-pilot-member table:name="12948" table:display="true" table:show-details="true"/>
                <table:data-pilot-member table:name="12954" table:display="true" table:show-details="true"/>
                <table:data-pilot-member table:name="12967" table:display="true" table:show-details="true"/>
                <table:data-pilot-member table:name="12976" table:display="true" table:show-details="true"/>
                <table:data-pilot-member table:name="12978" table:display="true" table:show-details="true"/>
                <table:data-pilot-member table:name="12979" table:display="true" table:show-details="true"/>
                <table:data-pilot-member table:name="12985" table:display="true" table:show-details="true"/>
                <table:data-pilot-member table:name="12993" table:display="true" table:show-details="true"/>
                <table:data-pilot-member table:name="12995" table:display="true" table:show-details="true"/>
                <table:data-pilot-member table:name="13003" table:display="true" table:show-details="true"/>
                <table:data-pilot-member table:name="13012" table:display="true" table:show-details="true"/>
                <table:data-pilot-member table:name="13016" table:display="true" table:show-details="true"/>
                <table:data-pilot-member table:name="13021" table:display="true" table:show-details="true"/>
                <table:data-pilot-member table:name="13032" table:display="true" table:show-details="true"/>
                <table:data-pilot-member table:name="13043" table:display="true" table:show-details="true"/>
                <table:data-pilot-member table:name="13045" table:display="true" table:show-details="true"/>
                <table:data-pilot-member table:name="13060" table:display="true" table:show-details="true"/>
                <table:data-pilot-member table:name="13062" table:display="true" table:show-details="true"/>
                <table:data-pilot-member table:name="13065" table:display="true" table:show-details="true"/>
                <table:data-pilot-member table:name="13072" table:display="true" table:show-details="true"/>
                <table:data-pilot-member table:name="13078" table:display="true" table:show-details="true"/>
                <table:data-pilot-member table:name="13092" table:display="true" table:show-details="true"/>
                <table:data-pilot-member table:name="13096" table:display="true" table:show-details="true"/>
                <table:data-pilot-member table:name="13102" table:display="true" table:show-details="true"/>
                <table:data-pilot-member table:name="13113" table:display="true" table:show-details="true"/>
                <table:data-pilot-member table:name="13122" table:display="true" table:show-details="true"/>
                <table:data-pilot-member table:name="13138" table:display="true" table:show-details="true"/>
                <table:data-pilot-member table:name="13156" table:display="true" table:show-details="true"/>
                <table:data-pilot-member table:name="13157" table:display="true" table:show-details="true"/>
                <table:data-pilot-member table:name="13170" table:display="true" table:show-details="true"/>
                <table:data-pilot-member table:name="13179" table:display="true" table:show-details="true"/>
                <table:data-pilot-member table:name="13187" table:display="true" table:show-details="true"/>
                <table:data-pilot-member table:name="13200" table:display="true" table:show-details="true"/>
                <table:data-pilot-member table:name="13202" table:display="true" table:show-details="true"/>
                <table:data-pilot-member table:name="13223" table:display="true" table:show-details="true"/>
                <table:data-pilot-member table:name="13228" table:display="true" table:show-details="true"/>
                <table:data-pilot-member table:name="13246" table:display="true" table:show-details="true"/>
                <table:data-pilot-member table:name="13249" table:display="true" table:show-details="true"/>
                <table:data-pilot-member table:name="13257" table:display="true" table:show-details="true"/>
                <table:data-pilot-member table:name="13263" table:display="true" table:show-details="true"/>
                <table:data-pilot-member table:name="13264" table:display="true" table:show-details="true"/>
                <table:data-pilot-member table:name="13268" table:display="true" table:show-details="true"/>
                <table:data-pilot-member table:name="13279" table:display="true" table:show-details="true"/>
                <table:data-pilot-member table:name="13281" table:display="true" table:show-details="true"/>
                <table:data-pilot-member table:name="13283" table:display="true" table:show-details="true"/>
                <table:data-pilot-member table:name="13293" table:display="true" table:show-details="true"/>
                <table:data-pilot-member table:name="13295" table:display="true" table:show-details="true"/>
                <table:data-pilot-member table:name="13302" table:display="true" table:show-details="true"/>
                <table:data-pilot-member table:name="13303" table:display="true" table:show-details="true"/>
                <table:data-pilot-member table:name="13308" table:display="true" table:show-details="true"/>
                <table:data-pilot-member table:name="13316" table:display="true" table:show-details="true"/>
                <table:data-pilot-member table:name="13328" table:display="true" table:show-details="true"/>
                <table:data-pilot-member table:name="13345" table:display="true" table:show-details="true"/>
                <table:data-pilot-member table:name="13352" table:display="true" table:show-details="true"/>
                <table:data-pilot-member table:name="13356" table:display="true" table:show-details="true"/>
                <table:data-pilot-member table:name="13362" table:display="true" table:show-details="true"/>
                <table:data-pilot-member table:name="13370" table:display="true" table:show-details="true"/>
                <table:data-pilot-member table:name="13376" table:display="true" table:show-details="true"/>
                <table:data-pilot-member table:name="13380" table:display="true" table:show-details="true"/>
                <table:data-pilot-member table:name="13381" table:display="true" table:show-details="true"/>
                <table:data-pilot-member table:name="13392" table:display="true" table:show-details="true"/>
                <table:data-pilot-member table:name="13397" table:display="true" table:show-details="true"/>
                <table:data-pilot-member table:name="13405" table:display="true" table:show-details="true"/>
                <table:data-pilot-member table:name="13412" table:display="true" table:show-details="true"/>
                <table:data-pilot-member table:name="13426" table:display="true" table:show-details="true"/>
                <table:data-pilot-member table:name="13428" table:display="true" table:show-details="true"/>
                <table:data-pilot-member table:name="13436" table:display="true" table:show-details="true"/>
                <table:data-pilot-member table:name="13448" table:display="true" table:show-details="true"/>
                <table:data-pilot-member table:name="13449" table:display="true" table:show-details="true"/>
                <table:data-pilot-member table:name="13457" table:display="true" table:show-details="true"/>
                <table:data-pilot-member table:name="13464" table:display="true" table:show-details="true"/>
                <table:data-pilot-member table:name="13465" table:display="true" table:show-details="true"/>
                <table:data-pilot-member table:name="13466" table:display="true" table:show-details="true"/>
                <table:data-pilot-member table:name="13478" table:display="true" table:show-details="true"/>
                <table:data-pilot-member table:name="13479" table:display="true" table:show-details="true"/>
                <table:data-pilot-member table:name="13484" table:display="true" table:show-details="true"/>
                <table:data-pilot-member table:name="13501" table:display="true" table:show-details="true"/>
                <table:data-pilot-member table:name="13502" table:display="true" table:show-details="true"/>
                <table:data-pilot-member table:name="13506" table:display="true" table:show-details="true"/>
                <table:data-pilot-member table:name="13509" table:display="true" table:show-details="true"/>
                <table:data-pilot-member table:name="13514" table:display="true" table:show-details="true"/>
                <table:data-pilot-member table:name="13515" table:display="true" table:show-details="true"/>
                <table:data-pilot-member table:name="13529" table:display="true" table:show-details="true"/>
                <table:data-pilot-member table:name="13531" table:display="true" table:show-details="true"/>
                <table:data-pilot-member table:name="13540" table:display="true" table:show-details="true"/>
                <table:data-pilot-member table:name="13555" table:display="true" table:show-details="true"/>
                <table:data-pilot-member table:name="13600" table:display="true" table:show-details="true"/>
                <table:data-pilot-member table:name="13603" table:display="true" table:show-details="true"/>
                <table:data-pilot-member table:name="13606" table:display="true" table:show-details="true"/>
                <table:data-pilot-member table:name="13626" table:display="true" table:show-details="true"/>
                <table:data-pilot-member table:name="13628" table:display="true" table:show-details="true"/>
                <table:data-pilot-member table:name="13630" table:display="true" table:show-details="true"/>
                <table:data-pilot-member table:name="13631" table:display="true" table:show-details="true"/>
                <table:data-pilot-member table:name="13633" table:display="true" table:show-details="true"/>
                <table:data-pilot-member table:name="13640" table:display="true" table:show-details="true"/>
                <table:data-pilot-member table:name="13647" table:display="true" table:show-details="true"/>
                <table:data-pilot-member table:name="13653" table:display="true" table:show-details="true"/>
                <table:data-pilot-member table:name="13665" table:display="true" table:show-details="true"/>
                <table:data-pilot-member table:name="13666" table:display="true" table:show-details="true"/>
                <table:data-pilot-member table:name="13680" table:display="true" table:show-details="true"/>
                <table:data-pilot-member table:name="13681" table:display="true" table:show-details="true"/>
                <table:data-pilot-member table:name="13682" table:display="true" table:show-details="true"/>
                <table:data-pilot-member table:name="13684" table:display="true" table:show-details="true"/>
                <table:data-pilot-member table:name="13693" table:display="true" table:show-details="true"/>
                <table:data-pilot-member table:name="13697" table:display="true" table:show-details="true"/>
                <table:data-pilot-member table:name="13703" table:display="true" table:show-details="true"/>
                <table:data-pilot-member table:name="13717" table:display="true" table:show-details="true"/>
                <table:data-pilot-member table:name="13723" table:display="true" table:show-details="true"/>
                <table:data-pilot-member table:name="13729" table:display="true" table:show-details="true"/>
                <table:data-pilot-member table:name="13731" table:display="true" table:show-details="true"/>
                <table:data-pilot-member table:name="13732" table:display="true" table:show-details="true"/>
                <table:data-pilot-member table:name="13735" table:display="true" table:show-details="true"/>
                <table:data-pilot-member table:name="13741" table:display="true" table:show-details="true"/>
                <table:data-pilot-member table:name="13742" table:display="true" table:show-details="true"/>
                <table:data-pilot-member table:name="13745" table:display="true" table:show-details="true"/>
                <table:data-pilot-member table:name="13756" table:display="true" table:show-details="true"/>
                <table:data-pilot-member table:name="13765" table:display="true" table:show-details="true"/>
                <table:data-pilot-member table:name="13784" table:display="true" table:show-details="true"/>
                <table:data-pilot-member table:name="13785" table:display="true" table:show-details="true"/>
                <table:data-pilot-member table:name="13801" table:display="true" table:show-details="true"/>
                <table:data-pilot-member table:name="13821" table:display="true" table:show-details="true"/>
                <table:data-pilot-member table:name="13856" table:display="true" table:show-details="true"/>
                <table:data-pilot-member table:name="13878" table:display="true" table:show-details="true"/>
                <table:data-pilot-member table:name="13880" table:display="true" table:show-details="true"/>
                <table:data-pilot-member table:name="13884" table:display="true" table:show-details="true"/>
                <table:data-pilot-member table:name="13898" table:display="true" table:show-details="true"/>
                <table:data-pilot-member table:name="13921" table:display="true" table:show-details="true"/>
                <table:data-pilot-member table:name="13928" table:display="true" table:show-details="true"/>
                <table:data-pilot-member table:name="13932" table:display="true" table:show-details="true"/>
                <table:data-pilot-member table:name="13934" table:display="true" table:show-details="true"/>
                <table:data-pilot-member table:name="13951" table:display="true" table:show-details="true"/>
                <table:data-pilot-member table:name="13956" table:display="true" table:show-details="true"/>
                <table:data-pilot-member table:name="13968" table:display="true" table:show-details="true"/>
                <table:data-pilot-member table:name="13970" table:display="true" table:show-details="true"/>
                <table:data-pilot-member table:name="13975" table:display="true" table:show-details="true"/>
                <table:data-pilot-member table:name="13979" table:display="true" table:show-details="true"/>
                <table:data-pilot-member table:name="13982" table:display="true" table:show-details="true"/>
                <table:data-pilot-member table:name="13985" table:display="true" table:show-details="true"/>
                <table:data-pilot-member table:name="13989" table:display="true" table:show-details="true"/>
                <table:data-pilot-member table:name="13992" table:display="true" table:show-details="true"/>
                <table:data-pilot-member table:name="14004" table:display="true" table:show-details="true"/>
                <table:data-pilot-member table:name="14008" table:display="true" table:show-details="true"/>
                <table:data-pilot-member table:name="14014" table:display="true" table:show-details="true"/>
                <table:data-pilot-member table:name="14016" table:display="true" table:show-details="true"/>
                <table:data-pilot-member table:name="14024" table:display="true" table:show-details="true"/>
                <table:data-pilot-member table:name="14025" table:display="true" table:show-details="true"/>
                <table:data-pilot-member table:name="14028" table:display="true" table:show-details="true"/>
                <table:data-pilot-member table:name="14036" table:display="true" table:show-details="true"/>
                <table:data-pilot-member table:name="14042" table:display="true" table:show-details="true"/>
                <table:data-pilot-member table:name="14044" table:display="true" table:show-details="true"/>
                <table:data-pilot-member table:name="14047" table:display="true" table:show-details="true"/>
                <table:data-pilot-member table:name="14049" table:display="true" table:show-details="true"/>
                <table:data-pilot-member table:name="14050" table:display="true" table:show-details="true"/>
                <table:data-pilot-member table:name="14063" table:display="true" table:show-details="true"/>
                <table:data-pilot-member table:name="14068" table:display="true" table:show-details="true"/>
                <table:data-pilot-member table:name="14079" table:display="true" table:show-details="true"/>
                <table:data-pilot-member table:name="14091" table:display="true" table:show-details="true"/>
                <table:data-pilot-member table:name="14109" table:display="true" table:show-details="true"/>
                <table:data-pilot-member table:name="14110" table:display="true" table:show-details="true"/>
                <table:data-pilot-member table:name="14126" table:display="true" table:show-details="true"/>
                <table:data-pilot-member table:name="14131" table:display="true" table:show-details="true"/>
                <table:data-pilot-member table:name="14137" table:display="true" table:show-details="true"/>
                <table:data-pilot-member table:name="14152" table:display="true" table:show-details="true"/>
                <table:data-pilot-member table:name="14165" table:display="true" table:show-details="true"/>
                <table:data-pilot-member table:name="14168" table:display="true" table:show-details="true"/>
                <table:data-pilot-member table:name="14170" table:display="true" table:show-details="true"/>
                <table:data-pilot-member table:name="14173" table:display="true" table:show-details="true"/>
                <table:data-pilot-member table:name="14188" table:display="true" table:show-details="true"/>
                <table:data-pilot-member table:name="14189" table:display="true" table:show-details="true"/>
                <table:data-pilot-member table:name="14222" table:display="true" table:show-details="true"/>
                <table:data-pilot-member table:name="14225" table:display="true" table:show-details="true"/>
                <table:data-pilot-member table:name="14227" table:display="true" table:show-details="true"/>
                <table:data-pilot-member table:name="14231" table:display="true" table:show-details="true"/>
                <table:data-pilot-member table:name="14234" table:display="true" table:show-details="true"/>
                <table:data-pilot-member table:name="14241" table:display="true" table:show-details="true"/>
                <table:data-pilot-member table:name="14245" table:display="true" table:show-details="true"/>
                <table:data-pilot-member table:name="14249" table:display="true" table:show-details="true"/>
                <table:data-pilot-member table:name="14255" table:display="true" table:show-details="true"/>
                <table:data-pilot-member table:name="14259" table:display="true" table:show-details="true"/>
                <table:data-pilot-member table:name="14277" table:display="true" table:show-details="true"/>
                <table:data-pilot-member table:name="14281" table:display="true" table:show-details="true"/>
                <table:data-pilot-member table:name="14285" table:display="true" table:show-details="true"/>
                <table:data-pilot-member table:name="14290" table:display="true" table:show-details="true"/>
                <table:data-pilot-member table:name="14301" table:display="true" table:show-details="true"/>
                <table:data-pilot-member table:name="14306" table:display="true" table:show-details="true"/>
                <table:data-pilot-member table:name="14313" table:display="true" table:show-details="true"/>
                <table:data-pilot-member table:name="14318" table:display="true" table:show-details="true"/>
                <table:data-pilot-member table:name="14327" table:display="true" table:show-details="true"/>
                <table:data-pilot-member table:name="14329" table:display="true" table:show-details="true"/>
                <table:data-pilot-member table:name="14331" table:display="true" table:show-details="true"/>
                <table:data-pilot-member table:name="14339" table:display="true" table:show-details="true"/>
                <table:data-pilot-member table:name="14341" table:display="true" table:show-details="true"/>
                <table:data-pilot-member table:name="14347" table:display="true" table:show-details="true"/>
                <table:data-pilot-member table:name="14348" table:display="true" table:show-details="true"/>
                <table:data-pilot-member table:name="14349" table:display="true" table:show-details="true"/>
                <table:data-pilot-member table:name="14356" table:display="true" table:show-details="true"/>
                <table:data-pilot-member table:name="14360" table:display="true" table:show-details="true"/>
                <table:data-pilot-member table:name="14367" table:display="true" table:show-details="true"/>
                <table:data-pilot-member table:name="14378" table:display="true" table:show-details="true"/>
                <table:data-pilot-member table:name="14384" table:display="true" table:show-details="true"/>
                <table:data-pilot-member table:name="14389" table:display="true" table:show-details="true"/>
                <table:data-pilot-member table:name="14398" table:display="true" table:show-details="true"/>
                <table:data-pilot-member table:name="14400" table:display="true" table:show-details="true"/>
                <table:data-pilot-member table:name="14421" table:display="true" table:show-details="true"/>
                <table:data-pilot-member table:name="14426" table:display="true" table:show-details="true"/>
                <table:data-pilot-member table:name="14436" table:display="true" table:show-details="true"/>
                <table:data-pilot-member table:name="14448" table:display="true" table:show-details="true"/>
                <table:data-pilot-member table:name="14462" table:display="true" table:show-details="true"/>
                <table:data-pilot-member table:name="14486" table:display="true" table:show-details="true"/>
                <table:data-pilot-member table:name="14488" table:display="true" table:show-details="true"/>
                <table:data-pilot-member table:name="14494" table:display="true" table:show-details="true"/>
                <table:data-pilot-member table:name="14502" table:display="true" table:show-details="true"/>
                <table:data-pilot-member table:name="14504" table:display="true" table:show-details="true"/>
                <table:data-pilot-member table:name="14507" table:display="true" table:show-details="true"/>
                <table:data-pilot-member table:name="14529" table:display="true" table:show-details="true"/>
                <table:data-pilot-member table:name="14538" table:display="true" table:show-details="true"/>
                <table:data-pilot-member table:name="14555" table:display="true" table:show-details="true"/>
                <table:data-pilot-member table:name="14556" table:display="true" table:show-details="true"/>
                <table:data-pilot-member table:name="14568" table:display="true" table:show-details="true"/>
                <table:data-pilot-member table:name="14582" table:display="true" table:show-details="true"/>
                <table:data-pilot-member table:name="14585" table:display="true" table:show-details="true"/>
                <table:data-pilot-member table:name="14589" table:display="true" table:show-details="true"/>
                <table:data-pilot-member table:name="14595" table:display="true" table:show-details="true"/>
                <table:data-pilot-member table:name="14596" table:display="true" table:show-details="true"/>
                <table:data-pilot-member table:name="14600" table:display="true" table:show-details="true"/>
                <table:data-pilot-member table:name="14605" table:display="true" table:show-details="true"/>
                <table:data-pilot-member table:name="14612" table:display="true" table:show-details="true"/>
                <table:data-pilot-member table:name="14617" table:display="true" table:show-details="true"/>
                <table:data-pilot-member table:name="14628" table:display="true" table:show-details="true"/>
                <table:data-pilot-member table:name="14629" table:display="true" table:show-details="true"/>
                <table:data-pilot-member table:name="14640" table:display="true" table:show-details="true"/>
                <table:data-pilot-member table:name="14650" table:display="true" table:show-details="true"/>
                <table:data-pilot-member table:name="14657" table:display="true" table:show-details="true"/>
                <table:data-pilot-member table:name="14664" table:display="true" table:show-details="true"/>
                <table:data-pilot-member table:name="14665" table:display="true" table:show-details="true"/>
                <table:data-pilot-member table:name="14679" table:display="true" table:show-details="true"/>
                <table:data-pilot-member table:name="14685" table:display="true" table:show-details="true"/>
                <table:data-pilot-member table:name="14691" table:display="true" table:show-details="true"/>
                <table:data-pilot-member table:name="14693" table:display="true" table:show-details="true"/>
                <table:data-pilot-member table:name="14700" table:display="true" table:show-details="true"/>
                <table:data-pilot-member table:name="14709" table:display="true" table:show-details="true"/>
                <table:data-pilot-member table:name="14713" table:display="true" table:show-details="true"/>
                <table:data-pilot-member table:name="14734" table:display="true" table:show-details="true"/>
                <table:data-pilot-member table:name="14735" table:display="true" table:show-details="true"/>
                <table:data-pilot-member table:name="14736" table:display="true" table:show-details="true"/>
                <table:data-pilot-member table:name="14749" table:display="true" table:show-details="true"/>
                <table:data-pilot-member table:name="14753" table:display="true" table:show-details="true"/>
                <table:data-pilot-member table:name="14788" table:display="true" table:show-details="true"/>
                <table:data-pilot-member table:name="14794" table:display="true" table:show-details="true"/>
                <table:data-pilot-member table:name="14795" table:display="true" table:show-details="true"/>
                <table:data-pilot-member table:name="14799" table:display="true" table:show-details="true"/>
                <table:data-pilot-member table:name="14803" table:display="true" table:show-details="true"/>
                <table:data-pilot-member table:name="14807" table:display="true" table:show-details="true"/>
                <table:data-pilot-member table:name="14808" table:display="true" table:show-details="true"/>
                <table:data-pilot-member table:name="14833" table:display="true" table:show-details="true"/>
                <table:data-pilot-member table:name="14842" table:display="true" table:show-details="true"/>
                <table:data-pilot-member table:name="14843" table:display="true" table:show-details="true"/>
                <table:data-pilot-member table:name="14845" table:display="true" table:show-details="true"/>
                <table:data-pilot-member table:name="14870" table:display="true" table:show-details="true"/>
                <table:data-pilot-member table:name="14874" table:display="true" table:show-details="true"/>
                <table:data-pilot-member table:name="14875" table:display="true" table:show-details="true"/>
                <table:data-pilot-member table:name="14882" table:display="true" table:show-details="true"/>
                <table:data-pilot-member table:name="14897" table:display="true" table:show-details="true"/>
                <table:data-pilot-member table:name="14917" table:display="true" table:show-details="true"/>
                <table:data-pilot-member table:name="14927" table:display="true" table:show-details="true"/>
                <table:data-pilot-member table:name="14928" table:display="true" table:show-details="true"/>
                <table:data-pilot-member table:name="14929" table:display="true" table:show-details="true"/>
                <table:data-pilot-member table:name="14936" table:display="true" table:show-details="true"/>
                <table:data-pilot-member table:name="14941" table:display="true" table:show-details="true"/>
                <table:data-pilot-member table:name="14945" table:display="true" table:show-details="true"/>
                <table:data-pilot-member table:name="14946" table:display="true" table:show-details="true"/>
                <table:data-pilot-member table:name="14947" table:display="true" table:show-details="true"/>
                <table:data-pilot-member table:name="14963" table:display="true" table:show-details="true"/>
                <table:data-pilot-member table:name="14984" table:display="true" table:show-details="true"/>
                <table:data-pilot-member table:name="14988" table:display="true" table:show-details="true"/>
                <table:data-pilot-member table:name="14997" table:display="true" table:show-details="true"/>
                <table:data-pilot-member table:name="15004" table:display="true" table:show-details="true"/>
                <table:data-pilot-member table:name="15020" table:display="true" table:show-details="true"/>
                <table:data-pilot-member table:name="15042" table:display="true" table:show-details="true"/>
                <table:data-pilot-member table:name="15044" table:display="true" table:show-details="true"/>
                <table:data-pilot-member table:name="15057" table:display="true" table:show-details="true"/>
                <table:data-pilot-member table:name="15063" table:display="true" table:show-details="true"/>
                <table:data-pilot-member table:name="15072" table:display="true" table:show-details="true"/>
                <table:data-pilot-member table:name="15079" table:display="true" table:show-details="true"/>
                <table:data-pilot-member table:name="15081" table:display="true" table:show-details="true"/>
                <table:data-pilot-member table:name="15085" table:display="true" table:show-details="true"/>
                <table:data-pilot-member table:name="15093" table:display="true" table:show-details="true"/>
                <table:data-pilot-member table:name="15099" table:display="true" table:show-details="true"/>
                <table:data-pilot-member table:name="15103" table:display="true" table:show-details="true"/>
                <table:data-pilot-member table:name="15111" table:display="true" table:show-details="true"/>
                <table:data-pilot-member table:name="15113" table:display="true" table:show-details="true"/>
                <table:data-pilot-member table:name="15118" table:display="true" table:show-details="true"/>
                <table:data-pilot-member table:name="15121" table:display="true" table:show-details="true"/>
                <table:data-pilot-member table:name="15125" table:display="true" table:show-details="true"/>
                <table:data-pilot-member table:name="15132" table:display="true" table:show-details="true"/>
                <table:data-pilot-member table:name="15135" table:display="true" table:show-details="true"/>
                <table:data-pilot-member table:name="15139" table:display="true" table:show-details="true"/>
                <table:data-pilot-member table:name="15151" table:display="true" table:show-details="true"/>
                <table:data-pilot-member table:name="15153" table:display="true" table:show-details="true"/>
                <table:data-pilot-member table:name="15183" table:display="true" table:show-details="true"/>
                <table:data-pilot-member table:name="15191" table:display="true" table:show-details="true"/>
                <table:data-pilot-member table:name="15200" table:display="true" table:show-details="true"/>
                <table:data-pilot-member table:name="15204" table:display="true" table:show-details="true"/>
                <table:data-pilot-member table:name="15207" table:display="true" table:show-details="true"/>
                <table:data-pilot-member table:name="15211" table:display="true" table:show-details="true"/>
                <table:data-pilot-member table:name="15225" table:display="true" table:show-details="true"/>
                <table:data-pilot-member table:name="15245" table:display="true" table:show-details="true"/>
                <table:data-pilot-member table:name="15249" table:display="true" table:show-details="true"/>
                <table:data-pilot-member table:name="15254" table:display="true" table:show-details="true"/>
                <table:data-pilot-member table:name="15264" table:display="true" table:show-details="true"/>
                <table:data-pilot-member table:name="15267" table:display="true" table:show-details="true"/>
                <table:data-pilot-member table:name="15270" table:display="true" table:show-details="true"/>
                <table:data-pilot-member table:name="15274" table:display="true" table:show-details="true"/>
                <table:data-pilot-member table:name="15277" table:display="true" table:show-details="true"/>
                <table:data-pilot-member table:name="15282" table:display="true" table:show-details="true"/>
                <table:data-pilot-member table:name="15286" table:display="true" table:show-details="true"/>
                <table:data-pilot-member table:name="15300" table:display="true" table:show-details="true"/>
                <table:data-pilot-member table:name="15308" table:display="true" table:show-details="true"/>
                <table:data-pilot-member table:name="15311" table:display="true" table:show-details="true"/>
                <table:data-pilot-member table:name="15312" table:display="true" table:show-details="true"/>
                <table:data-pilot-member table:name="15319" table:display="true" table:show-details="true"/>
                <table:data-pilot-member table:name="15321" table:display="true" table:show-details="true"/>
                <table:data-pilot-member table:name="15324" table:display="true" table:show-details="true"/>
                <table:data-pilot-member table:name="15330" table:display="true" table:show-details="true"/>
                <table:data-pilot-member table:name="15337" table:display="true" table:show-details="true"/>
                <table:data-pilot-member table:name="15354" table:display="true" table:show-details="true"/>
                <table:data-pilot-member table:name="15355" table:display="true" table:show-details="true"/>
                <table:data-pilot-member table:name="15357" table:display="true" table:show-details="true"/>
                <table:data-pilot-member table:name="15360" table:display="true" table:show-details="true"/>
                <table:data-pilot-member table:name="15372" table:display="true" table:show-details="true"/>
                <table:data-pilot-member table:name="15395" table:display="true" table:show-details="true"/>
                <table:data-pilot-member table:name="15400" table:display="true" table:show-details="true"/>
                <table:data-pilot-member table:name="15405" table:display="true" table:show-details="true"/>
                <table:data-pilot-member table:name="15414" table:display="true" table:show-details="true"/>
                <table:data-pilot-member table:name="15421" table:display="true" table:show-details="true"/>
                <table:data-pilot-member table:name="15426" table:display="true" table:show-details="true"/>
                <table:data-pilot-member table:name="15434" table:display="true" table:show-details="true"/>
                <table:data-pilot-member table:name="15438" table:display="true" table:show-details="true"/>
                <table:data-pilot-member table:name="15442" table:display="true" table:show-details="true"/>
                <table:data-pilot-member table:name="15445" table:display="true" table:show-details="true"/>
                <table:data-pilot-member table:name="15453" table:display="true" table:show-details="true"/>
                <table:data-pilot-member table:name="15457" table:display="true" table:show-details="true"/>
                <table:data-pilot-member table:name="15473" table:display="true" table:show-details="true"/>
                <table:data-pilot-member table:name="15476" table:display="true" table:show-details="true"/>
                <table:data-pilot-member table:name="15479" table:display="true" table:show-details="true"/>
                <table:data-pilot-member table:name="15481" table:display="true" table:show-details="true"/>
                <table:data-pilot-member table:name="15504" table:display="true" table:show-details="true"/>
                <table:data-pilot-member table:name="15511" table:display="true" table:show-details="true"/>
                <table:data-pilot-member table:name="15517" table:display="true" table:show-details="true"/>
                <table:data-pilot-member table:name="15522" table:display="true" table:show-details="true"/>
                <table:data-pilot-member table:name="15535" table:display="true" table:show-details="true"/>
                <table:data-pilot-member table:name="15542" table:display="true" table:show-details="true"/>
                <table:data-pilot-member table:name="15568" table:display="true" table:show-details="true"/>
                <table:data-pilot-member table:name="15577" table:display="true" table:show-details="true"/>
                <table:data-pilot-member table:name="15585" table:display="true" table:show-details="true"/>
                <table:data-pilot-member table:name="15599" table:display="true" table:show-details="true"/>
                <table:data-pilot-member table:name="15610" table:display="true" table:show-details="true"/>
                <table:data-pilot-member table:name="15619" table:display="true" table:show-details="true"/>
                <table:data-pilot-member table:name="15625" table:display="true" table:show-details="true"/>
                <table:data-pilot-member table:name="15631" table:display="true" table:show-details="true"/>
                <table:data-pilot-member table:name="15639" table:display="true" table:show-details="true"/>
                <table:data-pilot-member table:name="15645" table:display="true" table:show-details="true"/>
                <table:data-pilot-member table:name="15655" table:display="true" table:show-details="true"/>
                <table:data-pilot-member table:name="15661" table:display="true" table:show-details="true"/>
                <table:data-pilot-member table:name="15663" table:display="true" table:show-details="true"/>
                <table:data-pilot-member table:name="15665" table:display="true" table:show-details="true"/>
                <table:data-pilot-member table:name="15668" table:display="true" table:show-details="true"/>
                <table:data-pilot-member table:name="15672" table:display="true" table:show-details="true"/>
                <table:data-pilot-member table:name="15676" table:display="true" table:show-details="true"/>
                <table:data-pilot-member table:name="15686" table:display="true" table:show-details="true"/>
                <table:data-pilot-member table:name="15696" table:display="true" table:show-details="true"/>
                <table:data-pilot-member table:name="15702" table:display="true" table:show-details="true"/>
                <table:data-pilot-member table:name="15710" table:display="true" table:show-details="true"/>
                <table:data-pilot-member table:name="15712" table:display="true" table:show-details="true"/>
                <table:data-pilot-member table:name="15719" table:display="true" table:show-details="true"/>
                <table:data-pilot-member table:name="15735" table:display="true" table:show-details="true"/>
                <table:data-pilot-member table:name="15746" table:display="true" table:show-details="true"/>
                <table:data-pilot-member table:name="15750" table:display="true" table:show-details="true"/>
                <table:data-pilot-member table:name="15752" table:display="true" table:show-details="true"/>
                <table:data-pilot-member table:name="15759" table:display="true" table:show-details="true"/>
                <table:data-pilot-member table:name="15764" table:display="true" table:show-details="true"/>
                <table:data-pilot-member table:name="15766" table:display="true" table:show-details="true"/>
                <table:data-pilot-member table:name="15768" table:display="true" table:show-details="true"/>
                <table:data-pilot-member table:name="15782" table:display="true" table:show-details="true"/>
                <table:data-pilot-member table:name="15791" table:display="true" table:show-details="true"/>
                <table:data-pilot-member table:name="15804" table:display="true" table:show-details="true"/>
                <table:data-pilot-member table:name="15816" table:display="true" table:show-details="true"/>
                <table:data-pilot-member table:name="15817" table:display="true" table:show-details="true"/>
                <table:data-pilot-member table:name="15819" table:display="true" table:show-details="true"/>
                <table:data-pilot-member table:name="15821" table:display="true" table:show-details="true"/>
                <table:data-pilot-member table:name="15829" table:display="true" table:show-details="true"/>
                <table:data-pilot-member table:name="15830" table:display="true" table:show-details="true"/>
                <table:data-pilot-member table:name="15839" table:display="true" table:show-details="true"/>
                <table:data-pilot-member table:name="15851" table:display="true" table:show-details="true"/>
                <table:data-pilot-member table:name="15853" table:display="true" table:show-details="true"/>
                <table:data-pilot-member table:name="15860" table:display="true" table:show-details="true"/>
                <table:data-pilot-member table:name="15863" table:display="true" table:show-details="true"/>
                <table:data-pilot-member table:name="15888" table:display="true" table:show-details="true"/>
                <table:data-pilot-member table:name="15890" table:display="true" table:show-details="true"/>
                <table:data-pilot-member table:name="15897" table:display="true" table:show-details="true"/>
                <table:data-pilot-member table:name="15899" table:display="true" table:show-details="true"/>
                <table:data-pilot-member table:name="15903" table:display="true" table:show-details="true"/>
                <table:data-pilot-member table:name="15909" table:display="true" table:show-details="true"/>
                <table:data-pilot-member table:name="15910" table:display="true" table:show-details="true"/>
                <table:data-pilot-member table:name="15911" table:display="true" table:show-details="true"/>
                <table:data-pilot-member table:name="15918" table:display="true" table:show-details="true"/>
                <table:data-pilot-member table:name="15937" table:display="true" table:show-details="true"/>
                <table:data-pilot-member table:name="15942" table:display="true" table:show-details="true"/>
                <table:data-pilot-member table:name="15947" table:display="true" table:show-details="true"/>
                <table:data-pilot-member table:name="15970" table:display="true" table:show-details="true"/>
                <table:data-pilot-member table:name="15971" table:display="true" table:show-details="true"/>
                <table:data-pilot-member table:name="15987" table:display="true" table:show-details="true"/>
                <table:data-pilot-member table:name="15990" table:display="true" table:show-details="true"/>
                <table:data-pilot-member table:name="15991" table:display="true" table:show-details="true"/>
                <table:data-pilot-member table:name="15992" table:display="true" table:show-details="true"/>
                <table:data-pilot-member table:name="16004" table:display="true" table:show-details="true"/>
                <table:data-pilot-member table:name="16008" table:display="true" table:show-details="true"/>
                <table:data-pilot-member table:name="16011" table:display="true" table:show-details="true"/>
                <table:data-pilot-member table:name="16013" table:display="true" table:show-details="true"/>
                <table:data-pilot-member table:name="16021" table:display="true" table:show-details="true"/>
                <table:data-pilot-member table:name="16025" table:display="true" table:show-details="true"/>
                <table:data-pilot-member table:name="16028" table:display="true" table:show-details="true"/>
                <table:data-pilot-member table:name="16033" table:display="true" table:show-details="true"/>
                <table:data-pilot-member table:name="16038" table:display="true" table:show-details="true"/>
                <table:data-pilot-member table:name="16048" table:display="true" table:show-details="true"/>
                <table:data-pilot-member table:name="16053" table:display="true" table:show-details="true"/>
                <table:data-pilot-member table:name="16058" table:display="true" table:show-details="true"/>
                <table:data-pilot-member table:name="16068" table:display="true" table:show-details="true"/>
                <table:data-pilot-member table:name="16075" table:display="true" table:show-details="true"/>
                <table:data-pilot-member table:name="16077" table:display="true" table:show-details="true"/>
                <table:data-pilot-member table:name="16083" table:display="true" table:show-details="true"/>
                <table:data-pilot-member table:name="16103" table:display="true" table:show-details="true"/>
                <table:data-pilot-member table:name="16105" table:display="true" table:show-details="true"/>
                <table:data-pilot-member table:name="16120" table:display="true" table:show-details="true"/>
                <table:data-pilot-member table:name="16122" table:display="true" table:show-details="true"/>
                <table:data-pilot-member table:name="16129" table:display="true" table:show-details="true"/>
                <table:data-pilot-member table:name="16137" table:display="true" table:show-details="true"/>
                <table:data-pilot-member table:name="16140" table:display="true" table:show-details="true"/>
                <table:data-pilot-member table:name="16142" table:display="true" table:show-details="true"/>
                <table:data-pilot-member table:name="16151" table:display="true" table:show-details="true"/>
                <table:data-pilot-member table:name="16156" table:display="true" table:show-details="true"/>
                <table:data-pilot-member table:name="16157" table:display="true" table:show-details="true"/>
                <table:data-pilot-member table:name="16159" table:display="true" table:show-details="true"/>
                <table:data-pilot-member table:name="16161" table:display="true" table:show-details="true"/>
                <table:data-pilot-member table:name="16162" table:display="true" table:show-details="true"/>
                <table:data-pilot-member table:name="16167" table:display="true" table:show-details="true"/>
                <table:data-pilot-member table:name="16170" table:display="true" table:show-details="true"/>
                <table:data-pilot-member table:name="16187" table:display="true" table:show-details="true"/>
                <table:data-pilot-member table:name="16206" table:display="true" table:show-details="true"/>
                <table:data-pilot-member table:name="16213" table:display="true" table:show-details="true"/>
                <table:data-pilot-member table:name="16218" table:display="true" table:show-details="true"/>
                <table:data-pilot-member table:name="16227" table:display="true" table:show-details="true"/>
                <table:data-pilot-member table:name="16232" table:display="true" table:show-details="true"/>
                <table:data-pilot-member table:name="16249" table:display="true" table:show-details="true"/>
                <table:data-pilot-member table:name="16266" table:display="true" table:show-details="true"/>
                <table:data-pilot-member table:name="16284" table:display="true" table:show-details="true"/>
                <table:data-pilot-member table:name="16302" table:display="true" table:show-details="true"/>
                <table:data-pilot-member table:name="16325" table:display="true" table:show-details="true"/>
                <table:data-pilot-member table:name="16335" table:display="true" table:show-details="true"/>
                <table:data-pilot-member table:name="16338" table:display="true" table:show-details="true"/>
                <table:data-pilot-member table:name="16340" table:display="true" table:show-details="true"/>
                <table:data-pilot-member table:name="16355" table:display="true" table:show-details="true"/>
                <table:data-pilot-member table:name="16384" table:display="true" table:show-details="true"/>
                <table:data-pilot-member table:name="16415" table:display="true" table:show-details="true"/>
                <table:data-pilot-member table:name="16427" table:display="true" table:show-details="true"/>
                <table:data-pilot-member table:name="16433" table:display="true" table:show-details="true"/>
                <table:data-pilot-member table:name="16437" table:display="true" table:show-details="true"/>
                <table:data-pilot-member table:name="16439" table:display="true" table:show-details="true"/>
                <table:data-pilot-member table:name="16444" table:display="true" table:show-details="true"/>
                <table:data-pilot-member table:name="16447" table:display="true" table:show-details="true"/>
                <table:data-pilot-member table:name="16458" table:display="true" table:show-details="true"/>
                <table:data-pilot-member table:name="16461" table:display="true" table:show-details="true"/>
                <table:data-pilot-member table:name="16481" table:display="true" table:show-details="true"/>
                <table:data-pilot-member table:name="16483" table:display="true" table:show-details="true"/>
                <table:data-pilot-member table:name="16489" table:display="true" table:show-details="true"/>
                <table:data-pilot-member table:name="16508" table:display="true" table:show-details="true"/>
                <table:data-pilot-member table:name="16518" table:display="true" table:show-details="true"/>
                <table:data-pilot-member table:name="16540" table:display="true" table:show-details="true"/>
                <table:data-pilot-member table:name="16542" table:display="true" table:show-details="true"/>
                <table:data-pilot-member table:name="16546" table:display="true" table:show-details="true"/>
                <table:data-pilot-member table:name="16547" table:display="true" table:show-details="true"/>
                <table:data-pilot-member table:name="16572" table:display="true" table:show-details="true"/>
                <table:data-pilot-member table:name="16586" table:display="true" table:show-details="true"/>
                <table:data-pilot-member table:name="16602" table:display="true" table:show-details="true"/>
                <table:data-pilot-member table:name="16606" table:display="true" table:show-details="true"/>
                <table:data-pilot-member table:name="16614" table:display="true" table:show-details="true"/>
                <table:data-pilot-member table:name="16625" table:display="true" table:show-details="true"/>
                <table:data-pilot-member table:name="16647" table:display="true" table:show-details="true"/>
                <table:data-pilot-member table:name="16648" table:display="true" table:show-details="true"/>
                <table:data-pilot-member table:name="16651" table:display="true" table:show-details="true"/>
                <table:data-pilot-member table:name="16659" table:display="true" table:show-details="true"/>
                <table:data-pilot-member table:name="16669" table:display="true" table:show-details="true"/>
                <table:data-pilot-member table:name="16673" table:display="true" table:show-details="true"/>
                <table:data-pilot-member table:name="16677" table:display="true" table:show-details="true"/>
                <table:data-pilot-member table:name="16688" table:display="true" table:show-details="true"/>
                <table:data-pilot-member table:name="16699" table:display="true" table:show-details="true"/>
                <table:data-pilot-member table:name="16703" table:display="true" table:show-details="true"/>
                <table:data-pilot-member table:name="16720" table:display="true" table:show-details="true"/>
                <table:data-pilot-member table:name="16726" table:display="true" table:show-details="true"/>
                <table:data-pilot-member table:name="16729" table:display="true" table:show-details="true"/>
                <table:data-pilot-member table:name="16733" table:display="true" table:show-details="true"/>
                <table:data-pilot-member table:name="16734" table:display="true" table:show-details="true"/>
                <table:data-pilot-member table:name="16744" table:display="true" table:show-details="true"/>
                <table:data-pilot-member table:name="16754" table:display="true" table:show-details="true"/>
                <table:data-pilot-member table:name="16757" table:display="true" table:show-details="true"/>
                <table:data-pilot-member table:name="16760" table:display="true" table:show-details="true"/>
                <table:data-pilot-member table:name="16770" table:display="true" table:show-details="true"/>
                <table:data-pilot-member table:name="16774" table:display="true" table:show-details="true"/>
                <table:data-pilot-member table:name="16811" table:display="true" table:show-details="true"/>
                <table:data-pilot-member table:name="16826" table:display="true" table:show-details="true"/>
                <table:data-pilot-member table:name="16827" table:display="true" table:show-details="true"/>
                <table:data-pilot-member table:name="16832" table:display="true" table:show-details="true"/>
                <table:data-pilot-member table:name="16845" table:display="true" table:show-details="true"/>
                <table:data-pilot-member table:name="16857" table:display="true" table:show-details="true"/>
                <table:data-pilot-member table:name="16858" table:display="true" table:show-details="true"/>
                <table:data-pilot-member table:name="16859" table:display="true" table:show-details="true"/>
                <table:data-pilot-member table:name="16887" table:display="true" table:show-details="true"/>
                <table:data-pilot-member table:name="16896" table:display="true" table:show-details="true"/>
                <table:data-pilot-member table:name="16900" table:display="true" table:show-details="true"/>
                <table:data-pilot-member table:name="16913" table:display="true" table:show-details="true"/>
                <table:data-pilot-member table:name="16915" table:display="true" table:show-details="true"/>
                <table:data-pilot-member table:name="16941" table:display="true" table:show-details="true"/>
                <table:data-pilot-member table:name="16945" table:display="true" table:show-details="true"/>
                <table:data-pilot-member table:name="16946" table:display="true" table:show-details="true"/>
                <table:data-pilot-member table:name="16958" table:display="true" table:show-details="true"/>
                <table:data-pilot-member table:name="16959" table:display="true" table:show-details="true"/>
                <table:data-pilot-member table:name="16986" table:display="true" table:show-details="true"/>
                <table:data-pilot-member table:name="16988" table:display="true" table:show-details="true"/>
                <table:data-pilot-member table:name="16994" table:display="true" table:show-details="true"/>
                <table:data-pilot-member table:name="16997" table:display="true" table:show-details="true"/>
                <table:data-pilot-member table:name="17024" table:display="true" table:show-details="true"/>
                <table:data-pilot-member table:name="17028" table:display="true" table:show-details="true"/>
                <table:data-pilot-member table:name="17030" table:display="true" table:show-details="true"/>
                <table:data-pilot-member table:name="17033" table:display="true" table:show-details="true"/>
                <table:data-pilot-member table:name="17034" table:display="true" table:show-details="true"/>
                <table:data-pilot-member table:name="17037" table:display="true" table:show-details="true"/>
                <table:data-pilot-member table:name="17039" table:display="true" table:show-details="true"/>
                <table:data-pilot-member table:name="17042" table:display="true" table:show-details="true"/>
                <table:data-pilot-member table:name="17047" table:display="true" table:show-details="true"/>
                <table:data-pilot-member table:name="17068" table:display="true" table:show-details="true"/>
                <table:data-pilot-member table:name="17079" table:display="true" table:show-details="true"/>
                <table:data-pilot-member table:name="17080" table:display="true" table:show-details="true"/>
                <table:data-pilot-member table:name="17084" table:display="true" table:show-details="true"/>
                <table:data-pilot-member table:name="17095" table:display="true" table:show-details="true"/>
                <table:data-pilot-member table:name="17104" table:display="true" table:show-details="true"/>
                <table:data-pilot-member table:name="17108" table:display="true" table:show-details="true"/>
                <table:data-pilot-member table:name="17116" table:display="true" table:show-details="true"/>
                <table:data-pilot-member table:name="17119" table:display="true" table:show-details="true"/>
                <table:data-pilot-member table:name="17121" table:display="true" table:show-details="true"/>
                <table:data-pilot-member table:name="17125" table:display="true" table:show-details="true"/>
                <table:data-pilot-member table:name="17127" table:display="true" table:show-details="true"/>
                <table:data-pilot-member table:name="17131" table:display="true" table:show-details="true"/>
                <table:data-pilot-member table:name="17142" table:display="true" table:show-details="true"/>
                <table:data-pilot-member table:name="17157" table:display="true" table:show-details="true"/>
                <table:data-pilot-member table:name="17161" table:display="true" table:show-details="true"/>
                <table:data-pilot-member table:name="17163" table:display="true" table:show-details="true"/>
                <table:data-pilot-member table:name="17165" table:display="true" table:show-details="true"/>
                <table:data-pilot-member table:name="17172" table:display="true" table:show-details="true"/>
                <table:data-pilot-member table:name="17186" table:display="true" table:show-details="true"/>
                <table:data-pilot-member table:name="17200" table:display="true" table:show-details="true"/>
                <table:data-pilot-member table:name="17203" table:display="true" table:show-details="true"/>
                <table:data-pilot-member table:name="17206" table:display="true" table:show-details="true"/>
                <table:data-pilot-member table:name="17208" table:display="true" table:show-details="true"/>
                <table:data-pilot-member table:name="17215" table:display="true" table:show-details="true"/>
                <table:data-pilot-member table:name="17221" table:display="true" table:show-details="true"/>
                <table:data-pilot-member table:name="17223" table:display="true" table:show-details="true"/>
                <table:data-pilot-member table:name="17225" table:display="true" table:show-details="true"/>
                <table:data-pilot-member table:name="17227" table:display="true" table:show-details="true"/>
                <table:data-pilot-member table:name="17229" table:display="true" table:show-details="true"/>
                <table:data-pilot-member table:name="17238" table:display="true" table:show-details="true"/>
                <table:data-pilot-member table:name="17263" table:display="true" table:show-details="true"/>
                <table:data-pilot-member table:name="17277" table:display="true" table:show-details="true"/>
                <table:data-pilot-member table:name="17279" table:display="true" table:show-details="true"/>
                <table:data-pilot-member table:name="17291" table:display="true" table:show-details="true"/>
                <table:data-pilot-member table:name="17297" table:display="true" table:show-details="true"/>
                <table:data-pilot-member table:name="17300" table:display="true" table:show-details="true"/>
                <table:data-pilot-member table:name="17302" table:display="true" table:show-details="true"/>
                <table:data-pilot-member table:name="17307" table:display="true" table:show-details="true"/>
                <table:data-pilot-member table:name="17311" table:display="true" table:show-details="true"/>
                <table:data-pilot-member table:name="17312" table:display="true" table:show-details="true"/>
                <table:data-pilot-member table:name="17316" table:display="true" table:show-details="true"/>
                <table:data-pilot-member table:name="17323" table:display="true" table:show-details="true"/>
                <table:data-pilot-member table:name="17328" table:display="true" table:show-details="true"/>
                <table:data-pilot-member table:name="17330" table:display="true" table:show-details="true"/>
                <table:data-pilot-member table:name="17357" table:display="true" table:show-details="true"/>
                <table:data-pilot-member table:name="17367" table:display="true" table:show-details="true"/>
                <table:data-pilot-member table:name="17372" table:display="true" table:show-details="true"/>
                <table:data-pilot-member table:name="17379" table:display="true" table:show-details="true"/>
                <table:data-pilot-member table:name="17381" table:display="true" table:show-details="true"/>
                <table:data-pilot-member table:name="17384" table:display="true" table:show-details="true"/>
                <table:data-pilot-member table:name="17398" table:display="true" table:show-details="true"/>
                <table:data-pilot-member table:name="17416" table:display="true" table:show-details="true"/>
                <table:data-pilot-member table:name="17417" table:display="true" table:show-details="true"/>
                <table:data-pilot-member table:name="17429" table:display="true" table:show-details="true"/>
                <table:data-pilot-member table:name="17431" table:display="true" table:show-details="true"/>
                <table:data-pilot-member table:name="17433" table:display="true" table:show-details="true"/>
                <table:data-pilot-member table:name="17434" table:display="true" table:show-details="true"/>
                <table:data-pilot-member table:name="17436" table:display="true" table:show-details="true"/>
                <table:data-pilot-member table:name="17439" table:display="true" table:show-details="true"/>
                <table:data-pilot-member table:name="17449" table:display="true" table:show-details="true"/>
                <table:data-pilot-member table:name="17452" table:display="true" table:show-details="true"/>
                <table:data-pilot-member table:name="17459" table:display="true" table:show-details="true"/>
                <table:data-pilot-member table:name="17465" table:display="true" table:show-details="true"/>
                <table:data-pilot-member table:name="17482" table:display="true" table:show-details="true"/>
                <table:data-pilot-member table:name="17485" table:display="true" table:show-details="true"/>
                <table:data-pilot-member table:name="17486" table:display="true" table:show-details="true"/>
                <table:data-pilot-member table:name="17493" table:display="true" table:show-details="true"/>
                <table:data-pilot-member table:name="17518" table:display="true" table:show-details="true"/>
                <table:data-pilot-member table:name="17525" table:display="true" table:show-details="true"/>
                <table:data-pilot-member table:name="17526" table:display="true" table:show-details="true"/>
                <table:data-pilot-member table:name="17535" table:display="true" table:show-details="true"/>
                <table:data-pilot-member table:name="17544" table:display="true" table:show-details="true"/>
                <table:data-pilot-member table:name="17547" table:display="true" table:show-details="true"/>
                <table:data-pilot-member table:name="17555" table:display="true" table:show-details="true"/>
                <table:data-pilot-member table:name="17556" table:display="true" table:show-details="true"/>
                <table:data-pilot-member table:name="17562" table:display="true" table:show-details="true"/>
                <table:data-pilot-member table:name="17567" table:display="true" table:show-details="true"/>
                <table:data-pilot-member table:name="17576" table:display="true" table:show-details="true"/>
                <table:data-pilot-member table:name="17578" table:display="true" table:show-details="true"/>
                <table:data-pilot-member table:name="17580" table:display="true" table:show-details="true"/>
                <table:data-pilot-member table:name="17598" table:display="true" table:show-details="true"/>
                <table:data-pilot-member table:name="17621" table:display="true" table:show-details="true"/>
                <table:data-pilot-member table:name="17637" table:display="true" table:show-details="true"/>
                <table:data-pilot-member table:name="17665" table:display="true" table:show-details="true"/>
                <table:data-pilot-member table:name="17671" table:display="true" table:show-details="true"/>
                <table:data-pilot-member table:name="17687" table:display="true" table:show-details="true"/>
                <table:data-pilot-member table:name="17698" table:display="true" table:show-details="true"/>
                <table:data-pilot-member table:name="17705" table:display="true" table:show-details="true"/>
                <table:data-pilot-member table:name="17709" table:display="true" table:show-details="true"/>
                <table:data-pilot-member table:name="17721" table:display="true" table:show-details="true"/>
                <table:data-pilot-member table:name="17722" table:display="true" table:show-details="true"/>
                <table:data-pilot-member table:name="17729" table:display="true" table:show-details="true"/>
                <table:data-pilot-member table:name="17741" table:display="true" table:show-details="true"/>
                <table:data-pilot-member table:name="17752" table:display="true" table:show-details="true"/>
                <table:data-pilot-member table:name="17783" table:display="true" table:show-details="true"/>
                <table:data-pilot-member table:name="17794" table:display="true" table:show-details="true"/>
                <table:data-pilot-member table:name="17799" table:display="true" table:show-details="true"/>
                <table:data-pilot-member table:name="17806" table:display="true" table:show-details="true"/>
                <table:data-pilot-member table:name="17816" table:display="true" table:show-details="true"/>
                <table:data-pilot-member table:name="17822" table:display="true" table:show-details="true"/>
                <table:data-pilot-member table:name="17831" table:display="true" table:show-details="true"/>
                <table:data-pilot-member table:name="17843" table:display="true" table:show-details="true"/>
                <table:data-pilot-member table:name="17865" table:display="true" table:show-details="true"/>
                <table:data-pilot-member table:name="17868" table:display="true" table:show-details="true"/>
                <table:data-pilot-member table:name="17874" table:display="true" table:show-details="true"/>
                <table:data-pilot-member table:name="17914" table:display="true" table:show-details="true"/>
                <table:data-pilot-member table:name="17920" table:display="true" table:show-details="true"/>
                <table:data-pilot-member table:name="17921" table:display="true" table:show-details="true"/>
                <table:data-pilot-member table:name="17924" table:display="true" table:show-details="true"/>
                <table:data-pilot-member table:name="17932" table:display="true" table:show-details="true"/>
                <table:data-pilot-member table:name="17936" table:display="true" table:show-details="true"/>
                <table:data-pilot-member table:name="17937" table:display="true" table:show-details="true"/>
                <table:data-pilot-member table:name="17938" table:display="true" table:show-details="true"/>
                <table:data-pilot-member table:name="17943" table:display="true" table:show-details="true"/>
                <table:data-pilot-member table:name="17949" table:display="true" table:show-details="true"/>
                <table:data-pilot-member table:name="17952" table:display="true" table:show-details="true"/>
                <table:data-pilot-member table:name="17961" table:display="true" table:show-details="true"/>
                <table:data-pilot-member table:name="17965" table:display="true" table:show-details="true"/>
                <table:data-pilot-member table:name="17967" table:display="true" table:show-details="true"/>
                <table:data-pilot-member table:name="17969" table:display="true" table:show-details="true"/>
                <table:data-pilot-member table:name="17976" table:display="true" table:show-details="true"/>
                <table:data-pilot-member table:name="17980" table:display="true" table:show-details="true"/>
                <table:data-pilot-member table:name="17981" table:display="true" table:show-details="true"/>
                <table:data-pilot-member table:name="18009" table:display="true" table:show-details="true"/>
                <table:data-pilot-member table:name="18014" table:display="true" table:show-details="true"/>
                <table:data-pilot-member table:name="18016" table:display="true" table:show-details="true"/>
                <table:data-pilot-member table:name="18021" table:display="true" table:show-details="true"/>
                <table:data-pilot-member table:name="18022" table:display="true" table:show-details="true"/>
                <table:data-pilot-member table:name="18032" table:display="true" table:show-details="true"/>
                <table:data-pilot-member table:name="18036" table:display="true" table:show-details="true"/>
                <table:data-pilot-member table:name="18038" table:display="true" table:show-details="true"/>
                <table:data-pilot-member table:name="18041" table:display="true" table:show-details="true"/>
                <table:data-pilot-member table:name="18044" table:display="true" table:show-details="true"/>
                <table:data-pilot-member table:name="18048" table:display="true" table:show-details="true"/>
                <table:data-pilot-member table:name="18051" table:display="true" table:show-details="true"/>
                <table:data-pilot-member table:name="18053" table:display="true" table:show-details="true"/>
                <table:data-pilot-member table:name="18054" table:display="true" table:show-details="true"/>
                <table:data-pilot-member table:name="18063" table:display="true" table:show-details="true"/>
                <table:data-pilot-member table:name="18080" table:display="true" table:show-details="true"/>
                <table:data-pilot-member table:name="18091" table:display="true" table:show-details="true"/>
                <table:data-pilot-member table:name="18094" table:display="true" table:show-details="true"/>
                <table:data-pilot-member table:name="18098" table:display="true" table:show-details="true"/>
                <table:data-pilot-member table:name="18109" table:display="true" table:show-details="true"/>
                <table:data-pilot-member table:name="18118" table:display="true" table:show-details="true"/>
                <table:data-pilot-member table:name="18119" table:display="true" table:show-details="true"/>
                <table:data-pilot-member table:name="18128" table:display="true" table:show-details="true"/>
                <table:data-pilot-member table:name="18154" table:display="true" table:show-details="true"/>
                <table:data-pilot-member table:name="18155" table:display="true" table:show-details="true"/>
                <table:data-pilot-member table:name="18165" table:display="true" table:show-details="true"/>
                <table:data-pilot-member table:name="18171" table:display="true" table:show-details="true"/>
                <table:data-pilot-member table:name="18172" table:display="true" table:show-details="true"/>
                <table:data-pilot-member table:name="18177" table:display="true" table:show-details="true"/>
                <table:data-pilot-member table:name="18193" table:display="true" table:show-details="true"/>
                <table:data-pilot-member table:name="18196" table:display="true" table:show-details="true"/>
                <table:data-pilot-member table:name="18204" table:display="true" table:show-details="true"/>
                <table:data-pilot-member table:name="18209" table:display="true" table:show-details="true"/>
                <table:data-pilot-member table:name="18215" table:display="true" table:show-details="true"/>
                <table:data-pilot-member table:name="18226" table:display="true" table:show-details="true"/>
                <table:data-pilot-member table:name="18231" table:display="true" table:show-details="true"/>
                <table:data-pilot-member table:name="18238" table:display="true" table:show-details="true"/>
                <table:data-pilot-member table:name="18248" table:display="true" table:show-details="true"/>
                <table:data-pilot-member table:name="18249" table:display="true" table:show-details="true"/>
                <table:data-pilot-member table:name="18276" table:display="true" table:show-details="true"/>
                <table:data-pilot-member table:name="18286" table:display="true" table:show-details="true"/>
                <table:data-pilot-member table:name="18293" table:display="true" table:show-details="true"/>
                <table:data-pilot-member table:name="18296" table:display="true" table:show-details="true"/>
                <table:data-pilot-member table:name="18300" table:display="true" table:show-details="true"/>
                <table:data-pilot-member table:name="18309" table:display="true" table:show-details="true"/>
                <table:data-pilot-member table:name="18317" table:display="true" table:show-details="true"/>
                <table:data-pilot-member table:name="18326" table:display="true" table:show-details="true"/>
                <table:data-pilot-member table:name="18328" table:display="true" table:show-details="true"/>
                <table:data-pilot-member table:name="18333" table:display="true" table:show-details="true"/>
                <table:data-pilot-member table:name="18334" table:display="true" table:show-details="true"/>
                <table:data-pilot-member table:name="18343" table:display="true" table:show-details="true"/>
                <table:data-pilot-member table:name="18352" table:display="true" table:show-details="true"/>
                <table:data-pilot-member table:name="18356" table:display="true" table:show-details="true"/>
                <table:data-pilot-member table:name="18360" table:display="true" table:show-details="true"/>
                <table:data-pilot-member table:name="18362" table:display="true" table:show-details="true"/>
                <table:data-pilot-member table:name="18376" table:display="true" table:show-details="true"/>
                <table:data-pilot-member table:name="18383" table:display="true" table:show-details="true"/>
                <table:data-pilot-member table:name="18388" table:display="true" table:show-details="true"/>
                <table:data-pilot-member table:name="18395" table:display="true" table:show-details="true"/>
                <table:data-pilot-member table:name="18397" table:display="true" table:show-details="true"/>
                <table:data-pilot-member table:name="18400" table:display="true" table:show-details="true"/>
                <table:data-pilot-member table:name="18407" table:display="true" table:show-details="true"/>
                <table:data-pilot-member table:name="18408" table:display="true" table:show-details="true"/>
                <table:data-pilot-member table:name="18411" table:display="true" table:show-details="true"/>
                <table:data-pilot-member table:name="18419" table:display="true" table:show-details="true"/>
                <table:data-pilot-member table:name="18444" table:display="true" table:show-details="true"/>
                <table:data-pilot-member table:name="18453" table:display="true" table:show-details="true"/>
                <table:data-pilot-member table:name="18454" table:display="true" table:show-details="true"/>
                <table:data-pilot-member table:name="18456" table:display="true" table:show-details="true"/>
                <table:data-pilot-member table:name="18472" table:display="true" table:show-details="true"/>
                <table:data-pilot-member table:name="18481" table:display="true" table:show-details="true"/>
                <table:data-pilot-member table:name="18485" table:display="true" table:show-details="true"/>
                <table:data-pilot-member table:name="18488" table:display="true" table:show-details="true"/>
                <table:data-pilot-member table:name="18492" table:display="true" table:show-details="true"/>
                <table:data-pilot-member table:name="18495" table:display="true" table:show-details="true"/>
                <table:data-pilot-member table:name="18498" table:display="true" table:show-details="true"/>
                <table:data-pilot-member table:name="18499" table:display="true" table:show-details="true"/>
                <table:data-pilot-member table:name="18503" table:display="true" table:show-details="true"/>
                <table:data-pilot-member table:name="18504" table:display="true" table:show-details="true"/>
                <table:data-pilot-member table:name="18517" table:display="true" table:show-details="true"/>
                <table:data-pilot-member table:name="18524" table:display="true" table:show-details="true"/>
                <table:data-pilot-member table:name="18528" table:display="true" table:show-details="true"/>
                <table:data-pilot-member table:name="18538" table:display="true" table:show-details="true"/>
                <table:data-pilot-member table:name="18561" table:display="true" table:show-details="true"/>
                <table:data-pilot-member table:name="18569" table:display="true" table:show-details="true"/>
                <table:data-pilot-member table:name="18573" table:display="true" table:show-details="true"/>
                <table:data-pilot-member table:name="18581" table:display="true" table:show-details="true"/>
                <table:data-pilot-member table:name="18591" table:display="true" table:show-details="true"/>
                <table:data-pilot-member table:name="18592" table:display="true" table:show-details="true"/>
                <table:data-pilot-member table:name="18616" table:display="true" table:show-details="true"/>
                <table:data-pilot-member table:name="18621" table:display="true" table:show-details="true"/>
                <table:data-pilot-member table:name="18624" table:display="true" table:show-details="true"/>
                <table:data-pilot-member table:name="18644" table:display="true" table:show-details="true"/>
                <table:data-pilot-member table:name="18648" table:display="true" table:show-details="true"/>
                <table:data-pilot-member table:name="18649" table:display="true" table:show-details="true"/>
                <table:data-pilot-member table:name="18650" table:display="true" table:show-details="true"/>
                <table:data-pilot-member table:name="18660" table:display="true" table:show-details="true"/>
                <table:data-pilot-member table:name="18666" table:display="true" table:show-details="true"/>
                <table:data-pilot-member table:name="18667" table:display="true" table:show-details="true"/>
                <table:data-pilot-member table:name="18674" table:display="true" table:show-details="true"/>
                <table:data-pilot-member table:name="18676" table:display="true" table:show-details="true"/>
                <table:data-pilot-member table:name="18704" table:display="true" table:show-details="true"/>
                <table:data-pilot-member table:name="18708" table:display="true" table:show-details="true"/>
                <table:data-pilot-member table:name="18723" table:display="true" table:show-details="true"/>
                <table:data-pilot-member table:name="18727" table:display="true" table:show-details="true"/>
                <table:data-pilot-member table:name="18729" table:display="true" table:show-details="true"/>
                <table:data-pilot-member table:name="18733" table:display="true" table:show-details="true"/>
                <table:data-pilot-member table:name="18742" table:display="true" table:show-details="true"/>
                <table:data-pilot-member table:name="18747" table:display="true" table:show-details="true"/>
                <table:data-pilot-member table:name="18750" table:display="true" table:show-details="true"/>
                <table:data-pilot-member table:name="18753" table:display="true" table:show-details="true"/>
                <table:data-pilot-member table:name="18762" table:display="true" table:show-details="true"/>
                <table:data-pilot-member table:name="18767" table:display="true" table:show-details="true"/>
                <table:data-pilot-member table:name="18777" table:display="true" table:show-details="true"/>
                <table:data-pilot-member table:name="18788" table:display="true" table:show-details="true"/>
                <table:data-pilot-member table:name="18793" table:display="true" table:show-details="true"/>
                <table:data-pilot-member table:name="18797" table:display="true" table:show-details="true"/>
                <table:data-pilot-member table:name="18805" table:display="true" table:show-details="true"/>
                <table:data-pilot-member table:name="18821" table:display="true" table:show-details="true"/>
                <table:data-pilot-member table:name="18836" table:display="true" table:show-details="true"/>
                <table:data-pilot-member table:name="18837" table:display="true" table:show-details="true"/>
                <table:data-pilot-member table:name="18840" table:display="true" table:show-details="true"/>
                <table:data-pilot-member table:name="18865" table:display="true" table:show-details="true"/>
                <table:data-pilot-member table:name="18869" table:display="true" table:show-details="true"/>
                <table:data-pilot-member table:name="18879" table:display="true" table:show-details="true"/>
                <table:data-pilot-member table:name="18884" table:display="true" table:show-details="true"/>
                <table:data-pilot-member table:name="18890" table:display="true" table:show-details="true"/>
                <table:data-pilot-member table:name="18895" table:display="true" table:show-details="true"/>
                <table:data-pilot-member table:name="18904" table:display="true" table:show-details="true"/>
                <table:data-pilot-member table:name="18909" table:display="true" table:show-details="true"/>
                <table:data-pilot-member table:name="18911" table:display="true" table:show-details="true"/>
                <table:data-pilot-member table:name="18924" table:display="true" table:show-details="true"/>
                <table:data-pilot-member table:name="18925" table:display="true" table:show-details="true"/>
                <table:data-pilot-member table:name="18930" table:display="true" table:show-details="true"/>
                <table:data-pilot-member table:name="18937" table:display="true" table:show-details="true"/>
                <table:data-pilot-member table:name="18938" table:display="true" table:show-details="true"/>
                <table:data-pilot-member table:name="18943" table:display="true" table:show-details="true"/>
                <table:data-pilot-member table:name="18954" table:display="true" table:show-details="true"/>
                <table:data-pilot-member table:name="18961" table:display="true" table:show-details="true"/>
                <table:data-pilot-member table:name="18972" table:display="true" table:show-details="true"/>
                <table:data-pilot-member table:name="18982" table:display="true" table:show-details="true"/>
                <table:data-pilot-member table:name="18986" table:display="true" table:show-details="true"/>
                <table:data-pilot-member table:name="18988" table:display="true" table:show-details="true"/>
                <table:data-pilot-member table:name="19003" table:display="true" table:show-details="true"/>
                <table:data-pilot-member table:name="19004" table:display="true" table:show-details="true"/>
                <table:data-pilot-member table:name="19015" table:display="true" table:show-details="true"/>
                <table:data-pilot-member table:name="19028" table:display="true" table:show-details="true"/>
                <table:data-pilot-member table:name="19035" table:display="true" table:show-details="true"/>
                <table:data-pilot-member table:name="19040" table:display="true" table:show-details="true"/>
                <table:data-pilot-member table:name="19049" table:display="true" table:show-details="true"/>
                <table:data-pilot-member table:name="19067" table:display="true" table:show-details="true"/>
                <table:data-pilot-member table:name="19068" table:display="true" table:show-details="true"/>
                <table:data-pilot-member table:name="19079" table:display="true" table:show-details="true"/>
                <table:data-pilot-member table:name="19082" table:display="true" table:show-details="true"/>
                <table:data-pilot-member table:name="19089" table:display="true" table:show-details="true"/>
                <table:data-pilot-member table:name="19094" table:display="true" table:show-details="true"/>
                <table:data-pilot-member table:name="19096" table:display="true" table:show-details="true"/>
                <table:data-pilot-member table:name="19098" table:display="true" table:show-details="true"/>
                <table:data-pilot-member table:name="19105" table:display="true" table:show-details="true"/>
                <table:data-pilot-member table:name="19115" table:display="true" table:show-details="true"/>
                <table:data-pilot-member table:name="19117" table:display="true" table:show-details="true"/>
                <table:data-pilot-member table:name="19122" table:display="true" table:show-details="true"/>
                <table:data-pilot-member table:name="19130" table:display="true" table:show-details="true"/>
                <table:data-pilot-member table:name="19131" table:display="true" table:show-details="true"/>
                <table:data-pilot-member table:name="19147" table:display="true" table:show-details="true"/>
                <table:data-pilot-member table:name="19154" table:display="true" table:show-details="true"/>
                <table:data-pilot-member table:name="19158" table:display="true" table:show-details="true"/>
                <table:data-pilot-member table:name="19174" table:display="true" table:show-details="true"/>
                <table:data-pilot-member table:name="19175" table:display="true" table:show-details="true"/>
                <table:data-pilot-member table:name="19193" table:display="true" table:show-details="true"/>
                <table:data-pilot-member table:name="19199" table:display="true" table:show-details="true"/>
                <table:data-pilot-member table:name="19201" table:display="true" table:show-details="true"/>
                <table:data-pilot-member table:name="19211" table:display="true" table:show-details="true"/>
                <table:data-pilot-member table:name="19212" table:display="true" table:show-details="true"/>
                <table:data-pilot-member table:name="19244" table:display="true" table:show-details="true"/>
                <table:data-pilot-member table:name="19245" table:display="true" table:show-details="true"/>
                <table:data-pilot-member table:name="19255" table:display="true" table:show-details="true"/>
                <table:data-pilot-member table:name="19256" table:display="true" table:show-details="true"/>
                <table:data-pilot-member table:name="19264" table:display="true" table:show-details="true"/>
                <table:data-pilot-member table:name="19270" table:display="true" table:show-details="true"/>
                <table:data-pilot-member table:name="19275" table:display="true" table:show-details="true"/>
                <table:data-pilot-member table:name="19310" table:display="true" table:show-details="true"/>
                <table:data-pilot-member table:name="19311" table:display="true" table:show-details="true"/>
                <table:data-pilot-member table:name="19319" table:display="true" table:show-details="true"/>
                <table:data-pilot-member table:name="19328" table:display="true" table:show-details="true"/>
                <table:data-pilot-member table:name="19329" table:display="true" table:show-details="true"/>
                <table:data-pilot-member table:name="19334" table:display="true" table:show-details="true"/>
                <table:data-pilot-member table:name="19335" table:display="true" table:show-details="true"/>
                <table:data-pilot-member table:name="19336" table:display="true" table:show-details="true"/>
                <table:data-pilot-member table:name="19349" table:display="true" table:show-details="true"/>
                <table:data-pilot-member table:name="19360" table:display="true" table:show-details="true"/>
                <table:data-pilot-member table:name="19372" table:display="true" table:show-details="true"/>
                <table:data-pilot-member table:name="19383" table:display="true" table:show-details="true"/>
                <table:data-pilot-member table:name="19384" table:display="true" table:show-details="true"/>
                <table:data-pilot-member table:name="19390" table:display="true" table:show-details="true"/>
                <table:data-pilot-member table:name="19393" table:display="true" table:show-details="true"/>
                <table:data-pilot-member table:name="19396" table:display="true" table:show-details="true"/>
                <table:data-pilot-member table:name="19398" table:display="true" table:show-details="true"/>
                <table:data-pilot-member table:name="19406" table:display="true" table:show-details="true"/>
                <table:data-pilot-member table:name="19435" table:display="true" table:show-details="true"/>
                <table:data-pilot-member table:name="19456" table:display="true" table:show-details="true"/>
                <table:data-pilot-member table:name="19460" table:display="true" table:show-details="true"/>
                <table:data-pilot-member table:name="19464" table:display="true" table:show-details="true"/>
                <table:data-pilot-member table:name="19465" table:display="true" table:show-details="true"/>
                <table:data-pilot-member table:name="19467" table:display="true" table:show-details="true"/>
                <table:data-pilot-member table:name="19483" table:display="true" table:show-details="true"/>
                <table:data-pilot-member table:name="19487" table:display="true" table:show-details="true"/>
                <table:data-pilot-member table:name="19491" table:display="true" table:show-details="true"/>
                <table:data-pilot-member table:name="19503" table:display="true" table:show-details="true"/>
                <table:data-pilot-member table:name="19505" table:display="true" table:show-details="true"/>
                <table:data-pilot-member table:name="19508" table:display="true" table:show-details="true"/>
                <table:data-pilot-member table:name="19510" table:display="true" table:show-details="true"/>
                <table:data-pilot-member table:name="19518" table:display="true" table:show-details="true"/>
                <table:data-pilot-member table:name="19537" table:display="true" table:show-details="true"/>
                <table:data-pilot-member table:name="19542" table:display="true" table:show-details="true"/>
                <table:data-pilot-member table:name="19543" table:display="true" table:show-details="true"/>
                <table:data-pilot-member table:name="19560" table:display="true" table:show-details="true"/>
                <table:data-pilot-member table:name="19561" table:display="true" table:show-details="true"/>
                <table:data-pilot-member table:name="19563" table:display="true" table:show-details="true"/>
                <table:data-pilot-member table:name="19567" table:display="true" table:show-details="true"/>
                <table:data-pilot-member table:name="19573" table:display="true" table:show-details="true"/>
                <table:data-pilot-member table:name="19580" table:display="true" table:show-details="true"/>
                <table:data-pilot-member table:name="19581" table:display="true" table:show-details="true"/>
                <table:data-pilot-member table:name="19591" table:display="true" table:show-details="true"/>
                <table:data-pilot-member table:name="19607" table:display="true" table:show-details="true"/>
                <table:data-pilot-member table:name="19611" table:display="true" table:show-details="true"/>
                <table:data-pilot-member table:name="19613" table:display="true" table:show-details="true"/>
                <table:data-pilot-member table:name="19616" table:display="true" table:show-details="true"/>
                <table:data-pilot-member table:name="19626" table:display="true" table:show-details="true"/>
                <table:data-pilot-member table:name="19632" table:display="true" table:show-details="true"/>
                <table:data-pilot-member table:name="19636" table:display="true" table:show-details="true"/>
                <table:data-pilot-member table:name="19644" table:display="true" table:show-details="true"/>
                <table:data-pilot-member table:name="19663" table:display="true" table:show-details="true"/>
                <table:data-pilot-member table:name="19668" table:display="true" table:show-details="true"/>
                <table:data-pilot-member table:name="19669" table:display="true" table:show-details="true"/>
                <table:data-pilot-member table:name="19674" table:display="true" table:show-details="true"/>
                <table:data-pilot-member table:name="19687" table:display="true" table:show-details="true"/>
                <table:data-pilot-member table:name="19690" table:display="true" table:show-details="true"/>
                <table:data-pilot-member table:name="19695" table:display="true" table:show-details="true"/>
                <table:data-pilot-member table:name="19699" table:display="true" table:show-details="true"/>
                <table:data-pilot-member table:name="19703" table:display="true" table:show-details="true"/>
                <table:data-pilot-member table:name="19716" table:display="true" table:show-details="true"/>
                <table:data-pilot-member table:name="19719" table:display="true" table:show-details="true"/>
                <table:data-pilot-member table:name="19741" table:display="true" table:show-details="true"/>
                <table:data-pilot-member table:name="19746" table:display="true" table:show-details="true"/>
                <table:data-pilot-member table:name="19749" table:display="true" table:show-details="true"/>
                <table:data-pilot-member table:name="19755" table:display="true" table:show-details="true"/>
                <table:data-pilot-member table:name="19759" table:display="true" table:show-details="true"/>
                <table:data-pilot-member table:name="19763" table:display="true" table:show-details="true"/>
                <table:data-pilot-member table:name="19765" table:display="true" table:show-details="true"/>
                <table:data-pilot-member table:name="19772" table:display="true" table:show-details="true"/>
                <table:data-pilot-member table:name="19777" table:display="true" table:show-details="true"/>
                <table:data-pilot-member table:name="19792" table:display="true" table:show-details="true"/>
                <table:data-pilot-member table:name="19804" table:display="true" table:show-details="true"/>
                <table:data-pilot-member table:name="19815" table:display="true" table:show-details="true"/>
                <table:data-pilot-member table:name="19818" table:display="true" table:show-details="true"/>
                <table:data-pilot-member table:name="19825" table:display="true" table:show-details="true"/>
                <table:data-pilot-member table:name="19829" table:display="true" table:show-details="true"/>
                <table:data-pilot-member table:name="19852" table:display="true" table:show-details="true"/>
                <table:data-pilot-member table:name="19853" table:display="true" table:show-details="true"/>
                <table:data-pilot-member table:name="19864" table:display="true" table:show-details="true"/>
                <table:data-pilot-member table:name="19879" table:display="true" table:show-details="true"/>
                <table:data-pilot-member table:name="19880" table:display="true" table:show-details="true"/>
                <table:data-pilot-member table:name="19883" table:display="true" table:show-details="true"/>
                <table:data-pilot-member table:name="19892" table:display="true" table:show-details="true"/>
                <table:data-pilot-member table:name="19899" table:display="true" table:show-details="true"/>
                <table:data-pilot-member table:name="19926" table:display="true" table:show-details="true"/>
                <table:data-pilot-member table:name="19940" table:display="true" table:show-details="true"/>
                <table:data-pilot-member table:name="19942" table:display="true" table:show-details="true"/>
                <table:data-pilot-member table:name="19950" table:display="true" table:show-details="true"/>
                <table:data-pilot-member table:name="19951" table:display="true" table:show-details="true"/>
                <table:data-pilot-member table:name="19960" table:display="true" table:show-details="true"/>
                <table:data-pilot-member table:name="19965" table:display="true" table:show-details="true"/>
                <table:data-pilot-member table:name="19976" table:display="true" table:show-details="true"/>
                <table:data-pilot-member table:name="19977" table:display="true" table:show-details="true"/>
                <table:data-pilot-member table:name="19985" table:display="true" table:show-details="true"/>
                <table:data-pilot-member table:name="19995" table:display="true" table:show-details="true"/>
                <table:data-pilot-member table:name="19996" table:display="true" table:show-details="true"/>
                <table:data-pilot-member table:name="20008" table:display="true" table:show-details="true"/>
                <table:data-pilot-member table:name="20017" table:display="true" table:show-details="true"/>
                <table:data-pilot-member table:name="20024" table:display="true" table:show-details="true"/>
                <table:data-pilot-member table:name="20029" table:display="true" table:show-details="true"/>
                <table:data-pilot-member table:name="20033" table:display="true" table:show-details="true"/>
                <table:data-pilot-member table:name="20034" table:display="true" table:show-details="true"/>
                <table:data-pilot-member table:name="20043" table:display="true" table:show-details="true"/>
                <table:data-pilot-member table:name="20048" table:display="true" table:show-details="true"/>
                <table:data-pilot-member table:name="20057" table:display="true" table:show-details="true"/>
                <table:data-pilot-member table:name="20058" table:display="true" table:show-details="true"/>
                <table:data-pilot-member table:name="20075" table:display="true" table:show-details="true"/>
                <table:data-pilot-member table:name="20076" table:display="true" table:show-details="true"/>
                <table:data-pilot-member table:name="20077" table:display="true" table:show-details="true"/>
                <table:data-pilot-member table:name="20080" table:display="true" table:show-details="true"/>
                <table:data-pilot-member table:name="20097" table:display="true" table:show-details="true"/>
                <table:data-pilot-member table:name="20100" table:display="true" table:show-details="true"/>
                <table:data-pilot-member table:name="20126" table:display="true" table:show-details="true"/>
                <table:data-pilot-member table:name="20128" table:display="true" table:show-details="true"/>
                <table:data-pilot-member table:name="20131" table:display="true" table:show-details="true"/>
                <table:data-pilot-member table:name="20132" table:display="true" table:show-details="true"/>
                <table:data-pilot-member table:name="20155" table:display="true" table:show-details="true"/>
                <table:data-pilot-member table:name="20157" table:display="true" table:show-details="true"/>
                <table:data-pilot-member table:name="20161" table:display="true" table:show-details="true"/>
                <table:data-pilot-member table:name="20162" table:display="true" table:show-details="true"/>
                <table:data-pilot-member table:name="20167" table:display="true" table:show-details="true"/>
                <table:data-pilot-member table:name="20177" table:display="true" table:show-details="true"/>
                <table:data-pilot-member table:name="20178" table:display="true" table:show-details="true"/>
                <table:data-pilot-member table:name="20179" table:display="true" table:show-details="true"/>
                <table:data-pilot-member table:name="20183" table:display="true" table:show-details="true"/>
                <table:data-pilot-member table:name="20190" table:display="true" table:show-details="true"/>
                <table:data-pilot-member table:name="20199" table:display="true" table:show-details="true"/>
                <table:data-pilot-member table:name="20201" table:display="true" table:show-details="true"/>
                <table:data-pilot-member table:name="20203" table:display="true" table:show-details="true"/>
                <table:data-pilot-member table:name="20207" table:display="true" table:show-details="true"/>
                <table:data-pilot-member table:name="20211" table:display="true" table:show-details="true"/>
                <table:data-pilot-member table:name="20225" table:display="true" table:show-details="true"/>
                <table:data-pilot-member table:name="20227" table:display="true" table:show-details="true"/>
                <table:data-pilot-member table:name="20244" table:display="true" table:show-details="true"/>
                <table:data-pilot-member table:name="20260" table:display="true" table:show-details="true"/>
                <table:data-pilot-member table:name="20271" table:display="true" table:show-details="true"/>
                <table:data-pilot-member table:name="20274" table:display="true" table:show-details="true"/>
                <table:data-pilot-member table:name="20277" table:display="true" table:show-details="true"/>
                <table:data-pilot-member table:name="20278" table:display="true" table:show-details="true"/>
                <table:data-pilot-member table:name="20279" table:display="true" table:show-details="true"/>
                <table:data-pilot-member table:name="20310" table:display="true" table:show-details="true"/>
                <table:data-pilot-member table:name="20325" table:display="true" table:show-details="true"/>
                <table:data-pilot-member table:name="20337" table:display="true" table:show-details="true"/>
                <table:data-pilot-member table:name="20338" table:display="true" table:show-details="true"/>
                <table:data-pilot-member table:name="20341" table:display="true" table:show-details="true"/>
                <table:data-pilot-member table:name="20348" table:display="true" table:show-details="true"/>
                <table:data-pilot-member table:name="20382" table:display="true" table:show-details="true"/>
                <table:data-pilot-member table:name="20391" table:display="true" table:show-details="true"/>
                <table:data-pilot-member table:name="20409" table:display="true" table:show-details="true"/>
                <table:data-pilot-member table:name="20411" table:display="true" table:show-details="true"/>
                <table:data-pilot-member table:name="20431" table:display="true" table:show-details="true"/>
                <table:data-pilot-member table:name="20433" table:display="true" table:show-details="true"/>
                <table:data-pilot-member table:name="20447" table:display="true" table:show-details="true"/>
                <table:data-pilot-member table:name="20450" table:display="true" table:show-details="true"/>
                <table:data-pilot-member table:name="20457" table:display="true" table:show-details="true"/>
                <table:data-pilot-member table:name="20466" table:display="true" table:show-details="true"/>
                <table:data-pilot-member table:name="20467" table:display="true" table:show-details="true"/>
                <table:data-pilot-member table:name="20488" table:display="true" table:show-details="true"/>
                <table:data-pilot-member table:name="20489" table:display="true" table:show-details="true"/>
                <table:data-pilot-member table:name="20490" table:display="true" table:show-details="true"/>
                <table:data-pilot-member table:name="20501" table:display="true" table:show-details="true"/>
                <table:data-pilot-member table:name="20518" table:display="true" table:show-details="true"/>
                <table:data-pilot-member table:name="20527" table:display="true" table:show-details="true"/>
                <table:data-pilot-member table:name="20531" table:display="true" table:show-details="true"/>
                <table:data-pilot-member table:name="20533" table:display="true" table:show-details="true"/>
                <table:data-pilot-member table:name="20535" table:display="true" table:show-details="true"/>
                <table:data-pilot-member table:name="20551" table:display="true" table:show-details="true"/>
                <table:data-pilot-member table:name="20556" table:display="true" table:show-details="true"/>
                <table:data-pilot-member table:name="20567" table:display="true" table:show-details="true"/>
                <table:data-pilot-member table:name="20571" table:display="true" table:show-details="true"/>
                <table:data-pilot-member table:name="20572" table:display="true" table:show-details="true"/>
                <table:data-pilot-member table:name="20576" table:display="true" table:show-details="true"/>
                <table:data-pilot-member table:name="20577" table:display="true" table:show-details="true"/>
                <table:data-pilot-member table:name="20590" table:display="true" table:show-details="true"/>
                <table:data-pilot-member table:name="20603" table:display="true" table:show-details="true"/>
                <table:data-pilot-member table:name="20629" table:display="true" table:show-details="true"/>
                <table:data-pilot-member table:name="20642" table:display="true" table:show-details="true"/>
                <table:data-pilot-member table:name="20661" table:display="true" table:show-details="true"/>
                <table:data-pilot-member table:name="20663" table:display="true" table:show-details="true"/>
                <table:data-pilot-member table:name="20671" table:display="true" table:show-details="true"/>
                <table:data-pilot-member table:name="20673" table:display="true" table:show-details="true"/>
                <table:data-pilot-member table:name="20675" table:display="true" table:show-details="true"/>
                <table:data-pilot-member table:name="20678" table:display="true" table:show-details="true"/>
                <table:data-pilot-member table:name="20686" table:display="true" table:show-details="true"/>
                <table:data-pilot-member table:name="20694" table:display="true" table:show-details="true"/>
                <table:data-pilot-member table:name="20703" table:display="true" table:show-details="true"/>
                <table:data-pilot-member table:name="20705" table:display="true" table:show-details="true"/>
                <table:data-pilot-member table:name="20707" table:display="true" table:show-details="true"/>
                <table:data-pilot-member table:name="20712" table:display="true" table:show-details="true"/>
                <table:data-pilot-member table:name="20715" table:display="true" table:show-details="true"/>
                <table:data-pilot-member table:name="20724" table:display="true" table:show-details="true"/>
                <table:data-pilot-member table:name="20725" table:display="true" table:show-details="true"/>
                <table:data-pilot-member table:name="20726" table:display="true" table:show-details="true"/>
                <table:data-pilot-member table:name="20738" table:display="true" table:show-details="true"/>
                <table:data-pilot-member table:name="20744" table:display="true" table:show-details="true"/>
                <table:data-pilot-member table:name="20758" table:display="true" table:show-details="true"/>
                <table:data-pilot-member table:name="20762" table:display="true" table:show-details="true"/>
                <table:data-pilot-member table:name="20778" table:display="true" table:show-details="true"/>
                <table:data-pilot-member table:name="20780" table:display="true" table:show-details="true"/>
                <table:data-pilot-member table:name="20781" table:display="true" table:show-details="true"/>
                <table:data-pilot-member table:name="20784" table:display="true" table:show-details="true"/>
                <table:data-pilot-member table:name="20804" table:display="true" table:show-details="true"/>
                <table:data-pilot-member table:name="20806" table:display="true" table:show-details="true"/>
                <table:data-pilot-member table:name="20809" table:display="true" table:show-details="true"/>
                <table:data-pilot-member table:name="20816" table:display="true" table:show-details="true"/>
                <table:data-pilot-member table:name="20827" table:display="true" table:show-details="true"/>
                <table:data-pilot-member table:name="20828" table:display="true" table:show-details="true"/>
                <table:data-pilot-member table:name="20839" table:display="true" table:show-details="true"/>
                <table:data-pilot-member table:name="20856" table:display="true" table:show-details="true"/>
                <table:data-pilot-member table:name="20861" table:display="true" table:show-details="true"/>
                <table:data-pilot-member table:name="20865" table:display="true" table:show-details="true"/>
                <table:data-pilot-member table:name="20866" table:display="true" table:show-details="true"/>
                <table:data-pilot-member table:name="20890" table:display="true" table:show-details="true"/>
                <table:data-pilot-member table:name="20902" table:display="true" table:show-details="true"/>
                <table:data-pilot-member table:name="20923" table:display="true" table:show-details="true"/>
                <table:data-pilot-member table:name="20933" table:display="true" table:show-details="true"/>
                <table:data-pilot-member table:name="20949" table:display="true" table:show-details="true"/>
                <table:data-pilot-member table:name="20953" table:display="true" table:show-details="true"/>
                <table:data-pilot-member table:name="20958" table:display="true" table:show-details="true"/>
                <table:data-pilot-member table:name="20966" table:display="true" table:show-details="true"/>
                <table:data-pilot-member table:name="20975" table:display="true" table:show-details="true"/>
                <table:data-pilot-member table:name="20977" table:display="true" table:show-details="true"/>
                <table:data-pilot-member table:name="20982" table:display="true" table:show-details="true"/>
                <table:data-pilot-member table:name="20995" table:display="true" table:show-details="true"/>
                <table:data-pilot-member table:name="20999" table:display="true" table:show-details="true"/>
                <table:data-pilot-member table:name="21002" table:display="true" table:show-details="true"/>
                <table:data-pilot-member table:name="21010" table:display="true" table:show-details="true"/>
                <table:data-pilot-member table:name="21011" table:display="true" table:show-details="true"/>
                <table:data-pilot-member table:name="21021" table:display="true" table:show-details="true"/>
                <table:data-pilot-member table:name="21036" table:display="true" table:show-details="true"/>
                <table:data-pilot-member table:name="21050" table:display="true" table:show-details="true"/>
                <table:data-pilot-member table:name="21063" table:display="true" table:show-details="true"/>
                <table:data-pilot-member table:name="21073" table:display="true" table:show-details="true"/>
                <table:data-pilot-member table:name="21083" table:display="true" table:show-details="true"/>
                <table:data-pilot-member table:name="21084" table:display="true" table:show-details="true"/>
                <table:data-pilot-member table:name="21107" table:display="true" table:show-details="true"/>
                <table:data-pilot-member table:name="21108" table:display="true" table:show-details="true"/>
                <table:data-pilot-member table:name="21111" table:display="true" table:show-details="true"/>
                <table:data-pilot-member table:name="21113" table:display="true" table:show-details="true"/>
                <table:data-pilot-member table:name="21124" table:display="true" table:show-details="true"/>
                <table:data-pilot-member table:name="21127" table:display="true" table:show-details="true"/>
                <table:data-pilot-member table:name="21140" table:display="true" table:show-details="true"/>
                <table:data-pilot-member table:name="21159" table:display="true" table:show-details="true"/>
                <table:data-pilot-member table:name="21167" table:display="true" table:show-details="true"/>
                <table:data-pilot-member table:name="21174" table:display="true" table:show-details="true"/>
                <table:data-pilot-member table:name="21180" table:display="true" table:show-details="true"/>
                <table:data-pilot-member table:name="21181" table:display="true" table:show-details="true"/>
                <table:data-pilot-member table:name="21188" table:display="true" table:show-details="true"/>
                <table:data-pilot-member table:name="21194" table:display="true" table:show-details="true"/>
                <table:data-pilot-member table:name="21227" table:display="true" table:show-details="true"/>
                <table:data-pilot-member table:name="21229" table:display="true" table:show-details="true"/>
                <table:data-pilot-member table:name="21236" table:display="true" table:show-details="true"/>
                <table:data-pilot-member table:name="21242" table:display="true" table:show-details="true"/>
                <table:data-pilot-member table:name="21245" table:display="true" table:show-details="true"/>
                <table:data-pilot-member table:name="21258" table:display="true" table:show-details="true"/>
                <table:data-pilot-member table:name="21266" table:display="true" table:show-details="true"/>
                <table:data-pilot-member table:name="21282" table:display="true" table:show-details="true"/>
                <table:data-pilot-member table:name="21294" table:display="true" table:show-details="true"/>
                <table:data-pilot-member table:name="21305" table:display="true" table:show-details="true"/>
                <table:data-pilot-member table:name="21317" table:display="true" table:show-details="true"/>
                <table:data-pilot-member table:name="21320" table:display="true" table:show-details="true"/>
                <table:data-pilot-member table:name="21323" table:display="true" table:show-details="true"/>
                <table:data-pilot-member table:name="21330" table:display="true" table:show-details="true"/>
                <table:data-pilot-member table:name="21335" table:display="true" table:show-details="true"/>
                <table:data-pilot-member table:name="21347" table:display="true" table:show-details="true"/>
                <table:data-pilot-member table:name="21371" table:display="true" table:show-details="true"/>
                <table:data-pilot-member table:name="21380" table:display="true" table:show-details="true"/>
                <table:data-pilot-member table:name="21382" table:display="true" table:show-details="true"/>
                <table:data-pilot-member table:name="21387" table:display="true" table:show-details="true"/>
                <table:data-pilot-member table:name="21405" table:display="true" table:show-details="true"/>
                <table:data-pilot-member table:name="21429" table:display="true" table:show-details="true"/>
                <table:data-pilot-member table:name="21438" table:display="true" table:show-details="true"/>
                <table:data-pilot-member table:name="21439" table:display="true" table:show-details="true"/>
                <table:data-pilot-member table:name="21442" table:display="true" table:show-details="true"/>
                <table:data-pilot-member table:name="21456" table:display="true" table:show-details="true"/>
                <table:data-pilot-member table:name="21458" table:display="true" table:show-details="true"/>
                <table:data-pilot-member table:name="21461" table:display="true" table:show-details="true"/>
                <table:data-pilot-member table:name="21469" table:display="true" table:show-details="true"/>
                <table:data-pilot-member table:name="21470" table:display="true" table:show-details="true"/>
                <table:data-pilot-member table:name="21480" table:display="true" table:show-details="true"/>
                <table:data-pilot-member table:name="21490" table:display="true" table:show-details="true"/>
                <table:data-pilot-member table:name="21491" table:display="true" table:show-details="true"/>
                <table:data-pilot-member table:name="21492" table:display="true" table:show-details="true"/>
                <table:data-pilot-member table:name="21495" table:display="true" table:show-details="true"/>
                <table:data-pilot-member table:name="21497" table:display="true" table:show-details="true"/>
                <table:data-pilot-member table:name="21499" table:display="true" table:show-details="true"/>
                <table:data-pilot-member table:name="21502" table:display="true" table:show-details="true"/>
                <table:data-pilot-member table:name="21507" table:display="true" table:show-details="true"/>
                <table:data-pilot-member table:name="21515" table:display="true" table:show-details="true"/>
                <table:data-pilot-member table:name="21519" table:display="true" table:show-details="true"/>
                <table:data-pilot-member table:name="21523" table:display="true" table:show-details="true"/>
                <table:data-pilot-member table:name="21529" table:display="true" table:show-details="true"/>
                <table:data-pilot-member table:name="21532" table:display="true" table:show-details="true"/>
                <table:data-pilot-member table:name="21540" table:display="true" table:show-details="true"/>
                <table:data-pilot-member table:name="21543" table:display="true" table:show-details="true"/>
                <table:data-pilot-member table:name="21545" table:display="true" table:show-details="true"/>
                <table:data-pilot-member table:name="21547" table:display="true" table:show-details="true"/>
                <table:data-pilot-member table:name="21551" table:display="true" table:show-details="true"/>
                <table:data-pilot-member table:name="21552" table:display="true" table:show-details="true"/>
                <table:data-pilot-member table:name="21559" table:display="true" table:show-details="true"/>
                <table:data-pilot-member table:name="21561" table:display="true" table:show-details="true"/>
                <table:data-pilot-member table:name="21564" table:display="true" table:show-details="true"/>
                <table:data-pilot-member table:name="21573" table:display="true" table:show-details="true"/>
                <table:data-pilot-member table:name="21581" table:display="true" table:show-details="true"/>
                <table:data-pilot-member table:name="21584" table:display="true" table:show-details="true"/>
                <table:data-pilot-member table:name="21635" table:display="true" table:show-details="true"/>
                <table:data-pilot-member table:name="21641" table:display="true" table:show-details="true"/>
                <table:data-pilot-member table:name="21657" table:display="true" table:show-details="true"/>
                <table:data-pilot-member table:name="21688" table:display="true" table:show-details="true"/>
                <table:data-pilot-member table:name="21697" table:display="true" table:show-details="true"/>
                <table:data-pilot-member table:name="21709" table:display="true" table:show-details="true"/>
                <table:data-pilot-member table:name="21712" table:display="true" table:show-details="true"/>
                <table:data-pilot-member table:name="21717" table:display="true" table:show-details="true"/>
                <table:data-pilot-member table:name="21744" table:display="true" table:show-details="true"/>
                <table:data-pilot-member table:name="21766" table:display="true" table:show-details="true"/>
                <table:data-pilot-member table:name="21773" table:display="true" table:show-details="true"/>
                <table:data-pilot-member table:name="21775" table:display="true" table:show-details="true"/>
                <table:data-pilot-member table:name="21780" table:display="true" table:show-details="true"/>
                <table:data-pilot-member table:name="21797" table:display="true" table:show-details="true"/>
                <table:data-pilot-member table:name="21799" table:display="true" table:show-details="true"/>
                <table:data-pilot-member table:name="21810" table:display="true" table:show-details="true"/>
                <table:data-pilot-member table:name="21816" table:display="true" table:show-details="true"/>
                <table:data-pilot-member table:name="21835" table:display="true" table:show-details="true"/>
                <table:data-pilot-member table:name="21846" table:display="true" table:show-details="true"/>
                <table:data-pilot-member table:name="21848" table:display="true" table:show-details="true"/>
                <table:data-pilot-member table:name="21852" table:display="true" table:show-details="true"/>
                <table:data-pilot-member table:name="21853" table:display="true" table:show-details="true"/>
                <table:data-pilot-member table:name="21856" table:display="true" table:show-details="true"/>
                <table:data-pilot-member table:name="21858" table:display="true" table:show-details="true"/>
                <table:data-pilot-member table:name="21859" table:display="true" table:show-details="true"/>
                <table:data-pilot-member table:name="21864" table:display="true" table:show-details="true"/>
                <table:data-pilot-member table:name="21869" table:display="true" table:show-details="true"/>
                <table:data-pilot-member table:name="21880" table:display="true" table:show-details="true"/>
                <table:data-pilot-member table:name="21884" table:display="true" table:show-details="true"/>
                <table:data-pilot-member table:name="21888" table:display="true" table:show-details="true"/>
                <table:data-pilot-member table:name="21897" table:display="true" table:show-details="true"/>
                <table:data-pilot-member table:name="21901" table:display="true" table:show-details="true"/>
                <table:data-pilot-member table:name="21905" table:display="true" table:show-details="true"/>
                <table:data-pilot-member table:name="21938" table:display="true" table:show-details="true"/>
                <table:data-pilot-member table:name="21939" table:display="true" table:show-details="true"/>
                <table:data-pilot-member table:name="21946" table:display="true" table:show-details="true"/>
                <table:data-pilot-member table:name="21962" table:display="true" table:show-details="true"/>
                <table:data-pilot-member table:name="21964" table:display="true" table:show-details="true"/>
                <table:data-pilot-member table:name="21965" table:display="true" table:show-details="true"/>
                <table:data-pilot-member table:name="21967" table:display="true" table:show-details="true"/>
                <table:data-pilot-member table:name="21971" table:display="true" table:show-details="true"/>
                <table:data-pilot-member table:name="21973" table:display="true" table:show-details="true"/>
                <table:data-pilot-member table:name="21984" table:display="true" table:show-details="true"/>
                <table:data-pilot-member table:name="21988" table:display="true" table:show-details="true"/>
                <table:data-pilot-member table:name="21994" table:display="true" table:show-details="true"/>
                <table:data-pilot-member table:name="22000" table:display="true" table:show-details="true"/>
                <table:data-pilot-member table:name="22003" table:display="true" table:show-details="true"/>
                <table:data-pilot-member table:name="22004" table:display="true" table:show-details="true"/>
                <table:data-pilot-member table:name="22006" table:display="true" table:show-details="true"/>
                <table:data-pilot-member table:name="22013" table:display="true" table:show-details="true"/>
                <table:data-pilot-member table:name="22014" table:display="true" table:show-details="true"/>
                <table:data-pilot-member table:name="22027" table:display="true" table:show-details="true"/>
                <table:data-pilot-member table:name="22028" table:display="true" table:show-details="true"/>
                <table:data-pilot-member table:name="22029" table:display="true" table:show-details="true"/>
                <table:data-pilot-member table:name="22033" table:display="true" table:show-details="true"/>
                <table:data-pilot-member table:name="22035" table:display="true" table:show-details="true"/>
                <table:data-pilot-member table:name="22041" table:display="true" table:show-details="true"/>
                <table:data-pilot-member table:name="22042" table:display="true" table:show-details="true"/>
                <table:data-pilot-member table:name="22045" table:display="true" table:show-details="true"/>
                <table:data-pilot-member table:name="22051" table:display="true" table:show-details="true"/>
                <table:data-pilot-member table:name="22055" table:display="true" table:show-details="true"/>
                <table:data-pilot-member table:name="22079" table:display="true" table:show-details="true"/>
                <table:data-pilot-member table:name="22103" table:display="true" table:show-details="true"/>
                <table:data-pilot-member table:name="22105" table:display="true" table:show-details="true"/>
                <table:data-pilot-member table:name="22107" table:display="true" table:show-details="true"/>
                <table:data-pilot-member table:name="22108" table:display="true" table:show-details="true"/>
                <table:data-pilot-member table:name="22117" table:display="true" table:show-details="true"/>
                <table:data-pilot-member table:name="22129" table:display="true" table:show-details="true"/>
                <table:data-pilot-member table:name="22140" table:display="true" table:show-details="true"/>
                <table:data-pilot-member table:name="22148" table:display="true" table:show-details="true"/>
                <table:data-pilot-member table:name="22158" table:display="true" table:show-details="true"/>
                <table:data-pilot-member table:name="22167" table:display="true" table:show-details="true"/>
                <table:data-pilot-member table:name="22179" table:display="true" table:show-details="true"/>
                <table:data-pilot-member table:name="22184" table:display="true" table:show-details="true"/>
                <table:data-pilot-member table:name="22193" table:display="true" table:show-details="true"/>
                <table:data-pilot-member table:name="22195" table:display="true" table:show-details="true"/>
                <table:data-pilot-member table:name="22196" table:display="true" table:show-details="true"/>
                <table:data-pilot-member table:name="22201" table:display="true" table:show-details="true"/>
                <table:data-pilot-member table:name="22205" table:display="true" table:show-details="true"/>
                <table:data-pilot-member table:name="22215" table:display="true" table:show-details="true"/>
                <table:data-pilot-member table:name="22219" table:display="true" table:show-details="true"/>
                <table:data-pilot-member table:name="22240" table:display="true" table:show-details="true"/>
                <table:data-pilot-member table:name="22246" table:display="true" table:show-details="true"/>
                <table:data-pilot-member table:name="22250" table:display="true" table:show-details="true"/>
                <table:data-pilot-member table:name="22251" table:display="true" table:show-details="true"/>
                <table:data-pilot-member table:name="22284" table:display="true" table:show-details="true"/>
                <table:data-pilot-member table:name="22297" table:display="true" table:show-details="true"/>
                <table:data-pilot-member table:name="22307" table:display="true" table:show-details="true"/>
                <table:data-pilot-member table:name="22316" table:display="true" table:show-details="true"/>
                <table:data-pilot-member table:name="22319" table:display="true" table:show-details="true"/>
                <table:data-pilot-member table:name="22346" table:display="true" table:show-details="true"/>
                <table:data-pilot-member table:name="22356" table:display="true" table:show-details="true"/>
                <table:data-pilot-member table:name="22357" table:display="true" table:show-details="true"/>
                <table:data-pilot-member table:name="22365" table:display="true" table:show-details="true"/>
                <table:data-pilot-member table:name="22369" table:display="true" table:show-details="true"/>
                <table:data-pilot-member table:name="22385" table:display="true" table:show-details="true"/>
                <table:data-pilot-member table:name="22387" table:display="true" table:show-details="true"/>
                <table:data-pilot-member table:name="22389" table:display="true" table:show-details="true"/>
                <table:data-pilot-member table:name="22392" table:display="true" table:show-details="true"/>
                <table:data-pilot-member table:name="22396" table:display="true" table:show-details="true"/>
                <table:data-pilot-member table:name="22407" table:display="true" table:show-details="true"/>
                <table:data-pilot-member table:name="22413" table:display="true" table:show-details="true"/>
                <table:data-pilot-member table:name="22424" table:display="true" table:show-details="true"/>
                <table:data-pilot-member table:name="22433" table:display="true" table:show-details="true"/>
                <table:data-pilot-member table:name="22444" table:display="true" table:show-details="true"/>
                <table:data-pilot-member table:name="22465" table:display="true" table:show-details="true"/>
                <table:data-pilot-member table:name="22473" table:display="true" table:show-details="true"/>
                <table:data-pilot-member table:name="22491" table:display="true" table:show-details="true"/>
                <table:data-pilot-member table:name="22497" table:display="true" table:show-details="true"/>
                <table:data-pilot-member table:name="22498" table:display="true" table:show-details="true"/>
                <table:data-pilot-member table:name="22504" table:display="true" table:show-details="true"/>
                <table:data-pilot-member table:name="22506" table:display="true" table:show-details="true"/>
                <table:data-pilot-member table:name="22512" table:display="true" table:show-details="true"/>
                <table:data-pilot-member table:name="22513" table:display="true" table:show-details="true"/>
                <table:data-pilot-member table:name="22517" table:display="true" table:show-details="true"/>
                <table:data-pilot-member table:name="22521" table:display="true" table:show-details="true"/>
                <table:data-pilot-member table:name="22523" table:display="true" table:show-details="true"/>
                <table:data-pilot-member table:name="22539" table:display="true" table:show-details="true"/>
                <table:data-pilot-member table:name="22540" table:display="true" table:show-details="true"/>
                <table:data-pilot-member table:name="22546" table:display="true" table:show-details="true"/>
                <table:data-pilot-member table:name="22551" table:display="true" table:show-details="true"/>
                <table:data-pilot-member table:name="22557" table:display="true" table:show-details="true"/>
                <table:data-pilot-member table:name="22562" table:display="true" table:show-details="true"/>
                <table:data-pilot-member table:name="22571" table:display="true" table:show-details="true"/>
                <table:data-pilot-member table:name="22576" table:display="true" table:show-details="true"/>
                <table:data-pilot-member table:name="22579" table:display="true" table:show-details="true"/>
                <table:data-pilot-member table:name="22599" table:display="true" table:show-details="true"/>
                <table:data-pilot-member table:name="22601" table:display="true" table:show-details="true"/>
                <table:data-pilot-member table:name="22602" table:display="true" table:show-details="true"/>
                <table:data-pilot-member table:name="22618" table:display="true" table:show-details="true"/>
                <table:data-pilot-member table:name="22621" table:display="true" table:show-details="true"/>
                <table:data-pilot-member table:name="22625" table:display="true" table:show-details="true"/>
                <table:data-pilot-member table:name="22636" table:display="true" table:show-details="true"/>
                <table:data-pilot-member table:name="22648" table:display="true" table:show-details="true"/>
                <table:data-pilot-member table:name="22650" table:display="true" table:show-details="true"/>
                <table:data-pilot-member table:name="22653" table:display="true" table:show-details="true"/>
                <table:data-pilot-member table:name="22700" table:display="true" table:show-details="true"/>
                <table:data-pilot-member table:name="22712" table:display="true" table:show-details="true"/>
                <table:data-pilot-member table:name="22728" table:display="true" table:show-details="true"/>
                <table:data-pilot-member table:name="22735" table:display="true" table:show-details="true"/>
                <table:data-pilot-member table:name="22743" table:display="true" table:show-details="true"/>
                <table:data-pilot-member table:name="22748" table:display="true" table:show-details="true"/>
                <table:data-pilot-member table:name="22759" table:display="true" table:show-details="true"/>
                <table:data-pilot-member table:name="22765" table:display="true" table:show-details="true"/>
                <table:data-pilot-member table:name="22768" table:display="true" table:show-details="true"/>
                <table:data-pilot-member table:name="22783" table:display="true" table:show-details="true"/>
                <table:data-pilot-member table:name="22798" table:display="true" table:show-details="true"/>
                <table:data-pilot-member table:name="22799" table:display="true" table:show-details="true"/>
                <table:data-pilot-member table:name="22800" table:display="true" table:show-details="true"/>
                <table:data-pilot-member table:name="22803" table:display="true" table:show-details="true"/>
                <table:data-pilot-member table:name="22806" table:display="true" table:show-details="true"/>
                <table:data-pilot-member table:name="22821" table:display="true" table:show-details="true"/>
                <table:data-pilot-member table:name="22823" table:display="true" table:show-details="true"/>
                <table:data-pilot-member table:name="22839" table:display="true" table:show-details="true"/>
                <table:data-pilot-member table:name="22847" table:display="true" table:show-details="true"/>
                <table:data-pilot-member table:name="22855" table:display="true" table:show-details="true"/>
                <table:data-pilot-member table:name="22858" table:display="true" table:show-details="true"/>
                <table:data-pilot-member table:name="22862" table:display="true" table:show-details="true"/>
                <table:data-pilot-member table:name="22867" table:display="true" table:show-details="true"/>
                <table:data-pilot-member table:name="22869" table:display="true" table:show-details="true"/>
                <table:data-pilot-member table:name="22884" table:display="true" table:show-details="true"/>
                <table:data-pilot-member table:name="22887" table:display="true" table:show-details="true"/>
                <table:data-pilot-member table:name="22890" table:display="true" table:show-details="true"/>
                <table:data-pilot-member table:name="22893" table:display="true" table:show-details="true"/>
                <table:data-pilot-member table:name="22896" table:display="true" table:show-details="true"/>
                <table:data-pilot-member table:name="22898" table:display="true" table:show-details="true"/>
                <table:data-pilot-member table:name="22899" table:display="true" table:show-details="true"/>
                <table:data-pilot-member table:name="22900" table:display="true" table:show-details="true"/>
                <table:data-pilot-member table:name="22916" table:display="true" table:show-details="true"/>
                <table:data-pilot-member table:name="22926" table:display="true" table:show-details="true"/>
                <table:data-pilot-member table:name="22931" table:display="true" table:show-details="true"/>
                <table:data-pilot-member table:name="22935" table:display="true" table:show-details="true"/>
                <table:data-pilot-member table:name="22938" table:display="true" table:show-details="true"/>
                <table:data-pilot-member table:name="22941" table:display="true" table:show-details="true"/>
                <table:data-pilot-member table:name="22945" table:display="true" table:show-details="true"/>
                <table:data-pilot-member table:name="22955" table:display="true" table:show-details="true"/>
                <table:data-pilot-member table:name="22957" table:display="true" table:show-details="true"/>
                <table:data-pilot-member table:name="22973" table:display="true" table:show-details="true"/>
                <table:data-pilot-member table:name="22975" table:display="true" table:show-details="true"/>
                <table:data-pilot-member table:name="22976" table:display="true" table:show-details="true"/>
                <table:data-pilot-member table:name="22980" table:display="true" table:show-details="true"/>
                <table:data-pilot-member table:name="22989" table:display="true" table:show-details="true"/>
                <table:data-pilot-member table:name="23002" table:display="true" table:show-details="true"/>
                <table:data-pilot-member table:name="23027" table:display="true" table:show-details="true"/>
                <table:data-pilot-member table:name="23030" table:display="true" table:show-details="true"/>
                <table:data-pilot-member table:name="23038" table:display="true" table:show-details="true"/>
                <table:data-pilot-member table:name="23046" table:display="true" table:show-details="true"/>
                <table:data-pilot-member table:name="23051" table:display="true" table:show-details="true"/>
                <table:data-pilot-member table:name="23053" table:display="true" table:show-details="true"/>
                <table:data-pilot-member table:name="23064" table:display="true" table:show-details="true"/>
                <table:data-pilot-member table:name="23065" table:display="true" table:show-details="true"/>
                <table:data-pilot-member table:name="23071" table:display="true" table:show-details="true"/>
                <table:data-pilot-member table:name="23084" table:display="true" table:show-details="true"/>
                <table:data-pilot-member table:name="23089" table:display="true" table:show-details="true"/>
                <table:data-pilot-member table:name="23094" table:display="true" table:show-details="true"/>
                <table:data-pilot-member table:name="23118" table:display="true" table:show-details="true"/>
                <table:data-pilot-member table:name="23122" table:display="true" table:show-details="true"/>
                <table:data-pilot-member table:name="23130" table:display="true" table:show-details="true"/>
                <table:data-pilot-member table:name="23134" table:display="true" table:show-details="true"/>
                <table:data-pilot-member table:name="23135" table:display="true" table:show-details="true"/>
                <table:data-pilot-member table:name="23137" table:display="true" table:show-details="true"/>
                <table:data-pilot-member table:name="23153" table:display="true" table:show-details="true"/>
                <table:data-pilot-member table:name="23160" table:display="true" table:show-details="true"/>
                <table:data-pilot-member table:name="23169" table:display="true" table:show-details="true"/>
                <table:data-pilot-member table:name="23177" table:display="true" table:show-details="true"/>
                <table:data-pilot-member table:name="23178" table:display="true" table:show-details="true"/>
                <table:data-pilot-member table:name="23186" table:display="true" table:show-details="true"/>
                <table:data-pilot-member table:name="23187" table:display="true" table:show-details="true"/>
                <table:data-pilot-member table:name="23199" table:display="true" table:show-details="true"/>
                <table:data-pilot-member table:name="23213" table:display="true" table:show-details="true"/>
                <table:data-pilot-member table:name="23217" table:display="true" table:show-details="true"/>
                <table:data-pilot-member table:name="23221" table:display="true" table:show-details="true"/>
                <table:data-pilot-member table:name="23226" table:display="true" table:show-details="true"/>
                <table:data-pilot-member table:name="23228" table:display="true" table:show-details="true"/>
                <table:data-pilot-member table:name="23231" table:display="true" table:show-details="true"/>
                <table:data-pilot-member table:name="23232" table:display="true" table:show-details="true"/>
                <table:data-pilot-member table:name="23238" table:display="true" table:show-details="true"/>
                <table:data-pilot-member table:name="23247" table:display="true" table:show-details="true"/>
                <table:data-pilot-member table:name="23265" table:display="true" table:show-details="true"/>
                <table:data-pilot-member table:name="23266" table:display="true" table:show-details="true"/>
                <table:data-pilot-member table:name="23271" table:display="true" table:show-details="true"/>
                <table:data-pilot-member table:name="23278" table:display="true" table:show-details="true"/>
                <table:data-pilot-member table:name="23282" table:display="true" table:show-details="true"/>
                <table:data-pilot-member table:name="23297" table:display="true" table:show-details="true"/>
                <table:data-pilot-member table:name="23306" table:display="true" table:show-details="true"/>
                <table:data-pilot-member table:name="23309" table:display="true" table:show-details="true"/>
                <table:data-pilot-member table:name="23311" table:display="true" table:show-details="true"/>
                <table:data-pilot-member table:name="23325" table:display="true" table:show-details="true"/>
                <table:data-pilot-member table:name="23327" table:display="true" table:show-details="true"/>
                <table:data-pilot-member table:name="23333" table:display="true" table:show-details="true"/>
                <table:data-pilot-member table:name="23337" table:display="true" table:show-details="true"/>
                <table:data-pilot-member table:name="23343" table:display="true" table:show-details="true"/>
                <table:data-pilot-member table:name="23345" table:display="true" table:show-details="true"/>
                <table:data-pilot-member table:name="23355" table:display="true" table:show-details="true"/>
                <table:data-pilot-member table:name="23359" table:display="true" table:show-details="true"/>
                <table:data-pilot-member table:name="23370" table:display="true" table:show-details="true"/>
                <table:data-pilot-member table:name="23401" table:display="true" table:show-details="true"/>
                <table:data-pilot-member table:name="23403" table:display="true" table:show-details="true"/>
                <table:data-pilot-member table:name="23404" table:display="true" table:show-details="true"/>
                <table:data-pilot-member table:name="23406" table:display="true" table:show-details="true"/>
                <table:data-pilot-member table:name="23416" table:display="true" table:show-details="true"/>
                <table:data-pilot-member table:name="23437" table:display="true" table:show-details="true"/>
                <table:data-pilot-member table:name="23444" table:display="true" table:show-details="true"/>
                <table:data-pilot-member table:name="23450" table:display="true" table:show-details="true"/>
                <table:data-pilot-member table:name="23479" table:display="true" table:show-details="true"/>
                <table:data-pilot-member table:name="23480" table:display="true" table:show-details="true"/>
                <table:data-pilot-member table:name="23481" table:display="true" table:show-details="true"/>
                <table:data-pilot-member table:name="23485" table:display="true" table:show-details="true"/>
                <table:data-pilot-member table:name="23490" table:display="true" table:show-details="true"/>
                <table:data-pilot-member table:name="23495" table:display="true" table:show-details="true"/>
                <table:data-pilot-member table:name="23499" table:display="true" table:show-details="true"/>
                <table:data-pilot-member table:name="23505" table:display="true" table:show-details="true"/>
                <table:data-pilot-member table:name="23513" table:display="true" table:show-details="true"/>
                <table:data-pilot-member table:name="23516" table:display="true" table:show-details="true"/>
                <table:data-pilot-member table:name="23520" table:display="true" table:show-details="true"/>
                <table:data-pilot-member table:name="23554" table:display="true" table:show-details="true"/>
                <table:data-pilot-member table:name="23557" table:display="true" table:show-details="true"/>
                <table:data-pilot-member table:name="23558" table:display="true" table:show-details="true"/>
                <table:data-pilot-member table:name="23565" table:display="true" table:show-details="true"/>
                <table:data-pilot-member table:name="23576" table:display="true" table:show-details="true"/>
                <table:data-pilot-member table:name="23581" table:display="true" table:show-details="true"/>
                <table:data-pilot-member table:name="23582" table:display="true" table:show-details="true"/>
                <table:data-pilot-member table:name="23585" table:display="true" table:show-details="true"/>
                <table:data-pilot-member table:name="23589" table:display="true" table:show-details="true"/>
                <table:data-pilot-member table:name="23599" table:display="true" table:show-details="true"/>
                <table:data-pilot-member table:name="23602" table:display="true" table:show-details="true"/>
                <table:data-pilot-member table:name="23624" table:display="true" table:show-details="true"/>
                <table:data-pilot-member table:name="23634" table:display="true" table:show-details="true"/>
                <table:data-pilot-member table:name="23639" table:display="true" table:show-details="true"/>
                <table:data-pilot-member table:name="23640" table:display="true" table:show-details="true"/>
                <table:data-pilot-member table:name="23641" table:display="true" table:show-details="true"/>
                <table:data-pilot-member table:name="23642" table:display="true" table:show-details="true"/>
                <table:data-pilot-member table:name="23645" table:display="true" table:show-details="true"/>
                <table:data-pilot-member table:name="23647" table:display="true" table:show-details="true"/>
                <table:data-pilot-member table:name="23651" table:display="true" table:show-details="true"/>
                <table:data-pilot-member table:name="23652" table:display="true" table:show-details="true"/>
                <table:data-pilot-member table:name="23660" table:display="true" table:show-details="true"/>
                <table:data-pilot-member table:name="23663" table:display="true" table:show-details="true"/>
                <table:data-pilot-member table:name="23667" table:display="true" table:show-details="true"/>
                <table:data-pilot-member table:name="23676" table:display="true" table:show-details="true"/>
                <table:data-pilot-member table:name="23677" table:display="true" table:show-details="true"/>
                <table:data-pilot-member table:name="23680" table:display="true" table:show-details="true"/>
                <table:data-pilot-member table:name="23684" table:display="true" table:show-details="true"/>
                <table:data-pilot-member table:name="23687" table:display="true" table:show-details="true"/>
                <table:data-pilot-member table:name="23697" table:display="true" table:show-details="true"/>
                <table:data-pilot-member table:name="23706" table:display="true" table:show-details="true"/>
                <table:data-pilot-member table:name="23707" table:display="true" table:show-details="true"/>
                <table:data-pilot-member table:name="23719" table:display="true" table:show-details="true"/>
                <table:data-pilot-member table:name="23722" table:display="true" table:show-details="true"/>
                <table:data-pilot-member table:name="23724" table:display="true" table:show-details="true"/>
                <table:data-pilot-member table:name="23734" table:display="true" table:show-details="true"/>
                <table:data-pilot-member table:name="23758" table:display="true" table:show-details="true"/>
                <table:data-pilot-member table:name="23765" table:display="true" table:show-details="true"/>
                <table:data-pilot-member table:name="23767" table:display="true" table:show-details="true"/>
                <table:data-pilot-member table:name="23772" table:display="true" table:show-details="true"/>
                <table:data-pilot-member table:name="23775" table:display="true" table:show-details="true"/>
                <table:data-pilot-member table:name="23777" table:display="true" table:show-details="true"/>
                <table:data-pilot-member table:name="23794" table:display="true" table:show-details="true"/>
                <table:data-pilot-member table:name="23804" table:display="true" table:show-details="true"/>
                <table:data-pilot-member table:name="23807" table:display="true" table:show-details="true"/>
                <table:data-pilot-member table:name="23823" table:display="true" table:show-details="true"/>
                <table:data-pilot-member table:name="23851" table:display="true" table:show-details="true"/>
                <table:data-pilot-member table:name="23866" table:display="true" table:show-details="true"/>
                <table:data-pilot-member table:name="23874" table:display="true" table:show-details="true"/>
                <table:data-pilot-member table:name="23878" table:display="true" table:show-details="true"/>
                <table:data-pilot-member table:name="23886" table:display="true" table:show-details="true"/>
                <table:data-pilot-member table:name="23888" table:display="true" table:show-details="true"/>
                <table:data-pilot-member table:name="23896" table:display="true" table:show-details="true"/>
                <table:data-pilot-member table:name="23911" table:display="true" table:show-details="true"/>
                <table:data-pilot-member table:name="23928" table:display="true" table:show-details="true"/>
                <table:data-pilot-member table:name="23931" table:display="true" table:show-details="true"/>
                <table:data-pilot-member table:name="23933" table:display="true" table:show-details="true"/>
                <table:data-pilot-member table:name="23970" table:display="true" table:show-details="true"/>
                <table:data-pilot-member table:name="23974" table:display="true" table:show-details="true"/>
                <table:data-pilot-member table:name="23986" table:display="true" table:show-details="true"/>
                <table:data-pilot-member table:name="24001" table:display="true" table:show-details="true"/>
                <table:data-pilot-member table:name="24006" table:display="true" table:show-details="true"/>
                <table:data-pilot-member table:name="24013" table:display="true" table:show-details="true"/>
                <table:data-pilot-member table:name="24015" table:display="true" table:show-details="true"/>
                <table:data-pilot-member table:name="24018" table:display="true" table:show-details="true"/>
                <table:data-pilot-member table:name="24020" table:display="true" table:show-details="true"/>
                <table:data-pilot-member table:name="24022" table:display="true" table:show-details="true"/>
                <table:data-pilot-member table:name="24035" table:display="true" table:show-details="true"/>
                <table:data-pilot-member table:name="24039" table:display="true" table:show-details="true"/>
                <table:data-pilot-member table:name="24046" table:display="true" table:show-details="true"/>
                <table:data-pilot-member table:name="24070" table:display="true" table:show-details="true"/>
                <table:data-pilot-member table:name="24074" table:display="true" table:show-details="true"/>
                <table:data-pilot-member table:name="24076" table:display="true" table:show-details="true"/>
                <table:data-pilot-member table:name="24084" table:display="true" table:show-details="true"/>
                <table:data-pilot-member table:name="24090" table:display="true" table:show-details="true"/>
                <table:data-pilot-member table:name="24098" table:display="true" table:show-details="true"/>
                <table:data-pilot-member table:name="24103" table:display="true" table:show-details="true"/>
                <table:data-pilot-member table:name="24112" table:display="true" table:show-details="true"/>
                <table:data-pilot-member table:name="24121" table:display="true" table:show-details="true"/>
                <table:data-pilot-member table:name="24131" table:display="true" table:show-details="true"/>
                <table:data-pilot-member table:name="24136" table:display="true" table:show-details="true"/>
                <table:data-pilot-member table:name="24144" table:display="true" table:show-details="true"/>
                <table:data-pilot-member table:name="24159" table:display="true" table:show-details="true"/>
                <table:data-pilot-member table:name="24166" table:display="true" table:show-details="true"/>
                <table:data-pilot-member table:name="24176" table:display="true" table:show-details="true"/>
                <table:data-pilot-member table:name="24182" table:display="true" table:show-details="true"/>
                <table:data-pilot-member table:name="24186" table:display="true" table:show-details="true"/>
                <table:data-pilot-member table:name="24194" table:display="true" table:show-details="true"/>
                <table:data-pilot-member table:name="24238" table:display="true" table:show-details="true"/>
                <table:data-pilot-member table:name="24253" table:display="true" table:show-details="true"/>
                <table:data-pilot-member table:name="24256" table:display="true" table:show-details="true"/>
                <table:data-pilot-member table:name="24263" table:display="true" table:show-details="true"/>
                <table:data-pilot-member table:name="24268" table:display="true" table:show-details="true"/>
                <table:data-pilot-member table:name="24274" table:display="true" table:show-details="true"/>
                <table:data-pilot-member table:name="24278" table:display="true" table:show-details="true"/>
                <table:data-pilot-member table:name="24279" table:display="true" table:show-details="true"/>
                <table:data-pilot-member table:name="24283" table:display="true" table:show-details="true"/>
                <table:data-pilot-member table:name="24287" table:display="true" table:show-details="true"/>
                <table:data-pilot-member table:name="24311" table:display="true" table:show-details="true"/>
                <table:data-pilot-member table:name="24333" table:display="true" table:show-details="true"/>
                <table:data-pilot-member table:name="24338" table:display="true" table:show-details="true"/>
                <table:data-pilot-member table:name="24353" table:display="true" table:show-details="true"/>
                <table:data-pilot-member table:name="24363" table:display="true" table:show-details="true"/>
                <table:data-pilot-member table:name="24377" table:display="true" table:show-details="true"/>
                <table:data-pilot-member table:name="24379" table:display="true" table:show-details="true"/>
                <table:data-pilot-member table:name="24401" table:display="true" table:show-details="true"/>
                <table:data-pilot-member table:name="24409" table:display="true" table:show-details="true"/>
                <table:data-pilot-member table:name="24414" table:display="true" table:show-details="true"/>
                <table:data-pilot-member table:name="24416" table:display="true" table:show-details="true"/>
                <table:data-pilot-member table:name="24455" table:display="true" table:show-details="true"/>
                <table:data-pilot-member table:name="24456" table:display="true" table:show-details="true"/>
                <table:data-pilot-member table:name="24457" table:display="true" table:show-details="true"/>
                <table:data-pilot-member table:name="24472" table:display="true" table:show-details="true"/>
                <table:data-pilot-member table:name="24482" table:display="true" table:show-details="true"/>
                <table:data-pilot-member table:name="24505" table:display="true" table:show-details="true"/>
                <table:data-pilot-member table:name="24507" table:display="true" table:show-details="true"/>
                <table:data-pilot-member table:name="24508" table:display="true" table:show-details="true"/>
                <table:data-pilot-member table:name="24510" table:display="true" table:show-details="true"/>
                <table:data-pilot-member table:name="24511" table:display="true" table:show-details="true"/>
                <table:data-pilot-member table:name="24512" table:display="true" table:show-details="true"/>
                <table:data-pilot-member table:name="24514" table:display="true" table:show-details="true"/>
                <table:data-pilot-member table:name="24516" table:display="true" table:show-details="true"/>
                <table:data-pilot-member table:name="24528" table:display="true" table:show-details="true"/>
                <table:data-pilot-member table:name="24531" table:display="true" table:show-details="true"/>
                <table:data-pilot-member table:name="24537" table:display="true" table:show-details="true"/>
                <table:data-pilot-member table:name="24538" table:display="true" table:show-details="true"/>
                <table:data-pilot-member table:name="24539" table:display="true" table:show-details="true"/>
                <table:data-pilot-member table:name="24541" table:display="true" table:show-details="true"/>
                <table:data-pilot-member table:name="24551" table:display="true" table:show-details="true"/>
                <table:data-pilot-member table:name="24559" table:display="true" table:show-details="true"/>
                <table:data-pilot-member table:name="24560" table:display="true" table:show-details="true"/>
                <table:data-pilot-member table:name="24579" table:display="true" table:show-details="true"/>
                <table:data-pilot-member table:name="24589" table:display="true" table:show-details="true"/>
                <table:data-pilot-member table:name="24596" table:display="true" table:show-details="true"/>
                <table:data-pilot-member table:name="24602" table:display="true" table:show-details="true"/>
                <table:data-pilot-member table:name="24605" table:display="true" table:show-details="true"/>
                <table:data-pilot-member table:name="24607" table:display="true" table:show-details="true"/>
                <table:data-pilot-member table:name="24621" table:display="true" table:show-details="true"/>
                <table:data-pilot-member table:name="24627" table:display="true" table:show-details="true"/>
                <table:data-pilot-member table:name="24637" table:display="true" table:show-details="true"/>
                <table:data-pilot-member table:name="24639" table:display="true" table:show-details="true"/>
                <table:data-pilot-member table:name="24641" table:display="true" table:show-details="true"/>
                <table:data-pilot-member table:name="24643" table:display="true" table:show-details="true"/>
                <table:data-pilot-member table:name="24646" table:display="true" table:show-details="true"/>
                <table:data-pilot-member table:name="24648" table:display="true" table:show-details="true"/>
                <table:data-pilot-member table:name="24657" table:display="true" table:show-details="true"/>
                <table:data-pilot-member table:name="24663" table:display="true" table:show-details="true"/>
                <table:data-pilot-member table:name="24675" table:display="true" table:show-details="true"/>
                <table:data-pilot-member table:name="24684" table:display="true" table:show-details="true"/>
                <table:data-pilot-member table:name="24685" table:display="true" table:show-details="true"/>
                <table:data-pilot-member table:name="24690" table:display="true" table:show-details="true"/>
                <table:data-pilot-member table:name="24700" table:display="true" table:show-details="true"/>
                <table:data-pilot-member table:name="24703" table:display="true" table:show-details="true"/>
                <table:data-pilot-member table:name="24705" table:display="true" table:show-details="true"/>
                <table:data-pilot-member table:name="24711" table:display="true" table:show-details="true"/>
                <table:data-pilot-member table:name="24720" table:display="true" table:show-details="true"/>
                <table:data-pilot-member table:name="24721" table:display="true" table:show-details="true"/>
                <table:data-pilot-member table:name="24730" table:display="true" table:show-details="true"/>
                <table:data-pilot-member table:name="24741" table:display="true" table:show-details="true"/>
                <table:data-pilot-member table:name="24751" table:display="true" table:show-details="true"/>
                <table:data-pilot-member table:name="24759" table:display="true" table:show-details="true"/>
                <table:data-pilot-member table:name="24760" table:display="true" table:show-details="true"/>
                <table:data-pilot-member table:name="24765" table:display="true" table:show-details="true"/>
                <table:data-pilot-member table:name="24772" table:display="true" table:show-details="true"/>
                <table:data-pilot-member table:name="24773" table:display="true" table:show-details="true"/>
                <table:data-pilot-member table:name="24777" table:display="true" table:show-details="true"/>
                <table:data-pilot-member table:name="24780" table:display="true" table:show-details="true"/>
                <table:data-pilot-member table:name="24782" table:display="true" table:show-details="true"/>
                <table:data-pilot-member table:name="24797" table:display="true" table:show-details="true"/>
                <table:data-pilot-member table:name="24805" table:display="true" table:show-details="true"/>
                <table:data-pilot-member table:name="24806" table:display="true" table:show-details="true"/>
                <table:data-pilot-member table:name="24816" table:display="true" table:show-details="true"/>
                <table:data-pilot-member table:name="24818" table:display="true" table:show-details="true"/>
                <table:data-pilot-member table:name="24822" table:display="true" table:show-details="true"/>
                <table:data-pilot-member table:name="24830" table:display="true" table:show-details="true"/>
                <table:data-pilot-member table:name="24835" table:display="true" table:show-details="true"/>
                <table:data-pilot-member table:name="24838" table:display="true" table:show-details="true"/>
                <table:data-pilot-member table:name="24864" table:display="true" table:show-details="true"/>
                <table:data-pilot-member table:name="24865" table:display="true" table:show-details="true"/>
                <table:data-pilot-member table:name="24875" table:display="true" table:show-details="true"/>
                <table:data-pilot-member table:name="24883" table:display="true" table:show-details="true"/>
                <table:data-pilot-member table:name="24906" table:display="true" table:show-details="true"/>
                <table:data-pilot-member table:name="24909" table:display="true" table:show-details="true"/>
                <table:data-pilot-member table:name="24914" table:display="true" table:show-details="true"/>
                <table:data-pilot-member table:name="24921" table:display="true" table:show-details="true"/>
                <table:data-pilot-member table:name="24933" table:display="true" table:show-details="true"/>
                <table:data-pilot-member table:name="24937" table:display="true" table:show-details="true"/>
                <table:data-pilot-member table:name="24954" table:display="true" table:show-details="true"/>
                <table:data-pilot-member table:name="24964" table:display="true" table:show-details="true"/>
                <table:data-pilot-member table:name="24967" table:display="true" table:show-details="true"/>
                <table:data-pilot-member table:name="24971" table:display="true" table:show-details="true"/>
                <table:data-pilot-member table:name="24973" table:display="true" table:show-details="true"/>
                <table:data-pilot-member table:name="24986" table:display="true" table:show-details="true"/>
                <table:data-pilot-member table:name="24996" table:display="true" table:show-details="true"/>
                <table:data-pilot-member table:name="25004" table:display="true" table:show-details="true"/>
                <table:data-pilot-member table:name="25014" table:display="true" table:show-details="true"/>
                <table:data-pilot-member table:name="25025" table:display="true" table:show-details="true"/>
                <table:data-pilot-member table:name="25029" table:display="true" table:show-details="true"/>
                <table:data-pilot-member table:name="25030" table:display="true" table:show-details="true"/>
                <table:data-pilot-member table:name="25044" table:display="true" table:show-details="true"/>
                <table:data-pilot-member table:name="25058" table:display="true" table:show-details="true"/>
                <table:data-pilot-member table:name="25066" table:display="true" table:show-details="true"/>
                <table:data-pilot-member table:name="25067" table:display="true" table:show-details="true"/>
                <table:data-pilot-member table:name="25074" table:display="true" table:show-details="true"/>
                <table:data-pilot-member table:name="25081" table:display="true" table:show-details="true"/>
                <table:data-pilot-member table:name="25087" table:display="true" table:show-details="true"/>
                <table:data-pilot-member table:name="25089" table:display="true" table:show-details="true"/>
                <table:data-pilot-member table:name="25090" table:display="true" table:show-details="true"/>
                <table:data-pilot-member table:name="25091" table:display="true" table:show-details="true"/>
                <table:data-pilot-member table:name="25107" table:display="true" table:show-details="true"/>
                <table:data-pilot-member table:name="25108" table:display="true" table:show-details="true"/>
                <table:data-pilot-member table:name="25111" table:display="true" table:show-details="true"/>
                <table:data-pilot-member table:name="25120" table:display="true" table:show-details="true"/>
                <table:data-pilot-member table:name="25136" table:display="true" table:show-details="true"/>
                <table:data-pilot-member table:name="25148" table:display="true" table:show-details="true"/>
                <table:data-pilot-member table:name="25149" table:display="true" table:show-details="true"/>
                <table:data-pilot-member table:name="25153" table:display="true" table:show-details="true"/>
                <table:data-pilot-member table:name="25156" table:display="true" table:show-details="true"/>
                <table:data-pilot-member table:name="25159" table:display="true" table:show-details="true"/>
                <table:data-pilot-member table:name="25170" table:display="true" table:show-details="true"/>
                <table:data-pilot-member table:name="25177" table:display="true" table:show-details="true"/>
                <table:data-pilot-member table:name="25178" table:display="true" table:show-details="true"/>
                <table:data-pilot-member table:name="25212" table:display="true" table:show-details="true"/>
                <table:data-pilot-member table:name="25218" table:display="true" table:show-details="true"/>
                <table:data-pilot-member table:name="25229" table:display="true" table:show-details="true"/>
                <table:data-pilot-member table:name="25236" table:display="true" table:show-details="true"/>
                <table:data-pilot-member table:name="25242" table:display="true" table:show-details="true"/>
                <table:data-pilot-member table:name="25259" table:display="true" table:show-details="true"/>
                <table:data-pilot-member table:name="25286" table:display="true" table:show-details="true"/>
                <table:data-pilot-member table:name="25299" table:display="true" table:show-details="true"/>
                <table:data-pilot-member table:name="25300" table:display="true" table:show-details="true"/>
                <table:data-pilot-member table:name="25301" table:display="true" table:show-details="true"/>
                <table:data-pilot-member table:name="25302" table:display="true" table:show-details="true"/>
                <table:data-pilot-member table:name="25307" table:display="true" table:show-details="true"/>
                <table:data-pilot-member table:name="25308" table:display="true" table:show-details="true"/>
                <table:data-pilot-member table:name="25314" table:display="true" table:show-details="true"/>
                <table:data-pilot-member table:name="25324" table:display="true" table:show-details="true"/>
                <table:data-pilot-member table:name="25336" table:display="true" table:show-details="true"/>
                <table:data-pilot-member table:name="25337" table:display="true" table:show-details="true"/>
                <table:data-pilot-member table:name="25346" table:display="true" table:show-details="true"/>
                <table:data-pilot-member table:name="25349" table:display="true" table:show-details="true"/>
                <table:data-pilot-member table:name="25384" table:display="true" table:show-details="true"/>
                <table:data-pilot-member table:name="25406" table:display="true" table:show-details="true"/>
                <table:data-pilot-member table:name="25409" table:display="true" table:show-details="true"/>
                <table:data-pilot-member table:name="25413" table:display="true" table:show-details="true"/>
                <table:data-pilot-member table:name="25414" table:display="true" table:show-details="true"/>
                <table:data-pilot-member table:name="25425" table:display="true" table:show-details="true"/>
                <table:data-pilot-member table:name="25427" table:display="true" table:show-details="true"/>
                <table:data-pilot-member table:name="25442" table:display="true" table:show-details="true"/>
                <table:data-pilot-member table:name="25450" table:display="true" table:show-details="true"/>
                <table:data-pilot-member table:name="25474" table:display="true" table:show-details="true"/>
                <table:data-pilot-member table:name="25480" table:display="true" table:show-details="true"/>
                <table:data-pilot-member table:name="25488" table:display="true" table:show-details="true"/>
                <table:data-pilot-member table:name="25489" table:display="true" table:show-details="true"/>
                <table:data-pilot-member table:name="25497" table:display="true" table:show-details="true"/>
                <table:data-pilot-member table:name="25500" table:display="true" table:show-details="true"/>
                <table:data-pilot-member table:name="25501" table:display="true" table:show-details="true"/>
                <table:data-pilot-member table:name="25514" table:display="true" table:show-details="true"/>
                <table:data-pilot-member table:name="25522" table:display="true" table:show-details="true"/>
                <table:data-pilot-member table:name="25545" table:display="true" table:show-details="true"/>
                <table:data-pilot-member table:name="25548" table:display="true" table:show-details="true"/>
                <table:data-pilot-member table:name="25554" table:display="true" table:show-details="true"/>
                <table:data-pilot-member table:name="25567" table:display="true" table:show-details="true"/>
                <table:data-pilot-member table:name="25569" table:display="true" table:show-details="true"/>
                <table:data-pilot-member table:name="25578" table:display="true" table:show-details="true"/>
                <table:data-pilot-member table:name="25636" table:display="true" table:show-details="true"/>
                <table:data-pilot-member table:name="25639" table:display="true" table:show-details="true"/>
                <table:data-pilot-member table:name="25642" table:display="true" table:show-details="true"/>
                <table:data-pilot-member table:name="25644" table:display="true" table:show-details="true"/>
                <table:data-pilot-member table:name="25645" table:display="true" table:show-details="true"/>
                <table:data-pilot-member table:name="25648" table:display="true" table:show-details="true"/>
                <table:data-pilot-member table:name="25669" table:display="true" table:show-details="true"/>
                <table:data-pilot-member table:name="25685" table:display="true" table:show-details="true"/>
                <table:data-pilot-member table:name="25709" table:display="true" table:show-details="true"/>
                <table:data-pilot-member table:name="25715" table:display="true" table:show-details="true"/>
                <table:data-pilot-member table:name="25717" table:display="true" table:show-details="true"/>
                <table:data-pilot-member table:name="25723" table:display="true" table:show-details="true"/>
                <table:data-pilot-member table:name="25749" table:display="true" table:show-details="true"/>
                <table:data-pilot-member table:name="25753" table:display="true" table:show-details="true"/>
                <table:data-pilot-member table:name="25754" table:display="true" table:show-details="true"/>
                <table:data-pilot-member table:name="25758" table:display="true" table:show-details="true"/>
                <table:data-pilot-member table:name="25771" table:display="true" table:show-details="true"/>
                <table:data-pilot-member table:name="25772" table:display="true" table:show-details="true"/>
                <table:data-pilot-member table:name="25796" table:display="true" table:show-details="true"/>
                <table:data-pilot-member table:name="25799" table:display="true" table:show-details="true"/>
                <table:data-pilot-member table:name="25800" table:display="true" table:show-details="true"/>
                <table:data-pilot-member table:name="25801" table:display="true" table:show-details="true"/>
                <table:data-pilot-member table:name="25804" table:display="true" table:show-details="true"/>
                <table:data-pilot-member table:name="25806" table:display="true" table:show-details="true"/>
                <table:data-pilot-member table:name="25815" table:display="true" table:show-details="true"/>
                <table:data-pilot-member table:name="25823" table:display="true" table:show-details="true"/>
                <table:data-pilot-member table:name="25836" table:display="true" table:show-details="true"/>
                <table:data-pilot-member table:name="25845" table:display="true" table:show-details="true"/>
                <table:data-pilot-member table:name="25846" table:display="true" table:show-details="true"/>
                <table:data-pilot-member table:name="25851" table:display="true" table:show-details="true"/>
                <table:data-pilot-member table:name="25853" table:display="true" table:show-details="true"/>
                <table:data-pilot-member table:name="25855" table:display="true" table:show-details="true"/>
                <table:data-pilot-member table:name="25862" table:display="true" table:show-details="true"/>
                <table:data-pilot-member table:name="25865" table:display="true" table:show-details="true"/>
                <table:data-pilot-member table:name="25868" table:display="true" table:show-details="true"/>
                <table:data-pilot-member table:name="25870" table:display="true" table:show-details="true"/>
                <table:data-pilot-member table:name="25874" table:display="true" table:show-details="true"/>
                <table:data-pilot-member table:name="25881" table:display="true" table:show-details="true"/>
                <table:data-pilot-member table:name="25883" table:display="true" table:show-details="true"/>
                <table:data-pilot-member table:name="25906" table:display="true" table:show-details="true"/>
                <table:data-pilot-member table:name="25910" table:display="true" table:show-details="true"/>
                <table:data-pilot-member table:name="25914" table:display="true" table:show-details="true"/>
                <table:data-pilot-member table:name="25915" table:display="true" table:show-details="true"/>
                <table:data-pilot-member table:name="25932" table:display="true" table:show-details="true"/>
                <table:data-pilot-member table:name="25934" table:display="true" table:show-details="true"/>
                <table:data-pilot-member table:name="25935" table:display="true" table:show-details="true"/>
                <table:data-pilot-member table:name="25939" table:display="true" table:show-details="true"/>
                <table:data-pilot-member table:name="25953" table:display="true" table:show-details="true"/>
                <table:data-pilot-member table:name="25955" table:display="true" table:show-details="true"/>
                <table:data-pilot-member table:name="25969" table:display="true" table:show-details="true"/>
                <table:data-pilot-member table:name="25986" table:display="true" table:show-details="true"/>
                <table:data-pilot-member table:name="25990" table:display="true" table:show-details="true"/>
                <table:data-pilot-member table:name="25991" table:display="true" table:show-details="true"/>
                <table:data-pilot-member table:name="25993" table:display="true" table:show-details="true"/>
                <table:data-pilot-member table:name="25994" table:display="true" table:show-details="true"/>
                <table:data-pilot-member table:name="25998" table:display="true" table:show-details="true"/>
                <table:data-pilot-member table:name="26000" table:display="true" table:show-details="true"/>
                <table:data-pilot-member table:name="26002" table:display="true" table:show-details="true"/>
                <table:data-pilot-member table:name="26005" table:display="true" table:show-details="true"/>
                <table:data-pilot-member table:name="26008" table:display="true" table:show-details="true"/>
                <table:data-pilot-member table:name="26015" table:display="true" table:show-details="true"/>
                <table:data-pilot-member table:name="26018" table:display="true" table:show-details="true"/>
                <table:data-pilot-member table:name="26021" table:display="true" table:show-details="true"/>
                <table:data-pilot-member table:name="26022" table:display="true" table:show-details="true"/>
                <table:data-pilot-member table:name="26034" table:display="true" table:show-details="true"/>
                <table:data-pilot-member table:name="26038" table:display="true" table:show-details="true"/>
                <table:data-pilot-member table:name="26046" table:display="true" table:show-details="true"/>
                <table:data-pilot-member table:name="26062" table:display="true" table:show-details="true"/>
                <table:data-pilot-member table:name="26067" table:display="true" table:show-details="true"/>
                <table:data-pilot-member table:name="26069" table:display="true" table:show-details="true"/>
                <table:data-pilot-member table:name="26075" table:display="true" table:show-details="true"/>
                <table:data-pilot-member table:name="26078" table:display="true" table:show-details="true"/>
                <table:data-pilot-member table:name="26097" table:display="true" table:show-details="true"/>
                <table:data-pilot-member table:name="26104" table:display="true" table:show-details="true"/>
                <table:data-pilot-member table:name="26107" table:display="true" table:show-details="true"/>
                <table:data-pilot-member table:name="26110" table:display="true" table:show-details="true"/>
                <table:data-pilot-member table:name="26116" table:display="true" table:show-details="true"/>
                <table:data-pilot-member table:name="26131" table:display="true" table:show-details="true"/>
                <table:data-pilot-member table:name="26133" table:display="true" table:show-details="true"/>
                <table:data-pilot-member table:name="26161" table:display="true" table:show-details="true"/>
                <table:data-pilot-member table:name="26165" table:display="true" table:show-details="true"/>
                <table:data-pilot-member table:name="26167" table:display="true" table:show-details="true"/>
                <table:data-pilot-member table:name="26172" table:display="true" table:show-details="true"/>
                <table:data-pilot-member table:name="26173" table:display="true" table:show-details="true"/>
                <table:data-pilot-member table:name="26185" table:display="true" table:show-details="true"/>
                <table:data-pilot-member table:name="26198" table:display="true" table:show-details="true"/>
                <table:data-pilot-member table:name="26205" table:display="true" table:show-details="true"/>
                <table:data-pilot-member table:name="26207" table:display="true" table:show-details="true"/>
                <table:data-pilot-member table:name="26223" table:display="true" table:show-details="true"/>
                <table:data-pilot-member table:name="26224" table:display="true" table:show-details="true"/>
                <table:data-pilot-member table:name="26227" table:display="true" table:show-details="true"/>
                <table:data-pilot-member table:name="26228" table:display="true" table:show-details="true"/>
                <table:data-pilot-member table:name="26248" table:display="true" table:show-details="true"/>
                <table:data-pilot-member table:name="26252" table:display="true" table:show-details="true"/>
                <table:data-pilot-member table:name="26253" table:display="true" table:show-details="true"/>
                <table:data-pilot-member table:name="26263" table:display="true" table:show-details="true"/>
                <table:data-pilot-member table:name="26264" table:display="true" table:show-details="true"/>
                <table:data-pilot-member table:name="26267" table:display="true" table:show-details="true"/>
                <table:data-pilot-member table:name="26275" table:display="true" table:show-details="true"/>
                <table:data-pilot-member table:name="26296" table:display="true" table:show-details="true"/>
                <table:data-pilot-member table:name="26297" table:display="true" table:show-details="true"/>
                <table:data-pilot-member table:name="26302" table:display="true" table:show-details="true"/>
                <table:data-pilot-member table:name="26304" table:display="true" table:show-details="true"/>
                <table:data-pilot-member table:name="26309" table:display="true" table:show-details="true"/>
                <table:data-pilot-member table:name="26331" table:display="true" table:show-details="true"/>
                <table:data-pilot-member table:name="26340" table:display="true" table:show-details="true"/>
                <table:data-pilot-member table:name="26343" table:display="true" table:show-details="true"/>
                <table:data-pilot-member table:name="26361" table:display="true" table:show-details="true"/>
                <table:data-pilot-member table:name="26363" table:display="true" table:show-details="true"/>
                <table:data-pilot-member table:name="26376" table:display="true" table:show-details="true"/>
                <table:data-pilot-member table:name="26381" table:display="true" table:show-details="true"/>
                <table:data-pilot-member table:name="26387" table:display="true" table:show-details="true"/>
                <table:data-pilot-member table:name="26397" table:display="true" table:show-details="true"/>
                <table:data-pilot-member table:name="26398" table:display="true" table:show-details="true"/>
                <table:data-pilot-member table:name="26414" table:display="true" table:show-details="true"/>
                <table:data-pilot-member table:name="26425" table:display="true" table:show-details="true"/>
                <table:data-pilot-member table:name="26439" table:display="true" table:show-details="true"/>
                <table:data-pilot-member table:name="26451" table:display="true" table:show-details="true"/>
                <table:data-pilot-member table:name="26479" table:display="true" table:show-details="true"/>
                <table:data-pilot-member table:name="26481" table:display="true" table:show-details="true"/>
                <table:data-pilot-member table:name="26486" table:display="true" table:show-details="true"/>
                <table:data-pilot-member table:name="26495" table:display="true" table:show-details="true"/>
                <table:data-pilot-member table:name="26497" table:display="true" table:show-details="true"/>
                <table:data-pilot-member table:name="26511" table:display="true" table:show-details="true"/>
                <table:data-pilot-member table:name="26512" table:display="true" table:show-details="true"/>
                <table:data-pilot-member table:name="26519" table:display="true" table:show-details="true"/>
                <table:data-pilot-member table:name="26523" table:display="true" table:show-details="true"/>
                <table:data-pilot-member table:name="26529" table:display="true" table:show-details="true"/>
                <table:data-pilot-member table:name="26539" table:display="true" table:show-details="true"/>
                <table:data-pilot-member table:name="26544" table:display="true" table:show-details="true"/>
                <table:data-pilot-member table:name="26547" table:display="true" table:show-details="true"/>
                <table:data-pilot-member table:name="26554" table:display="true" table:show-details="true"/>
                <table:data-pilot-member table:name="26556" table:display="true" table:show-details="true"/>
                <table:data-pilot-member table:name="26568" table:display="true" table:show-details="true"/>
                <table:data-pilot-member table:name="26579" table:display="true" table:show-details="true"/>
                <table:data-pilot-member table:name="26582" table:display="true" table:show-details="true"/>
                <table:data-pilot-member table:name="26614" table:display="true" table:show-details="true"/>
                <table:data-pilot-member table:name="26618" table:display="true" table:show-details="true"/>
                <table:data-pilot-member table:name="26636" table:display="true" table:show-details="true"/>
                <table:data-pilot-member table:name="26640" table:display="true" table:show-details="true"/>
                <table:data-pilot-member table:name="26642" table:display="true" table:show-details="true"/>
                <table:data-pilot-member table:name="26645" table:display="true" table:show-details="true"/>
                <table:data-pilot-member table:name="26657" table:display="true" table:show-details="true"/>
                <table:data-pilot-member table:name="26658" table:display="true" table:show-details="true"/>
                <table:data-pilot-member table:name="26662" table:display="true" table:show-details="true"/>
                <table:data-pilot-member table:name="26676" table:display="true" table:show-details="true"/>
                <table:data-pilot-member table:name="26681" table:display="true" table:show-details="true"/>
                <table:data-pilot-member table:name="26692" table:display="true" table:show-details="true"/>
                <table:data-pilot-member table:name="26698" table:display="true" table:show-details="true"/>
                <table:data-pilot-member table:name="26706" table:display="true" table:show-details="true"/>
                <table:data-pilot-member table:name="26712" table:display="true" table:show-details="true"/>
                <table:data-pilot-member table:name="26717" table:display="true" table:show-details="true"/>
                <table:data-pilot-member table:name="26739" table:display="true" table:show-details="true"/>
                <table:data-pilot-member table:name="26749" table:display="true" table:show-details="true"/>
                <table:data-pilot-member table:name="26766" table:display="true" table:show-details="true"/>
                <table:data-pilot-member table:name="26780" table:display="true" table:show-details="true"/>
                <table:data-pilot-member table:name="26793" table:display="true" table:show-details="true"/>
                <table:data-pilot-member table:name="26801" table:display="true" table:show-details="true"/>
                <table:data-pilot-member table:name="26813" table:display="true" table:show-details="true"/>
                <table:data-pilot-member table:name="26818" table:display="true" table:show-details="true"/>
                <table:data-pilot-member table:name="26824" table:display="true" table:show-details="true"/>
                <table:data-pilot-member table:name="26825" table:display="true" table:show-details="true"/>
                <table:data-pilot-member table:name="26828" table:display="true" table:show-details="true"/>
                <table:data-pilot-member table:name="26830" table:display="true" table:show-details="true"/>
                <table:data-pilot-member table:name="26839" table:display="true" table:show-details="true"/>
                <table:data-pilot-member table:name="26844" table:display="true" table:show-details="true"/>
                <table:data-pilot-member table:name="26862" table:display="true" table:show-details="true"/>
                <table:data-pilot-member table:name="26866" table:display="true" table:show-details="true"/>
                <table:data-pilot-member table:name="26873" table:display="true" table:show-details="true"/>
                <table:data-pilot-member table:name="26874" table:display="true" table:show-details="true"/>
                <table:data-pilot-member table:name="26888" table:display="true" table:show-details="true"/>
                <table:data-pilot-member table:name="26890" table:display="true" table:show-details="true"/>
                <table:data-pilot-member table:name="26897" table:display="true" table:show-details="true"/>
                <table:data-pilot-member table:name="26899" table:display="true" table:show-details="true"/>
                <table:data-pilot-member table:name="26904" table:display="true" table:show-details="true"/>
                <table:data-pilot-member table:name="26938" table:display="true" table:show-details="true"/>
                <table:data-pilot-member table:name="26939" table:display="true" table:show-details="true"/>
                <table:data-pilot-member table:name="26947" table:display="true" table:show-details="true"/>
                <table:data-pilot-member table:name="26948" table:display="true" table:show-details="true"/>
                <table:data-pilot-member table:name="26953" table:display="true" table:show-details="true"/>
                <table:data-pilot-member table:name="26958" table:display="true" table:show-details="true"/>
                <table:data-pilot-member table:name="26967" table:display="true" table:show-details="true"/>
                <table:data-pilot-member table:name="26969" table:display="true" table:show-details="true"/>
                <table:data-pilot-member table:name="26974" table:display="true" table:show-details="true"/>
                <table:data-pilot-member table:name="26978" table:display="true" table:show-details="true"/>
                <table:data-pilot-member table:name="27005" table:display="true" table:show-details="true"/>
                <table:data-pilot-member table:name="27007" table:display="true" table:show-details="true"/>
                <table:data-pilot-member table:name="27015" table:display="true" table:show-details="true"/>
                <table:data-pilot-member table:name="27050" table:display="true" table:show-details="true"/>
                <table:data-pilot-member table:name="27052" table:display="true" table:show-details="true"/>
                <table:data-pilot-member table:name="27059" table:display="true" table:show-details="true"/>
                <table:data-pilot-member table:name="27079" table:display="true" table:show-details="true"/>
                <table:data-pilot-member table:name="27083" table:display="true" table:show-details="true"/>
                <table:data-pilot-member table:name="27111" table:display="true" table:show-details="true"/>
                <table:data-pilot-member table:name="27119" table:display="true" table:show-details="true"/>
                <table:data-pilot-member table:name="27142" table:display="true" table:show-details="true"/>
                <table:data-pilot-member table:name="27160" table:display="true" table:show-details="true"/>
                <table:data-pilot-member table:name="27162" table:display="true" table:show-details="true"/>
                <table:data-pilot-member table:name="27176" table:display="true" table:show-details="true"/>
                <table:data-pilot-member table:name="27182" table:display="true" table:show-details="true"/>
                <table:data-pilot-member table:name="27191" table:display="true" table:show-details="true"/>
                <table:data-pilot-member table:name="27192" table:display="true" table:show-details="true"/>
                <table:data-pilot-member table:name="27212" table:display="true" table:show-details="true"/>
                <table:data-pilot-member table:name="27214" table:display="true" table:show-details="true"/>
                <table:data-pilot-member table:name="27218" table:display="true" table:show-details="true"/>
                <table:data-pilot-member table:name="27222" table:display="true" table:show-details="true"/>
                <table:data-pilot-member table:name="27225" table:display="true" table:show-details="true"/>
                <table:data-pilot-member table:name="27239" table:display="true" table:show-details="true"/>
                <table:data-pilot-member table:name="27242" table:display="true" table:show-details="true"/>
                <table:data-pilot-member table:name="27258" table:display="true" table:show-details="true"/>
                <table:data-pilot-member table:name="27272" table:display="true" table:show-details="true"/>
                <table:data-pilot-member table:name="27285" table:display="true" table:show-details="true"/>
                <table:data-pilot-member table:name="27296" table:display="true" table:show-details="true"/>
                <table:data-pilot-member table:name="27297" table:display="true" table:show-details="true"/>
                <table:data-pilot-member table:name="27315" table:display="true" table:show-details="true"/>
                <table:data-pilot-member table:name="27331" table:display="true" table:show-details="true"/>
                <table:data-pilot-member table:name="27340" table:display="true" table:show-details="true"/>
                <table:data-pilot-member table:name="27345" table:display="true" table:show-details="true"/>
                <table:data-pilot-member table:name="27366" table:display="true" table:show-details="true"/>
                <table:data-pilot-member table:name="27371" table:display="true" table:show-details="true"/>
                <table:data-pilot-member table:name="27388" table:display="true" table:show-details="true"/>
                <table:data-pilot-member table:name="27398" table:display="true" table:show-details="true"/>
                <table:data-pilot-member table:name="27402" table:display="true" table:show-details="true"/>
                <table:data-pilot-member table:name="27406" table:display="true" table:show-details="true"/>
                <table:data-pilot-member table:name="27408" table:display="true" table:show-details="true"/>
                <table:data-pilot-member table:name="27422" table:display="true" table:show-details="true"/>
                <table:data-pilot-member table:name="27429" table:display="true" table:show-details="true"/>
                <table:data-pilot-member table:name="27432" table:display="true" table:show-details="true"/>
                <table:data-pilot-member table:name="27436" table:display="true" table:show-details="true"/>
                <table:data-pilot-member table:name="27437" table:display="true" table:show-details="true"/>
                <table:data-pilot-member table:name="27458" table:display="true" table:show-details="true"/>
                <table:data-pilot-member table:name="27472" table:display="true" table:show-details="true"/>
                <table:data-pilot-member table:name="27478" table:display="true" table:show-details="true"/>
                <table:data-pilot-member table:name="27494" table:display="true" table:show-details="true"/>
                <table:data-pilot-member table:name="27505" table:display="true" table:show-details="true"/>
                <table:data-pilot-member table:name="27507" table:display="true" table:show-details="true"/>
                <table:data-pilot-member table:name="27512" table:display="true" table:show-details="true"/>
                <table:data-pilot-member table:name="27517" table:display="true" table:show-details="true"/>
                <table:data-pilot-member table:name="27522" table:display="true" table:show-details="true"/>
                <table:data-pilot-member table:name="27524" table:display="true" table:show-details="true"/>
                <table:data-pilot-member table:name="27533" table:display="true" table:show-details="true"/>
                <table:data-pilot-member table:name="27552" table:display="true" table:show-details="true"/>
                <table:data-pilot-member table:name="27557" table:display="true" table:show-details="true"/>
                <table:data-pilot-member table:name="27558" table:display="true" table:show-details="true"/>
                <table:data-pilot-member table:name="27574" table:display="true" table:show-details="true"/>
                <table:data-pilot-member table:name="27584" table:display="true" table:show-details="true"/>
                <table:data-pilot-member table:name="27601" table:display="true" table:show-details="true"/>
                <table:data-pilot-member table:name="27606" table:display="true" table:show-details="true"/>
                <table:data-pilot-member table:name="27609" table:display="true" table:show-details="true"/>
                <table:data-pilot-member table:name="27614" table:display="true" table:show-details="true"/>
                <table:data-pilot-member table:name="27620" table:display="true" table:show-details="true"/>
                <table:data-pilot-member table:name="27639" table:display="true" table:show-details="true"/>
                <table:data-pilot-member table:name="27640" table:display="true" table:show-details="true"/>
                <table:data-pilot-member table:name="27646" table:display="true" table:show-details="true"/>
                <table:data-pilot-member table:name="27657" table:display="true" table:show-details="true"/>
                <table:data-pilot-member table:name="27663" table:display="true" table:show-details="true"/>
                <table:data-pilot-member table:name="27664" table:display="true" table:show-details="true"/>
                <table:data-pilot-member table:name="27674" table:display="true" table:show-details="true"/>
                <table:data-pilot-member table:name="27681" table:display="true" table:show-details="true"/>
                <table:data-pilot-member table:name="27686" table:display="true" table:show-details="true"/>
                <table:data-pilot-member table:name="27691" table:display="true" table:show-details="true"/>
                <table:data-pilot-member table:name="27696" table:display="true" table:show-details="true"/>
                <table:data-pilot-member table:name="27707" table:display="true" table:show-details="true"/>
                <table:data-pilot-member table:name="27715" table:display="true" table:show-details="true"/>
                <table:data-pilot-member table:name="27721" table:display="true" table:show-details="true"/>
                <table:data-pilot-member table:name="27724" table:display="true" table:show-details="true"/>
                <table:data-pilot-member table:name="27730" table:display="true" table:show-details="true"/>
                <table:data-pilot-member table:name="27739" table:display="true" table:show-details="true"/>
                <table:data-pilot-member table:name="27741" table:display="true" table:show-details="true"/>
                <table:data-pilot-member table:name="27757" table:display="true" table:show-details="true"/>
                <table:data-pilot-member table:name="27762" table:display="true" table:show-details="true"/>
                <table:data-pilot-member table:name="27778" table:display="true" table:show-details="true"/>
                <table:data-pilot-member table:name="27793" table:display="true" table:show-details="true"/>
                <table:data-pilot-member table:name="27808" table:display="true" table:show-details="true"/>
                <table:data-pilot-member table:name="27809" table:display="true" table:show-details="true"/>
                <table:data-pilot-member table:name="27817" table:display="true" table:show-details="true"/>
                <table:data-pilot-member table:name="27818" table:display="true" table:show-details="true"/>
                <table:data-pilot-member table:name="27820" table:display="true" table:show-details="true"/>
                <table:data-pilot-member table:name="27833" table:display="true" table:show-details="true"/>
                <table:data-pilot-member table:name="27852" table:display="true" table:show-details="true"/>
                <table:data-pilot-member table:name="27855" table:display="true" table:show-details="true"/>
                <table:data-pilot-member table:name="27861" table:display="true" table:show-details="true"/>
                <table:data-pilot-member table:name="27872" table:display="true" table:show-details="true"/>
                <table:data-pilot-member table:name="27875" table:display="true" table:show-details="true"/>
                <table:data-pilot-member table:name="27879" table:display="true" table:show-details="true"/>
                <table:data-pilot-member table:name="27883" table:display="true" table:show-details="true"/>
                <table:data-pilot-member table:name="27887" table:display="true" table:show-details="true"/>
                <table:data-pilot-member table:name="27896" table:display="true" table:show-details="true"/>
                <table:data-pilot-member table:name="27903" table:display="true" table:show-details="true"/>
                <table:data-pilot-member table:name="27909" table:display="true" table:show-details="true"/>
                <table:data-pilot-member table:name="27924" table:display="true" table:show-details="true"/>
                <table:data-pilot-member table:name="27925" table:display="true" table:show-details="true"/>
                <table:data-pilot-member table:name="27939" table:display="true" table:show-details="true"/>
                <table:data-pilot-member table:name="27949" table:display="true" table:show-details="true"/>
                <table:data-pilot-member table:name="27958" table:display="true" table:show-details="true"/>
                <table:data-pilot-member table:name="27968" table:display="true" table:show-details="true"/>
                <table:data-pilot-member table:name="27971" table:display="true" table:show-details="true"/>
                <table:data-pilot-member table:name="27973" table:display="true" table:show-details="true"/>
                <table:data-pilot-member table:name="27978" table:display="true" table:show-details="true"/>
                <table:data-pilot-member table:name="27988" table:display="true" table:show-details="true"/>
                <table:data-pilot-member table:name="27990" table:display="true" table:show-details="true"/>
                <table:data-pilot-member table:name="28000" table:display="true" table:show-details="true"/>
                <table:data-pilot-member table:name="28002" table:display="true" table:show-details="true"/>
                <table:data-pilot-member table:name="28008" table:display="true" table:show-details="true"/>
                <table:data-pilot-member table:name="28020" table:display="true" table:show-details="true"/>
                <table:data-pilot-member table:name="28029" table:display="true" table:show-details="true"/>
                <table:data-pilot-member table:name="28034" table:display="true" table:show-details="true"/>
                <table:data-pilot-member table:name="28038" table:display="true" table:show-details="true"/>
                <table:data-pilot-member table:name="28044" table:display="true" table:show-details="true"/>
                <table:data-pilot-member table:name="28050" table:display="true" table:show-details="true"/>
                <table:data-pilot-member table:name="28062" table:display="true" table:show-details="true"/>
                <table:data-pilot-member table:name="28068" table:display="true" table:show-details="true"/>
                <table:data-pilot-member table:name="28092" table:display="true" table:show-details="true"/>
                <table:data-pilot-member table:name="28099" table:display="true" table:show-details="true"/>
                <table:data-pilot-member table:name="28100" table:display="true" table:show-details="true"/>
                <table:data-pilot-member table:name="28101" table:display="true" table:show-details="true"/>
                <table:data-pilot-member table:name="28103" table:display="true" table:show-details="true"/>
                <table:data-pilot-member table:name="28113" table:display="true" table:show-details="true"/>
                <table:data-pilot-member table:name="28119" table:display="true" table:show-details="true"/>
                <table:data-pilot-member table:name="28131" table:display="true" table:show-details="true"/>
                <table:data-pilot-member table:name="28133" table:display="true" table:show-details="true"/>
                <table:data-pilot-member table:name="28137" table:display="true" table:show-details="true"/>
                <table:data-pilot-member table:name="28164" table:display="true" table:show-details="true"/>
                <table:data-pilot-member table:name="28177" table:display="true" table:show-details="true"/>
                <table:data-pilot-member table:name="28180" table:display="true" table:show-details="true"/>
                <table:data-pilot-member table:name="28182" table:display="true" table:show-details="true"/>
                <table:data-pilot-member table:name="28184" table:display="true" table:show-details="true"/>
                <table:data-pilot-member table:name="28188" table:display="true" table:show-details="true"/>
                <table:data-pilot-member table:name="28192" table:display="true" table:show-details="true"/>
                <table:data-pilot-member table:name="28193" table:display="true" table:show-details="true"/>
                <table:data-pilot-member table:name="28196" table:display="true" table:show-details="true"/>
                <table:data-pilot-member table:name="28200" table:display="true" table:show-details="true"/>
                <table:data-pilot-member table:name="28210" table:display="true" table:show-details="true"/>
                <table:data-pilot-member table:name="28216" table:display="true" table:show-details="true"/>
                <table:data-pilot-member table:name="28220" table:display="true" table:show-details="true"/>
                <table:data-pilot-member table:name="28224" table:display="true" table:show-details="true"/>
                <table:data-pilot-member table:name="28229" table:display="true" table:show-details="true"/>
                <table:data-pilot-member table:name="28245" table:display="true" table:show-details="true"/>
                <table:data-pilot-member table:name="28258" table:display="true" table:show-details="true"/>
                <table:data-pilot-member table:name="28263" table:display="true" table:show-details="true"/>
                <table:data-pilot-member table:name="28268" table:display="true" table:show-details="true"/>
                <table:data-pilot-member table:name="28270" table:display="true" table:show-details="true"/>
                <table:data-pilot-member table:name="28280" table:display="true" table:show-details="true"/>
                <table:data-pilot-member table:name="28286" table:display="true" table:show-details="true"/>
                <table:data-pilot-member table:name="28287" table:display="true" table:show-details="true"/>
                <table:data-pilot-member table:name="28288" table:display="true" table:show-details="true"/>
                <table:data-pilot-member table:name="28293" table:display="true" table:show-details="true"/>
                <table:data-pilot-member table:name="28294" table:display="true" table:show-details="true"/>
                <table:data-pilot-member table:name="28296" table:display="true" table:show-details="true"/>
                <table:data-pilot-member table:name="28300" table:display="true" table:show-details="true"/>
                <table:data-pilot-member table:name="28303" table:display="true" table:show-details="true"/>
                <table:data-pilot-member table:name="28321" table:display="true" table:show-details="true"/>
                <table:data-pilot-member table:name="28324" table:display="true" table:show-details="true"/>
                <table:data-pilot-member table:name="28343" table:display="true" table:show-details="true"/>
                <table:data-pilot-member table:name="28363" table:display="true" table:show-details="true"/>
                <table:data-pilot-member table:name="28366" table:display="true" table:show-details="true"/>
                <table:data-pilot-member table:name="28368" table:display="true" table:show-details="true"/>
                <table:data-pilot-member table:name="28373" table:display="true" table:show-details="true"/>
                <table:data-pilot-member table:name="28379" table:display="true" table:show-details="true"/>
                <table:data-pilot-member table:name="28392" table:display="true" table:show-details="true"/>
                <table:data-pilot-member table:name="28393" table:display="true" table:show-details="true"/>
                <table:data-pilot-member table:name="28394" table:display="true" table:show-details="true"/>
                <table:data-pilot-member table:name="28400" table:display="true" table:show-details="true"/>
                <table:data-pilot-member table:name="28422" table:display="true" table:show-details="true"/>
                <table:data-pilot-member table:name="28425" table:display="true" table:show-details="true"/>
                <table:data-pilot-member table:name="28438" table:display="true" table:show-details="true"/>
                <table:data-pilot-member table:name="28444" table:display="true" table:show-details="true"/>
                <table:data-pilot-member table:name="28446" table:display="true" table:show-details="true"/>
                <table:data-pilot-member table:name="28448" table:display="true" table:show-details="true"/>
                <table:data-pilot-member table:name="28457" table:display="true" table:show-details="true"/>
                <table:data-pilot-member table:name="28460" table:display="true" table:show-details="true"/>
                <table:data-pilot-member table:name="28472" table:display="true" table:show-details="true"/>
                <table:data-pilot-member table:name="28498" table:display="true" table:show-details="true"/>
                <table:data-pilot-member table:name="28501" table:display="true" table:show-details="true"/>
                <table:data-pilot-member table:name="28506" table:display="true" table:show-details="true"/>
                <table:data-pilot-member table:name="28509" table:display="true" table:show-details="true"/>
                <table:data-pilot-member table:name="28512" table:display="true" table:show-details="true"/>
                <table:data-pilot-member table:name="28519" table:display="true" table:show-details="true"/>
                <table:data-pilot-member table:name="28520" table:display="true" table:show-details="true"/>
                <table:data-pilot-member table:name="28528" table:display="true" table:show-details="true"/>
                <table:data-pilot-member table:name="28538" table:display="true" table:show-details="true"/>
                <table:data-pilot-member table:name="28552" table:display="true" table:show-details="true"/>
                <table:data-pilot-member table:name="28557" table:display="true" table:show-details="true"/>
                <table:data-pilot-member table:name="28563" table:display="true" table:show-details="true"/>
                <table:data-pilot-member table:name="28570" table:display="true" table:show-details="true"/>
                <table:data-pilot-member table:name="28573" table:display="true" table:show-details="true"/>
                <table:data-pilot-member table:name="28575" table:display="true" table:show-details="true"/>
                <table:data-pilot-member table:name="28577" table:display="true" table:show-details="true"/>
                <table:data-pilot-member table:name="28584" table:display="true" table:show-details="true"/>
                <table:data-pilot-member table:name="28587" table:display="true" table:show-details="true"/>
                <table:data-pilot-member table:name="28616" table:display="true" table:show-details="true"/>
                <table:data-pilot-member table:name="28618" table:display="true" table:show-details="true"/>
                <table:data-pilot-member table:name="28626" table:display="true" table:show-details="true"/>
                <table:data-pilot-member table:name="28636" table:display="true" table:show-details="true"/>
                <table:data-pilot-member table:name="28650" table:display="true" table:show-details="true"/>
                <table:data-pilot-member table:name="28653" table:display="true" table:show-details="true"/>
                <table:data-pilot-member table:name="28672" table:display="true" table:show-details="true"/>
                <table:data-pilot-member table:name="28673" table:display="true" table:show-details="true"/>
                <table:data-pilot-member table:name="28674" table:display="true" table:show-details="true"/>
                <table:data-pilot-member table:name="28675" table:display="true" table:show-details="true"/>
                <table:data-pilot-member table:name="28687" table:display="true" table:show-details="true"/>
                <table:data-pilot-member table:name="28695" table:display="true" table:show-details="true"/>
                <table:data-pilot-member table:name="28696" table:display="true" table:show-details="true"/>
                <table:data-pilot-member table:name="28708" table:display="true" table:show-details="true"/>
                <table:data-pilot-member table:name="28716" table:display="true" table:show-details="true"/>
                <table:data-pilot-member table:name="28721" table:display="true" table:show-details="true"/>
                <table:data-pilot-member table:name="28730" table:display="true" table:show-details="true"/>
                <table:data-pilot-member table:name="28732" table:display="true" table:show-details="true"/>
                <table:data-pilot-member table:name="28733" table:display="true" table:show-details="true"/>
                <table:data-pilot-member table:name="28734" table:display="true" table:show-details="true"/>
                <table:data-pilot-member table:name="28742" table:display="true" table:show-details="true"/>
                <table:data-pilot-member table:name="28746" table:display="true" table:show-details="true"/>
                <table:data-pilot-member table:name="28747" table:display="true" table:show-details="true"/>
                <table:data-pilot-member table:name="28753" table:display="true" table:show-details="true"/>
                <table:data-pilot-member table:name="28754" table:display="true" table:show-details="true"/>
                <table:data-pilot-member table:name="28757" table:display="true" table:show-details="true"/>
                <table:data-pilot-member table:name="28760" table:display="true" table:show-details="true"/>
                <table:data-pilot-member table:name="28778" table:display="true" table:show-details="true"/>
                <table:data-pilot-member table:name="28782" table:display="true" table:show-details="true"/>
                <table:data-pilot-member table:name="28787" table:display="true" table:show-details="true"/>
                <table:data-pilot-member table:name="28789" table:display="true" table:show-details="true"/>
                <table:data-pilot-member table:name="28791" table:display="true" table:show-details="true"/>
                <table:data-pilot-member table:name="28792" table:display="true" table:show-details="true"/>
                <table:data-pilot-member table:name="28804" table:display="true" table:show-details="true"/>
                <table:data-pilot-member table:name="28812" table:display="true" table:show-details="true"/>
                <table:data-pilot-member table:name="28827" table:display="true" table:show-details="true"/>
                <table:data-pilot-member table:name="28831" table:display="true" table:show-details="true"/>
                <table:data-pilot-member table:name="28835" table:display="true" table:show-details="true"/>
                <table:data-pilot-member table:name="28836" table:display="true" table:show-details="true"/>
                <table:data-pilot-member table:name="28847" table:display="true" table:show-details="true"/>
                <table:data-pilot-member table:name="28848" table:display="true" table:show-details="true"/>
                <table:data-pilot-member table:name="28863" table:display="true" table:show-details="true"/>
                <table:data-pilot-member table:name="28865" table:display="true" table:show-details="true"/>
                <table:data-pilot-member table:name="28890" table:display="true" table:show-details="true"/>
                <table:data-pilot-member table:name="28910" table:display="true" table:show-details="true"/>
                <table:data-pilot-member table:name="28915" table:display="true" table:show-details="true"/>
                <table:data-pilot-member table:name="28920" table:display="true" table:show-details="true"/>
                <table:data-pilot-member table:name="28929" table:display="true" table:show-details="true"/>
                <table:data-pilot-member table:name="28938" table:display="true" table:show-details="true"/>
                <table:data-pilot-member table:name="28952" table:display="true" table:show-details="true"/>
                <table:data-pilot-member table:name="28958" table:display="true" table:show-details="true"/>
                <table:data-pilot-member table:name="28961" table:display="true" table:show-details="true"/>
                <table:data-pilot-member table:name="28974" table:display="true" table:show-details="true"/>
                <table:data-pilot-member table:name="28978" table:display="true" table:show-details="true"/>
                <table:data-pilot-member table:name="28981" table:display="true" table:show-details="true"/>
                <table:data-pilot-member table:name="28982" table:display="true" table:show-details="true"/>
                <table:data-pilot-member table:name="28992" table:display="true" table:show-details="true"/>
                <table:data-pilot-member table:name="28993" table:display="true" table:show-details="true"/>
                <table:data-pilot-member table:name="29000" table:display="true" table:show-details="true"/>
                <table:data-pilot-member table:name="29009" table:display="true" table:show-details="true"/>
                <table:data-pilot-member table:name="29014" table:display="true" table:show-details="true"/>
                <table:data-pilot-member table:name="29020" table:display="true" table:show-details="true"/>
                <table:data-pilot-member table:name="29026" table:display="true" table:show-details="true"/>
                <table:data-pilot-member table:name="29034" table:display="true" table:show-details="true"/>
                <table:data-pilot-member table:name="29040" table:display="true" table:show-details="true"/>
                <table:data-pilot-member table:name="29041" table:display="true" table:show-details="true"/>
                <table:data-pilot-member table:name="29043" table:display="true" table:show-details="true"/>
                <table:data-pilot-member table:name="29055" table:display="true" table:show-details="true"/>
                <table:data-pilot-member table:name="29056" table:display="true" table:show-details="true"/>
                <table:data-pilot-member table:name="29064" table:display="true" table:show-details="true"/>
                <table:data-pilot-member table:name="29065" table:display="true" table:show-details="true"/>
                <table:data-pilot-member table:name="29072" table:display="true" table:show-details="true"/>
                <table:data-pilot-member table:name="29074" table:display="true" table:show-details="true"/>
                <table:data-pilot-member table:name="29085" table:display="true" table:show-details="true"/>
                <table:data-pilot-member table:name="29087" table:display="true" table:show-details="true"/>
                <table:data-pilot-member table:name="29090" table:display="true" table:show-details="true"/>
                <table:data-pilot-member table:name="29105" table:display="true" table:show-details="true"/>
                <table:data-pilot-member table:name="29109" table:display="true" table:show-details="true"/>
                <table:data-pilot-member table:name="29110" table:display="true" table:show-details="true"/>
                <table:data-pilot-member table:name="29127" table:display="true" table:show-details="true"/>
                <table:data-pilot-member table:name="29164" table:display="true" table:show-details="true"/>
                <table:data-pilot-member table:name="29167" table:display="true" table:show-details="true"/>
                <table:data-pilot-member table:name="29178" table:display="true" table:show-details="true"/>
                <table:data-pilot-member table:name="29182" table:display="true" table:show-details="true"/>
                <table:data-pilot-member table:name="29184" table:display="true" table:show-details="true"/>
                <table:data-pilot-member table:name="29189" table:display="true" table:show-details="true"/>
                <table:data-pilot-member table:name="29193" table:display="true" table:show-details="true"/>
                <table:data-pilot-member table:name="29195" table:display="true" table:show-details="true"/>
                <table:data-pilot-member table:name="29198" table:display="true" table:show-details="true"/>
                <table:data-pilot-member table:name="29206" table:display="true" table:show-details="true"/>
                <table:data-pilot-member table:name="29224" table:display="true" table:show-details="true"/>
                <table:data-pilot-member table:name="29228" table:display="true" table:show-details="true"/>
                <table:data-pilot-member table:name="29235" table:display="true" table:show-details="true"/>
                <table:data-pilot-member table:name="29246" table:display="true" table:show-details="true"/>
                <table:data-pilot-member table:name="29251" table:display="true" table:show-details="true"/>
                <table:data-pilot-member table:name="29252" table:display="true" table:show-details="true"/>
                <table:data-pilot-member table:name="29258" table:display="true" table:show-details="true"/>
                <table:data-pilot-member table:name="29267" table:display="true" table:show-details="true"/>
                <table:data-pilot-member table:name="29288" table:display="true" table:show-details="true"/>
                <table:data-pilot-member table:name="29290" table:display="true" table:show-details="true"/>
                <table:data-pilot-member table:name="29292" table:display="true" table:show-details="true"/>
                <table:data-pilot-member table:name="29303" table:display="true" table:show-details="true"/>
                <table:data-pilot-member table:name="29304" table:display="true" table:show-details="true"/>
                <table:data-pilot-member table:name="29311" table:display="true" table:show-details="true"/>
                <table:data-pilot-member table:name="29320" table:display="true" table:show-details="true"/>
                <table:data-pilot-member table:name="29330" table:display="true" table:show-details="true"/>
                <table:data-pilot-member table:name="29359" table:display="true" table:show-details="true"/>
                <table:data-pilot-member table:name="29368" table:display="true" table:show-details="true"/>
                <table:data-pilot-member table:name="29370" table:display="true" table:show-details="true"/>
                <table:data-pilot-member table:name="29376" table:display="true" table:show-details="true"/>
                <table:data-pilot-member table:name="29377" table:display="true" table:show-details="true"/>
                <table:data-pilot-member table:name="29398" table:display="true" table:show-details="true"/>
                <table:data-pilot-member table:name="29409" table:display="true" table:show-details="true"/>
                <table:data-pilot-member table:name="29420" table:display="true" table:show-details="true"/>
                <table:data-pilot-member table:name="29423" table:display="true" table:show-details="true"/>
                <table:data-pilot-member table:name="29442" table:display="true" table:show-details="true"/>
                <table:data-pilot-member table:name="29445" table:display="true" table:show-details="true"/>
                <table:data-pilot-member table:name="29447" table:display="true" table:show-details="true"/>
                <table:data-pilot-member table:name="29468" table:display="true" table:show-details="true"/>
                <table:data-pilot-member table:name="29473" table:display="true" table:show-details="true"/>
                <table:data-pilot-member table:name="29474" table:display="true" table:show-details="true"/>
                <table:data-pilot-member table:name="29478" table:display="true" table:show-details="true"/>
                <table:data-pilot-member table:name="29481" table:display="true" table:show-details="true"/>
                <table:data-pilot-member table:name="29491" table:display="true" table:show-details="true"/>
                <table:data-pilot-member table:name="29492" table:display="true" table:show-details="true"/>
                <table:data-pilot-member table:name="29502" table:display="true" table:show-details="true"/>
                <table:data-pilot-member table:name="29506" table:display="true" table:show-details="true"/>
                <table:data-pilot-member table:name="29513" table:display="true" table:show-details="true"/>
                <table:data-pilot-member table:name="29518" table:display="true" table:show-details="true"/>
                <table:data-pilot-member table:name="29523" table:display="true" table:show-details="true"/>
                <table:data-pilot-member table:name="29545" table:display="true" table:show-details="true"/>
                <table:data-pilot-member table:name="29562" table:display="true" table:show-details="true"/>
                <table:data-pilot-member table:name="29579" table:display="true" table:show-details="true"/>
                <table:data-pilot-member table:name="29580" table:display="true" table:show-details="true"/>
                <table:data-pilot-member table:name="29581" table:display="true" table:show-details="true"/>
                <table:data-pilot-member table:name="29583" table:display="true" table:show-details="true"/>
                <table:data-pilot-member table:name="29600" table:display="true" table:show-details="true"/>
                <table:data-pilot-member table:name="29602" table:display="true" table:show-details="true"/>
                <table:data-pilot-member table:name="29609" table:display="true" table:show-details="true"/>
                <table:data-pilot-member table:name="29615" table:display="true" table:show-details="true"/>
                <table:data-pilot-member table:name="29620" table:display="true" table:show-details="true"/>
                <table:data-pilot-member table:name="29644" table:display="true" table:show-details="true"/>
                <table:data-pilot-member table:name="29665" table:display="true" table:show-details="true"/>
                <table:data-pilot-member table:name="29669" table:display="true" table:show-details="true"/>
                <table:data-pilot-member table:name="29675" table:display="true" table:show-details="true"/>
                <table:data-pilot-member table:name="29687" table:display="true" table:show-details="true"/>
                <table:data-pilot-member table:name="29688" table:display="true" table:show-details="true"/>
                <table:data-pilot-member table:name="29690" table:display="true" table:show-details="true"/>
                <table:data-pilot-member table:name="29697" table:display="true" table:show-details="true"/>
                <table:data-pilot-member table:name="29700" table:display="true" table:show-details="true"/>
                <table:data-pilot-member table:name="29703" table:display="true" table:show-details="true"/>
                <table:data-pilot-member table:name="29709" table:display="true" table:show-details="true"/>
                <table:data-pilot-member table:name="29726" table:display="true" table:show-details="true"/>
                <table:data-pilot-member table:name="29736" table:display="true" table:show-details="true"/>
                <table:data-pilot-member table:name="29743" table:display="true" table:show-details="true"/>
                <table:data-pilot-member table:name="29757" table:display="true" table:show-details="true"/>
                <table:data-pilot-member table:name="29766" table:display="true" table:show-details="true"/>
                <table:data-pilot-member table:name="29769" table:display="true" table:show-details="true"/>
                <table:data-pilot-member table:name="29776" table:display="true" table:show-details="true"/>
                <table:data-pilot-member table:name="29784" table:display="true" table:show-details="true"/>
                <table:data-pilot-member table:name="29795" table:display="true" table:show-details="true"/>
                <table:data-pilot-member table:name="29799" table:display="true" table:show-details="true"/>
                <table:data-pilot-member table:name="29816" table:display="true" table:show-details="true"/>
                <table:data-pilot-member table:name="29817" table:display="true" table:show-details="true"/>
                <table:data-pilot-member table:name="29822" table:display="true" table:show-details="true"/>
                <table:data-pilot-member table:name="29832" table:display="true" table:show-details="true"/>
                <table:data-pilot-member table:name="29843" table:display="true" table:show-details="true"/>
                <table:data-pilot-member table:name="29846" table:display="true" table:show-details="true"/>
                <table:data-pilot-member table:name="29864" table:display="true" table:show-details="true"/>
                <table:data-pilot-member table:name="29876" table:display="true" table:show-details="true"/>
                <table:data-pilot-member table:name="29877" table:display="true" table:show-details="true"/>
                <table:data-pilot-member table:name="29883" table:display="true" table:show-details="true"/>
                <table:data-pilot-member table:name="29892" table:display="true" table:show-details="true"/>
                <table:data-pilot-member table:name="29920" table:display="true" table:show-details="true"/>
                <table:data-pilot-member table:name="29927" table:display="true" table:show-details="true"/>
                <table:data-pilot-member table:name="29928" table:display="true" table:show-details="true"/>
                <table:data-pilot-member table:name="29957" table:display="true" table:show-details="true"/>
                <table:data-pilot-member table:name="29961" table:display="true" table:show-details="true"/>
                <table:data-pilot-member table:name="29972" table:display="true" table:show-details="true"/>
                <table:data-pilot-member table:name="29980" table:display="true" table:show-details="true"/>
                <table:data-pilot-member table:name="29983" table:display="true" table:show-details="true"/>
                <table:data-pilot-member table:name="29985" table:display="true" table:show-details="true"/>
                <table:data-pilot-member table:name="30001" table:display="true" table:show-details="true"/>
                <table:data-pilot-member table:name="30014" table:display="true" table:show-details="true"/>
                <table:data-pilot-member table:name="30023" table:display="true" table:show-details="true"/>
                <table:data-pilot-member table:name="30027" table:display="true" table:show-details="true"/>
                <table:data-pilot-member table:name="30039" table:display="true" table:show-details="true"/>
                <table:data-pilot-member table:name="30042" table:display="true" table:show-details="true"/>
                <table:data-pilot-member table:name="30051" table:display="true" table:show-details="true"/>
                <table:data-pilot-member table:name="30077" table:display="true" table:show-details="true"/>
                <table:data-pilot-member table:name="30101" table:display="true" table:show-details="true"/>
                <table:data-pilot-member table:name="30104" table:display="true" table:show-details="true"/>
                <table:data-pilot-member table:name="30111" table:display="true" table:show-details="true"/>
                <table:data-pilot-member table:name="30120" table:display="true" table:show-details="true"/>
                <table:data-pilot-member table:name="30121" table:display="true" table:show-details="true"/>
                <table:data-pilot-member table:name="30123" table:display="true" table:show-details="true"/>
                <table:data-pilot-member table:name="30127" table:display="true" table:show-details="true"/>
                <table:data-pilot-member table:name="30128" table:display="true" table:show-details="true"/>
                <table:data-pilot-member table:name="30130" table:display="true" table:show-details="true"/>
                <table:data-pilot-member table:name="30144" table:display="true" table:show-details="true"/>
                <table:data-pilot-member table:name="30148" table:display="true" table:show-details="true"/>
                <table:data-pilot-member table:name="30153" table:display="true" table:show-details="true"/>
                <table:data-pilot-member table:name="30159" table:display="true" table:show-details="true"/>
                <table:data-pilot-member table:name="30162" table:display="true" table:show-details="true"/>
                <table:data-pilot-member table:name="30172" table:display="true" table:show-details="true"/>
                <table:data-pilot-member table:name="30175" table:display="true" table:show-details="true"/>
                <table:data-pilot-member table:name="30189" table:display="true" table:show-details="true"/>
                <table:data-pilot-member table:name="30190" table:display="true" table:show-details="true"/>
                <table:data-pilot-member table:name="30195" table:display="true" table:show-details="true"/>
                <table:data-pilot-member table:name="30198" table:display="true" table:show-details="true"/>
                <table:data-pilot-member table:name="30206" table:display="true" table:show-details="true"/>
                <table:data-pilot-member table:name="30211" table:display="true" table:show-details="true"/>
                <table:data-pilot-member table:name="30223" table:display="true" table:show-details="true"/>
                <table:data-pilot-member table:name="30232" table:display="true" table:show-details="true"/>
                <table:data-pilot-member table:name="30238" table:display="true" table:show-details="true"/>
                <table:data-pilot-member table:name="30245" table:display="true" table:show-details="true"/>
                <table:data-pilot-member table:name="30252" table:display="true" table:show-details="true"/>
                <table:data-pilot-member table:name="30259" table:display="true" table:show-details="true"/>
                <table:data-pilot-member table:name="30263" table:display="true" table:show-details="true"/>
                <table:data-pilot-member table:name="30264" table:display="true" table:show-details="true"/>
                <table:data-pilot-member table:name="30268" table:display="true" table:show-details="true"/>
                <table:data-pilot-member table:name="30282" table:display="true" table:show-details="true"/>
                <table:data-pilot-member table:name="30283" table:display="true" table:show-details="true"/>
                <table:data-pilot-member table:name="30284" table:display="true" table:show-details="true"/>
                <table:data-pilot-member table:name="30308" table:display="true" table:show-details="true"/>
                <table:data-pilot-member table:name="30316" table:display="true" table:show-details="true"/>
                <table:data-pilot-member table:name="30321" table:display="true" table:show-details="true"/>
                <table:data-pilot-member table:name="30322" table:display="true" table:show-details="true"/>
                <table:data-pilot-member table:name="30323" table:display="true" table:show-details="true"/>
                <table:data-pilot-member table:name="30324" table:display="true" table:show-details="true"/>
                <table:data-pilot-member table:name="30330" table:display="true" table:show-details="true"/>
                <table:data-pilot-member table:name="30339" table:display="true" table:show-details="true"/>
                <table:data-pilot-member table:name="30344" table:display="true" table:show-details="true"/>
                <table:data-pilot-member table:name="30347" table:display="true" table:show-details="true"/>
                <table:data-pilot-member table:name="30360" table:display="true" table:show-details="true"/>
                <table:data-pilot-member table:name="30361" table:display="true" table:show-details="true"/>
                <table:data-pilot-member table:name="30370" table:display="true" table:show-details="true"/>
                <table:data-pilot-member table:name="30371" table:display="true" table:show-details="true"/>
                <table:data-pilot-member table:name="30383" table:display="true" table:show-details="true"/>
                <table:data-pilot-member table:name="30398" table:display="true" table:show-details="true"/>
                <table:data-pilot-member table:name="30403" table:display="true" table:show-details="true"/>
                <table:data-pilot-member table:name="30404" table:display="true" table:show-details="true"/>
                <table:data-pilot-member table:name="30408" table:display="true" table:show-details="true"/>
                <table:data-pilot-member table:name="30413" table:display="true" table:show-details="true"/>
                <table:data-pilot-member table:name="30421" table:display="true" table:show-details="true"/>
                <table:data-pilot-member table:name="30423" table:display="true" table:show-details="true"/>
                <table:data-pilot-member table:name="30428" table:display="true" table:show-details="true"/>
                <table:data-pilot-member table:name="30431" table:display="true" table:show-details="true"/>
                <table:data-pilot-member table:name="30432" table:display="true" table:show-details="true"/>
                <table:data-pilot-member table:name="30436" table:display="true" table:show-details="true"/>
                <table:data-pilot-member table:name="30444" table:display="true" table:show-details="true"/>
                <table:data-pilot-member table:name="30449" table:display="true" table:show-details="true"/>
                <table:data-pilot-member table:name="30452" table:display="true" table:show-details="true"/>
                <table:data-pilot-member table:name="30453" table:display="true" table:show-details="true"/>
                <table:data-pilot-member table:name="30462" table:display="true" table:show-details="true"/>
                <table:data-pilot-member table:name="30468" table:display="true" table:show-details="true"/>
                <table:data-pilot-member table:name="30482" table:display="true" table:show-details="true"/>
                <table:data-pilot-member table:name="30485" table:display="true" table:show-details="true"/>
                <table:data-pilot-member table:name="30491" table:display="true" table:show-details="true"/>
                <table:data-pilot-member table:name="30506" table:display="true" table:show-details="true"/>
                <table:data-pilot-member table:name="30518" table:display="true" table:show-details="true"/>
                <table:data-pilot-member table:name="30526" table:display="true" table:show-details="true"/>
                <table:data-pilot-member table:name="30529" table:display="true" table:show-details="true"/>
                <table:data-pilot-member table:name="30532" table:display="true" table:show-details="true"/>
                <table:data-pilot-member table:name="30536" table:display="true" table:show-details="true"/>
                <table:data-pilot-member table:name="30538" table:display="true" table:show-details="true"/>
                <table:data-pilot-member table:name="30548" table:display="true" table:show-details="true"/>
                <table:data-pilot-member table:name="30550" table:display="true" table:show-details="true"/>
                <table:data-pilot-member table:name="30552" table:display="true" table:show-details="true"/>
                <table:data-pilot-member table:name="30569" table:display="true" table:show-details="true"/>
                <table:data-pilot-member table:name="30570" table:display="true" table:show-details="true"/>
                <table:data-pilot-member table:name="30572" table:display="true" table:show-details="true"/>
                <table:data-pilot-member table:name="30617" table:display="true" table:show-details="true"/>
                <table:data-pilot-member table:name="30620" table:display="true" table:show-details="true"/>
                <table:data-pilot-member table:name="30627" table:display="true" table:show-details="true"/>
                <table:data-pilot-member table:name="30635" table:display="true" table:show-details="true"/>
                <table:data-pilot-member table:name="30638" table:display="true" table:show-details="true"/>
                <table:data-pilot-member table:name="30641" table:display="true" table:show-details="true"/>
                <table:data-pilot-member table:name="30656" table:display="true" table:show-details="true"/>
                <table:data-pilot-member table:name="30659" table:display="true" table:show-details="true"/>
                <table:data-pilot-member table:name="30672" table:display="true" table:show-details="true"/>
                <table:data-pilot-member table:name="30684" table:display="true" table:show-details="true"/>
                <table:data-pilot-member table:name="30685" table:display="true" table:show-details="true"/>
                <table:data-pilot-member table:name="30688" table:display="true" table:show-details="true"/>
                <table:data-pilot-member table:name="30690" table:display="true" table:show-details="true"/>
                <table:data-pilot-member table:name="30692" table:display="true" table:show-details="true"/>
                <table:data-pilot-member table:name="30697" table:display="true" table:show-details="true"/>
                <table:data-pilot-member table:name="30714" table:display="true" table:show-details="true"/>
                <table:data-pilot-member table:name="30718" table:display="true" table:show-details="true"/>
                <table:data-pilot-member table:name="30724" table:display="true" table:show-details="true"/>
                <table:data-pilot-member table:name="30732" table:display="true" table:show-details="true"/>
                <table:data-pilot-member table:name="30733" table:display="true" table:show-details="true"/>
                <table:data-pilot-member table:name="30741" table:display="true" table:show-details="true"/>
                <table:data-pilot-member table:name="30742" table:display="true" table:show-details="true"/>
                <table:data-pilot-member table:name="30751" table:display="true" table:show-details="true"/>
                <table:data-pilot-member table:name="30754" table:display="true" table:show-details="true"/>
                <table:data-pilot-member table:name="30772" table:display="true" table:show-details="true"/>
                <table:data-pilot-member table:name="30776" table:display="true" table:show-details="true"/>
                <table:data-pilot-member table:name="30795" table:display="true" table:show-details="true"/>
                <table:data-pilot-member table:name="30806" table:display="true" table:show-details="true"/>
                <table:data-pilot-member table:name="30813" table:display="true" table:show-details="true"/>
                <table:data-pilot-member table:name="30817" table:display="true" table:show-details="true"/>
                <table:data-pilot-member table:name="30818" table:display="true" table:show-details="true"/>
                <table:data-pilot-member table:name="30819" table:display="true" table:show-details="true"/>
                <table:data-pilot-member table:name="30832" table:display="true" table:show-details="true"/>
                <table:data-pilot-member table:name="30842" table:display="true" table:show-details="true"/>
                <table:data-pilot-member table:name="30854" table:display="true" table:show-details="true"/>
                <table:data-pilot-member table:name="30879" table:display="true" table:show-details="true"/>
                <table:data-pilot-member table:name="30884" table:display="true" table:show-details="true"/>
                <table:data-pilot-member table:name="30892" table:display="true" table:show-details="true"/>
                <table:data-pilot-member table:name="30905" table:display="true" table:show-details="true"/>
                <table:data-pilot-member table:name="30908" table:display="true" table:show-details="true"/>
                <table:data-pilot-member table:name="30927" table:display="true" table:show-details="true"/>
                <table:data-pilot-member table:name="30933" table:display="true" table:show-details="true"/>
                <table:data-pilot-member table:name="30956" table:display="true" table:show-details="true"/>
                <table:data-pilot-member table:name="30966" table:display="true" table:show-details="true"/>
                <table:data-pilot-member table:name="30973" table:display="true" table:show-details="true"/>
                <table:data-pilot-member table:name="30974" table:display="true" table:show-details="true"/>
                <table:data-pilot-member table:name="30975" table:display="true" table:show-details="true"/>
                <table:data-pilot-member table:name="30980" table:display="true" table:show-details="true"/>
                <table:data-pilot-member table:name="30983" table:display="true" table:show-details="true"/>
                <table:data-pilot-member table:name="31002" table:display="true" table:show-details="true"/>
                <table:data-pilot-member table:name="31004" table:display="true" table:show-details="true"/>
                <table:data-pilot-member table:name="31019" table:display="true" table:show-details="true"/>
                <table:data-pilot-member table:name="31020" table:display="true" table:show-details="true"/>
                <table:data-pilot-member table:name="31042" table:display="true" table:show-details="true"/>
                <table:data-pilot-member table:name="31045" table:display="true" table:show-details="true"/>
                <table:data-pilot-member table:name="31046" table:display="true" table:show-details="true"/>
                <table:data-pilot-member table:name="31048" table:display="true" table:show-details="true"/>
                <table:data-pilot-member table:name="31054" table:display="true" table:show-details="true"/>
                <table:data-pilot-member table:name="31055" table:display="true" table:show-details="true"/>
                <table:data-pilot-member table:name="31058" table:display="true" table:show-details="true"/>
                <table:data-pilot-member table:name="31074" table:display="true" table:show-details="true"/>
                <table:data-pilot-member table:name="31086" table:display="true" table:show-details="true"/>
                <table:data-pilot-member table:name="31091" table:display="true" table:show-details="true"/>
                <table:data-pilot-member table:name="31096" table:display="true" table:show-details="true"/>
                <table:data-pilot-member table:name="31111" table:display="true" table:show-details="true"/>
                <table:data-pilot-member table:name="31120" table:display="true" table:show-details="true"/>
                <table:data-pilot-member table:name="31137" table:display="true" table:show-details="true"/>
                <table:data-pilot-member table:name="31139" table:display="true" table:show-details="true"/>
                <table:data-pilot-member table:name="31140" table:display="true" table:show-details="true"/>
                <table:data-pilot-member table:name="31147" table:display="true" table:show-details="true"/>
                <table:data-pilot-member table:name="31152" table:display="true" table:show-details="true"/>
                <table:data-pilot-member table:name="31153" table:display="true" table:show-details="true"/>
                <table:data-pilot-member table:name="31165" table:display="true" table:show-details="true"/>
                <table:data-pilot-member table:name="31166" table:display="true" table:show-details="true"/>
                <table:data-pilot-member table:name="31172" table:display="true" table:show-details="true"/>
                <table:data-pilot-member table:name="31178" table:display="true" table:show-details="true"/>
                <table:data-pilot-member table:name="31179" table:display="true" table:show-details="true"/>
                <table:data-pilot-member table:name="31188" table:display="true" table:show-details="true"/>
                <table:data-pilot-member table:name="31189" table:display="true" table:show-details="true"/>
                <table:data-pilot-member table:name="31192" table:display="true" table:show-details="true"/>
                <table:data-pilot-member table:name="31224" table:display="true" table:show-details="true"/>
                <table:data-pilot-member table:name="31230" table:display="true" table:show-details="true"/>
                <table:data-pilot-member table:name="31231" table:display="true" table:show-details="true"/>
                <table:data-pilot-member table:name="31243" table:display="true" table:show-details="true"/>
                <table:data-pilot-member table:name="31255" table:display="true" table:show-details="true"/>
                <table:data-pilot-member table:name="31256" table:display="true" table:show-details="true"/>
                <table:data-pilot-member table:name="31259" table:display="true" table:show-details="true"/>
                <table:data-pilot-member table:name="31272" table:display="true" table:show-details="true"/>
                <table:data-pilot-member table:name="31276" table:display="true" table:show-details="true"/>
                <table:data-pilot-member table:name="31284" table:display="true" table:show-details="true"/>
                <table:data-pilot-member table:name="31285" table:display="true" table:show-details="true"/>
                <table:data-pilot-member table:name="31289" table:display="true" table:show-details="true"/>
                <table:data-pilot-member table:name="31290" table:display="true" table:show-details="true"/>
                <table:data-pilot-member table:name="31299" table:display="true" table:show-details="true"/>
                <table:data-pilot-member table:name="31314" table:display="true" table:show-details="true"/>
                <table:data-pilot-member table:name="31318" table:display="true" table:show-details="true"/>
                <table:data-pilot-member table:name="31329" table:display="true" table:show-details="true"/>
                <table:data-pilot-member table:name="31336" table:display="true" table:show-details="true"/>
                <table:data-pilot-member table:name="31339" table:display="true" table:show-details="true"/>
                <table:data-pilot-member table:name="31344" table:display="true" table:show-details="true"/>
                <table:data-pilot-member table:name="31346" table:display="true" table:show-details="true"/>
                <table:data-pilot-member table:name="31347" table:display="true" table:show-details="true"/>
                <table:data-pilot-member table:name="31351" table:display="true" table:show-details="true"/>
                <table:data-pilot-member table:name="31356" table:display="true" table:show-details="true"/>
                <table:data-pilot-member table:name="31365" table:display="true" table:show-details="true"/>
                <table:data-pilot-member table:name="31381" table:display="true" table:show-details="true"/>
                <table:data-pilot-member table:name="31382" table:display="true" table:show-details="true"/>
                <table:data-pilot-member table:name="31387" table:display="true" table:show-details="true"/>
                <table:data-pilot-member table:name="31389" table:display="true" table:show-details="true"/>
                <table:data-pilot-member table:name="31390" table:display="true" table:show-details="true"/>
                <table:data-pilot-member table:name="31398" table:display="true" table:show-details="true"/>
                <table:data-pilot-member table:name="31413" table:display="true" table:show-details="true"/>
                <table:data-pilot-member table:name="31425" table:display="true" table:show-details="true"/>
                <table:data-pilot-member table:name="31430" table:display="true" table:show-details="true"/>
                <table:data-pilot-member table:name="31435" table:display="true" table:show-details="true"/>
                <table:data-pilot-member table:name="31442" table:display="true" table:show-details="true"/>
                <table:data-pilot-member table:name="31449" table:display="true" table:show-details="true"/>
                <table:data-pilot-member table:name="31474" table:display="true" table:show-details="true"/>
                <table:data-pilot-member table:name="31485" table:display="true" table:show-details="true"/>
                <table:data-pilot-member table:name="31498" table:display="true" table:show-details="true"/>
                <table:data-pilot-member table:name="31501" table:display="true" table:show-details="true"/>
                <table:data-pilot-member table:name="31518" table:display="true" table:show-details="true"/>
                <table:data-pilot-member table:name="31536" table:display="true" table:show-details="true"/>
                <table:data-pilot-member table:name="31540" table:display="true" table:show-details="true"/>
                <table:data-pilot-member table:name="31550" table:display="true" table:show-details="true"/>
                <table:data-pilot-member table:name="31551" table:display="true" table:show-details="true"/>
                <table:data-pilot-member table:name="31555" table:display="true" table:show-details="true"/>
                <table:data-pilot-member table:name="31564" table:display="true" table:show-details="true"/>
                <table:data-pilot-member table:name="31576" table:display="true" table:show-details="true"/>
                <table:data-pilot-member table:name="31583" table:display="true" table:show-details="true"/>
                <table:data-pilot-member table:name="31584" table:display="true" table:show-details="true"/>
                <table:data-pilot-member table:name="31588" table:display="true" table:show-details="true"/>
                <table:data-pilot-member table:name="31593" table:display="true" table:show-details="true"/>
                <table:data-pilot-member table:name="31594" table:display="true" table:show-details="true"/>
                <table:data-pilot-member table:name="31596" table:display="true" table:show-details="true"/>
                <table:data-pilot-member table:name="31612" table:display="true" table:show-details="true"/>
                <table:data-pilot-member table:name="31616" table:display="true" table:show-details="true"/>
                <table:data-pilot-member table:name="31632" table:display="true" table:show-details="true"/>
                <table:data-pilot-member table:name="31636" table:display="true" table:show-details="true"/>
                <table:data-pilot-member table:name="31658" table:display="true" table:show-details="true"/>
                <table:data-pilot-member table:name="31662" table:display="true" table:show-details="true"/>
                <table:data-pilot-member table:name="31702" table:display="true" table:show-details="true"/>
                <table:data-pilot-member table:name="31715" table:display="true" table:show-details="true"/>
                <table:data-pilot-member table:name="31722" table:display="true" table:show-details="true"/>
                <table:data-pilot-member table:name="31734" table:display="true" table:show-details="true"/>
                <table:data-pilot-member table:name="31744" table:display="true" table:show-details="true"/>
                <table:data-pilot-member table:name="31750" table:display="true" table:show-details="true"/>
                <table:data-pilot-member table:name="31760" table:display="true" table:show-details="true"/>
                <table:data-pilot-member table:name="31767" table:display="true" table:show-details="true"/>
                <table:data-pilot-member table:name="31768" table:display="true" table:show-details="true"/>
                <table:data-pilot-member table:name="31773" table:display="true" table:show-details="true"/>
                <table:data-pilot-member table:name="31785" table:display="true" table:show-details="true"/>
                <table:data-pilot-member table:name="31794" table:display="true" table:show-details="true"/>
                <table:data-pilot-member table:name="31795" table:display="true" table:show-details="true"/>
                <table:data-pilot-member table:name="31799" table:display="true" table:show-details="true"/>
                <table:data-pilot-member table:name="31801" table:display="true" table:show-details="true"/>
                <table:data-pilot-member table:name="31817" table:display="true" table:show-details="true"/>
                <table:data-pilot-member table:name="31818" table:display="true" table:show-details="true"/>
                <table:data-pilot-member table:name="31830" table:display="true" table:show-details="true"/>
                <table:data-pilot-member table:name="31831" table:display="true" table:show-details="true"/>
                <table:data-pilot-member table:name="31836" table:display="true" table:show-details="true"/>
                <table:data-pilot-member table:name="31845" table:display="true" table:show-details="true"/>
                <table:data-pilot-member table:name="31854" table:display="true" table:show-details="true"/>
                <table:data-pilot-member table:name="31861" table:display="true" table:show-details="true"/>
                <table:data-pilot-member table:name="31862" table:display="true" table:show-details="true"/>
                <table:data-pilot-member table:name="31869" table:display="true" table:show-details="true"/>
                <table:data-pilot-member table:name="31875" table:display="true" table:show-details="true"/>
                <table:data-pilot-member table:name="31876" table:display="true" table:show-details="true"/>
                <table:data-pilot-member table:name="31896" table:display="true" table:show-details="true"/>
                <table:data-pilot-member table:name="31900" table:display="true" table:show-details="true"/>
                <table:data-pilot-member table:name="31914" table:display="true" table:show-details="true"/>
                <table:data-pilot-member table:name="31916" table:display="true" table:show-details="true"/>
                <table:data-pilot-member table:name="31925" table:display="true" table:show-details="true"/>
                <table:data-pilot-member table:name="31926" table:display="true" table:show-details="true"/>
                <table:data-pilot-member table:name="31937" table:display="true" table:show-details="true"/>
                <table:data-pilot-member table:name="31943" table:display="true" table:show-details="true"/>
                <table:data-pilot-member table:name="31956" table:display="true" table:show-details="true"/>
                <table:data-pilot-member table:name="31966" table:display="true" table:show-details="true"/>
                <table:data-pilot-member table:name="31967" table:display="true" table:show-details="true"/>
                <table:data-pilot-member table:name="31970" table:display="true" table:show-details="true"/>
                <table:data-pilot-member table:name="31990" table:display="true" table:show-details="true"/>
                <table:data-pilot-member table:name="31992" table:display="true" table:show-details="true"/>
                <table:data-pilot-member table:name="32004" table:display="true" table:show-details="true"/>
                <table:data-pilot-member table:name="32021" table:display="true" table:show-details="true"/>
                <table:data-pilot-member table:name="32022" table:display="true" table:show-details="true"/>
                <table:data-pilot-member table:name="32029" table:display="true" table:show-details="true"/>
                <table:data-pilot-member table:name="32039" table:display="true" table:show-details="true"/>
                <table:data-pilot-member table:name="32048" table:display="true" table:show-details="true"/>
                <table:data-pilot-member table:name="32050" table:display="true" table:show-details="true"/>
                <table:data-pilot-member table:name="32064" table:display="true" table:show-details="true"/>
                <table:data-pilot-member table:name="32072" table:display="true" table:show-details="true"/>
                <table:data-pilot-member table:name="32086" table:display="true" table:show-details="true"/>
                <table:data-pilot-member table:name="32090" table:display="true" table:show-details="true"/>
                <table:data-pilot-member table:name="32094" table:display="true" table:show-details="true"/>
                <table:data-pilot-member table:name="32095" table:display="true" table:show-details="true"/>
                <table:data-pilot-member table:name="32103" table:display="true" table:show-details="true"/>
                <table:data-pilot-member table:name="32104" table:display="true" table:show-details="true"/>
                <table:data-pilot-member table:name="32107" table:display="true" table:show-details="true"/>
                <table:data-pilot-member table:name="32109" table:display="true" table:show-details="true"/>
                <table:data-pilot-member table:name="32110" table:display="true" table:show-details="true"/>
                <table:data-pilot-member table:name="32120" table:display="true" table:show-details="true"/>
                <table:data-pilot-member table:name="32132" table:display="true" table:show-details="true"/>
                <table:data-pilot-member table:name="32146" table:display="true" table:show-details="true"/>
                <table:data-pilot-member table:name="32151" table:display="true" table:show-details="true"/>
                <table:data-pilot-member table:name="32182" table:display="true" table:show-details="true"/>
                <table:data-pilot-member table:name="32184" table:display="true" table:show-details="true"/>
                <table:data-pilot-member table:name="32201" table:display="true" table:show-details="true"/>
                <table:data-pilot-member table:name="32211" table:display="true" table:show-details="true"/>
                <table:data-pilot-member table:name="32218" table:display="true" table:show-details="true"/>
                <table:data-pilot-member table:name="32234" table:display="true" table:show-details="true"/>
                <table:data-pilot-member table:name="32241" table:display="true" table:show-details="true"/>
                <table:data-pilot-member table:name="32251" table:display="true" table:show-details="true"/>
                <table:data-pilot-member table:name="32264" table:display="true" table:show-details="true"/>
                <table:data-pilot-member table:name="32266" table:display="true" table:show-details="true"/>
                <table:data-pilot-member table:name="32275" table:display="true" table:show-details="true"/>
                <table:data-pilot-member table:name="32282" table:display="true" table:show-details="true"/>
                <table:data-pilot-member table:name="32296" table:display="true" table:show-details="true"/>
                <table:data-pilot-member table:name="32301" table:display="true" table:show-details="true"/>
                <table:data-pilot-member table:name="32316" table:display="true" table:show-details="true"/>
                <table:data-pilot-member table:name="32319" table:display="true" table:show-details="true"/>
                <table:data-pilot-member table:name="32356" table:display="true" table:show-details="true"/>
                <table:data-pilot-member table:name="32367" table:display="true" table:show-details="true"/>
                <table:data-pilot-member table:name="32370" table:display="true" table:show-details="true"/>
                <table:data-pilot-member table:name="32404" table:display="true" table:show-details="true"/>
                <table:data-pilot-member table:name="32418" table:display="true" table:show-details="true"/>
                <table:data-pilot-member table:name="32427" table:display="true" table:show-details="true"/>
                <table:data-pilot-member table:name="32436" table:display="true" table:show-details="true"/>
                <table:data-pilot-member table:name="32440" table:display="true" table:show-details="true"/>
                <table:data-pilot-member table:name="32448" table:display="true" table:show-details="true"/>
                <table:data-pilot-member table:name="32469" table:display="true" table:show-details="true"/>
                <table:data-pilot-member table:name="32477" table:display="true" table:show-details="true"/>
                <table:data-pilot-member table:name="32481" table:display="true" table:show-details="true"/>
                <table:data-pilot-member table:name="32482" table:display="true" table:show-details="true"/>
                <table:data-pilot-member table:name="32483" table:display="true" table:show-details="true"/>
                <table:data-pilot-member table:name="32494" table:display="true" table:show-details="true"/>
                <table:data-pilot-member table:name="32495" table:display="true" table:show-details="true"/>
                <table:data-pilot-member table:name="32516" table:display="true" table:show-details="true"/>
                <table:data-pilot-member table:name="32521" table:display="true" table:show-details="true"/>
                <table:data-pilot-member table:name="32523" table:display="true" table:show-details="true"/>
                <table:data-pilot-member table:name="32535" table:display="true" table:show-details="true"/>
                <table:data-pilot-member table:name="32543" table:display="true" table:show-details="true"/>
                <table:data-pilot-member table:name="32567" table:display="true" table:show-details="true"/>
                <table:data-pilot-member table:name="32572" table:display="true" table:show-details="true"/>
                <table:data-pilot-member table:name="32578" table:display="true" table:show-details="true"/>
                <table:data-pilot-member table:name="32583" table:display="true" table:show-details="true"/>
                <table:data-pilot-member table:name="32584" table:display="true" table:show-details="true"/>
                <table:data-pilot-member table:name="32609" table:display="true" table:show-details="true"/>
                <table:data-pilot-member table:name="32621" table:display="true" table:show-details="true"/>
                <table:data-pilot-member table:name="32631" table:display="true" table:show-details="true"/>
                <table:data-pilot-member table:name="32641" table:display="true" table:show-details="true"/>
                <table:data-pilot-member table:name="32650" table:display="true" table:show-details="true"/>
                <table:data-pilot-member table:name="32657" table:display="true" table:show-details="true"/>
                <table:data-pilot-member table:name="32659" table:display="true" table:show-details="true"/>
                <table:data-pilot-member table:name="32660" table:display="true" table:show-details="true"/>
                <table:data-pilot-member table:name="32680" table:display="true" table:show-details="true"/>
                <table:data-pilot-member table:name="32682" table:display="true" table:show-details="true"/>
                <table:data-pilot-member table:name="32685" table:display="true" table:show-details="true"/>
                <table:data-pilot-member table:name="32698" table:display="true" table:show-details="true"/>
                <table:data-pilot-member table:name="32715" table:display="true" table:show-details="true"/>
                <table:data-pilot-member table:name="32721" table:display="true" table:show-details="true"/>
                <table:data-pilot-member table:name="32725" table:display="true" table:show-details="true"/>
                <table:data-pilot-member table:name="32728" table:display="true" table:show-details="true"/>
                <table:data-pilot-member table:name="32734" table:display="true" table:show-details="true"/>
                <table:data-pilot-member table:name="32751" table:display="true" table:show-details="true"/>
                <table:data-pilot-member table:name="32762" table:display="true" table:show-details="true"/>
                <table:data-pilot-member table:name="32779" table:display="true" table:show-details="true"/>
                <table:data-pilot-member table:name="32786" table:display="true" table:show-details="true"/>
                <table:data-pilot-member table:name="32787" table:display="true" table:show-details="true"/>
                <table:data-pilot-member table:name="32789" table:display="true" table:show-details="true"/>
                <table:data-pilot-member table:name="32803" table:display="true" table:show-details="true"/>
                <table:data-pilot-member table:name="32805" table:display="true" table:show-details="true"/>
                <table:data-pilot-member table:name="32816" table:display="true" table:show-details="true"/>
                <table:data-pilot-member table:name="32817" table:display="true" table:show-details="true"/>
                <table:data-pilot-member table:name="32819" table:display="true" table:show-details="true"/>
                <table:data-pilot-member table:name="32820" table:display="true" table:show-details="true"/>
                <table:data-pilot-member table:name="32826" table:display="true" table:show-details="true"/>
                <table:data-pilot-member table:name="32836" table:display="true" table:show-details="true"/>
                <table:data-pilot-member table:name="32838" table:display="true" table:show-details="true"/>
                <table:data-pilot-member table:name="32844" table:display="true" table:show-details="true"/>
                <table:data-pilot-member table:name="32850" table:display="true" table:show-details="true"/>
                <table:data-pilot-member table:name="32856" table:display="true" table:show-details="true"/>
                <table:data-pilot-member table:name="32891" table:display="true" table:show-details="true"/>
                <table:data-pilot-member table:name="32901" table:display="true" table:show-details="true"/>
                <table:data-pilot-member table:name="32910" table:display="true" table:show-details="true"/>
                <table:data-pilot-member table:name="32916" table:display="true" table:show-details="true"/>
                <table:data-pilot-member table:name="32917" table:display="true" table:show-details="true"/>
                <table:data-pilot-member table:name="32948" table:display="true" table:show-details="true"/>
                <table:data-pilot-member table:name="32950" table:display="true" table:show-details="true"/>
                <table:data-pilot-member table:name="32957" table:display="true" table:show-details="true"/>
                <table:data-pilot-member table:name="32960" table:display="true" table:show-details="true"/>
                <table:data-pilot-member table:name="32969" table:display="true" table:show-details="true"/>
                <table:data-pilot-member table:name="32970" table:display="true" table:show-details="true"/>
                <table:data-pilot-member table:name="32974" table:display="true" table:show-details="true"/>
                <table:data-pilot-member table:name="32981" table:display="true" table:show-details="true"/>
                <table:data-pilot-member table:name="32982" table:display="true" table:show-details="true"/>
                <table:data-pilot-member table:name="32991" table:display="true" table:show-details="true"/>
                <table:data-pilot-member table:name="32994" table:display="true" table:show-details="true"/>
                <table:data-pilot-member table:name="33019" table:display="true" table:show-details="true"/>
                <table:data-pilot-member table:name="33036" table:display="true" table:show-details="true"/>
                <table:data-pilot-member table:name="33060" table:display="true" table:show-details="true"/>
                <table:data-pilot-member table:name="33061" table:display="true" table:show-details="true"/>
                <table:data-pilot-member table:name="33076" table:display="true" table:show-details="true"/>
                <table:data-pilot-member table:name="33077" table:display="true" table:show-details="true"/>
                <table:data-pilot-member table:name="33086" table:display="true" table:show-details="true"/>
                <table:data-pilot-member table:name="33099" table:display="true" table:show-details="true"/>
                <table:data-pilot-member table:name="33102" table:display="true" table:show-details="true"/>
                <table:data-pilot-member table:name="33110" table:display="true" table:show-details="true"/>
                <table:data-pilot-member table:name="33120" table:display="true" table:show-details="true"/>
                <table:data-pilot-member table:name="33127" table:display="true" table:show-details="true"/>
                <table:data-pilot-member table:name="33146" table:display="true" table:show-details="true"/>
                <table:data-pilot-member table:name="33148" table:display="true" table:show-details="true"/>
                <table:data-pilot-member table:name="33156" table:display="true" table:show-details="true"/>
                <table:data-pilot-member table:name="33158" table:display="true" table:show-details="true"/>
                <table:data-pilot-member table:name="33175" table:display="true" table:show-details="true"/>
                <table:data-pilot-member table:name="33180" table:display="true" table:show-details="true"/>
                <table:data-pilot-member table:name="33183" table:display="true" table:show-details="true"/>
                <table:data-pilot-member table:name="33185" table:display="true" table:show-details="true"/>
                <table:data-pilot-member table:name="33187" table:display="true" table:show-details="true"/>
                <table:data-pilot-member table:name="33198" table:display="true" table:show-details="true"/>
                <table:data-pilot-member table:name="33215" table:display="true" table:show-details="true"/>
                <table:data-pilot-member table:name="33223" table:display="true" table:show-details="true"/>
                <table:data-pilot-member table:name="33224" table:display="true" table:show-details="true"/>
                <table:data-pilot-member table:name="33225" table:display="true" table:show-details="true"/>
                <table:data-pilot-member table:name="33229" table:display="true" table:show-details="true"/>
                <table:data-pilot-member table:name="33232" table:display="true" table:show-details="true"/>
                <table:data-pilot-member table:name="33237" table:display="true" table:show-details="true"/>
                <table:data-pilot-member table:name="33238" table:display="true" table:show-details="true"/>
                <table:data-pilot-member table:name="33252" table:display="true" table:show-details="true"/>
                <table:data-pilot-member table:name="33256" table:display="true" table:show-details="true"/>
                <table:data-pilot-member table:name="33264" table:display="true" table:show-details="true"/>
                <table:data-pilot-member table:name="33266" table:display="true" table:show-details="true"/>
                <table:data-pilot-member table:name="33273" table:display="true" table:show-details="true"/>
                <table:data-pilot-member table:name="33277" table:display="true" table:show-details="true"/>
                <table:data-pilot-member table:name="33280" table:display="true" table:show-details="true"/>
                <table:data-pilot-member table:name="33284" table:display="true" table:show-details="true"/>
                <table:data-pilot-member table:name="33288" table:display="true" table:show-details="true"/>
                <table:data-pilot-member table:name="33289" table:display="true" table:show-details="true"/>
                <table:data-pilot-member table:name="33294" table:display="true" table:show-details="true"/>
                <table:data-pilot-member table:name="33307" table:display="true" table:show-details="true"/>
                <table:data-pilot-member table:name="33310" table:display="true" table:show-details="true"/>
                <table:data-pilot-member table:name="33313" table:display="true" table:show-details="true"/>
                <table:data-pilot-member table:name="33315" table:display="true" table:show-details="true"/>
                <table:data-pilot-member table:name="33316" table:display="true" table:show-details="true"/>
                <table:data-pilot-member table:name="33321" table:display="true" table:show-details="true"/>
                <table:data-pilot-member table:name="33331" table:display="true" table:show-details="true"/>
                <table:data-pilot-member table:name="33354" table:display="true" table:show-details="true"/>
                <table:data-pilot-member table:name="33374" table:display="true" table:show-details="true"/>
                <table:data-pilot-member table:name="33378" table:display="true" table:show-details="true"/>
                <table:data-pilot-member table:name="33396" table:display="true" table:show-details="true"/>
                <table:data-pilot-member table:name="33401" table:display="true" table:show-details="true"/>
                <table:data-pilot-member table:name="33409" table:display="true" table:show-details="true"/>
                <table:data-pilot-member table:name="33413" table:display="true" table:show-details="true"/>
                <table:data-pilot-member table:name="33420" table:display="true" table:show-details="true"/>
                <table:data-pilot-member table:name="33438" table:display="true" table:show-details="true"/>
                <table:data-pilot-member table:name="33439" table:display="true" table:show-details="true"/>
                <table:data-pilot-member table:name="33458" table:display="true" table:show-details="true"/>
                <table:data-pilot-member table:name="33459" table:display="true" table:show-details="true"/>
                <table:data-pilot-member table:name="33460" table:display="true" table:show-details="true"/>
                <table:data-pilot-member table:name="33462" table:display="true" table:show-details="true"/>
                <table:data-pilot-member table:name="33469" table:display="true" table:show-details="true"/>
                <table:data-pilot-member table:name="33489" table:display="true" table:show-details="true"/>
                <table:data-pilot-member table:name="33496" table:display="true" table:show-details="true"/>
                <table:data-pilot-member table:name="33511" table:display="true" table:show-details="true"/>
                <table:data-pilot-member table:name="33512" table:display="true" table:show-details="true"/>
                <table:data-pilot-member table:name="33515" table:display="true" table:show-details="true"/>
                <table:data-pilot-member table:name="33523" table:display="true" table:show-details="true"/>
                <table:data-pilot-member table:name="33524" table:display="true" table:show-details="true"/>
                <table:data-pilot-member table:name="33528" table:display="true" table:show-details="true"/>
                <table:data-pilot-member table:name="33532" table:display="true" table:show-details="true"/>
                <table:data-pilot-member table:name="33535" table:display="true" table:show-details="true"/>
                <table:data-pilot-member table:name="33536" table:display="true" table:show-details="true"/>
                <table:data-pilot-member table:name="33537" table:display="true" table:show-details="true"/>
                <table:data-pilot-member table:name="33542" table:display="true" table:show-details="true"/>
                <table:data-pilot-member table:name="33543" table:display="true" table:show-details="true"/>
                <table:data-pilot-member table:name="33545" table:display="true" table:show-details="true"/>
                <table:data-pilot-member table:name="33554" table:display="true" table:show-details="true"/>
                <table:data-pilot-member table:name="33569" table:display="true" table:show-details="true"/>
                <table:data-pilot-member table:name="33570" table:display="true" table:show-details="true"/>
                <table:data-pilot-member table:name="33584" table:display="true" table:show-details="true"/>
                <table:data-pilot-member table:name="33592" table:display="true" table:show-details="true"/>
                <table:data-pilot-member table:name="33593" table:display="true" table:show-details="true"/>
                <table:data-pilot-member table:name="33595" table:display="true" table:show-details="true"/>
                <table:data-pilot-member table:name="33604" table:display="true" table:show-details="true"/>
                <table:data-pilot-member table:name="33609" table:display="true" table:show-details="true"/>
                <table:data-pilot-member table:name="33610" table:display="true" table:show-details="true"/>
                <table:data-pilot-member table:name="33614" table:display="true" table:show-details="true"/>
                <table:data-pilot-member table:name="33620" table:display="true" table:show-details="true"/>
                <table:data-pilot-member table:name="33626" table:display="true" table:show-details="true"/>
                <table:data-pilot-member table:name="33631" table:display="true" table:show-details="true"/>
                <table:data-pilot-member table:name="33651" table:display="true" table:show-details="true"/>
                <table:data-pilot-member table:name="33669" table:display="true" table:show-details="true"/>
                <table:data-pilot-member table:name="33674" table:display="true" table:show-details="true"/>
                <table:data-pilot-member table:name="33676" table:display="true" table:show-details="true"/>
                <table:data-pilot-member table:name="33679" table:display="true" table:show-details="true"/>
                <table:data-pilot-member table:name="33681" table:display="true" table:show-details="true"/>
                <table:data-pilot-member table:name="33687" table:display="true" table:show-details="true"/>
                <table:data-pilot-member table:name="33702" table:display="true" table:show-details="true"/>
                <table:data-pilot-member table:name="33705" table:display="true" table:show-details="true"/>
                <table:data-pilot-member table:name="33708" table:display="true" table:show-details="true"/>
                <table:data-pilot-member table:name="33711" table:display="true" table:show-details="true"/>
                <table:data-pilot-member table:name="33732" table:display="true" table:show-details="true"/>
                <table:data-pilot-member table:name="33737" table:display="true" table:show-details="true"/>
                <table:data-pilot-member table:name="33741" table:display="true" table:show-details="true"/>
                <table:data-pilot-member table:name="33749" table:display="true" table:show-details="true"/>
                <table:data-pilot-member table:name="33757" table:display="true" table:show-details="true"/>
                <table:data-pilot-member table:name="33766" table:display="true" table:show-details="true"/>
                <table:data-pilot-member table:name="33801" table:display="true" table:show-details="true"/>
                <table:data-pilot-member table:name="33806" table:display="true" table:show-details="true"/>
                <table:data-pilot-member table:name="33820" table:display="true" table:show-details="true"/>
                <table:data-pilot-member table:name="33835" table:display="true" table:show-details="true"/>
                <table:data-pilot-member table:name="33844" table:display="true" table:show-details="true"/>
                <table:data-pilot-member table:name="33849" table:display="true" table:show-details="true"/>
                <table:data-pilot-member table:name="33857" table:display="true" table:show-details="true"/>
                <table:data-pilot-member table:name="33858" table:display="true" table:show-details="true"/>
                <table:data-pilot-member table:name="33861" table:display="true" table:show-details="true"/>
                <table:data-pilot-member table:name="33880" table:display="true" table:show-details="true"/>
                <table:data-pilot-member table:name="33885" table:display="true" table:show-details="true"/>
                <table:data-pilot-member table:name="33890" table:display="true" table:show-details="true"/>
                <table:data-pilot-member table:name="33891" table:display="true" table:show-details="true"/>
                <table:data-pilot-member table:name="33908" table:display="true" table:show-details="true"/>
                <table:data-pilot-member table:name="33909" table:display="true" table:show-details="true"/>
                <table:data-pilot-member table:name="33916" table:display="true" table:show-details="true"/>
                <table:data-pilot-member table:name="33922" table:display="true" table:show-details="true"/>
                <table:data-pilot-member table:name="33923" table:display="true" table:show-details="true"/>
                <table:data-pilot-member table:name="33932" table:display="true" table:show-details="true"/>
                <table:data-pilot-member table:name="33946" table:display="true" table:show-details="true"/>
                <table:data-pilot-member table:name="33962" table:display="true" table:show-details="true"/>
                <table:data-pilot-member table:name="33963" table:display="true" table:show-details="true"/>
                <table:data-pilot-member table:name="33971" table:display="true" table:show-details="true"/>
                <table:data-pilot-member table:name="33972" table:display="true" table:show-details="true"/>
                <table:data-pilot-member table:name="33988" table:display="true" table:show-details="true"/>
                <table:data-pilot-member table:name="33996" table:display="true" table:show-details="true"/>
                <table:data-pilot-member table:name="34009" table:display="true" table:show-details="true"/>
                <table:data-pilot-member table:name="34013" table:display="true" table:show-details="true"/>
                <table:data-pilot-member table:name="34014" table:display="true" table:show-details="true"/>
                <table:data-pilot-member table:name="34017" table:display="true" table:show-details="true"/>
                <table:data-pilot-member table:name="34019" table:display="true" table:show-details="true"/>
                <table:data-pilot-member table:name="34026" table:display="true" table:show-details="true"/>
                <table:data-pilot-member table:name="34027" table:display="true" table:show-details="true"/>
                <table:data-pilot-member table:name="34031" table:display="true" table:show-details="true"/>
                <table:data-pilot-member table:name="34068" table:display="true" table:show-details="true"/>
                <table:data-pilot-member table:name="34076" table:display="true" table:show-details="true"/>
                <table:data-pilot-member table:name="34107" table:display="true" table:show-details="true"/>
                <table:data-pilot-member table:name="34109" table:display="true" table:show-details="true"/>
                <table:data-pilot-member table:name="34124" table:display="true" table:show-details="true"/>
                <table:data-pilot-member table:name="34129" table:display="true" table:show-details="true"/>
                <table:data-pilot-member table:name="34169" table:display="true" table:show-details="true"/>
                <table:data-pilot-member table:name="34172" table:display="true" table:show-details="true"/>
                <table:data-pilot-member table:name="34177" table:display="true" table:show-details="true"/>
                <table:data-pilot-member table:name="34187" table:display="true" table:show-details="true"/>
                <table:data-pilot-member table:name="34197" table:display="true" table:show-details="true"/>
                <table:data-pilot-member table:name="34202" table:display="true" table:show-details="true"/>
                <table:data-pilot-member table:name="34207" table:display="true" table:show-details="true"/>
                <table:data-pilot-member table:name="34220" table:display="true" table:show-details="true"/>
                <table:data-pilot-member table:name="34229" table:display="true" table:show-details="true"/>
                <table:data-pilot-member table:name="34250" table:display="true" table:show-details="true"/>
                <table:data-pilot-member table:name="34264" table:display="true" table:show-details="true"/>
                <table:data-pilot-member table:name="34266" table:display="true" table:show-details="true"/>
                <table:data-pilot-member table:name="34269" table:display="true" table:show-details="true"/>
                <table:data-pilot-member table:name="34270" table:display="true" table:show-details="true"/>
                <table:data-pilot-member table:name="34286" table:display="true" table:show-details="true"/>
                <table:data-pilot-member table:name="34318" table:display="true" table:show-details="true"/>
                <table:data-pilot-member table:name="34322" table:display="true" table:show-details="true"/>
                <table:data-pilot-member table:name="34328" table:display="true" table:show-details="true"/>
                <table:data-pilot-member table:name="34332" table:display="true" table:show-details="true"/>
                <table:data-pilot-member table:name="34342" table:display="true" table:show-details="true"/>
                <table:data-pilot-member table:name="34350" table:display="true" table:show-details="true"/>
                <table:data-pilot-member table:name="34353" table:display="true" table:show-details="true"/>
                <table:data-pilot-member table:name="34366" table:display="true" table:show-details="true"/>
                <table:data-pilot-member table:name="34374" table:display="true" table:show-details="true"/>
                <table:data-pilot-member table:name="34378" table:display="true" table:show-details="true"/>
                <table:data-pilot-member table:name="34395" table:display="true" table:show-details="true"/>
                <table:data-pilot-member table:name="34410" table:display="true" table:show-details="true"/>
                <table:data-pilot-member table:name="34422" table:display="true" table:show-details="true"/>
                <table:data-pilot-member table:name="34423" table:display="true" table:show-details="true"/>
                <table:data-pilot-member table:name="34432" table:display="true" table:show-details="true"/>
                <table:data-pilot-member table:name="34434" table:display="true" table:show-details="true"/>
                <table:data-pilot-member table:name="34475" table:display="true" table:show-details="true"/>
                <table:data-pilot-member table:name="34481" table:display="true" table:show-details="true"/>
                <table:data-pilot-member table:name="34496" table:display="true" table:show-details="true"/>
                <table:data-pilot-member table:name="34497" table:display="true" table:show-details="true"/>
                <table:data-pilot-member table:name="34499" table:display="true" table:show-details="true"/>
                <table:data-pilot-member table:name="34500" table:display="true" table:show-details="true"/>
                <table:data-pilot-member table:name="34518" table:display="true" table:show-details="true"/>
                <table:data-pilot-member table:name="34521" table:display="true" table:show-details="true"/>
                <table:data-pilot-member table:name="34532" table:display="true" table:show-details="true"/>
                <table:data-pilot-member table:name="34552" table:display="true" table:show-details="true"/>
                <table:data-pilot-member table:name="34562" table:display="true" table:show-details="true"/>
                <table:data-pilot-member table:name="34566" table:display="true" table:show-details="true"/>
                <table:data-pilot-member table:name="34567" table:display="true" table:show-details="true"/>
                <table:data-pilot-member table:name="34594" table:display="true" table:show-details="true"/>
                <table:data-pilot-member table:name="34596" table:display="true" table:show-details="true"/>
                <table:data-pilot-member table:name="34597" table:display="true" table:show-details="true"/>
                <table:data-pilot-member table:name="34616" table:display="true" table:show-details="true"/>
                <table:data-pilot-member table:name="34623" table:display="true" table:show-details="true"/>
                <table:data-pilot-member table:name="34624" table:display="true" table:show-details="true"/>
                <table:data-pilot-member table:name="34627" table:display="true" table:show-details="true"/>
                <table:data-pilot-member table:name="34630" table:display="true" table:show-details="true"/>
                <table:data-pilot-member table:name="34636" table:display="true" table:show-details="true"/>
                <table:data-pilot-member table:name="34658" table:display="true" table:show-details="true"/>
                <table:data-pilot-member table:name="34665" table:display="true" table:show-details="true"/>
                <table:data-pilot-member table:name="34681" table:display="true" table:show-details="true"/>
                <table:data-pilot-member table:name="34684" table:display="true" table:show-details="true"/>
                <table:data-pilot-member table:name="34697" table:display="true" table:show-details="true"/>
                <table:data-pilot-member table:name="34717" table:display="true" table:show-details="true"/>
                <table:data-pilot-member table:name="34724" table:display="true" table:show-details="true"/>
                <table:data-pilot-member table:name="34729" table:display="true" table:show-details="true"/>
                <table:data-pilot-member table:name="34734" table:display="true" table:show-details="true"/>
                <table:data-pilot-member table:name="34748" table:display="true" table:show-details="true"/>
                <table:data-pilot-member table:name="34752" table:display="true" table:show-details="true"/>
                <table:data-pilot-member table:name="34766" table:display="true" table:show-details="true"/>
                <table:data-pilot-member table:name="34768" table:display="true" table:show-details="true"/>
                <table:data-pilot-member table:name="34769" table:display="true" table:show-details="true"/>
                <table:data-pilot-member table:name="34772" table:display="true" table:show-details="true"/>
                <table:data-pilot-member table:name="34778" table:display="true" table:show-details="true"/>
                <table:data-pilot-member table:name="34793" table:display="true" table:show-details="true"/>
                <table:data-pilot-member table:name="34812" table:display="true" table:show-details="true"/>
                <table:data-pilot-member table:name="34814" table:display="true" table:show-details="true"/>
                <table:data-pilot-member table:name="34835" table:display="true" table:show-details="true"/>
                <table:data-pilot-member table:name="34842" table:display="true" table:show-details="true"/>
                <table:data-pilot-member table:name="34855" table:display="true" table:show-details="true"/>
                <table:data-pilot-member table:name="34860" table:display="true" table:show-details="true"/>
                <table:data-pilot-member table:name="34864" table:display="true" table:show-details="true"/>
                <table:data-pilot-member table:name="34872" table:display="true" table:show-details="true"/>
                <table:data-pilot-member table:name="34908" table:display="true" table:show-details="true"/>
                <table:data-pilot-member table:name="34948" table:display="true" table:show-details="true"/>
                <table:data-pilot-member table:name="34952" table:display="true" table:show-details="true"/>
                <table:data-pilot-member table:name="34967" table:display="true" table:show-details="true"/>
                <table:data-pilot-member table:name="34972" table:display="true" table:show-details="true"/>
                <table:data-pilot-member table:name="34983" table:display="true" table:show-details="true"/>
                <table:data-pilot-member table:name="34984" table:display="true" table:show-details="true"/>
                <table:data-pilot-member table:name="34985" table:display="true" table:show-details="true"/>
                <table:data-pilot-member table:name="34989" table:display="true" table:show-details="true"/>
                <table:data-pilot-member table:name="35000" table:display="true" table:show-details="true"/>
                <table:data-pilot-member table:name="35003" table:display="true" table:show-details="true"/>
                <table:data-pilot-member table:name="35004" table:display="true" table:show-details="true"/>
                <table:data-pilot-member table:name="35010" table:display="true" table:show-details="true"/>
                <table:data-pilot-member table:name="35012" table:display="true" table:show-details="true"/>
                <table:data-pilot-member table:name="35016" table:display="true" table:show-details="true"/>
                <table:data-pilot-member table:name="35024" table:display="true" table:show-details="true"/>
                <table:data-pilot-member table:name="35028" table:display="true" table:show-details="true"/>
                <table:data-pilot-member table:name="35034" table:display="true" table:show-details="true"/>
                <table:data-pilot-member table:name="35036" table:display="true" table:show-details="true"/>
                <table:data-pilot-member table:name="35048" table:display="true" table:show-details="true"/>
                <table:data-pilot-member table:name="35054" table:display="true" table:show-details="true"/>
                <table:data-pilot-member table:name="35064" table:display="true" table:show-details="true"/>
                <table:data-pilot-member table:name="35074" table:display="true" table:show-details="true"/>
                <table:data-pilot-member table:name="35075" table:display="true" table:show-details="true"/>
                <table:data-pilot-member table:name="35104" table:display="true" table:show-details="true"/>
                <table:data-pilot-member table:name="35113" table:display="true" table:show-details="true"/>
                <table:data-pilot-member table:name="35123" table:display="true" table:show-details="true"/>
                <table:data-pilot-member table:name="35127" table:display="true" table:show-details="true"/>
                <table:data-pilot-member table:name="35135" table:display="true" table:show-details="true"/>
                <table:data-pilot-member table:name="35139" table:display="true" table:show-details="true"/>
                <table:data-pilot-member table:name="35149" table:display="true" table:show-details="true"/>
                <table:data-pilot-member table:name="35150" table:display="true" table:show-details="true"/>
                <table:data-pilot-member table:name="35153" table:display="true" table:show-details="true"/>
                <table:data-pilot-member table:name="35158" table:display="true" table:show-details="true"/>
                <table:data-pilot-member table:name="35165" table:display="true" table:show-details="true"/>
                <table:data-pilot-member table:name="35167" table:display="true" table:show-details="true"/>
                <table:data-pilot-member table:name="35171" table:display="true" table:show-details="true"/>
                <table:data-pilot-member table:name="35217" table:display="true" table:show-details="true"/>
                <table:data-pilot-member table:name="35231" table:display="true" table:show-details="true"/>
                <table:data-pilot-member table:name="35236" table:display="true" table:show-details="true"/>
                <table:data-pilot-member table:name="35241" table:display="true" table:show-details="true"/>
                <table:data-pilot-member table:name="35270" table:display="true" table:show-details="true"/>
                <table:data-pilot-member table:name="35271" table:display="true" table:show-details="true"/>
                <table:data-pilot-member table:name="35272" table:display="true" table:show-details="true"/>
                <table:data-pilot-member table:name="35273" table:display="true" table:show-details="true"/>
                <table:data-pilot-member table:name="35276" table:display="true" table:show-details="true"/>
                <table:data-pilot-member table:name="35282" table:display="true" table:show-details="true"/>
                <table:data-pilot-member table:name="35284" table:display="true" table:show-details="true"/>
                <table:data-pilot-member table:name="35295" table:display="true" table:show-details="true"/>
                <table:data-pilot-member table:name="35300" table:display="true" table:show-details="true"/>
                <table:data-pilot-member table:name="35324" table:display="true" table:show-details="true"/>
                <table:data-pilot-member table:name="35331" table:display="true" table:show-details="true"/>
                <table:data-pilot-member table:name="35338" table:display="true" table:show-details="true"/>
                <table:data-pilot-member table:name="35341" table:display="true" table:show-details="true"/>
                <table:data-pilot-member table:name="35342" table:display="true" table:show-details="true"/>
                <table:data-pilot-member table:name="35344" table:display="true" table:show-details="true"/>
                <table:data-pilot-member table:name="35345" table:display="true" table:show-details="true"/>
                <table:data-pilot-member table:name="35348" table:display="true" table:show-details="true"/>
                <table:data-pilot-member table:name="35349" table:display="true" table:show-details="true"/>
                <table:data-pilot-member table:name="35364" table:display="true" table:show-details="true"/>
                <table:data-pilot-member table:name="35369" table:display="true" table:show-details="true"/>
                <table:data-pilot-member table:name="35370" table:display="true" table:show-details="true"/>
                <table:data-pilot-member table:name="35379" table:display="true" table:show-details="true"/>
                <table:data-pilot-member table:name="35381" table:display="true" table:show-details="true"/>
                <table:data-pilot-member table:name="35390" table:display="true" table:show-details="true"/>
                <table:data-pilot-member table:name="35391" table:display="true" table:show-details="true"/>
                <table:data-pilot-member table:name="35397" table:display="true" table:show-details="true"/>
                <table:data-pilot-member table:name="35399" table:display="true" table:show-details="true"/>
                <table:data-pilot-member table:name="35433" table:display="true" table:show-details="true"/>
                <table:data-pilot-member table:name="35437" table:display="true" table:show-details="true"/>
                <table:data-pilot-member table:name="35440" table:display="true" table:show-details="true"/>
                <table:data-pilot-member table:name="35441" table:display="true" table:show-details="true"/>
                <table:data-pilot-member table:name="35447" table:display="true" table:show-details="true"/>
                <table:data-pilot-member table:name="35462" table:display="true" table:show-details="true"/>
                <table:data-pilot-member table:name="35478" table:display="true" table:show-details="true"/>
                <table:data-pilot-member table:name="35479" table:display="true" table:show-details="true"/>
                <table:data-pilot-member table:name="35481" table:display="true" table:show-details="true"/>
                <table:data-pilot-member table:name="35489" table:display="true" table:show-details="true"/>
                <table:data-pilot-member table:name="35493" table:display="true" table:show-details="true"/>
                <table:data-pilot-member table:name="35506" table:display="true" table:show-details="true"/>
                <table:data-pilot-member table:name="35519" table:display="true" table:show-details="true"/>
                <table:data-pilot-member table:name="35521" table:display="true" table:show-details="true"/>
                <table:data-pilot-member table:name="35522" table:display="true" table:show-details="true"/>
                <table:data-pilot-member table:name="35524" table:display="true" table:show-details="true"/>
                <table:data-pilot-member table:name="35526" table:display="true" table:show-details="true"/>
                <table:data-pilot-member table:name="35528" table:display="true" table:show-details="true"/>
                <table:data-pilot-member table:name="35535" table:display="true" table:show-details="true"/>
                <table:data-pilot-member table:name="35537" table:display="true" table:show-details="true"/>
                <table:data-pilot-member table:name="35540" table:display="true" table:show-details="true"/>
                <table:data-pilot-member table:name="35543" table:display="true" table:show-details="true"/>
                <table:data-pilot-member table:name="35556" table:display="true" table:show-details="true"/>
                <table:data-pilot-member table:name="35557" table:display="true" table:show-details="true"/>
                <table:data-pilot-member table:name="35576" table:display="true" table:show-details="true"/>
                <table:data-pilot-member table:name="35580" table:display="true" table:show-details="true"/>
                <table:data-pilot-member table:name="35594" table:display="true" table:show-details="true"/>
                <table:data-pilot-member table:name="35600" table:display="true" table:show-details="true"/>
                <table:data-pilot-member table:name="35613" table:display="true" table:show-details="true"/>
                <table:data-pilot-member table:name="35615" table:display="true" table:show-details="true"/>
                <table:data-pilot-member table:name="35626" table:display="true" table:show-details="true"/>
                <table:data-pilot-member table:name="35628" table:display="true" table:show-details="true"/>
                <table:data-pilot-member table:name="35630" table:display="true" table:show-details="true"/>
                <table:data-pilot-member table:name="35642" table:display="true" table:show-details="true"/>
                <table:data-pilot-member table:name="35649" table:display="true" table:show-details="true"/>
                <table:data-pilot-member table:name="35650" table:display="true" table:show-details="true"/>
                <table:data-pilot-member table:name="35655" table:display="true" table:show-details="true"/>
                <table:data-pilot-member table:name="35669" table:display="true" table:show-details="true"/>
                <table:data-pilot-member table:name="35678" table:display="true" table:show-details="true"/>
                <table:data-pilot-member table:name="35679" table:display="true" table:show-details="true"/>
                <table:data-pilot-member table:name="35682" table:display="true" table:show-details="true"/>
                <table:data-pilot-member table:name="35686" table:display="true" table:show-details="true"/>
                <table:data-pilot-member table:name="35698" table:display="true" table:show-details="true"/>
                <table:data-pilot-member table:name="35707" table:display="true" table:show-details="true"/>
                <table:data-pilot-member table:name="35721" table:display="true" table:show-details="true"/>
                <table:data-pilot-member table:name="35751" table:display="true" table:show-details="true"/>
                <table:data-pilot-member table:name="35756" table:display="true" table:show-details="true"/>
                <table:data-pilot-member table:name="35767" table:display="true" table:show-details="true"/>
                <table:data-pilot-member table:name="35768" table:display="true" table:show-details="true"/>
                <table:data-pilot-member table:name="35773" table:display="true" table:show-details="true"/>
                <table:data-pilot-member table:name="35774" table:display="true" table:show-details="true"/>
                <table:data-pilot-member table:name="35780" table:display="true" table:show-details="true"/>
                <table:data-pilot-member table:name="35784" table:display="true" table:show-details="true"/>
                <table:data-pilot-member table:name="35786" table:display="true" table:show-details="true"/>
                <table:data-pilot-member table:name="35787" table:display="true" table:show-details="true"/>
                <table:data-pilot-member table:name="35800" table:display="true" table:show-details="true"/>
                <table:data-pilot-member table:name="35807" table:display="true" table:show-details="true"/>
                <table:data-pilot-member table:name="35810" table:display="true" table:show-details="true"/>
                <table:data-pilot-member table:name="35814" table:display="true" table:show-details="true"/>
                <table:data-pilot-member table:name="35821" table:display="true" table:show-details="true"/>
                <table:data-pilot-member table:name="35824" table:display="true" table:show-details="true"/>
                <table:data-pilot-member table:name="35827" table:display="true" table:show-details="true"/>
                <table:data-pilot-member table:name="35834" table:display="true" table:show-details="true"/>
                <table:data-pilot-member table:name="35844" table:display="true" table:show-details="true"/>
                <table:data-pilot-member table:name="35845" table:display="true" table:show-details="true"/>
                <table:data-pilot-member table:name="35846" table:display="true" table:show-details="true"/>
                <table:data-pilot-member table:name="35854" table:display="true" table:show-details="true"/>
                <table:data-pilot-member table:name="35861" table:display="true" table:show-details="true"/>
                <table:data-pilot-member table:name="35864" table:display="true" table:show-details="true"/>
                <table:data-pilot-member table:name="35867" table:display="true" table:show-details="true"/>
                <table:data-pilot-member table:name="35872" table:display="true" table:show-details="true"/>
                <table:data-pilot-member table:name="35889" table:display="true" table:show-details="true"/>
                <table:data-pilot-member table:name="35894" table:display="true" table:show-details="true"/>
                <table:data-pilot-member table:name="35896" table:display="true" table:show-details="true"/>
                <table:data-pilot-member table:name="35898" table:display="true" table:show-details="true"/>
                <table:data-pilot-member table:name="35901" table:display="true" table:show-details="true"/>
                <table:data-pilot-member table:name="35904" table:display="true" table:show-details="true"/>
                <table:data-pilot-member table:name="35907" table:display="true" table:show-details="true"/>
                <table:data-pilot-member table:name="35911" table:display="true" table:show-details="true"/>
                <table:data-pilot-member table:name="35924" table:display="true" table:show-details="true"/>
                <table:data-pilot-member table:name="35933" table:display="true" table:show-details="true"/>
                <table:data-pilot-member table:name="35934" table:display="true" table:show-details="true"/>
                <table:data-pilot-member table:name="35943" table:display="true" table:show-details="true"/>
                <table:data-pilot-member table:name="35959" table:display="true" table:show-details="true"/>
                <table:data-pilot-member table:name="35961" table:display="true" table:show-details="true"/>
                <table:data-pilot-member table:name="35968" table:display="true" table:show-details="true"/>
                <table:data-pilot-member table:name="35969" table:display="true" table:show-details="true"/>
                <table:data-pilot-member table:name="35981" table:display="true" table:show-details="true"/>
                <table:data-pilot-member table:name="35986" table:display="true" table:show-details="true"/>
                <table:data-pilot-member table:name="35989" table:display="true" table:show-details="true"/>
                <table:data-pilot-member table:name="35993" table:display="true" table:show-details="true"/>
                <table:data-pilot-member table:name="36001" table:display="true" table:show-details="true"/>
                <table:data-pilot-member table:name="36008" table:display="true" table:show-details="true"/>
                <table:data-pilot-member table:name="36017" table:display="true" table:show-details="true"/>
                <table:data-pilot-member table:name="36037" table:display="true" table:show-details="true"/>
                <table:data-pilot-member table:name="36042" table:display="true" table:show-details="true"/>
                <table:data-pilot-member table:name="36051" table:display="true" table:show-details="true"/>
                <table:data-pilot-member table:name="36070" table:display="true" table:show-details="true"/>
                <table:data-pilot-member table:name="36073" table:display="true" table:show-details="true"/>
                <table:data-pilot-member table:name="36077" table:display="true" table:show-details="true"/>
                <table:data-pilot-member table:name="36081" table:display="true" table:show-details="true"/>
                <table:data-pilot-member table:name="36082" table:display="true" table:show-details="true"/>
                <table:data-pilot-member table:name="36083" table:display="true" table:show-details="true"/>
                <table:data-pilot-member table:name="36100" table:display="true" table:show-details="true"/>
                <table:data-pilot-member table:name="36107" table:display="true" table:show-details="true"/>
                <table:data-pilot-member table:name="36112" table:display="true" table:show-details="true"/>
                <table:data-pilot-member table:name="36116" table:display="true" table:show-details="true"/>
                <table:data-pilot-member table:name="36120" table:display="true" table:show-details="true"/>
                <table:data-pilot-member table:name="36125" table:display="true" table:show-details="true"/>
                <table:data-pilot-member table:name="36128" table:display="true" table:show-details="true"/>
                <table:data-pilot-member table:name="36130" table:display="true" table:show-details="true"/>
                <table:data-pilot-member table:name="36163" table:display="true" table:show-details="true"/>
                <table:data-pilot-member table:name="36177" table:display="true" table:show-details="true"/>
                <table:data-pilot-member table:name="36178" table:display="true" table:show-details="true"/>
                <table:data-pilot-member table:name="36180" table:display="true" table:show-details="true"/>
                <table:data-pilot-member table:name="36209" table:display="true" table:show-details="true"/>
                <table:data-pilot-member table:name="36213" table:display="true" table:show-details="true"/>
                <table:data-pilot-member table:name="36217" table:display="true" table:show-details="true"/>
                <table:data-pilot-member table:name="36227" table:display="true" table:show-details="true"/>
                <table:data-pilot-member table:name="36232" table:display="true" table:show-details="true"/>
                <table:data-pilot-member table:name="36237" table:display="true" table:show-details="true"/>
                <table:data-pilot-member table:name="36238" table:display="true" table:show-details="true"/>
                <table:data-pilot-member table:name="36239" table:display="true" table:show-details="true"/>
                <table:data-pilot-member table:name="36241" table:display="true" table:show-details="true"/>
                <table:data-pilot-member table:name="36260" table:display="true" table:show-details="true"/>
                <table:data-pilot-member table:name="36263" table:display="true" table:show-details="true"/>
                <table:data-pilot-member table:name="36270" table:display="true" table:show-details="true"/>
                <table:data-pilot-member table:name="36287" table:display="true" table:show-details="true"/>
                <table:data-pilot-member table:name="36306" table:display="true" table:show-details="true"/>
                <table:data-pilot-member table:name="36341" table:display="true" table:show-details="true"/>
                <table:data-pilot-member table:name="36347" table:display="true" table:show-details="true"/>
                <table:data-pilot-member table:name="36352" table:display="true" table:show-details="true"/>
                <table:data-pilot-member table:name="36353" table:display="true" table:show-details="true"/>
                <table:data-pilot-member table:name="36359" table:display="true" table:show-details="true"/>
                <table:data-pilot-member table:name="36377" table:display="true" table:show-details="true"/>
                <table:data-pilot-member table:name="36379" table:display="true" table:show-details="true"/>
                <table:data-pilot-member table:name="36380" table:display="true" table:show-details="true"/>
                <table:data-pilot-member table:name="36382" table:display="true" table:show-details="true"/>
                <table:data-pilot-member table:name="36390" table:display="true" table:show-details="true"/>
                <table:data-pilot-member table:name="36396" table:display="true" table:show-details="true"/>
                <table:data-pilot-member table:name="36399" table:display="true" table:show-details="true"/>
                <table:data-pilot-member table:name="36400" table:display="true" table:show-details="true"/>
                <table:data-pilot-member table:name="36411" table:display="true" table:show-details="true"/>
                <table:data-pilot-member table:name="36426" table:display="true" table:show-details="true"/>
                <table:data-pilot-member table:name="36431" table:display="true" table:show-details="true"/>
                <table:data-pilot-member table:name="36437" table:display="true" table:show-details="true"/>
                <table:data-pilot-member table:name="36442" table:display="true" table:show-details="true"/>
                <table:data-pilot-member table:name="36449" table:display="true" table:show-details="true"/>
                <table:data-pilot-member table:name="36457" table:display="true" table:show-details="true"/>
                <table:data-pilot-member table:name="36464" table:display="true" table:show-details="true"/>
                <table:data-pilot-member table:name="36465" table:display="true" table:show-details="true"/>
                <table:data-pilot-member table:name="36475" table:display="true" table:show-details="true"/>
                <table:data-pilot-member table:name="36477" table:display="true" table:show-details="true"/>
                <table:data-pilot-member table:name="36479" table:display="true" table:show-details="true"/>
                <table:data-pilot-member table:name="36496" table:display="true" table:show-details="true"/>
                <table:data-pilot-member table:name="36498" table:display="true" table:show-details="true"/>
                <table:data-pilot-member table:name="36499" table:display="true" table:show-details="true"/>
                <table:data-pilot-member table:name="36515" table:display="true" table:show-details="true"/>
                <table:data-pilot-member table:name="36520" table:display="true" table:show-details="true"/>
                <table:data-pilot-member table:name="36522" table:display="true" table:show-details="true"/>
                <table:data-pilot-member table:name="36527" table:display="true" table:show-details="true"/>
                <table:data-pilot-member table:name="36545" table:display="true" table:show-details="true"/>
                <table:data-pilot-member table:name="36549" table:display="true" table:show-details="true"/>
                <table:data-pilot-member table:name="36553" table:display="true" table:show-details="true"/>
                <table:data-pilot-member table:name="36554" table:display="true" table:show-details="true"/>
                <table:data-pilot-member table:name="36558" table:display="true" table:show-details="true"/>
                <table:data-pilot-member table:name="36559" table:display="true" table:show-details="true"/>
                <table:data-pilot-member table:name="36571" table:display="true" table:show-details="true"/>
                <table:data-pilot-member table:name="36575" table:display="true" table:show-details="true"/>
                <table:data-pilot-member table:name="36581" table:display="true" table:show-details="true"/>
                <table:data-pilot-member table:name="36582" table:display="true" table:show-details="true"/>
                <table:data-pilot-member table:name="36585" table:display="true" table:show-details="true"/>
                <table:data-pilot-member table:name="36590" table:display="true" table:show-details="true"/>
                <table:data-pilot-member table:name="36598" table:display="true" table:show-details="true"/>
                <table:data-pilot-member table:name="36604" table:display="true" table:show-details="true"/>
                <table:data-pilot-member table:name="36609" table:display="true" table:show-details="true"/>
                <table:data-pilot-member table:name="36611" table:display="true" table:show-details="true"/>
                <table:data-pilot-member table:name="36620" table:display="true" table:show-details="true"/>
                <table:data-pilot-member table:name="36634" table:display="true" table:show-details="true"/>
                <table:data-pilot-member table:name="36644" table:display="true" table:show-details="true"/>
                <table:data-pilot-member table:name="36645" table:display="true" table:show-details="true"/>
                <table:data-pilot-member table:name="36646" table:display="true" table:show-details="true"/>
                <table:data-pilot-member table:name="36659" table:display="true" table:show-details="true"/>
                <table:data-pilot-member table:name="36667" table:display="true" table:show-details="true"/>
                <table:data-pilot-member table:name="36672" table:display="true" table:show-details="true"/>
                <table:data-pilot-member table:name="36686" table:display="true" table:show-details="true"/>
                <table:data-pilot-member table:name="36689" table:display="true" table:show-details="true"/>
                <table:data-pilot-member table:name="36693" table:display="true" table:show-details="true"/>
                <table:data-pilot-member table:name="36709" table:display="true" table:show-details="true"/>
                <table:data-pilot-member table:name="36719" table:display="true" table:show-details="true"/>
                <table:data-pilot-member table:name="36723" table:display="true" table:show-details="true"/>
                <table:data-pilot-member table:name="36727" table:display="true" table:show-details="true"/>
                <table:data-pilot-member table:name="36730" table:display="true" table:show-details="true"/>
                <table:data-pilot-member table:name="36731" table:display="true" table:show-details="true"/>
                <table:data-pilot-member table:name="36757" table:display="true" table:show-details="true"/>
                <table:data-pilot-member table:name="36769" table:display="true" table:show-details="true"/>
                <table:data-pilot-member table:name="36786" table:display="true" table:show-details="true"/>
                <table:data-pilot-member table:name="36790" table:display="true" table:show-details="true"/>
                <table:data-pilot-member table:name="36797" table:display="true" table:show-details="true"/>
                <table:data-pilot-member table:name="36799" table:display="true" table:show-details="true"/>
                <table:data-pilot-member table:name="36804" table:display="true" table:show-details="true"/>
                <table:data-pilot-member table:name="36811" table:display="true" table:show-details="true"/>
                <table:data-pilot-member table:name="36816" table:display="true" table:show-details="true"/>
                <table:data-pilot-member table:name="36821" table:display="true" table:show-details="true"/>
                <table:data-pilot-member table:name="36841" table:display="true" table:show-details="true"/>
                <table:data-pilot-member table:name="36851" table:display="true" table:show-details="true"/>
                <table:data-pilot-member table:name="36855" table:display="true" table:show-details="true"/>
                <table:data-pilot-member table:name="36856" table:display="true" table:show-details="true"/>
                <table:data-pilot-member table:name="36864" table:display="true" table:show-details="true"/>
                <table:data-pilot-member table:name="36880" table:display="true" table:show-details="true"/>
                <table:data-pilot-member table:name="36890" table:display="true" table:show-details="true"/>
                <table:data-pilot-member table:name="36896" table:display="true" table:show-details="true"/>
                <table:data-pilot-member table:name="36900" table:display="true" table:show-details="true"/>
                <table:data-pilot-member table:name="36904" table:display="true" table:show-details="true"/>
                <table:data-pilot-member table:name="36915" table:display="true" table:show-details="true"/>
                <table:data-pilot-member table:name="36919" table:display="true" table:show-details="true"/>
                <table:data-pilot-member table:name="36922" table:display="true" table:show-details="true"/>
                <table:data-pilot-member table:name="36929" table:display="true" table:show-details="true"/>
                <table:data-pilot-member table:name="36934" table:display="true" table:show-details="true"/>
                <table:data-pilot-member table:name="36938" table:display="true" table:show-details="true"/>
                <table:data-pilot-member table:name="36940" table:display="true" table:show-details="true"/>
                <table:data-pilot-member table:name="36944" table:display="true" table:show-details="true"/>
                <table:data-pilot-member table:name="36947" table:display="true" table:show-details="true"/>
                <table:data-pilot-member table:name="36968" table:display="true" table:show-details="true"/>
                <table:data-pilot-member table:name="36989" table:display="true" table:show-details="true"/>
                <table:data-pilot-member table:name="36995" table:display="true" table:show-details="true"/>
                <table:data-pilot-member table:name="37000" table:display="true" table:show-details="true"/>
                <table:data-pilot-member table:name="37003" table:display="true" table:show-details="true"/>
                <table:data-pilot-member table:name="37006" table:display="true" table:show-details="true"/>
                <table:data-pilot-member table:name="37016" table:display="true" table:show-details="true"/>
                <table:data-pilot-member table:name="37017" table:display="true" table:show-details="true"/>
                <table:data-pilot-member table:name="37020" table:display="true" table:show-details="true"/>
                <table:data-pilot-member table:name="37027" table:display="true" table:show-details="true"/>
                <table:data-pilot-member table:name="37030" table:display="true" table:show-details="true"/>
                <table:data-pilot-member table:name="37051" table:display="true" table:show-details="true"/>
                <table:data-pilot-member table:name="37067" table:display="true" table:show-details="true"/>
                <table:data-pilot-member table:name="37075" table:display="true" table:show-details="true"/>
                <table:data-pilot-member table:name="37079" table:display="true" table:show-details="true"/>
                <table:data-pilot-member table:name="37092" table:display="true" table:show-details="true"/>
                <table:data-pilot-member table:name="37114" table:display="true" table:show-details="true"/>
                <table:data-pilot-member table:name="37127" table:display="true" table:show-details="true"/>
                <table:data-pilot-member table:name="37137" table:display="true" table:show-details="true"/>
                <table:data-pilot-member table:name="37141" table:display="true" table:show-details="true"/>
                <table:data-pilot-member table:name="37145" table:display="true" table:show-details="true"/>
                <table:data-pilot-member table:name="37148" table:display="true" table:show-details="true"/>
                <table:data-pilot-member table:name="37165" table:display="true" table:show-details="true"/>
                <table:data-pilot-member table:name="37185" table:display="true" table:show-details="true"/>
                <table:data-pilot-member table:name="37193" table:display="true" table:show-details="true"/>
                <table:data-pilot-member table:name="37201" table:display="true" table:show-details="true"/>
                <table:data-pilot-member table:name="37217" table:display="true" table:show-details="true"/>
                <table:data-pilot-member table:name="37219" table:display="true" table:show-details="true"/>
                <table:data-pilot-member table:name="37222" table:display="true" table:show-details="true"/>
                <table:data-pilot-member table:name="37228" table:display="true" table:show-details="true"/>
                <table:data-pilot-member table:name="37230" table:display="true" table:show-details="true"/>
                <table:data-pilot-member table:name="37242" table:display="true" table:show-details="true"/>
                <table:data-pilot-member table:name="37245" table:display="true" table:show-details="true"/>
                <table:data-pilot-member table:name="37249" table:display="true" table:show-details="true"/>
                <table:data-pilot-member table:name="37251" table:display="true" table:show-details="true"/>
                <table:data-pilot-member table:name="37278" table:display="true" table:show-details="true"/>
                <table:data-pilot-member table:name="37279" table:display="true" table:show-details="true"/>
                <table:data-pilot-member table:name="37288" table:display="true" table:show-details="true"/>
                <table:data-pilot-member table:name="37328" table:display="true" table:show-details="true"/>
                <table:data-pilot-member table:name="37338" table:display="true" table:show-details="true"/>
                <table:data-pilot-member table:name="37357" table:display="true" table:show-details="true"/>
                <table:data-pilot-member table:name="37376" table:display="true" table:show-details="true"/>
                <table:data-pilot-member table:name="37389" table:display="true" table:show-details="true"/>
                <table:data-pilot-member table:name="37397" table:display="true" table:show-details="true"/>
                <table:data-pilot-member table:name="37403" table:display="true" table:show-details="true"/>
                <table:data-pilot-member table:name="37408" table:display="true" table:show-details="true"/>
                <table:data-pilot-member table:name="37412" table:display="true" table:show-details="true"/>
                <table:data-pilot-member table:name="37416" table:display="true" table:show-details="true"/>
                <table:data-pilot-member table:name="37422" table:display="true" table:show-details="true"/>
                <table:data-pilot-member table:name="37435" table:display="true" table:show-details="true"/>
                <table:data-pilot-member table:name="37437" table:display="true" table:show-details="true"/>
                <table:data-pilot-member table:name="37440" table:display="true" table:show-details="true"/>
                <table:data-pilot-member table:name="37441" table:display="true" table:show-details="true"/>
                <table:data-pilot-member table:name="37444" table:display="true" table:show-details="true"/>
                <table:data-pilot-member table:name="37445" table:display="true" table:show-details="true"/>
                <table:data-pilot-member table:name="37448" table:display="true" table:show-details="true"/>
                <table:data-pilot-member table:name="37454" table:display="true" table:show-details="true"/>
                <table:data-pilot-member table:name="37473" table:display="true" table:show-details="true"/>
                <table:data-pilot-member table:name="37480" table:display="true" table:show-details="true"/>
                <table:data-pilot-member table:name="37482" table:display="true" table:show-details="true"/>
                <table:data-pilot-member table:name="37487" table:display="true" table:show-details="true"/>
                <table:data-pilot-member table:name="37497" table:display="true" table:show-details="true"/>
                <table:data-pilot-member table:name="37499" table:display="true" table:show-details="true"/>
                <table:data-pilot-member table:name="37501" table:display="true" table:show-details="true"/>
                <table:data-pilot-member table:name="37515" table:display="true" table:show-details="true"/>
                <table:data-pilot-member table:name="37527" table:display="true" table:show-details="true"/>
                <table:data-pilot-member table:name="37546" table:display="true" table:show-details="true"/>
                <table:data-pilot-member table:name="37547" table:display="true" table:show-details="true"/>
                <table:data-pilot-member table:name="37548" table:display="true" table:show-details="true"/>
                <table:data-pilot-member table:name="37549" table:display="true" table:show-details="true"/>
                <table:data-pilot-member table:name="37550" table:display="true" table:show-details="true"/>
                <table:data-pilot-member table:name="37551" table:display="true" table:show-details="true"/>
                <table:data-pilot-member table:name="37553" table:display="true" table:show-details="true"/>
                <table:data-pilot-member table:name="37555" table:display="true" table:show-details="true"/>
                <table:data-pilot-member table:name="37569" table:display="true" table:show-details="true"/>
                <table:data-pilot-member table:name="37575" table:display="true" table:show-details="true"/>
                <table:data-pilot-member table:name="37578" table:display="true" table:show-details="true"/>
                <table:data-pilot-member table:name="37581" table:display="true" table:show-details="true"/>
                <table:data-pilot-member table:name="37586" table:display="true" table:show-details="true"/>
                <table:data-pilot-member table:name="37593" table:display="true" table:show-details="true"/>
                <table:data-pilot-member table:name="37594" table:display="true" table:show-details="true"/>
                <table:data-pilot-member table:name="37597" table:display="true" table:show-details="true"/>
                <table:data-pilot-member table:name="37607" table:display="true" table:show-details="true"/>
                <table:data-pilot-member table:name="37628" table:display="true" table:show-details="true"/>
                <table:data-pilot-member table:name="37634" table:display="true" table:show-details="true"/>
                <table:data-pilot-member table:name="37638" table:display="true" table:show-details="true"/>
                <table:data-pilot-member table:name="37653" table:display="true" table:show-details="true"/>
                <table:data-pilot-member table:name="37661" table:display="true" table:show-details="true"/>
                <table:data-pilot-member table:name="37664" table:display="true" table:show-details="true"/>
                <table:data-pilot-member table:name="37667" table:display="true" table:show-details="true"/>
                <table:data-pilot-member table:name="37669" table:display="true" table:show-details="true"/>
                <table:data-pilot-member table:name="37671" table:display="true" table:show-details="true"/>
                <table:data-pilot-member table:name="37672" table:display="true" table:show-details="true"/>
                <table:data-pilot-member table:name="37678" table:display="true" table:show-details="true"/>
                <table:data-pilot-member table:name="37680" table:display="true" table:show-details="true"/>
                <table:data-pilot-member table:name="37692" table:display="true" table:show-details="true"/>
                <table:data-pilot-member table:name="37694" table:display="true" table:show-details="true"/>
                <table:data-pilot-member table:name="37697" table:display="true" table:show-details="true"/>
                <table:data-pilot-member table:name="37701" table:display="true" table:show-details="true"/>
                <table:data-pilot-member table:name="37705" table:display="true" table:show-details="true"/>
                <table:data-pilot-member table:name="37720" table:display="true" table:show-details="true"/>
                <table:data-pilot-member table:name="37727" table:display="true" table:show-details="true"/>
                <table:data-pilot-member table:name="37732" table:display="true" table:show-details="true"/>
                <table:data-pilot-member table:name="37736" table:display="true" table:show-details="true"/>
                <table:data-pilot-member table:name="37749" table:display="true" table:show-details="true"/>
                <table:data-pilot-member table:name="37750" table:display="true" table:show-details="true"/>
                <table:data-pilot-member table:name="37755" table:display="true" table:show-details="true"/>
                <table:data-pilot-member table:name="37769" table:display="true" table:show-details="true"/>
                <table:data-pilot-member table:name="37775" table:display="true" table:show-details="true"/>
                <table:data-pilot-member table:name="37781" table:display="true" table:show-details="true"/>
                <table:data-pilot-member table:name="37785" table:display="true" table:show-details="true"/>
                <table:data-pilot-member table:name="37794" table:display="true" table:show-details="true"/>
                <table:data-pilot-member table:name="37798" table:display="true" table:show-details="true"/>
                <table:data-pilot-member table:name="37800" table:display="true" table:show-details="true"/>
                <table:data-pilot-member table:name="37807" table:display="true" table:show-details="true"/>
                <table:data-pilot-member table:name="37809" table:display="true" table:show-details="true"/>
                <table:data-pilot-member table:name="37812" table:display="true" table:show-details="true"/>
                <table:data-pilot-member table:name="37819" table:display="true" table:show-details="true"/>
                <table:data-pilot-member table:name="37821" table:display="true" table:show-details="true"/>
                <table:data-pilot-member table:name="37837" table:display="true" table:show-details="true"/>
                <table:data-pilot-member table:name="37844" table:display="true" table:show-details="true"/>
                <table:data-pilot-member table:name="37860" table:display="true" table:show-details="true"/>
                <table:data-pilot-member table:name="37868" table:display="true" table:show-details="true"/>
                <table:data-pilot-member table:name="37875" table:display="true" table:show-details="true"/>
                <table:data-pilot-member table:name="37895" table:display="true" table:show-details="true"/>
                <table:data-pilot-member table:name="37896" table:display="true" table:show-details="true"/>
                <table:data-pilot-member table:name="37910" table:display="true" table:show-details="true"/>
                <table:data-pilot-member table:name="37922" table:display="true" table:show-details="true"/>
                <table:data-pilot-member table:name="37928" table:display="true" table:show-details="true"/>
                <table:data-pilot-member table:name="37929" table:display="true" table:show-details="true"/>
                <table:data-pilot-member table:name="37930" table:display="true" table:show-details="true"/>
                <table:data-pilot-member table:name="37937" table:display="true" table:show-details="true"/>
                <table:data-pilot-member table:name="37947" table:display="true" table:show-details="true"/>
                <table:data-pilot-member table:name="37960" table:display="true" table:show-details="true"/>
                <table:data-pilot-member table:name="37965" table:display="true" table:show-details="true"/>
                <table:data-pilot-member table:name="37967" table:display="true" table:show-details="true"/>
                <table:data-pilot-member table:name="37973" table:display="true" table:show-details="true"/>
                <table:data-pilot-member table:name="37985" table:display="true" table:show-details="true"/>
                <table:data-pilot-member table:name="37997" table:display="true" table:show-details="true"/>
                <table:data-pilot-member table:name="38000" table:display="true" table:show-details="true"/>
                <table:data-pilot-member table:name="38007" table:display="true" table:show-details="true"/>
                <table:data-pilot-member table:name="38009" table:display="true" table:show-details="true"/>
                <table:data-pilot-member table:name="38019" table:display="true" table:show-details="true"/>
                <table:data-pilot-member table:name="38025" table:display="true" table:show-details="true"/>
                <table:data-pilot-member table:name="38032" table:display="true" table:show-details="true"/>
                <table:data-pilot-member table:name="38042" table:display="true" table:show-details="true"/>
                <table:data-pilot-member table:name="38049" table:display="true" table:show-details="true"/>
                <table:data-pilot-member table:name="38050" table:display="true" table:show-details="true"/>
                <table:data-pilot-member table:name="38051" table:display="true" table:show-details="true"/>
                <table:data-pilot-member table:name="38053" table:display="true" table:show-details="true"/>
                <table:data-pilot-member table:name="38059" table:display="true" table:show-details="true"/>
                <table:data-pilot-member table:name="38087" table:display="true" table:show-details="true"/>
                <table:data-pilot-member table:name="38104" table:display="true" table:show-details="true"/>
                <table:data-pilot-member table:name="38128" table:display="true" table:show-details="true"/>
                <table:data-pilot-member table:name="38151" table:display="true" table:show-details="true"/>
                <table:data-pilot-member table:name="38153" table:display="true" table:show-details="true"/>
                <table:data-pilot-member table:name="38155" table:display="true" table:show-details="true"/>
                <table:data-pilot-member table:name="38157" table:display="true" table:show-details="true"/>
                <table:data-pilot-member table:name="38160" table:display="true" table:show-details="true"/>
                <table:data-pilot-member table:name="38163" table:display="true" table:show-details="true"/>
                <table:data-pilot-member table:name="38165" table:display="true" table:show-details="true"/>
                <table:data-pilot-member table:name="38167" table:display="true" table:show-details="true"/>
                <table:data-pilot-member table:name="38169" table:display="true" table:show-details="true"/>
                <table:data-pilot-member table:name="38178" table:display="true" table:show-details="true"/>
                <table:data-pilot-member table:name="38180" table:display="true" table:show-details="true"/>
                <table:data-pilot-member table:name="38186" table:display="true" table:show-details="true"/>
                <table:data-pilot-member table:name="38194" table:display="true" table:show-details="true"/>
                <table:data-pilot-member table:name="38216" table:display="true" table:show-details="true"/>
                <table:data-pilot-member table:name="38250" table:display="true" table:show-details="true"/>
                <table:data-pilot-member table:name="38258" table:display="true" table:show-details="true"/>
                <table:data-pilot-member table:name="38260" table:display="true" table:show-details="true"/>
                <table:data-pilot-member table:name="38277" table:display="true" table:show-details="true"/>
                <table:data-pilot-member table:name="38279" table:display="true" table:show-details="true"/>
                <table:data-pilot-member table:name="38286" table:display="true" table:show-details="true"/>
                <table:data-pilot-member table:name="38296" table:display="true" table:show-details="true"/>
                <table:data-pilot-member table:name="38298" table:display="true" table:show-details="true"/>
                <table:data-pilot-member table:name="38306" table:display="true" table:show-details="true"/>
                <table:data-pilot-member table:name="38311" table:display="true" table:show-details="true"/>
                <table:data-pilot-member table:name="38316" table:display="true" table:show-details="true"/>
                <table:data-pilot-member table:name="38332" table:display="true" table:show-details="true"/>
                <table:data-pilot-member table:name="38339" table:display="true" table:show-details="true"/>
                <table:data-pilot-member table:name="38342" table:display="true" table:show-details="true"/>
                <table:data-pilot-member table:name="38354" table:display="true" table:show-details="true"/>
                <table:data-pilot-member table:name="38359" table:display="true" table:show-details="true"/>
                <table:data-pilot-member table:name="38361" table:display="true" table:show-details="true"/>
                <table:data-pilot-member table:name="38362" table:display="true" table:show-details="true"/>
                <table:data-pilot-member table:name="38367" table:display="true" table:show-details="true"/>
                <table:data-pilot-member table:name="38369" table:display="true" table:show-details="true"/>
                <table:data-pilot-member table:name="38380" table:display="true" table:show-details="true"/>
                <table:data-pilot-member table:name="38386" table:display="true" table:show-details="true"/>
                <table:data-pilot-member table:name="38396" table:display="true" table:show-details="true"/>
                <table:data-pilot-member table:name="38398" table:display="true" table:show-details="true"/>
                <table:data-pilot-member table:name="38402" table:display="true" table:show-details="true"/>
                <table:data-pilot-member table:name="38403" table:display="true" table:show-details="true"/>
                <table:data-pilot-member table:name="38404" table:display="true" table:show-details="true"/>
                <table:data-pilot-member table:name="38413" table:display="true" table:show-details="true"/>
                <table:data-pilot-member table:name="38414" table:display="true" table:show-details="true"/>
                <table:data-pilot-member table:name="38419" table:display="true" table:show-details="true"/>
                <table:data-pilot-member table:name="38426" table:display="true" table:show-details="true"/>
                <table:data-pilot-member table:name="38435" table:display="true" table:show-details="true"/>
                <table:data-pilot-member table:name="38441" table:display="true" table:show-details="true"/>
                <table:data-pilot-member table:name="38453" table:display="true" table:show-details="true"/>
                <table:data-pilot-member table:name="38462" table:display="true" table:show-details="true"/>
                <table:data-pilot-member table:name="38466" table:display="true" table:show-details="true"/>
                <table:data-pilot-member table:name="38481" table:display="true" table:show-details="true"/>
                <table:data-pilot-member table:name="38483" table:display="true" table:show-details="true"/>
                <table:data-pilot-member table:name="38502" table:display="true" table:show-details="true"/>
                <table:data-pilot-member table:name="38506" table:display="true" table:show-details="true"/>
                <table:data-pilot-member table:name="38517" table:display="true" table:show-details="true"/>
                <table:data-pilot-member table:name="38521" table:display="true" table:show-details="true"/>
                <table:data-pilot-member table:name="38543" table:display="true" table:show-details="true"/>
                <table:data-pilot-member table:name="38569" table:display="true" table:show-details="true"/>
                <table:data-pilot-member table:name="38571" table:display="true" table:show-details="true"/>
                <table:data-pilot-member table:name="38603" table:display="true" table:show-details="true"/>
                <table:data-pilot-member table:name="38606" table:display="true" table:show-details="true"/>
                <table:data-pilot-member table:name="38616" table:display="true" table:show-details="true"/>
                <table:data-pilot-member table:name="38621" table:display="true" table:show-details="true"/>
                <table:data-pilot-member table:name="38628" table:display="true" table:show-details="true"/>
                <table:data-pilot-member table:name="38646" table:display="true" table:show-details="true"/>
                <table:data-pilot-member table:name="38648" table:display="true" table:show-details="true"/>
                <table:data-pilot-member table:name="38650" table:display="true" table:show-details="true"/>
                <table:data-pilot-member table:name="38653" table:display="true" table:show-details="true"/>
                <table:data-pilot-member table:name="38657" table:display="true" table:show-details="true"/>
                <table:data-pilot-member table:name="38669" table:display="true" table:show-details="true"/>
                <table:data-pilot-member table:name="38683" table:display="true" table:show-details="true"/>
                <table:data-pilot-member table:name="38687" table:display="true" table:show-details="true"/>
                <table:data-pilot-member table:name="38688" table:display="true" table:show-details="true"/>
                <table:data-pilot-member table:name="38707" table:display="true" table:show-details="true"/>
                <table:data-pilot-member table:name="38713" table:display="true" table:show-details="true"/>
                <table:data-pilot-member table:name="38719" table:display="true" table:show-details="true"/>
                <table:data-pilot-member table:name="38720" table:display="true" table:show-details="true"/>
                <table:data-pilot-member table:name="38724" table:display="true" table:show-details="true"/>
                <table:data-pilot-member table:name="38735" table:display="true" table:show-details="true"/>
                <table:data-pilot-member table:name="38738" table:display="true" table:show-details="true"/>
                <table:data-pilot-member table:name="38759" table:display="true" table:show-details="true"/>
                <table:data-pilot-member table:name="38781" table:display="true" table:show-details="true"/>
                <table:data-pilot-member table:name="38782" table:display="true" table:show-details="true"/>
                <table:data-pilot-member table:name="38792" table:display="true" table:show-details="true"/>
                <table:data-pilot-member table:name="38809" table:display="true" table:show-details="true"/>
                <table:data-pilot-member table:name="38822" table:display="true" table:show-details="true"/>
                <table:data-pilot-member table:name="38842" table:display="true" table:show-details="true"/>
                <table:data-pilot-member table:name="38844" table:display="true" table:show-details="true"/>
                <table:data-pilot-member table:name="38850" table:display="true" table:show-details="true"/>
                <table:data-pilot-member table:name="38859" table:display="true" table:show-details="true"/>
                <table:data-pilot-member table:name="38869" table:display="true" table:show-details="true"/>
                <table:data-pilot-member table:name="38878" table:display="true" table:show-details="true"/>
                <table:data-pilot-member table:name="38883" table:display="true" table:show-details="true"/>
                <table:data-pilot-member table:name="38889" table:display="true" table:show-details="true"/>
                <table:data-pilot-member table:name="38899" table:display="true" table:show-details="true"/>
                <table:data-pilot-member table:name="38921" table:display="true" table:show-details="true"/>
                <table:data-pilot-member table:name="38923" table:display="true" table:show-details="true"/>
                <table:data-pilot-member table:name="38924" table:display="true" table:show-details="true"/>
                <table:data-pilot-member table:name="38940" table:display="true" table:show-details="true"/>
                <table:data-pilot-member table:name="38944" table:display="true" table:show-details="true"/>
                <table:data-pilot-member table:name="38949" table:display="true" table:show-details="true"/>
                <table:data-pilot-member table:name="38957" table:display="true" table:show-details="true"/>
                <table:data-pilot-member table:name="38967" table:display="true" table:show-details="true"/>
                <table:data-pilot-member table:name="38970" table:display="true" table:show-details="true"/>
                <table:data-pilot-member table:name="38974" table:display="true" table:show-details="true"/>
                <table:data-pilot-member table:name="38979" table:display="true" table:show-details="true"/>
                <table:data-pilot-member table:name="38995" table:display="true" table:show-details="true"/>
                <table:data-pilot-member table:name="39001" table:display="true" table:show-details="true"/>
                <table:data-pilot-member table:name="39005" table:display="true" table:show-details="true"/>
                <table:data-pilot-member table:name="39009" table:display="true" table:show-details="true"/>
                <table:data-pilot-member table:name="39020" table:display="true" table:show-details="true"/>
                <table:data-pilot-member table:name="39021" table:display="true" table:show-details="true"/>
                <table:data-pilot-member table:name="39034" table:display="true" table:show-details="true"/>
                <table:data-pilot-member table:name="39039" table:display="true" table:show-details="true"/>
                <table:data-pilot-member table:name="39069" table:display="true" table:show-details="true"/>
                <table:data-pilot-member table:name="39077" table:display="true" table:show-details="true"/>
                <table:data-pilot-member table:name="39130" table:display="true" table:show-details="true"/>
                <table:data-pilot-member table:name="39138" table:display="true" table:show-details="true"/>
                <table:data-pilot-member table:name="39166" table:display="true" table:show-details="true"/>
                <table:data-pilot-member table:name="39169" table:display="true" table:show-details="true"/>
                <table:data-pilot-member table:name="39172" table:display="true" table:show-details="true"/>
                <table:data-pilot-member table:name="39174" table:display="true" table:show-details="true"/>
                <table:data-pilot-member table:name="39184" table:display="true" table:show-details="true"/>
                <table:data-pilot-member table:name="39191" table:display="true" table:show-details="true"/>
                <table:data-pilot-member table:name="39194" table:display="true" table:show-details="true"/>
                <table:data-pilot-member table:name="39204" table:display="true" table:show-details="true"/>
                <table:data-pilot-member table:name="39205" table:display="true" table:show-details="true"/>
                <table:data-pilot-member table:name="39214" table:display="true" table:show-details="true"/>
                <table:data-pilot-member table:name="39220" table:display="true" table:show-details="true"/>
                <table:data-pilot-member table:name="39240" table:display="true" table:show-details="true"/>
                <table:data-pilot-member table:name="39242" table:display="true" table:show-details="true"/>
                <table:data-pilot-member table:name="39243" table:display="true" table:show-details="true"/>
                <table:data-pilot-member table:name="39244" table:display="true" table:show-details="true"/>
                <table:data-pilot-member table:name="39245" table:display="true" table:show-details="true"/>
                <table:data-pilot-member table:name="39246" table:display="true" table:show-details="true"/>
                <table:data-pilot-member table:name="39249" table:display="true" table:show-details="true"/>
                <table:data-pilot-member table:name="39277" table:display="true" table:show-details="true"/>
                <table:data-pilot-member table:name="39291" table:display="true" table:show-details="true"/>
                <table:data-pilot-member table:name="39294" table:display="true" table:show-details="true"/>
                <table:data-pilot-member table:name="39297" table:display="true" table:show-details="true"/>
                <table:data-pilot-member table:name="39299" table:display="true" table:show-details="true"/>
                <table:data-pilot-member table:name="39313" table:display="true" table:show-details="true"/>
                <table:data-pilot-member table:name="39322" table:display="true" table:show-details="true"/>
                <table:data-pilot-member table:name="39326" table:display="true" table:show-details="true"/>
                <table:data-pilot-member table:name="39333" table:display="true" table:show-details="true"/>
                <table:data-pilot-member table:name="39339" table:display="true" table:show-details="true"/>
                <table:data-pilot-member table:name="39346" table:display="true" table:show-details="true"/>
                <table:data-pilot-member table:name="39354" table:display="true" table:show-details="true"/>
                <table:data-pilot-member table:name="39356" table:display="true" table:show-details="true"/>
                <table:data-pilot-member table:name="39370" table:display="true" table:show-details="true"/>
                <table:data-pilot-member table:name="39375" table:display="true" table:show-details="true"/>
                <table:data-pilot-member table:name="39378" table:display="true" table:show-details="true"/>
                <table:data-pilot-member table:name="39383" table:display="true" table:show-details="true"/>
                <table:data-pilot-member table:name="39400" table:display="true" table:show-details="true"/>
                <table:data-pilot-member table:name="39408" table:display="true" table:show-details="true"/>
                <table:data-pilot-member table:name="39412" table:display="true" table:show-details="true"/>
                <table:data-pilot-member table:name="39421" table:display="true" table:show-details="true"/>
                <table:data-pilot-member table:name="39428" table:display="true" table:show-details="true"/>
                <table:data-pilot-member table:name="39449" table:display="true" table:show-details="true"/>
                <table:data-pilot-member table:name="39459" table:display="true" table:show-details="true"/>
                <table:data-pilot-member table:name="39460" table:display="true" table:show-details="true"/>
                <table:data-pilot-member table:name="39462" table:display="true" table:show-details="true"/>
                <table:data-pilot-member table:name="39463" table:display="true" table:show-details="true"/>
                <table:data-pilot-member table:name="39488" table:display="true" table:show-details="true"/>
                <table:data-pilot-member table:name="39493" table:display="true" table:show-details="true"/>
                <table:data-pilot-member table:name="39496" table:display="true" table:show-details="true"/>
                <table:data-pilot-member table:name="39537" table:display="true" table:show-details="true"/>
                <table:data-pilot-member table:name="39546" table:display="true" table:show-details="true"/>
                <table:data-pilot-member table:name="39548" table:display="true" table:show-details="true"/>
                <table:data-pilot-member table:name="39551" table:display="true" table:show-details="true"/>
                <table:data-pilot-member table:name="39556" table:display="true" table:show-details="true"/>
                <table:data-pilot-member table:name="39560" table:display="true" table:show-details="true"/>
                <table:data-pilot-member table:name="39561" table:display="true" table:show-details="true"/>
                <table:data-pilot-member table:name="39562" table:display="true" table:show-details="true"/>
                <table:data-pilot-member table:name="39565" table:display="true" table:show-details="true"/>
                <table:data-pilot-member table:name="39570" table:display="true" table:show-details="true"/>
                <table:data-pilot-member table:name="39575" table:display="true" table:show-details="true"/>
                <table:data-pilot-member table:name="39599" table:display="true" table:show-details="true"/>
                <table:data-pilot-member table:name="39601" table:display="true" table:show-details="true"/>
                <table:data-pilot-member table:name="39603" table:display="true" table:show-details="true"/>
                <table:data-pilot-member table:name="39611" table:display="true" table:show-details="true"/>
                <table:data-pilot-member table:name="39612" table:display="true" table:show-details="true"/>
                <table:data-pilot-member table:name="39630" table:display="true" table:show-details="true"/>
                <table:data-pilot-member table:name="39638" table:display="true" table:show-details="true"/>
                <table:data-pilot-member table:name="39641" table:display="true" table:show-details="true"/>
                <table:data-pilot-member table:name="39646" table:display="true" table:show-details="true"/>
                <table:data-pilot-member table:name="39647" table:display="true" table:show-details="true"/>
                <table:data-pilot-member table:name="39648" table:display="true" table:show-details="true"/>
                <table:data-pilot-member table:name="39649" table:display="true" table:show-details="true"/>
                <table:data-pilot-member table:name="39661" table:display="true" table:show-details="true"/>
                <table:data-pilot-member table:name="39670" table:display="true" table:show-details="true"/>
                <table:data-pilot-member table:name="39673" table:display="true" table:show-details="true"/>
                <table:data-pilot-member table:name="39674" table:display="true" table:show-details="true"/>
                <table:data-pilot-member table:name="39702" table:display="true" table:show-details="true"/>
                <table:data-pilot-member table:name="39705" table:display="true" table:show-details="true"/>
                <table:data-pilot-member table:name="39709" table:display="true" table:show-details="true"/>
                <table:data-pilot-member table:name="39712" table:display="true" table:show-details="true"/>
                <table:data-pilot-member table:name="39718" table:display="true" table:show-details="true"/>
                <table:data-pilot-member table:name="39719" table:display="true" table:show-details="true"/>
                <table:data-pilot-member table:name="39727" table:display="true" table:show-details="true"/>
                <table:data-pilot-member table:name="39733" table:display="true" table:show-details="true"/>
                <table:data-pilot-member table:name="39741" table:display="true" table:show-details="true"/>
                <table:data-pilot-member table:name="39745" table:display="true" table:show-details="true"/>
                <table:data-pilot-member table:name="39750" table:display="true" table:show-details="true"/>
                <table:data-pilot-member table:name="39752" table:display="true" table:show-details="true"/>
                <table:data-pilot-member table:name="39755" table:display="true" table:show-details="true"/>
                <table:data-pilot-member table:name="39767" table:display="true" table:show-details="true"/>
                <table:data-pilot-member table:name="39772" table:display="true" table:show-details="true"/>
                <table:data-pilot-member table:name="39778" table:display="true" table:show-details="true"/>
                <table:data-pilot-member table:name="39780" table:display="true" table:show-details="true"/>
                <table:data-pilot-member table:name="39788" table:display="true" table:show-details="true"/>
                <table:data-pilot-member table:name="39794" table:display="true" table:show-details="true"/>
                <table:data-pilot-member table:name="39797" table:display="true" table:show-details="true"/>
                <table:data-pilot-member table:name="39803" table:display="true" table:show-details="true"/>
                <table:data-pilot-member table:name="39804" table:display="true" table:show-details="true"/>
                <table:data-pilot-member table:name="39805" table:display="true" table:show-details="true"/>
                <table:data-pilot-member table:name="39808" table:display="true" table:show-details="true"/>
                <table:data-pilot-member table:name="39818" table:display="true" table:show-details="true"/>
                <table:data-pilot-member table:name="39821" table:display="true" table:show-details="true"/>
                <table:data-pilot-member table:name="39839" table:display="true" table:show-details="true"/>
                <table:data-pilot-member table:name="39857" table:display="true" table:show-details="true"/>
                <table:data-pilot-member table:name="39860" table:display="true" table:show-details="true"/>
                <table:data-pilot-member table:name="39863" table:display="true" table:show-details="true"/>
                <table:data-pilot-member table:name="39890" table:display="true" table:show-details="true"/>
                <table:data-pilot-member table:name="39900" table:display="true" table:show-details="true"/>
                <table:data-pilot-member table:name="39904" table:display="true" table:show-details="true"/>
                <table:data-pilot-member table:name="39905" table:display="true" table:show-details="true"/>
                <table:data-pilot-member table:name="39917" table:display="true" table:show-details="true"/>
                <table:data-pilot-member table:name="39927" table:display="true" table:show-details="true"/>
                <table:data-pilot-member table:name="39935" table:display="true" table:show-details="true"/>
                <table:data-pilot-member table:name="39936" table:display="true" table:show-details="true"/>
                <table:data-pilot-member table:name="39939" table:display="true" table:show-details="true"/>
                <table:data-pilot-member table:name="39940" table:display="true" table:show-details="true"/>
                <table:data-pilot-member table:name="39941" table:display="true" table:show-details="true"/>
                <table:data-pilot-member table:name="39943" table:display="true" table:show-details="true"/>
                <table:data-pilot-member table:name="39944" table:display="true" table:show-details="true"/>
                <table:data-pilot-member table:name="39952" table:display="true" table:show-details="true"/>
                <table:data-pilot-member table:name="39965" table:display="true" table:show-details="true"/>
                <table:data-pilot-member table:name="39987" table:display="true" table:show-details="true"/>
                <table:data-pilot-member table:name="39992" table:display="true" table:show-details="true"/>
                <table:data-pilot-member table:name="39993" table:display="true" table:show-details="true"/>
                <table:data-pilot-member table:name="39994" table:display="true" table:show-details="true"/>
                <table:data-pilot-member table:name="39995" table:display="true" table:show-details="true"/>
                <table:data-pilot-member table:name="39996" table:display="true" table:show-details="true"/>
                <table:data-pilot-member table:name="40004" table:display="true" table:show-details="true"/>
                <table:data-pilot-member table:name="40014" table:display="true" table:show-details="true"/>
                <table:data-pilot-member table:name="40019" table:display="true" table:show-details="true"/>
                <table:data-pilot-member table:name="40032" table:display="true" table:show-details="true"/>
                <table:data-pilot-member table:name="40034" table:display="true" table:show-details="true"/>
                <table:data-pilot-member table:name="40038" table:display="true" table:show-details="true"/>
                <table:data-pilot-member table:name="40039" table:display="true" table:show-details="true"/>
                <table:data-pilot-member table:name="40052" table:display="true" table:show-details="true"/>
                <table:data-pilot-member table:name="40053" table:display="true" table:show-details="true"/>
                <table:data-pilot-member table:name="40061" table:display="true" table:show-details="true"/>
                <table:data-pilot-member table:name="40062" table:display="true" table:show-details="true"/>
                <table:data-pilot-member table:name="40065" table:display="true" table:show-details="true"/>
                <table:data-pilot-member table:name="40080" table:display="true" table:show-details="true"/>
                <table:data-pilot-member table:name="40092" table:display="true" table:show-details="true"/>
                <table:data-pilot-member table:name="40095" table:display="true" table:show-details="true"/>
                <table:data-pilot-member table:name="40106" table:display="true" table:show-details="true"/>
                <table:data-pilot-member table:name="40120" table:display="true" table:show-details="true"/>
                <table:data-pilot-member table:name="40126" table:display="true" table:show-details="true"/>
                <table:data-pilot-member table:name="40133" table:display="true" table:show-details="true"/>
                <table:data-pilot-member table:name="40146" table:display="true" table:show-details="true"/>
                <table:data-pilot-member table:name="40151" table:display="true" table:show-details="true"/>
                <table:data-pilot-member table:name="40163" table:display="true" table:show-details="true"/>
                <table:data-pilot-member table:name="40164" table:display="true" table:show-details="true"/>
                <table:data-pilot-member table:name="40174" table:display="true" table:show-details="true"/>
                <table:data-pilot-member table:name="40181" table:display="true" table:show-details="true"/>
                <table:data-pilot-member table:name="40184" table:display="true" table:show-details="true"/>
                <table:data-pilot-member table:name="40195" table:display="true" table:show-details="true"/>
                <table:data-pilot-member table:name="40201" table:display="true" table:show-details="true"/>
                <table:data-pilot-member table:name="40202" table:display="true" table:show-details="true"/>
                <table:data-pilot-member table:name="40220" table:display="true" table:show-details="true"/>
                <table:data-pilot-member table:name="40230" table:display="true" table:show-details="true"/>
                <table:data-pilot-member table:name="40249" table:display="true" table:show-details="true"/>
                <table:data-pilot-member table:name="40262" table:display="true" table:show-details="true"/>
                <table:data-pilot-member table:name="40266" table:display="true" table:show-details="true"/>
                <table:data-pilot-member table:name="40275" table:display="true" table:show-details="true"/>
                <table:data-pilot-member table:name="40279" table:display="true" table:show-details="true"/>
                <table:data-pilot-member table:name="40290" table:display="true" table:show-details="true"/>
                <table:data-pilot-member table:name="40292" table:display="true" table:show-details="true"/>
                <table:data-pilot-member table:name="40295" table:display="true" table:show-details="true"/>
                <table:data-pilot-member table:name="40299" table:display="true" table:show-details="true"/>
                <table:data-pilot-member table:name="40305" table:display="true" table:show-details="true"/>
                <table:data-pilot-member table:name="40309" table:display="true" table:show-details="true"/>
                <table:data-pilot-member table:name="40313" table:display="true" table:show-details="true"/>
                <table:data-pilot-member table:name="40327" table:display="true" table:show-details="true"/>
                <table:data-pilot-member table:name="40348" table:display="true" table:show-details="true"/>
                <table:data-pilot-member table:name="40349" table:display="true" table:show-details="true"/>
                <table:data-pilot-member table:name="40357" table:display="true" table:show-details="true"/>
                <table:data-pilot-member table:name="40363" table:display="true" table:show-details="true"/>
                <table:data-pilot-member table:name="40368" table:display="true" table:show-details="true"/>
                <table:data-pilot-member table:name="40378" table:display="true" table:show-details="true"/>
                <table:data-pilot-member table:name="40392" table:display="true" table:show-details="true"/>
                <table:data-pilot-member table:name="40396" table:display="true" table:show-details="true"/>
                <table:data-pilot-member table:name="40400" table:display="true" table:show-details="true"/>
                <table:data-pilot-member table:name="40402" table:display="true" table:show-details="true"/>
                <table:data-pilot-member table:name="40412" table:display="true" table:show-details="true"/>
                <table:data-pilot-member table:name="40415" table:display="true" table:show-details="true"/>
                <table:data-pilot-member table:name="40418" table:display="true" table:show-details="true"/>
                <table:data-pilot-member table:name="40435" table:display="true" table:show-details="true"/>
                <table:data-pilot-member table:name="40437" table:display="true" table:show-details="true"/>
                <table:data-pilot-member table:name="40443" table:display="true" table:show-details="true"/>
                <table:data-pilot-member table:name="40444" table:display="true" table:show-details="true"/>
                <table:data-pilot-member table:name="40448" table:display="true" table:show-details="true"/>
                <table:data-pilot-member table:name="40469" table:display="true" table:show-details="true"/>
                <table:data-pilot-member table:name="40489" table:display="true" table:show-details="true"/>
                <table:data-pilot-member table:name="40490" table:display="true" table:show-details="true"/>
                <table:data-pilot-member table:name="40502" table:display="true" table:show-details="true"/>
                <table:data-pilot-member table:name="40504" table:display="true" table:show-details="true"/>
                <table:data-pilot-member table:name="40505" table:display="true" table:show-details="true"/>
                <table:data-pilot-member table:name="40507" table:display="true" table:show-details="true"/>
                <table:data-pilot-member table:name="40518" table:display="true" table:show-details="true"/>
                <table:data-pilot-member table:name="40526" table:display="true" table:show-details="true"/>
                <table:data-pilot-member table:name="40529" table:display="true" table:show-details="true"/>
                <table:data-pilot-member table:name="40549" table:display="true" table:show-details="true"/>
                <table:data-pilot-member table:name="40550" table:display="true" table:show-details="true"/>
                <table:data-pilot-member table:name="40564" table:display="true" table:show-details="true"/>
                <table:data-pilot-member table:name="40594" table:display="true" table:show-details="true"/>
                <table:data-pilot-member table:name="40608" table:display="true" table:show-details="true"/>
                <table:data-pilot-member table:name="40618" table:display="true" table:show-details="true"/>
                <table:data-pilot-member table:name="40622" table:display="true" table:show-details="true"/>
                <table:data-pilot-member table:name="40627" table:display="true" table:show-details="true"/>
                <table:data-pilot-member table:name="40633" table:display="true" table:show-details="true"/>
                <table:data-pilot-member table:name="40645" table:display="true" table:show-details="true"/>
                <table:data-pilot-member table:name="40652" table:display="true" table:show-details="true"/>
                <table:data-pilot-member table:name="40661" table:display="true" table:show-details="true"/>
                <table:data-pilot-member table:name="40665" table:display="true" table:show-details="true"/>
                <table:data-pilot-member table:name="40670" table:display="true" table:show-details="true"/>
                <table:data-pilot-member table:name="40685" table:display="true" table:show-details="true"/>
                <table:data-pilot-member table:name="40693" table:display="true" table:show-details="true"/>
                <table:data-pilot-member table:name="40708" table:display="true" table:show-details="true"/>
                <table:data-pilot-member table:name="40713" table:display="true" table:show-details="true"/>
                <table:data-pilot-member table:name="40717" table:display="true" table:show-details="true"/>
                <table:data-pilot-member table:name="40722" table:display="true" table:show-details="true"/>
                <table:data-pilot-member table:name="40725" table:display="true" table:show-details="true"/>
                <table:data-pilot-member table:name="40737" table:display="true" table:show-details="true"/>
                <table:data-pilot-member table:name="40739" table:display="true" table:show-details="true"/>
                <table:data-pilot-member table:name="40741" table:display="true" table:show-details="true"/>
                <table:data-pilot-member table:name="40747" table:display="true" table:show-details="true"/>
                <table:data-pilot-member table:name="40751" table:display="true" table:show-details="true"/>
                <table:data-pilot-member table:name="40754" table:display="true" table:show-details="true"/>
                <table:data-pilot-member table:name="40759" table:display="true" table:show-details="true"/>
                <table:data-pilot-member table:name="40763" table:display="true" table:show-details="true"/>
                <table:data-pilot-member table:name="40768" table:display="true" table:show-details="true"/>
                <table:data-pilot-member table:name="40787" table:display="true" table:show-details="true"/>
                <table:data-pilot-member table:name="40799" table:display="true" table:show-details="true"/>
                <table:data-pilot-member table:name="40800" table:display="true" table:show-details="true"/>
                <table:data-pilot-member table:name="40825" table:display="true" table:show-details="true"/>
                <table:data-pilot-member table:name="40849" table:display="true" table:show-details="true"/>
                <table:data-pilot-member table:name="40863" table:display="true" table:show-details="true"/>
                <table:data-pilot-member table:name="40869" table:display="true" table:show-details="true"/>
                <table:data-pilot-member table:name="40871" table:display="true" table:show-details="true"/>
                <table:data-pilot-member table:name="40872" table:display="true" table:show-details="true"/>
                <table:data-pilot-member table:name="40884" table:display="true" table:show-details="true"/>
                <table:data-pilot-member table:name="40893" table:display="true" table:show-details="true"/>
                <table:data-pilot-member table:name="40895" table:display="true" table:show-details="true"/>
                <table:data-pilot-member table:name="40897" table:display="true" table:show-details="true"/>
                <table:data-pilot-member table:name="40907" table:display="true" table:show-details="true"/>
                <table:data-pilot-member table:name="40908" table:display="true" table:show-details="true"/>
                <table:data-pilot-member table:name="40925" table:display="true" table:show-details="true"/>
                <table:data-pilot-member table:name="40929" table:display="true" table:show-details="true"/>
                <table:data-pilot-member table:name="40948" table:display="true" table:show-details="true"/>
                <table:data-pilot-member table:name="40957" table:display="true" table:show-details="true"/>
                <table:data-pilot-member table:name="40958" table:display="true" table:show-details="true"/>
                <table:data-pilot-member table:name="40959" table:display="true" table:show-details="true"/>
                <table:data-pilot-member table:name="40961" table:display="true" table:show-details="true"/>
                <table:data-pilot-member table:name="40989" table:display="true" table:show-details="true"/>
                <table:data-pilot-member table:name="41001" table:display="true" table:show-details="true"/>
                <table:data-pilot-member table:name="41023" table:display="true" table:show-details="true"/>
                <table:data-pilot-member table:name="41031" table:display="true" table:show-details="true"/>
                <table:data-pilot-member table:name="41044" table:display="true" table:show-details="true"/>
                <table:data-pilot-member table:name="41061" table:display="true" table:show-details="true"/>
                <table:data-pilot-member table:name="41069" table:display="true" table:show-details="true"/>
                <table:data-pilot-member table:name="41070" table:display="true" table:show-details="true"/>
                <table:data-pilot-member table:name="41075" table:display="true" table:show-details="true"/>
                <table:data-pilot-member table:name="41079" table:display="true" table:show-details="true"/>
                <table:data-pilot-member table:name="41144" table:display="true" table:show-details="true"/>
                <table:data-pilot-member table:name="41146" table:display="true" table:show-details="true"/>
                <table:data-pilot-member table:name="41159" table:display="true" table:show-details="true"/>
                <table:data-pilot-member table:name="41164" table:display="true" table:show-details="true"/>
                <table:data-pilot-member table:name="41176" table:display="true" table:show-details="true"/>
                <table:data-pilot-member table:name="41186" table:display="true" table:show-details="true"/>
                <table:data-pilot-member table:name="41196" table:display="true" table:show-details="true"/>
                <table:data-pilot-member table:name="41204" table:display="true" table:show-details="true"/>
                <table:data-pilot-member table:name="41214" table:display="true" table:show-details="true"/>
                <table:data-pilot-member table:name="41216" table:display="true" table:show-details="true"/>
                <table:data-pilot-member table:name="41228" table:display="true" table:show-details="true"/>
                <table:data-pilot-member table:name="41236" table:display="true" table:show-details="true"/>
                <table:data-pilot-member table:name="41267" table:display="true" table:show-details="true"/>
                <table:data-pilot-member table:name="41279" table:display="true" table:show-details="true"/>
                <table:data-pilot-member table:name="41281" table:display="true" table:show-details="true"/>
                <table:data-pilot-member table:name="41283" table:display="true" table:show-details="true"/>
                <table:data-pilot-member table:name="41284" table:display="true" table:show-details="true"/>
                <table:data-pilot-member table:name="41292" table:display="true" table:show-details="true"/>
                <table:data-pilot-member table:name="41295" table:display="true" table:show-details="true"/>
                <table:data-pilot-member table:name="41296" table:display="true" table:show-details="true"/>
                <table:data-pilot-member table:name="41298" table:display="true" table:show-details="true"/>
                <table:data-pilot-member table:name="41304" table:display="true" table:show-details="true"/>
                <table:data-pilot-member table:name="41305" table:display="true" table:show-details="true"/>
                <table:data-pilot-member table:name="41310" table:display="true" table:show-details="true"/>
                <table:data-pilot-member table:name="41326" table:display="true" table:show-details="true"/>
                <table:data-pilot-member table:name="41328" table:display="true" table:show-details="true"/>
                <table:data-pilot-member table:name="41371" table:display="true" table:show-details="true"/>
                <table:data-pilot-member table:name="41382" table:display="true" table:show-details="true"/>
                <table:data-pilot-member table:name="41383" table:display="true" table:show-details="true"/>
                <table:data-pilot-member table:name="41398" table:display="true" table:show-details="true"/>
                <table:data-pilot-member table:name="41399" table:display="true" table:show-details="true"/>
                <table:data-pilot-member table:name="41421" table:display="true" table:show-details="true"/>
                <table:data-pilot-member table:name="41422" table:display="true" table:show-details="true"/>
                <table:data-pilot-member table:name="41445" table:display="true" table:show-details="true"/>
                <table:data-pilot-member table:name="41464" table:display="true" table:show-details="true"/>
                <table:data-pilot-member table:name="41469" table:display="true" table:show-details="true"/>
                <table:data-pilot-member table:name="41470" table:display="true" table:show-details="true"/>
                <table:data-pilot-member table:name="41471" table:display="true" table:show-details="true"/>
                <table:data-pilot-member table:name="41477" table:display="true" table:show-details="true"/>
                <table:data-pilot-member table:name="41486" table:display="true" table:show-details="true"/>
                <table:data-pilot-member table:name="41491" table:display="true" table:show-details="true"/>
                <table:data-pilot-member table:name="41493" table:display="true" table:show-details="true"/>
                <table:data-pilot-member table:name="41499" table:display="true" table:show-details="true"/>
                <table:data-pilot-member table:name="41502" table:display="true" table:show-details="true"/>
                <table:data-pilot-member table:name="41514" table:display="true" table:show-details="true"/>
                <table:data-pilot-member table:name="41517" table:display="true" table:show-details="true"/>
                <table:data-pilot-member table:name="41524" table:display="true" table:show-details="true"/>
                <table:data-pilot-member table:name="41531" table:display="true" table:show-details="true"/>
                <table:data-pilot-member table:name="41533" table:display="true" table:show-details="true"/>
                <table:data-pilot-member table:name="41545" table:display="true" table:show-details="true"/>
                <table:data-pilot-member table:name="41554" table:display="true" table:show-details="true"/>
                <table:data-pilot-member table:name="41559" table:display="true" table:show-details="true"/>
                <table:data-pilot-member table:name="41561" table:display="true" table:show-details="true"/>
                <table:data-pilot-member table:name="41562" table:display="true" table:show-details="true"/>
                <table:data-pilot-member table:name="41592" table:display="true" table:show-details="true"/>
                <table:data-pilot-member table:name="41593" table:display="true" table:show-details="true"/>
                <table:data-pilot-member table:name="41595" table:display="true" table:show-details="true"/>
                <table:data-pilot-member table:name="41601" table:display="true" table:show-details="true"/>
                <table:data-pilot-member table:name="41602" table:display="true" table:show-details="true"/>
                <table:data-pilot-member table:name="41610" table:display="true" table:show-details="true"/>
                <table:data-pilot-member table:name="41616" table:display="true" table:show-details="true"/>
                <table:data-pilot-member table:name="41619" table:display="true" table:show-details="true"/>
                <table:data-pilot-member table:name="41620" table:display="true" table:show-details="true"/>
                <table:data-pilot-member table:name="41644" table:display="true" table:show-details="true"/>
                <table:data-pilot-member table:name="41648" table:display="true" table:show-details="true"/>
                <table:data-pilot-member table:name="41662" table:display="true" table:show-details="true"/>
                <table:data-pilot-member table:name="41668" table:display="true" table:show-details="true"/>
                <table:data-pilot-member table:name="41678" table:display="true" table:show-details="true"/>
                <table:data-pilot-member table:name="41680" table:display="true" table:show-details="true"/>
                <table:data-pilot-member table:name="41681" table:display="true" table:show-details="true"/>
                <table:data-pilot-member table:name="41683" table:display="true" table:show-details="true"/>
                <table:data-pilot-member table:name="41690" table:display="true" table:show-details="true"/>
                <table:data-pilot-member table:name="41691" table:display="true" table:show-details="true"/>
                <table:data-pilot-member table:name="41695" table:display="true" table:show-details="true"/>
                <table:data-pilot-member table:name="41697" table:display="true" table:show-details="true"/>
                <table:data-pilot-member table:name="41698" table:display="true" table:show-details="true"/>
                <table:data-pilot-member table:name="41703" table:display="true" table:show-details="true"/>
                <table:data-pilot-member table:name="41705" table:display="true" table:show-details="true"/>
                <table:data-pilot-member table:name="41716" table:display="true" table:show-details="true"/>
                <table:data-pilot-member table:name="41721" table:display="true" table:show-details="true"/>
                <table:data-pilot-member table:name="41724" table:display="true" table:show-details="true"/>
                <table:data-pilot-member table:name="41733" table:display="true" table:show-details="true"/>
                <table:data-pilot-member table:name="41754" table:display="true" table:show-details="true"/>
                <table:data-pilot-member table:name="41773" table:display="true" table:show-details="true"/>
                <table:data-pilot-member table:name="41775" table:display="true" table:show-details="true"/>
                <table:data-pilot-member table:name="41778" table:display="true" table:show-details="true"/>
                <table:data-pilot-member table:name="41781" table:display="true" table:show-details="true"/>
                <table:data-pilot-member table:name="41788" table:display="true" table:show-details="true"/>
                <table:data-pilot-member table:name="41795" table:display="true" table:show-details="true"/>
                <table:data-pilot-member table:name="41803" table:display="true" table:show-details="true"/>
                <table:data-pilot-member table:name="41805" table:display="true" table:show-details="true"/>
                <table:data-pilot-member table:name="41814" table:display="true" table:show-details="true"/>
                <table:data-pilot-member table:name="41828" table:display="true" table:show-details="true"/>
                <table:data-pilot-member table:name="41835" table:display="true" table:show-details="true"/>
                <table:data-pilot-member table:name="41848" table:display="true" table:show-details="true"/>
                <table:data-pilot-member table:name="41861" table:display="true" table:show-details="true"/>
                <table:data-pilot-member table:name="41875" table:display="true" table:show-details="true"/>
                <table:data-pilot-member table:name="41886" table:display="true" table:show-details="true"/>
                <table:data-pilot-member table:name="41888" table:display="true" table:show-details="true"/>
                <table:data-pilot-member table:name="41890" table:display="true" table:show-details="true"/>
                <table:data-pilot-member table:name="41896" table:display="true" table:show-details="true"/>
                <table:data-pilot-member table:name="41907" table:display="true" table:show-details="true"/>
                <table:data-pilot-member table:name="41908" table:display="true" table:show-details="true"/>
                <table:data-pilot-member table:name="41918" table:display="true" table:show-details="true"/>
                <table:data-pilot-member table:name="41933" table:display="true" table:show-details="true"/>
                <table:data-pilot-member table:name="41938" table:display="true" table:show-details="true"/>
                <table:data-pilot-member table:name="41944" table:display="true" table:show-details="true"/>
                <table:data-pilot-member table:name="41947" table:display="true" table:show-details="true"/>
                <table:data-pilot-member table:name="41958" table:display="true" table:show-details="true"/>
                <table:data-pilot-member table:name="41977" table:display="true" table:show-details="true"/>
                <table:data-pilot-member table:name="41983" table:display="true" table:show-details="true"/>
                <table:data-pilot-member table:name="41993" table:display="true" table:show-details="true"/>
                <table:data-pilot-member table:name="41998" table:display="true" table:show-details="true"/>
                <table:data-pilot-member table:name="42018" table:display="true" table:show-details="true"/>
                <table:data-pilot-member table:name="42021" table:display="true" table:show-details="true"/>
                <table:data-pilot-member table:name="42031" table:display="true" table:show-details="true"/>
                <table:data-pilot-member table:name="42032" table:display="true" table:show-details="true"/>
                <table:data-pilot-member table:name="42046" table:display="true" table:show-details="true"/>
                <table:data-pilot-member table:name="42054" table:display="true" table:show-details="true"/>
                <table:data-pilot-member table:name="42060" table:display="true" table:show-details="true"/>
                <table:data-pilot-member table:name="42074" table:display="true" table:show-details="true"/>
                <table:data-pilot-member table:name="42075" table:display="true" table:show-details="true"/>
                <table:data-pilot-member table:name="42081" table:display="true" table:show-details="true"/>
                <table:data-pilot-member table:name="42083" table:display="true" table:show-details="true"/>
                <table:data-pilot-member table:name="42086" table:display="true" table:show-details="true"/>
                <table:data-pilot-member table:name="42087" table:display="true" table:show-details="true"/>
                <table:data-pilot-member table:name="42108" table:display="true" table:show-details="true"/>
                <table:data-pilot-member table:name="42120" table:display="true" table:show-details="true"/>
                <table:data-pilot-member table:name="42128" table:display="true" table:show-details="true"/>
                <table:data-pilot-member table:name="42132" table:display="true" table:show-details="true"/>
                <table:data-pilot-member table:name="42135" table:display="true" table:show-details="true"/>
                <table:data-pilot-member table:name="42153" table:display="true" table:show-details="true"/>
                <table:data-pilot-member table:name="42161" table:display="true" table:show-details="true"/>
                <table:data-pilot-member table:name="42165" table:display="true" table:show-details="true"/>
                <table:data-pilot-member table:name="42173" table:display="true" table:show-details="true"/>
                <table:data-pilot-member table:name="42178" table:display="true" table:show-details="true"/>
                <table:data-pilot-member table:name="42179" table:display="true" table:show-details="true"/>
                <table:data-pilot-member table:name="42183" table:display="true" table:show-details="true"/>
                <table:data-pilot-member table:name="42186" table:display="true" table:show-details="true"/>
                <table:data-pilot-member table:name="42187" table:display="true" table:show-details="true"/>
                <table:data-pilot-member table:name="42188" table:display="true" table:show-details="true"/>
                <table:data-pilot-member table:name="42193" table:display="true" table:show-details="true"/>
                <table:data-pilot-member table:name="42198" table:display="true" table:show-details="true"/>
                <table:data-pilot-member table:name="42200" table:display="true" table:show-details="true"/>
                <table:data-pilot-member table:name="42201" table:display="true" table:show-details="true"/>
                <table:data-pilot-member table:name="42204" table:display="true" table:show-details="true"/>
                <table:data-pilot-member table:name="42208" table:display="true" table:show-details="true"/>
                <table:data-pilot-member table:name="42211" table:display="true" table:show-details="true"/>
                <table:data-pilot-member table:name="42218" table:display="true" table:show-details="true"/>
                <table:data-pilot-member table:name="42222" table:display="true" table:show-details="true"/>
                <table:data-pilot-member table:name="42225" table:display="true" table:show-details="true"/>
                <table:data-pilot-member table:name="42226" table:display="true" table:show-details="true"/>
                <table:data-pilot-member table:name="42229" table:display="true" table:show-details="true"/>
                <table:data-pilot-member table:name="42230" table:display="true" table:show-details="true"/>
                <table:data-pilot-member table:name="42233" table:display="true" table:show-details="true"/>
                <table:data-pilot-member table:name="42240" table:display="true" table:show-details="true"/>
                <table:data-pilot-member table:name="42242" table:display="true" table:show-details="true"/>
                <table:data-pilot-member table:name="42248" table:display="true" table:show-details="true"/>
                <table:data-pilot-member table:name="42254" table:display="true" table:show-details="true"/>
                <table:data-pilot-member table:name="42259" table:display="true" table:show-details="true"/>
                <table:data-pilot-member table:name="42260" table:display="true" table:show-details="true"/>
                <table:data-pilot-member table:name="42264" table:display="true" table:show-details="true"/>
                <table:data-pilot-member table:name="42266" table:display="true" table:show-details="true"/>
                <table:data-pilot-member table:name="42287" table:display="true" table:show-details="true"/>
                <table:data-pilot-member table:name="42290" table:display="true" table:show-details="true"/>
                <table:data-pilot-member table:name="42304" table:display="true" table:show-details="true"/>
                <table:data-pilot-member table:name="42307" table:display="true" table:show-details="true"/>
                <table:data-pilot-member table:name="42309" table:display="true" table:show-details="true"/>
                <table:data-pilot-member table:name="42320" table:display="true" table:show-details="true"/>
                <table:data-pilot-member table:name="42322" table:display="true" table:show-details="true"/>
                <table:data-pilot-member table:name="42339" table:display="true" table:show-details="true"/>
                <table:data-pilot-member table:name="42345" table:display="true" table:show-details="true"/>
                <table:data-pilot-member table:name="42346" table:display="true" table:show-details="true"/>
                <table:data-pilot-member table:name="42355" table:display="true" table:show-details="true"/>
                <table:data-pilot-member table:name="42359" table:display="true" table:show-details="true"/>
                <table:data-pilot-member table:name="42364" table:display="true" table:show-details="true"/>
                <table:data-pilot-member table:name="42371" table:display="true" table:show-details="true"/>
                <table:data-pilot-member table:name="42376" table:display="true" table:show-details="true"/>
                <table:data-pilot-member table:name="42381" table:display="true" table:show-details="true"/>
                <table:data-pilot-member table:name="42386" table:display="true" table:show-details="true"/>
                <table:data-pilot-member table:name="42394" table:display="true" table:show-details="true"/>
                <table:data-pilot-member table:name="42419" table:display="true" table:show-details="true"/>
                <table:data-pilot-member table:name="42424" table:display="true" table:show-details="true"/>
                <table:data-pilot-member table:name="42435" table:display="true" table:show-details="true"/>
                <table:data-pilot-member table:name="42463" table:display="true" table:show-details="true"/>
                <table:data-pilot-member table:name="42464" table:display="true" table:show-details="true"/>
                <table:data-pilot-member table:name="42465" table:display="true" table:show-details="true"/>
                <table:data-pilot-member table:name="42476" table:display="true" table:show-details="true"/>
                <table:data-pilot-member table:name="42486" table:display="true" table:show-details="true"/>
                <table:data-pilot-member table:name="42487" table:display="true" table:show-details="true"/>
                <table:data-pilot-member table:name="42489" table:display="true" table:show-details="true"/>
                <table:data-pilot-member table:name="42498" table:display="true" table:show-details="true"/>
                <table:data-pilot-member table:name="42501" table:display="true" table:show-details="true"/>
                <table:data-pilot-member table:name="42505" table:display="true" table:show-details="true"/>
                <table:data-pilot-member table:name="42517" table:display="true" table:show-details="true"/>
                <table:data-pilot-member table:name="42525" table:display="true" table:show-details="true"/>
                <table:data-pilot-member table:name="42534" table:display="true" table:show-details="true"/>
                <table:data-pilot-member table:name="42537" table:display="true" table:show-details="true"/>
                <table:data-pilot-member table:name="42552" table:display="true" table:show-details="true"/>
                <table:data-pilot-member table:name="42570" table:display="true" table:show-details="true"/>
                <table:data-pilot-member table:name="42572" table:display="true" table:show-details="true"/>
                <table:data-pilot-member table:name="42586" table:display="true" table:show-details="true"/>
                <table:data-pilot-member table:name="42592" table:display="true" table:show-details="true"/>
                <table:data-pilot-member table:name="42594" table:display="true" table:show-details="true"/>
                <table:data-pilot-member table:name="42599" table:display="true" table:show-details="true"/>
                <table:data-pilot-member table:name="42612" table:display="true" table:show-details="true"/>
                <table:data-pilot-member table:name="42618" table:display="true" table:show-details="true"/>
                <table:data-pilot-member table:name="42623" table:display="true" table:show-details="true"/>
                <table:data-pilot-member table:name="42632" table:display="true" table:show-details="true"/>
                <table:data-pilot-member table:name="42640" table:display="true" table:show-details="true"/>
                <table:data-pilot-member table:name="42643" table:display="true" table:show-details="true"/>
                <table:data-pilot-member table:name="42648" table:display="true" table:show-details="true"/>
                <table:data-pilot-member table:name="42651" table:display="true" table:show-details="true"/>
                <table:data-pilot-member table:name="42658" table:display="true" table:show-details="true"/>
                <table:data-pilot-member table:name="42690" table:display="true" table:show-details="true"/>
                <table:data-pilot-member table:name="42699" table:display="true" table:show-details="true"/>
                <table:data-pilot-member table:name="42706" table:display="true" table:show-details="true"/>
                <table:data-pilot-member table:name="42713" table:display="true" table:show-details="true"/>
                <table:data-pilot-member table:name="42727" table:display="true" table:show-details="true"/>
                <table:data-pilot-member table:name="42748" table:display="true" table:show-details="true"/>
                <table:data-pilot-member table:name="42772" table:display="true" table:show-details="true"/>
                <table:data-pilot-member table:name="42773" table:display="true" table:show-details="true"/>
                <table:data-pilot-member table:name="42777" table:display="true" table:show-details="true"/>
                <table:data-pilot-member table:name="42780" table:display="true" table:show-details="true"/>
                <table:data-pilot-member table:name="42781" table:display="true" table:show-details="true"/>
                <table:data-pilot-member table:name="42792" table:display="true" table:show-details="true"/>
                <table:data-pilot-member table:name="42794" table:display="true" table:show-details="true"/>
                <table:data-pilot-member table:name="42807" table:display="true" table:show-details="true"/>
                <table:data-pilot-member table:name="42809" table:display="true" table:show-details="true"/>
                <table:data-pilot-member table:name="42814" table:display="true" table:show-details="true"/>
                <table:data-pilot-member table:name="42825" table:display="true" table:show-details="true"/>
                <table:data-pilot-member table:name="42828" table:display="true" table:show-details="true"/>
                <table:data-pilot-member table:name="42832" table:display="true" table:show-details="true"/>
                <table:data-pilot-member table:name="42844" table:display="true" table:show-details="true"/>
                <table:data-pilot-member table:name="42846" table:display="true" table:show-details="true"/>
                <table:data-pilot-member table:name="42848" table:display="true" table:show-details="true"/>
                <table:data-pilot-member table:name="42852" table:display="true" table:show-details="true"/>
                <table:data-pilot-member table:name="42853" table:display="true" table:show-details="true"/>
                <table:data-pilot-member table:name="42860" table:display="true" table:show-details="true"/>
                <table:data-pilot-member table:name="42864" table:display="true" table:show-details="true"/>
                <table:data-pilot-member table:name="42872" table:display="true" table:show-details="true"/>
                <table:data-pilot-member table:name="42880" table:display="true" table:show-details="true"/>
                <table:data-pilot-member table:name="42900" table:display="true" table:show-details="true"/>
                <table:data-pilot-member table:name="42926" table:display="true" table:show-details="true"/>
                <table:data-pilot-member table:name="42934" table:display="true" table:show-details="true"/>
                <table:data-pilot-member table:name="42940" table:display="true" table:show-details="true"/>
                <table:data-pilot-member table:name="42944" table:display="true" table:show-details="true"/>
                <table:data-pilot-member table:name="42950" table:display="true" table:show-details="true"/>
                <table:data-pilot-member table:name="42961" table:display="true" table:show-details="true"/>
                <table:data-pilot-member table:name="42988" table:display="true" table:show-details="true"/>
                <table:data-pilot-member table:name="43042" table:display="true" table:show-details="true"/>
                <table:data-pilot-member table:name="43047" table:display="true" table:show-details="true"/>
                <table:data-pilot-member table:name="43051" table:display="true" table:show-details="true"/>
                <table:data-pilot-member table:name="43068" table:display="true" table:show-details="true"/>
                <table:data-pilot-member table:name="43078" table:display="true" table:show-details="true"/>
                <table:data-pilot-member table:name="43098" table:display="true" table:show-details="true"/>
                <table:data-pilot-member table:name="43105" table:display="true" table:show-details="true"/>
                <table:data-pilot-member table:name="43115" table:display="true" table:show-details="true"/>
                <table:data-pilot-member table:name="43129" table:display="true" table:show-details="true"/>
                <table:data-pilot-member table:name="43138" table:display="true" table:show-details="true"/>
                <table:data-pilot-member table:name="43144" table:display="true" table:show-details="true"/>
                <table:data-pilot-member table:name="43148" table:display="true" table:show-details="true"/>
                <table:data-pilot-member table:name="43167" table:display="true" table:show-details="true"/>
                <table:data-pilot-member table:name="43170" table:display="true" table:show-details="true"/>
                <table:data-pilot-member table:name="43172" table:display="true" table:show-details="true"/>
                <table:data-pilot-member table:name="43199" table:display="true" table:show-details="true"/>
                <table:data-pilot-member table:name="43201" table:display="true" table:show-details="true"/>
                <table:data-pilot-member table:name="43214" table:display="true" table:show-details="true"/>
                <table:data-pilot-member table:name="43222" table:display="true" table:show-details="true"/>
                <table:data-pilot-member table:name="43241" table:display="true" table:show-details="true"/>
                <table:data-pilot-member table:name="43247" table:display="true" table:show-details="true"/>
                <table:data-pilot-member table:name="43273" table:display="true" table:show-details="true"/>
                <table:data-pilot-member table:name="43275" table:display="true" table:show-details="true"/>
                <table:data-pilot-member table:name="43276" table:display="true" table:show-details="true"/>
                <table:data-pilot-member table:name="43278" table:display="true" table:show-details="true"/>
                <table:data-pilot-member table:name="43280" table:display="true" table:show-details="true"/>
                <table:data-pilot-member table:name="43300" table:display="true" table:show-details="true"/>
                <table:data-pilot-member table:name="43303" table:display="true" table:show-details="true"/>
                <table:data-pilot-member table:name="43306" table:display="true" table:show-details="true"/>
                <table:data-pilot-member table:name="43308" table:display="true" table:show-details="true"/>
                <table:data-pilot-member table:name="43309" table:display="true" table:show-details="true"/>
                <table:data-pilot-member table:name="43337" table:display="true" table:show-details="true"/>
                <table:data-pilot-member table:name="43351" table:display="true" table:show-details="true"/>
                <table:data-pilot-member table:name="43356" table:display="true" table:show-details="true"/>
                <table:data-pilot-member table:name="43361" table:display="true" table:show-details="true"/>
                <table:data-pilot-member table:name="43373" table:display="true" table:show-details="true"/>
                <table:data-pilot-member table:name="43377" table:display="true" table:show-details="true"/>
                <table:data-pilot-member table:name="43385" table:display="true" table:show-details="true"/>
                <table:data-pilot-member table:name="43388" table:display="true" table:show-details="true"/>
                <table:data-pilot-member table:name="43393" table:display="true" table:show-details="true"/>
                <table:data-pilot-member table:name="43394" table:display="true" table:show-details="true"/>
                <table:data-pilot-member table:name="43396" table:display="true" table:show-details="true"/>
                <table:data-pilot-member table:name="43402" table:display="true" table:show-details="true"/>
                <table:data-pilot-member table:name="43403" table:display="true" table:show-details="true"/>
                <table:data-pilot-member table:name="43405" table:display="true" table:show-details="true"/>
                <table:data-pilot-member table:name="43408" table:display="true" table:show-details="true"/>
                <table:data-pilot-member table:name="43423" table:display="true" table:show-details="true"/>
                <table:data-pilot-member table:name="43431" table:display="true" table:show-details="true"/>
                <table:data-pilot-member table:name="43436" table:display="true" table:show-details="true"/>
                <table:data-pilot-member table:name="43440" table:display="true" table:show-details="true"/>
                <table:data-pilot-member table:name="43443" table:display="true" table:show-details="true"/>
                <table:data-pilot-member table:name="43464" table:display="true" table:show-details="true"/>
                <table:data-pilot-member table:name="43466" table:display="true" table:show-details="true"/>
                <table:data-pilot-member table:name="43471" table:display="true" table:show-details="true"/>
                <table:data-pilot-member table:name="43479" table:display="true" table:show-details="true"/>
                <table:data-pilot-member table:name="43486" table:display="true" table:show-details="true"/>
                <table:data-pilot-member table:name="43498" table:display="true" table:show-details="true"/>
                <table:data-pilot-member table:name="43501" table:display="true" table:show-details="true"/>
                <table:data-pilot-member table:name="43510" table:display="true" table:show-details="true"/>
                <table:data-pilot-member table:name="43519" table:display="true" table:show-details="true"/>
                <table:data-pilot-member table:name="43521" table:display="true" table:show-details="true"/>
                <table:data-pilot-member table:name="43523" table:display="true" table:show-details="true"/>
                <table:data-pilot-member table:name="43550" table:display="true" table:show-details="true"/>
                <table:data-pilot-member table:name="43552" table:display="true" table:show-details="true"/>
                <table:data-pilot-member table:name="43553" table:display="true" table:show-details="true"/>
                <table:data-pilot-member table:name="43569" table:display="true" table:show-details="true"/>
                <table:data-pilot-member table:name="43571" table:display="true" table:show-details="true"/>
                <table:data-pilot-member table:name="43588" table:display="true" table:show-details="true"/>
                <table:data-pilot-member table:name="43607" table:display="true" table:show-details="true"/>
                <table:data-pilot-member table:name="43609" table:display="true" table:show-details="true"/>
                <table:data-pilot-member table:name="43613" table:display="true" table:show-details="true"/>
                <table:data-pilot-member table:name="43626" table:display="true" table:show-details="true"/>
                <table:data-pilot-member table:name="43627" table:display="true" table:show-details="true"/>
                <table:data-pilot-member table:name="43635" table:display="true" table:show-details="true"/>
                <table:data-pilot-member table:name="43641" table:display="true" table:show-details="true"/>
                <table:data-pilot-member table:name="43644" table:display="true" table:show-details="true"/>
                <table:data-pilot-member table:name="43653" table:display="true" table:show-details="true"/>
                <table:data-pilot-member table:name="43660" table:display="true" table:show-details="true"/>
                <table:data-pilot-member table:name="43663" table:display="true" table:show-details="true"/>
                <table:data-pilot-member table:name="43665" table:display="true" table:show-details="true"/>
                <table:data-pilot-member table:name="43670" table:display="true" table:show-details="true"/>
                <table:data-pilot-member table:name="43673" table:display="true" table:show-details="true"/>
                <table:data-pilot-member table:name="43676" table:display="true" table:show-details="true"/>
                <table:data-pilot-member table:name="43685" table:display="true" table:show-details="true"/>
                <table:data-pilot-member table:name="43686" table:display="true" table:show-details="true"/>
                <table:data-pilot-member table:name="43702" table:display="true" table:show-details="true"/>
                <table:data-pilot-member table:name="43710" table:display="true" table:show-details="true"/>
                <table:data-pilot-member table:name="43735" table:display="true" table:show-details="true"/>
                <table:data-pilot-member table:name="43736" table:display="true" table:show-details="true"/>
                <table:data-pilot-member table:name="43747" table:display="true" table:show-details="true"/>
                <table:data-pilot-member table:name="43751" table:display="true" table:show-details="true"/>
                <table:data-pilot-member table:name="43752" table:display="true" table:show-details="true"/>
                <table:data-pilot-member table:name="43754" table:display="true" table:show-details="true"/>
                <table:data-pilot-member table:name="43755" table:display="true" table:show-details="true"/>
                <table:data-pilot-member table:name="43762" table:display="true" table:show-details="true"/>
                <table:data-pilot-member table:name="43764" table:display="true" table:show-details="true"/>
                <table:data-pilot-member table:name="43782" table:display="true" table:show-details="true"/>
                <table:data-pilot-member table:name="43803" table:display="true" table:show-details="true"/>
                <table:data-pilot-member table:name="43826" table:display="true" table:show-details="true"/>
                <table:data-pilot-member table:name="43835" table:display="true" table:show-details="true"/>
                <table:data-pilot-member table:name="43848" table:display="true" table:show-details="true"/>
                <table:data-pilot-member table:name="43855" table:display="true" table:show-details="true"/>
                <table:data-pilot-member table:name="43857" table:display="true" table:show-details="true"/>
                <table:data-pilot-member table:name="43872" table:display="true" table:show-details="true"/>
                <table:data-pilot-member table:name="43873" table:display="true" table:show-details="true"/>
                <table:data-pilot-member table:name="43890" table:display="true" table:show-details="true"/>
                <table:data-pilot-member table:name="43892" table:display="true" table:show-details="true"/>
                <table:data-pilot-member table:name="43896" table:display="true" table:show-details="true"/>
                <table:data-pilot-member table:name="43900" table:display="true" table:show-details="true"/>
                <table:data-pilot-member table:name="43907" table:display="true" table:show-details="true"/>
                <table:data-pilot-member table:name="43912" table:display="true" table:show-details="true"/>
                <table:data-pilot-member table:name="43919" table:display="true" table:show-details="true"/>
                <table:data-pilot-member table:name="43922" table:display="true" table:show-details="true"/>
                <table:data-pilot-member table:name="43939" table:display="true" table:show-details="true"/>
                <table:data-pilot-member table:name="43940" table:display="true" table:show-details="true"/>
                <table:data-pilot-member table:name="43954" table:display="true" table:show-details="true"/>
                <table:data-pilot-member table:name="43962" table:display="true" table:show-details="true"/>
                <table:data-pilot-member table:name="43963" table:display="true" table:show-details="true"/>
                <table:data-pilot-member table:name="43968" table:display="true" table:show-details="true"/>
                <table:data-pilot-member table:name="43970" table:display="true" table:show-details="true"/>
                <table:data-pilot-member table:name="43971" table:display="true" table:show-details="true"/>
                <table:data-pilot-member table:name="43984" table:display="true" table:show-details="true"/>
                <table:data-pilot-member table:name="43985" table:display="true" table:show-details="true"/>
                <table:data-pilot-member table:name="43987" table:display="true" table:show-details="true"/>
                <table:data-pilot-member table:name="43991" table:display="true" table:show-details="true"/>
                <table:data-pilot-member table:name="43994" table:display="true" table:show-details="true"/>
                <table:data-pilot-member table:name="43996" table:display="true" table:show-details="true"/>
                <table:data-pilot-member table:name="44013" table:display="true" table:show-details="true"/>
                <table:data-pilot-member table:name="44019" table:display="true" table:show-details="true"/>
                <table:data-pilot-member table:name="44029" table:display="true" table:show-details="true"/>
                <table:data-pilot-member table:name="44073" table:display="true" table:show-details="true"/>
                <table:data-pilot-member table:name="44077" table:display="true" table:show-details="true"/>
                <table:data-pilot-member table:name="44083" table:display="true" table:show-details="true"/>
                <table:data-pilot-member table:name="44086" table:display="true" table:show-details="true"/>
                <table:data-pilot-member table:name="44087" table:display="true" table:show-details="true"/>
                <table:data-pilot-member table:name="44092" table:display="true" table:show-details="true"/>
                <table:data-pilot-member table:name="44098" table:display="true" table:show-details="true"/>
                <table:data-pilot-member table:name="44099" table:display="true" table:show-details="true"/>
                <table:data-pilot-member table:name="44100" table:display="true" table:show-details="true"/>
                <table:data-pilot-member table:name="44111" table:display="true" table:show-details="true"/>
                <table:data-pilot-member table:name="44117" table:display="true" table:show-details="true"/>
                <table:data-pilot-member table:name="44118" table:display="true" table:show-details="true"/>
                <table:data-pilot-member table:name="44121" table:display="true" table:show-details="true"/>
                <table:data-pilot-member table:name="44130" table:display="true" table:show-details="true"/>
                <table:data-pilot-member table:name="44132" table:display="true" table:show-details="true"/>
                <table:data-pilot-member table:name="44137" table:display="true" table:show-details="true"/>
                <table:data-pilot-member table:name="44141" table:display="true" table:show-details="true"/>
                <table:data-pilot-member table:name="44159" table:display="true" table:show-details="true"/>
                <table:data-pilot-member table:name="44162" table:display="true" table:show-details="true"/>
                <table:data-pilot-member table:name="44181" table:display="true" table:show-details="true"/>
                <table:data-pilot-member table:name="44193" table:display="true" table:show-details="true"/>
                <table:data-pilot-member table:name="44197" table:display="true" table:show-details="true"/>
                <table:data-pilot-member table:name="44201" table:display="true" table:show-details="true"/>
                <table:data-pilot-member table:name="44212" table:display="true" table:show-details="true"/>
                <table:data-pilot-member table:name="44213" table:display="true" table:show-details="true"/>
                <table:data-pilot-member table:name="44216" table:display="true" table:show-details="true"/>
                <table:data-pilot-member table:name="44222" table:display="true" table:show-details="true"/>
                <table:data-pilot-member table:name="44234" table:display="true" table:show-details="true"/>
                <table:data-pilot-member table:name="44235" table:display="true" table:show-details="true"/>
                <table:data-pilot-member table:name="44238" table:display="true" table:show-details="true"/>
                <table:data-pilot-member table:name="44239" table:display="true" table:show-details="true"/>
                <table:data-pilot-member table:name="44252" table:display="true" table:show-details="true"/>
                <table:data-pilot-member table:name="44259" table:display="true" table:show-details="true"/>
                <table:data-pilot-member table:name="44260" table:display="true" table:show-details="true"/>
                <table:data-pilot-member table:name="44264" table:display="true" table:show-details="true"/>
                <table:data-pilot-member table:name="44269" table:display="true" table:show-details="true"/>
                <table:data-pilot-member table:name="44276" table:display="true" table:show-details="true"/>
                <table:data-pilot-member table:name="44281" table:display="true" table:show-details="true"/>
                <table:data-pilot-member table:name="44291" table:display="true" table:show-details="true"/>
                <table:data-pilot-member table:name="44308" table:display="true" table:show-details="true"/>
                <table:data-pilot-member table:name="44327" table:display="true" table:show-details="true"/>
                <table:data-pilot-member table:name="44330" table:display="true" table:show-details="true"/>
                <table:data-pilot-member table:name="44334" table:display="true" table:show-details="true"/>
                <table:data-pilot-member table:name="44336" table:display="true" table:show-details="true"/>
                <table:data-pilot-member table:name="44346" table:display="true" table:show-details="true"/>
                <table:data-pilot-member table:name="44369" table:display="true" table:show-details="true"/>
                <table:data-pilot-member table:name="44375" table:display="true" table:show-details="true"/>
                <table:data-pilot-member table:name="44378" table:display="true" table:show-details="true"/>
                <table:data-pilot-member table:name="44389" table:display="true" table:show-details="true"/>
                <table:data-pilot-member table:name="44405" table:display="true" table:show-details="true"/>
                <table:data-pilot-member table:name="44414" table:display="true" table:show-details="true"/>
                <table:data-pilot-member table:name="44426" table:display="true" table:show-details="true"/>
                <table:data-pilot-member table:name="44430" table:display="true" table:show-details="true"/>
                <table:data-pilot-member table:name="44444" table:display="true" table:show-details="true"/>
                <table:data-pilot-member table:name="44452" table:display="true" table:show-details="true"/>
                <table:data-pilot-member table:name="44456" table:display="true" table:show-details="true"/>
                <table:data-pilot-member table:name="44459" table:display="true" table:show-details="true"/>
                <table:data-pilot-member table:name="44468" table:display="true" table:show-details="true"/>
                <table:data-pilot-member table:name="44469" table:display="true" table:show-details="true"/>
                <table:data-pilot-member table:name="44473" table:display="true" table:show-details="true"/>
                <table:data-pilot-member table:name="44486" table:display="true" table:show-details="true"/>
                <table:data-pilot-member table:name="44500" table:display="true" table:show-details="true"/>
                <table:data-pilot-member table:name="44518" table:display="true" table:show-details="true"/>
                <table:data-pilot-member table:name="44523" table:display="true" table:show-details="true"/>
                <table:data-pilot-member table:name="44545" table:display="true" table:show-details="true"/>
                <table:data-pilot-member table:name="44553" table:display="true" table:show-details="true"/>
                <table:data-pilot-member table:name="44573" table:display="true" table:show-details="true"/>
                <table:data-pilot-member table:name="44578" table:display="true" table:show-details="true"/>
                <table:data-pilot-member table:name="44597" table:display="true" table:show-details="true"/>
                <table:data-pilot-member table:name="44601" table:display="true" table:show-details="true"/>
                <table:data-pilot-member table:name="44612" table:display="true" table:show-details="true"/>
                <table:data-pilot-member table:name="44614" table:display="true" table:show-details="true"/>
                <table:data-pilot-member table:name="44617" table:display="true" table:show-details="true"/>
                <table:data-pilot-member table:name="44620" table:display="true" table:show-details="true"/>
                <table:data-pilot-member table:name="44621" table:display="true" table:show-details="true"/>
                <table:data-pilot-member table:name="44627" table:display="true" table:show-details="true"/>
                <table:data-pilot-member table:name="44646" table:display="true" table:show-details="true"/>
                <table:data-pilot-member table:name="44667" table:display="true" table:show-details="true"/>
                <table:data-pilot-member table:name="44668" table:display="true" table:show-details="true"/>
                <table:data-pilot-member table:name="44669" table:display="true" table:show-details="true"/>
                <table:data-pilot-member table:name="44685" table:display="true" table:show-details="true"/>
                <table:data-pilot-member table:name="44692" table:display="true" table:show-details="true"/>
                <table:data-pilot-member table:name="44695" table:display="true" table:show-details="true"/>
                <table:data-pilot-member table:name="44701" table:display="true" table:show-details="true"/>
                <table:data-pilot-member table:name="44715" table:display="true" table:show-details="true"/>
                <table:data-pilot-member table:name="44716" table:display="true" table:show-details="true"/>
                <table:data-pilot-member table:name="44734" table:display="true" table:show-details="true"/>
                <table:data-pilot-member table:name="44741" table:display="true" table:show-details="true"/>
                <table:data-pilot-member table:name="44747" table:display="true" table:show-details="true"/>
                <table:data-pilot-member table:name="44765" table:display="true" table:show-details="true"/>
                <table:data-pilot-member table:name="44777" table:display="true" table:show-details="true"/>
                <table:data-pilot-member table:name="44783" table:display="true" table:show-details="true"/>
                <table:data-pilot-member table:name="44805" table:display="true" table:show-details="true"/>
                <table:data-pilot-member table:name="44812" table:display="true" table:show-details="true"/>
                <table:data-pilot-member table:name="44815" table:display="true" table:show-details="true"/>
                <table:data-pilot-member table:name="44827" table:display="true" table:show-details="true"/>
                <table:data-pilot-member table:name="44828" table:display="true" table:show-details="true"/>
                <table:data-pilot-member table:name="44832" table:display="true" table:show-details="true"/>
                <table:data-pilot-member table:name="44838" table:display="true" table:show-details="true"/>
                <table:data-pilot-member table:name="44843" table:display="true" table:show-details="true"/>
                <table:data-pilot-member table:name="44848" table:display="true" table:show-details="true"/>
                <table:data-pilot-member table:name="44861" table:display="true" table:show-details="true"/>
                <table:data-pilot-member table:name="44863" table:display="true" table:show-details="true"/>
                <table:data-pilot-member table:name="44868" table:display="true" table:show-details="true"/>
                <table:data-pilot-member table:name="44871" table:display="true" table:show-details="true"/>
                <table:data-pilot-member table:name="44874" table:display="true" table:show-details="true"/>
                <table:data-pilot-member table:name="44876" table:display="true" table:show-details="true"/>
                <table:data-pilot-member table:name="44884" table:display="true" table:show-details="true"/>
                <table:data-pilot-member table:name="44889" table:display="true" table:show-details="true"/>
                <table:data-pilot-member table:name="44890" table:display="true" table:show-details="true"/>
                <table:data-pilot-member table:name="44906" table:display="true" table:show-details="true"/>
                <table:data-pilot-member table:name="44915" table:display="true" table:show-details="true"/>
                <table:data-pilot-member table:name="44934" table:display="true" table:show-details="true"/>
                <table:data-pilot-member table:name="44935" table:display="true" table:show-details="true"/>
                <table:data-pilot-member table:name="44938" table:display="true" table:show-details="true"/>
                <table:data-pilot-member table:name="44943" table:display="true" table:show-details="true"/>
                <table:data-pilot-member table:name="44949" table:display="true" table:show-details="true"/>
                <table:data-pilot-member table:name="44953" table:display="true" table:show-details="true"/>
                <table:data-pilot-member table:name="44962" table:display="true" table:show-details="true"/>
                <table:data-pilot-member table:name="44964" table:display="true" table:show-details="true"/>
                <table:data-pilot-member table:name="44973" table:display="true" table:show-details="true"/>
                <table:data-pilot-member table:name="44975" table:display="true" table:show-details="true"/>
                <table:data-pilot-member table:name="44979" table:display="true" table:show-details="true"/>
                <table:data-pilot-member table:name="44999" table:display="true" table:show-details="true"/>
                <table:data-pilot-member table:name="45016" table:display="true" table:show-details="true"/>
                <table:data-pilot-member table:name="45041" table:display="true" table:show-details="true"/>
                <table:data-pilot-member table:name="45050" table:display="true" table:show-details="true"/>
                <table:data-pilot-member table:name="45051" table:display="true" table:show-details="true"/>
                <table:data-pilot-member table:name="45074" table:display="true" table:show-details="true"/>
                <table:data-pilot-member table:name="45075" table:display="true" table:show-details="true"/>
                <table:data-pilot-member table:name="45081" table:display="true" table:show-details="true"/>
                <table:data-pilot-member table:name="45087" table:display="true" table:show-details="true"/>
                <table:data-pilot-member table:name="45091" table:display="true" table:show-details="true"/>
                <table:data-pilot-member table:name="45103" table:display="true" table:show-details="true"/>
                <table:data-pilot-member table:name="45107" table:display="true" table:show-details="true"/>
                <table:data-pilot-member table:name="45117" table:display="true" table:show-details="true"/>
                <table:data-pilot-member table:name="45121" table:display="true" table:show-details="true"/>
                <table:data-pilot-member table:name="45124" table:display="true" table:show-details="true"/>
                <table:data-pilot-member table:name="45126" table:display="true" table:show-details="true"/>
                <table:data-pilot-member table:name="45132" table:display="true" table:show-details="true"/>
                <table:data-pilot-member table:name="45138" table:display="true" table:show-details="true"/>
                <table:data-pilot-member table:name="45144" table:display="true" table:show-details="true"/>
                <table:data-pilot-member table:name="45145" table:display="true" table:show-details="true"/>
                <table:data-pilot-member table:name="45156" table:display="true" table:show-details="true"/>
                <table:data-pilot-member table:name="45179" table:display="true" table:show-details="true"/>
                <table:data-pilot-member table:name="45191" table:display="true" table:show-details="true"/>
                <table:data-pilot-member table:name="45212" table:display="true" table:show-details="true"/>
                <table:data-pilot-member table:name="45216" table:display="true" table:show-details="true"/>
                <table:data-pilot-member table:name="45219" table:display="true" table:show-details="true"/>
                <table:data-pilot-member table:name="45224" table:display="true" table:show-details="true"/>
                <table:data-pilot-member table:name="45228" table:display="true" table:show-details="true"/>
                <table:data-pilot-member table:name="45231" table:display="true" table:show-details="true"/>
                <table:data-pilot-member table:name="45235" table:display="true" table:show-details="true"/>
                <table:data-pilot-member table:name="45239" table:display="true" table:show-details="true"/>
                <table:data-pilot-member table:name="45249" table:display="true" table:show-details="true"/>
                <table:data-pilot-member table:name="45250" table:display="true" table:show-details="true"/>
                <table:data-pilot-member table:name="45255" table:display="true" table:show-details="true"/>
                <table:data-pilot-member table:name="45256" table:display="true" table:show-details="true"/>
                <table:data-pilot-member table:name="45267" table:display="true" table:show-details="true"/>
                <table:data-pilot-member table:name="45273" table:display="true" table:show-details="true"/>
                <table:data-pilot-member table:name="45305" table:display="true" table:show-details="true"/>
                <table:data-pilot-member table:name="45313" table:display="true" table:show-details="true"/>
                <table:data-pilot-member table:name="45317" table:display="true" table:show-details="true"/>
                <table:data-pilot-member table:name="45320" table:display="true" table:show-details="true"/>
                <table:data-pilot-member table:name="45323" table:display="true" table:show-details="true"/>
                <table:data-pilot-member table:name="45324" table:display="true" table:show-details="true"/>
                <table:data-pilot-member table:name="45327" table:display="true" table:show-details="true"/>
                <table:data-pilot-member table:name="45334" table:display="true" table:show-details="true"/>
                <table:data-pilot-member table:name="45337" table:display="true" table:show-details="true"/>
                <table:data-pilot-member table:name="45339" table:display="true" table:show-details="true"/>
                <table:data-pilot-member table:name="45341" table:display="true" table:show-details="true"/>
                <table:data-pilot-member table:name="45367" table:display="true" table:show-details="true"/>
                <table:data-pilot-member table:name="45373" table:display="true" table:show-details="true"/>
                <table:data-pilot-member table:name="45374" table:display="true" table:show-details="true"/>
                <table:data-pilot-member table:name="45375" table:display="true" table:show-details="true"/>
                <table:data-pilot-member table:name="45377" table:display="true" table:show-details="true"/>
                <table:data-pilot-member table:name="45390" table:display="true" table:show-details="true"/>
                <table:data-pilot-member table:name="45393" table:display="true" table:show-details="true"/>
                <table:data-pilot-member table:name="45397" table:display="true" table:show-details="true"/>
                <table:data-pilot-member table:name="45416" table:display="true" table:show-details="true"/>
                <table:data-pilot-member table:name="45418" table:display="true" table:show-details="true"/>
                <table:data-pilot-member table:name="45421" table:display="true" table:show-details="true"/>
                <table:data-pilot-member table:name="45426" table:display="true" table:show-details="true"/>
                <table:data-pilot-member table:name="45432" table:display="true" table:show-details="true"/>
                <table:data-pilot-member table:name="45434" table:display="true" table:show-details="true"/>
                <table:data-pilot-member table:name="45440" table:display="true" table:show-details="true"/>
                <table:data-pilot-member table:name="45441" table:display="true" table:show-details="true"/>
                <table:data-pilot-member table:name="45455" table:display="true" table:show-details="true"/>
                <table:data-pilot-member table:name="45469" table:display="true" table:show-details="true"/>
                <table:data-pilot-member table:name="45472" table:display="true" table:show-details="true"/>
                <table:data-pilot-member table:name="45487" table:display="true" table:show-details="true"/>
                <table:data-pilot-member table:name="45490" table:display="true" table:show-details="true"/>
                <table:data-pilot-member table:name="45493" table:display="true" table:show-details="true"/>
                <table:data-pilot-member table:name="45497" table:display="true" table:show-details="true"/>
                <table:data-pilot-member table:name="45501" table:display="true" table:show-details="true"/>
                <table:data-pilot-member table:name="45514" table:display="true" table:show-details="true"/>
                <table:data-pilot-member table:name="45518" table:display="true" table:show-details="true"/>
                <table:data-pilot-member table:name="45519" table:display="true" table:show-details="true"/>
                <table:data-pilot-member table:name="45520" table:display="true" table:show-details="true"/>
                <table:data-pilot-member table:name="45521" table:display="true" table:show-details="true"/>
                <table:data-pilot-member table:name="45523" table:display="true" table:show-details="true"/>
                <table:data-pilot-member table:name="45526" table:display="true" table:show-details="true"/>
                <table:data-pilot-member table:name="45534" table:display="true" table:show-details="true"/>
                <table:data-pilot-member table:name="45538" table:display="true" table:show-details="true"/>
                <table:data-pilot-member table:name="45575" table:display="true" table:show-details="true"/>
                <table:data-pilot-member table:name="45576" table:display="true" table:show-details="true"/>
                <table:data-pilot-member table:name="45578" table:display="true" table:show-details="true"/>
                <table:data-pilot-member table:name="45609" table:display="true" table:show-details="true"/>
                <table:data-pilot-member table:name="45611" table:display="true" table:show-details="true"/>
                <table:data-pilot-member table:name="45614" table:display="true" table:show-details="true"/>
                <table:data-pilot-member table:name="45617" table:display="true" table:show-details="true"/>
                <table:data-pilot-member table:name="45626" table:display="true" table:show-details="true"/>
                <table:data-pilot-member table:name="45627" table:display="true" table:show-details="true"/>
                <table:data-pilot-member table:name="45642" table:display="true" table:show-details="true"/>
                <table:data-pilot-member table:name="45643" table:display="true" table:show-details="true"/>
                <table:data-pilot-member table:name="45644" table:display="true" table:show-details="true"/>
                <table:data-pilot-member table:name="45646" table:display="true" table:show-details="true"/>
                <table:data-pilot-member table:name="45654" table:display="true" table:show-details="true"/>
                <table:data-pilot-member table:name="45670" table:display="true" table:show-details="true"/>
                <table:data-pilot-member table:name="45675" table:display="true" table:show-details="true"/>
                <table:data-pilot-member table:name="45679" table:display="true" table:show-details="true"/>
                <table:data-pilot-member table:name="45683" table:display="true" table:show-details="true"/>
                <table:data-pilot-member table:name="45685" table:display="true" table:show-details="true"/>
                <table:data-pilot-member table:name="45699" table:display="true" table:show-details="true"/>
                <table:data-pilot-member table:name="45707" table:display="true" table:show-details="true"/>
                <table:data-pilot-member table:name="45721" table:display="true" table:show-details="true"/>
                <table:data-pilot-member table:name="45725" table:display="true" table:show-details="true"/>
                <table:data-pilot-member table:name="45735" table:display="true" table:show-details="true"/>
                <table:data-pilot-member table:name="45743" table:display="true" table:show-details="true"/>
                <table:data-pilot-member table:name="45753" table:display="true" table:show-details="true"/>
                <table:data-pilot-member table:name="45761" table:display="true" table:show-details="true"/>
                <table:data-pilot-member table:name="45762" table:display="true" table:show-details="true"/>
                <table:data-pilot-member table:name="45789" table:display="true" table:show-details="true"/>
                <table:data-pilot-member table:name="45793" table:display="true" table:show-details="true"/>
                <table:data-pilot-member table:name="45797" table:display="true" table:show-details="true"/>
                <table:data-pilot-member table:name="45808" table:display="true" table:show-details="true"/>
                <table:data-pilot-member table:name="45815" table:display="true" table:show-details="true"/>
                <table:data-pilot-member table:name="45821" table:display="true" table:show-details="true"/>
                <table:data-pilot-member table:name="45835" table:display="true" table:show-details="true"/>
                <table:data-pilot-member table:name="45847" table:display="true" table:show-details="true"/>
                <table:data-pilot-member table:name="45885" table:display="true" table:show-details="true"/>
                <table:data-pilot-member table:name="45889" table:display="true" table:show-details="true"/>
                <table:data-pilot-member table:name="45891" table:display="true" table:show-details="true"/>
                <table:data-pilot-member table:name="45892" table:display="true" table:show-details="true"/>
                <table:data-pilot-member table:name="45920" table:display="true" table:show-details="true"/>
                <table:data-pilot-member table:name="45930" table:display="true" table:show-details="true"/>
                <table:data-pilot-member table:name="45944" table:display="true" table:show-details="true"/>
                <table:data-pilot-member table:name="45947" table:display="true" table:show-details="true"/>
                <table:data-pilot-member table:name="45954" table:display="true" table:show-details="true"/>
                <table:data-pilot-member table:name="45956" table:display="true" table:show-details="true"/>
                <table:data-pilot-member table:name="45962" table:display="true" table:show-details="true"/>
                <table:data-pilot-member table:name="45964" table:display="true" table:show-details="true"/>
                <table:data-pilot-member table:name="45966" table:display="true" table:show-details="true"/>
                <table:data-pilot-member table:name="45977" table:display="true" table:show-details="true"/>
                <table:data-pilot-member table:name="46010" table:display="true" table:show-details="true"/>
                <table:data-pilot-member table:name="46027" table:display="true" table:show-details="true"/>
                <table:data-pilot-member table:name="46041" table:display="true" table:show-details="true"/>
                <table:data-pilot-member table:name="46042" table:display="true" table:show-details="true"/>
                <table:data-pilot-member table:name="46090" table:display="true" table:show-details="true"/>
                <table:data-pilot-member table:name="46117" table:display="true" table:show-details="true"/>
                <table:data-pilot-member table:name="46127" table:display="true" table:show-details="true"/>
                <table:data-pilot-member table:name="46129" table:display="true" table:show-details="true"/>
                <table:data-pilot-member table:name="46138" table:display="true" table:show-details="true"/>
                <table:data-pilot-member table:name="46142" table:display="true" table:show-details="true"/>
                <table:data-pilot-member table:name="46149" table:display="true" table:show-details="true"/>
                <table:data-pilot-member table:name="46155" table:display="true" table:show-details="true"/>
                <table:data-pilot-member table:name="46169" table:display="true" table:show-details="true"/>
                <table:data-pilot-member table:name="46173" table:display="true" table:show-details="true"/>
                <table:data-pilot-member table:name="46189" table:display="true" table:show-details="true"/>
                <table:data-pilot-member table:name="46191" table:display="true" table:show-details="true"/>
                <table:data-pilot-member table:name="46202" table:display="true" table:show-details="true"/>
                <table:data-pilot-member table:name="46205" table:display="true" table:show-details="true"/>
                <table:data-pilot-member table:name="46207" table:display="true" table:show-details="true"/>
                <table:data-pilot-member table:name="46210" table:display="true" table:show-details="true"/>
                <table:data-pilot-member table:name="46212" table:display="true" table:show-details="true"/>
                <table:data-pilot-member table:name="46216" table:display="true" table:show-details="true"/>
                <table:data-pilot-member table:name="46237" table:display="true" table:show-details="true"/>
                <table:data-pilot-member table:name="46239" table:display="true" table:show-details="true"/>
                <table:data-pilot-member table:name="46241" table:display="true" table:show-details="true"/>
                <table:data-pilot-member table:name="46242" table:display="true" table:show-details="true"/>
                <table:data-pilot-member table:name="46253" table:display="true" table:show-details="true"/>
                <table:data-pilot-member table:name="46254" table:display="true" table:show-details="true"/>
                <table:data-pilot-member table:name="46255" table:display="true" table:show-details="true"/>
                <table:data-pilot-member table:name="46256" table:display="true" table:show-details="true"/>
                <table:data-pilot-member table:name="46258" table:display="true" table:show-details="true"/>
                <table:data-pilot-member table:name="46279" table:display="true" table:show-details="true"/>
                <table:data-pilot-member table:name="46280" table:display="true" table:show-details="true"/>
                <table:data-pilot-member table:name="46285" table:display="true" table:show-details="true"/>
                <table:data-pilot-member table:name="46293" table:display="true" table:show-details="true"/>
                <table:data-pilot-member table:name="46296" table:display="true" table:show-details="true"/>
                <table:data-pilot-member table:name="46298" table:display="true" table:show-details="true"/>
                <table:data-pilot-member table:name="46314" table:display="true" table:show-details="true"/>
                <table:data-pilot-member table:name="46335" table:display="true" table:show-details="true"/>
                <table:data-pilot-member table:name="46336" table:display="true" table:show-details="true"/>
                <table:data-pilot-member table:name="46362" table:display="true" table:show-details="true"/>
                <table:data-pilot-member table:name="46365" table:display="true" table:show-details="true"/>
                <table:data-pilot-member table:name="46369" table:display="true" table:show-details="true"/>
                <table:data-pilot-member table:name="46370" table:display="true" table:show-details="true"/>
                <table:data-pilot-member table:name="46373" table:display="true" table:show-details="true"/>
                <table:data-pilot-member table:name="46375" table:display="true" table:show-details="true"/>
                <table:data-pilot-member table:name="46381" table:display="true" table:show-details="true"/>
                <table:data-pilot-member table:name="46390" table:display="true" table:show-details="true"/>
                <table:data-pilot-member table:name="46400" table:display="true" table:show-details="true"/>
                <table:data-pilot-member table:name="46406" table:display="true" table:show-details="true"/>
                <table:data-pilot-member table:name="46409" table:display="true" table:show-details="true"/>
                <table:data-pilot-member table:name="46433" table:display="true" table:show-details="true"/>
                <table:data-pilot-member table:name="46440" table:display="true" table:show-details="true"/>
                <table:data-pilot-member table:name="46442" table:display="true" table:show-details="true"/>
                <table:data-pilot-member table:name="46456" table:display="true" table:show-details="true"/>
                <table:data-pilot-member table:name="46487" table:display="true" table:show-details="true"/>
                <table:data-pilot-member table:name="46490" table:display="true" table:show-details="true"/>
                <table:data-pilot-member table:name="46494" table:display="true" table:show-details="true"/>
                <table:data-pilot-member table:name="46498" table:display="true" table:show-details="true"/>
                <table:data-pilot-member table:name="46500" table:display="true" table:show-details="true"/>
                <table:data-pilot-member table:name="46502" table:display="true" table:show-details="true"/>
                <table:data-pilot-member table:name="46505" table:display="true" table:show-details="true"/>
                <table:data-pilot-member table:name="46506" table:display="true" table:show-details="true"/>
                <table:data-pilot-member table:name="46507" table:display="true" table:show-details="true"/>
                <table:data-pilot-member table:name="46516" table:display="true" table:show-details="true"/>
                <table:data-pilot-member table:name="46517" table:display="true" table:show-details="true"/>
                <table:data-pilot-member table:name="46523" table:display="true" table:show-details="true"/>
                <table:data-pilot-member table:name="46525" table:display="true" table:show-details="true"/>
                <table:data-pilot-member table:name="46526" table:display="true" table:show-details="true"/>
                <table:data-pilot-member table:name="46527" table:display="true" table:show-details="true"/>
                <table:data-pilot-member table:name="46538" table:display="true" table:show-details="true"/>
                <table:data-pilot-member table:name="46543" table:display="true" table:show-details="true"/>
                <table:data-pilot-member table:name="46545" table:display="true" table:show-details="true"/>
                <table:data-pilot-member table:name="46566" table:display="true" table:show-details="true"/>
                <table:data-pilot-member table:name="46583" table:display="true" table:show-details="true"/>
                <table:data-pilot-member table:name="46588" table:display="true" table:show-details="true"/>
                <table:data-pilot-member table:name="46590" table:display="true" table:show-details="true"/>
                <table:data-pilot-member table:name="46591" table:display="true" table:show-details="true"/>
                <table:data-pilot-member table:name="46606" table:display="true" table:show-details="true"/>
                <table:data-pilot-member table:name="46609" table:display="true" table:show-details="true"/>
                <table:data-pilot-member table:name="46612" table:display="true" table:show-details="true"/>
                <table:data-pilot-member table:name="46621" table:display="true" table:show-details="true"/>
                <table:data-pilot-member table:name="46625" table:display="true" table:show-details="true"/>
                <table:data-pilot-member table:name="46649" table:display="true" table:show-details="true"/>
                <table:data-pilot-member table:name="46656" table:display="true" table:show-details="true"/>
                <table:data-pilot-member table:name="46657" table:display="true" table:show-details="true"/>
                <table:data-pilot-member table:name="46660" table:display="true" table:show-details="true"/>
                <table:data-pilot-member table:name="46663" table:display="true" table:show-details="true"/>
                <table:data-pilot-member table:name="46686" table:display="true" table:show-details="true"/>
                <table:data-pilot-member table:name="46692" table:display="true" table:show-details="true"/>
                <table:data-pilot-member table:name="46696" table:display="true" table:show-details="true"/>
                <table:data-pilot-member table:name="46724" table:display="true" table:show-details="true"/>
                <table:data-pilot-member table:name="46725" table:display="true" table:show-details="true"/>
                <table:data-pilot-member table:name="46727" table:display="true" table:show-details="true"/>
                <table:data-pilot-member table:name="46735" table:display="true" table:show-details="true"/>
                <table:data-pilot-member table:name="46736" table:display="true" table:show-details="true"/>
                <table:data-pilot-member table:name="46752" table:display="true" table:show-details="true"/>
                <table:data-pilot-member table:name="46756" table:display="true" table:show-details="true"/>
                <table:data-pilot-member table:name="46766" table:display="true" table:show-details="true"/>
                <table:data-pilot-member table:name="46778" table:display="true" table:show-details="true"/>
                <table:data-pilot-member table:name="46780" table:display="true" table:show-details="true"/>
                <table:data-pilot-member table:name="46788" table:display="true" table:show-details="true"/>
                <table:data-pilot-member table:name="46796" table:display="true" table:show-details="true"/>
                <table:data-pilot-member table:name="46807" table:display="true" table:show-details="true"/>
                <table:data-pilot-member table:name="46808" table:display="true" table:show-details="true"/>
                <table:data-pilot-member table:name="46816" table:display="true" table:show-details="true"/>
                <table:data-pilot-member table:name="46834" table:display="true" table:show-details="true"/>
                <table:data-pilot-member table:name="46853" table:display="true" table:show-details="true"/>
                <table:data-pilot-member table:name="46860" table:display="true" table:show-details="true"/>
                <table:data-pilot-member table:name="46868" table:display="true" table:show-details="true"/>
                <table:data-pilot-member table:name="46874" table:display="true" table:show-details="true"/>
                <table:data-pilot-member table:name="46884" table:display="true" table:show-details="true"/>
                <table:data-pilot-member table:name="46885" table:display="true" table:show-details="true"/>
                <table:data-pilot-member table:name="46888" table:display="true" table:show-details="true"/>
                <table:data-pilot-member table:name="46897" table:display="true" table:show-details="true"/>
                <table:data-pilot-member table:name="46898" table:display="true" table:show-details="true"/>
                <table:data-pilot-member table:name="46904" table:display="true" table:show-details="true"/>
                <table:data-pilot-member table:name="46906" table:display="true" table:show-details="true"/>
                <table:data-pilot-member table:name="46911" table:display="true" table:show-details="true"/>
                <table:data-pilot-member table:name="46925" table:display="true" table:show-details="true"/>
                <table:data-pilot-member table:name="46941" table:display="true" table:show-details="true"/>
                <table:data-pilot-member table:name="46947" table:display="true" table:show-details="true"/>
                <table:data-pilot-member table:name="46956" table:display="true" table:show-details="true"/>
                <table:data-pilot-member table:name="46972" table:display="true" table:show-details="true"/>
                <table:data-pilot-member table:name="46998" table:display="true" table:show-details="true"/>
                <table:data-pilot-member table:name="47006" table:display="true" table:show-details="true"/>
                <table:data-pilot-member table:name="47023" table:display="true" table:show-details="true"/>
                <table:data-pilot-member table:name="47026" table:display="true" table:show-details="true"/>
                <table:data-pilot-member table:name="47027" table:display="true" table:show-details="true"/>
                <table:data-pilot-member table:name="47054" table:display="true" table:show-details="true"/>
                <table:data-pilot-member table:name="47056" table:display="true" table:show-details="true"/>
                <table:data-pilot-member table:name="47068" table:display="true" table:show-details="true"/>
                <table:data-pilot-member table:name="47071" table:display="true" table:show-details="true"/>
                <table:data-pilot-member table:name="47080" table:display="true" table:show-details="true"/>
                <table:data-pilot-member table:name="47091" table:display="true" table:show-details="true"/>
                <table:data-pilot-member table:name="47108" table:display="true" table:show-details="true"/>
                <table:data-pilot-member table:name="47122" table:display="true" table:show-details="true"/>
                <table:data-pilot-member table:name="47136" table:display="true" table:show-details="true"/>
                <table:data-pilot-member table:name="47144" table:display="true" table:show-details="true"/>
                <table:data-pilot-member table:name="47147" table:display="true" table:show-details="true"/>
                <table:data-pilot-member table:name="47150" table:display="true" table:show-details="true"/>
                <table:data-pilot-member table:name="47163" table:display="true" table:show-details="true"/>
                <table:data-pilot-member table:name="47172" table:display="true" table:show-details="true"/>
                <table:data-pilot-member table:name="47175" table:display="true" table:show-details="true"/>
                <table:data-pilot-member table:name="47182" table:display="true" table:show-details="true"/>
                <table:data-pilot-member table:name="47183" table:display="true" table:show-details="true"/>
                <table:data-pilot-member table:name="47185" table:display="true" table:show-details="true"/>
                <table:data-pilot-member table:name="47194" table:display="true" table:show-details="true"/>
                <table:data-pilot-member table:name="47197" table:display="true" table:show-details="true"/>
                <table:data-pilot-member table:name="47213" table:display="true" table:show-details="true"/>
                <table:data-pilot-member table:name="47226" table:display="true" table:show-details="true"/>
                <table:data-pilot-member table:name="47236" table:display="true" table:show-details="true"/>
                <table:data-pilot-member table:name="47240" table:display="true" table:show-details="true"/>
                <table:data-pilot-member table:name="47249" table:display="true" table:show-details="true"/>
                <table:data-pilot-member table:name="47256" table:display="true" table:show-details="true"/>
                <table:data-pilot-member table:name="47263" table:display="true" table:show-details="true"/>
                <table:data-pilot-member table:name="47293" table:display="true" table:show-details="true"/>
                <table:data-pilot-member table:name="47301" table:display="true" table:show-details="true"/>
                <table:data-pilot-member table:name="47305" table:display="true" table:show-details="true"/>
                <table:data-pilot-member table:name="47311" table:display="true" table:show-details="true"/>
                <table:data-pilot-member table:name="47314" table:display="true" table:show-details="true"/>
                <table:data-pilot-member table:name="47327" table:display="true" table:show-details="true"/>
                <table:data-pilot-member table:name="47355" table:display="true" table:show-details="true"/>
                <table:data-pilot-member table:name="47359" table:display="true" table:show-details="true"/>
                <table:data-pilot-member table:name="47360" table:display="true" table:show-details="true"/>
                <table:data-pilot-member table:name="47374" table:display="true" table:show-details="true"/>
                <table:data-pilot-member table:name="47380" table:display="true" table:show-details="true"/>
                <table:data-pilot-member table:name="47383" table:display="true" table:show-details="true"/>
                <table:data-pilot-member table:name="47400" table:display="true" table:show-details="true"/>
                <table:data-pilot-member table:name="47403" table:display="true" table:show-details="true"/>
                <table:data-pilot-member table:name="47406" table:display="true" table:show-details="true"/>
                <table:data-pilot-member table:name="47415" table:display="true" table:show-details="true"/>
                <table:data-pilot-member table:name="47418" table:display="true" table:show-details="true"/>
                <table:data-pilot-member table:name="47435" table:display="true" table:show-details="true"/>
                <table:data-pilot-member table:name="47436" table:display="true" table:show-details="true"/>
                <table:data-pilot-member table:name="47458" table:display="true" table:show-details="true"/>
                <table:data-pilot-member table:name="47462" table:display="true" table:show-details="true"/>
                <table:data-pilot-member table:name="47469" table:display="true" table:show-details="true"/>
                <table:data-pilot-member table:name="47471" table:display="true" table:show-details="true"/>
                <table:data-pilot-member table:name="47480" table:display="true" table:show-details="true"/>
                <table:data-pilot-member table:name="47483" table:display="true" table:show-details="true"/>
                <table:data-pilot-member table:name="47486" table:display="true" table:show-details="true"/>
                <table:data-pilot-member table:name="47490" table:display="true" table:show-details="true"/>
                <table:data-pilot-member table:name="47514" table:display="true" table:show-details="true"/>
                <table:data-pilot-member table:name="47516" table:display="true" table:show-details="true"/>
                <table:data-pilot-member table:name="47521" table:display="true" table:show-details="true"/>
                <table:data-pilot-member table:name="47531" table:display="true" table:show-details="true"/>
                <table:data-pilot-member table:name="47534" table:display="true" table:show-details="true"/>
                <table:data-pilot-member table:name="47536" table:display="true" table:show-details="true"/>
                <table:data-pilot-member table:name="47539" table:display="true" table:show-details="true"/>
                <table:data-pilot-member table:name="47545" table:display="true" table:show-details="true"/>
                <table:data-pilot-member table:name="47551" table:display="true" table:show-details="true"/>
                <table:data-pilot-member table:name="47552" table:display="true" table:show-details="true"/>
                <table:data-pilot-member table:name="47553" table:display="true" table:show-details="true"/>
                <table:data-pilot-member table:name="47563" table:display="true" table:show-details="true"/>
                <table:data-pilot-member table:name="47568" table:display="true" table:show-details="true"/>
                <table:data-pilot-member table:name="47573" table:display="true" table:show-details="true"/>
                <table:data-pilot-member table:name="47587" table:display="true" table:show-details="true"/>
                <table:data-pilot-member table:name="47588" table:display="true" table:show-details="true"/>
                <table:data-pilot-member table:name="47589" table:display="true" table:show-details="true"/>
                <table:data-pilot-member table:name="47593" table:display="true" table:show-details="true"/>
                <table:data-pilot-member table:name="47595" table:display="true" table:show-details="true"/>
                <table:data-pilot-member table:name="47603" table:display="true" table:show-details="true"/>
                <table:data-pilot-member table:name="47608" table:display="true" table:show-details="true"/>
                <table:data-pilot-member table:name="47609" table:display="true" table:show-details="true"/>
                <table:data-pilot-member table:name="47611" table:display="true" table:show-details="true"/>
                <table:data-pilot-member table:name="47618" table:display="true" table:show-details="true"/>
                <table:data-pilot-member table:name="47626" table:display="true" table:show-details="true"/>
                <table:data-pilot-member table:name="47654" table:display="true" table:show-details="true"/>
                <table:data-pilot-member table:name="47667" table:display="true" table:show-details="true"/>
                <table:data-pilot-member table:name="47670" table:display="true" table:show-details="true"/>
                <table:data-pilot-member table:name="47685" table:display="true" table:show-details="true"/>
                <table:data-pilot-member table:name="47689" table:display="true" table:show-details="true"/>
                <table:data-pilot-member table:name="47693" table:display="true" table:show-details="true"/>
                <table:data-pilot-member table:name="47697" table:display="true" table:show-details="true"/>
                <table:data-pilot-member table:name="47704" table:display="true" table:show-details="true"/>
                <table:data-pilot-member table:name="47721" table:display="true" table:show-details="true"/>
                <table:data-pilot-member table:name="47727" table:display="true" table:show-details="true"/>
                <table:data-pilot-member table:name="47728" table:display="true" table:show-details="true"/>
                <table:data-pilot-member table:name="47731" table:display="true" table:show-details="true"/>
                <table:data-pilot-member table:name="47738" table:display="true" table:show-details="true"/>
                <table:data-pilot-member table:name="47745" table:display="true" table:show-details="true"/>
                <table:data-pilot-member table:name="47748" table:display="true" table:show-details="true"/>
                <table:data-pilot-member table:name="47771" table:display="true" table:show-details="true"/>
                <table:data-pilot-member table:name="47774" table:display="true" table:show-details="true"/>
                <table:data-pilot-member table:name="47783" table:display="true" table:show-details="true"/>
                <table:data-pilot-member table:name="47787" table:display="true" table:show-details="true"/>
                <table:data-pilot-member table:name="47788" table:display="true" table:show-details="true"/>
                <table:data-pilot-member table:name="47790" table:display="true" table:show-details="true"/>
                <table:data-pilot-member table:name="47793" table:display="true" table:show-details="true"/>
                <table:data-pilot-member table:name="47795" table:display="true" table:show-details="true"/>
                <table:data-pilot-member table:name="47796" table:display="true" table:show-details="true"/>
                <table:data-pilot-member table:name="47798" table:display="true" table:show-details="true"/>
                <table:data-pilot-member table:name="47804" table:display="true" table:show-details="true"/>
                <table:data-pilot-member table:name="47823" table:display="true" table:show-details="true"/>
                <table:data-pilot-member table:name="47824" table:display="true" table:show-details="true"/>
                <table:data-pilot-member table:name="47825" table:display="true" table:show-details="true"/>
                <table:data-pilot-member table:name="47829" table:display="true" table:show-details="true"/>
                <table:data-pilot-member table:name="47830" table:display="true" table:show-details="true"/>
                <table:data-pilot-member table:name="47838" table:display="true" table:show-details="true"/>
                <table:data-pilot-member table:name="47850" table:display="true" table:show-details="true"/>
                <table:data-pilot-member table:name="47860" table:display="true" table:show-details="true"/>
                <table:data-pilot-member table:name="47893" table:display="true" table:show-details="true"/>
                <table:data-pilot-member table:name="47896" table:display="true" table:show-details="true"/>
                <table:data-pilot-member table:name="47914" table:display="true" table:show-details="true"/>
                <table:data-pilot-member table:name="47920" table:display="true" table:show-details="true"/>
                <table:data-pilot-member table:name="47921" table:display="true" table:show-details="true"/>
                <table:data-pilot-member table:name="47924" table:display="true" table:show-details="true"/>
                <table:data-pilot-member table:name="47926" table:display="true" table:show-details="true"/>
                <table:data-pilot-member table:name="47942" table:display="true" table:show-details="true"/>
                <table:data-pilot-member table:name="47950" table:display="true" table:show-details="true"/>
                <table:data-pilot-member table:name="47951" table:display="true" table:show-details="true"/>
                <table:data-pilot-member table:name="47957" table:display="true" table:show-details="true"/>
                <table:data-pilot-member table:name="47963" table:display="true" table:show-details="true"/>
                <table:data-pilot-member table:name="47969" table:display="true" table:show-details="true"/>
                <table:data-pilot-member table:name="47977" table:display="true" table:show-details="true"/>
                <table:data-pilot-member table:name="47980" table:display="true" table:show-details="true"/>
                <table:data-pilot-member table:name="47981" table:display="true" table:show-details="true"/>
                <table:data-pilot-member table:name="47983" table:display="true" table:show-details="true"/>
                <table:data-pilot-member table:name="47984" table:display="true" table:show-details="true"/>
                <table:data-pilot-member table:name="47986" table:display="true" table:show-details="true"/>
                <table:data-pilot-member table:name="47989" table:display="true" table:show-details="true"/>
                <table:data-pilot-member table:name="47990" table:display="true" table:show-details="true"/>
                <table:data-pilot-member table:name="47993" table:display="true" table:show-details="true"/>
                <table:data-pilot-member table:name="47997" table:display="true" table:show-details="true"/>
                <table:data-pilot-member table:name="48004" table:display="true" table:show-details="true"/>
                <table:data-pilot-member table:name="48009" table:display="true" table:show-details="true"/>
                <table:data-pilot-member table:name="48015" table:display="true" table:show-details="true"/>
                <table:data-pilot-member table:name="48022" table:display="true" table:show-details="true"/>
                <table:data-pilot-member table:name="48029" table:display="true" table:show-details="true"/>
                <table:data-pilot-member table:name="48039" table:display="true" table:show-details="true"/>
                <table:data-pilot-member table:name="48041" table:display="true" table:show-details="true"/>
                <table:data-pilot-member table:name="48047" table:display="true" table:show-details="true"/>
                <table:data-pilot-member table:name="48048" table:display="true" table:show-details="true"/>
                <table:data-pilot-member table:name="48051" table:display="true" table:show-details="true"/>
                <table:data-pilot-member table:name="48059" table:display="true" table:show-details="true"/>
                <table:data-pilot-member table:name="48073" table:display="true" table:show-details="true"/>
                <table:data-pilot-member table:name="48086" table:display="true" table:show-details="true"/>
                <table:data-pilot-member table:name="48092" table:display="true" table:show-details="true"/>
                <table:data-pilot-member table:name="48097" table:display="true" table:show-details="true"/>
                <table:data-pilot-member table:name="48098" table:display="true" table:show-details="true"/>
                <table:data-pilot-member table:name="48120" table:display="true" table:show-details="true"/>
                <table:data-pilot-member table:name="48123" table:display="true" table:show-details="true"/>
                <table:data-pilot-member table:name="48124" table:display="true" table:show-details="true"/>
                <table:data-pilot-member table:name="48134" table:display="true" table:show-details="true"/>
                <table:data-pilot-member table:name="48138" table:display="true" table:show-details="true"/>
                <table:data-pilot-member table:name="48153" table:display="true" table:show-details="true"/>
                <table:data-pilot-member table:name="48169" table:display="true" table:show-details="true"/>
                <table:data-pilot-member table:name="48171" table:display="true" table:show-details="true"/>
                <table:data-pilot-member table:name="48179" table:display="true" table:show-details="true"/>
                <table:data-pilot-member table:name="48190" table:display="true" table:show-details="true"/>
                <table:data-pilot-member table:name="48203" table:display="true" table:show-details="true"/>
                <table:data-pilot-member table:name="48212" table:display="true" table:show-details="true"/>
                <table:data-pilot-member table:name="48216" table:display="true" table:show-details="true"/>
                <table:data-pilot-member table:name="48231" table:display="true" table:show-details="true"/>
                <table:data-pilot-member table:name="48267" table:display="true" table:show-details="true"/>
                <table:data-pilot-member table:name="48270" table:display="true" table:show-details="true"/>
                <table:data-pilot-member table:name="48271" table:display="true" table:show-details="true"/>
                <table:data-pilot-member table:name="48277" table:display="true" table:show-details="true"/>
                <table:data-pilot-member table:name="48282" table:display="true" table:show-details="true"/>
                <table:data-pilot-member table:name="48289" table:display="true" table:show-details="true"/>
                <table:data-pilot-member table:name="48297" table:display="true" table:show-details="true"/>
                <table:data-pilot-member table:name="48300" table:display="true" table:show-details="true"/>
                <table:data-pilot-member table:name="48308" table:display="true" table:show-details="true"/>
                <table:data-pilot-member table:name="48309" table:display="true" table:show-details="true"/>
                <table:data-pilot-member table:name="48314" table:display="true" table:show-details="true"/>
                <table:data-pilot-member table:name="48337" table:display="true" table:show-details="true"/>
                <table:data-pilot-member table:name="48339" table:display="true" table:show-details="true"/>
                <table:data-pilot-member table:name="48341" table:display="true" table:show-details="true"/>
                <table:data-pilot-member table:name="48346" table:display="true" table:show-details="true"/>
                <table:data-pilot-member table:name="48350" table:display="true" table:show-details="true"/>
                <table:data-pilot-member table:name="48351" table:display="true" table:show-details="true"/>
                <table:data-pilot-member table:name="48359" table:display="true" table:show-details="true"/>
                <table:data-pilot-member table:name="48373" table:display="true" table:show-details="true"/>
                <table:data-pilot-member table:name="48388" table:display="true" table:show-details="true"/>
                <table:data-pilot-member table:name="48395" table:display="true" table:show-details="true"/>
                <table:data-pilot-member table:name="48398" table:display="true" table:show-details="true"/>
                <table:data-pilot-member table:name="48405" table:display="true" table:show-details="true"/>
                <table:data-pilot-member table:name="48407" table:display="true" table:show-details="true"/>
                <table:data-pilot-member table:name="48413" table:display="true" table:show-details="true"/>
                <table:data-pilot-member table:name="48415" table:display="true" table:show-details="true"/>
                <table:data-pilot-member table:name="48422" table:display="true" table:show-details="true"/>
                <table:data-pilot-member table:name="48431" table:display="true" table:show-details="true"/>
                <table:data-pilot-member table:name="48433" table:display="true" table:show-details="true"/>
                <table:data-pilot-member table:name="48434" table:display="true" table:show-details="true"/>
                <table:data-pilot-member table:name="48457" table:display="true" table:show-details="true"/>
                <table:data-pilot-member table:name="48459" table:display="true" table:show-details="true"/>
                <table:data-pilot-member table:name="48478" table:display="true" table:show-details="true"/>
                <table:data-pilot-member table:name="48490" table:display="true" table:show-details="true"/>
                <table:data-pilot-member table:name="48491" table:display="true" table:show-details="true"/>
                <table:data-pilot-member table:name="48497" table:display="true" table:show-details="true"/>
                <table:data-pilot-member table:name="48500" table:display="true" table:show-details="true"/>
                <table:data-pilot-member table:name="48503" table:display="true" table:show-details="true"/>
                <table:data-pilot-member table:name="48541" table:display="true" table:show-details="true"/>
                <table:data-pilot-member table:name="48561" table:display="true" table:show-details="true"/>
                <table:data-pilot-member table:name="48562" table:display="true" table:show-details="true"/>
                <table:data-pilot-member table:name="48568" table:display="true" table:show-details="true"/>
                <table:data-pilot-member table:name="48626" table:display="true" table:show-details="true"/>
                <table:data-pilot-member table:name="48639" table:display="true" table:show-details="true"/>
                <table:data-pilot-member table:name="48643" table:display="true" table:show-details="true"/>
                <table:data-pilot-member table:name="48661" table:display="true" table:show-details="true"/>
                <table:data-pilot-member table:name="48662" table:display="true" table:show-details="true"/>
                <table:data-pilot-member table:name="48668" table:display="true" table:show-details="true"/>
                <table:data-pilot-member table:name="48669" table:display="true" table:show-details="true"/>
                <table:data-pilot-member table:name="48673" table:display="true" table:show-details="true"/>
                <table:data-pilot-member table:name="48674" table:display="true" table:show-details="true"/>
                <table:data-pilot-member table:name="48683" table:display="true" table:show-details="true"/>
                <table:data-pilot-member table:name="48689" table:display="true" table:show-details="true"/>
                <table:data-pilot-member table:name="48702" table:display="true" table:show-details="true"/>
                <table:data-pilot-member table:name="48712" table:display="true" table:show-details="true"/>
                <table:data-pilot-member table:name="48716" table:display="true" table:show-details="true"/>
                <table:data-pilot-member table:name="48717" table:display="true" table:show-details="true"/>
                <table:data-pilot-member table:name="48721" table:display="true" table:show-details="true"/>
                <table:data-pilot-member table:name="48722" table:display="true" table:show-details="true"/>
                <table:data-pilot-member table:name="48735" table:display="true" table:show-details="true"/>
                <table:data-pilot-member table:name="48737" table:display="true" table:show-details="true"/>
                <table:data-pilot-member table:name="48745" table:display="true" table:show-details="true"/>
                <table:data-pilot-member table:name="48746" table:display="true" table:show-details="true"/>
                <table:data-pilot-member table:name="48759" table:display="true" table:show-details="true"/>
                <table:data-pilot-member table:name="48771" table:display="true" table:show-details="true"/>
                <table:data-pilot-member table:name="48793" table:display="true" table:show-details="true"/>
                <table:data-pilot-member table:name="48796" table:display="true" table:show-details="true"/>
                <table:data-pilot-member table:name="48798" table:display="true" table:show-details="true"/>
                <table:data-pilot-member table:name="48803" table:display="true" table:show-details="true"/>
                <table:data-pilot-member table:name="48816" table:display="true" table:show-details="true"/>
                <table:data-pilot-member table:name="48837" table:display="true" table:show-details="true"/>
                <table:data-pilot-member table:name="48842" table:display="true" table:show-details="true"/>
                <table:data-pilot-member table:name="48849" table:display="true" table:show-details="true"/>
                <table:data-pilot-member table:name="48879" table:display="true" table:show-details="true"/>
                <table:data-pilot-member table:name="48890" table:display="true" table:show-details="true"/>
                <table:data-pilot-member table:name="48896" table:display="true" table:show-details="true"/>
                <table:data-pilot-member table:name="48920" table:display="true" table:show-details="true"/>
                <table:data-pilot-member table:name="48921" table:display="true" table:show-details="true"/>
                <table:data-pilot-member table:name="48933" table:display="true" table:show-details="true"/>
                <table:data-pilot-member table:name="48940" table:display="true" table:show-details="true"/>
                <table:data-pilot-member table:name="48952" table:display="true" table:show-details="true"/>
                <table:data-pilot-member table:name="48966" table:display="true" table:show-details="true"/>
                <table:data-pilot-member table:name="48979" table:display="true" table:show-details="true"/>
                <table:data-pilot-member table:name="48983" table:display="true" table:show-details="true"/>
                <table:data-pilot-member table:name="48995" table:display="true" table:show-details="true"/>
                <table:data-pilot-member table:name="48997" table:display="true" table:show-details="true"/>
                <table:data-pilot-member table:name="49003" table:display="true" table:show-details="true"/>
                <table:data-pilot-member table:name="49004" table:display="true" table:show-details="true"/>
                <table:data-pilot-member table:name="49006" table:display="true" table:show-details="true"/>
                <table:data-pilot-member table:name="49007" table:display="true" table:show-details="true"/>
                <table:data-pilot-member table:name="49008" table:display="true" table:show-details="true"/>
                <table:data-pilot-member table:name="49009" table:display="true" table:show-details="true"/>
                <table:data-pilot-member table:name="49011" table:display="true" table:show-details="true"/>
                <table:data-pilot-member table:name="49029" table:display="true" table:show-details="true"/>
                <table:data-pilot-member table:name="49041" table:display="true" table:show-details="true"/>
                <table:data-pilot-member table:name="49049" table:display="true" table:show-details="true"/>
                <table:data-pilot-member table:name="49051" table:display="true" table:show-details="true"/>
                <table:data-pilot-member table:name="49059" table:display="true" table:show-details="true"/>
                <table:data-pilot-member table:name="49061" table:display="true" table:show-details="true"/>
                <table:data-pilot-member table:name="49074" table:display="true" table:show-details="true"/>
                <table:data-pilot-member table:name="49076" table:display="true" table:show-details="true"/>
                <table:data-pilot-member table:name="49077" table:display="true" table:show-details="true"/>
                <table:data-pilot-member table:name="49082" table:display="true" table:show-details="true"/>
                <table:data-pilot-member table:name="49083" table:display="true" table:show-details="true"/>
                <table:data-pilot-member table:name="49087" table:display="true" table:show-details="true"/>
                <table:data-pilot-member table:name="49101" table:display="true" table:show-details="true"/>
                <table:data-pilot-member table:name="49102" table:display="true" table:show-details="true"/>
                <table:data-pilot-member table:name="49108" table:display="true" table:show-details="true"/>
                <table:data-pilot-member table:name="49116" table:display="true" table:show-details="true"/>
                <table:data-pilot-member table:name="49119" table:display="true" table:show-details="true"/>
                <table:data-pilot-member table:name="49121" table:display="true" table:show-details="true"/>
                <table:data-pilot-member table:name="49129" table:display="true" table:show-details="true"/>
                <table:data-pilot-member table:name="49131" table:display="true" table:show-details="true"/>
                <table:data-pilot-member table:name="49166" table:display="true" table:show-details="true"/>
                <table:data-pilot-member table:name="49172" table:display="true" table:show-details="true"/>
                <table:data-pilot-member table:name="49180" table:display="true" table:show-details="true"/>
                <table:data-pilot-member table:name="49186" table:display="true" table:show-details="true"/>
                <table:data-pilot-member table:name="49202" table:display="true" table:show-details="true"/>
                <table:data-pilot-member table:name="49212" table:display="true" table:show-details="true"/>
                <table:data-pilot-member table:name="49231" table:display="true" table:show-details="true"/>
                <table:data-pilot-member table:name="49238" table:display="true" table:show-details="true"/>
                <table:data-pilot-member table:name="49245" table:display="true" table:show-details="true"/>
                <table:data-pilot-member table:name="49249" table:display="true" table:show-details="true"/>
                <table:data-pilot-member table:name="49250" table:display="true" table:show-details="true"/>
                <table:data-pilot-member table:name="49251" table:display="true" table:show-details="true"/>
                <table:data-pilot-member table:name="49261" table:display="true" table:show-details="true"/>
                <table:data-pilot-member table:name="49272" table:display="true" table:show-details="true"/>
                <table:data-pilot-member table:name="49277" table:display="true" table:show-details="true"/>
                <table:data-pilot-member table:name="49282" table:display="true" table:show-details="true"/>
                <table:data-pilot-member table:name="49286" table:display="true" table:show-details="true"/>
                <table:data-pilot-member table:name="49291" table:display="true" table:show-details="true"/>
                <table:data-pilot-member table:name="49300" table:display="true" table:show-details="true"/>
                <table:data-pilot-member table:name="49317" table:display="true" table:show-details="true"/>
                <table:data-pilot-member table:name="49318" table:display="true" table:show-details="true"/>
                <table:data-pilot-member table:name="49323" table:display="true" table:show-details="true"/>
                <table:data-pilot-member table:name="49334" table:display="true" table:show-details="true"/>
                <table:data-pilot-member table:name="49350" table:display="true" table:show-details="true"/>
                <table:data-pilot-member table:name="49357" table:display="true" table:show-details="true"/>
                <table:data-pilot-member table:name="49361" table:display="true" table:show-details="true"/>
                <table:data-pilot-member table:name="49362" table:display="true" table:show-details="true"/>
                <table:data-pilot-member table:name="49363" table:display="true" table:show-details="true"/>
                <table:data-pilot-member table:name="49366" table:display="true" table:show-details="true"/>
                <table:data-pilot-member table:name="49375" table:display="true" table:show-details="true"/>
                <table:data-pilot-member table:name="49378" table:display="true" table:show-details="true"/>
                <table:data-pilot-member table:name="49392" table:display="true" table:show-details="true"/>
                <table:data-pilot-member table:name="49394" table:display="true" table:show-details="true"/>
                <table:data-pilot-member table:name="49395" table:display="true" table:show-details="true"/>
                <table:data-pilot-member table:name="49409" table:display="true" table:show-details="true"/>
                <table:data-pilot-member table:name="49410" table:display="true" table:show-details="true"/>
                <table:data-pilot-member table:name="49415" table:display="true" table:show-details="true"/>
                <table:data-pilot-member table:name="49432" table:display="true" table:show-details="true"/>
                <table:data-pilot-member table:name="49447" table:display="true" table:show-details="true"/>
                <table:data-pilot-member table:name="49456" table:display="true" table:show-details="true"/>
                <table:data-pilot-member table:name="49457" table:display="true" table:show-details="true"/>
                <table:data-pilot-member table:name="49461" table:display="true" table:show-details="true"/>
                <table:data-pilot-member table:name="49471" table:display="true" table:show-details="true"/>
                <table:data-pilot-member table:name="49477" table:display="true" table:show-details="true"/>
                <table:data-pilot-member table:name="49519" table:display="true" table:show-details="true"/>
                <table:data-pilot-member table:name="49528" table:display="true" table:show-details="true"/>
                <table:data-pilot-member table:name="49529" table:display="true" table:show-details="true"/>
                <table:data-pilot-member table:name="49531" table:display="true" table:show-details="true"/>
                <table:data-pilot-member table:name="49534" table:display="true" table:show-details="true"/>
                <table:data-pilot-member table:name="49560" table:display="true" table:show-details="true"/>
                <table:data-pilot-member table:name="49566" table:display="true" table:show-details="true"/>
                <table:data-pilot-member table:name="49568" table:display="true" table:show-details="true"/>
                <table:data-pilot-member table:name="49570" table:display="true" table:show-details="true"/>
                <table:data-pilot-member table:name="49577" table:display="true" table:show-details="true"/>
                <table:data-pilot-member table:name="49588" table:display="true" table:show-details="true"/>
                <table:data-pilot-member table:name="49589" table:display="true" table:show-details="true"/>
                <table:data-pilot-member table:name="49614" table:display="true" table:show-details="true"/>
                <table:data-pilot-member table:name="49615" table:display="true" table:show-details="true"/>
                <table:data-pilot-member table:name="49616" table:display="true" table:show-details="true"/>
                <table:data-pilot-member table:name="49626" table:display="true" table:show-details="true"/>
                <table:data-pilot-member table:name="49632" table:display="true" table:show-details="true"/>
                <table:data-pilot-member table:name="49634" table:display="true" table:show-details="true"/>
                <table:data-pilot-member table:name="49662" table:display="true" table:show-details="true"/>
                <table:data-pilot-member table:name="49674" table:display="true" table:show-details="true"/>
                <table:data-pilot-member table:name="49692" table:display="true" table:show-details="true"/>
                <table:data-pilot-member table:name="49695" table:display="true" table:show-details="true"/>
                <table:data-pilot-member table:name="49718" table:display="true" table:show-details="true"/>
                <table:data-pilot-member table:name="49719" table:display="true" table:show-details="true"/>
                <table:data-pilot-member table:name="49723" table:display="true" table:show-details="true"/>
                <table:data-pilot-member table:name="49725" table:display="true" table:show-details="true"/>
                <table:data-pilot-member table:name="49726" table:display="true" table:show-details="true"/>
                <table:data-pilot-member table:name="49733" table:display="true" table:show-details="true"/>
                <table:data-pilot-member table:name="49752" table:display="true" table:show-details="true"/>
                <table:data-pilot-member table:name="49753" table:display="true" table:show-details="true"/>
                <table:data-pilot-member table:name="49755" table:display="true" table:show-details="true"/>
                <table:data-pilot-member table:name="49787" table:display="true" table:show-details="true"/>
                <table:data-pilot-member table:name="49793" table:display="true" table:show-details="true"/>
                <table:data-pilot-member table:name="49795" table:display="true" table:show-details="true"/>
                <table:data-pilot-member table:name="49797" table:display="true" table:show-details="true"/>
                <table:data-pilot-member table:name="49802" table:display="true" table:show-details="true"/>
                <table:data-pilot-member table:name="49803" table:display="true" table:show-details="true"/>
                <table:data-pilot-member table:name="49812" table:display="true" table:show-details="true"/>
                <table:data-pilot-member table:name="49834" table:display="true" table:show-details="true"/>
                <table:data-pilot-member table:name="49842" table:display="true" table:show-details="true"/>
                <table:data-pilot-member table:name="49845" table:display="true" table:show-details="true"/>
                <table:data-pilot-member table:name="49868" table:display="true" table:show-details="true"/>
                <table:data-pilot-member table:name="49872" table:display="true" table:show-details="true"/>
                <table:data-pilot-member table:name="49887" table:display="true" table:show-details="true"/>
                <table:data-pilot-member table:name="49942" table:display="true" table:show-details="true"/>
                <table:data-pilot-member table:name="49956" table:display="true" table:show-details="true"/>
                <table:data-pilot-member table:name="49960" table:display="true" table:show-details="true"/>
                <table:data-pilot-member table:name="49969" table:display="true" table:show-details="true"/>
                <table:data-pilot-member table:name="49973" table:display="true" table:show-details="true"/>
                <table:data-pilot-member table:name="49976" table:display="true" table:show-details="true"/>
                <table:data-pilot-member table:name="49984" table:display="true" table:show-details="true"/>
                <table:data-pilot-member table:name="49992" table:display="true" table:show-details="true"/>
                <table:data-pilot-member table:name="49998" table:display="true" table:show-details="true"/>
                <table:data-pilot-member table:name="50042" table:display="true" table:show-details="true"/>
                <table:data-pilot-member table:name="50044" table:display="true" table:show-details="true"/>
                <table:data-pilot-member table:name="50071" table:display="true" table:show-details="true"/>
                <table:data-pilot-member table:name="50073" table:display="true" table:show-details="true"/>
                <table:data-pilot-member table:name="50074" table:display="true" table:show-details="true"/>
                <table:data-pilot-member table:name="50081" table:display="true" table:show-details="true"/>
                <table:data-pilot-member table:name="50086" table:display="true" table:show-details="true"/>
                <table:data-pilot-member table:name="50088" table:display="true" table:show-details="true"/>
                <table:data-pilot-member table:name="50108" table:display="true" table:show-details="true"/>
                <table:data-pilot-member table:name="50112" table:display="true" table:show-details="true"/>
                <table:data-pilot-member table:name="50114" table:display="true" table:show-details="true"/>
                <table:data-pilot-member table:name="50116" table:display="true" table:show-details="true"/>
                <table:data-pilot-member table:name="50117" table:display="true" table:show-details="true"/>
                <table:data-pilot-member table:name="50127" table:display="true" table:show-details="true"/>
                <table:data-pilot-member table:name="50145" table:display="true" table:show-details="true"/>
                <table:data-pilot-member table:name="50153" table:display="true" table:show-details="true"/>
                <table:data-pilot-member table:name="50160" table:display="true" table:show-details="true"/>
                <table:data-pilot-member table:name="50161" table:display="true" table:show-details="true"/>
                <table:data-pilot-member table:name="50164" table:display="true" table:show-details="true"/>
                <table:data-pilot-member table:name="50176" table:display="true" table:show-details="true"/>
                <table:data-pilot-member table:name="50192" table:display="true" table:show-details="true"/>
                <table:data-pilot-member table:name="50196" table:display="true" table:show-details="true"/>
                <table:data-pilot-member table:name="50197" table:display="true" table:show-details="true"/>
                <table:data-pilot-member table:name="50208" table:display="true" table:show-details="true"/>
                <table:data-pilot-member table:name="50210" table:display="true" table:show-details="true"/>
                <table:data-pilot-member table:name="50252" table:display="true" table:show-details="true"/>
                <table:data-pilot-member table:name="50256" table:display="true" table:show-details="true"/>
                <table:data-pilot-member table:name="50259" table:display="true" table:show-details="true"/>
                <table:data-pilot-member table:name="50266" table:display="true" table:show-details="true"/>
                <table:data-pilot-member table:name="50276" table:display="true" table:show-details="true"/>
                <table:data-pilot-member table:name="50277" table:display="true" table:show-details="true"/>
                <table:data-pilot-member table:name="50283" table:display="true" table:show-details="true"/>
                <table:data-pilot-member table:name="50284" table:display="true" table:show-details="true"/>
                <table:data-pilot-member table:name="50286" table:display="true" table:show-details="true"/>
                <table:data-pilot-member table:name="50290" table:display="true" table:show-details="true"/>
                <table:data-pilot-member table:name="50302" table:display="true" table:show-details="true"/>
                <table:data-pilot-member table:name="50312" table:display="true" table:show-details="true"/>
                <table:data-pilot-member table:name="50313" table:display="true" table:show-details="true"/>
                <table:data-pilot-member table:name="50320" table:display="true" table:show-details="true"/>
                <table:data-pilot-member table:name="50340" table:display="true" table:show-details="true"/>
                <table:data-pilot-member table:name="50344" table:display="true" table:show-details="true"/>
                <table:data-pilot-member table:name="50345" table:display="true" table:show-details="true"/>
                <table:data-pilot-member table:name="50353" table:display="true" table:show-details="true"/>
                <table:data-pilot-member table:name="50365" table:display="true" table:show-details="true"/>
                <table:data-pilot-member table:name="50373" table:display="true" table:show-details="true"/>
                <table:data-pilot-member table:name="50377" table:display="true" table:show-details="true"/>
                <table:data-pilot-member table:name="50380" table:display="true" table:show-details="true"/>
                <table:data-pilot-member table:name="50392" table:display="true" table:show-details="true"/>
                <table:data-pilot-member table:name="50408" table:display="true" table:show-details="true"/>
                <table:data-pilot-member table:name="50409" table:display="true" table:show-details="true"/>
                <table:data-pilot-member table:name="50410" table:display="true" table:show-details="true"/>
                <table:data-pilot-member table:name="50411" table:display="true" table:show-details="true"/>
                <table:data-pilot-member table:name="50413" table:display="true" table:show-details="true"/>
                <table:data-pilot-member table:name="50415" table:display="true" table:show-details="true"/>
                <table:data-pilot-member table:name="50417" table:display="true" table:show-details="true"/>
                <table:data-pilot-member table:name="50418" table:display="true" table:show-details="true"/>
                <table:data-pilot-member table:name="50435" table:display="true" table:show-details="true"/>
                <table:data-pilot-member table:name="50443" table:display="true" table:show-details="true"/>
                <table:data-pilot-member table:name="50447" table:display="true" table:show-details="true"/>
                <table:data-pilot-member table:name="50457" table:display="true" table:show-details="true"/>
                <table:data-pilot-member table:name="50458" table:display="true" table:show-details="true"/>
                <table:data-pilot-member table:name="50462" table:display="true" table:show-details="true"/>
                <table:data-pilot-member table:name="50475" table:display="true" table:show-details="true"/>
                <table:data-pilot-member table:name="50476" table:display="true" table:show-details="true"/>
                <table:data-pilot-member table:name="50477" table:display="true" table:show-details="true"/>
                <table:data-pilot-member table:name="50479" table:display="true" table:show-details="true"/>
                <table:data-pilot-member table:name="50501" table:display="true" table:show-details="true"/>
                <table:data-pilot-member table:name="50520" table:display="true" table:show-details="true"/>
                <table:data-pilot-member table:name="50529" table:display="true" table:show-details="true"/>
                <table:data-pilot-member table:name="50533" table:display="true" table:show-details="true"/>
                <table:data-pilot-member table:name="50538" table:display="true" table:show-details="true"/>
                <table:data-pilot-member table:name="50545" table:display="true" table:show-details="true"/>
                <table:data-pilot-member table:name="50547" table:display="true" table:show-details="true"/>
                <table:data-pilot-member table:name="50552" table:display="true" table:show-details="true"/>
                <table:data-pilot-member table:name="50580" table:display="true" table:show-details="true"/>
                <table:data-pilot-member table:name="50582" table:display="true" table:show-details="true"/>
                <table:data-pilot-member table:name="50593" table:display="true" table:show-details="true"/>
                <table:data-pilot-member table:name="50609" table:display="true" table:show-details="true"/>
                <table:data-pilot-member table:name="50612" table:display="true" table:show-details="true"/>
                <table:data-pilot-member table:name="50617" table:display="true" table:show-details="true"/>
                <table:data-pilot-member table:name="50635" table:display="true" table:show-details="true"/>
                <table:data-pilot-member table:name="50642" table:display="true" table:show-details="true"/>
                <table:data-pilot-member table:name="50662" table:display="true" table:show-details="true"/>
                <table:data-pilot-member table:name="50678" table:display="true" table:show-details="true"/>
                <table:data-pilot-member table:name="50684" table:display="true" table:show-details="true"/>
                <table:data-pilot-member table:name="50691" table:display="true" table:show-details="true"/>
                <table:data-pilot-member table:name="50695" table:display="true" table:show-details="true"/>
                <table:data-pilot-member table:name="50701" table:display="true" table:show-details="true"/>
                <table:data-pilot-member table:name="50702" table:display="true" table:show-details="true"/>
                <table:data-pilot-member table:name="50704" table:display="true" table:show-details="true"/>
                <table:data-pilot-member table:name="50713" table:display="true" table:show-details="true"/>
                <table:data-pilot-member table:name="50714" table:display="true" table:show-details="true"/>
                <table:data-pilot-member table:name="50717" table:display="true" table:show-details="true"/>
                <table:data-pilot-member table:name="50719" table:display="true" table:show-details="true"/>
                <table:data-pilot-member table:name="50724" table:display="true" table:show-details="true"/>
                <table:data-pilot-member table:name="50728" table:display="true" table:show-details="true"/>
                <table:data-pilot-member table:name="50735" table:display="true" table:show-details="true"/>
                <table:data-pilot-member table:name="50737" table:display="true" table:show-details="true"/>
                <table:data-pilot-member table:name="50742" table:display="true" table:show-details="true"/>
                <table:data-pilot-member table:name="50746" table:display="true" table:show-details="true"/>
                <table:data-pilot-member table:name="50749" table:display="true" table:show-details="true"/>
                <table:data-pilot-member table:name="50750" table:display="true" table:show-details="true"/>
                <table:data-pilot-member table:name="50752" table:display="true" table:show-details="true"/>
                <table:data-pilot-member table:name="50753" table:display="true" table:show-details="true"/>
                <table:data-pilot-member table:name="50756" table:display="true" table:show-details="true"/>
                <table:data-pilot-member table:name="50785" table:display="true" table:show-details="true"/>
                <table:data-pilot-member table:name="50788" table:display="true" table:show-details="true"/>
                <table:data-pilot-member table:name="50797" table:display="true" table:show-details="true"/>
                <table:data-pilot-member table:name="50800" table:display="true" table:show-details="true"/>
                <table:data-pilot-member table:name="50823" table:display="true" table:show-details="true"/>
                <table:data-pilot-member table:name="50833" table:display="true" table:show-details="true"/>
                <table:data-pilot-member table:name="50836" table:display="true" table:show-details="true"/>
                <table:data-pilot-member table:name="50849" table:display="true" table:show-details="true"/>
                <table:data-pilot-member table:name="50854" table:display="true" table:show-details="true"/>
                <table:data-pilot-member table:name="50859" table:display="true" table:show-details="true"/>
                <table:data-pilot-member table:name="50881" table:display="true" table:show-details="true"/>
                <table:data-pilot-member table:name="50883" table:display="true" table:show-details="true"/>
                <table:data-pilot-member table:name="50886" table:display="true" table:show-details="true"/>
                <table:data-pilot-member table:name="50892" table:display="true" table:show-details="true"/>
                <table:data-pilot-member table:name="50895" table:display="true" table:show-details="true"/>
                <table:data-pilot-member table:name="50899" table:display="true" table:show-details="true"/>
                <table:data-pilot-member table:name="50919" table:display="true" table:show-details="true"/>
                <table:data-pilot-member table:name="50926" table:display="true" table:show-details="true"/>
                <table:data-pilot-member table:name="50935" table:display="true" table:show-details="true"/>
                <table:data-pilot-member table:name="50936" table:display="true" table:show-details="true"/>
                <table:data-pilot-member table:name="50938" table:display="true" table:show-details="true"/>
                <table:data-pilot-member table:name="50939" table:display="true" table:show-details="true"/>
                <table:data-pilot-member table:name="50948" table:display="true" table:show-details="true"/>
                <table:data-pilot-member table:name="50953" table:display="true" table:show-details="true"/>
                <table:data-pilot-member table:name="50966" table:display="true" table:show-details="true"/>
                <table:data-pilot-member table:name="50973" table:display="true" table:show-details="true"/>
                <table:data-pilot-member table:name="50981" table:display="true" table:show-details="true"/>
                <table:data-pilot-member table:name="50995" table:display="true" table:show-details="true"/>
                <table:data-pilot-member table:name="51008" table:display="true" table:show-details="true"/>
                <table:data-pilot-member table:name="51011" table:display="true" table:show-details="true"/>
                <table:data-pilot-member table:name="51029" table:display="true" table:show-details="true"/>
                <table:data-pilot-member table:name="51031" table:display="true" table:show-details="true"/>
                <table:data-pilot-member table:name="51033" table:display="true" table:show-details="true"/>
                <table:data-pilot-member table:name="51073" table:display="true" table:show-details="true"/>
                <table:data-pilot-member table:name="51077" table:display="true" table:show-details="true"/>
                <table:data-pilot-member table:name="51085" table:display="true" table:show-details="true"/>
                <table:data-pilot-member table:name="51105" table:display="true" table:show-details="true"/>
                <table:data-pilot-member table:name="51112" table:display="true" table:show-details="true"/>
                <table:data-pilot-member table:name="51113" table:display="true" table:show-details="true"/>
                <table:data-pilot-member table:name="51138" table:display="true" table:show-details="true"/>
                <table:data-pilot-member table:name="51144" table:display="true" table:show-details="true"/>
                <table:data-pilot-member table:name="51152" table:display="true" table:show-details="true"/>
                <table:data-pilot-member table:name="51154" table:display="true" table:show-details="true"/>
                <table:data-pilot-member table:name="51170" table:display="true" table:show-details="true"/>
                <table:data-pilot-member table:name="51171" table:display="true" table:show-details="true"/>
                <table:data-pilot-member table:name="51176" table:display="true" table:show-details="true"/>
                <table:data-pilot-member table:name="51177" table:display="true" table:show-details="true"/>
                <table:data-pilot-member table:name="51183" table:display="true" table:show-details="true"/>
                <table:data-pilot-member table:name="51190" table:display="true" table:show-details="true"/>
                <table:data-pilot-member table:name="51199" table:display="true" table:show-details="true"/>
                <table:data-pilot-member table:name="51203" table:display="true" table:show-details="true"/>
                <table:data-pilot-member table:name="51206" table:display="true" table:show-details="true"/>
                <table:data-pilot-member table:name="51215" table:display="true" table:show-details="true"/>
                <table:data-pilot-member table:name="51217" table:display="true" table:show-details="true"/>
                <table:data-pilot-member table:name="51234" table:display="true" table:show-details="true"/>
                <table:data-pilot-member table:name="51240" table:display="true" table:show-details="true"/>
                <table:data-pilot-member table:name="51243" table:display="true" table:show-details="true"/>
                <table:data-pilot-member table:name="51260" table:display="true" table:show-details="true"/>
                <table:data-pilot-member table:name="51262" table:display="true" table:show-details="true"/>
                <table:data-pilot-member table:name="51263" table:display="true" table:show-details="true"/>
                <table:data-pilot-member table:name="51271" table:display="true" table:show-details="true"/>
                <table:data-pilot-member table:name="51275" table:display="true" table:show-details="true"/>
                <table:data-pilot-member table:name="51277" table:display="true" table:show-details="true"/>
                <table:data-pilot-member table:name="51284" table:display="true" table:show-details="true"/>
                <table:data-pilot-member table:name="51285" table:display="true" table:show-details="true"/>
                <table:data-pilot-member table:name="51300" table:display="true" table:show-details="true"/>
                <table:data-pilot-member table:name="51305" table:display="true" table:show-details="true"/>
                <table:data-pilot-member table:name="51319" table:display="true" table:show-details="true"/>
                <table:data-pilot-member table:name="51320" table:display="true" table:show-details="true"/>
                <table:data-pilot-member table:name="51327" table:display="true" table:show-details="true"/>
                <table:data-pilot-member table:name="51341" table:display="true" table:show-details="true"/>
                <table:data-pilot-member table:name="51352" table:display="true" table:show-details="true"/>
                <table:data-pilot-member table:name="51355" table:display="true" table:show-details="true"/>
                <table:data-pilot-member table:name="51370" table:display="true" table:show-details="true"/>
                <table:data-pilot-member table:name="51377" table:display="true" table:show-details="true"/>
                <table:data-pilot-member table:name="51383" table:display="true" table:show-details="true"/>
                <table:data-pilot-member table:name="51387" table:display="true" table:show-details="true"/>
                <table:data-pilot-member table:name="51393" table:display="true" table:show-details="true"/>
                <table:data-pilot-member table:name="51396" table:display="true" table:show-details="true"/>
                <table:data-pilot-member table:name="51400" table:display="true" table:show-details="true"/>
                <table:data-pilot-member table:name="51404" table:display="true" table:show-details="true"/>
                <table:data-pilot-member table:name="51409" table:display="true" table:show-details="true"/>
                <table:data-pilot-member table:name="51411" table:display="true" table:show-details="true"/>
                <table:data-pilot-member table:name="51420" table:display="true" table:show-details="true"/>
                <table:data-pilot-member table:name="51430" table:display="true" table:show-details="true"/>
                <table:data-pilot-member table:name="51438" table:display="true" table:show-details="true"/>
                <table:data-pilot-member table:name="51448" table:display="true" table:show-details="true"/>
                <table:data-pilot-member table:name="51449" table:display="true" table:show-details="true"/>
                <table:data-pilot-member table:name="51451" table:display="true" table:show-details="true"/>
                <table:data-pilot-member table:name="51454" table:display="true" table:show-details="true"/>
                <table:data-pilot-member table:name="51455" table:display="true" table:show-details="true"/>
                <table:data-pilot-member table:name="51462" table:display="true" table:show-details="true"/>
                <table:data-pilot-member table:name="51476" table:display="true" table:show-details="true"/>
                <table:data-pilot-member table:name="51486" table:display="true" table:show-details="true"/>
                <table:data-pilot-member table:name="51492" table:display="true" table:show-details="true"/>
                <table:data-pilot-member table:name="51498" table:display="true" table:show-details="true"/>
                <table:data-pilot-member table:name="51504" table:display="true" table:show-details="true"/>
                <table:data-pilot-member table:name="51527" table:display="true" table:show-details="true"/>
                <table:data-pilot-member table:name="51529" table:display="true" table:show-details="true"/>
                <table:data-pilot-member table:name="51532" table:display="true" table:show-details="true"/>
                <table:data-pilot-member table:name="51538" table:display="true" table:show-details="true"/>
                <table:data-pilot-member table:name="51541" table:display="true" table:show-details="true"/>
                <table:data-pilot-member table:name="51545" table:display="true" table:show-details="true"/>
                <table:data-pilot-member table:name="51563" table:display="true" table:show-details="true"/>
                <table:data-pilot-member table:name="51575" table:display="true" table:show-details="true"/>
                <table:data-pilot-member table:name="51578" table:display="true" table:show-details="true"/>
                <table:data-pilot-member table:name="51584" table:display="true" table:show-details="true"/>
                <table:data-pilot-member table:name="51604" table:display="true" table:show-details="true"/>
                <table:data-pilot-member table:name="51610" table:display="true" table:show-details="true"/>
                <table:data-pilot-member table:name="51622" table:display="true" table:show-details="true"/>
                <table:data-pilot-member table:name="51624" table:display="true" table:show-details="true"/>
                <table:data-pilot-member table:name="51626" table:display="true" table:show-details="true"/>
                <table:data-pilot-member table:name="51632" table:display="true" table:show-details="true"/>
                <table:data-pilot-member table:name="51642" table:display="true" table:show-details="true"/>
                <table:data-pilot-member table:name="51649" table:display="true" table:show-details="true"/>
                <table:data-pilot-member table:name="51651" table:display="true" table:show-details="true"/>
                <table:data-pilot-member table:name="51656" table:display="true" table:show-details="true"/>
                <table:data-pilot-member table:name="51667" table:display="true" table:show-details="true"/>
                <table:data-pilot-member table:name="51673" table:display="true" table:show-details="true"/>
                <table:data-pilot-member table:name="51674" table:display="true" table:show-details="true"/>
                <table:data-pilot-member table:name="51677" table:display="true" table:show-details="true"/>
                <table:data-pilot-member table:name="51684" table:display="true" table:show-details="true"/>
                <table:data-pilot-member table:name="51688" table:display="true" table:show-details="true"/>
                <table:data-pilot-member table:name="51702" table:display="true" table:show-details="true"/>
                <table:data-pilot-member table:name="51703" table:display="true" table:show-details="true"/>
                <table:data-pilot-member table:name="51708" table:display="true" table:show-details="true"/>
                <table:data-pilot-member table:name="51716" table:display="true" table:show-details="true"/>
                <table:data-pilot-member table:name="51721" table:display="true" table:show-details="true"/>
                <table:data-pilot-member table:name="51726" table:display="true" table:show-details="true"/>
                <table:data-pilot-member table:name="51727" table:display="true" table:show-details="true"/>
                <table:data-pilot-member table:name="51734" table:display="true" table:show-details="true"/>
                <table:data-pilot-member table:name="51735" table:display="true" table:show-details="true"/>
                <table:data-pilot-member table:name="51736" table:display="true" table:show-details="true"/>
                <table:data-pilot-member table:name="51737" table:display="true" table:show-details="true"/>
                <table:data-pilot-member table:name="51745" table:display="true" table:show-details="true"/>
                <table:data-pilot-member table:name="51747" table:display="true" table:show-details="true"/>
                <table:data-pilot-member table:name="51759" table:display="true" table:show-details="true"/>
                <table:data-pilot-member table:name="51769" table:display="true" table:show-details="true"/>
                <table:data-pilot-member table:name="51779" table:display="true" table:show-details="true"/>
                <table:data-pilot-member table:name="51780" table:display="true" table:show-details="true"/>
                <table:data-pilot-member table:name="51785" table:display="true" table:show-details="true"/>
                <table:data-pilot-member table:name="51801" table:display="true" table:show-details="true"/>
                <table:data-pilot-member table:name="51819" table:display="true" table:show-details="true"/>
                <table:data-pilot-member table:name="51825" table:display="true" table:show-details="true"/>
                <table:data-pilot-member table:name="51826" table:display="true" table:show-details="true"/>
                <table:data-pilot-member table:name="51843" table:display="true" table:show-details="true"/>
                <table:data-pilot-member table:name="51850" table:display="true" table:show-details="true"/>
                <table:data-pilot-member table:name="51854" table:display="true" table:show-details="true"/>
                <table:data-pilot-member table:name="51855" table:display="true" table:show-details="true"/>
                <table:data-pilot-member table:name="51883" table:display="true" table:show-details="true"/>
                <table:data-pilot-member table:name="51884" table:display="true" table:show-details="true"/>
                <table:data-pilot-member table:name="51892" table:display="true" table:show-details="true"/>
                <table:data-pilot-member table:name="51895" table:display="true" table:show-details="true"/>
                <table:data-pilot-member table:name="51911" table:display="true" table:show-details="true"/>
                <table:data-pilot-member table:name="51912" table:display="true" table:show-details="true"/>
                <table:data-pilot-member table:name="51913" table:display="true" table:show-details="true"/>
                <table:data-pilot-member table:name="51939" table:display="true" table:show-details="true"/>
                <table:data-pilot-member table:name="51943" table:display="true" table:show-details="true"/>
                <table:data-pilot-member table:name="51951" table:display="true" table:show-details="true"/>
                <table:data-pilot-member table:name="51959" table:display="true" table:show-details="true"/>
                <table:data-pilot-member table:name="51968" table:display="true" table:show-details="true"/>
                <table:data-pilot-member table:name="51984" table:display="true" table:show-details="true"/>
                <table:data-pilot-member table:name="51990" table:display="true" table:show-details="true"/>
                <table:data-pilot-member table:name="52003" table:display="true" table:show-details="true"/>
                <table:data-pilot-member table:name="52006" table:display="true" table:show-details="true"/>
                <table:data-pilot-member table:name="52014" table:display="true" table:show-details="true"/>
                <table:data-pilot-member table:name="52028" table:display="true" table:show-details="true"/>
                <table:data-pilot-member table:name="52040" table:display="true" table:show-details="true"/>
                <table:data-pilot-member table:name="52047" table:display="true" table:show-details="true"/>
                <table:data-pilot-member table:name="52066" table:display="true" table:show-details="true"/>
                <table:data-pilot-member table:name="52076" table:display="true" table:show-details="true"/>
                <table:data-pilot-member table:name="52085" table:display="true" table:show-details="true"/>
                <table:data-pilot-member table:name="52090" table:display="true" table:show-details="true"/>
                <table:data-pilot-member table:name="52096" table:display="true" table:show-details="true"/>
                <table:data-pilot-member table:name="52100" table:display="true" table:show-details="true"/>
                <table:data-pilot-member table:name="52101" table:display="true" table:show-details="true"/>
                <table:data-pilot-member table:name="52112" table:display="true" table:show-details="true"/>
                <table:data-pilot-member table:name="52114" table:display="true" table:show-details="true"/>
                <table:data-pilot-member table:name="52119" table:display="true" table:show-details="true"/>
                <table:data-pilot-member table:name="52127" table:display="true" table:show-details="true"/>
                <table:data-pilot-member table:name="52135" table:display="true" table:show-details="true"/>
                <table:data-pilot-member table:name="52139" table:display="true" table:show-details="true"/>
                <table:data-pilot-member table:name="52141" table:display="true" table:show-details="true"/>
                <table:data-pilot-member table:name="52163" table:display="true" table:show-details="true"/>
                <table:data-pilot-member table:name="52172" table:display="true" table:show-details="true"/>
                <table:data-pilot-member table:name="52177" table:display="true" table:show-details="true"/>
                <table:data-pilot-member table:name="52179" table:display="true" table:show-details="true"/>
                <table:data-pilot-member table:name="52182" table:display="true" table:show-details="true"/>
                <table:data-pilot-member table:name="52190" table:display="true" table:show-details="true"/>
                <table:data-pilot-member table:name="52217" table:display="true" table:show-details="true"/>
                <table:data-pilot-member table:name="52218" table:display="true" table:show-details="true"/>
                <table:data-pilot-member table:name="52235" table:display="true" table:show-details="true"/>
                <table:data-pilot-member table:name="52241" table:display="true" table:show-details="true"/>
                <table:data-pilot-member table:name="52266" table:display="true" table:show-details="true"/>
                <table:data-pilot-member table:name="52278" table:display="true" table:show-details="true"/>
                <table:data-pilot-member table:name="52284" table:display="true" table:show-details="true"/>
                <table:data-pilot-member table:name="52290" table:display="true" table:show-details="true"/>
                <table:data-pilot-member table:name="52294" table:display="true" table:show-details="true"/>
                <table:data-pilot-member table:name="52301" table:display="true" table:show-details="true"/>
                <table:data-pilot-member table:name="52315" table:display="true" table:show-details="true"/>
                <table:data-pilot-member table:name="52320" table:display="true" table:show-details="true"/>
                <table:data-pilot-member table:name="52323" table:display="true" table:show-details="true"/>
                <table:data-pilot-member table:name="52324" table:display="true" table:show-details="true"/>
                <table:data-pilot-member table:name="52349" table:display="true" table:show-details="true"/>
                <table:data-pilot-member table:name="52354" table:display="true" table:show-details="true"/>
                <table:data-pilot-member table:name="52358" table:display="true" table:show-details="true"/>
                <table:data-pilot-member table:name="52376" table:display="true" table:show-details="true"/>
                <table:data-pilot-member table:name="52377" table:display="true" table:show-details="true"/>
                <table:data-pilot-member table:name="52383" table:display="true" table:show-details="true"/>
                <table:data-pilot-member table:name="52414" table:display="true" table:show-details="true"/>
                <table:data-pilot-member table:name="52420" table:display="true" table:show-details="true"/>
                <table:data-pilot-member table:name="52427" table:display="true" table:show-details="true"/>
                <table:data-pilot-member table:name="52428" table:display="true" table:show-details="true"/>
                <table:data-pilot-member table:name="52431" table:display="true" table:show-details="true"/>
                <table:data-pilot-member table:name="52438" table:display="true" table:show-details="true"/>
                <table:data-pilot-member table:name="52448" table:display="true" table:show-details="true"/>
                <table:data-pilot-member table:name="52449" table:display="true" table:show-details="true"/>
                <table:data-pilot-member table:name="52450" table:display="true" table:show-details="true"/>
                <table:data-pilot-member table:name="52464" table:display="true" table:show-details="true"/>
                <table:data-pilot-member table:name="52466" table:display="true" table:show-details="true"/>
                <table:data-pilot-member table:name="52471" table:display="true" table:show-details="true"/>
                <table:data-pilot-member table:name="52478" table:display="true" table:show-details="true"/>
                <table:data-pilot-member table:name="52487" table:display="true" table:show-details="true"/>
                <table:data-pilot-member table:name="52492" table:display="true" table:show-details="true"/>
                <table:data-pilot-member table:name="52507" table:display="true" table:show-details="true"/>
                <table:data-pilot-member table:name="52509" table:display="true" table:show-details="true"/>
                <table:data-pilot-member table:name="52510" table:display="true" table:show-details="true"/>
                <table:data-pilot-member table:name="52523" table:display="true" table:show-details="true"/>
                <table:data-pilot-member table:name="52524" table:display="true" table:show-details="true"/>
                <table:data-pilot-member table:name="52525" table:display="true" table:show-details="true"/>
                <table:data-pilot-member table:name="52543" table:display="true" table:show-details="true"/>
                <table:data-pilot-member table:name="52547" table:display="true" table:show-details="true"/>
                <table:data-pilot-member table:name="52553" table:display="true" table:show-details="true"/>
                <table:data-pilot-member table:name="52566" table:display="true" table:show-details="true"/>
                <table:data-pilot-member table:name="52580" table:display="true" table:show-details="true"/>
                <table:data-pilot-member table:name="52590" table:display="true" table:show-details="true"/>
                <table:data-pilot-member table:name="52591" table:display="true" table:show-details="true"/>
                <table:data-pilot-member table:name="52606" table:display="true" table:show-details="true"/>
                <table:data-pilot-member table:name="52618" table:display="true" table:show-details="true"/>
                <table:data-pilot-member table:name="52626" table:display="true" table:show-details="true"/>
                <table:data-pilot-member table:name="52627" table:display="true" table:show-details="true"/>
                <table:data-pilot-member table:name="52631" table:display="true" table:show-details="true"/>
                <table:data-pilot-member table:name="52632" table:display="true" table:show-details="true"/>
                <table:data-pilot-member table:name="52633" table:display="true" table:show-details="true"/>
                <table:data-pilot-member table:name="52639" table:display="true" table:show-details="true"/>
                <table:data-pilot-member table:name="52644" table:display="true" table:show-details="true"/>
                <table:data-pilot-member table:name="52667" table:display="true" table:show-details="true"/>
                <table:data-pilot-member table:name="52670" table:display="true" table:show-details="true"/>
                <table:data-pilot-member table:name="52673" table:display="true" table:show-details="true"/>
                <table:data-pilot-member table:name="52675" table:display="true" table:show-details="true"/>
                <table:data-pilot-member table:name="52679" table:display="true" table:show-details="true"/>
                <table:data-pilot-member table:name="52680" table:display="true" table:show-details="true"/>
                <table:data-pilot-member table:name="52681" table:display="true" table:show-details="true"/>
                <table:data-pilot-member table:name="52688" table:display="true" table:show-details="true"/>
                <table:data-pilot-member table:name="52690" table:display="true" table:show-details="true"/>
                <table:data-pilot-member table:name="52705" table:display="true" table:show-details="true"/>
                <table:data-pilot-member table:name="52710" table:display="true" table:show-details="true"/>
                <table:data-pilot-member table:name="52711" table:display="true" table:show-details="true"/>
                <table:data-pilot-member table:name="52712" table:display="true" table:show-details="true"/>
                <table:data-pilot-member table:name="52730" table:display="true" table:show-details="true"/>
                <table:data-pilot-member table:name="52732" table:display="true" table:show-details="true"/>
                <table:data-pilot-member table:name="52737" table:display="true" table:show-details="true"/>
                <table:data-pilot-member table:name="52741" table:display="true" table:show-details="true"/>
                <table:data-pilot-member table:name="52743" table:display="true" table:show-details="true"/>
                <table:data-pilot-member table:name="52747" table:display="true" table:show-details="true"/>
                <table:data-pilot-member table:name="52772" table:display="true" table:show-details="true"/>
                <table:data-pilot-member table:name="52773" table:display="true" table:show-details="true"/>
                <table:data-pilot-member table:name="52805" table:display="true" table:show-details="true"/>
                <table:data-pilot-member table:name="52808" table:display="true" table:show-details="true"/>
                <table:data-pilot-member table:name="52811" table:display="true" table:show-details="true"/>
                <table:data-pilot-member table:name="52828" table:display="true" table:show-details="true"/>
                <table:data-pilot-member table:name="52835" table:display="true" table:show-details="true"/>
                <table:data-pilot-member table:name="52841" table:display="true" table:show-details="true"/>
                <table:data-pilot-member table:name="52853" table:display="true" table:show-details="true"/>
                <table:data-pilot-member table:name="52868" table:display="true" table:show-details="true"/>
                <table:data-pilot-member table:name="52879" table:display="true" table:show-details="true"/>
                <table:data-pilot-member table:name="52881" table:display="true" table:show-details="true"/>
                <table:data-pilot-member table:name="52886" table:display="true" table:show-details="true"/>
                <table:data-pilot-member table:name="52903" table:display="true" table:show-details="true"/>
                <table:data-pilot-member table:name="52907" table:display="true" table:show-details="true"/>
                <table:data-pilot-member table:name="52929" table:display="true" table:show-details="true"/>
                <table:data-pilot-member table:name="52932" table:display="true" table:show-details="true"/>
                <table:data-pilot-member table:name="52944" table:display="true" table:show-details="true"/>
                <table:data-pilot-member table:name="52951" table:display="true" table:show-details="true"/>
                <table:data-pilot-member table:name="52959" table:display="true" table:show-details="true"/>
                <table:data-pilot-member table:name="52966" table:display="true" table:show-details="true"/>
                <table:data-pilot-member table:name="52969" table:display="true" table:show-details="true"/>
                <table:data-pilot-member table:name="52974" table:display="true" table:show-details="true"/>
                <table:data-pilot-member table:name="52982" table:display="true" table:show-details="true"/>
                <table:data-pilot-member table:name="52991" table:display="true" table:show-details="true"/>
                <table:data-pilot-member table:name="52994" table:display="true" table:show-details="true"/>
                <table:data-pilot-member table:name="53029" table:display="true" table:show-details="true"/>
                <table:data-pilot-member table:name="53030" table:display="true" table:show-details="true"/>
                <table:data-pilot-member table:name="53033" table:display="true" table:show-details="true"/>
                <table:data-pilot-member table:name="53044" table:display="true" table:show-details="true"/>
                <table:data-pilot-member table:name="53050" table:display="true" table:show-details="true"/>
                <table:data-pilot-member table:name="53056" table:display="true" table:show-details="true"/>
                <table:data-pilot-member table:name="53057" table:display="true" table:show-details="true"/>
                <table:data-pilot-member table:name="53059" table:display="true" table:show-details="true"/>
                <table:data-pilot-member table:name="53063" table:display="true" table:show-details="true"/>
                <table:data-pilot-member table:name="53069" table:display="true" table:show-details="true"/>
                <table:data-pilot-member table:name="53074" table:display="true" table:show-details="true"/>
                <table:data-pilot-member table:name="53085" table:display="true" table:show-details="true"/>
                <table:data-pilot-member table:name="53095" table:display="true" table:show-details="true"/>
                <table:data-pilot-member table:name="53120" table:display="true" table:show-details="true"/>
                <table:data-pilot-member table:name="53122" table:display="true" table:show-details="true"/>
                <table:data-pilot-member table:name="53123" table:display="true" table:show-details="true"/>
                <table:data-pilot-member table:name="53134" table:display="true" table:show-details="true"/>
                <table:data-pilot-member table:name="53142" table:display="true" table:show-details="true"/>
                <table:data-pilot-member table:name="53150" table:display="true" table:show-details="true"/>
                <table:data-pilot-member table:name="53156" table:display="true" table:show-details="true"/>
                <table:data-pilot-member table:name="53169" table:display="true" table:show-details="true"/>
                <table:data-pilot-member table:name="53181" table:display="true" table:show-details="true"/>
                <table:data-pilot-member table:name="53183" table:display="true" table:show-details="true"/>
                <table:data-pilot-member table:name="53188" table:display="true" table:show-details="true"/>
                <table:data-pilot-member table:name="53197" table:display="true" table:show-details="true"/>
                <table:data-pilot-member table:name="53199" table:display="true" table:show-details="true"/>
                <table:data-pilot-member table:name="53210" table:display="true" table:show-details="true"/>
                <table:data-pilot-member table:name="53216" table:display="true" table:show-details="true"/>
                <table:data-pilot-member table:name="53219" table:display="true" table:show-details="true"/>
                <table:data-pilot-member table:name="53225" table:display="true" table:show-details="true"/>
                <table:data-pilot-member table:name="53226" table:display="true" table:show-details="true"/>
                <table:data-pilot-member table:name="53240" table:display="true" table:show-details="true"/>
                <table:data-pilot-member table:name="53241" table:display="true" table:show-details="true"/>
                <table:data-pilot-member table:name="53251" table:display="true" table:show-details="true"/>
                <table:data-pilot-member table:name="53259" table:display="true" table:show-details="true"/>
                <table:data-pilot-member table:name="53280" table:display="true" table:show-details="true"/>
                <table:data-pilot-member table:name="53318" table:display="true" table:show-details="true"/>
                <table:data-pilot-member table:name="53320" table:display="true" table:show-details="true"/>
                <table:data-pilot-member table:name="53331" table:display="true" table:show-details="true"/>
                <table:data-pilot-member table:name="53341" table:display="true" table:show-details="true"/>
                <table:data-pilot-member table:name="53342" table:display="true" table:show-details="true"/>
                <table:data-pilot-member table:name="53344" table:display="true" table:show-details="true"/>
                <table:data-pilot-member table:name="53352" table:display="true" table:show-details="true"/>
                <table:data-pilot-member table:name="53380" table:display="true" table:show-details="true"/>
                <table:data-pilot-member table:name="53383" table:display="true" table:show-details="true"/>
                <table:data-pilot-member table:name="53386" table:display="true" table:show-details="true"/>
                <table:data-pilot-member table:name="53387" table:display="true" table:show-details="true"/>
                <table:data-pilot-member table:name="53388" table:display="true" table:show-details="true"/>
                <table:data-pilot-member table:name="53390" table:display="true" table:show-details="true"/>
                <table:data-pilot-member table:name="53395" table:display="true" table:show-details="true"/>
                <table:data-pilot-member table:name="53399" table:display="true" table:show-details="true"/>
                <table:data-pilot-member table:name="53401" table:display="true" table:show-details="true"/>
                <table:data-pilot-member table:name="53433" table:display="true" table:show-details="true"/>
                <table:data-pilot-member table:name="53449" table:display="true" table:show-details="true"/>
                <table:data-pilot-member table:name="53450" table:display="true" table:show-details="true"/>
                <table:data-pilot-member table:name="53451" table:display="true" table:show-details="true"/>
                <table:data-pilot-member table:name="53461" table:display="true" table:show-details="true"/>
                <table:data-pilot-member table:name="53467" table:display="true" table:show-details="true"/>
                <table:data-pilot-member table:name="53486" table:display="true" table:show-details="true"/>
                <table:data-pilot-member table:name="53492" table:display="true" table:show-details="true"/>
                <table:data-pilot-member table:name="53496" table:display="true" table:show-details="true"/>
                <table:data-pilot-member table:name="53505" table:display="true" table:show-details="true"/>
                <table:data-pilot-member table:name="53523" table:display="true" table:show-details="true"/>
                <table:data-pilot-member table:name="53534" table:display="true" table:show-details="true"/>
                <table:data-pilot-member table:name="53536" table:display="true" table:show-details="true"/>
                <table:data-pilot-member table:name="53547" table:display="true" table:show-details="true"/>
                <table:data-pilot-member table:name="53549" table:display="true" table:show-details="true"/>
                <table:data-pilot-member table:name="53560" table:display="true" table:show-details="true"/>
                <table:data-pilot-member table:name="53562" table:display="true" table:show-details="true"/>
                <table:data-pilot-member table:name="53568" table:display="true" table:show-details="true"/>
                <table:data-pilot-member table:name="53593" table:display="true" table:show-details="true"/>
                <table:data-pilot-member table:name="53602" table:display="true" table:show-details="true"/>
                <table:data-pilot-member table:name="53603" table:display="true" table:show-details="true"/>
                <table:data-pilot-member table:name="53606" table:display="true" table:show-details="true"/>
                <table:data-pilot-member table:name="53608" table:display="true" table:show-details="true"/>
                <table:data-pilot-member table:name="53614" table:display="true" table:show-details="true"/>
                <table:data-pilot-member table:name="53617" table:display="true" table:show-details="true"/>
                <table:data-pilot-member table:name="53619" table:display="true" table:show-details="true"/>
                <table:data-pilot-member table:name="53632" table:display="true" table:show-details="true"/>
                <table:data-pilot-member table:name="53654" table:display="true" table:show-details="true"/>
                <table:data-pilot-member table:name="53658" table:display="true" table:show-details="true"/>
                <table:data-pilot-member table:name="53659" table:display="true" table:show-details="true"/>
                <table:data-pilot-member table:name="53661" table:display="true" table:show-details="true"/>
                <table:data-pilot-member table:name="53671" table:display="true" table:show-details="true"/>
                <table:data-pilot-member table:name="53673" table:display="true" table:show-details="true"/>
                <table:data-pilot-member table:name="53675" table:display="true" table:show-details="true"/>
                <table:data-pilot-member table:name="53676" table:display="true" table:show-details="true"/>
                <table:data-pilot-member table:name="53677" table:display="true" table:show-details="true"/>
                <table:data-pilot-member table:name="53679" table:display="true" table:show-details="true"/>
                <table:data-pilot-member table:name="53682" table:display="true" table:show-details="true"/>
                <table:data-pilot-member table:name="53688" table:display="true" table:show-details="true"/>
                <table:data-pilot-member table:name="53697" table:display="true" table:show-details="true"/>
                <table:data-pilot-member table:name="53707" table:display="true" table:show-details="true"/>
                <table:data-pilot-member table:name="53716" table:display="true" table:show-details="true"/>
                <table:data-pilot-member table:name="53719" table:display="true" table:show-details="true"/>
                <table:data-pilot-member table:name="53722" table:display="true" table:show-details="true"/>
                <table:data-pilot-member table:name="53740" table:display="true" table:show-details="true"/>
                <table:data-pilot-member table:name="53741" table:display="true" table:show-details="true"/>
                <table:data-pilot-member table:name="53754" table:display="true" table:show-details="true"/>
                <table:data-pilot-member table:name="53755" table:display="true" table:show-details="true"/>
                <table:data-pilot-member table:name="53759" table:display="true" table:show-details="true"/>
                <table:data-pilot-member table:name="53783" table:display="true" table:show-details="true"/>
                <table:data-pilot-member table:name="53787" table:display="true" table:show-details="true"/>
                <table:data-pilot-member table:name="53794" table:display="true" table:show-details="true"/>
                <table:data-pilot-member table:name="53796" table:display="true" table:show-details="true"/>
                <table:data-pilot-member table:name="53800" table:display="true" table:show-details="true"/>
                <table:data-pilot-member table:name="53808" table:display="true" table:show-details="true"/>
                <table:data-pilot-member table:name="53817" table:display="true" table:show-details="true"/>
                <table:data-pilot-member table:name="53823" table:display="true" table:show-details="true"/>
                <table:data-pilot-member table:name="53824" table:display="true" table:show-details="true"/>
                <table:data-pilot-member table:name="53832" table:display="true" table:show-details="true"/>
                <table:data-pilot-member table:name="53837" table:display="true" table:show-details="true"/>
                <table:data-pilot-member table:name="53852" table:display="true" table:show-details="true"/>
                <table:data-pilot-member table:name="53863" table:display="true" table:show-details="true"/>
                <table:data-pilot-member table:name="53865" table:display="true" table:show-details="true"/>
                <table:data-pilot-member table:name="53866" table:display="true" table:show-details="true"/>
                <table:data-pilot-member table:name="53871" table:display="true" table:show-details="true"/>
                <table:data-pilot-member table:name="53885" table:display="true" table:show-details="true"/>
                <table:data-pilot-member table:name="53889" table:display="true" table:show-details="true"/>
                <table:data-pilot-member table:name="53890" table:display="true" table:show-details="true"/>
                <table:data-pilot-member table:name="53897" table:display="true" table:show-details="true"/>
                <table:data-pilot-member table:name="53902" table:display="true" table:show-details="true"/>
                <table:data-pilot-member table:name="53911" table:display="true" table:show-details="true"/>
                <table:data-pilot-member table:name="53923" table:display="true" table:show-details="true"/>
                <table:data-pilot-member table:name="53931" table:display="true" table:show-details="true"/>
                <table:data-pilot-member table:name="53937" table:display="true" table:show-details="true"/>
                <table:data-pilot-member table:name="53946" table:display="true" table:show-details="true"/>
                <table:data-pilot-member table:name="53951" table:display="true" table:show-details="true"/>
                <table:data-pilot-member table:name="53955" table:display="true" table:show-details="true"/>
                <table:data-pilot-member table:name="53957" table:display="true" table:show-details="true"/>
                <table:data-pilot-member table:name="53964" table:display="true" table:show-details="true"/>
                <table:data-pilot-member table:name="53968" table:display="true" table:show-details="true"/>
                <table:data-pilot-member table:name="53983" table:display="true" table:show-details="true"/>
                <table:data-pilot-member table:name="53989" table:display="true" table:show-details="true"/>
                <table:data-pilot-member table:name="54003" table:display="true" table:show-details="true"/>
                <table:data-pilot-member table:name="54009" table:display="true" table:show-details="true"/>
                <table:data-pilot-member table:name="54012" table:display="true" table:show-details="true"/>
                <table:data-pilot-member table:name="54015" table:display="true" table:show-details="true"/>
                <table:data-pilot-member table:name="54035" table:display="true" table:show-details="true"/>
                <table:data-pilot-member table:name="54063" table:display="true" table:show-details="true"/>
                <table:data-pilot-member table:name="54066" table:display="true" table:show-details="true"/>
                <table:data-pilot-member table:name="54080" table:display="true" table:show-details="true"/>
                <table:data-pilot-member table:name="54086" table:display="true" table:show-details="true"/>
                <table:data-pilot-member table:name="54091" table:display="true" table:show-details="true"/>
                <table:data-pilot-member table:name="54095" table:display="true" table:show-details="true"/>
                <table:data-pilot-member table:name="54097" table:display="true" table:show-details="true"/>
                <table:data-pilot-member table:name="54103" table:display="true" table:show-details="true"/>
                <table:data-pilot-member table:name="54107" table:display="true" table:show-details="true"/>
                <table:data-pilot-member table:name="54110" table:display="true" table:show-details="true"/>
                <table:data-pilot-member table:name="54111" table:display="true" table:show-details="true"/>
                <table:data-pilot-member table:name="54138" table:display="true" table:show-details="true"/>
                <table:data-pilot-member table:name="54151" table:display="true" table:show-details="true"/>
                <table:data-pilot-member table:name="54174" table:display="true" table:show-details="true"/>
                <table:data-pilot-member table:name="54175" table:display="true" table:show-details="true"/>
                <table:data-pilot-member table:name="54190" table:display="true" table:show-details="true"/>
                <table:data-pilot-member table:name="54192" table:display="true" table:show-details="true"/>
                <table:data-pilot-member table:name="54197" table:display="true" table:show-details="true"/>
                <table:data-pilot-member table:name="54198" table:display="true" table:show-details="true"/>
                <table:data-pilot-member table:name="54206" table:display="true" table:show-details="true"/>
                <table:data-pilot-member table:name="54230" table:display="true" table:show-details="true"/>
                <table:data-pilot-member table:name="54234" table:display="true" table:show-details="true"/>
                <table:data-pilot-member table:name="54236" table:display="true" table:show-details="true"/>
                <table:data-pilot-member table:name="54237" table:display="true" table:show-details="true"/>
                <table:data-pilot-member table:name="54239" table:display="true" table:show-details="true"/>
                <table:data-pilot-member table:name="54241" table:display="true" table:show-details="true"/>
                <table:data-pilot-member table:name="54245" table:display="true" table:show-details="true"/>
                <table:data-pilot-member table:name="54246" table:display="true" table:show-details="true"/>
                <table:data-pilot-member table:name="54277" table:display="true" table:show-details="true"/>
                <table:data-pilot-member table:name="54301" table:display="true" table:show-details="true"/>
                <table:data-pilot-member table:name="54308" table:display="true" table:show-details="true"/>
                <table:data-pilot-member table:name="54316" table:display="true" table:show-details="true"/>
                <table:data-pilot-member table:name="54340" table:display="true" table:show-details="true"/>
                <table:data-pilot-member table:name="54346" table:display="true" table:show-details="true"/>
                <table:data-pilot-member table:name="54349" table:display="true" table:show-details="true"/>
                <table:data-pilot-member table:name="54359" table:display="true" table:show-details="true"/>
                <table:data-pilot-member table:name="54369" table:display="true" table:show-details="true"/>
                <table:data-pilot-member table:name="54373" table:display="true" table:show-details="true"/>
                <table:data-pilot-member table:name="54377" table:display="true" table:show-details="true"/>
                <table:data-pilot-member table:name="54381" table:display="true" table:show-details="true"/>
                <table:data-pilot-member table:name="54388" table:display="true" table:show-details="true"/>
                <table:data-pilot-member table:name="54400" table:display="true" table:show-details="true"/>
                <table:data-pilot-member table:name="54405" table:display="true" table:show-details="true"/>
                <table:data-pilot-member table:name="54411" table:display="true" table:show-details="true"/>
                <table:data-pilot-member table:name="54416" table:display="true" table:show-details="true"/>
                <table:data-pilot-member table:name="54422" table:display="true" table:show-details="true"/>
                <table:data-pilot-member table:name="54425" table:display="true" table:show-details="true"/>
                <table:data-pilot-member table:name="54438" table:display="true" table:show-details="true"/>
                <table:data-pilot-member table:name="54442" table:display="true" table:show-details="true"/>
                <table:data-pilot-member table:name="54452" table:display="true" table:show-details="true"/>
                <table:data-pilot-member table:name="54453" table:display="true" table:show-details="true"/>
                <table:data-pilot-member table:name="54455" table:display="true" table:show-details="true"/>
                <table:data-pilot-member table:name="54456" table:display="true" table:show-details="true"/>
                <table:data-pilot-member table:name="54463" table:display="true" table:show-details="true"/>
                <table:data-pilot-member table:name="54465" table:display="true" table:show-details="true"/>
                <table:data-pilot-member table:name="54467" table:display="true" table:show-details="true"/>
                <table:data-pilot-member table:name="54472" table:display="true" table:show-details="true"/>
                <table:data-pilot-member table:name="54478" table:display="true" table:show-details="true"/>
                <table:data-pilot-member table:name="54490" table:display="true" table:show-details="true"/>
                <table:data-pilot-member table:name="54493" table:display="true" table:show-details="true"/>
                <table:data-pilot-member table:name="54495" table:display="true" table:show-details="true"/>
                <table:data-pilot-member table:name="54504" table:display="true" table:show-details="true"/>
                <table:data-pilot-member table:name="54505" table:display="true" table:show-details="true"/>
                <table:data-pilot-member table:name="54509" table:display="true" table:show-details="true"/>
                <table:data-pilot-member table:name="54512" table:display="true" table:show-details="true"/>
                <table:data-pilot-member table:name="54515" table:display="true" table:show-details="true"/>
                <table:data-pilot-member table:name="54540" table:display="true" table:show-details="true"/>
                <table:data-pilot-member table:name="54544" table:display="true" table:show-details="true"/>
                <table:data-pilot-member table:name="54557" table:display="true" table:show-details="true"/>
                <table:data-pilot-member table:name="54561" table:display="true" table:show-details="true"/>
                <table:data-pilot-member table:name="54572" table:display="true" table:show-details="true"/>
                <table:data-pilot-member table:name="54573" table:display="true" table:show-details="true"/>
                <table:data-pilot-member table:name="54578" table:display="true" table:show-details="true"/>
                <table:data-pilot-member table:name="54582" table:display="true" table:show-details="true"/>
                <table:data-pilot-member table:name="54587" table:display="true" table:show-details="true"/>
                <table:data-pilot-member table:name="54590" table:display="true" table:show-details="true"/>
                <table:data-pilot-member table:name="54597" table:display="true" table:show-details="true"/>
                <table:data-pilot-member table:name="54619" table:display="true" table:show-details="true"/>
                <table:data-pilot-member table:name="54639" table:display="true" table:show-details="true"/>
                <table:data-pilot-member table:name="54645" table:display="true" table:show-details="true"/>
                <table:data-pilot-member table:name="54649" table:display="true" table:show-details="true"/>
                <table:data-pilot-member table:name="54652" table:display="true" table:show-details="true"/>
                <table:data-pilot-member table:name="54661" table:display="true" table:show-details="true"/>
                <table:data-pilot-member table:name="54673" table:display="true" table:show-details="true"/>
                <table:data-pilot-member table:name="54676" table:display="true" table:show-details="true"/>
                <table:data-pilot-member table:name="54678" table:display="true" table:show-details="true"/>
                <table:data-pilot-member table:name="54684" table:display="true" table:show-details="true"/>
                <table:data-pilot-member table:name="54690" table:display="true" table:show-details="true"/>
                <table:data-pilot-member table:name="54694" table:display="true" table:show-details="true"/>
                <table:data-pilot-member table:name="54700" table:display="true" table:show-details="true"/>
                <table:data-pilot-member table:name="54723" table:display="true" table:show-details="true"/>
                <table:data-pilot-member table:name="54729" table:display="true" table:show-details="true"/>
                <table:data-pilot-member table:name="54754" table:display="true" table:show-details="true"/>
                <table:data-pilot-member table:name="54755" table:display="true" table:show-details="true"/>
                <table:data-pilot-member table:name="54771" table:display="true" table:show-details="true"/>
                <table:data-pilot-member table:name="54772" table:display="true" table:show-details="true"/>
                <table:data-pilot-member table:name="54777" table:display="true" table:show-details="true"/>
                <table:data-pilot-member table:name="54780" table:display="true" table:show-details="true"/>
                <table:data-pilot-member table:name="54781" table:display="true" table:show-details="true"/>
                <table:data-pilot-member table:name="54782" table:display="true" table:show-details="true"/>
                <table:data-pilot-member table:name="54791" table:display="true" table:show-details="true"/>
                <table:data-pilot-member table:name="54794" table:display="true" table:show-details="true"/>
                <table:data-pilot-member table:name="54818" table:display="true" table:show-details="true"/>
                <table:data-pilot-member table:name="54820" table:display="true" table:show-details="true"/>
                <table:data-pilot-member table:name="54822" table:display="true" table:show-details="true"/>
                <table:data-pilot-member table:name="54824" table:display="true" table:show-details="true"/>
                <table:data-pilot-member table:name="54835" table:display="true" table:show-details="true"/>
                <table:data-pilot-member table:name="54840" table:display="true" table:show-details="true"/>
                <table:data-pilot-member table:name="54844" table:display="true" table:show-details="true"/>
                <table:data-pilot-member table:name="54848" table:display="true" table:show-details="true"/>
                <table:data-pilot-member table:name="54855" table:display="true" table:show-details="true"/>
                <table:data-pilot-member table:name="54864" table:display="true" table:show-details="true"/>
                <table:data-pilot-member table:name="54870" table:display="true" table:show-details="true"/>
                <table:data-pilot-member table:name="54871" table:display="true" table:show-details="true"/>
                <table:data-pilot-member table:name="54892" table:display="true" table:show-details="true"/>
                <table:data-pilot-member table:name="54893" table:display="true" table:show-details="true"/>
                <table:data-pilot-member table:name="54903" table:display="true" table:show-details="true"/>
                <table:data-pilot-member table:name="54904" table:display="true" table:show-details="true"/>
                <table:data-pilot-member table:name="54911" table:display="true" table:show-details="true"/>
                <table:data-pilot-member table:name="54920" table:display="true" table:show-details="true"/>
                <table:data-pilot-member table:name="54921" table:display="true" table:show-details="true"/>
                <table:data-pilot-member table:name="54936" table:display="true" table:show-details="true"/>
                <table:data-pilot-member table:name="54952" table:display="true" table:show-details="true"/>
                <table:data-pilot-member table:name="54971" table:display="true" table:show-details="true"/>
                <table:data-pilot-member table:name="54972" table:display="true" table:show-details="true"/>
                <table:data-pilot-member table:name="54977" table:display="true" table:show-details="true"/>
                <table:data-pilot-member table:name="54984" table:display="true" table:show-details="true"/>
                <table:data-pilot-member table:name="54998" table:display="true" table:show-details="true"/>
                <table:data-pilot-member table:name="55004" table:display="true" table:show-details="true"/>
                <table:data-pilot-member table:name="55005" table:display="true" table:show-details="true"/>
                <table:data-pilot-member table:name="55011" table:display="true" table:show-details="true"/>
                <table:data-pilot-member table:name="55017" table:display="true" table:show-details="true"/>
                <table:data-pilot-member table:name="55041" table:display="true" table:show-details="true"/>
                <table:data-pilot-member table:name="55043" table:display="true" table:show-details="true"/>
                <table:data-pilot-member table:name="55047" table:display="true" table:show-details="true"/>
                <table:data-pilot-member table:name="55068" table:display="true" table:show-details="true"/>
                <table:data-pilot-member table:name="55069" table:display="true" table:show-details="true"/>
                <table:data-pilot-member table:name="55071" table:display="true" table:show-details="true"/>
                <table:data-pilot-member table:name="55079" table:display="true" table:show-details="true"/>
                <table:data-pilot-member table:name="55085" table:display="true" table:show-details="true"/>
                <table:data-pilot-member table:name="55088" table:display="true" table:show-details="true"/>
                <table:data-pilot-member table:name="55113" table:display="true" table:show-details="true"/>
                <table:data-pilot-member table:name="55115" table:display="true" table:show-details="true"/>
                <table:data-pilot-member table:name="55125" table:display="true" table:show-details="true"/>
                <table:data-pilot-member table:name="55129" table:display="true" table:show-details="true"/>
                <table:data-pilot-member table:name="55130" table:display="true" table:show-details="true"/>
                <table:data-pilot-member table:name="55142" table:display="true" table:show-details="true"/>
                <table:data-pilot-member table:name="55151" table:display="true" table:show-details="true"/>
                <table:data-pilot-member table:name="55158" table:display="true" table:show-details="true"/>
                <table:data-pilot-member table:name="55172" table:display="true" table:show-details="true"/>
                <table:data-pilot-member table:name="55180" table:display="true" table:show-details="true"/>
                <table:data-pilot-member table:name="55195" table:display="true" table:show-details="true"/>
                <table:data-pilot-member table:name="55198" table:display="true" table:show-details="true"/>
                <table:data-pilot-member table:name="55202" table:display="true" table:show-details="true"/>
                <table:data-pilot-member table:name="55209" table:display="true" table:show-details="true"/>
                <table:data-pilot-member table:name="55214" table:display="true" table:show-details="true"/>
                <table:data-pilot-member table:name="55222" table:display="true" table:show-details="true"/>
                <table:data-pilot-member table:name="55227" table:display="true" table:show-details="true"/>
                <table:data-pilot-member table:name="55242" table:display="true" table:show-details="true"/>
                <table:data-pilot-member table:name="55245" table:display="true" table:show-details="true"/>
                <table:data-pilot-member table:name="55249" table:display="true" table:show-details="true"/>
                <table:data-pilot-member table:name="55251" table:display="true" table:show-details="true"/>
                <table:data-pilot-member table:name="55264" table:display="true" table:show-details="true"/>
                <table:data-pilot-member table:name="55293" table:display="true" table:show-details="true"/>
                <table:data-pilot-member table:name="55296" table:display="true" table:show-details="true"/>
                <table:data-pilot-member table:name="55320" table:display="true" table:show-details="true"/>
                <table:data-pilot-member table:name="55332" table:display="true" table:show-details="true"/>
                <table:data-pilot-member table:name="55353" table:display="true" table:show-details="true"/>
                <table:data-pilot-member table:name="55361" table:display="true" table:show-details="true"/>
                <table:data-pilot-member table:name="55363" table:display="true" table:show-details="true"/>
                <table:data-pilot-member table:name="55368" table:display="true" table:show-details="true"/>
                <table:data-pilot-member table:name="55378" table:display="true" table:show-details="true"/>
                <table:data-pilot-member table:name="55396" table:display="true" table:show-details="true"/>
                <table:data-pilot-member table:name="55409" table:display="true" table:show-details="true"/>
                <table:data-pilot-member table:name="55419" table:display="true" table:show-details="true"/>
                <table:data-pilot-member table:name="55420" table:display="true" table:show-details="true"/>
                <table:data-pilot-member table:name="55422" table:display="true" table:show-details="true"/>
                <table:data-pilot-member table:name="55424" table:display="true" table:show-details="true"/>
                <table:data-pilot-member table:name="55426" table:display="true" table:show-details="true"/>
                <table:data-pilot-member table:name="55427" table:display="true" table:show-details="true"/>
                <table:data-pilot-member table:name="55428" table:display="true" table:show-details="true"/>
                <table:data-pilot-member table:name="55429" table:display="true" table:show-details="true"/>
                <table:data-pilot-member table:name="55432" table:display="true" table:show-details="true"/>
                <table:data-pilot-member table:name="55435" table:display="true" table:show-details="true"/>
                <table:data-pilot-member table:name="55436" table:display="true" table:show-details="true"/>
                <table:data-pilot-member table:name="55442" table:display="true" table:show-details="true"/>
                <table:data-pilot-member table:name="55460" table:display="true" table:show-details="true"/>
                <table:data-pilot-member table:name="55461" table:display="true" table:show-details="true"/>
                <table:data-pilot-member table:name="55470" table:display="true" table:show-details="true"/>
                <table:data-pilot-member table:name="55476" table:display="true" table:show-details="true"/>
                <table:data-pilot-member table:name="55477" table:display="true" table:show-details="true"/>
                <table:data-pilot-member table:name="55479" table:display="true" table:show-details="true"/>
                <table:data-pilot-member table:name="55482" table:display="true" table:show-details="true"/>
                <table:data-pilot-member table:name="55486" table:display="true" table:show-details="true"/>
                <table:data-pilot-member table:name="55506" table:display="true" table:show-details="true"/>
                <table:data-pilot-member table:name="55508" table:display="true" table:show-details="true"/>
                <table:data-pilot-member table:name="55511" table:display="true" table:show-details="true"/>
                <table:data-pilot-member table:name="55528" table:display="true" table:show-details="true"/>
                <table:data-pilot-member table:name="55537" table:display="true" table:show-details="true"/>
                <table:data-pilot-member table:name="55544" table:display="true" table:show-details="true"/>
                <table:data-pilot-member table:name="55559" table:display="true" table:show-details="true"/>
                <table:data-pilot-member table:name="55563" table:display="true" table:show-details="true"/>
                <table:data-pilot-member table:name="55567" table:display="true" table:show-details="true"/>
                <table:data-pilot-member table:name="55571" table:display="true" table:show-details="true"/>
                <table:data-pilot-member table:name="55575" table:display="true" table:show-details="true"/>
                <table:data-pilot-member table:name="55577" table:display="true" table:show-details="true"/>
                <table:data-pilot-member table:name="55583" table:display="true" table:show-details="true"/>
                <table:data-pilot-member table:name="55587" table:display="true" table:show-details="true"/>
                <table:data-pilot-member table:name="55590" table:display="true" table:show-details="true"/>
                <table:data-pilot-member table:name="55605" table:display="true" table:show-details="true"/>
                <table:data-pilot-member table:name="55606" table:display="true" table:show-details="true"/>
                <table:data-pilot-member table:name="55632" table:display="true" table:show-details="true"/>
                <table:data-pilot-member table:name="55640" table:display="true" table:show-details="true"/>
                <table:data-pilot-member table:name="55643" table:display="true" table:show-details="true"/>
                <table:data-pilot-member table:name="55666" table:display="true" table:show-details="true"/>
                <table:data-pilot-member table:name="55675" table:display="true" table:show-details="true"/>
                <table:data-pilot-member table:name="55681" table:display="true" table:show-details="true"/>
                <table:data-pilot-member table:name="55684" table:display="true" table:show-details="true"/>
                <table:data-pilot-member table:name="55693" table:display="true" table:show-details="true"/>
                <table:data-pilot-member table:name="55708" table:display="true" table:show-details="true"/>
                <table:data-pilot-member table:name="55714" table:display="true" table:show-details="true"/>
                <table:data-pilot-member table:name="55718" table:display="true" table:show-details="true"/>
                <table:data-pilot-member table:name="55719" table:display="true" table:show-details="true"/>
                <table:data-pilot-member table:name="55720" table:display="true" table:show-details="true"/>
                <table:data-pilot-member table:name="55726" table:display="true" table:show-details="true"/>
                <table:data-pilot-member table:name="55729" table:display="true" table:show-details="true"/>
                <table:data-pilot-member table:name="55733" table:display="true" table:show-details="true"/>
                <table:data-pilot-member table:name="55763" table:display="true" table:show-details="true"/>
                <table:data-pilot-member table:name="55765" table:display="true" table:show-details="true"/>
                <table:data-pilot-member table:name="55770" table:display="true" table:show-details="true"/>
                <table:data-pilot-member table:name="55775" table:display="true" table:show-details="true"/>
                <table:data-pilot-member table:name="55776" table:display="true" table:show-details="true"/>
                <table:data-pilot-member table:name="55783" table:display="true" table:show-details="true"/>
                <table:data-pilot-member table:name="55790" table:display="true" table:show-details="true"/>
                <table:data-pilot-member table:name="55793" table:display="true" table:show-details="true"/>
                <table:data-pilot-member table:name="55796" table:display="true" table:show-details="true"/>
                <table:data-pilot-member table:name="55800" table:display="true" table:show-details="true"/>
                <table:data-pilot-member table:name="55824" table:display="true" table:show-details="true"/>
                <table:data-pilot-member table:name="55830" table:display="true" table:show-details="true"/>
                <table:data-pilot-member table:name="55831" table:display="true" table:show-details="true"/>
                <table:data-pilot-member table:name="55835" table:display="true" table:show-details="true"/>
                <table:data-pilot-member table:name="55852" table:display="true" table:show-details="true"/>
                <table:data-pilot-member table:name="55855" table:display="true" table:show-details="true"/>
                <table:data-pilot-member table:name="55867" table:display="true" table:show-details="true"/>
                <table:data-pilot-member table:name="55880" table:display="true" table:show-details="true"/>
                <table:data-pilot-member table:name="55881" table:display="true" table:show-details="true"/>
                <table:data-pilot-member table:name="55888" table:display="true" table:show-details="true"/>
                <table:data-pilot-member table:name="55894" table:display="true" table:show-details="true"/>
                <table:data-pilot-member table:name="55899" table:display="true" table:show-details="true"/>
                <table:data-pilot-member table:name="55902" table:display="true" table:show-details="true"/>
                <table:data-pilot-member table:name="55909" table:display="true" table:show-details="true"/>
                <table:data-pilot-member table:name="55911" table:display="true" table:show-details="true"/>
                <table:data-pilot-member table:name="55916" table:display="true" table:show-details="true"/>
                <table:data-pilot-member table:name="55919" table:display="true" table:show-details="true"/>
                <table:data-pilot-member table:name="55933" table:display="true" table:show-details="true"/>
                <table:data-pilot-member table:name="55937" table:display="true" table:show-details="true"/>
                <table:data-pilot-member table:name="55955" table:display="true" table:show-details="true"/>
                <table:data-pilot-member table:name="55958" table:display="true" table:show-details="true"/>
                <table:data-pilot-member table:name="55978" table:display="true" table:show-details="true"/>
                <table:data-pilot-member table:name="55997" table:display="true" table:show-details="true"/>
                <table:data-pilot-member table:name="55998" table:display="true" table:show-details="true"/>
                <table:data-pilot-member table:name="56029" table:display="true" table:show-details="true"/>
                <table:data-pilot-member table:name="56047" table:display="true" table:show-details="true"/>
                <table:data-pilot-member table:name="56048" table:display="true" table:show-details="true"/>
                <table:data-pilot-member table:name="56064" table:display="true" table:show-details="true"/>
                <table:data-pilot-member table:name="56065" table:display="true" table:show-details="true"/>
                <table:data-pilot-member table:name="56075" table:display="true" table:show-details="true"/>
                <table:data-pilot-member table:name="56077" table:display="true" table:show-details="true"/>
                <table:data-pilot-member table:name="56078" table:display="true" table:show-details="true"/>
                <table:data-pilot-member table:name="56083" table:display="true" table:show-details="true"/>
                <table:data-pilot-member table:name="56103" table:display="true" table:show-details="true"/>
                <table:data-pilot-member table:name="56116" table:display="true" table:show-details="true"/>
                <table:data-pilot-member table:name="56117" table:display="true" table:show-details="true"/>
                <table:data-pilot-member table:name="56118" table:display="true" table:show-details="true"/>
                <table:data-pilot-member table:name="56120" table:display="true" table:show-details="true"/>
                <table:data-pilot-member table:name="56125" table:display="true" table:show-details="true"/>
                <table:data-pilot-member table:name="56126" table:display="true" table:show-details="true"/>
                <table:data-pilot-member table:name="56139" table:display="true" table:show-details="true"/>
                <table:data-pilot-member table:name="56152" table:display="true" table:show-details="true"/>
                <table:data-pilot-member table:name="56163" table:display="true" table:show-details="true"/>
                <table:data-pilot-member table:name="56166" table:display="true" table:show-details="true"/>
                <table:data-pilot-member table:name="56177" table:display="true" table:show-details="true"/>
                <table:data-pilot-member table:name="56182" table:display="true" table:show-details="true"/>
                <table:data-pilot-member table:name="56186" table:display="true" table:show-details="true"/>
                <table:data-pilot-member table:name="56194" table:display="true" table:show-details="true"/>
                <table:data-pilot-member table:name="56197" table:display="true" table:show-details="true"/>
                <table:data-pilot-member table:name="56199" table:display="true" table:show-details="true"/>
                <table:data-pilot-member table:name="56206" table:display="true" table:show-details="true"/>
                <table:data-pilot-member table:name="56207" table:display="true" table:show-details="true"/>
                <table:data-pilot-member table:name="56223" table:display="true" table:show-details="true"/>
                <table:data-pilot-member table:name="56245" table:display="true" table:show-details="true"/>
                <table:data-pilot-member table:name="56251" table:display="true" table:show-details="true"/>
                <table:data-pilot-member table:name="56258" table:display="true" table:show-details="true"/>
                <table:data-pilot-member table:name="56261" table:display="true" table:show-details="true"/>
                <table:data-pilot-member table:name="56268" table:display="true" table:show-details="true"/>
                <table:data-pilot-member table:name="56269" table:display="true" table:show-details="true"/>
                <table:data-pilot-member table:name="56279" table:display="true" table:show-details="true"/>
                <table:data-pilot-member table:name="56284" table:display="true" table:show-details="true"/>
                <table:data-pilot-member table:name="56297" table:display="true" table:show-details="true"/>
                <table:data-pilot-member table:name="56298" table:display="true" table:show-details="true"/>
                <table:data-pilot-member table:name="56309" table:display="true" table:show-details="true"/>
                <table:data-pilot-member table:name="56310" table:display="true" table:show-details="true"/>
                <table:data-pilot-member table:name="56328" table:display="true" table:show-details="true"/>
                <table:data-pilot-member table:name="56330" table:display="true" table:show-details="true"/>
                <table:data-pilot-member table:name="56335" table:display="true" table:show-details="true"/>
                <table:data-pilot-member table:name="56342" table:display="true" table:show-details="true"/>
                <table:data-pilot-member table:name="56349" table:display="true" table:show-details="true"/>
                <table:data-pilot-member table:name="56350" table:display="true" table:show-details="true"/>
                <table:data-pilot-member table:name="56351" table:display="true" table:show-details="true"/>
                <table:data-pilot-member table:name="56352" table:display="true" table:show-details="true"/>
                <table:data-pilot-member table:name="56353" table:display="true" table:show-details="true"/>
                <table:data-pilot-member table:name="56355" table:display="true" table:show-details="true"/>
                <table:data-pilot-member table:name="56363" table:display="true" table:show-details="true"/>
                <table:data-pilot-member table:name="56374" table:display="true" table:show-details="true"/>
                <table:data-pilot-member table:name="56390" table:display="true" table:show-details="true"/>
                <table:data-pilot-member table:name="56398" table:display="true" table:show-details="true"/>
                <table:data-pilot-member table:name="56401" table:display="true" table:show-details="true"/>
                <table:data-pilot-member table:name="56413" table:display="true" table:show-details="true"/>
                <table:data-pilot-member table:name="56446" table:display="true" table:show-details="true"/>
                <table:data-pilot-member table:name="56451" table:display="true" table:show-details="true"/>
                <table:data-pilot-member table:name="56453" table:display="true" table:show-details="true"/>
                <table:data-pilot-member table:name="56455" table:display="true" table:show-details="true"/>
                <table:data-pilot-member table:name="56457" table:display="true" table:show-details="true"/>
                <table:data-pilot-member table:name="56476" table:display="true" table:show-details="true"/>
                <table:data-pilot-member table:name="56497" table:display="true" table:show-details="true"/>
                <table:data-pilot-member table:name="56498" table:display="true" table:show-details="true"/>
                <table:data-pilot-member table:name="56507" table:display="true" table:show-details="true"/>
                <table:data-pilot-member table:name="56515" table:display="true" table:show-details="true"/>
                <table:data-pilot-member table:name="56516" table:display="true" table:show-details="true"/>
                <table:data-pilot-member table:name="56518" table:display="true" table:show-details="true"/>
                <table:data-pilot-member table:name="56519" table:display="true" table:show-details="true"/>
                <table:data-pilot-member table:name="56528" table:display="true" table:show-details="true"/>
                <table:data-pilot-member table:name="56531" table:display="true" table:show-details="true"/>
                <table:data-pilot-member table:name="56532" table:display="true" table:show-details="true"/>
                <table:data-pilot-member table:name="56548" table:display="true" table:show-details="true"/>
                <table:data-pilot-member table:name="56549" table:display="true" table:show-details="true"/>
                <table:data-pilot-member table:name="56554" table:display="true" table:show-details="true"/>
                <table:data-pilot-member table:name="56558" table:display="true" table:show-details="true"/>
                <table:data-pilot-member table:name="56559" table:display="true" table:show-details="true"/>
                <table:data-pilot-member table:name="56567" table:display="true" table:show-details="true"/>
                <table:data-pilot-member table:name="56571" table:display="true" table:show-details="true"/>
                <table:data-pilot-member table:name="56581" table:display="true" table:show-details="true"/>
                <table:data-pilot-member table:name="56584" table:display="true" table:show-details="true"/>
                <table:data-pilot-member table:name="56585" table:display="true" table:show-details="true"/>
                <table:data-pilot-member table:name="56588" table:display="true" table:show-details="true"/>
                <table:data-pilot-member table:name="56590" table:display="true" table:show-details="true"/>
                <table:data-pilot-member table:name="56591" table:display="true" table:show-details="true"/>
                <table:data-pilot-member table:name="56594" table:display="true" table:show-details="true"/>
                <table:data-pilot-member table:name="56596" table:display="true" table:show-details="true"/>
                <table:data-pilot-member table:name="56601" table:display="true" table:show-details="true"/>
                <table:data-pilot-member table:name="56602" table:display="true" table:show-details="true"/>
                <table:data-pilot-member table:name="56603" table:display="true" table:show-details="true"/>
                <table:data-pilot-member table:name="56604" table:display="true" table:show-details="true"/>
                <table:data-pilot-member table:name="56607" table:display="true" table:show-details="true"/>
                <table:data-pilot-member table:name="56619" table:display="true" table:show-details="true"/>
                <table:data-pilot-member table:name="56623" table:display="true" table:show-details="true"/>
                <table:data-pilot-member table:name="56625" table:display="true" table:show-details="true"/>
                <table:data-pilot-member table:name="56637" table:display="true" table:show-details="true"/>
                <table:data-pilot-member table:name="56654" table:display="true" table:show-details="true"/>
                <table:data-pilot-member table:name="56657" table:display="true" table:show-details="true"/>
                <table:data-pilot-member table:name="56681" table:display="true" table:show-details="true"/>
                <table:data-pilot-member table:name="56682" table:display="true" table:show-details="true"/>
                <table:data-pilot-member table:name="56709" table:display="true" table:show-details="true"/>
                <table:data-pilot-member table:name="56729" table:display="true" table:show-details="true"/>
                <table:data-pilot-member table:name="56739" table:display="true" table:show-details="true"/>
                <table:data-pilot-member table:name="56751" table:display="true" table:show-details="true"/>
                <table:data-pilot-member table:name="56752" table:display="true" table:show-details="true"/>
                <table:data-pilot-member table:name="56753" table:display="true" table:show-details="true"/>
                <table:data-pilot-member table:name="56762" table:display="true" table:show-details="true"/>
                <table:data-pilot-member table:name="56763" table:display="true" table:show-details="true"/>
                <table:data-pilot-member table:name="56780" table:display="true" table:show-details="true"/>
                <table:data-pilot-member table:name="56802" table:display="true" table:show-details="true"/>
                <table:data-pilot-member table:name="56803" table:display="true" table:show-details="true"/>
                <table:data-pilot-member table:name="56804" table:display="true" table:show-details="true"/>
                <table:data-pilot-member table:name="56805" table:display="true" table:show-details="true"/>
                <table:data-pilot-member table:name="56814" table:display="true" table:show-details="true"/>
                <table:data-pilot-member table:name="56820" table:display="true" table:show-details="true"/>
                <table:data-pilot-member table:name="56823" table:display="true" table:show-details="true"/>
                <table:data-pilot-member table:name="56831" table:display="true" table:show-details="true"/>
                <table:data-pilot-member table:name="56844" table:display="true" table:show-details="true"/>
                <table:data-pilot-member table:name="56849" table:display="true" table:show-details="true"/>
                <table:data-pilot-member table:name="56856" table:display="true" table:show-details="true"/>
                <table:data-pilot-member table:name="56878" table:display="true" table:show-details="true"/>
                <table:data-pilot-member table:name="56880" table:display="true" table:show-details="true"/>
                <table:data-pilot-member table:name="56883" table:display="true" table:show-details="true"/>
                <table:data-pilot-member table:name="56891" table:display="true" table:show-details="true"/>
                <table:data-pilot-member table:name="56893" table:display="true" table:show-details="true"/>
                <table:data-pilot-member table:name="56896" table:display="true" table:show-details="true"/>
                <table:data-pilot-member table:name="56904" table:display="true" table:show-details="true"/>
                <table:data-pilot-member table:name="56922" table:display="true" table:show-details="true"/>
                <table:data-pilot-member table:name="56923" table:display="true" table:show-details="true"/>
                <table:data-pilot-member table:name="56924" table:display="true" table:show-details="true"/>
                <table:data-pilot-member table:name="56929" table:display="true" table:show-details="true"/>
                <table:data-pilot-member table:name="56932" table:display="true" table:show-details="true"/>
                <table:data-pilot-member table:name="56935" table:display="true" table:show-details="true"/>
                <table:data-pilot-member table:name="56962" table:display="true" table:show-details="true"/>
                <table:data-pilot-member table:name="56991" table:display="true" table:show-details="true"/>
                <table:data-pilot-member table:name="57006" table:display="true" table:show-details="true"/>
                <table:data-pilot-member table:name="57023" table:display="true" table:show-details="true"/>
                <table:data-pilot-member table:name="57025" table:display="true" table:show-details="true"/>
                <table:data-pilot-member table:name="57029" table:display="true" table:show-details="true"/>
                <table:data-pilot-member table:name="57046" table:display="true" table:show-details="true"/>
                <table:data-pilot-member table:name="57048" table:display="true" table:show-details="true"/>
                <table:data-pilot-member table:name="57064" table:display="true" table:show-details="true"/>
                <table:data-pilot-member table:name="57068" table:display="true" table:show-details="true"/>
                <table:data-pilot-member table:name="57082" table:display="true" table:show-details="true"/>
                <table:data-pilot-member table:name="57092" table:display="true" table:show-details="true"/>
                <table:data-pilot-member table:name="57098" table:display="true" table:show-details="true"/>
                <table:data-pilot-member table:name="57113" table:display="true" table:show-details="true"/>
                <table:data-pilot-member table:name="57121" table:display="true" table:show-details="true"/>
                <table:data-pilot-member table:name="57124" table:display="true" table:show-details="true"/>
                <table:data-pilot-member table:name="57138" table:display="true" table:show-details="true"/>
                <table:data-pilot-member table:name="57140" table:display="true" table:show-details="true"/>
                <table:data-pilot-member table:name="57154" table:display="true" table:show-details="true"/>
                <table:data-pilot-member table:name="57174" table:display="true" table:show-details="true"/>
                <table:data-pilot-member table:name="57188" table:display="true" table:show-details="true"/>
                <table:data-pilot-member table:name="57213" table:display="true" table:show-details="true"/>
                <table:data-pilot-member table:name="57226" table:display="true" table:show-details="true"/>
                <table:data-pilot-member table:name="57235" table:display="true" table:show-details="true"/>
                <table:data-pilot-member table:name="57240" table:display="true" table:show-details="true"/>
                <table:data-pilot-member table:name="57251" table:display="true" table:show-details="true"/>
                <table:data-pilot-member table:name="57262" table:display="true" table:show-details="true"/>
                <table:data-pilot-member table:name="57264" table:display="true" table:show-details="true"/>
                <table:data-pilot-member table:name="57271" table:display="true" table:show-details="true"/>
                <table:data-pilot-member table:name="57273" table:display="true" table:show-details="true"/>
                <table:data-pilot-member table:name="57291" table:display="true" table:show-details="true"/>
                <table:data-pilot-member table:name="57295" table:display="true" table:show-details="true"/>
                <table:data-pilot-member table:name="57303" table:display="true" table:show-details="true"/>
                <table:data-pilot-member table:name="57311" table:display="true" table:show-details="true"/>
                <table:data-pilot-member table:name="57314" table:display="true" table:show-details="true"/>
                <table:data-pilot-member table:name="57317" table:display="true" table:show-details="true"/>
                <table:data-pilot-member table:name="57321" table:display="true" table:show-details="true"/>
                <table:data-pilot-member table:name="57328" table:display="true" table:show-details="true"/>
                <table:data-pilot-member table:name="57329" table:display="true" table:show-details="true"/>
                <table:data-pilot-member table:name="57330" table:display="true" table:show-details="true"/>
                <table:data-pilot-member table:name="57360" table:display="true" table:show-details="true"/>
                <table:data-pilot-member table:name="57361" table:display="true" table:show-details="true"/>
                <table:data-pilot-member table:name="57374" table:display="true" table:show-details="true"/>
                <table:data-pilot-member table:name="57380" table:display="true" table:show-details="true"/>
                <table:data-pilot-member table:name="57387" table:display="true" table:show-details="true"/>
                <table:data-pilot-member table:name="57389" table:display="true" table:show-details="true"/>
                <table:data-pilot-member table:name="57391" table:display="true" table:show-details="true"/>
                <table:data-pilot-member table:name="57401" table:display="true" table:show-details="true"/>
                <table:data-pilot-member table:name="57408" table:display="true" table:show-details="true"/>
                <table:data-pilot-member table:name="57417" table:display="true" table:show-details="true"/>
                <table:data-pilot-member table:name="57427" table:display="true" table:show-details="true"/>
                <table:data-pilot-member table:name="57428" table:display="true" table:show-details="true"/>
                <table:data-pilot-member table:name="57432" table:display="true" table:show-details="true"/>
                <table:data-pilot-member table:name="57435" table:display="true" table:show-details="true"/>
                <table:data-pilot-member table:name="57437" table:display="true" table:show-details="true"/>
                <table:data-pilot-member table:name="57446" table:display="true" table:show-details="true"/>
                <table:data-pilot-member table:name="57451" table:display="true" table:show-details="true"/>
                <table:data-pilot-member table:name="57453" table:display="true" table:show-details="true"/>
                <table:data-pilot-member table:name="57455" table:display="true" table:show-details="true"/>
                <table:data-pilot-member table:name="57456" table:display="true" table:show-details="true"/>
                <table:data-pilot-member table:name="57466" table:display="true" table:show-details="true"/>
                <table:data-pilot-member table:name="57468" table:display="true" table:show-details="true"/>
                <table:data-pilot-member table:name="57476" table:display="true" table:show-details="true"/>
                <table:data-pilot-member table:name="57477" table:display="true" table:show-details="true"/>
                <table:data-pilot-member table:name="57491" table:display="true" table:show-details="true"/>
                <table:data-pilot-member table:name="57501" table:display="true" table:show-details="true"/>
                <table:data-pilot-member table:name="57502" table:display="true" table:show-details="true"/>
                <table:data-pilot-member table:name="57506" table:display="true" table:show-details="true"/>
                <table:data-pilot-member table:name="57509" table:display="true" table:show-details="true"/>
                <table:data-pilot-member table:name="57510" table:display="true" table:show-details="true"/>
                <table:data-pilot-member table:name="57517" table:display="true" table:show-details="true"/>
                <table:data-pilot-member table:name="57530" table:display="true" table:show-details="true"/>
                <table:data-pilot-member table:name="57553" table:display="true" table:show-details="true"/>
                <table:data-pilot-member table:name="57567" table:display="true" table:show-details="true"/>
                <table:data-pilot-member table:name="57574" table:display="true" table:show-details="true"/>
                <table:data-pilot-member table:name="57582" table:display="true" table:show-details="true"/>
                <table:data-pilot-member table:name="57598" table:display="true" table:show-details="true"/>
                <table:data-pilot-member table:name="57604" table:display="true" table:show-details="true"/>
                <table:data-pilot-member table:name="57607" table:display="true" table:show-details="true"/>
                <table:data-pilot-member table:name="57613" table:display="true" table:show-details="true"/>
                <table:data-pilot-member table:name="57615" table:display="true" table:show-details="true"/>
                <table:data-pilot-member table:name="57616" table:display="true" table:show-details="true"/>
                <table:data-pilot-member table:name="57618" table:display="true" table:show-details="true"/>
                <table:data-pilot-member table:name="57623" table:display="true" table:show-details="true"/>
                <table:data-pilot-member table:name="57624" table:display="true" table:show-details="true"/>
                <table:data-pilot-member table:name="57692" table:display="true" table:show-details="true"/>
                <table:data-pilot-member table:name="57710" table:display="true" table:show-details="true"/>
                <table:data-pilot-member table:name="57714" table:display="true" table:show-details="true"/>
                <table:data-pilot-member table:name="57724" table:display="true" table:show-details="true"/>
                <table:data-pilot-member table:name="57734" table:display="true" table:show-details="true"/>
                <table:data-pilot-member table:name="57739" table:display="true" table:show-details="true"/>
                <table:data-pilot-member table:name="57742" table:display="true" table:show-details="true"/>
                <table:data-pilot-member table:name="57748" table:display="true" table:show-details="true"/>
                <table:data-pilot-member table:name="57750" table:display="true" table:show-details="true"/>
                <table:data-pilot-member table:name="57764" table:display="true" table:show-details="true"/>
                <table:data-pilot-member table:name="57769" table:display="true" table:show-details="true"/>
                <table:data-pilot-member table:name="57772" table:display="true" table:show-details="true"/>
                <table:data-pilot-member table:name="57777" table:display="true" table:show-details="true"/>
                <table:data-pilot-member table:name="57788" table:display="true" table:show-details="true"/>
                <table:data-pilot-member table:name="57789" table:display="true" table:show-details="true"/>
                <table:data-pilot-member table:name="57790" table:display="true" table:show-details="true"/>
                <table:data-pilot-member table:name="57822" table:display="true" table:show-details="true"/>
                <table:data-pilot-member table:name="57823" table:display="true" table:show-details="true"/>
                <table:data-pilot-member table:name="57830" table:display="true" table:show-details="true"/>
                <table:data-pilot-member table:name="57845" table:display="true" table:show-details="true"/>
                <table:data-pilot-member table:name="57863" table:display="true" table:show-details="true"/>
                <table:data-pilot-member table:name="57864" table:display="true" table:show-details="true"/>
                <table:data-pilot-member table:name="57884" table:display="true" table:show-details="true"/>
                <table:data-pilot-member table:name="57890" table:display="true" table:show-details="true"/>
                <table:data-pilot-member table:name="57907" table:display="true" table:show-details="true"/>
                <table:data-pilot-member table:name="57910" table:display="true" table:show-details="true"/>
                <table:data-pilot-member table:name="57920" table:display="true" table:show-details="true"/>
                <table:data-pilot-member table:name="57937" table:display="true" table:show-details="true"/>
                <table:data-pilot-member table:name="57939" table:display="true" table:show-details="true"/>
                <table:data-pilot-member table:name="57944" table:display="true" table:show-details="true"/>
                <table:data-pilot-member table:name="57949" table:display="true" table:show-details="true"/>
                <table:data-pilot-member table:name="57958" table:display="true" table:show-details="true"/>
                <table:data-pilot-member table:name="57961" table:display="true" table:show-details="true"/>
                <table:data-pilot-member table:name="57974" table:display="true" table:show-details="true"/>
                <table:data-pilot-member table:name="57986" table:display="true" table:show-details="true"/>
                <table:data-pilot-member table:name="57993" table:display="true" table:show-details="true"/>
                <table:data-pilot-member table:name="57999" table:display="true" table:show-details="true"/>
                <table:data-pilot-member table:name="58000" table:display="true" table:show-details="true"/>
                <table:data-pilot-member table:name="58009" table:display="true" table:show-details="true"/>
                <table:data-pilot-member table:name="58010" table:display="true" table:show-details="true"/>
                <table:data-pilot-member table:name="58029" table:display="true" table:show-details="true"/>
                <table:data-pilot-member table:name="58030" table:display="true" table:show-details="true"/>
                <table:data-pilot-member table:name="58061" table:display="true" table:show-details="true"/>
                <table:data-pilot-member table:name="58078" table:display="true" table:show-details="true"/>
                <table:data-pilot-member table:name="58080" table:display="true" table:show-details="true"/>
                <table:data-pilot-member table:name="58081" table:display="true" table:show-details="true"/>
                <table:data-pilot-member table:name="58084" table:display="true" table:show-details="true"/>
                <table:data-pilot-member table:name="58098" table:display="true" table:show-details="true"/>
                <table:data-pilot-member table:name="58105" table:display="true" table:show-details="true"/>
                <table:data-pilot-member table:name="58118" table:display="true" table:show-details="true"/>
                <table:data-pilot-member table:name="58132" table:display="true" table:show-details="true"/>
                <table:data-pilot-member table:name="58139" table:display="true" table:show-details="true"/>
                <table:data-pilot-member table:name="58151" table:display="true" table:show-details="true"/>
                <table:data-pilot-member table:name="58191" table:display="true" table:show-details="true"/>
                <table:data-pilot-member table:name="58201" table:display="true" table:show-details="true"/>
                <table:data-pilot-member table:name="58205" table:display="true" table:show-details="true"/>
                <table:data-pilot-member table:name="58210" table:display="true" table:show-details="true"/>
                <table:data-pilot-member table:name="58215" table:display="true" table:show-details="true"/>
                <table:data-pilot-member table:name="58235" table:display="true" table:show-details="true"/>
                <table:data-pilot-member table:name="58253" table:display="true" table:show-details="true"/>
                <table:data-pilot-member table:name="58254" table:display="true" table:show-details="true"/>
                <table:data-pilot-member table:name="58260" table:display="true" table:show-details="true"/>
                <table:data-pilot-member table:name="58261" table:display="true" table:show-details="true"/>
                <table:data-pilot-member table:name="58272" table:display="true" table:show-details="true"/>
                <table:data-pilot-member table:name="58282" table:display="true" table:show-details="true"/>
                <table:data-pilot-member table:name="58301" table:display="true" table:show-details="true"/>
                <table:data-pilot-member table:name="58309" table:display="true" table:show-details="true"/>
                <table:data-pilot-member table:name="58310" table:display="true" table:show-details="true"/>
                <table:data-pilot-member table:name="58313" table:display="true" table:show-details="true"/>
                <table:data-pilot-member table:name="58317" table:display="true" table:show-details="true"/>
                <table:data-pilot-member table:name="58328" table:display="true" table:show-details="true"/>
                <table:data-pilot-member table:name="58331" table:display="true" table:show-details="true"/>
                <table:data-pilot-member table:name="58334" table:display="true" table:show-details="true"/>
                <table:data-pilot-member table:name="58343" table:display="true" table:show-details="true"/>
                <table:data-pilot-member table:name="58356" table:display="true" table:show-details="true"/>
                <table:data-pilot-member table:name="58369" table:display="true" table:show-details="true"/>
                <table:data-pilot-member table:name="58376" table:display="true" table:show-details="true"/>
                <table:data-pilot-member table:name="58382" table:display="true" table:show-details="true"/>
                <table:data-pilot-member table:name="58384" table:display="true" table:show-details="true"/>
                <table:data-pilot-member table:name="58388" table:display="true" table:show-details="true"/>
                <table:data-pilot-member table:name="58396" table:display="true" table:show-details="true"/>
                <table:data-pilot-member table:name="58403" table:display="true" table:show-details="true"/>
                <table:data-pilot-member table:name="58412" table:display="true" table:show-details="true"/>
                <table:data-pilot-member table:name="58427" table:display="true" table:show-details="true"/>
                <table:data-pilot-member table:name="58428" table:display="true" table:show-details="true"/>
                <table:data-pilot-member table:name="58429" table:display="true" table:show-details="true"/>
                <table:data-pilot-member table:name="58432" table:display="true" table:show-details="true"/>
                <table:data-pilot-member table:name="58438" table:display="true" table:show-details="true"/>
                <table:data-pilot-member table:name="58446" table:display="true" table:show-details="true"/>
                <table:data-pilot-member table:name="58452" table:display="true" table:show-details="true"/>
                <table:data-pilot-member table:name="58473" table:display="true" table:show-details="true"/>
                <table:data-pilot-member table:name="58475" table:display="true" table:show-details="true"/>
                <table:data-pilot-member table:name="58494" table:display="true" table:show-details="true"/>
                <table:data-pilot-member table:name="58499" table:display="true" table:show-details="true"/>
                <table:data-pilot-member table:name="58507" table:display="true" table:show-details="true"/>
                <table:data-pilot-member table:name="58510" table:display="true" table:show-details="true"/>
                <table:data-pilot-member table:name="58512" table:display="true" table:show-details="true"/>
                <table:data-pilot-member table:name="58518" table:display="true" table:show-details="true"/>
                <table:data-pilot-member table:name="58526" table:display="true" table:show-details="true"/>
                <table:data-pilot-member table:name="58561" table:display="true" table:show-details="true"/>
                <table:data-pilot-member table:name="58568" table:display="true" table:show-details="true"/>
                <table:data-pilot-member table:name="58570" table:display="true" table:show-details="true"/>
                <table:data-pilot-member table:name="58572" table:display="true" table:show-details="true"/>
                <table:data-pilot-member table:name="58575" table:display="true" table:show-details="true"/>
                <table:data-pilot-member table:name="58577" table:display="true" table:show-details="true"/>
                <table:data-pilot-member table:name="58578" table:display="true" table:show-details="true"/>
                <table:data-pilot-member table:name="58583" table:display="true" table:show-details="true"/>
                <table:data-pilot-member table:name="58589" table:display="true" table:show-details="true"/>
                <table:data-pilot-member table:name="58592" table:display="true" table:show-details="true"/>
                <table:data-pilot-member table:name="58598" table:display="true" table:show-details="true"/>
                <table:data-pilot-member table:name="58599" table:display="true" table:show-details="true"/>
                <table:data-pilot-member table:name="58605" table:display="true" table:show-details="true"/>
                <table:data-pilot-member table:name="58608" table:display="true" table:show-details="true"/>
                <table:data-pilot-member table:name="58617" table:display="true" table:show-details="true"/>
                <table:data-pilot-member table:name="58621" table:display="true" table:show-details="true"/>
                <table:data-pilot-member table:name="58624" table:display="true" table:show-details="true"/>
                <table:data-pilot-member table:name="58632" table:display="true" table:show-details="true"/>
                <table:data-pilot-member table:name="58633" table:display="true" table:show-details="true"/>
                <table:data-pilot-member table:name="58650" table:display="true" table:show-details="true"/>
                <table:data-pilot-member table:name="58651" table:display="true" table:show-details="true"/>
                <table:data-pilot-member table:name="58655" table:display="true" table:show-details="true"/>
                <table:data-pilot-member table:name="58658" table:display="true" table:show-details="true"/>
                <table:data-pilot-member table:name="58661" table:display="true" table:show-details="true"/>
                <table:data-pilot-member table:name="58667" table:display="true" table:show-details="true"/>
                <table:data-pilot-member table:name="58685" table:display="true" table:show-details="true"/>
                <table:data-pilot-member table:name="58694" table:display="true" table:show-details="true"/>
                <table:data-pilot-member table:name="58708" table:display="true" table:show-details="true"/>
                <table:data-pilot-member table:name="58709" table:display="true" table:show-details="true"/>
                <table:data-pilot-member table:name="58713" table:display="true" table:show-details="true"/>
                <table:data-pilot-member table:name="58721" table:display="true" table:show-details="true"/>
                <table:data-pilot-member table:name="58724" table:display="true" table:show-details="true"/>
                <table:data-pilot-member table:name="58730" table:display="true" table:show-details="true"/>
                <table:data-pilot-member table:name="58737" table:display="true" table:show-details="true"/>
                <table:data-pilot-member table:name="58748" table:display="true" table:show-details="true"/>
                <table:data-pilot-member table:name="58749" table:display="true" table:show-details="true"/>
                <table:data-pilot-member table:name="58766" table:display="true" table:show-details="true"/>
                <table:data-pilot-member table:name="58787" table:display="true" table:show-details="true"/>
                <table:data-pilot-member table:name="58802" table:display="true" table:show-details="true"/>
                <table:data-pilot-member table:name="58803" table:display="true" table:show-details="true"/>
                <table:data-pilot-member table:name="58805" table:display="true" table:show-details="true"/>
                <table:data-pilot-member table:name="58827" table:display="true" table:show-details="true"/>
                <table:data-pilot-member table:name="58829" table:display="true" table:show-details="true"/>
                <table:data-pilot-member table:name="58841" table:display="true" table:show-details="true"/>
                <table:data-pilot-member table:name="58842" table:display="true" table:show-details="true"/>
                <table:data-pilot-member table:name="58862" table:display="true" table:show-details="true"/>
                <table:data-pilot-member table:name="58865" table:display="true" table:show-details="true"/>
                <table:data-pilot-member table:name="58868" table:display="true" table:show-details="true"/>
                <table:data-pilot-member table:name="58869" table:display="true" table:show-details="true"/>
                <table:data-pilot-member table:name="58882" table:display="true" table:show-details="true"/>
                <table:data-pilot-member table:name="58889" table:display="true" table:show-details="true"/>
                <table:data-pilot-member table:name="58907" table:display="true" table:show-details="true"/>
                <table:data-pilot-member table:name="58927" table:display="true" table:show-details="true"/>
                <table:data-pilot-member table:name="58929" table:display="true" table:show-details="true"/>
                <table:data-pilot-member table:name="58934" table:display="true" table:show-details="true"/>
                <table:data-pilot-member table:name="58940" table:display="true" table:show-details="true"/>
                <table:data-pilot-member table:name="58941" table:display="true" table:show-details="true"/>
                <table:data-pilot-member table:name="58942" table:display="true" table:show-details="true"/>
                <table:data-pilot-member table:name="58948" table:display="true" table:show-details="true"/>
                <table:data-pilot-member table:name="58956" table:display="true" table:show-details="true"/>
                <table:data-pilot-member table:name="58969" table:display="true" table:show-details="true"/>
                <table:data-pilot-member table:name="58971" table:display="true" table:show-details="true"/>
                <table:data-pilot-member table:name="58981" table:display="true" table:show-details="true"/>
                <table:data-pilot-member table:name="58982" table:display="true" table:show-details="true"/>
                <table:data-pilot-member table:name="58983" table:display="true" table:show-details="true"/>
                <table:data-pilot-member table:name="58986" table:display="true" table:show-details="true"/>
                <table:data-pilot-member table:name="58989" table:display="true" table:show-details="true"/>
                <table:data-pilot-member table:name="58995" table:display="true" table:show-details="true"/>
                <table:data-pilot-member table:name="59008" table:display="true" table:show-details="true"/>
                <table:data-pilot-member table:name="59011" table:display="true" table:show-details="true"/>
                <table:data-pilot-member table:name="59029" table:display="true" table:show-details="true"/>
                <table:data-pilot-member table:name="59031" table:display="true" table:show-details="true"/>
                <table:data-pilot-member table:name="59037" table:display="true" table:show-details="true"/>
                <table:data-pilot-member table:name="59041" table:display="true" table:show-details="true"/>
                <table:data-pilot-member table:name="59042" table:display="true" table:show-details="true"/>
                <table:data-pilot-member table:name="59061" table:display="true" table:show-details="true"/>
                <table:data-pilot-member table:name="59070" table:display="true" table:show-details="true"/>
                <table:data-pilot-member table:name="59078" table:display="true" table:show-details="true"/>
                <table:data-pilot-member table:name="59091" table:display="true" table:show-details="true"/>
                <table:data-pilot-member table:name="59095" table:display="true" table:show-details="true"/>
                <table:data-pilot-member table:name="59100" table:display="true" table:show-details="true"/>
                <table:data-pilot-member table:name="59104" table:display="true" table:show-details="true"/>
                <table:data-pilot-member table:name="59108" table:display="true" table:show-details="true"/>
                <table:data-pilot-member table:name="59116" table:display="true" table:show-details="true"/>
                <table:data-pilot-member table:name="59118" table:display="true" table:show-details="true"/>
                <table:data-pilot-member table:name="59128" table:display="true" table:show-details="true"/>
                <table:data-pilot-member table:name="59130" table:display="true" table:show-details="true"/>
                <table:data-pilot-member table:name="59136" table:display="true" table:show-details="true"/>
                <table:data-pilot-member table:name="59142" table:display="true" table:show-details="true"/>
                <table:data-pilot-member table:name="59159" table:display="true" table:show-details="true"/>
                <table:data-pilot-member table:name="59167" table:display="true" table:show-details="true"/>
                <table:data-pilot-member table:name="59173" table:display="true" table:show-details="true"/>
                <table:data-pilot-member table:name="59177" table:display="true" table:show-details="true"/>
                <table:data-pilot-member table:name="59187" table:display="true" table:show-details="true"/>
                <table:data-pilot-member table:name="59222" table:display="true" table:show-details="true"/>
                <table:data-pilot-member table:name="59225" table:display="true" table:show-details="true"/>
                <table:data-pilot-member table:name="59228" table:display="true" table:show-details="true"/>
                <table:data-pilot-member table:name="59230" table:display="true" table:show-details="true"/>
                <table:data-pilot-member table:name="59241" table:display="true" table:show-details="true"/>
                <table:data-pilot-member table:name="59264" table:display="true" table:show-details="true"/>
                <table:data-pilot-member table:name="59293" table:display="true" table:show-details="true"/>
                <table:data-pilot-member table:name="59300" table:display="true" table:show-details="true"/>
                <table:data-pilot-member table:name="59316" table:display="true" table:show-details="true"/>
                <table:data-pilot-member table:name="59317" table:display="true" table:show-details="true"/>
                <table:data-pilot-member table:name="59336" table:display="true" table:show-details="true"/>
                <table:data-pilot-member table:name="59340" table:display="true" table:show-details="true"/>
                <table:data-pilot-member table:name="59345" table:display="true" table:show-details="true"/>
                <table:data-pilot-member table:name="59346" table:display="true" table:show-details="true"/>
                <table:data-pilot-member table:name="59352" table:display="true" table:show-details="true"/>
                <table:data-pilot-member table:name="59367" table:display="true" table:show-details="true"/>
                <table:data-pilot-member table:name="59370" table:display="true" table:show-details="true"/>
                <table:data-pilot-member table:name="59381" table:display="true" table:show-details="true"/>
                <table:data-pilot-member table:name="59398" table:display="true" table:show-details="true"/>
                <table:data-pilot-member table:name="59401" table:display="true" table:show-details="true"/>
                <table:data-pilot-member table:name="59408" table:display="true" table:show-details="true"/>
                <table:data-pilot-member table:name="59421" table:display="true" table:show-details="true"/>
                <table:data-pilot-member table:name="59423" table:display="true" table:show-details="true"/>
                <table:data-pilot-member table:name="59425" table:display="true" table:show-details="true"/>
                <table:data-pilot-member table:name="59439" table:display="true" table:show-details="true"/>
                <table:data-pilot-member table:name="59452" table:display="true" table:show-details="true"/>
                <table:data-pilot-member table:name="59480" table:display="true" table:show-details="true"/>
                <table:data-pilot-member table:name="59485" table:display="true" table:show-details="true"/>
                <table:data-pilot-member table:name="59491" table:display="true" table:show-details="true"/>
                <table:data-pilot-member table:name="59505" table:display="true" table:show-details="true"/>
                <table:data-pilot-member table:name="59506" table:display="true" table:show-details="true"/>
                <table:data-pilot-member table:name="59516" table:display="true" table:show-details="true"/>
                <table:data-pilot-member table:name="59517" table:display="true" table:show-details="true"/>
                <table:data-pilot-member table:name="59531" table:display="true" table:show-details="true"/>
                <table:data-pilot-member table:name="59534" table:display="true" table:show-details="true"/>
                <table:data-pilot-member table:name="59543" table:display="true" table:show-details="true"/>
                <table:data-pilot-member table:name="59551" table:display="true" table:show-details="true"/>
                <table:data-pilot-member table:name="59555" table:display="true" table:show-details="true"/>
                <table:data-pilot-member table:name="59559" table:display="true" table:show-details="true"/>
                <table:data-pilot-member table:name="59564" table:display="true" table:show-details="true"/>
                <table:data-pilot-member table:name="59565" table:display="true" table:show-details="true"/>
                <table:data-pilot-member table:name="59570" table:display="true" table:show-details="true"/>
                <table:data-pilot-member table:name="59577" table:display="true" table:show-details="true"/>
                <table:data-pilot-member table:name="59578" table:display="true" table:show-details="true"/>
                <table:data-pilot-member table:name="59579" table:display="true" table:show-details="true"/>
                <table:data-pilot-member table:name="59589" table:display="true" table:show-details="true"/>
                <table:data-pilot-member table:name="59610" table:display="true" table:show-details="true"/>
                <table:data-pilot-member table:name="59618" table:display="true" table:show-details="true"/>
                <table:data-pilot-member table:name="59630" table:display="true" table:show-details="true"/>
                <table:data-pilot-member table:name="59644" table:display="true" table:show-details="true"/>
                <table:data-pilot-member table:name="59651" table:display="true" table:show-details="true"/>
                <table:data-pilot-member table:name="59662" table:display="true" table:show-details="true"/>
                <table:data-pilot-member table:name="59678" table:display="true" table:show-details="true"/>
                <table:data-pilot-member table:name="59681" table:display="true" table:show-details="true"/>
                <table:data-pilot-member table:name="59686" table:display="true" table:show-details="true"/>
                <table:data-pilot-member table:name="59689" table:display="true" table:show-details="true"/>
                <table:data-pilot-member table:name="59693" table:display="true" table:show-details="true"/>
                <table:data-pilot-member table:name="59705" table:display="true" table:show-details="true"/>
                <table:data-pilot-member table:name="59710" table:display="true" table:show-details="true"/>
                <table:data-pilot-member table:name="59712" table:display="true" table:show-details="true"/>
                <table:data-pilot-member table:name="59713" table:display="true" table:show-details="true"/>
                <table:data-pilot-member table:name="59714" table:display="true" table:show-details="true"/>
                <table:data-pilot-member table:name="59734" table:display="true" table:show-details="true"/>
                <table:data-pilot-member table:name="59737" table:display="true" table:show-details="true"/>
                <table:data-pilot-member table:name="59742" table:display="true" table:show-details="true"/>
                <table:data-pilot-member table:name="59745" table:display="true" table:show-details="true"/>
                <table:data-pilot-member table:name="59746" table:display="true" table:show-details="true"/>
                <table:data-pilot-member table:name="59756" table:display="true" table:show-details="true"/>
                <table:data-pilot-member table:name="59762" table:display="true" table:show-details="true"/>
                <table:data-pilot-member table:name="59763" table:display="true" table:show-details="true"/>
                <table:data-pilot-member table:name="59765" table:display="true" table:show-details="true"/>
                <table:data-pilot-member table:name="59766" table:display="true" table:show-details="true"/>
                <table:data-pilot-member table:name="59768" table:display="true" table:show-details="true"/>
                <table:data-pilot-member table:name="59780" table:display="true" table:show-details="true"/>
                <table:data-pilot-member table:name="59782" table:display="true" table:show-details="true"/>
                <table:data-pilot-member table:name="59783" table:display="true" table:show-details="true"/>
                <table:data-pilot-member table:name="59785" table:display="true" table:show-details="true"/>
                <table:data-pilot-member table:name="59786" table:display="true" table:show-details="true"/>
                <table:data-pilot-member table:name="59788" table:display="true" table:show-details="true"/>
                <table:data-pilot-member table:name="59795" table:display="true" table:show-details="true"/>
                <table:data-pilot-member table:name="59806" table:display="true" table:show-details="true"/>
                <table:data-pilot-member table:name="59815" table:display="true" table:show-details="true"/>
                <table:data-pilot-member table:name="59817" table:display="true" table:show-details="true"/>
                <table:data-pilot-member table:name="59819" table:display="true" table:show-details="true"/>
                <table:data-pilot-member table:name="59847" table:display="true" table:show-details="true"/>
                <table:data-pilot-member table:name="59857" table:display="true" table:show-details="true"/>
                <table:data-pilot-member table:name="59871" table:display="true" table:show-details="true"/>
                <table:data-pilot-member table:name="59902" table:display="true" table:show-details="true"/>
                <table:data-pilot-member table:name="59919" table:display="true" table:show-details="true"/>
                <table:data-pilot-member table:name="59921" table:display="true" table:show-details="true"/>
                <table:data-pilot-member table:name="59930" table:display="true" table:show-details="true"/>
                <table:data-pilot-member table:name="59935" table:display="true" table:show-details="true"/>
                <table:data-pilot-member table:name="59953" table:display="true" table:show-details="true"/>
                <table:data-pilot-member table:name="59962" table:display="true" table:show-details="true"/>
                <table:data-pilot-member table:name="59963" table:display="true" table:show-details="true"/>
                <table:data-pilot-member table:name="59964" table:display="true" table:show-details="true"/>
                <table:data-pilot-member table:name="59966" table:display="true" table:show-details="true"/>
                <table:data-pilot-member table:name="59982" table:display="true" table:show-details="true"/>
                <table:data-pilot-member table:name="59983" table:display="true" table:show-details="true"/>
                <table:data-pilot-member table:name="59993" table:display="true" table:show-details="true"/>
                <table:data-pilot-member table:name="59998" table:display="true" table:show-details="true"/>
                <table:data-pilot-member table:name="60004" table:display="true" table:show-details="true"/>
                <table:data-pilot-member table:name="60008" table:display="true" table:show-details="true"/>
                <table:data-pilot-member table:name="60015" table:display="true" table:show-details="true"/>
                <table:data-pilot-member table:name="60022" table:display="true" table:show-details="true"/>
                <table:data-pilot-member table:name="60029" table:display="true" table:show-details="true"/>
                <table:data-pilot-member table:name="60053" table:display="true" table:show-details="true"/>
                <table:data-pilot-member table:name="60056" table:display="true" table:show-details="true"/>
                <table:data-pilot-member table:name="60076" table:display="true" table:show-details="true"/>
                <table:data-pilot-member table:name="60083" table:display="true" table:show-details="true"/>
                <table:data-pilot-member table:name="60086" table:display="true" table:show-details="true"/>
                <table:data-pilot-member table:name="60096" table:display="true" table:show-details="true"/>
                <table:data-pilot-member table:name="60116" table:display="true" table:show-details="true"/>
                <table:data-pilot-member table:name="60124" table:display="true" table:show-details="true"/>
                <table:data-pilot-member table:name="60126" table:display="true" table:show-details="true"/>
                <table:data-pilot-member table:name="60132" table:display="true" table:show-details="true"/>
                <table:data-pilot-member table:name="60138" table:display="true" table:show-details="true"/>
                <table:data-pilot-member table:name="60143" table:display="true" table:show-details="true"/>
                <table:data-pilot-member table:name="60150" table:display="true" table:show-details="true"/>
                <table:data-pilot-member table:name="60154" table:display="true" table:show-details="true"/>
                <table:data-pilot-member table:name="60161" table:display="true" table:show-details="true"/>
                <table:data-pilot-member table:name="60164" table:display="true" table:show-details="true"/>
                <table:data-pilot-member table:name="60185" table:display="true" table:show-details="true"/>
                <table:data-pilot-member table:name="60190" table:display="true" table:show-details="true"/>
                <table:data-pilot-member table:name="60192" table:display="true" table:show-details="true"/>
                <table:data-pilot-member table:name="60205" table:display="true" table:show-details="true"/>
                <table:data-pilot-member table:name="60207" table:display="true" table:show-details="true"/>
                <table:data-pilot-member table:name="60213" table:display="true" table:show-details="true"/>
                <table:data-pilot-member table:name="60222" table:display="true" table:show-details="true"/>
                <table:data-pilot-member table:name="60223" table:display="true" table:show-details="true"/>
                <table:data-pilot-member table:name="60226" table:display="true" table:show-details="true"/>
                <table:data-pilot-member table:name="60227" table:display="true" table:show-details="true"/>
                <table:data-pilot-member table:name="60234" table:display="true" table:show-details="true"/>
                <table:data-pilot-member table:name="60252" table:display="true" table:show-details="true"/>
                <table:data-pilot-member table:name="60254" table:display="true" table:show-details="true"/>
                <table:data-pilot-member table:name="60265" table:display="true" table:show-details="true"/>
                <table:data-pilot-member table:name="60266" table:display="true" table:show-details="true"/>
                <table:data-pilot-member table:name="60270" table:display="true" table:show-details="true"/>
                <table:data-pilot-member table:name="60285" table:display="true" table:show-details="true"/>
                <table:data-pilot-member table:name="60290" table:display="true" table:show-details="true"/>
                <table:data-pilot-member table:name="60296" table:display="true" table:show-details="true"/>
                <table:data-pilot-member table:name="60300" table:display="true" table:show-details="true"/>
                <table:data-pilot-member table:name="60317" table:display="true" table:show-details="true"/>
                <table:data-pilot-member table:name="60322" table:display="true" table:show-details="true"/>
                <table:data-pilot-member table:name="60331" table:display="true" table:show-details="true"/>
                <table:data-pilot-member table:name="60355" table:display="true" table:show-details="true"/>
                <table:data-pilot-member table:name="60363" table:display="true" table:show-details="true"/>
                <table:data-pilot-member table:name="60372" table:display="true" table:show-details="true"/>
                <table:data-pilot-member table:name="60375" table:display="true" table:show-details="true"/>
                <table:data-pilot-member table:name="60387" table:display="true" table:show-details="true"/>
                <table:data-pilot-member table:name="60393" table:display="true" table:show-details="true"/>
                <table:data-pilot-member table:name="60394" table:display="true" table:show-details="true"/>
                <table:data-pilot-member table:name="60407" table:display="true" table:show-details="true"/>
                <table:data-pilot-member table:name="60411" table:display="true" table:show-details="true"/>
                <table:data-pilot-member table:name="60418" table:display="true" table:show-details="true"/>
                <table:data-pilot-member table:name="60430" table:display="true" table:show-details="true"/>
                <table:data-pilot-member table:name="60437" table:display="true" table:show-details="true"/>
                <table:data-pilot-member table:name="60446" table:display="true" table:show-details="true"/>
                <table:data-pilot-member table:name="60449" table:display="true" table:show-details="true"/>
                <table:data-pilot-member table:name="60454" table:display="true" table:show-details="true"/>
                <table:data-pilot-member table:name="60457" table:display="true" table:show-details="true"/>
                <table:data-pilot-member table:name="60458" table:display="true" table:show-details="true"/>
                <table:data-pilot-member table:name="60464" table:display="true" table:show-details="true"/>
                <table:data-pilot-member table:name="60473" table:display="true" table:show-details="true"/>
                <table:data-pilot-member table:name="60484" table:display="true" table:show-details="true"/>
                <table:data-pilot-member table:name="60498" table:display="true" table:show-details="true"/>
                <table:data-pilot-member table:name="60511" table:display="true" table:show-details="true"/>
                <table:data-pilot-member table:name="60512" table:display="true" table:show-details="true"/>
                <table:data-pilot-member table:name="60522" table:display="true" table:show-details="true"/>
                <table:data-pilot-member table:name="60523" table:display="true" table:show-details="true"/>
                <table:data-pilot-member table:name="60539" table:display="true" table:show-details="true"/>
                <table:data-pilot-member table:name="60549" table:display="true" table:show-details="true"/>
                <table:data-pilot-member table:name="60555" table:display="true" table:show-details="true"/>
                <table:data-pilot-member table:name="60561" table:display="true" table:show-details="true"/>
                <table:data-pilot-member table:name="60565" table:display="true" table:show-details="true"/>
                <table:data-pilot-member table:name="60566" table:display="true" table:show-details="true"/>
                <table:data-pilot-member table:name="60571" table:display="true" table:show-details="true"/>
                <table:data-pilot-member table:name="60581" table:display="true" table:show-details="true"/>
                <table:data-pilot-member table:name="60584" table:display="true" table:show-details="true"/>
                <table:data-pilot-member table:name="60585" table:display="true" table:show-details="true"/>
                <table:data-pilot-member table:name="60586" table:display="true" table:show-details="true"/>
                <table:data-pilot-member table:name="60607" table:display="true" table:show-details="true"/>
                <table:data-pilot-member table:name="60614" table:display="true" table:show-details="true"/>
                <table:data-pilot-member table:name="60623" table:display="true" table:show-details="true"/>
                <table:data-pilot-member table:name="60625" table:display="true" table:show-details="true"/>
                <table:data-pilot-member table:name="60648" table:display="true" table:show-details="true"/>
                <table:data-pilot-member table:name="60651" table:display="true" table:show-details="true"/>
                <table:data-pilot-member table:name="60661" table:display="true" table:show-details="true"/>
                <table:data-pilot-member table:name="60670" table:display="true" table:show-details="true"/>
                <table:data-pilot-member table:name="60683" table:display="true" table:show-details="true"/>
                <table:data-pilot-member table:name="60697" table:display="true" table:show-details="true"/>
                <table:data-pilot-member table:name="60701" table:display="true" table:show-details="true"/>
                <table:data-pilot-member table:name="60704" table:display="true" table:show-details="true"/>
                <table:data-pilot-member table:name="60713" table:display="true" table:show-details="true"/>
                <table:data-pilot-member table:name="60718" table:display="true" table:show-details="true"/>
                <table:data-pilot-member table:name="60725" table:display="true" table:show-details="true"/>
                <table:data-pilot-member table:name="60729" table:display="true" table:show-details="true"/>
                <table:data-pilot-member table:name="60731" table:display="true" table:show-details="true"/>
                <table:data-pilot-member table:name="60736" table:display="true" table:show-details="true"/>
                <table:data-pilot-member table:name="60737" table:display="true" table:show-details="true"/>
                <table:data-pilot-member table:name="60746" table:display="true" table:show-details="true"/>
                <table:data-pilot-member table:name="60757" table:display="true" table:show-details="true"/>
                <table:data-pilot-member table:name="60762" table:display="true" table:show-details="true"/>
                <table:data-pilot-member table:name="60766" table:display="true" table:show-details="true"/>
                <table:data-pilot-member table:name="60769" table:display="true" table:show-details="true"/>
                <table:data-pilot-member table:name="60783" table:display="true" table:show-details="true"/>
                <table:data-pilot-member table:name="60800" table:display="true" table:show-details="true"/>
                <table:data-pilot-member table:name="60807" table:display="true" table:show-details="true"/>
                <table:data-pilot-member table:name="60808" table:display="true" table:show-details="true"/>
                <table:data-pilot-member table:name="60814" table:display="true" table:show-details="true"/>
                <table:data-pilot-member table:name="60816" table:display="true" table:show-details="true"/>
                <table:data-pilot-member table:name="60818" table:display="true" table:show-details="true"/>
                <table:data-pilot-member table:name="60829" table:display="true" table:show-details="true"/>
                <table:data-pilot-member table:name="60833" table:display="true" table:show-details="true"/>
                <table:data-pilot-member table:name="60834" table:display="true" table:show-details="true"/>
                <table:data-pilot-member table:name="60836" table:display="true" table:show-details="true"/>
                <table:data-pilot-member table:name="60838" table:display="true" table:show-details="true"/>
                <table:data-pilot-member table:name="60839" table:display="true" table:show-details="true"/>
                <table:data-pilot-member table:name="60853" table:display="true" table:show-details="true"/>
                <table:data-pilot-member table:name="60864" table:display="true" table:show-details="true"/>
                <table:data-pilot-member table:name="60893" table:display="true" table:show-details="true"/>
                <table:data-pilot-member table:name="60913" table:display="true" table:show-details="true"/>
                <table:data-pilot-member table:name="60925" table:display="true" table:show-details="true"/>
                <table:data-pilot-member table:name="60926" table:display="true" table:show-details="true"/>
                <table:data-pilot-member table:name="60929" table:display="true" table:show-details="true"/>
                <table:data-pilot-member table:name="60930" table:display="true" table:show-details="true"/>
                <table:data-pilot-member table:name="60943" table:display="true" table:show-details="true"/>
                <table:data-pilot-member table:name="60949" table:display="true" table:show-details="true"/>
                <table:data-pilot-member table:name="60954" table:display="true" table:show-details="true"/>
                <table:data-pilot-member table:name="60958" table:display="true" table:show-details="true"/>
                <table:data-pilot-member table:name="60960" table:display="true" table:show-details="true"/>
                <table:data-pilot-member table:name="60974" table:display="true" table:show-details="true"/>
                <table:data-pilot-member table:name="60993" table:display="true" table:show-details="true"/>
                <table:data-pilot-member table:name="60994" table:display="true" table:show-details="true"/>
                <table:data-pilot-member table:name="61003" table:display="true" table:show-details="true"/>
                <table:data-pilot-member table:name="61004" table:display="true" table:show-details="true"/>
                <table:data-pilot-member table:name="61036" table:display="true" table:show-details="true"/>
                <table:data-pilot-member table:name="61037" table:display="true" table:show-details="true"/>
                <table:data-pilot-member table:name="61044" table:display="true" table:show-details="true"/>
                <table:data-pilot-member table:name="61053" table:display="true" table:show-details="true"/>
                <table:data-pilot-member table:name="61056" table:display="true" table:show-details="true"/>
                <table:data-pilot-member table:name="61065" table:display="true" table:show-details="true"/>
                <table:data-pilot-member table:name="61072" table:display="true" table:show-details="true"/>
                <table:data-pilot-member table:name="61073" table:display="true" table:show-details="true"/>
                <table:data-pilot-member table:name="61100" table:display="true" table:show-details="true"/>
                <table:data-pilot-member table:name="61107" table:display="true" table:show-details="true"/>
                <table:data-pilot-member table:name="61116" table:display="true" table:show-details="true"/>
                <table:data-pilot-member table:name="61133" table:display="true" table:show-details="true"/>
                <table:data-pilot-member table:name="61138" table:display="true" table:show-details="true"/>
                <table:data-pilot-member table:name="61147" table:display="true" table:show-details="true"/>
                <table:data-pilot-member table:name="61167" table:display="true" table:show-details="true"/>
                <table:data-pilot-member table:name="61168" table:display="true" table:show-details="true"/>
                <table:data-pilot-member table:name="61174" table:display="true" table:show-details="true"/>
                <table:data-pilot-member table:name="61180" table:display="true" table:show-details="true"/>
                <table:data-pilot-member table:name="61186" table:display="true" table:show-details="true"/>
                <table:data-pilot-member table:name="61190" table:display="true" table:show-details="true"/>
                <table:data-pilot-member table:name="61191" table:display="true" table:show-details="true"/>
                <table:data-pilot-member table:name="61197" table:display="true" table:show-details="true"/>
                <table:data-pilot-member table:name="61203" table:display="true" table:show-details="true"/>
                <table:data-pilot-member table:name="61207" table:display="true" table:show-details="true"/>
                <table:data-pilot-member table:name="61208" table:display="true" table:show-details="true"/>
                <table:data-pilot-member table:name="61211" table:display="true" table:show-details="true"/>
                <table:data-pilot-member table:name="61228" table:display="true" table:show-details="true"/>
                <table:data-pilot-member table:name="61229" table:display="true" table:show-details="true"/>
                <table:data-pilot-member table:name="61238" table:display="true" table:show-details="true"/>
                <table:data-pilot-member table:name="61240" table:display="true" table:show-details="true"/>
                <table:data-pilot-member table:name="61250" table:display="true" table:show-details="true"/>
                <table:data-pilot-member table:name="61263" table:display="true" table:show-details="true"/>
                <table:data-pilot-member table:name="61264" table:display="true" table:show-details="true"/>
                <table:data-pilot-member table:name="61266" table:display="true" table:show-details="true"/>
                <table:data-pilot-member table:name="61275" table:display="true" table:show-details="true"/>
                <table:data-pilot-member table:name="61300" table:display="true" table:show-details="true"/>
                <table:data-pilot-member table:name="61301" table:display="true" table:show-details="true"/>
                <table:data-pilot-member table:name="61302" table:display="true" table:show-details="true"/>
                <table:data-pilot-member table:name="61306" table:display="true" table:show-details="true"/>
                <table:data-pilot-member table:name="61310" table:display="true" table:show-details="true"/>
                <table:data-pilot-member table:name="61315" table:display="true" table:show-details="true"/>
                <table:data-pilot-member table:name="61321" table:display="true" table:show-details="true"/>
                <table:data-pilot-member table:name="61322" table:display="true" table:show-details="true"/>
                <table:data-pilot-member table:name="61338" table:display="true" table:show-details="true"/>
                <table:data-pilot-member table:name="61342" table:display="true" table:show-details="true"/>
                <table:data-pilot-member table:name="61370" table:display="true" table:show-details="true"/>
                <table:data-pilot-member table:name="61372" table:display="true" table:show-details="true"/>
                <table:data-pilot-member table:name="61373" table:display="true" table:show-details="true"/>
                <table:data-pilot-member table:name="61381" table:display="true" table:show-details="true"/>
                <table:data-pilot-member table:name="61390" table:display="true" table:show-details="true"/>
                <table:data-pilot-member table:name="61402" table:display="true" table:show-details="true"/>
                <table:data-pilot-member table:name="61406" table:display="true" table:show-details="true"/>
                <table:data-pilot-member table:name="61421" table:display="true" table:show-details="true"/>
                <table:data-pilot-member table:name="61435" table:display="true" table:show-details="true"/>
                <table:data-pilot-member table:name="61439" table:display="true" table:show-details="true"/>
                <table:data-pilot-member table:name="61440" table:display="true" table:show-details="true"/>
                <table:data-pilot-member table:name="61449" table:display="true" table:show-details="true"/>
                <table:data-pilot-member table:name="61450" table:display="true" table:show-details="true"/>
                <table:data-pilot-member table:name="61454" table:display="true" table:show-details="true"/>
                <table:data-pilot-member table:name="61457" table:display="true" table:show-details="true"/>
                <table:data-pilot-member table:name="61461" table:display="true" table:show-details="true"/>
                <table:data-pilot-member table:name="61462" table:display="true" table:show-details="true"/>
                <table:data-pilot-member table:name="61464" table:display="true" table:show-details="true"/>
                <table:data-pilot-member table:name="61466" table:display="true" table:show-details="true"/>
                <table:data-pilot-member table:name="61472" table:display="true" table:show-details="true"/>
                <table:data-pilot-member table:name="61483" table:display="true" table:show-details="true"/>
                <table:data-pilot-member table:name="61487" table:display="true" table:show-details="true"/>
                <table:data-pilot-member table:name="61493" table:display="true" table:show-details="true"/>
                <table:data-pilot-member table:name="61496" table:display="true" table:show-details="true"/>
                <table:data-pilot-member table:name="61498" table:display="true" table:show-details="true"/>
                <table:data-pilot-member table:name="61519" table:display="true" table:show-details="true"/>
                <table:data-pilot-member table:name="61522" table:display="true" table:show-details="true"/>
                <table:data-pilot-member table:name="61526" table:display="true" table:show-details="true"/>
                <table:data-pilot-member table:name="61546" table:display="true" table:show-details="true"/>
                <table:data-pilot-member table:name="61551" table:display="true" table:show-details="true"/>
                <table:data-pilot-member table:name="61553" table:display="true" table:show-details="true"/>
                <table:data-pilot-member table:name="61620" table:display="true" table:show-details="true"/>
                <table:data-pilot-member table:name="61635" table:display="true" table:show-details="true"/>
                <table:data-pilot-member table:name="61637" table:display="true" table:show-details="true"/>
                <table:data-pilot-member table:name="61656" table:display="true" table:show-details="true"/>
                <table:data-pilot-member table:name="61677" table:display="true" table:show-details="true"/>
                <table:data-pilot-member table:name="61680" table:display="true" table:show-details="true"/>
                <table:data-pilot-member table:name="61683" table:display="true" table:show-details="true"/>
                <table:data-pilot-member table:name="61697" table:display="true" table:show-details="true"/>
                <table:data-pilot-member table:name="61707" table:display="true" table:show-details="true"/>
                <table:data-pilot-member table:name="61719" table:display="true" table:show-details="true"/>
                <table:data-pilot-member table:name="61721" table:display="true" table:show-details="true"/>
                <table:data-pilot-member table:name="61737" table:display="true" table:show-details="true"/>
                <table:data-pilot-member table:name="61747" table:display="true" table:show-details="true"/>
                <table:data-pilot-member table:name="61749" table:display="true" table:show-details="true"/>
                <table:data-pilot-member table:name="61763" table:display="true" table:show-details="true"/>
                <table:data-pilot-member table:name="61766" table:display="true" table:show-details="true"/>
                <table:data-pilot-member table:name="61771" table:display="true" table:show-details="true"/>
                <table:data-pilot-member table:name="61774" table:display="true" table:show-details="true"/>
                <table:data-pilot-member table:name="61777" table:display="true" table:show-details="true"/>
                <table:data-pilot-member table:name="61779" table:display="true" table:show-details="true"/>
                <table:data-pilot-member table:name="61785" table:display="true" table:show-details="true"/>
                <table:data-pilot-member table:name="61787" table:display="true" table:show-details="true"/>
                <table:data-pilot-member table:name="61788" table:display="true" table:show-details="true"/>
                <table:data-pilot-member table:name="61800" table:display="true" table:show-details="true"/>
                <table:data-pilot-member table:name="61802" table:display="true" table:show-details="true"/>
                <table:data-pilot-member table:name="61807" table:display="true" table:show-details="true"/>
                <table:data-pilot-member table:name="61822" table:display="true" table:show-details="true"/>
                <table:data-pilot-member table:name="61824" table:display="true" table:show-details="true"/>
                <table:data-pilot-member table:name="61827" table:display="true" table:show-details="true"/>
                <table:data-pilot-member table:name="61832" table:display="true" table:show-details="true"/>
                <table:data-pilot-member table:name="61841" table:display="true" table:show-details="true"/>
                <table:data-pilot-member table:name="61847" table:display="true" table:show-details="true"/>
                <table:data-pilot-member table:name="61850" table:display="true" table:show-details="true"/>
                <table:data-pilot-member table:name="61855" table:display="true" table:show-details="true"/>
                <table:data-pilot-member table:name="61859" table:display="true" table:show-details="true"/>
                <table:data-pilot-member table:name="61862" table:display="true" table:show-details="true"/>
                <table:data-pilot-member table:name="61863" table:display="true" table:show-details="true"/>
                <table:data-pilot-member table:name="61864" table:display="true" table:show-details="true"/>
                <table:data-pilot-member table:name="61871" table:display="true" table:show-details="true"/>
                <table:data-pilot-member table:name="61872" table:display="true" table:show-details="true"/>
                <table:data-pilot-member table:name="61896" table:display="true" table:show-details="true"/>
                <table:data-pilot-member table:name="61900" table:display="true" table:show-details="true"/>
                <table:data-pilot-member table:name="61901" table:display="true" table:show-details="true"/>
                <table:data-pilot-member table:name="61904" table:display="true" table:show-details="true"/>
                <table:data-pilot-member table:name="61910" table:display="true" table:show-details="true"/>
                <table:data-pilot-member table:name="61914" table:display="true" table:show-details="true"/>
                <table:data-pilot-member table:name="61916" table:display="true" table:show-details="true"/>
                <table:data-pilot-member table:name="61927" table:display="true" table:show-details="true"/>
                <table:data-pilot-member table:name="61932" table:display="true" table:show-details="true"/>
                <table:data-pilot-member table:name="61946" table:display="true" table:show-details="true"/>
                <table:data-pilot-member table:name="61947" table:display="true" table:show-details="true"/>
                <table:data-pilot-member table:name="61948" table:display="true" table:show-details="true"/>
                <table:data-pilot-member table:name="61949" table:display="true" table:show-details="true"/>
                <table:data-pilot-member table:name="61953" table:display="true" table:show-details="true"/>
                <table:data-pilot-member table:name="61964" table:display="true" table:show-details="true"/>
                <table:data-pilot-member table:name="61972" table:display="true" table:show-details="true"/>
                <table:data-pilot-member table:name="61977" table:display="true" table:show-details="true"/>
                <table:data-pilot-member table:name="61980" table:display="true" table:show-details="true"/>
                <table:data-pilot-member table:name="62004" table:display="true" table:show-details="true"/>
                <table:data-pilot-member table:name="62007" table:display="true" table:show-details="true"/>
                <table:data-pilot-member table:name="62014" table:display="true" table:show-details="true"/>
                <table:data-pilot-member table:name="62020" table:display="true" table:show-details="true"/>
                <table:data-pilot-member table:name="62029" table:display="true" table:show-details="true"/>
                <table:data-pilot-member table:name="62033" table:display="true" table:show-details="true"/>
                <table:data-pilot-member table:name="62040" table:display="true" table:show-details="true"/>
                <table:data-pilot-member table:name="62045" table:display="true" table:show-details="true"/>
                <table:data-pilot-member table:name="62049" table:display="true" table:show-details="true"/>
                <table:data-pilot-member table:name="62064" table:display="true" table:show-details="true"/>
                <table:data-pilot-member table:name="62089" table:display="true" table:show-details="true"/>
                <table:data-pilot-member table:name="62117" table:display="true" table:show-details="true"/>
                <table:data-pilot-member table:name="62119" table:display="true" table:show-details="true"/>
                <table:data-pilot-member table:name="62121" table:display="true" table:show-details="true"/>
                <table:data-pilot-member table:name="62123" table:display="true" table:show-details="true"/>
                <table:data-pilot-member table:name="62124" table:display="true" table:show-details="true"/>
                <table:data-pilot-member table:name="62133" table:display="true" table:show-details="true"/>
                <table:data-pilot-member table:name="62134" table:display="true" table:show-details="true"/>
                <table:data-pilot-member table:name="62138" table:display="true" table:show-details="true"/>
                <table:data-pilot-member table:name="62144" table:display="true" table:show-details="true"/>
                <table:data-pilot-member table:name="62155" table:display="true" table:show-details="true"/>
                <table:data-pilot-member table:name="62156" table:display="true" table:show-details="true"/>
                <table:data-pilot-member table:name="62158" table:display="true" table:show-details="true"/>
                <table:data-pilot-member table:name="62189" table:display="true" table:show-details="true"/>
                <table:data-pilot-member table:name="62194" table:display="true" table:show-details="true"/>
                <table:data-pilot-member table:name="62195" table:display="true" table:show-details="true"/>
                <table:data-pilot-member table:name="62205" table:display="true" table:show-details="true"/>
                <table:data-pilot-member table:name="62214" table:display="true" table:show-details="true"/>
                <table:data-pilot-member table:name="62219" table:display="true" table:show-details="true"/>
                <table:data-pilot-member table:name="62225" table:display="true" table:show-details="true"/>
                <table:data-pilot-member table:name="62235" table:display="true" table:show-details="true"/>
                <table:data-pilot-member table:name="62240" table:display="true" table:show-details="true"/>
                <table:data-pilot-member table:name="62276" table:display="true" table:show-details="true"/>
                <table:data-pilot-member table:name="62286" table:display="true" table:show-details="true"/>
                <table:data-pilot-member table:name="62287" table:display="true" table:show-details="true"/>
                <table:data-pilot-member table:name="62327" table:display="true" table:show-details="true"/>
                <table:data-pilot-member table:name="62332" table:display="true" table:show-details="true"/>
                <table:data-pilot-member table:name="62337" table:display="true" table:show-details="true"/>
                <table:data-pilot-member table:name="62341" table:display="true" table:show-details="true"/>
                <table:data-pilot-member table:name="62346" table:display="true" table:show-details="true"/>
                <table:data-pilot-member table:name="62348" table:display="true" table:show-details="true"/>
                <table:data-pilot-member table:name="62356" table:display="true" table:show-details="true"/>
                <table:data-pilot-member table:name="62367" table:display="true" table:show-details="true"/>
                <table:data-pilot-member table:name="62390" table:display="true" table:show-details="true"/>
                <table:data-pilot-member table:name="62397" table:display="true" table:show-details="true"/>
                <table:data-pilot-member table:name="62403" table:display="true" table:show-details="true"/>
                <table:data-pilot-member table:name="62414" table:display="true" table:show-details="true"/>
                <table:data-pilot-member table:name="62430" table:display="true" table:show-details="true"/>
                <table:data-pilot-member table:name="62439" table:display="true" table:show-details="true"/>
                <table:data-pilot-member table:name="62446" table:display="true" table:show-details="true"/>
                <table:data-pilot-member table:name="62448" table:display="true" table:show-details="true"/>
                <table:data-pilot-member table:name="62456" table:display="true" table:show-details="true"/>
                <table:data-pilot-member table:name="62497" table:display="true" table:show-details="true"/>
                <table:data-pilot-member table:name="62498" table:display="true" table:show-details="true"/>
                <table:data-pilot-member table:name="62499" table:display="true" table:show-details="true"/>
                <table:data-pilot-member table:name="62501" table:display="true" table:show-details="true"/>
                <table:data-pilot-member table:name="62507" table:display="true" table:show-details="true"/>
                <table:data-pilot-member table:name="62508" table:display="true" table:show-details="true"/>
                <table:data-pilot-member table:name="62513" table:display="true" table:show-details="true"/>
                <table:data-pilot-member table:name="62517" table:display="true" table:show-details="true"/>
                <table:data-pilot-member table:name="62526" table:display="true" table:show-details="true"/>
                <table:data-pilot-member table:name="62530" table:display="true" table:show-details="true"/>
                <table:data-pilot-member table:name="62569" table:display="true" table:show-details="true"/>
                <table:data-pilot-member table:name="62572" table:display="true" table:show-details="true"/>
                <table:data-pilot-member table:name="62577" table:display="true" table:show-details="true"/>
                <table:data-pilot-member table:name="62592" table:display="true" table:show-details="true"/>
                <table:data-pilot-member table:name="62597" table:display="true" table:show-details="true"/>
                <table:data-pilot-member table:name="62600" table:display="true" table:show-details="true"/>
                <table:data-pilot-member table:name="62604" table:display="true" table:show-details="true"/>
                <table:data-pilot-member table:name="62607" table:display="true" table:show-details="true"/>
                <table:data-pilot-member table:name="62618" table:display="true" table:show-details="true"/>
                <table:data-pilot-member table:name="62630" table:display="true" table:show-details="true"/>
                <table:data-pilot-member table:name="62631" table:display="true" table:show-details="true"/>
                <table:data-pilot-member table:name="62634" table:display="true" table:show-details="true"/>
                <table:data-pilot-member table:name="62636" table:display="true" table:show-details="true"/>
                <table:data-pilot-member table:name="62656" table:display="true" table:show-details="true"/>
                <table:data-pilot-member table:name="62657" table:display="true" table:show-details="true"/>
                <table:data-pilot-member table:name="62658" table:display="true" table:show-details="true"/>
                <table:data-pilot-member table:name="62659" table:display="true" table:show-details="true"/>
                <table:data-pilot-member table:name="62670" table:display="true" table:show-details="true"/>
                <table:data-pilot-member table:name="62672" table:display="true" table:show-details="true"/>
                <table:data-pilot-member table:name="62679" table:display="true" table:show-details="true"/>
                <table:data-pilot-member table:name="62680" table:display="true" table:show-details="true"/>
                <table:data-pilot-member table:name="62687" table:display="true" table:show-details="true"/>
                <table:data-pilot-member table:name="62694" table:display="true" table:show-details="true"/>
                <table:data-pilot-member table:name="62714" table:display="true" table:show-details="true"/>
                <table:data-pilot-member table:name="62715" table:display="true" table:show-details="true"/>
                <table:data-pilot-member table:name="62726" table:display="true" table:show-details="true"/>
                <table:data-pilot-member table:name="62734" table:display="true" table:show-details="true"/>
                <table:data-pilot-member table:name="62756" table:display="true" table:show-details="true"/>
                <table:data-pilot-member table:name="62766" table:display="true" table:show-details="true"/>
                <table:data-pilot-member table:name="62767" table:display="true" table:show-details="true"/>
                <table:data-pilot-member table:name="62779" table:display="true" table:show-details="true"/>
                <table:data-pilot-member table:name="62780" table:display="true" table:show-details="true"/>
                <table:data-pilot-member table:name="62788" table:display="true" table:show-details="true"/>
                <table:data-pilot-member table:name="62789" table:display="true" table:show-details="true"/>
                <table:data-pilot-member table:name="62790" table:display="true" table:show-details="true"/>
                <table:data-pilot-member table:name="62798" table:display="true" table:show-details="true"/>
                <table:data-pilot-member table:name="62806" table:display="true" table:show-details="true"/>
                <table:data-pilot-member table:name="62809" table:display="true" table:show-details="true"/>
                <table:data-pilot-member table:name="62819" table:display="true" table:show-details="true"/>
                <table:data-pilot-member table:name="62833" table:display="true" table:show-details="true"/>
                <table:data-pilot-member table:name="62841" table:display="true" table:show-details="true"/>
                <table:data-pilot-member table:name="62857" table:display="true" table:show-details="true"/>
                <table:data-pilot-member table:name="62871" table:display="true" table:show-details="true"/>
                <table:data-pilot-member table:name="62872" table:display="true" table:show-details="true"/>
                <table:data-pilot-member table:name="62874" table:display="true" table:show-details="true"/>
                <table:data-pilot-member table:name="62886" table:display="true" table:show-details="true"/>
                <table:data-pilot-member table:name="62899" table:display="true" table:show-details="true"/>
                <table:data-pilot-member table:name="62918" table:display="true" table:show-details="true"/>
                <table:data-pilot-member table:name="62927" table:display="true" table:show-details="true"/>
                <table:data-pilot-member table:name="62929" table:display="true" table:show-details="true"/>
                <table:data-pilot-member table:name="62936" table:display="true" table:show-details="true"/>
                <table:data-pilot-member table:name="62968" table:display="true" table:show-details="true"/>
                <table:data-pilot-member table:name="62970" table:display="true" table:show-details="true"/>
                <table:data-pilot-member table:name="62975" table:display="true" table:show-details="true"/>
                <table:data-pilot-member table:name="62981" table:display="true" table:show-details="true"/>
                <table:data-pilot-member table:name="62997" table:display="true" table:show-details="true"/>
                <table:data-pilot-member table:name="62998" table:display="true" table:show-details="true"/>
                <table:data-pilot-member table:name="63001" table:display="true" table:show-details="true"/>
                <table:data-pilot-member table:name="63010" table:display="true" table:show-details="true"/>
                <table:data-pilot-member table:name="63018" table:display="true" table:show-details="true"/>
                <table:data-pilot-member table:name="63028" table:display="true" table:show-details="true"/>
                <table:data-pilot-member table:name="63035" table:display="true" table:show-details="true"/>
                <table:data-pilot-member table:name="63043" table:display="true" table:show-details="true"/>
                <table:data-pilot-member table:name="63050" table:display="true" table:show-details="true"/>
                <table:data-pilot-member table:name="63056" table:display="true" table:show-details="true"/>
                <table:data-pilot-member table:name="63058" table:display="true" table:show-details="true"/>
                <table:data-pilot-member table:name="63064" table:display="true" table:show-details="true"/>
                <table:data-pilot-member table:name="63066" table:display="true" table:show-details="true"/>
                <table:data-pilot-member table:name="63073" table:display="true" table:show-details="true"/>
                <table:data-pilot-member table:name="63077" table:display="true" table:show-details="true"/>
                <table:data-pilot-member table:name="63091" table:display="true" table:show-details="true"/>
                <table:data-pilot-member table:name="63096" table:display="true" table:show-details="true"/>
                <table:data-pilot-member table:name="63103" table:display="true" table:show-details="true"/>
                <table:data-pilot-member table:name="63105" table:display="true" table:show-details="true"/>
                <table:data-pilot-member table:name="63113" table:display="true" table:show-details="true"/>
                <table:data-pilot-member table:name="63146" table:display="true" table:show-details="true"/>
                <table:data-pilot-member table:name="63151" table:display="true" table:show-details="true"/>
                <table:data-pilot-member table:name="63171" table:display="true" table:show-details="true"/>
                <table:data-pilot-member table:name="63172" table:display="true" table:show-details="true"/>
                <table:data-pilot-member table:name="63176" table:display="true" table:show-details="true"/>
                <table:data-pilot-member table:name="63177" table:display="true" table:show-details="true"/>
                <table:data-pilot-member table:name="63178" table:display="true" table:show-details="true"/>
                <table:data-pilot-member table:name="63190" table:display="true" table:show-details="true"/>
                <table:data-pilot-member table:name="63191" table:display="true" table:show-details="true"/>
                <table:data-pilot-member table:name="63192" table:display="true" table:show-details="true"/>
                <table:data-pilot-member table:name="63209" table:display="true" table:show-details="true"/>
                <table:data-pilot-member table:name="63210" table:display="true" table:show-details="true"/>
                <table:data-pilot-member table:name="63213" table:display="true" table:show-details="true"/>
                <table:data-pilot-member table:name="63218" table:display="true" table:show-details="true"/>
                <table:data-pilot-member table:name="63225" table:display="true" table:show-details="true"/>
                <table:data-pilot-member table:name="63232" table:display="true" table:show-details="true"/>
                <table:data-pilot-member table:name="63236" table:display="true" table:show-details="true"/>
                <table:data-pilot-member table:name="63244" table:display="true" table:show-details="true"/>
                <table:data-pilot-member table:name="63256" table:display="true" table:show-details="true"/>
                <table:data-pilot-member table:name="63272" table:display="true" table:show-details="true"/>
                <table:data-pilot-member table:name="63283" table:display="true" table:show-details="true"/>
                <table:data-pilot-member table:name="63303" table:display="true" table:show-details="true"/>
                <table:data-pilot-member table:name="63305" table:display="true" table:show-details="true"/>
                <table:data-pilot-member table:name="63322" table:display="true" table:show-details="true"/>
                <table:data-pilot-member table:name="63323" table:display="true" table:show-details="true"/>
                <table:data-pilot-member table:name="63336" table:display="true" table:show-details="true"/>
                <table:data-pilot-member table:name="63344" table:display="true" table:show-details="true"/>
                <table:data-pilot-member table:name="63354" table:display="true" table:show-details="true"/>
                <table:data-pilot-member table:name="63357" table:display="true" table:show-details="true"/>
                <table:data-pilot-member table:name="63369" table:display="true" table:show-details="true"/>
                <table:data-pilot-member table:name="63373" table:display="true" table:show-details="true"/>
                <table:data-pilot-member table:name="63377" table:display="true" table:show-details="true"/>
                <table:data-pilot-member table:name="63381" table:display="true" table:show-details="true"/>
                <table:data-pilot-member table:name="63388" table:display="true" table:show-details="true"/>
                <table:data-pilot-member table:name="63398" table:display="true" table:show-details="true"/>
                <table:data-pilot-member table:name="63401" table:display="true" table:show-details="true"/>
                <table:data-pilot-member table:name="63408" table:display="true" table:show-details="true"/>
                <table:data-pilot-member table:name="63409" table:display="true" table:show-details="true"/>
                <table:data-pilot-member table:name="63415" table:display="true" table:show-details="true"/>
                <table:data-pilot-member table:name="63425" table:display="true" table:show-details="true"/>
                <table:data-pilot-member table:name="63426" table:display="true" table:show-details="true"/>
                <table:data-pilot-member table:name="63427" table:display="true" table:show-details="true"/>
                <table:data-pilot-member table:name="63431" table:display="true" table:show-details="true"/>
                <table:data-pilot-member table:name="63448" table:display="true" table:show-details="true"/>
                <table:data-pilot-member table:name="63460" table:display="true" table:show-details="true"/>
                <table:data-pilot-member table:name="63470" table:display="true" table:show-details="true"/>
                <table:data-pilot-member table:name="63473" table:display="true" table:show-details="true"/>
                <table:data-pilot-member table:name="63475" table:display="true" table:show-details="true"/>
                <table:data-pilot-member table:name="63481" table:display="true" table:show-details="true"/>
                <table:data-pilot-member table:name="63482" table:display="true" table:show-details="true"/>
                <table:data-pilot-member table:name="63506" table:display="true" table:show-details="true"/>
                <table:data-pilot-member table:name="63513" table:display="true" table:show-details="true"/>
                <table:data-pilot-member table:name="63516" table:display="true" table:show-details="true"/>
                <table:data-pilot-member table:name="63519" table:display="true" table:show-details="true"/>
                <table:data-pilot-member table:name="63523" table:display="true" table:show-details="true"/>
                <table:data-pilot-member table:name="63541" table:display="true" table:show-details="true"/>
                <table:data-pilot-member table:name="63551" table:display="true" table:show-details="true"/>
                <table:data-pilot-member table:name="63561" table:display="true" table:show-details="true"/>
                <table:data-pilot-member table:name="63579" table:display="true" table:show-details="true"/>
                <table:data-pilot-member table:name="63584" table:display="true" table:show-details="true"/>
                <table:data-pilot-member table:name="63588" table:display="true" table:show-details="true"/>
                <table:data-pilot-member table:name="63589" table:display="true" table:show-details="true"/>
                <table:data-pilot-member table:name="63595" table:display="true" table:show-details="true"/>
                <table:data-pilot-member table:name="63610" table:display="true" table:show-details="true"/>
                <table:data-pilot-member table:name="63627" table:display="true" table:show-details="true"/>
                <table:data-pilot-member table:name="63630" table:display="true" table:show-details="true"/>
                <table:data-pilot-member table:name="63631" table:display="true" table:show-details="true"/>
                <table:data-pilot-member table:name="63648" table:display="true" table:show-details="true"/>
                <table:data-pilot-member table:name="63655" table:display="true" table:show-details="true"/>
                <table:data-pilot-member table:name="63659" table:display="true" table:show-details="true"/>
                <table:data-pilot-member table:name="63668" table:display="true" table:show-details="true"/>
                <table:data-pilot-member table:name="63675" table:display="true" table:show-details="true"/>
                <table:data-pilot-member table:name="63685" table:display="true" table:show-details="true"/>
                <table:data-pilot-member table:name="63686" table:display="true" table:show-details="true"/>
                <table:data-pilot-member table:name="63689" table:display="true" table:show-details="true"/>
                <table:data-pilot-member table:name="63691" table:display="true" table:show-details="true"/>
                <table:data-pilot-member table:name="63697" table:display="true" table:show-details="true"/>
                <table:data-pilot-member table:name="63700" table:display="true" table:show-details="true"/>
                <table:data-pilot-member table:name="63708" table:display="true" table:show-details="true"/>
                <table:data-pilot-member table:name="63714" table:display="true" table:show-details="true"/>
                <table:data-pilot-member table:name="63720" table:display="true" table:show-details="true"/>
                <table:data-pilot-member table:name="63725" table:display="true" table:show-details="true"/>
                <table:data-pilot-member table:name="63769" table:display="true" table:show-details="true"/>
                <table:data-pilot-member table:name="63774" table:display="true" table:show-details="true"/>
                <table:data-pilot-member table:name="63782" table:display="true" table:show-details="true"/>
                <table:data-pilot-member table:name="63797" table:display="true" table:show-details="true"/>
                <table:data-pilot-member table:name="63799" table:display="true" table:show-details="true"/>
                <table:data-pilot-member table:name="63807" table:display="true" table:show-details="true"/>
                <table:data-pilot-member table:name="63824" table:display="true" table:show-details="true"/>
                <table:data-pilot-member table:name="63834" table:display="true" table:show-details="true"/>
                <table:data-pilot-member table:name="63840" table:display="true" table:show-details="true"/>
                <table:data-pilot-member table:name="63852" table:display="true" table:show-details="true"/>
                <table:data-pilot-member table:name="63866" table:display="true" table:show-details="true"/>
                <table:data-pilot-member table:name="63876" table:display="true" table:show-details="true"/>
                <table:data-pilot-member table:name="63878" table:display="true" table:show-details="true"/>
                <table:data-pilot-member table:name="63882" table:display="true" table:show-details="true"/>
                <table:data-pilot-member table:name="63884" table:display="true" table:show-details="true"/>
                <table:data-pilot-member table:name="63886" table:display="true" table:show-details="true"/>
                <table:data-pilot-member table:name="63896" table:display="true" table:show-details="true"/>
                <table:data-pilot-member table:name="63899" table:display="true" table:show-details="true"/>
                <table:data-pilot-member table:name="63905" table:display="true" table:show-details="true"/>
                <table:data-pilot-member table:name="63907" table:display="true" table:show-details="true"/>
                <table:data-pilot-member table:name="63917" table:display="true" table:show-details="true"/>
                <table:data-pilot-member table:name="63923" table:display="true" table:show-details="true"/>
                <table:data-pilot-member table:name="63925" table:display="true" table:show-details="true"/>
                <table:data-pilot-member table:name="63930" table:display="true" table:show-details="true"/>
                <table:data-pilot-member table:name="63939" table:display="true" table:show-details="true"/>
                <table:data-pilot-member table:name="63943" table:display="true" table:show-details="true"/>
                <table:data-pilot-member table:name="63955" table:display="true" table:show-details="true"/>
                <table:data-pilot-member table:name="63962" table:display="true" table:show-details="true"/>
                <table:data-pilot-member table:name="63969" table:display="true" table:show-details="true"/>
                <table:data-pilot-member table:name="63974" table:display="true" table:show-details="true"/>
                <table:data-pilot-member table:name="63983" table:display="true" table:show-details="true"/>
                <table:data-pilot-member table:name="63991" table:display="true" table:show-details="true"/>
                <table:data-pilot-member table:name="64003" table:display="true" table:show-details="true"/>
                <table:data-pilot-member table:name="64008" table:display="true" table:show-details="true"/>
                <table:data-pilot-member table:name="64023" table:display="true" table:show-details="true"/>
                <table:data-pilot-member table:name="64051" table:display="true" table:show-details="true"/>
                <table:data-pilot-member table:name="64053" table:display="true" table:show-details="true"/>
                <table:data-pilot-member table:name="64057" table:display="true" table:show-details="true"/>
                <table:data-pilot-member table:name="64059" table:display="true" table:show-details="true"/>
                <table:data-pilot-member table:name="64061" table:display="true" table:show-details="true"/>
                <table:data-pilot-member table:name="64063" table:display="true" table:show-details="true"/>
                <table:data-pilot-member table:name="64068" table:display="true" table:show-details="true"/>
                <table:data-pilot-member table:name="64069" table:display="true" table:show-details="true"/>
                <table:data-pilot-member table:name="64072" table:display="true" table:show-details="true"/>
                <table:data-pilot-member table:name="64100" table:display="true" table:show-details="true"/>
                <table:data-pilot-member table:name="64111" table:display="true" table:show-details="true"/>
                <table:data-pilot-member table:name="64115" table:display="true" table:show-details="true"/>
                <table:data-pilot-member table:name="64118" table:display="true" table:show-details="true"/>
                <table:data-pilot-member table:name="64122" table:display="true" table:show-details="true"/>
                <table:data-pilot-member table:name="64123" table:display="true" table:show-details="true"/>
                <table:data-pilot-member table:name="64135" table:display="true" table:show-details="true"/>
                <table:data-pilot-member table:name="64153" table:display="true" table:show-details="true"/>
                <table:data-pilot-member table:name="64160" table:display="true" table:show-details="true"/>
                <table:data-pilot-member table:name="64171" table:display="true" table:show-details="true"/>
                <table:data-pilot-member table:name="64185" table:display="true" table:show-details="true"/>
                <table:data-pilot-member table:name="64189" table:display="true" table:show-details="true"/>
                <table:data-pilot-member table:name="64196" table:display="true" table:show-details="true"/>
                <table:data-pilot-member table:name="64211" table:display="true" table:show-details="true"/>
                <table:data-pilot-member table:name="64215" table:display="true" table:show-details="true"/>
                <table:data-pilot-member table:name="64217" table:display="true" table:show-details="true"/>
                <table:data-pilot-member table:name="64219" table:display="true" table:show-details="true"/>
                <table:data-pilot-member table:name="64224" table:display="true" table:show-details="true"/>
                <table:data-pilot-member table:name="64225" table:display="true" table:show-details="true"/>
                <table:data-pilot-member table:name="64240" table:display="true" table:show-details="true"/>
                <table:data-pilot-member table:name="64258" table:display="true" table:show-details="true"/>
                <table:data-pilot-member table:name="64261" table:display="true" table:show-details="true"/>
                <table:data-pilot-member table:name="64311" table:display="true" table:show-details="true"/>
                <table:data-pilot-member table:name="64327" table:display="true" table:show-details="true"/>
                <table:data-pilot-member table:name="64329" table:display="true" table:show-details="true"/>
                <table:data-pilot-member table:name="64332" table:display="true" table:show-details="true"/>
                <table:data-pilot-member table:name="64342" table:display="true" table:show-details="true"/>
                <table:data-pilot-member table:name="64346" table:display="true" table:show-details="true"/>
                <table:data-pilot-member table:name="64365" table:display="true" table:show-details="true"/>
                <table:data-pilot-member table:name="64368" table:display="true" table:show-details="true"/>
                <table:data-pilot-member table:name="64372" table:display="true" table:show-details="true"/>
                <table:data-pilot-member table:name="64375" table:display="true" table:show-details="true"/>
                <table:data-pilot-member table:name="64380" table:display="true" table:show-details="true"/>
                <table:data-pilot-member table:name="64388" table:display="true" table:show-details="true"/>
                <table:data-pilot-member table:name="64395" table:display="true" table:show-details="true"/>
                <table:data-pilot-member table:name="64396" table:display="true" table:show-details="true"/>
                <table:data-pilot-member table:name="64399" table:display="true" table:show-details="true"/>
                <table:data-pilot-member table:name="64404" table:display="true" table:show-details="true"/>
                <table:data-pilot-member table:name="64407" table:display="true" table:show-details="true"/>
                <table:data-pilot-member table:name="64415" table:display="true" table:show-details="true"/>
                <table:data-pilot-member table:name="64424" table:display="true" table:show-details="true"/>
                <table:data-pilot-member table:name="64427" table:display="true" table:show-details="true"/>
                <table:data-pilot-member table:name="64449" table:display="true" table:show-details="true"/>
                <table:data-pilot-member table:name="64458" table:display="true" table:show-details="true"/>
                <table:data-pilot-member table:name="64472" table:display="true" table:show-details="true"/>
                <table:data-pilot-member table:name="64475" table:display="true" table:show-details="true"/>
                <table:data-pilot-member table:name="64480" table:display="true" table:show-details="true"/>
                <table:data-pilot-member table:name="64482" table:display="true" table:show-details="true"/>
                <table:data-pilot-member table:name="64483" table:display="true" table:show-details="true"/>
                <table:data-pilot-member table:name="64491" table:display="true" table:show-details="true"/>
                <table:data-pilot-member table:name="64498" table:display="true" table:show-details="true"/>
                <table:data-pilot-member table:name="64503" table:display="true" table:show-details="true"/>
                <table:data-pilot-member table:name="64504" table:display="true" table:show-details="true"/>
                <table:data-pilot-member table:name="64510" table:display="true" table:show-details="true"/>
                <table:data-pilot-member table:name="64516" table:display="true" table:show-details="true"/>
                <table:data-pilot-member table:name="64538" table:display="true" table:show-details="true"/>
                <table:data-pilot-member table:name="64539" table:display="true" table:show-details="true"/>
                <table:data-pilot-member table:name="64540" table:display="true" table:show-details="true"/>
                <table:data-pilot-member table:name="64558" table:display="true" table:show-details="true"/>
                <table:data-pilot-member table:name="64561" table:display="true" table:show-details="true"/>
                <table:data-pilot-member table:name="64569" table:display="true" table:show-details="true"/>
                <table:data-pilot-member table:name="64582" table:display="true" table:show-details="true"/>
                <table:data-pilot-member table:name="64590" table:display="true" table:show-details="true"/>
                <table:data-pilot-member table:name="64610" table:display="true" table:show-details="true"/>
                <table:data-pilot-member table:name="64628" table:display="true" table:show-details="true"/>
                <table:data-pilot-member table:name="64634" table:display="true" table:show-details="true"/>
                <table:data-pilot-member table:name="64645" table:display="true" table:show-details="true"/>
                <table:data-pilot-member table:name="64646" table:display="true" table:show-details="true"/>
                <table:data-pilot-member table:name="64668" table:display="true" table:show-details="true"/>
                <table:data-pilot-member table:name="64679" table:display="true" table:show-details="true"/>
                <table:data-pilot-member table:name="64683" table:display="true" table:show-details="true"/>
                <table:data-pilot-member table:name="64685" table:display="true" table:show-details="true"/>
                <table:data-pilot-member table:name="64687" table:display="true" table:show-details="true"/>
                <table:data-pilot-member table:name="64689" table:display="true" table:show-details="true"/>
                <table:data-pilot-member table:name="64693" table:display="true" table:show-details="true"/>
                <table:data-pilot-member table:name="64701" table:display="true" table:show-details="true"/>
                <table:data-pilot-member table:name="64702" table:display="true" table:show-details="true"/>
                <table:data-pilot-member table:name="64720" table:display="true" table:show-details="true"/>
                <table:data-pilot-member table:name="64731" table:display="true" table:show-details="true"/>
                <table:data-pilot-member table:name="64745" table:display="true" table:show-details="true"/>
                <table:data-pilot-member table:name="64748" table:display="true" table:show-details="true"/>
                <table:data-pilot-member table:name="64760" table:display="true" table:show-details="true"/>
                <table:data-pilot-member table:name="64766" table:display="true" table:show-details="true"/>
                <table:data-pilot-member table:name="64768" table:display="true" table:show-details="true"/>
                <table:data-pilot-member table:name="64786" table:display="true" table:show-details="true"/>
                <table:data-pilot-member table:name="64793" table:display="true" table:show-details="true"/>
                <table:data-pilot-member table:name="64797" table:display="true" table:show-details="true"/>
                <table:data-pilot-member table:name="64802" table:display="true" table:show-details="true"/>
                <table:data-pilot-member table:name="64808" table:display="true" table:show-details="true"/>
                <table:data-pilot-member table:name="64813" table:display="true" table:show-details="true"/>
                <table:data-pilot-member table:name="64818" table:display="true" table:show-details="true"/>
                <table:data-pilot-member table:name="64819" table:display="true" table:show-details="true"/>
                <table:data-pilot-member table:name="64828" table:display="true" table:show-details="true"/>
                <table:data-pilot-member table:name="64846" table:display="true" table:show-details="true"/>
                <table:data-pilot-member table:name="64857" table:display="true" table:show-details="true"/>
                <table:data-pilot-member table:name="64860" table:display="true" table:show-details="true"/>
                <table:data-pilot-member table:name="64869" table:display="true" table:show-details="true"/>
                <table:data-pilot-member table:name="64875" table:display="true" table:show-details="true"/>
                <table:data-pilot-member table:name="64885" table:display="true" table:show-details="true"/>
                <table:data-pilot-member table:name="64889" table:display="true" table:show-details="true"/>
                <table:data-pilot-member table:name="64893" table:display="true" table:show-details="true"/>
                <table:data-pilot-member table:name="64903" table:display="true" table:show-details="true"/>
                <table:data-pilot-member table:name="64925" table:display="true" table:show-details="true"/>
                <table:data-pilot-member table:name="64933" table:display="true" table:show-details="true"/>
                <table:data-pilot-member table:name="64935" table:display="true" table:show-details="true"/>
                <table:data-pilot-member table:name="64943" table:display="true" table:show-details="true"/>
                <table:data-pilot-member table:name="64967" table:display="true" table:show-details="true"/>
                <table:data-pilot-member table:name="64970" table:display="true" table:show-details="true"/>
                <table:data-pilot-member table:name="64976" table:display="true" table:show-details="true"/>
                <table:data-pilot-member table:name="64999" table:display="true" table:show-details="true"/>
                <table:data-pilot-member table:name="65006" table:display="true" table:show-details="true"/>
                <table:data-pilot-member table:name="65009" table:display="true" table:show-details="true"/>
                <table:data-pilot-member table:name="65028" table:display="true" table:show-details="true"/>
                <table:data-pilot-member table:name="65049" table:display="true" table:show-details="true"/>
                <table:data-pilot-member table:name="65050" table:display="true" table:show-details="true"/>
                <table:data-pilot-member table:name="65051" table:display="true" table:show-details="true"/>
                <table:data-pilot-member table:name="65068" table:display="true" table:show-details="true"/>
                <table:data-pilot-member table:name="65076" table:display="true" table:show-details="true"/>
                <table:data-pilot-member table:name="65078" table:display="true" table:show-details="true"/>
                <table:data-pilot-member table:name="65089" table:display="true" table:show-details="true"/>
                <table:data-pilot-member table:name="65093" table:display="true" table:show-details="true"/>
                <table:data-pilot-member table:name="65094" table:display="true" table:show-details="true"/>
                <table:data-pilot-member table:name="65105" table:display="true" table:show-details="true"/>
                <table:data-pilot-member table:name="65106" table:display="true" table:show-details="true"/>
                <table:data-pilot-member table:name="65129" table:display="true" table:show-details="true"/>
                <table:data-pilot-member table:name="65160" table:display="true" table:show-details="true"/>
                <table:data-pilot-member table:name="65162" table:display="true" table:show-details="true"/>
                <table:data-pilot-member table:name="65167" table:display="true" table:show-details="true"/>
                <table:data-pilot-member table:name="65174" table:display="true" table:show-details="true"/>
                <table:data-pilot-member table:name="65181" table:display="true" table:show-details="true"/>
                <table:data-pilot-member table:name="65210" table:display="true" table:show-details="true"/>
                <table:data-pilot-member table:name="65224" table:display="true" table:show-details="true"/>
                <table:data-pilot-member table:name="65243" table:display="true" table:show-details="true"/>
                <table:data-pilot-member table:name="65253" table:display="true" table:show-details="true"/>
                <table:data-pilot-member table:name="65270" table:display="true" table:show-details="true"/>
                <table:data-pilot-member table:name="65272" table:display="true" table:show-details="true"/>
                <table:data-pilot-member table:name="65275" table:display="true" table:show-details="true"/>
                <table:data-pilot-member table:name="65280" table:display="true" table:show-details="true"/>
                <table:data-pilot-member table:name="65281" table:display="true" table:show-details="true"/>
                <table:data-pilot-member table:name="65290" table:display="true" table:show-details="true"/>
                <table:data-pilot-member table:name="65298" table:display="true" table:show-details="true"/>
                <table:data-pilot-member table:name="65300" table:display="true" table:show-details="true"/>
                <table:data-pilot-member table:name="65301" table:display="true" table:show-details="true"/>
                <table:data-pilot-member table:name="65327" table:display="true" table:show-details="true"/>
                <table:data-pilot-member table:name="65328" table:display="true" table:show-details="true"/>
                <table:data-pilot-member table:name="65331" table:display="true" table:show-details="true"/>
                <table:data-pilot-member table:name="65368" table:display="true" table:show-details="true"/>
                <table:data-pilot-member table:name="65371" table:display="true" table:show-details="true"/>
                <table:data-pilot-member table:name="65373" table:display="true" table:show-details="true"/>
                <table:data-pilot-member table:name="65374" table:display="true" table:show-details="true"/>
                <table:data-pilot-member table:name="65378" table:display="true" table:show-details="true"/>
                <table:data-pilot-member table:name="65382" table:display="true" table:show-details="true"/>
                <table:data-pilot-member table:name="65384" table:display="true" table:show-details="true"/>
                <table:data-pilot-member table:name="65390" table:display="true" table:show-details="true"/>
                <table:data-pilot-member table:name="65394" table:display="true" table:show-details="true"/>
                <table:data-pilot-member table:name="65408" table:display="true" table:show-details="true"/>
                <table:data-pilot-member table:name="65430" table:display="true" table:show-details="true"/>
                <table:data-pilot-member table:name="65431" table:display="true" table:show-details="true"/>
                <table:data-pilot-member table:name="65461" table:display="true" table:show-details="true"/>
                <table:data-pilot-member table:name="65463" table:display="true" table:show-details="true"/>
                <table:data-pilot-member table:name="65468" table:display="true" table:show-details="true"/>
                <table:data-pilot-member table:name="65472" table:display="true" table:show-details="true"/>
                <table:data-pilot-member table:name="65474" table:display="true" table:show-details="true"/>
                <table:data-pilot-member table:name="65475" table:display="true" table:show-details="true"/>
                <table:data-pilot-member table:name="65495" table:display="true" table:show-details="true"/>
                <table:data-pilot-member table:name="65497" table:display="true" table:show-details="true"/>
                <table:data-pilot-member table:name="65499" table:display="true" table:show-details="true"/>
                <table:data-pilot-member table:name="65510" table:display="true" table:show-details="true"/>
                <table:data-pilot-member table:name="65511" table:display="true" table:show-details="true"/>
                <table:data-pilot-member table:name="65533" table:display="true" table:show-details="true"/>
                <table:data-pilot-member table:name="65535" table:display="true" table:show-details="true"/>
                <table:data-pilot-member table:name="65543" table:display="true" table:show-details="true"/>
                <table:data-pilot-member table:name="65544" table:display="true" table:show-details="true"/>
                <table:data-pilot-member table:name="65548" table:display="true" table:show-details="true"/>
                <table:data-pilot-member table:name="65554" table:display="true" table:show-details="true"/>
                <table:data-pilot-member table:name="65557" table:display="true" table:show-details="true"/>
                <table:data-pilot-member table:name="65561" table:display="true" table:show-details="true"/>
                <table:data-pilot-member table:name="65563" table:display="true" table:show-details="true"/>
                <table:data-pilot-member table:name="65567" table:display="true" table:show-details="true"/>
                <table:data-pilot-member table:name="65572" table:display="true" table:show-details="true"/>
                <table:data-pilot-member table:name="65581" table:display="true" table:show-details="true"/>
                <table:data-pilot-member table:name="65600" table:display="true" table:show-details="true"/>
                <table:data-pilot-member table:name="65601" table:display="true" table:show-details="true"/>
                <table:data-pilot-member table:name="65609" table:display="true" table:show-details="true"/>
                <table:data-pilot-member table:name="65615" table:display="true" table:show-details="true"/>
                <table:data-pilot-member table:name="65617" table:display="true" table:show-details="true"/>
                <table:data-pilot-member table:name="65619" table:display="true" table:show-details="true"/>
                <table:data-pilot-member table:name="65620" table:display="true" table:show-details="true"/>
                <table:data-pilot-member table:name="65634" table:display="true" table:show-details="true"/>
                <table:data-pilot-member table:name="65638" table:display="true" table:show-details="true"/>
                <table:data-pilot-member table:name="65645" table:display="true" table:show-details="true"/>
                <table:data-pilot-member table:name="65652" table:display="true" table:show-details="true"/>
                <table:data-pilot-member table:name="65665" table:display="true" table:show-details="true"/>
                <table:data-pilot-member table:name="65679" table:display="true" table:show-details="true"/>
                <table:data-pilot-member table:name="65697" table:display="true" table:show-details="true"/>
                <table:data-pilot-member table:name="65698" table:display="true" table:show-details="true"/>
                <table:data-pilot-member table:name="65705" table:display="true" table:show-details="true"/>
                <table:data-pilot-member table:name="65714" table:display="true" table:show-details="true"/>
                <table:data-pilot-member table:name="65729" table:display="true" table:show-details="true"/>
                <table:data-pilot-member table:name="65732" table:display="true" table:show-details="true"/>
                <table:data-pilot-member table:name="65744" table:display="true" table:show-details="true"/>
                <table:data-pilot-member table:name="65745" table:display="true" table:show-details="true"/>
                <table:data-pilot-member table:name="65748" table:display="true" table:show-details="true"/>
                <table:data-pilot-member table:name="65750" table:display="true" table:show-details="true"/>
                <table:data-pilot-member table:name="65760" table:display="true" table:show-details="true"/>
                <table:data-pilot-member table:name="65772" table:display="true" table:show-details="true"/>
                <table:data-pilot-member table:name="65777" table:display="true" table:show-details="true"/>
                <table:data-pilot-member table:name="65783" table:display="true" table:show-details="true"/>
                <table:data-pilot-member table:name="65804" table:display="true" table:show-details="true"/>
                <table:data-pilot-member table:name="65806" table:display="true" table:show-details="true"/>
                <table:data-pilot-member table:name="65813" table:display="true" table:show-details="true"/>
                <table:data-pilot-member table:name="65817" table:display="true" table:show-details="true"/>
                <table:data-pilot-member table:name="65828" table:display="true" table:show-details="true"/>
                <table:data-pilot-member table:name="65842" table:display="true" table:show-details="true"/>
                <table:data-pilot-member table:name="65843" table:display="true" table:show-details="true"/>
                <table:data-pilot-member table:name="65853" table:display="true" table:show-details="true"/>
                <table:data-pilot-member table:name="65855" table:display="true" table:show-details="true"/>
                <table:data-pilot-member table:name="65856" table:display="true" table:show-details="true"/>
                <table:data-pilot-member table:name="65865" table:display="true" table:show-details="true"/>
                <table:data-pilot-member table:name="65879" table:display="true" table:show-details="true"/>
                <table:data-pilot-member table:name="65889" table:display="true" table:show-details="true"/>
                <table:data-pilot-member table:name="65894" table:display="true" table:show-details="true"/>
                <table:data-pilot-member table:name="65906" table:display="true" table:show-details="true"/>
                <table:data-pilot-member table:name="65920" table:display="true" table:show-details="true"/>
                <table:data-pilot-member table:name="65927" table:display="true" table:show-details="true"/>
                <table:data-pilot-member table:name="65929" table:display="true" table:show-details="true"/>
                <table:data-pilot-member table:name="65931" table:display="true" table:show-details="true"/>
                <table:data-pilot-member table:name="65940" table:display="true" table:show-details="true"/>
                <table:data-pilot-member table:name="65941" table:display="true" table:show-details="true"/>
                <table:data-pilot-member table:name="65944" table:display="true" table:show-details="true"/>
                <table:data-pilot-member table:name="65946" table:display="true" table:show-details="true"/>
                <table:data-pilot-member table:name="65966" table:display="true" table:show-details="true"/>
                <table:data-pilot-member table:name="65978" table:display="true" table:show-details="true"/>
                <table:data-pilot-member table:name="65985" table:display="true" table:show-details="true"/>
                <table:data-pilot-member table:name="65994" table:display="true" table:show-details="true"/>
                <table:data-pilot-member table:name="65999" table:display="true" table:show-details="true"/>
                <table:data-pilot-member table:name="66003" table:display="true" table:show-details="true"/>
                <table:data-pilot-member table:name="66005" table:display="true" table:show-details="true"/>
                <table:data-pilot-member table:name="66008" table:display="true" table:show-details="true"/>
                <table:data-pilot-member table:name="66034" table:display="true" table:show-details="true"/>
                <table:data-pilot-member table:name="66036" table:display="true" table:show-details="true"/>
                <table:data-pilot-member table:name="66040" table:display="true" table:show-details="true"/>
                <table:data-pilot-member table:name="66054" table:display="true" table:show-details="true"/>
                <table:data-pilot-member table:name="66055" table:display="true" table:show-details="true"/>
                <table:data-pilot-member table:name="66064" table:display="true" table:show-details="true"/>
                <table:data-pilot-member table:name="66072" table:display="true" table:show-details="true"/>
                <table:data-pilot-member table:name="66086" table:display="true" table:show-details="true"/>
                <table:data-pilot-member table:name="66089" table:display="true" table:show-details="true"/>
                <table:data-pilot-member table:name="66093" table:display="true" table:show-details="true"/>
                <table:data-pilot-member table:name="66098" table:display="true" table:show-details="true"/>
                <table:data-pilot-member table:name="66101" table:display="true" table:show-details="true"/>
                <table:data-pilot-member table:name="66103" table:display="true" table:show-details="true"/>
                <table:data-pilot-member table:name="66108" table:display="true" table:show-details="true"/>
                <table:data-pilot-member table:name="66126" table:display="true" table:show-details="true"/>
                <table:data-pilot-member table:name="66150" table:display="true" table:show-details="true"/>
                <table:data-pilot-member table:name="66186" table:display="true" table:show-details="true"/>
                <table:data-pilot-member table:name="66194" table:display="true" table:show-details="true"/>
                <table:data-pilot-member table:name="66196" table:display="true" table:show-details="true"/>
                <table:data-pilot-member table:name="66201" table:display="true" table:show-details="true"/>
                <table:data-pilot-member table:name="66203" table:display="true" table:show-details="true"/>
                <table:data-pilot-member table:name="66208" table:display="true" table:show-details="true"/>
                <table:data-pilot-member table:name="66215" table:display="true" table:show-details="true"/>
                <table:data-pilot-member table:name="66219" table:display="true" table:show-details="true"/>
                <table:data-pilot-member table:name="66222" table:display="true" table:show-details="true"/>
                <table:data-pilot-member table:name="66236" table:display="true" table:show-details="true"/>
                <table:data-pilot-member table:name="66240" table:display="true" table:show-details="true"/>
                <table:data-pilot-member table:name="66248" table:display="true" table:show-details="true"/>
                <table:data-pilot-member table:name="66252" table:display="true" table:show-details="true"/>
                <table:data-pilot-member table:name="66276" table:display="true" table:show-details="true"/>
                <table:data-pilot-member table:name="66277" table:display="true" table:show-details="true"/>
                <table:data-pilot-member table:name="66285" table:display="true" table:show-details="true"/>
                <table:data-pilot-member table:name="66289" table:display="true" table:show-details="true"/>
                <table:data-pilot-member table:name="66292" table:display="true" table:show-details="true"/>
                <table:data-pilot-member table:name="66293" table:display="true" table:show-details="true"/>
                <table:data-pilot-member table:name="66303" table:display="true" table:show-details="true"/>
                <table:data-pilot-member table:name="66316" table:display="true" table:show-details="true"/>
                <table:data-pilot-member table:name="66319" table:display="true" table:show-details="true"/>
                <table:data-pilot-member table:name="66367" table:display="true" table:show-details="true"/>
                <table:data-pilot-member table:name="66374" table:display="true" table:show-details="true"/>
                <table:data-pilot-member table:name="66382" table:display="true" table:show-details="true"/>
                <table:data-pilot-member table:name="66384" table:display="true" table:show-details="true"/>
                <table:data-pilot-member table:name="66387" table:display="true" table:show-details="true"/>
                <table:data-pilot-member table:name="66397" table:display="true" table:show-details="true"/>
                <table:data-pilot-member table:name="66402" table:display="true" table:show-details="true"/>
                <table:data-pilot-member table:name="66403" table:display="true" table:show-details="true"/>
                <table:data-pilot-member table:name="66404" table:display="true" table:show-details="true"/>
                <table:data-pilot-member table:name="66410" table:display="true" table:show-details="true"/>
                <table:data-pilot-member table:name="66413" table:display="true" table:show-details="true"/>
                <table:data-pilot-member table:name="66414" table:display="true" table:show-details="true"/>
                <table:data-pilot-member table:name="66422" table:display="true" table:show-details="true"/>
                <table:data-pilot-member table:name="66424" table:display="true" table:show-details="true"/>
                <table:data-pilot-member table:name="66426" table:display="true" table:show-details="true"/>
                <table:data-pilot-member table:name="66427" table:display="true" table:show-details="true"/>
                <table:data-pilot-member table:name="66437" table:display="true" table:show-details="true"/>
                <table:data-pilot-member table:name="66439" table:display="true" table:show-details="true"/>
                <table:data-pilot-member table:name="66445" table:display="true" table:show-details="true"/>
                <table:data-pilot-member table:name="66447" table:display="true" table:show-details="true"/>
                <table:data-pilot-member table:name="66449" table:display="true" table:show-details="true"/>
                <table:data-pilot-member table:name="66465" table:display="true" table:show-details="true"/>
                <table:data-pilot-member table:name="66479" table:display="true" table:show-details="true"/>
                <table:data-pilot-member table:name="66486" table:display="true" table:show-details="true"/>
                <table:data-pilot-member table:name="66497" table:display="true" table:show-details="true"/>
                <table:data-pilot-member table:name="66499" table:display="true" table:show-details="true"/>
                <table:data-pilot-member table:name="66504" table:display="true" table:show-details="true"/>
                <table:data-pilot-member table:name="66509" table:display="true" table:show-details="true"/>
                <table:data-pilot-member table:name="66513" table:display="true" table:show-details="true"/>
                <table:data-pilot-member table:name="66515" table:display="true" table:show-details="true"/>
                <table:data-pilot-member table:name="66518" table:display="true" table:show-details="true"/>
                <table:data-pilot-member table:name="66528" table:display="true" table:show-details="true"/>
                <table:data-pilot-member table:name="66538" table:display="true" table:show-details="true"/>
                <table:data-pilot-member table:name="66553" table:display="true" table:show-details="true"/>
                <table:data-pilot-member table:name="66565" table:display="true" table:show-details="true"/>
                <table:data-pilot-member table:name="66585" table:display="true" table:show-details="true"/>
                <table:data-pilot-member table:name="66586" table:display="true" table:show-details="true"/>
                <table:data-pilot-member table:name="66589" table:display="true" table:show-details="true"/>
                <table:data-pilot-member table:name="66592" table:display="true" table:show-details="true"/>
                <table:data-pilot-member table:name="66596" table:display="true" table:show-details="true"/>
                <table:data-pilot-member table:name="66608" table:display="true" table:show-details="true"/>
                <table:data-pilot-member table:name="66609" table:display="true" table:show-details="true"/>
                <table:data-pilot-member table:name="66610" table:display="true" table:show-details="true"/>
                <table:data-pilot-member table:name="66614" table:display="true" table:show-details="true"/>
                <table:data-pilot-member table:name="66616" table:display="true" table:show-details="true"/>
                <table:data-pilot-member table:name="66625" table:display="true" table:show-details="true"/>
                <table:data-pilot-member table:name="66629" table:display="true" table:show-details="true"/>
                <table:data-pilot-member table:name="66660" table:display="true" table:show-details="true"/>
                <table:data-pilot-member table:name="66667" table:display="true" table:show-details="true"/>
                <table:data-pilot-member table:name="66671" table:display="true" table:show-details="true"/>
                <table:data-pilot-member table:name="66675" table:display="true" table:show-details="true"/>
                <table:data-pilot-member table:name="66676" table:display="true" table:show-details="true"/>
                <table:data-pilot-member table:name="66683" table:display="true" table:show-details="true"/>
                <table:data-pilot-member table:name="66693" table:display="true" table:show-details="true"/>
                <table:data-pilot-member table:name="66695" table:display="true" table:show-details="true"/>
                <table:data-pilot-member table:name="66701" table:display="true" table:show-details="true"/>
                <table:data-pilot-member table:name="66725" table:display="true" table:show-details="true"/>
                <table:data-pilot-member table:name="66730" table:display="true" table:show-details="true"/>
                <table:data-pilot-member table:name="66731" table:display="true" table:show-details="true"/>
                <table:data-pilot-member table:name="66737" table:display="true" table:show-details="true"/>
                <table:data-pilot-member table:name="66747" table:display="true" table:show-details="true"/>
                <table:data-pilot-member table:name="66782" table:display="true" table:show-details="true"/>
                <table:data-pilot-member table:name="66790" table:display="true" table:show-details="true"/>
                <table:data-pilot-member table:name="66800" table:display="true" table:show-details="true"/>
                <table:data-pilot-member table:name="66812" table:display="true" table:show-details="true"/>
                <table:data-pilot-member table:name="66821" table:display="true" table:show-details="true"/>
                <table:data-pilot-member table:name="66826" table:display="true" table:show-details="true"/>
                <table:data-pilot-member table:name="66848" table:display="true" table:show-details="true"/>
                <table:data-pilot-member table:name="66854" table:display="true" table:show-details="true"/>
                <table:data-pilot-member table:name="66864" table:display="true" table:show-details="true"/>
                <table:data-pilot-member table:name="66865" table:display="true" table:show-details="true"/>
                <table:data-pilot-member table:name="66875" table:display="true" table:show-details="true"/>
                <table:data-pilot-member table:name="66887" table:display="true" table:show-details="true"/>
                <table:data-pilot-member table:name="66906" table:display="true" table:show-details="true"/>
                <table:data-pilot-member table:name="66909" table:display="true" table:show-details="true"/>
                <table:data-pilot-member table:name="66912" table:display="true" table:show-details="true"/>
                <table:data-pilot-member table:name="66914" table:display="true" table:show-details="true"/>
                <table:data-pilot-member table:name="66935" table:display="true" table:show-details="true"/>
                <table:data-pilot-member table:name="66938" table:display="true" table:show-details="true"/>
                <table:data-pilot-member table:name="66942" table:display="true" table:show-details="true"/>
                <table:data-pilot-member table:name="66945" table:display="true" table:show-details="true"/>
                <table:data-pilot-member table:name="66948" table:display="true" table:show-details="true"/>
                <table:data-pilot-member table:name="66949" table:display="true" table:show-details="true"/>
                <table:data-pilot-member table:name="66965" table:display="true" table:show-details="true"/>
                <table:data-pilot-member table:name="66967" table:display="true" table:show-details="true"/>
                <table:data-pilot-member table:name="66969" table:display="true" table:show-details="true"/>
                <table:data-pilot-member table:name="66970" table:display="true" table:show-details="true"/>
                <table:data-pilot-member table:name="66982" table:display="true" table:show-details="true"/>
                <table:data-pilot-member table:name="66983" table:display="true" table:show-details="true"/>
                <table:data-pilot-member table:name="67004" table:display="true" table:show-details="true"/>
                <table:data-pilot-member table:name="67010" table:display="true" table:show-details="true"/>
                <table:data-pilot-member table:name="67013" table:display="true" table:show-details="true"/>
                <table:data-pilot-member table:name="67030" table:display="true" table:show-details="true"/>
                <table:data-pilot-member table:name="67035" table:display="true" table:show-details="true"/>
                <table:data-pilot-member table:name="67039" table:display="true" table:show-details="true"/>
                <table:data-pilot-member table:name="67049" table:display="true" table:show-details="true"/>
                <table:data-pilot-member table:name="67057" table:display="true" table:show-details="true"/>
                <table:data-pilot-member table:name="67059" table:display="true" table:show-details="true"/>
                <table:data-pilot-member table:name="67062" table:display="true" table:show-details="true"/>
                <table:data-pilot-member table:name="67064" table:display="true" table:show-details="true"/>
                <table:data-pilot-member table:name="67066" table:display="true" table:show-details="true"/>
                <table:data-pilot-member table:name="67075" table:display="true" table:show-details="true"/>
                <table:data-pilot-member table:name="67077" table:display="true" table:show-details="true"/>
                <table:data-pilot-member table:name="67082" table:display="true" table:show-details="true"/>
                <table:data-pilot-member table:name="67088" table:display="true" table:show-details="true"/>
                <table:data-pilot-member table:name="67096" table:display="true" table:show-details="true"/>
                <table:data-pilot-member table:name="67104" table:display="true" table:show-details="true"/>
                <table:data-pilot-member table:name="67105" table:display="true" table:show-details="true"/>
                <table:data-pilot-member table:name="67119" table:display="true" table:show-details="true"/>
                <table:data-pilot-member table:name="67120" table:display="true" table:show-details="true"/>
                <table:data-pilot-member table:name="67121" table:display="true" table:show-details="true"/>
                <table:data-pilot-member table:name="67132" table:display="true" table:show-details="true"/>
                <table:data-pilot-member table:name="67135" table:display="true" table:show-details="true"/>
                <table:data-pilot-member table:name="67149" table:display="true" table:show-details="true"/>
                <table:data-pilot-member table:name="67151" table:display="true" table:show-details="true"/>
                <table:data-pilot-member table:name="67169" table:display="true" table:show-details="true"/>
                <table:data-pilot-member table:name="67175" table:display="true" table:show-details="true"/>
                <table:data-pilot-member table:name="67176" table:display="true" table:show-details="true"/>
                <table:data-pilot-member table:name="67177" table:display="true" table:show-details="true"/>
                <table:data-pilot-member table:name="67179" table:display="true" table:show-details="true"/>
                <table:data-pilot-member table:name="67180" table:display="true" table:show-details="true"/>
                <table:data-pilot-member table:name="67185" table:display="true" table:show-details="true"/>
                <table:data-pilot-member table:name="67187" table:display="true" table:show-details="true"/>
                <table:data-pilot-member table:name="67190" table:display="true" table:show-details="true"/>
                <table:data-pilot-member table:name="67198" table:display="true" table:show-details="true"/>
                <table:data-pilot-member table:name="67199" table:display="true" table:show-details="true"/>
                <table:data-pilot-member table:name="67201" table:display="true" table:show-details="true"/>
                <table:data-pilot-member table:name="67225" table:display="true" table:show-details="true"/>
                <table:data-pilot-member table:name="67236" table:display="true" table:show-details="true"/>
                <table:data-pilot-member table:name="67248" table:display="true" table:show-details="true"/>
                <table:data-pilot-member table:name="67265" table:display="true" table:show-details="true"/>
                <table:data-pilot-member table:name="67272" table:display="true" table:show-details="true"/>
                <table:data-pilot-member table:name="67273" table:display="true" table:show-details="true"/>
                <table:data-pilot-member table:name="67274" table:display="true" table:show-details="true"/>
                <table:data-pilot-member table:name="67276" table:display="true" table:show-details="true"/>
                <table:data-pilot-member table:name="67278" table:display="true" table:show-details="true"/>
                <table:data-pilot-member table:name="67289" table:display="true" table:show-details="true"/>
                <table:data-pilot-member table:name="67300" table:display="true" table:show-details="true"/>
                <table:data-pilot-member table:name="67308" table:display="true" table:show-details="true"/>
                <table:data-pilot-member table:name="67309" table:display="true" table:show-details="true"/>
                <table:data-pilot-member table:name="67312" table:display="true" table:show-details="true"/>
                <table:data-pilot-member table:name="67313" table:display="true" table:show-details="true"/>
                <table:data-pilot-member table:name="67314" table:display="true" table:show-details="true"/>
                <table:data-pilot-member table:name="67321" table:display="true" table:show-details="true"/>
                <table:data-pilot-member table:name="67332" table:display="true" table:show-details="true"/>
                <table:data-pilot-member table:name="67342" table:display="true" table:show-details="true"/>
                <table:data-pilot-member table:name="67344" table:display="true" table:show-details="true"/>
                <table:data-pilot-member table:name="67354" table:display="true" table:show-details="true"/>
                <table:data-pilot-member table:name="67363" table:display="true" table:show-details="true"/>
                <table:data-pilot-member table:name="67369" table:display="true" table:show-details="true"/>
                <table:data-pilot-member table:name="67377" table:display="true" table:show-details="true"/>
                <table:data-pilot-member table:name="67378" table:display="true" table:show-details="true"/>
                <table:data-pilot-member table:name="67382" table:display="true" table:show-details="true"/>
                <table:data-pilot-member table:name="67383" table:display="true" table:show-details="true"/>
                <table:data-pilot-member table:name="67384" table:display="true" table:show-details="true"/>
                <table:data-pilot-member table:name="67385" table:display="true" table:show-details="true"/>
                <table:data-pilot-member table:name="67387" table:display="true" table:show-details="true"/>
                <table:data-pilot-member table:name="67389" table:display="true" table:show-details="true"/>
                <table:data-pilot-member table:name="67391" table:display="true" table:show-details="true"/>
                <table:data-pilot-member table:name="67401" table:display="true" table:show-details="true"/>
                <table:data-pilot-member table:name="67409" table:display="true" table:show-details="true"/>
                <table:data-pilot-member table:name="67413" table:display="true" table:show-details="true"/>
                <table:data-pilot-member table:name="67444" table:display="true" table:show-details="true"/>
                <table:data-pilot-member table:name="67454" table:display="true" table:show-details="true"/>
                <table:data-pilot-member table:name="67455" table:display="true" table:show-details="true"/>
                <table:data-pilot-member table:name="67461" table:display="true" table:show-details="true"/>
                <table:data-pilot-member table:name="67465" table:display="true" table:show-details="true"/>
                <table:data-pilot-member table:name="67506" table:display="true" table:show-details="true"/>
                <table:data-pilot-member table:name="67510" table:display="true" table:show-details="true"/>
                <table:data-pilot-member table:name="67527" table:display="true" table:show-details="true"/>
                <table:data-pilot-member table:name="67547" table:display="true" table:show-details="true"/>
                <table:data-pilot-member table:name="67554" table:display="true" table:show-details="true"/>
                <table:data-pilot-member table:name="67555" table:display="true" table:show-details="true"/>
                <table:data-pilot-member table:name="67565" table:display="true" table:show-details="true"/>
                <table:data-pilot-member table:name="67595" table:display="true" table:show-details="true"/>
                <table:data-pilot-member table:name="67599" table:display="true" table:show-details="true"/>
                <table:data-pilot-member table:name="67601" table:display="true" table:show-details="true"/>
                <table:data-pilot-member table:name="67612" table:display="true" table:show-details="true"/>
                <table:data-pilot-member table:name="67631" table:display="true" table:show-details="true"/>
                <table:data-pilot-member table:name="67649" table:display="true" table:show-details="true"/>
                <table:data-pilot-member table:name="67656" table:display="true" table:show-details="true"/>
                <table:data-pilot-member table:name="67659" table:display="true" table:show-details="true"/>
                <table:data-pilot-member table:name="67661" table:display="true" table:show-details="true"/>
                <table:data-pilot-member table:name="67663" table:display="true" table:show-details="true"/>
                <table:data-pilot-member table:name="67686" table:display="true" table:show-details="true"/>
                <table:data-pilot-member table:name="67688" table:display="true" table:show-details="true"/>
                <table:data-pilot-member table:name="67693" table:display="true" table:show-details="true"/>
                <table:data-pilot-member table:name="67710" table:display="true" table:show-details="true"/>
                <table:data-pilot-member table:name="67714" table:display="true" table:show-details="true"/>
                <table:data-pilot-member table:name="67716" table:display="true" table:show-details="true"/>
                <table:data-pilot-member table:name="67724" table:display="true" table:show-details="true"/>
                <table:data-pilot-member table:name="67741" table:display="true" table:show-details="true"/>
                <table:data-pilot-member table:name="67749" table:display="true" table:show-details="true"/>
                <table:data-pilot-member table:name="67761" table:display="true" table:show-details="true"/>
                <table:data-pilot-member table:name="67783" table:display="true" table:show-details="true"/>
                <table:data-pilot-member table:name="67789" table:display="true" table:show-details="true"/>
                <table:data-pilot-member table:name="67794" table:display="true" table:show-details="true"/>
                <table:data-pilot-member table:name="67796" table:display="true" table:show-details="true"/>
                <table:data-pilot-member table:name="67807" table:display="true" table:show-details="true"/>
                <table:data-pilot-member table:name="67816" table:display="true" table:show-details="true"/>
                <table:data-pilot-member table:name="67823" table:display="true" table:show-details="true"/>
                <table:data-pilot-member table:name="67826" table:display="true" table:show-details="true"/>
                <table:data-pilot-member table:name="67828" table:display="true" table:show-details="true"/>
                <table:data-pilot-member table:name="67832" table:display="true" table:show-details="true"/>
                <table:data-pilot-member table:name="67844" table:display="true" table:show-details="true"/>
                <table:data-pilot-member table:name="67847" table:display="true" table:show-details="true"/>
                <table:data-pilot-member table:name="67848" table:display="true" table:show-details="true"/>
                <table:data-pilot-member table:name="67854" table:display="true" table:show-details="true"/>
                <table:data-pilot-member table:name="67860" table:display="true" table:show-details="true"/>
                <table:data-pilot-member table:name="67866" table:display="true" table:show-details="true"/>
                <table:data-pilot-member table:name="67867" table:display="true" table:show-details="true"/>
                <table:data-pilot-member table:name="67875" table:display="true" table:show-details="true"/>
                <table:data-pilot-member table:name="67884" table:display="true" table:show-details="true"/>
                <table:data-pilot-member table:name="67885" table:display="true" table:show-details="true"/>
                <table:data-pilot-member table:name="67888" table:display="true" table:show-details="true"/>
                <table:data-pilot-member table:name="67897" table:display="true" table:show-details="true"/>
                <table:data-pilot-member table:name="67910" table:display="true" table:show-details="true"/>
                <table:data-pilot-member table:name="67911" table:display="true" table:show-details="true"/>
                <table:data-pilot-member table:name="67925" table:display="true" table:show-details="true"/>
                <table:data-pilot-member table:name="67940" table:display="true" table:show-details="true"/>
                <table:data-pilot-member table:name="67943" table:display="true" table:show-details="true"/>
                <table:data-pilot-member table:name="67949" table:display="true" table:show-details="true"/>
                <table:data-pilot-member table:name="67953" table:display="true" table:show-details="true"/>
                <table:data-pilot-member table:name="67954" table:display="true" table:show-details="true"/>
                <table:data-pilot-member table:name="67955" table:display="true" table:show-details="true"/>
                <table:data-pilot-member table:name="67980" table:display="true" table:show-details="true"/>
                <table:data-pilot-member table:name="67989" table:display="true" table:show-details="true"/>
                <table:data-pilot-member table:name="67992" table:display="true" table:show-details="true"/>
                <table:data-pilot-member table:name="68001" table:display="true" table:show-details="true"/>
                <table:data-pilot-member table:name="68003" table:display="true" table:show-details="true"/>
                <table:data-pilot-member table:name="68037" table:display="true" table:show-details="true"/>
                <table:data-pilot-member table:name="68041" table:display="true" table:show-details="true"/>
                <table:data-pilot-member table:name="68059" table:display="true" table:show-details="true"/>
                <table:data-pilot-member table:name="68060" table:display="true" table:show-details="true"/>
                <table:data-pilot-member table:name="68061" table:display="true" table:show-details="true"/>
                <table:data-pilot-member table:name="68065" table:display="true" table:show-details="true"/>
                <table:data-pilot-member table:name="68082" table:display="true" table:show-details="true"/>
                <table:data-pilot-member table:name="68094" table:display="true" table:show-details="true"/>
                <table:data-pilot-member table:name="68096" table:display="true" table:show-details="true"/>
                <table:data-pilot-member table:name="68107" table:display="true" table:show-details="true"/>
                <table:data-pilot-member table:name="68114" table:display="true" table:show-details="true"/>
                <table:data-pilot-member table:name="68124" table:display="true" table:show-details="true"/>
                <table:data-pilot-member table:name="68129" table:display="true" table:show-details="true"/>
                <table:data-pilot-member table:name="68137" table:display="true" table:show-details="true"/>
                <table:data-pilot-member table:name="68144" table:display="true" table:show-details="true"/>
                <table:data-pilot-member table:name="68145" table:display="true" table:show-details="true"/>
                <table:data-pilot-member table:name="68150" table:display="true" table:show-details="true"/>
                <table:data-pilot-member table:name="68156" table:display="true" table:show-details="true"/>
                <table:data-pilot-member table:name="68164" table:display="true" table:show-details="true"/>
                <table:data-pilot-member table:name="68168" table:display="true" table:show-details="true"/>
                <table:data-pilot-member table:name="68176" table:display="true" table:show-details="true"/>
                <table:data-pilot-member table:name="68177" table:display="true" table:show-details="true"/>
                <table:data-pilot-member table:name="68183" table:display="true" table:show-details="true"/>
                <table:data-pilot-member table:name="68193" table:display="true" table:show-details="true"/>
                <table:data-pilot-member table:name="68213" table:display="true" table:show-details="true"/>
                <table:data-pilot-member table:name="68228" table:display="true" table:show-details="true"/>
                <table:data-pilot-member table:name="68229" table:display="true" table:show-details="true"/>
                <table:data-pilot-member table:name="68235" table:display="true" table:show-details="true"/>
                <table:data-pilot-member table:name="68238" table:display="true" table:show-details="true"/>
                <table:data-pilot-member table:name="68245" table:display="true" table:show-details="true"/>
                <table:data-pilot-member table:name="68253" table:display="true" table:show-details="true"/>
                <table:data-pilot-member table:name="68255" table:display="true" table:show-details="true"/>
                <table:data-pilot-member table:name="68265" table:display="true" table:show-details="true"/>
                <table:data-pilot-member table:name="68279" table:display="true" table:show-details="true"/>
                <table:data-pilot-member table:name="68288" table:display="true" table:show-details="true"/>
                <table:data-pilot-member table:name="68300" table:display="true" table:show-details="true"/>
                <table:data-pilot-member table:name="68315" table:display="true" table:show-details="true"/>
                <table:data-pilot-member table:name="68318" table:display="true" table:show-details="true"/>
                <table:data-pilot-member table:name="68319" table:display="true" table:show-details="true"/>
                <table:data-pilot-member table:name="68322" table:display="true" table:show-details="true"/>
                <table:data-pilot-member table:name="68325" table:display="true" table:show-details="true"/>
                <table:data-pilot-member table:name="68332" table:display="true" table:show-details="true"/>
                <table:data-pilot-member table:name="68337" table:display="true" table:show-details="true"/>
                <table:data-pilot-member table:name="68338" table:display="true" table:show-details="true"/>
                <table:data-pilot-member table:name="68343" table:display="true" table:show-details="true"/>
                <table:data-pilot-member table:name="68352" table:display="true" table:show-details="true"/>
                <table:data-pilot-member table:name="68361" table:display="true" table:show-details="true"/>
                <table:data-pilot-member table:name="68377" table:display="true" table:show-details="true"/>
                <table:data-pilot-member table:name="68381" table:display="true" table:show-details="true"/>
                <table:data-pilot-member table:name="68390" table:display="true" table:show-details="true"/>
                <table:data-pilot-member table:name="68391" table:display="true" table:show-details="true"/>
                <table:data-pilot-member table:name="68400" table:display="true" table:show-details="true"/>
                <table:data-pilot-member table:name="68404" table:display="true" table:show-details="true"/>
                <table:data-pilot-member table:name="68413" table:display="true" table:show-details="true"/>
                <table:data-pilot-member table:name="68428" table:display="true" table:show-details="true"/>
                <table:data-pilot-member table:name="68430" table:display="true" table:show-details="true"/>
                <table:data-pilot-member table:name="68445" table:display="true" table:show-details="true"/>
                <table:data-pilot-member table:name="68456" table:display="true" table:show-details="true"/>
                <table:data-pilot-member table:name="68480" table:display="true" table:show-details="true"/>
                <table:data-pilot-member table:name="68489" table:display="true" table:show-details="true"/>
                <table:data-pilot-member table:name="68498" table:display="true" table:show-details="true"/>
                <table:data-pilot-member table:name="68499" table:display="true" table:show-details="true"/>
                <table:data-pilot-member table:name="68501" table:display="true" table:show-details="true"/>
                <table:data-pilot-member table:name="68507" table:display="true" table:show-details="true"/>
                <table:data-pilot-member table:name="68513" table:display="true" table:show-details="true"/>
                <table:data-pilot-member table:name="68520" table:display="true" table:show-details="true"/>
                <table:data-pilot-member table:name="68533" table:display="true" table:show-details="true"/>
                <table:data-pilot-member table:name="68538" table:display="true" table:show-details="true"/>
                <table:data-pilot-member table:name="68546" table:display="true" table:show-details="true"/>
                <table:data-pilot-member table:name="68552" table:display="true" table:show-details="true"/>
                <table:data-pilot-member table:name="68554" table:display="true" table:show-details="true"/>
                <table:data-pilot-member table:name="68566" table:display="true" table:show-details="true"/>
                <table:data-pilot-member table:name="68608" table:display="true" table:show-details="true"/>
                <table:data-pilot-member table:name="68612" table:display="true" table:show-details="true"/>
                <table:data-pilot-member table:name="68613" table:display="true" table:show-details="true"/>
                <table:data-pilot-member table:name="68616" table:display="true" table:show-details="true"/>
                <table:data-pilot-member table:name="68633" table:display="true" table:show-details="true"/>
                <table:data-pilot-member table:name="68639" table:display="true" table:show-details="true"/>
                <table:data-pilot-member table:name="68644" table:display="true" table:show-details="true"/>
                <table:data-pilot-member table:name="68651" table:display="true" table:show-details="true"/>
                <table:data-pilot-member table:name="68656" table:display="true" table:show-details="true"/>
                <table:data-pilot-member table:name="68680" table:display="true" table:show-details="true"/>
                <table:data-pilot-member table:name="68708" table:display="true" table:show-details="true"/>
                <table:data-pilot-member table:name="68726" table:display="true" table:show-details="true"/>
                <table:data-pilot-member table:name="68727" table:display="true" table:show-details="true"/>
                <table:data-pilot-member table:name="68728" table:display="true" table:show-details="true"/>
                <table:data-pilot-member table:name="68733" table:display="true" table:show-details="true"/>
                <table:data-pilot-member table:name="68773" table:display="true" table:show-details="true"/>
                <table:data-pilot-member table:name="68790" table:display="true" table:show-details="true"/>
                <table:data-pilot-member table:name="68793" table:display="true" table:show-details="true"/>
                <table:data-pilot-member table:name="68795" table:display="true" table:show-details="true"/>
                <table:data-pilot-member table:name="68816" table:display="true" table:show-details="true"/>
                <table:data-pilot-member table:name="68817" table:display="true" table:show-details="true"/>
                <table:data-pilot-member table:name="68836" table:display="true" table:show-details="true"/>
                <table:data-pilot-member table:name="68861" table:display="true" table:show-details="true"/>
                <table:data-pilot-member table:name="68866" table:display="true" table:show-details="true"/>
                <table:data-pilot-member table:name="68875" table:display="true" table:show-details="true"/>
                <table:data-pilot-member table:name="68876" table:display="true" table:show-details="true"/>
                <table:data-pilot-member table:name="68891" table:display="true" table:show-details="true"/>
                <table:data-pilot-member table:name="68908" table:display="true" table:show-details="true"/>
                <table:data-pilot-member table:name="68918" table:display="true" table:show-details="true"/>
                <table:data-pilot-member table:name="68922" table:display="true" table:show-details="true"/>
                <table:data-pilot-member table:name="68923" table:display="true" table:show-details="true"/>
                <table:data-pilot-member table:name="68929" table:display="true" table:show-details="true"/>
                <table:data-pilot-member table:name="68933" table:display="true" table:show-details="true"/>
                <table:data-pilot-member table:name="68942" table:display="true" table:show-details="true"/>
                <table:data-pilot-member table:name="68947" table:display="true" table:show-details="true"/>
                <table:data-pilot-member table:name="68949" table:display="true" table:show-details="true"/>
                <table:data-pilot-member table:name="68955" table:display="true" table:show-details="true"/>
                <table:data-pilot-member table:name="68959" table:display="true" table:show-details="true"/>
                <table:data-pilot-member table:name="68963" table:display="true" table:show-details="true"/>
                <table:data-pilot-member table:name="68986" table:display="true" table:show-details="true"/>
                <table:data-pilot-member table:name="68992" table:display="true" table:show-details="true"/>
                <table:data-pilot-member table:name="68998" table:display="true" table:show-details="true"/>
                <table:data-pilot-member table:name="69003" table:display="true" table:show-details="true"/>
                <table:data-pilot-member table:name="69021" table:display="true" table:show-details="true"/>
                <table:data-pilot-member table:name="69026" table:display="true" table:show-details="true"/>
                <table:data-pilot-member table:name="69027" table:display="true" table:show-details="true"/>
                <table:data-pilot-member table:name="69043" table:display="true" table:show-details="true"/>
                <table:data-pilot-member table:name="69049" table:display="true" table:show-details="true"/>
                <table:data-pilot-member table:name="69054" table:display="true" table:show-details="true"/>
                <table:data-pilot-member table:name="69059" table:display="true" table:show-details="true"/>
                <table:data-pilot-member table:name="69067" table:display="true" table:show-details="true"/>
                <table:data-pilot-member table:name="69070" table:display="true" table:show-details="true"/>
                <table:data-pilot-member table:name="69080" table:display="true" table:show-details="true"/>
                <table:data-pilot-member table:name="69097" table:display="true" table:show-details="true"/>
                <table:data-pilot-member table:name="69102" table:display="true" table:show-details="true"/>
                <table:data-pilot-member table:name="69109" table:display="true" table:show-details="true"/>
                <table:data-pilot-member table:name="69116" table:display="true" table:show-details="true"/>
                <table:data-pilot-member table:name="69131" table:display="true" table:show-details="true"/>
                <table:data-pilot-member table:name="69161" table:display="true" table:show-details="true"/>
                <table:data-pilot-member table:name="69162" table:display="true" table:show-details="true"/>
                <table:data-pilot-member table:name="69168" table:display="true" table:show-details="true"/>
                <table:data-pilot-member table:name="69181" table:display="true" table:show-details="true"/>
                <table:data-pilot-member table:name="69188" table:display="true" table:show-details="true"/>
                <table:data-pilot-member table:name="69189" table:display="true" table:show-details="true"/>
                <table:data-pilot-member table:name="69220" table:display="true" table:show-details="true"/>
                <table:data-pilot-member table:name="69222" table:display="true" table:show-details="true"/>
                <table:data-pilot-member table:name="69234" table:display="true" table:show-details="true"/>
                <table:data-pilot-member table:name="69241" table:display="true" table:show-details="true"/>
                <table:data-pilot-member table:name="69243" table:display="true" table:show-details="true"/>
                <table:data-pilot-member table:name="69261" table:display="true" table:show-details="true"/>
                <table:data-pilot-member table:name="69265" table:display="true" table:show-details="true"/>
                <table:data-pilot-member table:name="69274" table:display="true" table:show-details="true"/>
                <table:data-pilot-member table:name="69278" table:display="true" table:show-details="true"/>
                <table:data-pilot-member table:name="69293" table:display="true" table:show-details="true"/>
                <table:data-pilot-member table:name="69296" table:display="true" table:show-details="true"/>
                <table:data-pilot-member table:name="69307" table:display="true" table:show-details="true"/>
                <table:data-pilot-member table:name="69315" table:display="true" table:show-details="true"/>
                <table:data-pilot-member table:name="69318" table:display="true" table:show-details="true"/>
                <table:data-pilot-member table:name="69319" table:display="true" table:show-details="true"/>
                <table:data-pilot-member table:name="69321" table:display="true" table:show-details="true"/>
                <table:data-pilot-member table:name="69322" table:display="true" table:show-details="true"/>
                <table:data-pilot-member table:name="69323" table:display="true" table:show-details="true"/>
                <table:data-pilot-member table:name="69326" table:display="true" table:show-details="true"/>
                <table:data-pilot-member table:name="69342" table:display="true" table:show-details="true"/>
                <table:data-pilot-member table:name="69346" table:display="true" table:show-details="true"/>
                <table:data-pilot-member table:name="69353" table:display="true" table:show-details="true"/>
                <table:data-pilot-member table:name="69379" table:display="true" table:show-details="true"/>
                <table:data-pilot-member table:name="69417" table:display="true" table:show-details="true"/>
                <table:data-pilot-member table:name="69419" table:display="true" table:show-details="true"/>
                <table:data-pilot-member table:name="69422" table:display="true" table:show-details="true"/>
                <table:data-pilot-member table:name="69425" table:display="true" table:show-details="true"/>
                <table:data-pilot-member table:name="69428" table:display="true" table:show-details="true"/>
                <table:data-pilot-member table:name="69435" table:display="true" table:show-details="true"/>
                <table:data-pilot-member table:name="69436" table:display="true" table:show-details="true"/>
                <table:data-pilot-member table:name="69451" table:display="true" table:show-details="true"/>
                <table:data-pilot-member table:name="69455" table:display="true" table:show-details="true"/>
                <table:data-pilot-member table:name="69465" table:display="true" table:show-details="true"/>
                <table:data-pilot-member table:name="69469" table:display="true" table:show-details="true"/>
                <table:data-pilot-member table:name="69478" table:display="true" table:show-details="true"/>
                <table:data-pilot-member table:name="69491" table:display="true" table:show-details="true"/>
                <table:data-pilot-member table:name="69501" table:display="true" table:show-details="true"/>
                <table:data-pilot-member table:name="69503" table:display="true" table:show-details="true"/>
                <table:data-pilot-member table:name="69504" table:display="true" table:show-details="true"/>
                <table:data-pilot-member table:name="69534" table:display="true" table:show-details="true"/>
                <table:data-pilot-member table:name="69546" table:display="true" table:show-details="true"/>
                <table:data-pilot-member table:name="69560" table:display="true" table:show-details="true"/>
                <table:data-pilot-member table:name="69565" table:display="true" table:show-details="true"/>
                <table:data-pilot-member table:name="69567" table:display="true" table:show-details="true"/>
                <table:data-pilot-member table:name="69592" table:display="true" table:show-details="true"/>
                <table:data-pilot-member table:name="69603" table:display="true" table:show-details="true"/>
                <table:data-pilot-member table:name="69615" table:display="true" table:show-details="true"/>
                <table:data-pilot-member table:name="69618" table:display="true" table:show-details="true"/>
                <table:data-pilot-member table:name="69624" table:display="true" table:show-details="true"/>
                <table:data-pilot-member table:name="69627" table:display="true" table:show-details="true"/>
                <table:data-pilot-member table:name="69656" table:display="true" table:show-details="true"/>
                <table:data-pilot-member table:name="69657" table:display="true" table:show-details="true"/>
                <table:data-pilot-member table:name="69663" table:display="true" table:show-details="true"/>
                <table:data-pilot-member table:name="69675" table:display="true" table:show-details="true"/>
                <table:data-pilot-member table:name="69708" table:display="true" table:show-details="true"/>
                <table:data-pilot-member table:name="69709" table:display="true" table:show-details="true"/>
                <table:data-pilot-member table:name="69711" table:display="true" table:show-details="true"/>
                <table:data-pilot-member table:name="69712" table:display="true" table:show-details="true"/>
                <table:data-pilot-member table:name="69717" table:display="true" table:show-details="true"/>
                <table:data-pilot-member table:name="69730" table:display="true" table:show-details="true"/>
                <table:data-pilot-member table:name="69765" table:display="true" table:show-details="true"/>
                <table:data-pilot-member table:name="69769" table:display="true" table:show-details="true"/>
                <table:data-pilot-member table:name="69775" table:display="true" table:show-details="true"/>
                <table:data-pilot-member table:name="69787" table:display="true" table:show-details="true"/>
                <table:data-pilot-member table:name="69792" table:display="true" table:show-details="true"/>
                <table:data-pilot-member table:name="69796" table:display="true" table:show-details="true"/>
                <table:data-pilot-member table:name="69798" table:display="true" table:show-details="true"/>
                <table:data-pilot-member table:name="69801" table:display="true" table:show-details="true"/>
                <table:data-pilot-member table:name="69807" table:display="true" table:show-details="true"/>
                <table:data-pilot-member table:name="69810" table:display="true" table:show-details="true"/>
                <table:data-pilot-member table:name="69817" table:display="true" table:show-details="true"/>
                <table:data-pilot-member table:name="69821" table:display="true" table:show-details="true"/>
                <table:data-pilot-member table:name="69829" table:display="true" table:show-details="true"/>
                <table:data-pilot-member table:name="69835" table:display="true" table:show-details="true"/>
                <table:data-pilot-member table:name="69868" table:display="true" table:show-details="true"/>
                <table:data-pilot-member table:name="69876" table:display="true" table:show-details="true"/>
                <table:data-pilot-member table:name="69882" table:display="true" table:show-details="true"/>
                <table:data-pilot-member table:name="69883" table:display="true" table:show-details="true"/>
                <table:data-pilot-member table:name="69893" table:display="true" table:show-details="true"/>
                <table:data-pilot-member table:name="69895" table:display="true" table:show-details="true"/>
                <table:data-pilot-member table:name="69899" table:display="true" table:show-details="true"/>
                <table:data-pilot-member table:name="69923" table:display="true" table:show-details="true"/>
                <table:data-pilot-member table:name="69938" table:display="true" table:show-details="true"/>
                <table:data-pilot-member table:name="69948" table:display="true" table:show-details="true"/>
                <table:data-pilot-member table:name="69952" table:display="true" table:show-details="true"/>
                <table:data-pilot-member table:name="69963" table:display="true" table:show-details="true"/>
                <table:data-pilot-member table:name="69969" table:display="true" table:show-details="true"/>
                <table:data-pilot-member table:name="69976" table:display="true" table:show-details="true"/>
                <table:data-pilot-member table:name="69997" table:display="true" table:show-details="true"/>
                <table:data-pilot-member table:name="69999" table:display="true" table:show-details="true"/>
                <table:data-pilot-member table:name="70001" table:display="true" table:show-details="true"/>
                <table:data-pilot-member table:name="70020" table:display="true" table:show-details="true"/>
                <table:data-pilot-member table:name="70021" table:display="true" table:show-details="true"/>
                <table:data-pilot-member table:name="70023" table:display="true" table:show-details="true"/>
                <table:data-pilot-member table:name="70029" table:display="true" table:show-details="true"/>
                <table:data-pilot-member table:name="70031" table:display="true" table:show-details="true"/>
                <table:data-pilot-member table:name="70043" table:display="true" table:show-details="true"/>
                <table:data-pilot-member table:name="70047" table:display="true" table:show-details="true"/>
                <table:data-pilot-member table:name="70063" table:display="true" table:show-details="true"/>
                <table:data-pilot-member table:name="70097" table:display="true" table:show-details="true"/>
                <table:data-pilot-member table:name="70105" table:display="true" table:show-details="true"/>
                <table:data-pilot-member table:name="70106" table:display="true" table:show-details="true"/>
                <table:data-pilot-member table:name="70132" table:display="true" table:show-details="true"/>
                <table:data-pilot-member table:name="70139" table:display="true" table:show-details="true"/>
                <table:data-pilot-member table:name="70143" table:display="true" table:show-details="true"/>
                <table:data-pilot-member table:name="70155" table:display="true" table:show-details="true"/>
                <table:data-pilot-member table:name="70158" table:display="true" table:show-details="true"/>
                <table:data-pilot-member table:name="70159" table:display="true" table:show-details="true"/>
                <table:data-pilot-member table:name="70166" table:display="true" table:show-details="true"/>
                <table:data-pilot-member table:name="70169" table:display="true" table:show-details="true"/>
                <table:data-pilot-member table:name="70170" table:display="true" table:show-details="true"/>
                <table:data-pilot-member table:name="70171" table:display="true" table:show-details="true"/>
                <table:data-pilot-member table:name="70183" table:display="true" table:show-details="true"/>
                <table:data-pilot-member table:name="70198" table:display="true" table:show-details="true"/>
                <table:data-pilot-member table:name="70199" table:display="true" table:show-details="true"/>
                <table:data-pilot-member table:name="70211" table:display="true" table:show-details="true"/>
                <table:data-pilot-member table:name="70230" table:display="true" table:show-details="true"/>
                <table:data-pilot-member table:name="70275" table:display="true" table:show-details="true"/>
                <table:data-pilot-member table:name="70289" table:display="true" table:show-details="true"/>
                <table:data-pilot-member table:name="70293" table:display="true" table:show-details="true"/>
                <table:data-pilot-member table:name="70310" table:display="true" table:show-details="true"/>
                <table:data-pilot-member table:name="70318" table:display="true" table:show-details="true"/>
                <table:data-pilot-member table:name="70345" table:display="true" table:show-details="true"/>
                <table:data-pilot-member table:name="70349" table:display="true" table:show-details="true"/>
                <table:data-pilot-member table:name="70352" table:display="true" table:show-details="true"/>
                <table:data-pilot-member table:name="70357" table:display="true" table:show-details="true"/>
                <table:data-pilot-member table:name="70372" table:display="true" table:show-details="true"/>
                <table:data-pilot-member table:name="70375" table:display="true" table:show-details="true"/>
                <table:data-pilot-member table:name="70376" table:display="true" table:show-details="true"/>
                <table:data-pilot-member table:name="70380" table:display="true" table:show-details="true"/>
                <table:data-pilot-member table:name="70384" table:display="true" table:show-details="true"/>
                <table:data-pilot-member table:name="70387" table:display="true" table:show-details="true"/>
                <table:data-pilot-member table:name="70392" table:display="true" table:show-details="true"/>
                <table:data-pilot-member table:name="70413" table:display="true" table:show-details="true"/>
                <table:data-pilot-member table:name="70419" table:display="true" table:show-details="true"/>
                <table:data-pilot-member table:name="70425" table:display="true" table:show-details="true"/>
                <table:data-pilot-member table:name="70441" table:display="true" table:show-details="true"/>
                <table:data-pilot-member table:name="70447" table:display="true" table:show-details="true"/>
                <table:data-pilot-member table:name="70451" table:display="true" table:show-details="true"/>
                <table:data-pilot-member table:name="70452" table:display="true" table:show-details="true"/>
                <table:data-pilot-member table:name="70459" table:display="true" table:show-details="true"/>
                <table:data-pilot-member table:name="70487" table:display="true" table:show-details="true"/>
                <table:data-pilot-member table:name="70500" table:display="true" table:show-details="true"/>
                <table:data-pilot-member table:name="70517" table:display="true" table:show-details="true"/>
                <table:data-pilot-member table:name="70522" table:display="true" table:show-details="true"/>
                <table:data-pilot-member table:name="70524" table:display="true" table:show-details="true"/>
                <table:data-pilot-member table:name="70531" table:display="true" table:show-details="true"/>
                <table:data-pilot-member table:name="70532" table:display="true" table:show-details="true"/>
                <table:data-pilot-member table:name="70536" table:display="true" table:show-details="true"/>
                <table:data-pilot-member table:name="70539" table:display="true" table:show-details="true"/>
                <table:data-pilot-member table:name="70558" table:display="true" table:show-details="true"/>
                <table:data-pilot-member table:name="70565" table:display="true" table:show-details="true"/>
                <table:data-pilot-member table:name="70573" table:display="true" table:show-details="true"/>
                <table:data-pilot-member table:name="70590" table:display="true" table:show-details="true"/>
                <table:data-pilot-member table:name="70593" table:display="true" table:show-details="true"/>
                <table:data-pilot-member table:name="70595" table:display="true" table:show-details="true"/>
                <table:data-pilot-member table:name="70599" table:display="true" table:show-details="true"/>
                <table:data-pilot-member table:name="70608" table:display="true" table:show-details="true"/>
                <table:data-pilot-member table:name="70622" table:display="true" table:show-details="true"/>
                <table:data-pilot-member table:name="70625" table:display="true" table:show-details="true"/>
                <table:data-pilot-member table:name="70636" table:display="true" table:show-details="true"/>
                <table:data-pilot-member table:name="70639" table:display="true" table:show-details="true"/>
                <table:data-pilot-member table:name="70671" table:display="true" table:show-details="true"/>
                <table:data-pilot-member table:name="70684" table:display="true" table:show-details="true"/>
                <table:data-pilot-member table:name="70690" table:display="true" table:show-details="true"/>
                <table:data-pilot-member table:name="70714" table:display="true" table:show-details="true"/>
                <table:data-pilot-member table:name="70726" table:display="true" table:show-details="true"/>
                <table:data-pilot-member table:name="70739" table:display="true" table:show-details="true"/>
                <table:data-pilot-member table:name="70760" table:display="true" table:show-details="true"/>
                <table:data-pilot-member table:name="70778" table:display="true" table:show-details="true"/>
                <table:data-pilot-member table:name="70780" table:display="true" table:show-details="true"/>
                <table:data-pilot-member table:name="70782" table:display="true" table:show-details="true"/>
                <table:data-pilot-member table:name="70791" table:display="true" table:show-details="true"/>
                <table:data-pilot-member table:name="70842" table:display="true" table:show-details="true"/>
                <table:data-pilot-member table:name="70852" table:display="true" table:show-details="true"/>
                <table:data-pilot-member table:name="70874" table:display="true" table:show-details="true"/>
                <table:data-pilot-member table:name="70898" table:display="true" table:show-details="true"/>
                <table:data-pilot-member table:name="70902" table:display="true" table:show-details="true"/>
                <table:data-pilot-member table:name="70908" table:display="true" table:show-details="true"/>
                <table:data-pilot-member table:name="70909" table:display="true" table:show-details="true"/>
                <table:data-pilot-member table:name="70922" table:display="true" table:show-details="true"/>
                <table:data-pilot-member table:name="70925" table:display="true" table:show-details="true"/>
                <table:data-pilot-member table:name="70943" table:display="true" table:show-details="true"/>
                <table:data-pilot-member table:name="70947" table:display="true" table:show-details="true"/>
                <table:data-pilot-member table:name="70949" table:display="true" table:show-details="true"/>
                <table:data-pilot-member table:name="70973" table:display="true" table:show-details="true"/>
                <table:data-pilot-member table:name="70978" table:display="true" table:show-details="true"/>
                <table:data-pilot-member table:name="70992" table:display="true" table:show-details="true"/>
                <table:data-pilot-member table:name="71010" table:display="true" table:show-details="true"/>
                <table:data-pilot-member table:name="71011" table:display="true" table:show-details="true"/>
                <table:data-pilot-member table:name="71012" table:display="true" table:show-details="true"/>
                <table:data-pilot-member table:name="71016" table:display="true" table:show-details="true"/>
                <table:data-pilot-member table:name="71027" table:display="true" table:show-details="true"/>
                <table:data-pilot-member table:name="71056" table:display="true" table:show-details="true"/>
                <table:data-pilot-member table:name="71058" table:display="true" table:show-details="true"/>
                <table:data-pilot-member table:name="71063" table:display="true" table:show-details="true"/>
                <table:data-pilot-member table:name="71073" table:display="true" table:show-details="true"/>
                <table:data-pilot-member table:name="71086" table:display="true" table:show-details="true"/>
                <table:data-pilot-member table:name="71092" table:display="true" table:show-details="true"/>
                <table:data-pilot-member table:name="71102" table:display="true" table:show-details="true"/>
                <table:data-pilot-member table:name="71141" table:display="true" table:show-details="true"/>
                <table:data-pilot-member table:name="71142" table:display="true" table:show-details="true"/>
                <table:data-pilot-member table:name="71170" table:display="true" table:show-details="true"/>
                <table:data-pilot-member table:name="71180" table:display="true" table:show-details="true"/>
                <table:data-pilot-member table:name="71192" table:display="true" table:show-details="true"/>
                <table:data-pilot-member table:name="71200" table:display="true" table:show-details="true"/>
                <table:data-pilot-member table:name="71206" table:display="true" table:show-details="true"/>
                <table:data-pilot-member table:name="71208" table:display="true" table:show-details="true"/>
                <table:data-pilot-member table:name="71221" table:display="true" table:show-details="true"/>
                <table:data-pilot-member table:name="71225" table:display="true" table:show-details="true"/>
                <table:data-pilot-member table:name="71241" table:display="true" table:show-details="true"/>
                <table:data-pilot-member table:name="71252" table:display="true" table:show-details="true"/>
                <table:data-pilot-member table:name="71258" table:display="true" table:show-details="true"/>
                <table:data-pilot-member table:name="71269" table:display="true" table:show-details="true"/>
                <table:data-pilot-member table:name="71270" table:display="true" table:show-details="true"/>
                <table:data-pilot-member table:name="71272" table:display="true" table:show-details="true"/>
                <table:data-pilot-member table:name="71276" table:display="true" table:show-details="true"/>
                <table:data-pilot-member table:name="71295" table:display="true" table:show-details="true"/>
                <table:data-pilot-member table:name="71297" table:display="true" table:show-details="true"/>
                <table:data-pilot-member table:name="71301" table:display="true" table:show-details="true"/>
                <table:data-pilot-member table:name="71303" table:display="true" table:show-details="true"/>
                <table:data-pilot-member table:name="71308" table:display="true" table:show-details="true"/>
                <table:data-pilot-member table:name="71325" table:display="true" table:show-details="true"/>
                <table:data-pilot-member table:name="71334" table:display="true" table:show-details="true"/>
                <table:data-pilot-member table:name="71341" table:display="true" table:show-details="true"/>
                <table:data-pilot-member table:name="71373" table:display="true" table:show-details="true"/>
                <table:data-pilot-member table:name="71380" table:display="true" table:show-details="true"/>
                <table:data-pilot-member table:name="71402" table:display="true" table:show-details="true"/>
                <table:data-pilot-member table:name="71404" table:display="true" table:show-details="true"/>
                <table:data-pilot-member table:name="71420" table:display="true" table:show-details="true"/>
                <table:data-pilot-member table:name="71424" table:display="true" table:show-details="true"/>
                <table:data-pilot-member table:name="71425" table:display="true" table:show-details="true"/>
                <table:data-pilot-member table:name="71431" table:display="true" table:show-details="true"/>
                <table:data-pilot-member table:name="71450" table:display="true" table:show-details="true"/>
                <table:data-pilot-member table:name="71494" table:display="true" table:show-details="true"/>
                <table:data-pilot-member table:name="71527" table:display="true" table:show-details="true"/>
                <table:data-pilot-member table:name="71530" table:display="true" table:show-details="true"/>
                <table:data-pilot-member table:name="71562" table:display="true" table:show-details="true"/>
                <table:data-pilot-member table:name="71563" table:display="true" table:show-details="true"/>
                <table:data-pilot-member table:name="71569" table:display="true" table:show-details="true"/>
                <table:data-pilot-member table:name="71588" table:display="true" table:show-details="true"/>
                <table:data-pilot-member table:name="71602" table:display="true" table:show-details="true"/>
                <table:data-pilot-member table:name="71615" table:display="true" table:show-details="true"/>
                <table:data-pilot-member table:name="71639" table:display="true" table:show-details="true"/>
                <table:data-pilot-member table:name="71647" table:display="true" table:show-details="true"/>
                <table:data-pilot-member table:name="71675" table:display="true" table:show-details="true"/>
                <table:data-pilot-member table:name="71676" table:display="true" table:show-details="true"/>
                <table:data-pilot-member table:name="71680" table:display="true" table:show-details="true"/>
                <table:data-pilot-member table:name="71686" table:display="true" table:show-details="true"/>
                <table:data-pilot-member table:name="71693" table:display="true" table:show-details="true"/>
                <table:data-pilot-member table:name="71720" table:display="true" table:show-details="true"/>
                <table:data-pilot-member table:name="71741" table:display="true" table:show-details="true"/>
                <table:data-pilot-member table:name="71757" table:display="true" table:show-details="true"/>
                <table:data-pilot-member table:name="71773" table:display="true" table:show-details="true"/>
                <table:data-pilot-member table:name="71783" table:display="true" table:show-details="true"/>
                <table:data-pilot-member table:name="71804" table:display="true" table:show-details="true"/>
                <table:data-pilot-member table:name="71808" table:display="true" table:show-details="true"/>
                <table:data-pilot-member table:name="71814" table:display="true" table:show-details="true"/>
                <table:data-pilot-member table:name="71836" table:display="true" table:show-details="true"/>
                <table:data-pilot-member table:name="71846" table:display="true" table:show-details="true"/>
                <table:data-pilot-member table:name="71850" table:display="true" table:show-details="true"/>
                <table:data-pilot-member table:name="71855" table:display="true" table:show-details="true"/>
                <table:data-pilot-member table:name="71856" table:display="true" table:show-details="true"/>
                <table:data-pilot-member table:name="71865" table:display="true" table:show-details="true"/>
                <table:data-pilot-member table:name="71870" table:display="true" table:show-details="true"/>
                <table:data-pilot-member table:name="71916" table:display="true" table:show-details="true"/>
                <table:data-pilot-member table:name="71936" table:display="true" table:show-details="true"/>
                <table:data-pilot-member table:name="71937" table:display="true" table:show-details="true"/>
                <table:data-pilot-member table:name="71941" table:display="true" table:show-details="true"/>
                <table:data-pilot-member table:name="71947" table:display="true" table:show-details="true"/>
                <table:data-pilot-member table:name="71949" table:display="true" table:show-details="true"/>
                <table:data-pilot-member table:name="71989" table:display="true" table:show-details="true"/>
                <table:data-pilot-member table:name="71994" table:display="true" table:show-details="true"/>
                <table:data-pilot-member table:name="72005" table:display="true" table:show-details="true"/>
                <table:data-pilot-member table:name="72013" table:display="true" table:show-details="true"/>
                <table:data-pilot-member table:name="72049" table:display="true" table:show-details="true"/>
                <table:data-pilot-member table:name="72063" table:display="true" table:show-details="true"/>
                <table:data-pilot-member table:name="72071" table:display="true" table:show-details="true"/>
                <table:data-pilot-member table:name="72083" table:display="true" table:show-details="true"/>
                <table:data-pilot-member table:name="72103" table:display="true" table:show-details="true"/>
                <table:data-pilot-member table:name="72126" table:display="true" table:show-details="true"/>
                <table:data-pilot-member table:name="72137" table:display="true" table:show-details="true"/>
                <table:data-pilot-member table:name="72178" table:display="true" table:show-details="true"/>
                <table:data-pilot-member table:name="72210" table:display="true" table:show-details="true"/>
                <table:data-pilot-member table:name="72229" table:display="true" table:show-details="true"/>
                <table:data-pilot-member table:name="72280" table:display="true" table:show-details="true"/>
                <table:data-pilot-member table:name="72302" table:display="true" table:show-details="true"/>
                <table:data-pilot-member table:name="72319" table:display="true" table:show-details="true"/>
                <table:data-pilot-member table:name="72322" table:display="true" table:show-details="true"/>
                <table:data-pilot-member table:name="72351" table:display="true" table:show-details="true"/>
                <table:data-pilot-member table:name="72394" table:display="true" table:show-details="true"/>
                <table:data-pilot-member table:name="72438" table:display="true" table:show-details="true"/>
                <table:data-pilot-member table:name="72474" table:display="true" table:show-details="true"/>
                <table:data-pilot-member table:name="72481" table:display="true" table:show-details="true"/>
                <table:data-pilot-member table:name="72492" table:display="true" table:show-details="true"/>
                <table:data-pilot-member table:name="72494" table:display="true" table:show-details="true"/>
                <table:data-pilot-member table:name="72515" table:display="true" table:show-details="true"/>
                <table:data-pilot-member table:name="72516" table:display="true" table:show-details="true"/>
                <table:data-pilot-member table:name="72531" table:display="true" table:show-details="true"/>
                <table:data-pilot-member table:name="72542" table:display="true" table:show-details="true"/>
                <table:data-pilot-member table:name="72598" table:display="true" table:show-details="true"/>
                <table:data-pilot-member table:name="72638" table:display="true" table:show-details="true"/>
                <table:data-pilot-member table:name="72717" table:display="true" table:show-details="true"/>
                <table:data-pilot-member table:name="72748" table:display="true" table:show-details="true"/>
                <table:data-pilot-member table:name="72752" table:display="true" table:show-details="true"/>
                <table:data-pilot-member table:name="72768" table:display="true" table:show-details="true"/>
                <table:data-pilot-member table:name="72777" table:display="true" table:show-details="true"/>
                <table:data-pilot-member table:name="72778" table:display="true" table:show-details="true"/>
                <table:data-pilot-member table:name="72782" table:display="true" table:show-details="true"/>
                <table:data-pilot-member table:name="72791" table:display="true" table:show-details="true"/>
                <table:data-pilot-member table:name="72810" table:display="true" table:show-details="true"/>
                <table:data-pilot-member table:name="72814" table:display="true" table:show-details="true"/>
                <table:data-pilot-member table:name="72850" table:display="true" table:show-details="true"/>
                <table:data-pilot-member table:name="72853" table:display="true" table:show-details="true"/>
                <table:data-pilot-member table:name="72911" table:display="true" table:show-details="true"/>
                <table:data-pilot-member table:name="72956" table:display="true" table:show-details="true"/>
                <table:data-pilot-member table:name="73033" table:display="true" table:show-details="true"/>
                <table:data-pilot-member table:name="73078" table:display="true" table:show-details="true"/>
                <table:data-pilot-member table:name="73100" table:display="true" table:show-details="true"/>
                <table:data-pilot-member table:name="73169" table:display="true" table:show-details="true"/>
                <table:data-pilot-member table:name="73256" table:display="true" table:show-details="true"/>
                <table:data-pilot-member table:name="73285" table:display="true" table:show-details="true"/>
                <table:data-pilot-member table:name="73317" table:display="true" table:show-details="true"/>
                <table:data-pilot-member table:name="73378" table:display="true" table:show-details="true"/>
                <table:data-pilot-member table:name="73412" table:display="true" table:show-details="true"/>
                <table:data-pilot-member table:name="73425" table:display="true" table:show-details="true"/>
                <table:data-pilot-member table:name="73429" table:display="true" table:show-details="true"/>
                <table:data-pilot-member table:name="73438" table:display="true" table:show-details="true"/>
                <table:data-pilot-member table:name="73515" table:display="true" table:show-details="true"/>
                <table:data-pilot-member table:name="73539" table:display="true" table:show-details="true"/>
                <table:data-pilot-member table:name="73668" table:display="true" table:show-details="true"/>
                <table:data-pilot-member table:name="73709" table:display="true" table:show-details="true"/>
                <table:data-pilot-member table:name="73846" table:display="true" table:show-details="true"/>
                <table:data-pilot-member table:name="73864" table:display="true" table:show-details="true"/>
                <table:data-pilot-member table:name="73865" table:display="true" table:show-details="true"/>
                <table:data-pilot-member table:name="74065" table:display="true" table:show-details="true"/>
                <table:data-pilot-member table:name="74112" table:display="true" table:show-details="true"/>
                <table:data-pilot-member table:name="753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:orientation="data" table:used-hierarchy="0" table:function="average">
            <table:data-pilot-level table:show-empty="false" calcext:repeat-item-labels="false">
              <table:data-pilot-members>
                <table:data-pilot-member table:name="487" table:display="true" table:show-details="true"/>
                <table:data-pilot-member table:name="490" table:display="true" table:show-details="true"/>
                <table:data-pilot-member table:name="549" table:display="true" table:show-details="true"/>
                <table:data-pilot-member table:name="553" table:display="true" table:show-details="true"/>
                <table:data-pilot-member table:name="561" table:display="true" table:show-details="true"/>
                <table:data-pilot-member table:name="572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7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8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61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70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3" table:display="true" table:show-details="true"/>
                <table:data-pilot-member table:name="685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1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6" table:display="true" table:show-details="true"/>
                <table:data-pilot-member table:name="718" table:display="true" table:show-details="true"/>
                <table:data-pilot-member table:name="721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  <table:data-pilot-member table:name="751" table:display="true" table:show-details="true"/>
                <table:data-pilot-member table:name="760" table:display="true" table:show-details="true"/>
                <table:data-pilot-member table:name="790" table:display="true" table:show-details="true"/>
                <table:data-pilot-member table:name="800" table:display="true" table:show-details="true"/>
                <table:data-pilot-member table:name="895" table:display="true" table:show-details="true"/>
                <table:data-pilot-member table:name="1094" table:display="true" table:show-details="true"/>
                <table:data-pilot-member table:name="1127" table:display="true" table:show-details="true"/>
                <table:data-pilot-member table:name="1151" table:display="true" table:show-details="true"/>
                <table:data-pilot-member table:name="1167" table:display="true" table:show-details="true"/>
                <table:data-pilot-member table:name="1179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211" table:display="true" table:show-details="true"/>
                <table:data-pilot-member table:name="1214" table:display="true" table:show-details="true"/>
                <table:data-pilot-member table:name="1222" table:display="true" table:show-details="true"/>
                <table:data-pilot-member table:name="1247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2" table:display="true" table:show-details="true"/>
                <table:data-pilot-member table:name="1288" table:display="true" table:show-details="true"/>
                <table:data-pilot-member table:name="1291" table:display="true" table:show-details="true"/>
                <table:data-pilot-member table:name="1295" table:display="true" table:show-details="true"/>
                <table:data-pilot-member table:name="1301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5" table:display="true" table:show-details="true"/>
                <table:data-pilot-member table:name="1329" table:display="true" table:show-details="true"/>
                <table:data-pilot-member table:name="1333" table:display="true" table:show-details="true"/>
                <table:data-pilot-member table:name="1336" table:display="true" table:show-details="true"/>
                <table:data-pilot-member table:name="1343" table:display="true" table:show-details="true"/>
                <table:data-pilot-member table:name="1350" table:display="true" table:show-details="true"/>
                <table:data-pilot-member table:name="1351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60" table:display="true" table:show-details="true"/>
                <table:data-pilot-member table:name="1361" table:display="true" table:show-details="true"/>
                <table:data-pilot-member table:name="1366" table:display="true" table:show-details="true"/>
                <table:data-pilot-member table:name="1367" table:display="true" table:show-details="true"/>
                <table:data-pilot-member table:name="1368" table:display="true" table:show-details="true"/>
                <table:data-pilot-member table:name="1370" table:display="true" table:show-details="true"/>
                <table:data-pilot-member table:name="1371" table:display="true" table:show-details="true"/>
                <table:data-pilot-member table:name="1377" table:display="true" table:show-details="true"/>
                <table:data-pilot-member table:name="1383" table:display="true" table:show-details="true"/>
                <table:data-pilot-member table:name="1384" table:display="true" table:show-details="true"/>
                <table:data-pilot-member table:name="1386" table:display="true" table:show-details="true"/>
                <table:data-pilot-member table:name="1387" table:display="true" table:show-details="true"/>
                <table:data-pilot-member table:name="1396" table:display="true" table:show-details="true"/>
                <table:data-pilot-member table:name="1398" table:display="true" table:show-details="true"/>
                <table:data-pilot-member table:name="1400" table:display="true" table:show-details="true"/>
                <table:data-pilot-member table:name="1403" table:display="true" table:show-details="true"/>
                <table:data-pilot-member table:name="1416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22" table:display="true" table:show-details="true"/>
                <table:data-pilot-member table:name="1426" table:display="true" table:show-details="true"/>
                <table:data-pilot-member table:name="1427" table:display="true" table:show-details="true"/>
                <table:data-pilot-member table:name="1428" table:display="true" table:show-details="true"/>
                <table:data-pilot-member table:name="1430" table:display="true" table:show-details="true"/>
                <table:data-pilot-member table:name="1432" table:display="true" table:show-details="true"/>
                <table:data-pilot-member table:name="1435" table:display="true" table:show-details="true"/>
                <table:data-pilot-member table:name="1439" table:display="true" table:show-details="true"/>
                <table:data-pilot-member table:name="1440" table:display="true" table:show-details="true"/>
                <table:data-pilot-member table:name="1442" table:display="true" table:show-details="true"/>
                <table:data-pilot-member table:name="1449" table:display="true" table:show-details="true"/>
                <table:data-pilot-member table:name="1453" table:display="true" table:show-details="true"/>
                <table:data-pilot-member table:name="1457" table:display="true" table:show-details="true"/>
                <table:data-pilot-member table:name="1458" table:display="true" table:show-details="true"/>
                <table:data-pilot-member table:name="1462" table:display="true" table:show-details="true"/>
                <table:data-pilot-member table:name="1466" table:display="true" table:show-details="true"/>
                <table:data-pilot-member table:name="1482" table:display="true" table:show-details="true"/>
                <table:data-pilot-member table:name="1483" table:display="true" table:show-details="true"/>
                <table:data-pilot-member table:name="1484" table:display="true" table:show-details="true"/>
                <table:data-pilot-member table:name="1503" table:display="true" table:show-details="true"/>
                <table:data-pilot-member table:name="1511" table:display="true" table:show-details="true"/>
                <table:data-pilot-member table:name="1513" table:display="true" table:show-details="true"/>
                <table:data-pilot-member table:name="1536" table:display="true" table:show-details="true"/>
                <table:data-pilot-member table:name="1541" table:display="true" table:show-details="true"/>
                <table:data-pilot-member table:name="1543" table:display="true" table:show-details="true"/>
                <table:data-pilot-member table:name="1549" table:display="true" table:show-details="true"/>
                <table:data-pilot-member table:name="1561" table:display="true" table:show-details="true"/>
                <table:data-pilot-member table:name="1565" table:display="true" table:show-details="true"/>
                <table:data-pilot-member table:name="1568" table:display="true" table:show-details="true"/>
                <table:data-pilot-member table:name="1602" table:display="true" table:show-details="true"/>
                <table:data-pilot-member table:name="1603" table:display="true" table:show-details="true"/>
                <table:data-pilot-member table:name="1669" table:display="true" table:show-details="true"/>
                <table:data-pilot-member table:name="1713" table:display="true" table:show-details="true"/>
                <table:data-pilot-member table:name="1735" table:display="true" table:show-details="true"/>
                <table:data-pilot-member table:name="1747" table:display="true" table:show-details="true"/>
                <table:data-pilot-member table:name="1826" table:display="true" table:show-details="true"/>
                <table:data-pilot-member table:name="1839" table:display="true" table:show-details="true"/>
                <table:data-pilot-member table:name="1841" table:display="true" table:show-details="true"/>
                <table:data-pilot-member table:name="1846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905" table:display="true" table:show-details="true"/>
                <table:data-pilot-member table:name="1920" table:display="true" table:show-details="true"/>
                <table:data-pilot-member table:name="1921" table:display="true" table:show-details="true"/>
                <table:data-pilot-member table:name="1927" table:display="true" table:show-details="true"/>
                <table:data-pilot-member table:name="1943" table:display="true" table:show-details="true"/>
                <table:data-pilot-member table:name="1945" table:display="true" table:show-details="true"/>
                <table:data-pilot-member table:name="1949" table:display="true" table:show-details="true"/>
                <table:data-pilot-member table:name="1953" table:display="true" table:show-details="true"/>
                <table:data-pilot-member table:name="1967" table:display="true" table:show-details="true"/>
                <table:data-pilot-member table:name="1972" table:display="true" table:show-details="true"/>
                <table:data-pilot-member table:name="1983" table:display="true" table:show-details="true"/>
                <table:data-pilot-member table:name="1986" table:display="true" table:show-details="true"/>
                <table:data-pilot-member table:name="1991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9" table:display="true" table:show-details="true"/>
                <table:data-pilot-member table:name="2002" table:display="true" table:show-details="true"/>
                <table:data-pilot-member table:name="2004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20" table:display="true" table:show-details="true"/>
                <table:data-pilot-member table:name="2023" table:display="true" table:show-details="true"/>
                <table:data-pilot-member table:name="2029" table:display="true" table:show-details="true"/>
                <table:data-pilot-member table:name="2041" table:display="true" table:show-details="true"/>
                <table:data-pilot-member table:name="2048" table:display="true" table:show-details="true"/>
                <table:data-pilot-member table:name="2057" table:display="true" table:show-details="true"/>
                <table:data-pilot-member table:name="2058" table:display="true" table:show-details="true"/>
                <table:data-pilot-member table:name="2065" table:display="true" table:show-details="true"/>
                <table:data-pilot-member table:name="2067" table:display="true" table:show-details="true"/>
                <table:data-pilot-member table:name="2070" table:display="true" table:show-details="true"/>
                <table:data-pilot-member table:name="2072" table:display="true" table:show-details="true"/>
                <table:data-pilot-member table:name="2079" table:display="true" table:show-details="true"/>
                <table:data-pilot-member table:name="2085" table:display="true" table:show-details="true"/>
                <table:data-pilot-member table:name="2094" table:display="true" table:show-details="true"/>
                <table:data-pilot-member table:name="2096" table:display="true" table:show-details="true"/>
                <table:data-pilot-member table:name="2099" table:display="true" table:show-details="true"/>
                <table:data-pilot-member table:name="2100" table:display="true" table:show-details="true"/>
                <table:data-pilot-member table:name="2106" table:display="true" table:show-details="true"/>
                <table:data-pilot-member table:name="2114" table:display="true" table:show-details="true"/>
                <table:data-pilot-member table:name="2116" table:display="true" table:show-details="true"/>
                <table:data-pilot-member table:name="2119" table:display="true" table:show-details="true"/>
                <table:data-pilot-member table:name="2126" table:display="true" table:show-details="true"/>
                <table:data-pilot-member table:name="2129" table:display="true" table:show-details="true"/>
                <table:data-pilot-member table:name="2133" table:display="true" table:show-details="true"/>
                <table:data-pilot-member table:name="2137" table:display="true" table:show-details="true"/>
                <table:data-pilot-member table:name="2145" table:display="true" table:show-details="true"/>
                <table:data-pilot-member table:name="2148" table:display="true" table:show-details="true"/>
                <table:data-pilot-member table:name="2149" table:display="true" table:show-details="true"/>
                <table:data-pilot-member table:name="2150" table:display="true" table:show-details="true"/>
                <table:data-pilot-member table:name="2155" table:display="true" table:show-details="true"/>
                <table:data-pilot-member table:name="2168" table:display="true" table:show-details="true"/>
                <table:data-pilot-member table:name="2169" table:display="true" table:show-details="true"/>
                <table:data-pilot-member table:name="2176" table:display="true" table:show-details="true"/>
                <table:data-pilot-member table:name="2177" table:display="true" table:show-details="true"/>
                <table:data-pilot-member table:name="2179" table:display="true" table:show-details="true"/>
                <table:data-pilot-member table:name="2186" table:display="true" table:show-details="true"/>
                <table:data-pilot-member table:name="2195" table:display="true" table:show-details="true"/>
                <table:data-pilot-member table:name="2198" table:display="true" table:show-details="true"/>
                <table:data-pilot-member table:name="2211" table:display="true" table:show-details="true"/>
                <table:data-pilot-member table:name="2213" table:display="true" table:show-details="true"/>
                <table:data-pilot-member table:name="2219" table:display="true" table:show-details="true"/>
                <table:data-pilot-member table:name="2236" table:display="true" table:show-details="true"/>
                <table:data-pilot-member table:name="2245" table:display="true" table:show-details="true"/>
                <table:data-pilot-member table:name="2256" table:display="true" table:show-details="true"/>
                <table:data-pilot-member table:name="2271" table:display="true" table:show-details="true"/>
                <table:data-pilot-member table:name="2283" table:display="true" table:show-details="true"/>
                <table:data-pilot-member table:name="2299" table:display="true" table:show-details="true"/>
                <table:data-pilot-member table:name="2306" table:display="true" table:show-details="true"/>
                <table:data-pilot-member table:name="2310" table:display="true" table:show-details="true"/>
                <table:data-pilot-member table:name="2314" table:display="true" table:show-details="true"/>
                <table:data-pilot-member table:name="2317" table:display="true" table:show-details="true"/>
                <table:data-pilot-member table:name="2323" table:display="true" table:show-details="true"/>
                <table:data-pilot-member table:name="2333" table:display="true" table:show-details="true"/>
                <table:data-pilot-member table:name="2340" table:display="true" table:show-details="true"/>
                <table:data-pilot-member table:name="2344" table:display="true" table:show-details="true"/>
                <table:data-pilot-member table:name="2350" table:display="true" table:show-details="true"/>
                <table:data-pilot-member table:name="2353" table:display="true" table:show-details="true"/>
                <table:data-pilot-member table:name="2361" table:display="true" table:show-details="true"/>
                <table:data-pilot-member table:name="2364" table:display="true" table:show-details="true"/>
                <table:data-pilot-member table:name="2365" table:display="true" table:show-details="true"/>
                <table:data-pilot-member table:name="2366" table:display="true" table:show-details="true"/>
                <table:data-pilot-member table:name="2367" table:display="true" table:show-details="true"/>
                <table:data-pilot-member table:name="2368" table:display="true" table:show-details="true"/>
                <table:data-pilot-member table:name="2390" table:display="true" table:show-details="true"/>
                <table:data-pilot-member table:name="2405" table:display="true" table:show-details="true"/>
                <table:data-pilot-member table:name="2416" table:display="true" table:show-details="true"/>
                <table:data-pilot-member table:name="2431" table:display="true" table:show-details="true"/>
                <table:data-pilot-member table:name="2477" table:display="true" table:show-details="true"/>
                <table:data-pilot-member table:name="2484" table:display="true" table:show-details="true"/>
                <table:data-pilot-member table:name="2489" table:display="true" table:show-details="true"/>
                <table:data-pilot-member table:name="2498" table:display="true" table:show-details="true"/>
                <table:data-pilot-member table:name="2521" table:display="true" table:show-details="true"/>
                <table:data-pilot-member table:name="2543" table:display="true" table:show-details="true"/>
                <table:data-pilot-member table:name="2581" table:display="true" table:show-details="true"/>
                <table:data-pilot-member table:name="2587" table:display="true" table:show-details="true"/>
                <table:data-pilot-member table:name="2627" table:display="true" table:show-details="true"/>
                <table:data-pilot-member table:name="2630" table:display="true" table:show-details="true"/>
                <table:data-pilot-member table:name="2632" table:display="true" table:show-details="true"/>
                <table:data-pilot-member table:name="2662" table:display="true" table:show-details="true"/>
                <table:data-pilot-member table:name="2669" table:display="true" table:show-details="true"/>
                <table:data-pilot-member table:name="2682" table:display="true" table:show-details="true"/>
                <table:data-pilot-member table:name="2687" table:display="true" table:show-details="true"/>
                <table:data-pilot-member table:name="2691" table:display="true" table:show-details="true"/>
                <table:data-pilot-member table:name="2692" table:display="true" table:show-details="true"/>
                <table:data-pilot-member table:name="2702" table:display="true" table:show-details="true"/>
                <table:data-pilot-member table:name="2709" table:display="true" table:show-details="true"/>
                <table:data-pilot-member table:name="2724" table:display="true" table:show-details="true"/>
                <table:data-pilot-member table:name="2732" table:display="true" table:show-details="true"/>
                <table:data-pilot-member table:name="2734" table:display="true" table:show-details="true"/>
                <table:data-pilot-member table:name="2744" table:display="true" table:show-details="true"/>
                <table:data-pilot-member table:name="2750" table:display="true" table:show-details="true"/>
                <table:data-pilot-member table:name="2751" table:display="true" table:show-details="true"/>
                <table:data-pilot-member table:name="2755" table:display="true" table:show-details="true"/>
                <table:data-pilot-member table:name="2758" table:display="true" table:show-details="true"/>
                <table:data-pilot-member table:name="2759" table:display="true" table:show-details="true"/>
                <table:data-pilot-member table:name="2762" table:display="true" table:show-details="true"/>
                <table:data-pilot-member table:name="2767" table:display="true" table:show-details="true"/>
                <table:data-pilot-member table:name="2769" table:display="true" table:show-details="true"/>
                <table:data-pilot-member table:name="2784" table:display="true" table:show-details="true"/>
                <table:data-pilot-member table:name="2804" table:display="true" table:show-details="true"/>
                <table:data-pilot-member table:name="2807" table:display="true" table:show-details="true"/>
                <table:data-pilot-member table:name="2818" table:display="true" table:show-details="true"/>
                <table:data-pilot-member table:name="2822" table:display="true" table:show-details="true"/>
                <table:data-pilot-member table:name="2825" table:display="true" table:show-details="true"/>
                <table:data-pilot-member table:name="2826" table:display="true" table:show-details="true"/>
                <table:data-pilot-member table:name="2840" table:display="true" table:show-details="true"/>
                <table:data-pilot-member table:name="2841" table:display="true" table:show-details="true"/>
                <table:data-pilot-member table:name="2847" table:display="true" table:show-details="true"/>
                <table:data-pilot-member table:name="2853" table:display="true" table:show-details="true"/>
                <table:data-pilot-member table:name="2860" table:display="true" table:show-details="true"/>
                <table:data-pilot-member table:name="2861" table:display="true" table:show-details="true"/>
                <table:data-pilot-member table:name="2866" table:display="true" table:show-details="true"/>
                <table:data-pilot-member table:name="2867" table:display="true" table:show-details="true"/>
                <table:data-pilot-member table:name="2870" table:display="true" table:show-details="true"/>
                <table:data-pilot-member table:name="2873" table:display="true" table:show-details="true"/>
                <table:data-pilot-member table:name="2877" table:display="true" table:show-details="true"/>
                <table:data-pilot-member table:name="2879" table:display="true" table:show-details="true"/>
                <table:data-pilot-member table:name="2887" table:display="true" table:show-details="true"/>
                <table:data-pilot-member table:name="2892" table:display="true" table:show-details="true"/>
                <table:data-pilot-member table:name="2894" table:display="true" table:show-details="true"/>
                <table:data-pilot-member table:name="2913" table:display="true" table:show-details="true"/>
                <table:data-pilot-member table:name="2917" table:display="true" table:show-details="true"/>
                <table:data-pilot-member table:name="2931" table:display="true" table:show-details="true"/>
                <table:data-pilot-member table:name="2939" table:display="true" table:show-details="true"/>
                <table:data-pilot-member table:name="2942" table:display="true" table:show-details="true"/>
                <table:data-pilot-member table:name="2943" table:display="true" table:show-details="true"/>
                <table:data-pilot-member table:name="2954" table:display="true" table:show-details="true"/>
                <table:data-pilot-member table:name="2974" table:display="true" table:show-details="true"/>
                <table:data-pilot-member table:name="2975" table:display="true" table:show-details="true"/>
                <table:data-pilot-member table:name="2978" table:display="true" table:show-details="true"/>
                <table:data-pilot-member table:name="2992" table:display="true" table:show-details="true"/>
                <table:data-pilot-member table:name="2994" table:display="true" table:show-details="true"/>
                <table:data-pilot-member table:name="2999" table:display="true" table:show-details="true"/>
                <table:data-pilot-member table:name="3008" table:display="true" table:show-details="true"/>
                <table:data-pilot-member table:name="3009" table:display="true" table:show-details="true"/>
                <table:data-pilot-member table:name="3019" table:display="true" table:show-details="true"/>
                <table:data-pilot-member table:name="3024" table:display="true" table:show-details="true"/>
                <table:data-pilot-member table:name="3032" table:display="true" table:show-details="true"/>
                <table:data-pilot-member table:name="3035" table:display="true" table:show-details="true"/>
                <table:data-pilot-member table:name="3041" table:display="true" table:show-details="true"/>
                <table:data-pilot-member table:name="3055" table:display="true" table:show-details="true"/>
                <table:data-pilot-member table:name="3063" table:display="true" table:show-details="true"/>
                <table:data-pilot-member table:name="3072" table:display="true" table:show-details="true"/>
                <table:data-pilot-member table:name="3074" table:display="true" table:show-details="true"/>
                <table:data-pilot-member table:name="3075" table:display="true" table:show-details="true"/>
                <table:data-pilot-member table:name="3085" table:display="true" table:show-details="true"/>
                <table:data-pilot-member table:name="3092" table:display="true" table:show-details="true"/>
                <table:data-pilot-member table:name="3118" table:display="true" table:show-details="true"/>
                <table:data-pilot-member table:name="3123" table:display="true" table:show-details="true"/>
                <table:data-pilot-member table:name="3126" table:display="true" table:show-details="true"/>
                <table:data-pilot-member table:name="3137" table:display="true" table:show-details="true"/>
                <table:data-pilot-member table:name="3143" table:display="true" table:show-details="true"/>
                <table:data-pilot-member table:name="3155" table:display="true" table:show-details="true"/>
                <table:data-pilot-member table:name="3160" table:display="true" table:show-details="true"/>
                <table:data-pilot-member table:name="3163" table:display="true" table:show-details="true"/>
                <table:data-pilot-member table:name="3171" table:display="true" table:show-details="true"/>
                <table:data-pilot-member table:name="3173" table:display="true" table:show-details="true"/>
                <table:data-pilot-member table:name="3184" table:display="true" table:show-details="true"/>
                <table:data-pilot-member table:name="3242" table:display="true" table:show-details="true"/>
                <table:data-pilot-member table:name="3244" table:display="true" table:show-details="true"/>
                <table:data-pilot-member table:name="3252" table:display="true" table:show-details="true"/>
                <table:data-pilot-member table:name="3257" table:display="true" table:show-details="true"/>
                <table:data-pilot-member table:name="3271" table:display="true" table:show-details="true"/>
                <table:data-pilot-member table:name="3286" table:display="true" table:show-details="true"/>
                <table:data-pilot-member table:name="3301" table:display="true" table:show-details="true"/>
                <table:data-pilot-member table:name="3314" table:display="true" table:show-details="true"/>
                <table:data-pilot-member table:name="3323" table:display="true" table:show-details="true"/>
                <table:data-pilot-member table:name="3332" table:display="true" table:show-details="true"/>
                <table:data-pilot-member table:name="3338" table:display="true" table:show-details="true"/>
                <table:data-pilot-member table:name="3339" table:display="true" table:show-details="true"/>
                <table:data-pilot-member table:name="3355" table:display="true" table:show-details="true"/>
                <table:data-pilot-member table:name="3381" table:display="true" table:show-details="true"/>
                <table:data-pilot-member table:name="3390" table:display="true" table:show-details="true"/>
                <table:data-pilot-member table:name="3405" table:display="true" table:show-details="true"/>
                <table:data-pilot-member table:name="3437" table:display="true" table:show-details="true"/>
                <table:data-pilot-member table:name="3444" table:display="true" table:show-details="true"/>
                <table:data-pilot-member table:name="3446" table:display="true" table:show-details="true"/>
                <table:data-pilot-member table:name="3450" table:display="true" table:show-details="true"/>
                <table:data-pilot-member table:name="3465" table:display="true" table:show-details="true"/>
                <table:data-pilot-member table:name="3470" table:display="true" table:show-details="true"/>
                <table:data-pilot-member table:name="3475" table:display="true" table:show-details="true"/>
                <table:data-pilot-member table:name="3477" table:display="true" table:show-details="true"/>
                <table:data-pilot-member table:name="3478" table:display="true" table:show-details="true"/>
                <table:data-pilot-member table:name="3479" table:display="true" table:show-details="true"/>
                <table:data-pilot-member table:name="3485" table:display="true" table:show-details="true"/>
                <table:data-pilot-member table:name="3486" table:display="true" table:show-details="true"/>
                <table:data-pilot-member table:name="3490" table:display="true" table:show-details="true"/>
                <table:data-pilot-member table:name="3493" table:display="true" table:show-details="true"/>
                <table:data-pilot-member table:name="3512" table:display="true" table:show-details="true"/>
                <table:data-pilot-member table:name="3513" table:display="true" table:show-details="true"/>
                <table:data-pilot-member table:name="3515" table:display="true" table:show-details="true"/>
                <table:data-pilot-member table:name="3525" table:display="true" table:show-details="true"/>
                <table:data-pilot-member table:name="3540" table:display="true" table:show-details="true"/>
                <table:data-pilot-member table:name="3548" table:display="true" table:show-details="true"/>
                <table:data-pilot-member table:name="3550" table:display="true" table:show-details="true"/>
                <table:data-pilot-member table:name="3556" table:display="true" table:show-details="true"/>
                <table:data-pilot-member table:name="3575" table:display="true" table:show-details="true"/>
                <table:data-pilot-member table:name="3576" table:display="true" table:show-details="true"/>
                <table:data-pilot-member table:name="3579" table:display="true" table:show-details="true"/>
                <table:data-pilot-member table:name="3586" table:display="true" table:show-details="true"/>
                <table:data-pilot-member table:name="3587" table:display="true" table:show-details="true"/>
                <table:data-pilot-member table:name="3588" table:display="true" table:show-details="true"/>
                <table:data-pilot-member table:name="3590" table:display="true" table:show-details="true"/>
                <table:data-pilot-member table:name="3593" table:display="true" table:show-details="true"/>
                <table:data-pilot-member table:name="3595" table:display="true" table:show-details="true"/>
                <table:data-pilot-member table:name="3598" table:display="true" table:show-details="true"/>
                <table:data-pilot-member table:name="3599" table:display="true" table:show-details="true"/>
                <table:data-pilot-member table:name="3601" table:display="true" table:show-details="true"/>
                <table:data-pilot-member table:name="3615" table:display="true" table:show-details="true"/>
                <table:data-pilot-member table:name="3616" table:display="true" table:show-details="true"/>
                <table:data-pilot-member table:name="3624" table:display="true" table:show-details="true"/>
                <table:data-pilot-member table:name="3630" table:display="true" table:show-details="true"/>
                <table:data-pilot-member table:name="3633" table:display="true" table:show-details="true"/>
                <table:data-pilot-member table:name="3645" table:display="true" table:show-details="true"/>
                <table:data-pilot-member table:name="3661" table:display="true" table:show-details="true"/>
                <table:data-pilot-member table:name="3665" table:display="true" table:show-details="true"/>
                <table:data-pilot-member table:name="3685" table:display="true" table:show-details="true"/>
                <table:data-pilot-member table:name="3688" table:display="true" table:show-details="true"/>
                <table:data-pilot-member table:name="3721" table:display="true" table:show-details="true"/>
                <table:data-pilot-member table:name="3724" table:display="true" table:show-details="true"/>
                <table:data-pilot-member table:name="3726" table:display="true" table:show-details="true"/>
                <table:data-pilot-member table:name="3728" table:display="true" table:show-details="true"/>
                <table:data-pilot-member table:name="3742" table:display="true" table:show-details="true"/>
                <table:data-pilot-member table:name="3745" table:display="true" table:show-details="true"/>
                <table:data-pilot-member table:name="3760" table:display="true" table:show-details="true"/>
                <table:data-pilot-member table:name="3761" table:display="true" table:show-details="true"/>
                <table:data-pilot-member table:name="3771" table:display="true" table:show-details="true"/>
                <table:data-pilot-member table:name="3780" table:display="true" table:show-details="true"/>
                <table:data-pilot-member table:name="3793" table:display="true" table:show-details="true"/>
                <table:data-pilot-member table:name="3803" table:display="true" table:show-details="true"/>
                <table:data-pilot-member table:name="3807" table:display="true" table:show-details="true"/>
                <table:data-pilot-member table:name="3825" table:display="true" table:show-details="true"/>
                <table:data-pilot-member table:name="3826" table:display="true" table:show-details="true"/>
                <table:data-pilot-member table:name="3829" table:display="true" table:show-details="true"/>
                <table:data-pilot-member table:name="3834" table:display="true" table:show-details="true"/>
                <table:data-pilot-member table:name="3845" table:display="true" table:show-details="true"/>
                <table:data-pilot-member table:name="3851" table:display="true" table:show-details="true"/>
                <table:data-pilot-member table:name="3863" table:display="true" table:show-details="true"/>
                <table:data-pilot-member table:name="3877" table:display="true" table:show-details="true"/>
                <table:data-pilot-member table:name="3879" table:display="true" table:show-details="true"/>
                <table:data-pilot-member table:name="3881" table:display="true" table:show-details="true"/>
                <table:data-pilot-member table:name="3883" table:display="true" table:show-details="true"/>
                <table:data-pilot-member table:name="3908" table:display="true" table:show-details="true"/>
                <table:data-pilot-member table:name="3912" table:display="true" table:show-details="true"/>
                <table:data-pilot-member table:name="3918" table:display="true" table:show-details="true"/>
                <table:data-pilot-member table:name="3920" table:display="true" table:show-details="true"/>
                <table:data-pilot-member table:name="3950" table:display="true" table:show-details="true"/>
                <table:data-pilot-member table:name="3951" table:display="true" table:show-details="true"/>
                <table:data-pilot-member table:name="3963" table:display="true" table:show-details="true"/>
                <table:data-pilot-member table:name="3971" table:display="true" table:show-details="true"/>
                <table:data-pilot-member table:name="3982" table:display="true" table:show-details="true"/>
                <table:data-pilot-member table:name="3988" table:display="true" table:show-details="true"/>
                <table:data-pilot-member table:name="4007" table:display="true" table:show-details="true"/>
                <table:data-pilot-member table:name="4010" table:display="true" table:show-details="true"/>
                <table:data-pilot-member table:name="4034" table:display="true" table:show-details="true"/>
                <table:data-pilot-member table:name="4038" table:display="true" table:show-details="true"/>
                <table:data-pilot-member table:name="4041" table:display="true" table:show-details="true"/>
                <table:data-pilot-member table:name="4061" table:display="true" table:show-details="true"/>
                <table:data-pilot-member table:name="4063" table:display="true" table:show-details="true"/>
                <table:data-pilot-member table:name="4074" table:display="true" table:show-details="true"/>
                <table:data-pilot-member table:name="4101" table:display="true" table:show-details="true"/>
                <table:data-pilot-member table:name="4116" table:display="true" table:show-details="true"/>
                <table:data-pilot-member table:name="4136" table:display="true" table:show-details="true"/>
                <table:data-pilot-member table:name="4139" table:display="true" table:show-details="true"/>
                <table:data-pilot-member table:name="4141" table:display="true" table:show-details="true"/>
                <table:data-pilot-member table:name="4145" table:display="true" table:show-details="true"/>
                <table:data-pilot-member table:name="4148" table:display="true" table:show-details="true"/>
                <table:data-pilot-member table:name="4153" table:display="true" table:show-details="true"/>
                <table:data-pilot-member table:name="4173" table:display="true" table:show-details="true"/>
                <table:data-pilot-member table:name="4174" table:display="true" table:show-details="true"/>
                <table:data-pilot-member table:name="4211" table:display="true" table:show-details="true"/>
                <table:data-pilot-member table:name="4213" table:display="true" table:show-details="true"/>
                <table:data-pilot-member table:name="4227" table:display="true" table:show-details="true"/>
                <table:data-pilot-member table:name="4233" table:display="true" table:show-details="true"/>
                <table:data-pilot-member table:name="4241" table:display="true" table:show-details="true"/>
                <table:data-pilot-member table:name="4242" table:display="true" table:show-details="true"/>
                <table:data-pilot-member table:name="4246" table:display="true" table:show-details="true"/>
                <table:data-pilot-member table:name="4261" table:display="true" table:show-details="true"/>
                <table:data-pilot-member table:name="4266" table:display="true" table:show-details="true"/>
                <table:data-pilot-member table:name="4269" table:display="true" table:show-details="true"/>
                <table:data-pilot-member table:name="4278" table:display="true" table:show-details="true"/>
                <table:data-pilot-member table:name="4280" table:display="true" table:show-details="true"/>
                <table:data-pilot-member table:name="4285" table:display="true" table:show-details="true"/>
                <table:data-pilot-member table:name="4292" table:display="true" table:show-details="true"/>
                <table:data-pilot-member table:name="4297" table:display="true" table:show-details="true"/>
                <table:data-pilot-member table:name="4305" table:display="true" table:show-details="true"/>
                <table:data-pilot-member table:name="4308" table:display="true" table:show-details="true"/>
                <table:data-pilot-member table:name="4310" table:display="true" table:show-details="true"/>
                <table:data-pilot-member table:name="4313" table:display="true" table:show-details="true"/>
                <table:data-pilot-member table:name="4348" table:display="true" table:show-details="true"/>
                <table:data-pilot-member table:name="4354" table:display="true" table:show-details="true"/>
                <table:data-pilot-member table:name="4357" table:display="true" table:show-details="true"/>
                <table:data-pilot-member table:name="4362" table:display="true" table:show-details="true"/>
                <table:data-pilot-member table:name="4369" table:display="true" table:show-details="true"/>
                <table:data-pilot-member table:name="4392" table:display="true" table:show-details="true"/>
                <table:data-pilot-member table:name="4393" table:display="true" table:show-details="true"/>
                <table:data-pilot-member table:name="4407" table:display="true" table:show-details="true"/>
                <table:data-pilot-member table:name="4409" table:display="true" table:show-details="true"/>
                <table:data-pilot-member table:name="4422" table:display="true" table:show-details="true"/>
                <table:data-pilot-member table:name="4426" table:display="true" table:show-details="true"/>
                <table:data-pilot-member table:name="4437" table:display="true" table:show-details="true"/>
                <table:data-pilot-member table:name="4444" table:display="true" table:show-details="true"/>
                <table:data-pilot-member table:name="4449" table:display="true" table:show-details="true"/>
                <table:data-pilot-member table:name="4451" table:display="true" table:show-details="true"/>
                <table:data-pilot-member table:name="4456" table:display="true" table:show-details="true"/>
                <table:data-pilot-member table:name="4465" table:display="true" table:show-details="true"/>
                <table:data-pilot-member table:name="4470" table:display="true" table:show-details="true"/>
                <table:data-pilot-member table:name="4477" table:display="true" table:show-details="true"/>
                <table:data-pilot-member table:name="4482" table:display="true" table:show-details="true"/>
                <table:data-pilot-member table:name="4485" table:display="true" table:show-details="true"/>
                <table:data-pilot-member table:name="4498" table:display="true" table:show-details="true"/>
                <table:data-pilot-member table:name="4507" table:display="true" table:show-details="true"/>
                <table:data-pilot-member table:name="4512" table:display="true" table:show-details="true"/>
                <table:data-pilot-member table:name="4515" table:display="true" table:show-details="true"/>
                <table:data-pilot-member table:name="4523" table:display="true" table:show-details="true"/>
                <table:data-pilot-member table:name="4528" table:display="true" table:show-details="true"/>
                <table:data-pilot-member table:name="4534" table:display="true" table:show-details="true"/>
                <table:data-pilot-member table:name="4543" table:display="true" table:show-details="true"/>
                <table:data-pilot-member table:name="4544" table:display="true" table:show-details="true"/>
                <table:data-pilot-member table:name="4545" table:display="true" table:show-details="true"/>
                <table:data-pilot-member table:name="4552" table:display="true" table:show-details="true"/>
                <table:data-pilot-member table:name="4553" table:display="true" table:show-details="true"/>
                <table:data-pilot-member table:name="4572" table:display="true" table:show-details="true"/>
                <table:data-pilot-member table:name="4575" table:display="true" table:show-details="true"/>
                <table:data-pilot-member table:name="4579" table:display="true" table:show-details="true"/>
                <table:data-pilot-member table:name="4584" table:display="true" table:show-details="true"/>
                <table:data-pilot-member table:name="4588" table:display="true" table:show-details="true"/>
                <table:data-pilot-member table:name="4595" table:display="true" table:show-details="true"/>
                <table:data-pilot-member table:name="4598" table:display="true" table:show-details="true"/>
                <table:data-pilot-member table:name="4599" table:display="true" table:show-details="true"/>
                <table:data-pilot-member table:name="4621" table:display="true" table:show-details="true"/>
                <table:data-pilot-member table:name="4623" table:display="true" table:show-details="true"/>
                <table:data-pilot-member table:name="4625" table:display="true" table:show-details="true"/>
                <table:data-pilot-member table:name="4626" table:display="true" table:show-details="true"/>
                <table:data-pilot-member table:name="4627" table:display="true" table:show-details="true"/>
                <table:data-pilot-member table:name="4637" table:display="true" table:show-details="true"/>
                <table:data-pilot-member table:name="4663" table:display="true" table:show-details="true"/>
                <table:data-pilot-member table:name="4664" table:display="true" table:show-details="true"/>
                <table:data-pilot-member table:name="4669" table:display="true" table:show-details="true"/>
                <table:data-pilot-member table:name="4675" table:display="true" table:show-details="true"/>
                <table:data-pilot-member table:name="4678" table:display="true" table:show-details="true"/>
                <table:data-pilot-member table:name="4682" table:display="true" table:show-details="true"/>
                <table:data-pilot-member table:name="4683" table:display="true" table:show-details="true"/>
                <table:data-pilot-member table:name="4688" table:display="true" table:show-details="true"/>
                <table:data-pilot-member table:name="4698" table:display="true" table:show-details="true"/>
                <table:data-pilot-member table:name="4702" table:display="true" table:show-details="true"/>
                <table:data-pilot-member table:name="4703" table:display="true" table:show-details="true"/>
                <table:data-pilot-member table:name="4721" table:display="true" table:show-details="true"/>
                <table:data-pilot-member table:name="4746" table:display="true" table:show-details="true"/>
                <table:data-pilot-member table:name="4749" table:display="true" table:show-details="true"/>
                <table:data-pilot-member table:name="4752" table:display="true" table:show-details="true"/>
                <table:data-pilot-member table:name="4761" table:display="true" table:show-details="true"/>
                <table:data-pilot-member table:name="4762" table:display="true" table:show-details="true"/>
                <table:data-pilot-member table:name="4764" table:display="true" table:show-details="true"/>
                <table:data-pilot-member table:name="4772" table:display="true" table:show-details="true"/>
                <table:data-pilot-member table:name="4775" table:display="true" table:show-details="true"/>
                <table:data-pilot-member table:name="4808" table:display="true" table:show-details="true"/>
                <table:data-pilot-member table:name="4809" table:display="true" table:show-details="true"/>
                <table:data-pilot-member table:name="4810" table:display="true" table:show-details="true"/>
                <table:data-pilot-member table:name="4814" table:display="true" table:show-details="true"/>
                <table:data-pilot-member table:name="4823" table:display="true" table:show-details="true"/>
                <table:data-pilot-member table:name="4838" table:display="true" table:show-details="true"/>
                <table:data-pilot-member table:name="4842" table:display="true" table:show-details="true"/>
                <table:data-pilot-member table:name="4856" table:display="true" table:show-details="true"/>
                <table:data-pilot-member table:name="4858" table:display="true" table:show-details="true"/>
                <table:data-pilot-member table:name="4862" table:display="true" table:show-details="true"/>
                <table:data-pilot-member table:name="4876" table:display="true" table:show-details="true"/>
                <table:data-pilot-member table:name="4881" table:display="true" table:show-details="true"/>
                <table:data-pilot-member table:name="4892" table:display="true" table:show-details="true"/>
                <table:data-pilot-member table:name="4900" table:display="true" table:show-details="true"/>
                <table:data-pilot-member table:name="4942" table:display="true" table:show-details="true"/>
                <table:data-pilot-member table:name="4944" table:display="true" table:show-details="true"/>
                <table:data-pilot-member table:name="4945" table:display="true" table:show-details="true"/>
                <table:data-pilot-member table:name="4951" table:display="true" table:show-details="true"/>
                <table:data-pilot-member table:name="4955" table:display="true" table:show-details="true"/>
                <table:data-pilot-member table:name="4964" table:display="true" table:show-details="true"/>
                <table:data-pilot-member table:name="4971" table:display="true" table:show-details="true"/>
                <table:data-pilot-member table:name="4972" table:display="true" table:show-details="true"/>
                <table:data-pilot-member table:name="4976" table:display="true" table:show-details="true"/>
                <table:data-pilot-member table:name="4994" table:display="true" table:show-details="true"/>
                <table:data-pilot-member table:name="4995" table:display="true" table:show-details="true"/>
                <table:data-pilot-member table:name="4997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12" table:display="true" table:show-details="true"/>
                <table:data-pilot-member table:name="5019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7" table:display="true" table:show-details="true"/>
                <table:data-pilot-member table:name="5057" table:display="true" table:show-details="true"/>
                <table:data-pilot-member table:name="5072" table:display="true" table:show-details="true"/>
                <table:data-pilot-member table:name="5081" table:display="true" table:show-details="true"/>
                <table:data-pilot-member table:name="5084" table:display="true" table:show-details="true"/>
                <table:data-pilot-member table:name="5090" table:display="true" table:show-details="true"/>
                <table:data-pilot-member table:name="5093" table:display="true" table:show-details="true"/>
                <table:data-pilot-member table:name="5095" table:display="true" table:show-details="true"/>
                <table:data-pilot-member table:name="5098" table:display="true" table:show-details="true"/>
                <table:data-pilot-member table:name="5105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15" table:display="true" table:show-details="true"/>
                <table:data-pilot-member table:name="5120" table:display="true" table:show-details="true"/>
                <table:data-pilot-member table:name="5126" table:display="true" table:show-details="true"/>
                <table:data-pilot-member table:name="5129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0" table:display="true" table:show-details="true"/>
                <table:data-pilot-member table:name="5145" table:display="true" table:show-details="true"/>
                <table:data-pilot-member table:name="5150" table:display="true" table:show-details="true"/>
                <table:data-pilot-member table:name="5168" table:display="true" table:show-details="true"/>
                <table:data-pilot-member table:name="5171" table:display="true" table:show-details="true"/>
                <table:data-pilot-member table:name="5176" table:display="true" table:show-details="true"/>
                <table:data-pilot-member table:name="5181" table:display="true" table:show-details="true"/>
                <table:data-pilot-member table:name="5192" table:display="true" table:show-details="true"/>
                <table:data-pilot-member table:name="5193" table:display="true" table:show-details="true"/>
                <table:data-pilot-member table:name="5197" table:display="true" table:show-details="true"/>
                <table:data-pilot-member table:name="5198" table:display="true" table:show-details="true"/>
                <table:data-pilot-member table:name="5217" table:display="true" table:show-details="true"/>
                <table:data-pilot-member table:name="5235" table:display="true" table:show-details="true"/>
                <table:data-pilot-member table:name="5238" table:display="true" table:show-details="true"/>
                <table:data-pilot-member table:name="5254" table:display="true" table:show-details="true"/>
                <table:data-pilot-member table:name="5256" table:display="true" table:show-details="true"/>
                <table:data-pilot-member table:name="5259" table:display="true" table:show-details="true"/>
                <table:data-pilot-member table:name="5278" table:display="true" table:show-details="true"/>
                <table:data-pilot-member table:name="5280" table:display="true" table:show-details="true"/>
                <table:data-pilot-member table:name="5306" table:display="true" table:show-details="true"/>
                <table:data-pilot-member table:name="5311" table:display="true" table:show-details="true"/>
                <table:data-pilot-member table:name="5316" table:display="true" table:show-details="true"/>
                <table:data-pilot-member table:name="5320" table:display="true" table:show-details="true"/>
                <table:data-pilot-member table:name="5323" table:display="true" table:show-details="true"/>
                <table:data-pilot-member table:name="5339" table:display="true" table:show-details="true"/>
                <table:data-pilot-member table:name="5367" table:display="true" table:show-details="true"/>
                <table:data-pilot-member table:name="5371" table:display="true" table:show-details="true"/>
                <table:data-pilot-member table:name="5372" table:display="true" table:show-details="true"/>
                <table:data-pilot-member table:name="5376" table:display="true" table:show-details="true"/>
                <table:data-pilot-member table:name="5378" table:display="true" table:show-details="true"/>
                <table:data-pilot-member table:name="5383" table:display="true" table:show-details="true"/>
                <table:data-pilot-member table:name="5386" table:display="true" table:show-details="true"/>
                <table:data-pilot-member table:name="5390" table:display="true" table:show-details="true"/>
                <table:data-pilot-member table:name="5403" table:display="true" table:show-details="true"/>
                <table:data-pilot-member table:name="5415" table:display="true" table:show-details="true"/>
                <table:data-pilot-member table:name="5416" table:display="true" table:show-details="true"/>
                <table:data-pilot-member table:name="5420" table:display="true" table:show-details="true"/>
                <table:data-pilot-member table:name="5425" table:display="true" table:show-details="true"/>
                <table:data-pilot-member table:name="5433" table:display="true" table:show-details="true"/>
                <table:data-pilot-member table:name="5439" table:display="true" table:show-details="true"/>
                <table:data-pilot-member table:name="5449" table:display="true" table:show-details="true"/>
                <table:data-pilot-member table:name="5452" table:display="true" table:show-details="true"/>
                <table:data-pilot-member table:name="5464" table:display="true" table:show-details="true"/>
                <table:data-pilot-member table:name="5473" table:display="true" table:show-details="true"/>
                <table:data-pilot-member table:name="5478" table:display="true" table:show-details="true"/>
                <table:data-pilot-member table:name="5485" table:display="true" table:show-details="true"/>
                <table:data-pilot-member table:name="5487" table:display="true" table:show-details="true"/>
                <table:data-pilot-member table:name="5491" table:display="true" table:show-details="true"/>
                <table:data-pilot-member table:name="5496" table:display="true" table:show-details="true"/>
                <table:data-pilot-member table:name="5524" table:display="true" table:show-details="true"/>
                <table:data-pilot-member table:name="5525" table:display="true" table:show-details="true"/>
                <table:data-pilot-member table:name="5561" table:display="true" table:show-details="true"/>
                <table:data-pilot-member table:name="5575" table:display="true" table:show-details="true"/>
                <table:data-pilot-member table:name="5589" table:display="true" table:show-details="true"/>
                <table:data-pilot-member table:name="5591" table:display="true" table:show-details="true"/>
                <table:data-pilot-member table:name="5596" table:display="true" table:show-details="true"/>
                <table:data-pilot-member table:name="5598" table:display="true" table:show-details="true"/>
                <table:data-pilot-member table:name="5602" table:display="true" table:show-details="true"/>
                <table:data-pilot-member table:name="5604" table:display="true" table:show-details="true"/>
                <table:data-pilot-member table:name="5611" table:display="true" table:show-details="true"/>
                <table:data-pilot-member table:name="5620" table:display="true" table:show-details="true"/>
                <table:data-pilot-member table:name="5633" table:display="true" table:show-details="true"/>
                <table:data-pilot-member table:name="5637" table:display="true" table:show-details="true"/>
                <table:data-pilot-member table:name="5662" table:display="true" table:show-details="true"/>
                <table:data-pilot-member table:name="5664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2" table:display="true" table:show-details="true"/>
                <table:data-pilot-member table:name="5677" table:display="true" table:show-details="true"/>
                <table:data-pilot-member table:name="5686" table:display="true" table:show-details="true"/>
                <table:data-pilot-member table:name="5692" table:display="true" table:show-details="true"/>
                <table:data-pilot-member table:name="5693" table:display="true" table:show-details="true"/>
                <table:data-pilot-member table:name="5705" table:display="true" table:show-details="true"/>
                <table:data-pilot-member table:name="5708" table:display="true" table:show-details="true"/>
                <table:data-pilot-member table:name="5712" table:display="true" table:show-details="true"/>
                <table:data-pilot-member table:name="5720" table:display="true" table:show-details="true"/>
                <table:data-pilot-member table:name="5721" table:display="true" table:show-details="true"/>
                <table:data-pilot-member table:name="5746" table:display="true" table:show-details="true"/>
                <table:data-pilot-member table:name="5756" table:display="true" table:show-details="true"/>
                <table:data-pilot-member table:name="5762" table:display="true" table:show-details="true"/>
                <table:data-pilot-member table:name="5780" table:display="true" table:show-details="true"/>
                <table:data-pilot-member table:name="5792" table:display="true" table:show-details="true"/>
                <table:data-pilot-member table:name="5794" table:display="true" table:show-details="true"/>
                <table:data-pilot-member table:name="5805" table:display="true" table:show-details="true"/>
                <table:data-pilot-member table:name="5810" table:display="true" table:show-details="true"/>
                <table:data-pilot-member table:name="5823" table:display="true" table:show-details="true"/>
                <table:data-pilot-member table:name="5826" table:display="true" table:show-details="true"/>
                <table:data-pilot-member table:name="5828" table:display="true" table:show-details="true"/>
                <table:data-pilot-member table:name="5830" table:display="true" table:show-details="true"/>
                <table:data-pilot-member table:name="5836" table:display="true" table:show-details="true"/>
                <table:data-pilot-member table:name="5841" table:display="true" table:show-details="true"/>
                <table:data-pilot-member table:name="5850" table:display="true" table:show-details="true"/>
                <table:data-pilot-member table:name="5855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6" table:display="true" table:show-details="true"/>
                <table:data-pilot-member table:name="5909" table:display="true" table:show-details="true"/>
                <table:data-pilot-member table:name="5914" table:display="true" table:show-details="true"/>
                <table:data-pilot-member table:name="5920" table:display="true" table:show-details="true"/>
                <table:data-pilot-member table:name="5923" table:display="true" table:show-details="true"/>
                <table:data-pilot-member table:name="5934" table:display="true" table:show-details="true"/>
                <table:data-pilot-member table:name="5936" table:display="true" table:show-details="true"/>
                <table:data-pilot-member table:name="5940" table:display="true" table:show-details="true"/>
                <table:data-pilot-member table:name="5943" table:display="true" table:show-details="true"/>
                <table:data-pilot-member table:name="5953" table:display="true" table:show-details="true"/>
                <table:data-pilot-member table:name="5959" table:display="true" table:show-details="true"/>
                <table:data-pilot-member table:name="5983" table:display="true" table:show-details="true"/>
                <table:data-pilot-member table:name="5993" table:display="true" table:show-details="true"/>
                <table:data-pilot-member table:name="6008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7" table:display="true" table:show-details="true"/>
                <table:data-pilot-member table:name="6039" table:display="true" table:show-details="true"/>
                <table:data-pilot-member table:name="6042" table:display="true" table:show-details="true"/>
                <table:data-pilot-member table:name="6045" table:display="true" table:show-details="true"/>
                <table:data-pilot-member table:name="6049" table:display="true" table:show-details="true"/>
                <table:data-pilot-member table:name="6065" table:display="true" table:show-details="true"/>
                <table:data-pilot-member table:name="6067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3" table:display="true" table:show-details="true"/>
                <table:data-pilot-member table:name="6114" table:display="true" table:show-details="true"/>
                <table:data-pilot-member table:name="6117" table:display="true" table:show-details="true"/>
                <table:data-pilot-member table:name="6118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7" table:display="true" table:show-details="true"/>
                <table:data-pilot-member table:name="6133" table:display="true" table:show-details="true"/>
                <table:data-pilot-member table:name="6134" table:display="true" table:show-details="true"/>
                <table:data-pilot-member table:name="6137" table:display="true" table:show-details="true"/>
                <table:data-pilot-member table:name="6156" table:display="true" table:show-details="true"/>
                <table:data-pilot-member table:name="6159" table:display="true" table:show-details="true"/>
                <table:data-pilot-member table:name="6163" table:display="true" table:show-details="true"/>
                <table:data-pilot-member table:name="6173" table:display="true" table:show-details="true"/>
                <table:data-pilot-member table:name="6183" table:display="true" table:show-details="true"/>
                <table:data-pilot-member table:name="6190" table:display="true" table:show-details="true"/>
                <table:data-pilot-member table:name="6197" table:display="true" table:show-details="true"/>
                <table:data-pilot-member table:name="6218" table:display="true" table:show-details="true"/>
                <table:data-pilot-member table:name="6221" table:display="true" table:show-details="true"/>
                <table:data-pilot-member table:name="6224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56" table:display="true" table:show-details="true"/>
                <table:data-pilot-member table:name="6276" table:display="true" table:show-details="true"/>
                <table:data-pilot-member table:name="6282" table:display="true" table:show-details="true"/>
                <table:data-pilot-member table:name="6298" table:display="true" table:show-details="true"/>
                <table:data-pilot-member table:name="6301" table:display="true" table:show-details="true"/>
                <table:data-pilot-member table:name="6305" table:display="true" table:show-details="true"/>
                <table:data-pilot-member table:name="6310" table:display="true" table:show-details="true"/>
                <table:data-pilot-member table:name="6315" table:display="true" table:show-details="true"/>
                <table:data-pilot-member table:name="6319" table:display="true" table:show-details="true"/>
                <table:data-pilot-member table:name="6323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34" table:display="true" table:show-details="true"/>
                <table:data-pilot-member table:name="6340" table:display="true" table:show-details="true"/>
                <table:data-pilot-member table:name="6345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403" table:display="true" table:show-details="true"/>
                <table:data-pilot-member table:name="6404" table:display="true" table:show-details="true"/>
                <table:data-pilot-member table:name="6411" table:display="true" table:show-details="true"/>
                <table:data-pilot-member table:name="6413" table:display="true" table:show-details="true"/>
                <table:data-pilot-member table:name="6427" table:display="true" table:show-details="true"/>
                <table:data-pilot-member table:name="6428" table:display="true" table:show-details="true"/>
                <table:data-pilot-member table:name="6431" table:display="true" table:show-details="true"/>
                <table:data-pilot-member table:name="6443" table:display="true" table:show-details="true"/>
                <table:data-pilot-member table:name="6447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72" table:display="true" table:show-details="true"/>
                <table:data-pilot-member table:name="6479" table:display="true" table:show-details="true"/>
                <table:data-pilot-member table:name="6484" table:display="true" table:show-details="true"/>
                <table:data-pilot-member table:name="6490" table:display="true" table:show-details="true"/>
                <table:data-pilot-member table:name="6507" table:display="true" table:show-details="true"/>
                <table:data-pilot-member table:name="6508" table:display="true" table:show-details="true"/>
                <table:data-pilot-member table:name="6518" table:display="true" table:show-details="true"/>
                <table:data-pilot-member table:name="6554" table:display="true" table:show-details="true"/>
                <table:data-pilot-member table:name="6589" table:display="true" table:show-details="true"/>
                <table:data-pilot-member table:name="6592" table:display="true" table:show-details="true"/>
                <table:data-pilot-member table:name="6603" table:display="true" table:show-details="true"/>
                <table:data-pilot-member table:name="6610" table:display="true" table:show-details="true"/>
                <table:data-pilot-member table:name="6613" table:display="true" table:show-details="true"/>
                <table:data-pilot-member table:name="6625" table:display="true" table:show-details="true"/>
                <table:data-pilot-member table:name="6640" table:display="true" table:show-details="true"/>
                <table:data-pilot-member table:name="6642" table:display="true" table:show-details="true"/>
                <table:data-pilot-member table:name="6649" table:display="true" table:show-details="true"/>
                <table:data-pilot-member table:name="6675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3" table:display="true" table:show-details="true"/>
                <table:data-pilot-member table:name="6707" table:display="true" table:show-details="true"/>
                <table:data-pilot-member table:name="6709" table:display="true" table:show-details="true"/>
                <table:data-pilot-member table:name="6719" table:display="true" table:show-details="true"/>
                <table:data-pilot-member table:name="6722" table:display="true" table:show-details="true"/>
                <table:data-pilot-member table:name="6740" table:display="true" table:show-details="true"/>
                <table:data-pilot-member table:name="6741" table:display="true" table:show-details="true"/>
                <table:data-pilot-member table:name="6754" table:display="true" table:show-details="true"/>
                <table:data-pilot-member table:name="6762" table:display="true" table:show-details="true"/>
                <table:data-pilot-member table:name="6765" table:display="true" table:show-details="true"/>
                <table:data-pilot-member table:name="6777" table:display="true" table:show-details="true"/>
                <table:data-pilot-member table:name="6778" table:display="true" table:show-details="true"/>
                <table:data-pilot-member table:name="6786" table:display="true" table:show-details="true"/>
                <table:data-pilot-member table:name="6789" table:display="true" table:show-details="true"/>
                <table:data-pilot-member table:name="6796" table:display="true" table:show-details="true"/>
                <table:data-pilot-member table:name="6802" table:display="true" table:show-details="true"/>
                <table:data-pilot-member table:name="6810" table:display="true" table:show-details="true"/>
                <table:data-pilot-member table:name="6821" table:display="true" table:show-details="true"/>
                <table:data-pilot-member table:name="6826" table:display="true" table:show-details="true"/>
                <table:data-pilot-member table:name="6829" table:display="true" table:show-details="true"/>
                <table:data-pilot-member table:name="6834" table:display="true" table:show-details="true"/>
                <table:data-pilot-member table:name="6841" table:display="true" table:show-details="true"/>
                <table:data-pilot-member table:name="6842" table:display="true" table:show-details="true"/>
                <table:data-pilot-member table:name="6845" table:display="true" table:show-details="true"/>
                <table:data-pilot-member table:name="6852" table:display="true" table:show-details="true"/>
                <table:data-pilot-member table:name="6867" table:display="true" table:show-details="true"/>
                <table:data-pilot-member table:name="6870" table:display="true" table:show-details="true"/>
                <table:data-pilot-member table:name="6889" table:display="true" table:show-details="true"/>
                <table:data-pilot-member table:name="6903" table:display="true" table:show-details="true"/>
                <table:data-pilot-member table:name="6911" table:display="true" table:show-details="true"/>
                <table:data-pilot-member table:name="6930" table:display="true" table:show-details="true"/>
                <table:data-pilot-member table:name="6939" table:display="true" table:show-details="true"/>
                <table:data-pilot-member table:name="6952" table:display="true" table:show-details="true"/>
                <table:data-pilot-member table:name="6953" table:display="true" table:show-details="true"/>
                <table:data-pilot-member table:name="6954" table:display="true" table:show-details="true"/>
                <table:data-pilot-member table:name="6956" table:display="true" table:show-details="true"/>
                <table:data-pilot-member table:name="6957" table:display="true" table:show-details="true"/>
                <table:data-pilot-member table:name="6974" table:display="true" table:show-details="true"/>
                <table:data-pilot-member table:name="6979" table:display="true" table:show-details="true"/>
                <table:data-pilot-member table:name="6991" table:display="true" table:show-details="true"/>
                <table:data-pilot-member table:name="6997" table:display="true" table:show-details="true"/>
                <table:data-pilot-member table:name="7003" table:display="true" table:show-details="true"/>
                <table:data-pilot-member table:name="7008" table:display="true" table:show-details="true"/>
                <table:data-pilot-member table:name="7013" table:display="true" table:show-details="true"/>
                <table:data-pilot-member table:name="7017" table:display="true" table:show-details="true"/>
                <table:data-pilot-member table:name="7041" table:display="true" table:show-details="true"/>
                <table:data-pilot-member table:name="7042" table:display="true" table:show-details="true"/>
                <table:data-pilot-member table:name="7066" table:display="true" table:show-details="true"/>
                <table:data-pilot-member table:name="7068" table:display="true" table:show-details="true"/>
                <table:data-pilot-member table:name="7069" table:display="true" table:show-details="true"/>
                <table:data-pilot-member table:name="7070" table:display="true" table:show-details="true"/>
                <table:data-pilot-member table:name="7072" table:display="true" table:show-details="true"/>
                <table:data-pilot-member table:name="7080" table:display="true" table:show-details="true"/>
                <table:data-pilot-member table:name="7096" table:display="true" table:show-details="true"/>
                <table:data-pilot-member table:name="7100" table:display="true" table:show-details="true"/>
                <table:data-pilot-member table:name="7101" table:display="true" table:show-details="true"/>
                <table:data-pilot-member table:name="7106" table:display="true" table:show-details="true"/>
                <table:data-pilot-member table:name="7109" table:display="true" table:show-details="true"/>
                <table:data-pilot-member table:name="7110" table:display="true" table:show-details="true"/>
                <table:data-pilot-member table:name="7121" table:display="true" table:show-details="true"/>
                <table:data-pilot-member table:name="7122" table:display="true" table:show-details="true"/>
                <table:data-pilot-member table:name="7138" table:display="true" table:show-details="true"/>
                <table:data-pilot-member table:name="7140" table:display="true" table:show-details="true"/>
                <table:data-pilot-member table:name="7144" table:display="true" table:show-details="true"/>
                <table:data-pilot-member table:name="7145" table:display="true" table:show-details="true"/>
                <table:data-pilot-member table:name="7165" table:display="true" table:show-details="true"/>
                <table:data-pilot-member table:name="7176" table:display="true" table:show-details="true"/>
                <table:data-pilot-member table:name="7182" table:display="true" table:show-details="true"/>
                <table:data-pilot-member table:name="7187" table:display="true" table:show-details="true"/>
                <table:data-pilot-member table:name="7189" table:display="true" table:show-details="true"/>
                <table:data-pilot-member table:name="7215" table:display="true" table:show-details="true"/>
                <table:data-pilot-member table:name="7216" table:display="true" table:show-details="true"/>
                <table:data-pilot-member table:name="7235" table:display="true" table:show-details="true"/>
                <table:data-pilot-member table:name="7242" table:display="true" table:show-details="true"/>
                <table:data-pilot-member table:name="7251" table:display="true" table:show-details="true"/>
                <table:data-pilot-member table:name="7258" table:display="true" table:show-details="true"/>
                <table:data-pilot-member table:name="7268" table:display="true" table:show-details="true"/>
                <table:data-pilot-member table:name="7284" table:display="true" table:show-details="true"/>
                <table:data-pilot-member table:name="7287" table:display="true" table:show-details="true"/>
                <table:data-pilot-member table:name="7301" table:display="true" table:show-details="true"/>
                <table:data-pilot-member table:name="7310" table:display="true" table:show-details="true"/>
                <table:data-pilot-member table:name="7312" table:display="true" table:show-details="true"/>
                <table:data-pilot-member table:name="7315" table:display="true" table:show-details="true"/>
                <table:data-pilot-member table:name="7320" table:display="true" table:show-details="true"/>
                <table:data-pilot-member table:name="7321" table:display="true" table:show-details="true"/>
                <table:data-pilot-member table:name="7327" table:display="true" table:show-details="true"/>
                <table:data-pilot-member table:name="7342" table:display="true" table:show-details="true"/>
                <table:data-pilot-member table:name="7344" table:display="true" table:show-details="true"/>
                <table:data-pilot-member table:name="7411" table:display="true" table:show-details="true"/>
                <table:data-pilot-member table:name="7416" table:display="true" table:show-details="true"/>
                <table:data-pilot-member table:name="7419" table:display="true" table:show-details="true"/>
                <table:data-pilot-member table:name="7427" table:display="true" table:show-details="true"/>
                <table:data-pilot-member table:name="7431" table:display="true" table:show-details="true"/>
                <table:data-pilot-member table:name="7449" table:display="true" table:show-details="true"/>
                <table:data-pilot-member table:name="7454" table:display="true" table:show-details="true"/>
                <table:data-pilot-member table:name="7465" table:display="true" table:show-details="true"/>
                <table:data-pilot-member table:name="7479" table:display="true" table:show-details="true"/>
                <table:data-pilot-member table:name="7488" table:display="true" table:show-details="true"/>
                <table:data-pilot-member table:name="7496" table:display="true" table:show-details="true"/>
                <table:data-pilot-member table:name="7504" table:display="true" table:show-details="true"/>
                <table:data-pilot-member table:name="7506" table:display="true" table:show-details="true"/>
                <table:data-pilot-member table:name="7514" table:display="true" table:show-details="true"/>
                <table:data-pilot-member table:name="7518" table:display="true" table:show-details="true"/>
                <table:data-pilot-member table:name="7554" table:display="true" table:show-details="true"/>
                <table:data-pilot-member table:name="7560" table:display="true" table:show-details="true"/>
                <table:data-pilot-member table:name="7565" table:display="true" table:show-details="true"/>
                <table:data-pilot-member table:name="7571" table:display="true" table:show-details="true"/>
                <table:data-pilot-member table:name="7573" table:display="true" table:show-details="true"/>
                <table:data-pilot-member table:name="7589" table:display="true" table:show-details="true"/>
                <table:data-pilot-member table:name="7595" table:display="true" table:show-details="true"/>
                <table:data-pilot-member table:name="7598" table:display="true" table:show-details="true"/>
                <table:data-pilot-member table:name="7603" table:display="true" table:show-details="true"/>
                <table:data-pilot-member table:name="7606" table:display="true" table:show-details="true"/>
                <table:data-pilot-member table:name="7610" table:display="true" table:show-details="true"/>
                <table:data-pilot-member table:name="7619" table:display="true" table:show-details="true"/>
                <table:data-pilot-member table:name="7631" table:display="true" table:show-details="true"/>
                <table:data-pilot-member table:name="7651" table:display="true" table:show-details="true"/>
                <table:data-pilot-member table:name="7662" table:display="true" table:show-details="true"/>
                <table:data-pilot-member table:name="7667" table:display="true" table:show-details="true"/>
                <table:data-pilot-member table:name="7668" table:display="true" table:show-details="true"/>
                <table:data-pilot-member table:name="7673" table:display="true" table:show-details="true"/>
                <table:data-pilot-member table:name="7676" table:display="true" table:show-details="true"/>
                <table:data-pilot-member table:name="7684" table:display="true" table:show-details="true"/>
                <table:data-pilot-member table:name="7698" table:display="true" table:show-details="true"/>
                <table:data-pilot-member table:name="7700" table:display="true" table:show-details="true"/>
                <table:data-pilot-member table:name="7704" table:display="true" table:show-details="true"/>
                <table:data-pilot-member table:name="7706" table:display="true" table:show-details="true"/>
                <table:data-pilot-member table:name="7712" table:display="true" table:show-details="true"/>
                <table:data-pilot-member table:name="7716" table:display="true" table:show-details="true"/>
                <table:data-pilot-member table:name="7724" table:display="true" table:show-details="true"/>
                <table:data-pilot-member table:name="7726" table:display="true" table:show-details="true"/>
                <table:data-pilot-member table:name="7728" table:display="true" table:show-details="true"/>
                <table:data-pilot-member table:name="7729" table:display="true" table:show-details="true"/>
                <table:data-pilot-member table:name="7732" table:display="true" table:show-details="true"/>
                <table:data-pilot-member table:name="7742" table:display="true" table:show-details="true"/>
                <table:data-pilot-member table:name="7752" table:display="true" table:show-details="true"/>
                <table:data-pilot-member table:name="7757" table:display="true" table:show-details="true"/>
                <table:data-pilot-member table:name="7768" table:display="true" table:show-details="true"/>
                <table:data-pilot-member table:name="7776" table:display="true" table:show-details="true"/>
                <table:data-pilot-member table:name="7782" table:display="true" table:show-details="true"/>
                <table:data-pilot-member table:name="7787" table:display="true" table:show-details="true"/>
                <table:data-pilot-member table:name="7790" table:display="true" table:show-details="true"/>
                <table:data-pilot-member table:name="7824" table:display="true" table:show-details="true"/>
                <table:data-pilot-member table:name="7826" table:display="true" table:show-details="true"/>
                <table:data-pilot-member table:name="7840" table:display="true" table:show-details="true"/>
                <table:data-pilot-member table:name="7852" table:display="true" table:show-details="true"/>
                <table:data-pilot-member table:name="7859" table:display="true" table:show-details="true"/>
                <table:data-pilot-member table:name="7860" table:display="true" table:show-details="true"/>
                <table:data-pilot-member table:name="7861" table:display="true" table:show-details="true"/>
                <table:data-pilot-member table:name="7873" table:display="true" table:show-details="true"/>
                <table:data-pilot-member table:name="7890" table:display="true" table:show-details="true"/>
                <table:data-pilot-member table:name="7904" table:display="true" table:show-details="true"/>
                <table:data-pilot-member table:name="7936" table:display="true" table:show-details="true"/>
                <table:data-pilot-member table:name="7958" table:display="true" table:show-details="true"/>
                <table:data-pilot-member table:name="7965" table:display="true" table:show-details="true"/>
                <table:data-pilot-member table:name="7966" table:display="true" table:show-details="true"/>
                <table:data-pilot-member table:name="7971" table:display="true" table:show-details="true"/>
                <table:data-pilot-member table:name="7975" table:display="true" table:show-details="true"/>
                <table:data-pilot-member table:name="7989" table:display="true" table:show-details="true"/>
                <table:data-pilot-member table:name="7991" table:display="true" table:show-details="true"/>
                <table:data-pilot-member table:name="7996" table:display="true" table:show-details="true"/>
                <table:data-pilot-member table:name="8004" table:display="true" table:show-details="true"/>
                <table:data-pilot-member table:name="8006" table:display="true" table:show-details="true"/>
                <table:data-pilot-member table:name="8017" table:display="true" table:show-details="true"/>
                <table:data-pilot-member table:name="8034" table:display="true" table:show-details="true"/>
                <table:data-pilot-member table:name="8039" table:display="true" table:show-details="true"/>
                <table:data-pilot-member table:name="8041" table:display="true" table:show-details="true"/>
                <table:data-pilot-member table:name="8045" table:display="true" table:show-details="true"/>
                <table:data-pilot-member table:name="8052" table:display="true" table:show-details="true"/>
                <table:data-pilot-member table:name="8055" table:display="true" table:show-details="true"/>
                <table:data-pilot-member table:name="8059" table:display="true" table:show-details="true"/>
                <table:data-pilot-member table:name="8097" table:display="true" table:show-details="true"/>
                <table:data-pilot-member table:name="8104" table:display="true" table:show-details="true"/>
                <table:data-pilot-member table:name="8106" table:display="true" table:show-details="true"/>
                <table:data-pilot-member table:name="8110" table:display="true" table:show-details="true"/>
                <table:data-pilot-member table:name="8124" table:display="true" table:show-details="true"/>
                <table:data-pilot-member table:name="8125" table:display="true" table:show-details="true"/>
                <table:data-pilot-member table:name="8139" table:display="true" table:show-details="true"/>
                <table:data-pilot-member table:name="8154" table:display="true" table:show-details="true"/>
                <table:data-pilot-member table:name="8164" table:display="true" table:show-details="true"/>
                <table:data-pilot-member table:name="8165" table:display="true" table:show-details="true"/>
                <table:data-pilot-member table:name="8171" table:display="true" table:show-details="true"/>
                <table:data-pilot-member table:name="8172" table:display="true" table:show-details="true"/>
                <table:data-pilot-member table:name="8181" table:display="true" table:show-details="true"/>
                <table:data-pilot-member table:name="8184" table:display="true" table:show-details="true"/>
                <table:data-pilot-member table:name="8188" table:display="true" table:show-details="true"/>
                <table:data-pilot-member table:name="8190" table:display="true" table:show-details="true"/>
                <table:data-pilot-member table:name="8192" table:display="true" table:show-details="true"/>
                <table:data-pilot-member table:name="8198" table:display="true" table:show-details="true"/>
                <table:data-pilot-member table:name="8204" table:display="true" table:show-details="true"/>
                <table:data-pilot-member table:name="8206" table:display="true" table:show-details="true"/>
                <table:data-pilot-member table:name="8210" table:display="true" table:show-details="true"/>
                <table:data-pilot-member table:name="8217" table:display="true" table:show-details="true"/>
                <table:data-pilot-member table:name="8225" table:display="true" table:show-details="true"/>
                <table:data-pilot-member table:name="8232" table:display="true" table:show-details="true"/>
                <table:data-pilot-member table:name="8251" table:display="true" table:show-details="true"/>
                <table:data-pilot-member table:name="8253" table:display="true" table:show-details="true"/>
                <table:data-pilot-member table:name="8254" table:display="true" table:show-details="true"/>
                <table:data-pilot-member table:name="8276" table:display="true" table:show-details="true"/>
                <table:data-pilot-member table:name="8285" table:display="true" table:show-details="true"/>
                <table:data-pilot-member table:name="8288" table:display="true" table:show-details="true"/>
                <table:data-pilot-member table:name="8302" table:display="true" table:show-details="true"/>
                <table:data-pilot-member table:name="8303" table:display="true" table:show-details="true"/>
                <table:data-pilot-member table:name="8306" table:display="true" table:show-details="true"/>
                <table:data-pilot-member table:name="8311" table:display="true" table:show-details="true"/>
                <table:data-pilot-member table:name="8325" table:display="true" table:show-details="true"/>
                <table:data-pilot-member table:name="8335" table:display="true" table:show-details="true"/>
                <table:data-pilot-member table:name="8339" table:display="true" table:show-details="true"/>
                <table:data-pilot-member table:name="8345" table:display="true" table:show-details="true"/>
                <table:data-pilot-member table:name="8356" table:display="true" table:show-details="true"/>
                <table:data-pilot-member table:name="8362" table:display="true" table:show-details="true"/>
                <table:data-pilot-member table:name="8367" table:display="true" table:show-details="true"/>
                <table:data-pilot-member table:name="8381" table:display="true" table:show-details="true"/>
                <table:data-pilot-member table:name="8399" table:display="true" table:show-details="true"/>
                <table:data-pilot-member table:name="8402" table:display="true" table:show-details="true"/>
                <table:data-pilot-member table:name="8418" table:display="true" table:show-details="true"/>
                <table:data-pilot-member table:name="8420" table:display="true" table:show-details="true"/>
                <table:data-pilot-member table:name="8428" table:display="true" table:show-details="true"/>
                <table:data-pilot-member table:name="8437" table:display="true" table:show-details="true"/>
                <table:data-pilot-member table:name="8454" table:display="true" table:show-details="true"/>
                <table:data-pilot-member table:name="8458" table:display="true" table:show-details="true"/>
                <table:data-pilot-member table:name="8466" table:display="true" table:show-details="true"/>
                <table:data-pilot-member table:name="8476" table:display="true" table:show-details="true"/>
                <table:data-pilot-member table:name="8482" table:display="true" table:show-details="true"/>
                <table:data-pilot-member table:name="8507" table:display="true" table:show-details="true"/>
                <table:data-pilot-member table:name="8511" table:display="true" table:show-details="true"/>
                <table:data-pilot-member table:name="8513" table:display="true" table:show-details="true"/>
                <table:data-pilot-member table:name="8529" table:display="true" table:show-details="true"/>
                <table:data-pilot-member table:name="8530" table:display="true" table:show-details="true"/>
                <table:data-pilot-member table:name="8564" table:display="true" table:show-details="true"/>
                <table:data-pilot-member table:name="8568" table:display="true" table:show-details="true"/>
                <table:data-pilot-member table:name="8569" table:display="true" table:show-details="true"/>
                <table:data-pilot-member table:name="8577" table:display="true" table:show-details="true"/>
                <table:data-pilot-member table:name="8592" table:display="true" table:show-details="true"/>
                <table:data-pilot-member table:name="8593" table:display="true" table:show-details="true"/>
                <table:data-pilot-member table:name="8607" table:display="true" table:show-details="true"/>
                <table:data-pilot-member table:name="8621" table:display="true" table:show-details="true"/>
                <table:data-pilot-member table:name="8622" table:display="true" table:show-details="true"/>
                <table:data-pilot-member table:name="8629" table:display="true" table:show-details="true"/>
                <table:data-pilot-member table:name="8633" table:display="true" table:show-details="true"/>
                <table:data-pilot-member table:name="8642" table:display="true" table:show-details="true"/>
                <table:data-pilot-member table:name="8644" table:display="true" table:show-details="true"/>
                <table:data-pilot-member table:name="8657" table:display="true" table:show-details="true"/>
                <table:data-pilot-member table:name="8667" table:display="true" table:show-details="true"/>
                <table:data-pilot-member table:name="8669" table:display="true" table:show-details="true"/>
                <table:data-pilot-member table:name="8686" table:display="true" table:show-details="true"/>
                <table:data-pilot-member table:name="8692" table:display="true" table:show-details="true"/>
                <table:data-pilot-member table:name="8693" table:display="true" table:show-details="true"/>
                <table:data-pilot-member table:name="8697" table:display="true" table:show-details="true"/>
                <table:data-pilot-member table:name="8699" table:display="true" table:show-details="true"/>
                <table:data-pilot-member table:name="8710" table:display="true" table:show-details="true"/>
                <table:data-pilot-member table:name="8711" table:display="true" table:show-details="true"/>
                <table:data-pilot-member table:name="8712" table:display="true" table:show-details="true"/>
                <table:data-pilot-member table:name="8721" table:display="true" table:show-details="true"/>
                <table:data-pilot-member table:name="8722" table:display="true" table:show-details="true"/>
                <table:data-pilot-member table:name="8727" table:display="true" table:show-details="true"/>
                <table:data-pilot-member table:name="8731" table:display="true" table:show-details="true"/>
                <table:data-pilot-member table:name="8735" table:display="true" table:show-details="true"/>
                <table:data-pilot-member table:name="8748" table:display="true" table:show-details="true"/>
                <table:data-pilot-member table:name="8761" table:display="true" table:show-details="true"/>
                <table:data-pilot-member table:name="8762" table:display="true" table:show-details="true"/>
                <table:data-pilot-member table:name="8763" table:display="true" table:show-details="true"/>
                <table:data-pilot-member table:name="8764" table:display="true" table:show-details="true"/>
                <table:data-pilot-member table:name="8767" table:display="true" table:show-details="true"/>
                <table:data-pilot-member table:name="8781" table:display="true" table:show-details="true"/>
                <table:data-pilot-member table:name="8782" table:display="true" table:show-details="true"/>
                <table:data-pilot-member table:name="8785" table:display="true" table:show-details="true"/>
                <table:data-pilot-member table:name="8787" table:display="true" table:show-details="true"/>
                <table:data-pilot-member table:name="8789" table:display="true" table:show-details="true"/>
                <table:data-pilot-member table:name="8793" table:display="true" table:show-details="true"/>
                <table:data-pilot-member table:name="8798" table:display="true" table:show-details="true"/>
                <table:data-pilot-member table:name="8799" table:display="true" table:show-details="true"/>
                <table:data-pilot-member table:name="8805" table:display="true" table:show-details="true"/>
                <table:data-pilot-member table:name="8813" table:display="true" table:show-details="true"/>
                <table:data-pilot-member table:name="8824" table:display="true" table:show-details="true"/>
                <table:data-pilot-member table:name="8828" table:display="true" table:show-details="true"/>
                <table:data-pilot-member table:name="8829" table:display="true" table:show-details="true"/>
                <table:data-pilot-member table:name="8837" table:display="true" table:show-details="true"/>
                <table:data-pilot-member table:name="8847" table:display="true" table:show-details="true"/>
                <table:data-pilot-member table:name="8851" table:display="true" table:show-details="true"/>
                <table:data-pilot-member table:name="8857" table:display="true" table:show-details="true"/>
                <table:data-pilot-member table:name="8860" table:display="true" table:show-details="true"/>
                <table:data-pilot-member table:name="8865" table:display="true" table:show-details="true"/>
                <table:data-pilot-member table:name="8871" table:display="true" table:show-details="true"/>
                <table:data-pilot-member table:name="8892" table:display="true" table:show-details="true"/>
                <table:data-pilot-member table:name="8898" table:display="true" table:show-details="true"/>
                <table:data-pilot-member table:name="8903" table:display="true" table:show-details="true"/>
                <table:data-pilot-member table:name="8909" table:display="true" table:show-details="true"/>
                <table:data-pilot-member table:name="8911" table:display="true" table:show-details="true"/>
                <table:data-pilot-member table:name="8912" table:display="true" table:show-details="true"/>
                <table:data-pilot-member table:name="8931" table:display="true" table:show-details="true"/>
                <table:data-pilot-member table:name="8937" table:display="true" table:show-details="true"/>
                <table:data-pilot-member table:name="8942" table:display="true" table:show-details="true"/>
                <table:data-pilot-member table:name="8952" table:display="true" table:show-details="true"/>
                <table:data-pilot-member table:name="8960" table:display="true" table:show-details="true"/>
                <table:data-pilot-member table:name="8961" table:display="true" table:show-details="true"/>
                <table:data-pilot-member table:name="8962" table:display="true" table:show-details="true"/>
                <table:data-pilot-member table:name="8973" table:display="true" table:show-details="true"/>
                <table:data-pilot-member table:name="8982" table:display="true" table:show-details="true"/>
                <table:data-pilot-member table:name="8984" table:display="true" table:show-details="true"/>
                <table:data-pilot-member table:name="8996" table:display="true" table:show-details="true"/>
                <table:data-pilot-member table:name="9013" table:display="true" table:show-details="true"/>
                <table:data-pilot-member table:name="9024" table:display="true" table:show-details="true"/>
                <table:data-pilot-member table:name="9027" table:display="true" table:show-details="true"/>
                <table:data-pilot-member table:name="9031" table:display="true" table:show-details="true"/>
                <table:data-pilot-member table:name="9037" table:display="true" table:show-details="true"/>
                <table:data-pilot-member table:name="9048" table:display="true" table:show-details="true"/>
                <table:data-pilot-member table:name="9071" table:display="true" table:show-details="true"/>
                <table:data-pilot-member table:name="9089" table:display="true" table:show-details="true"/>
                <table:data-pilot-member table:name="9105" table:display="true" table:show-details="true"/>
                <table:data-pilot-member table:name="9110" table:display="true" table:show-details="true"/>
                <table:data-pilot-member table:name="9117" table:display="true" table:show-details="true"/>
                <table:data-pilot-member table:name="9123" table:display="true" table:show-details="true"/>
                <table:data-pilot-member table:name="9126" table:display="true" table:show-details="true"/>
                <table:data-pilot-member table:name="9127" table:display="true" table:show-details="true"/>
                <table:data-pilot-member table:name="9151" table:display="true" table:show-details="true"/>
                <table:data-pilot-member table:name="9154" table:display="true" table:show-details="true"/>
                <table:data-pilot-member table:name="9164" table:display="true" table:show-details="true"/>
                <table:data-pilot-member table:name="9174" table:display="true" table:show-details="true"/>
                <table:data-pilot-member table:name="9198" table:display="true" table:show-details="true"/>
                <table:data-pilot-member table:name="9206" table:display="true" table:show-details="true"/>
                <table:data-pilot-member table:name="9207" table:display="true" table:show-details="true"/>
                <table:data-pilot-member table:name="9217" table:display="true" table:show-details="true"/>
                <table:data-pilot-member table:name="9222" table:display="true" table:show-details="true"/>
                <table:data-pilot-member table:name="9228" table:display="true" table:show-details="true"/>
                <table:data-pilot-member table:name="9235" table:display="true" table:show-details="true"/>
                <table:data-pilot-member table:name="9255" table:display="true" table:show-details="true"/>
                <table:data-pilot-member table:name="9257" table:display="true" table:show-details="true"/>
                <table:data-pilot-member table:name="9262" table:display="true" table:show-details="true"/>
                <table:data-pilot-member table:name="9282" table:display="true" table:show-details="true"/>
                <table:data-pilot-member table:name="9295" table:display="true" table:show-details="true"/>
                <table:data-pilot-member table:name="9298" table:display="true" table:show-details="true"/>
                <table:data-pilot-member table:name="9303" table:display="true" table:show-details="true"/>
                <table:data-pilot-member table:name="9313" table:display="true" table:show-details="true"/>
                <table:data-pilot-member table:name="9325" table:display="true" table:show-details="true"/>
                <table:data-pilot-member table:name="9330" table:display="true" table:show-details="true"/>
                <table:data-pilot-member table:name="9366" table:display="true" table:show-details="true"/>
                <table:data-pilot-member table:name="9373" table:display="true" table:show-details="true"/>
                <table:data-pilot-member table:name="9380" table:display="true" table:show-details="true"/>
                <table:data-pilot-member table:name="9391" table:display="true" table:show-details="true"/>
                <table:data-pilot-member table:name="9398" table:display="true" table:show-details="true"/>
                <table:data-pilot-member table:name="9408" table:display="true" table:show-details="true"/>
                <table:data-pilot-member table:name="9409" table:display="true" table:show-details="true"/>
                <table:data-pilot-member table:name="9412" table:display="true" table:show-details="true"/>
                <table:data-pilot-member table:name="9421" table:display="true" table:show-details="true"/>
                <table:data-pilot-member table:name="9423" table:display="true" table:show-details="true"/>
                <table:data-pilot-member table:name="9427" table:display="true" table:show-details="true"/>
                <table:data-pilot-member table:name="9450" table:display="true" table:show-details="true"/>
                <table:data-pilot-member table:name="9461" table:display="true" table:show-details="true"/>
                <table:data-pilot-member table:name="9465" table:display="true" table:show-details="true"/>
                <table:data-pilot-member table:name="9470" table:display="true" table:show-details="true"/>
                <table:data-pilot-member table:name="9486" table:display="true" table:show-details="true"/>
                <table:data-pilot-member table:name="9495" table:display="true" table:show-details="true"/>
                <table:data-pilot-member table:name="9523" table:display="true" table:show-details="true"/>
                <table:data-pilot-member table:name="9528" table:display="true" table:show-details="true"/>
                <table:data-pilot-member table:name="9534" table:display="true" table:show-details="true"/>
                <table:data-pilot-member table:name="9543" table:display="true" table:show-details="true"/>
                <table:data-pilot-member table:name="9545" table:display="true" table:show-details="true"/>
                <table:data-pilot-member table:name="9546" table:display="true" table:show-details="true"/>
                <table:data-pilot-member table:name="9547" table:display="true" table:show-details="true"/>
                <table:data-pilot-member table:name="9548" table:display="true" table:show-details="true"/>
                <table:data-pilot-member table:name="9558" table:display="true" table:show-details="true"/>
                <table:data-pilot-member table:name="9566" table:display="true" table:show-details="true"/>
                <table:data-pilot-member table:name="9571" table:display="true" table:show-details="true"/>
                <table:data-pilot-member table:name="9587" table:display="true" table:show-details="true"/>
                <table:data-pilot-member table:name="9588" table:display="true" table:show-details="true"/>
                <table:data-pilot-member table:name="9601" table:display="true" table:show-details="true"/>
                <table:data-pilot-member table:name="9605" table:display="true" table:show-details="true"/>
                <table:data-pilot-member table:name="9614" table:display="true" table:show-details="true"/>
                <table:data-pilot-member table:name="9615" table:display="true" table:show-details="true"/>
                <table:data-pilot-member table:name="9618" table:display="true" table:show-details="true"/>
                <table:data-pilot-member table:name="9622" table:display="true" table:show-details="true"/>
                <table:data-pilot-member table:name="9623" table:display="true" table:show-details="true"/>
                <table:data-pilot-member table:name="9629" table:display="true" table:show-details="true"/>
                <table:data-pilot-member table:name="9630" table:display="true" table:show-details="true"/>
                <table:data-pilot-member table:name="9634" table:display="true" table:show-details="true"/>
                <table:data-pilot-member table:name="9649" table:display="true" table:show-details="true"/>
                <table:data-pilot-member table:name="9656" table:display="true" table:show-details="true"/>
                <table:data-pilot-member table:name="9663" table:display="true" table:show-details="true"/>
                <table:data-pilot-member table:name="9666" table:display="true" table:show-details="true"/>
                <table:data-pilot-member table:name="9683" table:display="true" table:show-details="true"/>
                <table:data-pilot-member table:name="9689" table:display="true" table:show-details="true"/>
                <table:data-pilot-member table:name="9705" table:display="true" table:show-details="true"/>
                <table:data-pilot-member table:name="9709" table:display="true" table:show-details="true"/>
                <table:data-pilot-member table:name="9719" table:display="true" table:show-details="true"/>
                <table:data-pilot-member table:name="9724" table:display="true" table:show-details="true"/>
                <table:data-pilot-member table:name="9741" table:display="true" table:show-details="true"/>
                <table:data-pilot-member table:name="9743" table:display="true" table:show-details="true"/>
                <table:data-pilot-member table:name="9746" table:display="true" table:show-details="true"/>
                <table:data-pilot-member table:name="9747" table:display="true" table:show-details="true"/>
                <table:data-pilot-member table:name="9760" table:display="true" table:show-details="true"/>
                <table:data-pilot-member table:name="9766" table:display="true" table:show-details="true"/>
                <table:data-pilot-member table:name="9768" table:display="true" table:show-details="true"/>
                <table:data-pilot-member table:name="9792" table:display="true" table:show-details="true"/>
                <table:data-pilot-member table:name="9793" table:display="true" table:show-details="true"/>
                <table:data-pilot-member table:name="9796" table:display="true" table:show-details="true"/>
                <table:data-pilot-member table:name="9805" table:display="true" table:show-details="true"/>
                <table:data-pilot-member table:name="9818" table:display="true" table:show-details="true"/>
                <table:data-pilot-member table:name="9821" table:display="true" table:show-details="true"/>
                <table:data-pilot-member table:name="9824" table:display="true" table:show-details="true"/>
                <table:data-pilot-member table:name="9847" table:display="true" table:show-details="true"/>
                <table:data-pilot-member table:name="9854" table:display="true" table:show-details="true"/>
                <table:data-pilot-member table:name="9868" table:display="true" table:show-details="true"/>
                <table:data-pilot-member table:name="9884" table:display="true" table:show-details="true"/>
                <table:data-pilot-member table:name="9887" table:display="true" table:show-details="true"/>
                <table:data-pilot-member table:name="9897" table:display="true" table:show-details="true"/>
                <table:data-pilot-member table:name="9900" table:display="true" table:show-details="true"/>
                <table:data-pilot-member table:name="9908" table:display="true" table:show-details="true"/>
                <table:data-pilot-member table:name="9909" table:display="true" table:show-details="true"/>
                <table:data-pilot-member table:name="9910" table:display="true" table:show-details="true"/>
                <table:data-pilot-member table:name="9919" table:display="true" table:show-details="true"/>
                <table:data-pilot-member table:name="9933" table:display="true" table:show-details="true"/>
                <table:data-pilot-member table:name="9944" table:display="true" table:show-details="true"/>
                <table:data-pilot-member table:name="9954" table:display="true" table:show-details="true"/>
                <table:data-pilot-member table:name="9956" table:display="true" table:show-details="true"/>
                <table:data-pilot-member table:name="9981" table:display="true" table:show-details="true"/>
                <table:data-pilot-member table:name="9982" table:display="true" table:show-details="true"/>
                <table:data-pilot-member table:name="9986" table:display="true" table:show-details="true"/>
                <table:data-pilot-member table:name="9993" table:display="true" table:show-details="true"/>
                <table:data-pilot-member table:name="9998" table:display="true" table:show-details="true"/>
                <table:data-pilot-member table:name="10003" table:display="true" table:show-details="true"/>
                <table:data-pilot-member table:name="10008" table:display="true" table:show-details="true"/>
                <table:data-pilot-member table:name="10015" table:display="true" table:show-details="true"/>
                <table:data-pilot-member table:name="10017" table:display="true" table:show-details="true"/>
                <table:data-pilot-member table:name="10018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55" table:display="true" table:show-details="true"/>
                <table:data-pilot-member table:name="10064" table:display="true" table:show-details="true"/>
                <table:data-pilot-member table:name="10072" table:display="true" table:show-details="true"/>
                <table:data-pilot-member table:name="10083" table:display="true" table:show-details="true"/>
                <table:data-pilot-member table:name="10091" table:display="true" table:show-details="true"/>
                <table:data-pilot-member table:name="10097" table:display="true" table:show-details="true"/>
                <table:data-pilot-member table:name="10100" table:display="true" table:show-details="true"/>
                <table:data-pilot-member table:name="10103" table:display="true" table:show-details="true"/>
                <table:data-pilot-member table:name="10112" table:display="true" table:show-details="true"/>
                <table:data-pilot-member table:name="10137" table:display="true" table:show-details="true"/>
                <table:data-pilot-member table:name="10147" table:display="true" table:show-details="true"/>
                <table:data-pilot-member table:name="10153" table:display="true" table:show-details="true"/>
                <table:data-pilot-member table:name="10155" table:display="true" table:show-details="true"/>
                <table:data-pilot-member table:name="10167" table:display="true" table:show-details="true"/>
                <table:data-pilot-member table:name="10175" table:display="true" table:show-details="true"/>
                <table:data-pilot-member table:name="10181" table:display="true" table:show-details="true"/>
                <table:data-pilot-member table:name="10184" table:display="true" table:show-details="true"/>
                <table:data-pilot-member table:name="10187" table:display="true" table:show-details="true"/>
                <table:data-pilot-member table:name="10193" table:display="true" table:show-details="true"/>
                <table:data-pilot-member table:name="10195" table:display="true" table:show-details="true"/>
                <table:data-pilot-member table:name="10198" table:display="true" table:show-details="true"/>
                <table:data-pilot-member table:name="10214" table:display="true" table:show-details="true"/>
                <table:data-pilot-member table:name="10219" table:display="true" table:show-details="true"/>
                <table:data-pilot-member table:name="10226" table:display="true" table:show-details="true"/>
                <table:data-pilot-member table:name="10239" table:display="true" table:show-details="true"/>
                <table:data-pilot-member table:name="10260" table:display="true" table:show-details="true"/>
                <table:data-pilot-member table:name="10262" table:display="true" table:show-details="true"/>
                <table:data-pilot-member table:name="10274" table:display="true" table:show-details="true"/>
                <table:data-pilot-member table:name="10276" table:display="true" table:show-details="true"/>
                <table:data-pilot-member table:name="10277" table:display="true" table:show-details="true"/>
                <table:data-pilot-member table:name="10281" table:display="true" table:show-details="true"/>
                <table:data-pilot-member table:name="10283" table:display="true" table:show-details="true"/>
                <table:data-pilot-member table:name="10291" table:display="true" table:show-details="true"/>
                <table:data-pilot-member table:name="10304" table:display="true" table:show-details="true"/>
                <table:data-pilot-member table:name="10334" table:display="true" table:show-details="true"/>
                <table:data-pilot-member table:name="10337" table:display="true" table:show-details="true"/>
                <table:data-pilot-member table:name="10356" table:display="true" table:show-details="true"/>
                <table:data-pilot-member table:name="10358" table:display="true" table:show-details="true"/>
                <table:data-pilot-member table:name="10369" table:display="true" table:show-details="true"/>
                <table:data-pilot-member table:name="10373" table:display="true" table:show-details="true"/>
                <table:data-pilot-member table:name="10375" table:display="true" table:show-details="true"/>
                <table:data-pilot-member table:name="10384" table:display="true" table:show-details="true"/>
                <table:data-pilot-member table:name="10386" table:display="true" table:show-details="true"/>
                <table:data-pilot-member table:name="10389" table:display="true" table:show-details="true"/>
                <table:data-pilot-member table:name="10392" table:display="true" table:show-details="true"/>
                <table:data-pilot-member table:name="10405" table:display="true" table:show-details="true"/>
                <table:data-pilot-member table:name="10408" table:display="true" table:show-details="true"/>
                <table:data-pilot-member table:name="10416" table:display="true" table:show-details="true"/>
                <table:data-pilot-member table:name="10417" table:display="true" table:show-details="true"/>
                <table:data-pilot-member table:name="10426" table:display="true" table:show-details="true"/>
                <table:data-pilot-member table:name="10434" table:display="true" table:show-details="true"/>
                <table:data-pilot-member table:name="10436" table:display="true" table:show-details="true"/>
                <table:data-pilot-member table:name="10443" table:display="true" table:show-details="true"/>
                <table:data-pilot-member table:name="10445" table:display="true" table:show-details="true"/>
                <table:data-pilot-member table:name="10448" table:display="true" table:show-details="true"/>
                <table:data-pilot-member table:name="10454" table:display="true" table:show-details="true"/>
                <table:data-pilot-member table:name="10459" table:display="true" table:show-details="true"/>
                <table:data-pilot-member table:name="10461" table:display="true" table:show-details="true"/>
                <table:data-pilot-member table:name="10462" table:display="true" table:show-details="true"/>
                <table:data-pilot-member table:name="10464" table:display="true" table:show-details="true"/>
                <table:data-pilot-member table:name="10470" table:display="true" table:show-details="true"/>
                <table:data-pilot-member table:name="10471" table:display="true" table:show-details="true"/>
                <table:data-pilot-member table:name="10476" table:display="true" table:show-details="true"/>
                <table:data-pilot-member table:name="10477" table:display="true" table:show-details="true"/>
                <table:data-pilot-member table:name="10488" table:display="true" table:show-details="true"/>
                <table:data-pilot-member table:name="10491" table:display="true" table:show-details="true"/>
                <table:data-pilot-member table:name="10521" table:display="true" table:show-details="true"/>
                <table:data-pilot-member table:name="10522" table:display="true" table:show-details="true"/>
                <table:data-pilot-member table:name="10539" table:display="true" table:show-details="true"/>
                <table:data-pilot-member table:name="10544" table:display="true" table:show-details="true"/>
                <table:data-pilot-member table:name="10558" table:display="true" table:show-details="true"/>
                <table:data-pilot-member table:name="10563" table:display="true" table:show-details="true"/>
                <table:data-pilot-member table:name="10565" table:display="true" table:show-details="true"/>
                <table:data-pilot-member table:name="10570" table:display="true" table:show-details="true"/>
                <table:data-pilot-member table:name="10585" table:display="true" table:show-details="true"/>
                <table:data-pilot-member table:name="10602" table:display="true" table:show-details="true"/>
                <table:data-pilot-member table:name="10615" table:display="true" table:show-details="true"/>
                <table:data-pilot-member table:name="10628" table:display="true" table:show-details="true"/>
                <table:data-pilot-member table:name="10629" table:display="true" table:show-details="true"/>
                <table:data-pilot-member table:name="10639" table:display="true" table:show-details="true"/>
                <table:data-pilot-member table:name="10645" table:display="true" table:show-details="true"/>
                <table:data-pilot-member table:name="10653" table:display="true" table:show-details="true"/>
                <table:data-pilot-member table:name="10657" table:display="true" table:show-details="true"/>
                <table:data-pilot-member table:name="10660" table:display="true" table:show-details="true"/>
                <table:data-pilot-member table:name="10668" table:display="true" table:show-details="true"/>
                <table:data-pilot-member table:name="10680" table:display="true" table:show-details="true"/>
                <table:data-pilot-member table:name="10693" table:display="true" table:show-details="true"/>
                <table:data-pilot-member table:name="10695" table:display="true" table:show-details="true"/>
                <table:data-pilot-member table:name="10714" table:display="true" table:show-details="true"/>
                <table:data-pilot-member table:name="10719" table:display="true" table:show-details="true"/>
                <table:data-pilot-member table:name="10721" table:display="true" table:show-details="true"/>
                <table:data-pilot-member table:name="10736" table:display="true" table:show-details="true"/>
                <table:data-pilot-member table:name="10737" table:display="true" table:show-details="true"/>
                <table:data-pilot-member table:name="10772" table:display="true" table:show-details="true"/>
                <table:data-pilot-member table:name="10776" table:display="true" table:show-details="true"/>
                <table:data-pilot-member table:name="10781" table:display="true" table:show-details="true"/>
                <table:data-pilot-member table:name="10786" table:display="true" table:show-details="true"/>
                <table:data-pilot-member table:name="10788" table:display="true" table:show-details="true"/>
                <table:data-pilot-member table:name="10789" table:display="true" table:show-details="true"/>
                <table:data-pilot-member table:name="10794" table:display="true" table:show-details="true"/>
                <table:data-pilot-member table:name="10805" table:display="true" table:show-details="true"/>
                <table:data-pilot-member table:name="10809" table:display="true" table:show-details="true"/>
                <table:data-pilot-member table:name="10811" table:display="true" table:show-details="true"/>
                <table:data-pilot-member table:name="10817" table:display="true" table:show-details="true"/>
                <table:data-pilot-member table:name="10827" table:display="true" table:show-details="true"/>
                <table:data-pilot-member table:name="10846" table:display="true" table:show-details="true"/>
                <table:data-pilot-member table:name="10847" table:display="true" table:show-details="true"/>
                <table:data-pilot-member table:name="10862" table:display="true" table:show-details="true"/>
                <table:data-pilot-member table:name="10864" table:display="true" table:show-details="true"/>
                <table:data-pilot-member table:name="10875" table:display="true" table:show-details="true"/>
                <table:data-pilot-member table:name="10882" table:display="true" table:show-details="true"/>
                <table:data-pilot-member table:name="10885" table:display="true" table:show-details="true"/>
                <table:data-pilot-member table:name="10893" table:display="true" table:show-details="true"/>
                <table:data-pilot-member table:name="10897" table:display="true" table:show-details="true"/>
                <table:data-pilot-member table:name="10899" table:display="true" table:show-details="true"/>
                <table:data-pilot-member table:name="10902" table:display="true" table:show-details="true"/>
                <table:data-pilot-member table:name="10904" table:display="true" table:show-details="true"/>
                <table:data-pilot-member table:name="10905" table:display="true" table:show-details="true"/>
                <table:data-pilot-member table:name="10906" table:display="true" table:show-details="true"/>
                <table:data-pilot-member table:name="10910" table:display="true" table:show-details="true"/>
                <table:data-pilot-member table:name="10925" table:display="true" table:show-details="true"/>
                <table:data-pilot-member table:name="10932" table:display="true" table:show-details="true"/>
                <table:data-pilot-member table:name="10942" table:display="true" table:show-details="true"/>
                <table:data-pilot-member table:name="10946" table:display="true" table:show-details="true"/>
                <table:data-pilot-member table:name="10947" table:display="true" table:show-details="true"/>
                <table:data-pilot-member table:name="10949" table:display="true" table:show-details="true"/>
                <table:data-pilot-member table:name="10967" table:display="true" table:show-details="true"/>
                <table:data-pilot-member table:name="10968" table:display="true" table:show-details="true"/>
                <table:data-pilot-member table:name="10976" table:display="true" table:show-details="true"/>
                <table:data-pilot-member table:name="10981" table:display="true" table:show-details="true"/>
                <table:data-pilot-member table:name="10985" table:display="true" table:show-details="true"/>
                <table:data-pilot-member table:name="10997" table:display="true" table:show-details="true"/>
                <table:data-pilot-member table:name="10998" table:display="true" table:show-details="true"/>
                <table:data-pilot-member table:name="11000" table:display="true" table:show-details="true"/>
                <table:data-pilot-member table:name="11016" table:display="true" table:show-details="true"/>
                <table:data-pilot-member table:name="11022" table:display="true" table:show-details="true"/>
                <table:data-pilot-member table:name="11023" table:display="true" table:show-details="true"/>
                <table:data-pilot-member table:name="11044" table:display="true" table:show-details="true"/>
                <table:data-pilot-member table:name="11063" table:display="true" table:show-details="true"/>
                <table:data-pilot-member table:name="11065" table:display="true" table:show-details="true"/>
                <table:data-pilot-member table:name="11070" table:display="true" table:show-details="true"/>
                <table:data-pilot-member table:name="11071" table:display="true" table:show-details="true"/>
                <table:data-pilot-member table:name="11083" table:display="true" table:show-details="true"/>
                <table:data-pilot-member table:name="11102" table:display="true" table:show-details="true"/>
                <table:data-pilot-member table:name="11125" table:display="true" table:show-details="true"/>
                <table:data-pilot-member table:name="11135" table:display="true" table:show-details="true"/>
                <table:data-pilot-member table:name="11137" table:display="true" table:show-details="true"/>
                <table:data-pilot-member table:name="11140" table:display="true" table:show-details="true"/>
                <table:data-pilot-member table:name="11149" table:display="true" table:show-details="true"/>
                <table:data-pilot-member table:name="11159" table:display="true" table:show-details="true"/>
                <table:data-pilot-member table:name="11160" table:display="true" table:show-details="true"/>
                <table:data-pilot-member table:name="11161" table:display="true" table:show-details="true"/>
                <table:data-pilot-member table:name="11163" table:display="true" table:show-details="true"/>
                <table:data-pilot-member table:name="11172" table:display="true" table:show-details="true"/>
                <table:data-pilot-member table:name="11178" table:display="true" table:show-details="true"/>
                <table:data-pilot-member table:name="11185" table:display="true" table:show-details="true"/>
                <table:data-pilot-member table:name="11197" table:display="true" table:show-details="true"/>
                <table:data-pilot-member table:name="11204" table:display="true" table:show-details="true"/>
                <table:data-pilot-member table:name="11208" table:display="true" table:show-details="true"/>
                <table:data-pilot-member table:name="11210" table:display="true" table:show-details="true"/>
                <table:data-pilot-member table:name="11222" table:display="true" table:show-details="true"/>
                <table:data-pilot-member table:name="11232" table:display="true" table:show-details="true"/>
                <table:data-pilot-member table:name="11236" table:display="true" table:show-details="true"/>
                <table:data-pilot-member table:name="11260" table:display="true" table:show-details="true"/>
                <table:data-pilot-member table:name="11264" table:display="true" table:show-details="true"/>
                <table:data-pilot-member table:name="11265" table:display="true" table:show-details="true"/>
                <table:data-pilot-member table:name="11295" table:display="true" table:show-details="true"/>
                <table:data-pilot-member table:name="11297" table:display="true" table:show-details="true"/>
                <table:data-pilot-member table:name="11299" table:display="true" table:show-details="true"/>
                <table:data-pilot-member table:name="11319" table:display="true" table:show-details="true"/>
                <table:data-pilot-member table:name="11342" table:display="true" table:show-details="true"/>
                <table:data-pilot-member table:name="11361" table:display="true" table:show-details="true"/>
                <table:data-pilot-member table:name="11362" table:display="true" table:show-details="true"/>
                <table:data-pilot-member table:name="11371" table:display="true" table:show-details="true"/>
                <table:data-pilot-member table:name="11373" table:display="true" table:show-details="true"/>
                <table:data-pilot-member table:name="11383" table:display="true" table:show-details="true"/>
                <table:data-pilot-member table:name="11411" table:display="true" table:show-details="true"/>
                <table:data-pilot-member table:name="11415" table:display="true" table:show-details="true"/>
                <table:data-pilot-member table:name="11453" table:display="true" table:show-details="true"/>
                <table:data-pilot-member table:name="11458" table:display="true" table:show-details="true"/>
                <table:data-pilot-member table:name="11465" table:display="true" table:show-details="true"/>
                <table:data-pilot-member table:name="11496" table:display="true" table:show-details="true"/>
                <table:data-pilot-member table:name="11506" table:display="true" table:show-details="true"/>
                <table:data-pilot-member table:name="11508" table:display="true" table:show-details="true"/>
                <table:data-pilot-member table:name="11510" table:display="true" table:show-details="true"/>
                <table:data-pilot-member table:name="11514" table:display="true" table:show-details="true"/>
                <table:data-pilot-member table:name="11524" table:display="true" table:show-details="true"/>
                <table:data-pilot-member table:name="11530" table:display="true" table:show-details="true"/>
                <table:data-pilot-member table:name="11539" table:display="true" table:show-details="true"/>
                <table:data-pilot-member table:name="11544" table:display="true" table:show-details="true"/>
                <table:data-pilot-member table:name="11560" table:display="true" table:show-details="true"/>
                <table:data-pilot-member table:name="11582" table:display="true" table:show-details="true"/>
                <table:data-pilot-member table:name="11587" table:display="true" table:show-details="true"/>
                <table:data-pilot-member table:name="11592" table:display="true" table:show-details="true"/>
                <table:data-pilot-member table:name="11613" table:display="true" table:show-details="true"/>
                <table:data-pilot-member table:name="11614" table:display="true" table:show-details="true"/>
                <table:data-pilot-member table:name="11620" table:display="true" table:show-details="true"/>
                <table:data-pilot-member table:name="11625" table:display="true" table:show-details="true"/>
                <table:data-pilot-member table:name="11629" table:display="true" table:show-details="true"/>
                <table:data-pilot-member table:name="11630" table:display="true" table:show-details="true"/>
                <table:data-pilot-member table:name="11631" table:display="true" table:show-details="true"/>
                <table:data-pilot-member table:name="11633" table:display="true" table:show-details="true"/>
                <table:data-pilot-member table:name="11634" table:display="true" table:show-details="true"/>
                <table:data-pilot-member table:name="11640" table:display="true" table:show-details="true"/>
                <table:data-pilot-member table:name="11667" table:display="true" table:show-details="true"/>
                <table:data-pilot-member table:name="11686" table:display="true" table:show-details="true"/>
                <table:data-pilot-member table:name="11689" table:display="true" table:show-details="true"/>
                <table:data-pilot-member table:name="11692" table:display="true" table:show-details="true"/>
                <table:data-pilot-member table:name="11698" table:display="true" table:show-details="true"/>
                <table:data-pilot-member table:name="11715" table:display="true" table:show-details="true"/>
                <table:data-pilot-member table:name="11728" table:display="true" table:show-details="true"/>
                <table:data-pilot-member table:name="11730" table:display="true" table:show-details="true"/>
                <table:data-pilot-member table:name="11734" table:display="true" table:show-details="true"/>
                <table:data-pilot-member table:name="11737" table:display="true" table:show-details="true"/>
                <table:data-pilot-member table:name="11740" table:display="true" table:show-details="true"/>
                <table:data-pilot-member table:name="11766" table:display="true" table:show-details="true"/>
                <table:data-pilot-member table:name="11775" table:display="true" table:show-details="true"/>
                <table:data-pilot-member table:name="11789" table:display="true" table:show-details="true"/>
                <table:data-pilot-member table:name="11794" table:display="true" table:show-details="true"/>
                <table:data-pilot-member table:name="11797" table:display="true" table:show-details="true"/>
                <table:data-pilot-member table:name="11803" table:display="true" table:show-details="true"/>
                <table:data-pilot-member table:name="11810" table:display="true" table:show-details="true"/>
                <table:data-pilot-member table:name="11826" table:display="true" table:show-details="true"/>
                <table:data-pilot-member table:name="11829" table:display="true" table:show-details="true"/>
                <table:data-pilot-member table:name="11842" table:display="true" table:show-details="true"/>
                <table:data-pilot-member table:name="11854" table:display="true" table:show-details="true"/>
                <table:data-pilot-member table:name="11863" table:display="true" table:show-details="true"/>
                <table:data-pilot-member table:name="11869" table:display="true" table:show-details="true"/>
                <table:data-pilot-member table:name="11878" table:display="true" table:show-details="true"/>
                <table:data-pilot-member table:name="11879" table:display="true" table:show-details="true"/>
                <table:data-pilot-member table:name="11894" table:display="true" table:show-details="true"/>
                <table:data-pilot-member table:name="11903" table:display="true" table:show-details="true"/>
                <table:data-pilot-member table:name="11915" table:display="true" table:show-details="true"/>
                <table:data-pilot-member table:name="11931" table:display="true" table:show-details="true"/>
                <table:data-pilot-member table:name="11934" table:display="true" table:show-details="true"/>
                <table:data-pilot-member table:name="11935" table:display="true" table:show-details="true"/>
                <table:data-pilot-member table:name="11940" table:display="true" table:show-details="true"/>
                <table:data-pilot-member table:name="11944" table:display="true" table:show-details="true"/>
                <table:data-pilot-member table:name="11952" table:display="true" table:show-details="true"/>
                <table:data-pilot-member table:name="11983" table:display="true" table:show-details="true"/>
                <table:data-pilot-member table:name="11996" table:display="true" table:show-details="true"/>
                <table:data-pilot-member table:name="12001" table:display="true" table:show-details="true"/>
                <table:data-pilot-member table:name="12004" table:display="true" table:show-details="true"/>
                <table:data-pilot-member table:name="12005" table:display="true" table:show-details="true"/>
                <table:data-pilot-member table:name="12019" table:display="true" table:show-details="true"/>
                <table:data-pilot-member table:name="12020" table:display="true" table:show-details="true"/>
                <table:data-pilot-member table:name="12021" table:display="true" table:show-details="true"/>
                <table:data-pilot-member table:name="12027" table:display="true" table:show-details="true"/>
                <table:data-pilot-member table:name="12033" table:display="true" table:show-details="true"/>
                <table:data-pilot-member table:name="12034" table:display="true" table:show-details="true"/>
                <table:data-pilot-member table:name="12046" table:display="true" table:show-details="true"/>
                <table:data-pilot-member table:name="12053" table:display="true" table:show-details="true"/>
                <table:data-pilot-member table:name="12057" table:display="true" table:show-details="true"/>
                <table:data-pilot-member table:name="12061" table:display="true" table:show-details="true"/>
                <table:data-pilot-member table:name="12072" table:display="true" table:show-details="true"/>
                <table:data-pilot-member table:name="12098" table:display="true" table:show-details="true"/>
                <table:data-pilot-member table:name="12104" table:display="true" table:show-details="true"/>
                <table:data-pilot-member table:name="12107" table:display="true" table:show-details="true"/>
                <table:data-pilot-member table:name="12108" table:display="true" table:show-details="true"/>
                <table:data-pilot-member table:name="12117" table:display="true" table:show-details="true"/>
                <table:data-pilot-member table:name="12125" table:display="true" table:show-details="true"/>
                <table:data-pilot-member table:name="12130" table:display="true" table:show-details="true"/>
                <table:data-pilot-member table:name="12140" table:display="true" table:show-details="true"/>
                <table:data-pilot-member table:name="12153" table:display="true" table:show-details="true"/>
                <table:data-pilot-member table:name="12156" table:display="true" table:show-details="true"/>
                <table:data-pilot-member table:name="12161" table:display="true" table:show-details="true"/>
                <table:data-pilot-member table:name="12163" table:display="true" table:show-details="true"/>
                <table:data-pilot-member table:name="12166" table:display="true" table:show-details="true"/>
                <table:data-pilot-member table:name="12167" table:display="true" table:show-details="true"/>
                <table:data-pilot-member table:name="12173" table:display="true" table:show-details="true"/>
                <table:data-pilot-member table:name="12200" table:display="true" table:show-details="true"/>
                <table:data-pilot-member table:name="12205" table:display="true" table:show-details="true"/>
                <table:data-pilot-member table:name="12211" table:display="true" table:show-details="true"/>
                <table:data-pilot-member table:name="12230" table:display="true" table:show-details="true"/>
                <table:data-pilot-member table:name="12241" table:display="true" table:show-details="true"/>
                <table:data-pilot-member table:name="12244" table:display="true" table:show-details="true"/>
                <table:data-pilot-member table:name="12246" table:display="true" table:show-details="true"/>
                <table:data-pilot-member table:name="12265" table:display="true" table:show-details="true"/>
                <table:data-pilot-member table:name="12277" table:display="true" table:show-details="true"/>
                <table:data-pilot-member table:name="12285" table:display="true" table:show-details="true"/>
                <table:data-pilot-member table:name="12290" table:display="true" table:show-details="true"/>
                <table:data-pilot-member table:name="12316" table:display="true" table:show-details="true"/>
                <table:data-pilot-member table:name="12323" table:display="true" table:show-details="true"/>
                <table:data-pilot-member table:name="12330" table:display="true" table:show-details="true"/>
                <table:data-pilot-member table:name="12335" table:display="true" table:show-details="true"/>
                <table:data-pilot-member table:name="12365" table:display="true" table:show-details="true"/>
                <table:data-pilot-member table:name="12372" table:display="true" table:show-details="true"/>
                <table:data-pilot-member table:name="12374" table:display="true" table:show-details="true"/>
                <table:data-pilot-member table:name="12381" table:display="true" table:show-details="true"/>
                <table:data-pilot-member table:name="12392" table:display="true" table:show-details="true"/>
                <table:data-pilot-member table:name="12407" table:display="true" table:show-details="true"/>
                <table:data-pilot-member table:name="12438" table:display="true" table:show-details="true"/>
                <table:data-pilot-member table:name="12440" table:display="true" table:show-details="true"/>
                <table:data-pilot-member table:name="12455" table:display="true" table:show-details="true"/>
                <table:data-pilot-member table:name="12459" table:display="true" table:show-details="true"/>
                <table:data-pilot-member table:name="12466" table:display="true" table:show-details="true"/>
                <table:data-pilot-member table:name="12474" table:display="true" table:show-details="true"/>
                <table:data-pilot-member table:name="12477" table:display="true" table:show-details="true"/>
                <table:data-pilot-member table:name="12483" table:display="true" table:show-details="true"/>
                <table:data-pilot-member table:name="12490" table:display="true" table:show-details="true"/>
                <table:data-pilot-member table:name="12502" table:display="true" table:show-details="true"/>
                <table:data-pilot-member table:name="12510" table:display="true" table:show-details="true"/>
                <table:data-pilot-member table:name="12514" table:display="true" table:show-details="true"/>
                <table:data-pilot-member table:name="12516" table:display="true" table:show-details="true"/>
                <table:data-pilot-member table:name="12517" table:display="true" table:show-details="true"/>
                <table:data-pilot-member table:name="12531" table:display="true" table:show-details="true"/>
                <table:data-pilot-member table:name="12550" table:display="true" table:show-details="true"/>
                <table:data-pilot-member table:name="12554" table:display="true" table:show-details="true"/>
                <table:data-pilot-member table:name="12558" table:display="true" table:show-details="true"/>
                <table:data-pilot-member table:name="12564" table:display="true" table:show-details="true"/>
                <table:data-pilot-member table:name="12566" table:display="true" table:show-details="true"/>
                <table:data-pilot-member table:name="12578" table:display="true" table:show-details="true"/>
                <table:data-pilot-member table:name="12583" table:display="true" table:show-details="true"/>
                <table:data-pilot-member table:name="12599" table:display="true" table:show-details="true"/>
                <table:data-pilot-member table:name="12603" table:display="true" table:show-details="true"/>
                <table:data-pilot-member table:name="12605" table:display="true" table:show-details="true"/>
                <table:data-pilot-member table:name="12608" table:display="true" table:show-details="true"/>
                <table:data-pilot-member table:name="12610" table:display="true" table:show-details="true"/>
                <table:data-pilot-member table:name="12615" table:display="true" table:show-details="true"/>
                <table:data-pilot-member table:name="12617" table:display="true" table:show-details="true"/>
                <table:data-pilot-member table:name="12619" table:display="true" table:show-details="true"/>
                <table:data-pilot-member table:name="12643" table:display="true" table:show-details="true"/>
                <table:data-pilot-member table:name="12646" table:display="true" table:show-details="true"/>
                <table:data-pilot-member table:name="12647" table:display="true" table:show-details="true"/>
                <table:data-pilot-member table:name="12650" table:display="true" table:show-details="true"/>
                <table:data-pilot-member table:name="12663" table:display="true" table:show-details="true"/>
                <table:data-pilot-member table:name="12665" table:display="true" table:show-details="true"/>
                <table:data-pilot-member table:name="12688" table:display="true" table:show-details="true"/>
                <table:data-pilot-member table:name="12695" table:display="true" table:show-details="true"/>
                <table:data-pilot-member table:name="12703" table:display="true" table:show-details="true"/>
                <table:data-pilot-member table:name="12704" table:display="true" table:show-details="true"/>
                <table:data-pilot-member table:name="12705" table:display="true" table:show-details="true"/>
                <table:data-pilot-member table:name="12711" table:display="true" table:show-details="true"/>
                <table:data-pilot-member table:name="12719" table:display="true" table:show-details="true"/>
                <table:data-pilot-member table:name="12725" table:display="true" table:show-details="true"/>
                <table:data-pilot-member table:name="12743" table:display="true" table:show-details="true"/>
                <table:data-pilot-member table:name="12748" table:display="true" table:show-details="true"/>
                <table:data-pilot-member table:name="12759" table:display="true" table:show-details="true"/>
                <table:data-pilot-member table:name="12760" table:display="true" table:show-details="true"/>
                <table:data-pilot-member table:name="12782" table:display="true" table:show-details="true"/>
                <table:data-pilot-member table:name="12783" table:display="true" table:show-details="true"/>
                <table:data-pilot-member table:name="12784" table:display="true" table:show-details="true"/>
                <table:data-pilot-member table:name="12788" table:display="true" table:show-details="true"/>
                <table:data-pilot-member table:name="12799" table:display="true" table:show-details="true"/>
                <table:data-pilot-member table:name="12807" table:display="true" table:show-details="true"/>
                <table:data-pilot-member table:name="12844" table:display="true" table:show-details="true"/>
                <table:data-pilot-member table:name="12848" table:display="true" table:show-details="true"/>
                <table:data-pilot-member table:name="12851" table:display="true" table:show-details="true"/>
                <table:data-pilot-member table:name="12853" table:display="true" table:show-details="true"/>
                <table:data-pilot-member table:name="12862" table:display="true" table:show-details="true"/>
                <table:data-pilot-member table:name="12864" table:display="true" table:show-details="true"/>
                <table:data-pilot-member table:name="12866" table:display="true" table:show-details="true"/>
                <table:data-pilot-member table:name="12872" table:display="true" table:show-details="true"/>
                <table:data-pilot-member table:name="12873" table:display="true" table:show-details="true"/>
                <table:data-pilot-member table:name="12876" table:display="true" table:show-details="true"/>
                <table:data-pilot-member table:name="12880" table:display="true" table:show-details="true"/>
                <table:data-pilot-member table:name="12886" table:display="true" table:show-details="true"/>
                <table:data-pilot-member table:name="12889" table:display="true" table:show-details="true"/>
                <table:data-pilot-member table:name="12891" table:display="true" table:show-details="true"/>
                <table:data-pilot-member table:name="12894" table:display="true" table:show-details="true"/>
                <table:data-pilot-member table:name="12907" table:display="true" table:show-details="true"/>
                <table:data-pilot-member table:name="12908" table:display="true" table:show-details="true"/>
                <table:data-pilot-member table:name="12924" table:display="true" table:show-details="true"/>
                <table:data-pilot-member table:name="12940" table:display="true" table:show-details="true"/>
                <table:data-pilot-member table:name="12947" table:display="true" table:show-details="true"/>
                <table:data-pilot-member table:name="12972" table:display="true" table:show-details="true"/>
                <table:data-pilot-member table:name="12980" table:display="true" table:show-details="true"/>
                <table:data-pilot-member table:name="12986" table:display="true" table:show-details="true"/>
                <table:data-pilot-member table:name="12987" table:display="true" table:show-details="true"/>
                <table:data-pilot-member table:name="12993" table:display="true" table:show-details="true"/>
                <table:data-pilot-member table:name="12998" table:display="true" table:show-details="true"/>
                <table:data-pilot-member table:name="13009" table:display="true" table:show-details="true"/>
                <table:data-pilot-member table:name="13023" table:display="true" table:show-details="true"/>
                <table:data-pilot-member table:name="13024" table:display="true" table:show-details="true"/>
                <table:data-pilot-member table:name="13025" table:display="true" table:show-details="true"/>
                <table:data-pilot-member table:name="13049" table:display="true" table:show-details="true"/>
                <table:data-pilot-member table:name="13059" table:display="true" table:show-details="true"/>
                <table:data-pilot-member table:name="13071" table:display="true" table:show-details="true"/>
                <table:data-pilot-member table:name="13075" table:display="true" table:show-details="true"/>
                <table:data-pilot-member table:name="13076" table:display="true" table:show-details="true"/>
                <table:data-pilot-member table:name="13078" table:display="true" table:show-details="true"/>
                <table:data-pilot-member table:name="13093" table:display="true" table:show-details="true"/>
                <table:data-pilot-member table:name="13095" table:display="true" table:show-details="true"/>
                <table:data-pilot-member table:name="13096" table:display="true" table:show-details="true"/>
                <table:data-pilot-member table:name="13114" table:display="true" table:show-details="true"/>
                <table:data-pilot-member table:name="13125" table:display="true" table:show-details="true"/>
                <table:data-pilot-member table:name="13131" table:display="true" table:show-details="true"/>
                <table:data-pilot-member table:name="13132" table:display="true" table:show-details="true"/>
                <table:data-pilot-member table:name="13142" table:display="true" table:show-details="true"/>
                <table:data-pilot-member table:name="13147" table:display="true" table:show-details="true"/>
                <table:data-pilot-member table:name="13150" table:display="true" table:show-details="true"/>
                <table:data-pilot-member table:name="13151" table:display="true" table:show-details="true"/>
                <table:data-pilot-member table:name="13158" table:display="true" table:show-details="true"/>
                <table:data-pilot-member table:name="13171" table:display="true" table:show-details="true"/>
                <table:data-pilot-member table:name="13180" table:display="true" table:show-details="true"/>
                <table:data-pilot-member table:name="13201" table:display="true" table:show-details="true"/>
                <table:data-pilot-member table:name="13203" table:display="true" table:show-details="true"/>
                <table:data-pilot-member table:name="13242" table:display="true" table:show-details="true"/>
                <table:data-pilot-member table:name="13249" table:display="true" table:show-details="true"/>
                <table:data-pilot-member table:name="13254" table:display="true" table:show-details="true"/>
                <table:data-pilot-member table:name="13265" table:display="true" table:show-details="true"/>
                <table:data-pilot-member table:name="13269" table:display="true" table:show-details="true"/>
                <table:data-pilot-member table:name="13278" table:display="true" table:show-details="true"/>
                <table:data-pilot-member table:name="13288" table:display="true" table:show-details="true"/>
                <table:data-pilot-member table:name="13293" table:display="true" table:show-details="true"/>
                <table:data-pilot-member table:name="13296" table:display="true" table:show-details="true"/>
                <table:data-pilot-member table:name="13309" table:display="true" table:show-details="true"/>
                <table:data-pilot-member table:name="13314" table:display="true" table:show-details="true"/>
                <table:data-pilot-member table:name="13347" table:display="true" table:show-details="true"/>
                <table:data-pilot-member table:name="13351" table:display="true" table:show-details="true"/>
                <table:data-pilot-member table:name="13355" table:display="true" table:show-details="true"/>
                <table:data-pilot-member table:name="13356" table:display="true" table:show-details="true"/>
                <table:data-pilot-member table:name="13367" table:display="true" table:show-details="true"/>
                <table:data-pilot-member table:name="13381" table:display="true" table:show-details="true"/>
                <table:data-pilot-member table:name="13384" table:display="true" table:show-details="true"/>
                <table:data-pilot-member table:name="13390" table:display="true" table:show-details="true"/>
                <table:data-pilot-member table:name="13391" table:display="true" table:show-details="true"/>
                <table:data-pilot-member table:name="13395" table:display="true" table:show-details="true"/>
                <table:data-pilot-member table:name="13411" table:display="true" table:show-details="true"/>
                <table:data-pilot-member table:name="13428" table:display="true" table:show-details="true"/>
                <table:data-pilot-member table:name="13430" table:display="true" table:show-details="true"/>
                <table:data-pilot-member table:name="13434" table:display="true" table:show-details="true"/>
                <table:data-pilot-member table:name="13439" table:display="true" table:show-details="true"/>
                <table:data-pilot-member table:name="13444" table:display="true" table:show-details="true"/>
                <table:data-pilot-member table:name="13462" table:display="true" table:show-details="true"/>
                <table:data-pilot-member table:name="13466" table:display="true" table:show-details="true"/>
                <table:data-pilot-member table:name="13470" table:display="true" table:show-details="true"/>
                <table:data-pilot-member table:name="13476" table:display="true" table:show-details="true"/>
                <table:data-pilot-member table:name="13487" table:display="true" table:show-details="true"/>
                <table:data-pilot-member table:name="13491" table:display="true" table:show-details="true"/>
                <table:data-pilot-member table:name="13495" table:display="true" table:show-details="true"/>
                <table:data-pilot-member table:name="13496" table:display="true" table:show-details="true"/>
                <table:data-pilot-member table:name="13497" table:display="true" table:show-details="true"/>
                <table:data-pilot-member table:name="13521" table:display="true" table:show-details="true"/>
                <table:data-pilot-member table:name="13532" table:display="true" table:show-details="true"/>
                <table:data-pilot-member table:name="13539" table:display="true" table:show-details="true"/>
                <table:data-pilot-member table:name="13562" table:display="true" table:show-details="true"/>
                <table:data-pilot-member table:name="13568" table:display="true" table:show-details="true"/>
                <table:data-pilot-member table:name="13587" table:display="true" table:show-details="true"/>
                <table:data-pilot-member table:name="13604" table:display="true" table:show-details="true"/>
                <table:data-pilot-member table:name="13616" table:display="true" table:show-details="true"/>
                <table:data-pilot-member table:name="13637" table:display="true" table:show-details="true"/>
                <table:data-pilot-member table:name="13652" table:display="true" table:show-details="true"/>
                <table:data-pilot-member table:name="13684" table:display="true" table:show-details="true"/>
                <table:data-pilot-member table:name="13692" table:display="true" table:show-details="true"/>
                <table:data-pilot-member table:name="13711" table:display="true" table:show-details="true"/>
                <table:data-pilot-member table:name="13721" table:display="true" table:show-details="true"/>
                <table:data-pilot-member table:name="13739" table:display="true" table:show-details="true"/>
                <table:data-pilot-member table:name="13743" table:display="true" table:show-details="true"/>
                <table:data-pilot-member table:name="13755" table:display="true" table:show-details="true"/>
                <table:data-pilot-member table:name="13764" table:display="true" table:show-details="true"/>
                <table:data-pilot-member table:name="13777" table:display="true" table:show-details="true"/>
                <table:data-pilot-member table:name="13778" table:display="true" table:show-details="true"/>
                <table:data-pilot-member table:name="13781" table:display="true" table:show-details="true"/>
                <table:data-pilot-member table:name="13783" table:display="true" table:show-details="true"/>
                <table:data-pilot-member table:name="13794" table:display="true" table:show-details="true"/>
                <table:data-pilot-member table:name="13806" table:display="true" table:show-details="true"/>
                <table:data-pilot-member table:name="13810" table:display="true" table:show-details="true"/>
                <table:data-pilot-member table:name="13817" table:display="true" table:show-details="true"/>
                <table:data-pilot-member table:name="13826" table:display="true" table:show-details="true"/>
                <table:data-pilot-member table:name="13839" table:display="true" table:show-details="true"/>
                <table:data-pilot-member table:name="13843" table:display="true" table:show-details="true"/>
                <table:data-pilot-member table:name="13851" table:display="true" table:show-details="true"/>
                <table:data-pilot-member table:name="13861" table:display="true" table:show-details="true"/>
                <table:data-pilot-member table:name="13870" table:display="true" table:show-details="true"/>
                <table:data-pilot-member table:name="13874" table:display="true" table:show-details="true"/>
                <table:data-pilot-member table:name="13890" table:display="true" table:show-details="true"/>
                <table:data-pilot-member table:name="13905" table:display="true" table:show-details="true"/>
                <table:data-pilot-member table:name="13911" table:display="true" table:show-details="true"/>
                <table:data-pilot-member table:name="13919" table:display="true" table:show-details="true"/>
                <table:data-pilot-member table:name="13927" table:display="true" table:show-details="true"/>
                <table:data-pilot-member table:name="13930" table:display="true" table:show-details="true"/>
                <table:data-pilot-member table:name="13941" table:display="true" table:show-details="true"/>
                <table:data-pilot-member table:name="13946" table:display="true" table:show-details="true"/>
                <table:data-pilot-member table:name="13947" table:display="true" table:show-details="true"/>
                <table:data-pilot-member table:name="13972" table:display="true" table:show-details="true"/>
                <table:data-pilot-member table:name="13997" table:display="true" table:show-details="true"/>
                <table:data-pilot-member table:name="14003" table:display="true" table:show-details="true"/>
                <table:data-pilot-member table:name="14016" table:display="true" table:show-details="true"/>
                <table:data-pilot-member table:name="14027" table:display="true" table:show-details="true"/>
                <table:data-pilot-member table:name="14030" table:display="true" table:show-details="true"/>
                <table:data-pilot-member table:name="14034" table:display="true" table:show-details="true"/>
                <table:data-pilot-member table:name="14035" table:display="true" table:show-details="true"/>
                <table:data-pilot-member table:name="14048" table:display="true" table:show-details="true"/>
                <table:data-pilot-member table:name="14052" table:display="true" table:show-details="true"/>
                <table:data-pilot-member table:name="14078" table:display="true" table:show-details="true"/>
                <table:data-pilot-member table:name="14086" table:display="true" table:show-details="true"/>
                <table:data-pilot-member table:name="14096" table:display="true" table:show-details="true"/>
                <table:data-pilot-member table:name="14100" table:display="true" table:show-details="true"/>
                <table:data-pilot-member table:name="14101" table:display="true" table:show-details="true"/>
                <table:data-pilot-member table:name="14108" table:display="true" table:show-details="true"/>
                <table:data-pilot-member table:name="14115" table:display="true" table:show-details="true"/>
                <table:data-pilot-member table:name="14116" table:display="true" table:show-details="true"/>
                <table:data-pilot-member table:name="14124" table:display="true" table:show-details="true"/>
                <table:data-pilot-member table:name="14144" table:display="true" table:show-details="true"/>
                <table:data-pilot-member table:name="14150" table:display="true" table:show-details="true"/>
                <table:data-pilot-member table:name="14153" table:display="true" table:show-details="true"/>
                <table:data-pilot-member table:name="14155" table:display="true" table:show-details="true"/>
                <table:data-pilot-member table:name="14156" table:display="true" table:show-details="true"/>
                <table:data-pilot-member table:name="14164" table:display="true" table:show-details="true"/>
                <table:data-pilot-member table:name="14170" table:display="true" table:show-details="true"/>
                <table:data-pilot-member table:name="14190" table:display="true" table:show-details="true"/>
                <table:data-pilot-member table:name="14198" table:display="true" table:show-details="true"/>
                <table:data-pilot-member table:name="14203" table:display="true" table:show-details="true"/>
                <table:data-pilot-member table:name="14233" table:display="true" table:show-details="true"/>
                <table:data-pilot-member table:name="14235" table:display="true" table:show-details="true"/>
                <table:data-pilot-member table:name="14275" table:display="true" table:show-details="true"/>
                <table:data-pilot-member table:name="14279" table:display="true" table:show-details="true"/>
                <table:data-pilot-member table:name="14280" table:display="true" table:show-details="true"/>
                <table:data-pilot-member table:name="14285" table:display="true" table:show-details="true"/>
                <table:data-pilot-member table:name="14309" table:display="true" table:show-details="true"/>
                <table:data-pilot-member table:name="14320" table:display="true" table:show-details="true"/>
                <table:data-pilot-member table:name="14322" table:display="true" table:show-details="true"/>
                <table:data-pilot-member table:name="14343" table:display="true" table:show-details="true"/>
                <table:data-pilot-member table:name="14350" table:display="true" table:show-details="true"/>
                <table:data-pilot-member table:name="14352" table:display="true" table:show-details="true"/>
                <table:data-pilot-member table:name="14359" table:display="true" table:show-details="true"/>
                <table:data-pilot-member table:name="14360" table:display="true" table:show-details="true"/>
                <table:data-pilot-member table:name="14365" table:display="true" table:show-details="true"/>
                <table:data-pilot-member table:name="14367" table:display="true" table:show-details="true"/>
                <table:data-pilot-member table:name="14370" table:display="true" table:show-details="true"/>
                <table:data-pilot-member table:name="14381" table:display="true" table:show-details="true"/>
                <table:data-pilot-member table:name="14383" table:display="true" table:show-details="true"/>
                <table:data-pilot-member table:name="14395" table:display="true" table:show-details="true"/>
                <table:data-pilot-member table:name="14410" table:display="true" table:show-details="true"/>
                <table:data-pilot-member table:name="14424" table:display="true" table:show-details="true"/>
                <table:data-pilot-member table:name="14431" table:display="true" table:show-details="true"/>
                <table:data-pilot-member table:name="14438" table:display="true" table:show-details="true"/>
                <table:data-pilot-member table:name="14442" table:display="true" table:show-details="true"/>
                <table:data-pilot-member table:name="14455" table:display="true" table:show-details="true"/>
                <table:data-pilot-member table:name="14464" table:display="true" table:show-details="true"/>
                <table:data-pilot-member table:name="14465" table:display="true" table:show-details="true"/>
                <table:data-pilot-member table:name="14468" table:display="true" table:show-details="true"/>
                <table:data-pilot-member table:name="14474" table:display="true" table:show-details="true"/>
                <table:data-pilot-member table:name="14479" table:display="true" table:show-details="true"/>
                <table:data-pilot-member table:name="14497" table:display="true" table:show-details="true"/>
                <table:data-pilot-member table:name="14502" table:display="true" table:show-details="true"/>
                <table:data-pilot-member table:name="14507" table:display="true" table:show-details="true"/>
                <table:data-pilot-member table:name="14519" table:display="true" table:show-details="true"/>
                <table:data-pilot-member table:name="14526" table:display="true" table:show-details="true"/>
                <table:data-pilot-member table:name="14543" table:display="true" table:show-details="true"/>
                <table:data-pilot-member table:name="14547" table:display="true" table:show-details="true"/>
                <table:data-pilot-member table:name="14548" table:display="true" table:show-details="true"/>
                <table:data-pilot-member table:name="14554" table:display="true" table:show-details="true"/>
                <table:data-pilot-member table:name="14563" table:display="true" table:show-details="true"/>
                <table:data-pilot-member table:name="14566" table:display="true" table:show-details="true"/>
                <table:data-pilot-member table:name="14570" table:display="true" table:show-details="true"/>
                <table:data-pilot-member table:name="14579" table:display="true" table:show-details="true"/>
                <table:data-pilot-member table:name="14586" table:display="true" table:show-details="true"/>
                <table:data-pilot-member table:name="14588" table:display="true" table:show-details="true"/>
                <table:data-pilot-member table:name="14589" table:display="true" table:show-details="true"/>
                <table:data-pilot-member table:name="14590" table:display="true" table:show-details="true"/>
                <table:data-pilot-member table:name="14595" table:display="true" table:show-details="true"/>
                <table:data-pilot-member table:name="14597" table:display="true" table:show-details="true"/>
                <table:data-pilot-member table:name="14598" table:display="true" table:show-details="true"/>
                <table:data-pilot-member table:name="14607" table:display="true" table:show-details="true"/>
                <table:data-pilot-member table:name="14613" table:display="true" table:show-details="true"/>
                <table:data-pilot-member table:name="14617" table:display="true" table:show-details="true"/>
                <table:data-pilot-member table:name="14619" table:display="true" table:show-details="true"/>
                <table:data-pilot-member table:name="14626" table:display="true" table:show-details="true"/>
                <table:data-pilot-member table:name="14634" table:display="true" table:show-details="true"/>
                <table:data-pilot-member table:name="14636" table:display="true" table:show-details="true"/>
                <table:data-pilot-member table:name="14639" table:display="true" table:show-details="true"/>
                <table:data-pilot-member table:name="14640" table:display="true" table:show-details="true"/>
                <table:data-pilot-member table:name="14643" table:display="true" table:show-details="true"/>
                <table:data-pilot-member table:name="14648" table:display="true" table:show-details="true"/>
                <table:data-pilot-member table:name="14651" table:display="true" table:show-details="true"/>
                <table:data-pilot-member table:name="14666" table:display="true" table:show-details="true"/>
                <table:data-pilot-member table:name="14669" table:display="true" table:show-details="true"/>
                <table:data-pilot-member table:name="14673" table:display="true" table:show-details="true"/>
                <table:data-pilot-member table:name="14682" table:display="true" table:show-details="true"/>
                <table:data-pilot-member table:name="14697" table:display="true" table:show-details="true"/>
                <table:data-pilot-member table:name="14702" table:display="true" table:show-details="true"/>
                <table:data-pilot-member table:name="14706" table:display="true" table:show-details="true"/>
                <table:data-pilot-member table:name="14709" table:display="true" table:show-details="true"/>
                <table:data-pilot-member table:name="14728" table:display="true" table:show-details="true"/>
                <table:data-pilot-member table:name="14741" table:display="true" table:show-details="true"/>
                <table:data-pilot-member table:name="14744" table:display="true" table:show-details="true"/>
                <table:data-pilot-member table:name="14747" table:display="true" table:show-details="true"/>
                <table:data-pilot-member table:name="14748" table:display="true" table:show-details="true"/>
                <table:data-pilot-member table:name="14756" table:display="true" table:show-details="true"/>
                <table:data-pilot-member table:name="14764" table:display="true" table:show-details="true"/>
                <table:data-pilot-member table:name="14770" table:display="true" table:show-details="true"/>
                <table:data-pilot-member table:name="14773" table:display="true" table:show-details="true"/>
                <table:data-pilot-member table:name="14775" table:display="true" table:show-details="true"/>
                <table:data-pilot-member table:name="14779" table:display="true" table:show-details="true"/>
                <table:data-pilot-member table:name="14783" table:display="true" table:show-details="true"/>
                <table:data-pilot-member table:name="14787" table:display="true" table:show-details="true"/>
                <table:data-pilot-member table:name="14797" table:display="true" table:show-details="true"/>
                <table:data-pilot-member table:name="14799" table:display="true" table:show-details="true"/>
                <table:data-pilot-member table:name="14801" table:display="true" table:show-details="true"/>
                <table:data-pilot-member table:name="14817" table:display="true" table:show-details="true"/>
                <table:data-pilot-member table:name="14819" table:display="true" table:show-details="true"/>
                <table:data-pilot-member table:name="14822" table:display="true" table:show-details="true"/>
                <table:data-pilot-member table:name="14828" table:display="true" table:show-details="true"/>
                <table:data-pilot-member table:name="14838" table:display="true" table:show-details="true"/>
                <table:data-pilot-member table:name="14839" table:display="true" table:show-details="true"/>
                <table:data-pilot-member table:name="14841" table:display="true" table:show-details="true"/>
                <table:data-pilot-member table:name="14843" table:display="true" table:show-details="true"/>
                <table:data-pilot-member table:name="14851" table:display="true" table:show-details="true"/>
                <table:data-pilot-member table:name="14861" table:display="true" table:show-details="true"/>
                <table:data-pilot-member table:name="14864" table:display="true" table:show-details="true"/>
                <table:data-pilot-member table:name="14865" table:display="true" table:show-details="true"/>
                <table:data-pilot-member table:name="14893" table:display="true" table:show-details="true"/>
                <table:data-pilot-member table:name="14901" table:display="true" table:show-details="true"/>
                <table:data-pilot-member table:name="14904" table:display="true" table:show-details="true"/>
                <table:data-pilot-member table:name="14905" table:display="true" table:show-details="true"/>
                <table:data-pilot-member table:name="14916" table:display="true" table:show-details="true"/>
                <table:data-pilot-member table:name="14934" table:display="true" table:show-details="true"/>
                <table:data-pilot-member table:name="14947" table:display="true" table:show-details="true"/>
                <table:data-pilot-member table:name="14951" table:display="true" table:show-details="true"/>
                <table:data-pilot-member table:name="14954" table:display="true" table:show-details="true"/>
                <table:data-pilot-member table:name="14971" table:display="true" table:show-details="true"/>
                <table:data-pilot-member table:name="14986" table:display="true" table:show-details="true"/>
                <table:data-pilot-member table:name="14990" table:display="true" table:show-details="true"/>
                <table:data-pilot-member table:name="15008" table:display="true" table:show-details="true"/>
                <table:data-pilot-member table:name="15013" table:display="true" table:show-details="true"/>
                <table:data-pilot-member table:name="15020" table:display="true" table:show-details="true"/>
                <table:data-pilot-member table:name="15021" table:display="true" table:show-details="true"/>
                <table:data-pilot-member table:name="15029" table:display="true" table:show-details="true"/>
                <table:data-pilot-member table:name="15050" table:display="true" table:show-details="true"/>
                <table:data-pilot-member table:name="15063" table:display="true" table:show-details="true"/>
                <table:data-pilot-member table:name="15071" table:display="true" table:show-details="true"/>
                <table:data-pilot-member table:name="15073" table:display="true" table:show-details="true"/>
                <table:data-pilot-member table:name="15079" table:display="true" table:show-details="true"/>
                <table:data-pilot-member table:name="15081" table:display="true" table:show-details="true"/>
                <table:data-pilot-member table:name="15084" table:display="true" table:show-details="true"/>
                <table:data-pilot-member table:name="15088" table:display="true" table:show-details="true"/>
                <table:data-pilot-member table:name="15093" table:display="true" table:show-details="true"/>
                <table:data-pilot-member table:name="15094" table:display="true" table:show-details="true"/>
                <table:data-pilot-member table:name="15098" table:display="true" table:show-details="true"/>
                <table:data-pilot-member table:name="15103" table:display="true" table:show-details="true"/>
                <table:data-pilot-member table:name="15120" table:display="true" table:show-details="true"/>
                <table:data-pilot-member table:name="15123" table:display="true" table:show-details="true"/>
                <table:data-pilot-member table:name="15129" table:display="true" table:show-details="true"/>
                <table:data-pilot-member table:name="15139" table:display="true" table:show-details="true"/>
                <table:data-pilot-member table:name="15161" table:display="true" table:show-details="true"/>
                <table:data-pilot-member table:name="15168" table:display="true" table:show-details="true"/>
                <table:data-pilot-member table:name="15175" table:display="true" table:show-details="true"/>
                <table:data-pilot-member table:name="15181" table:display="true" table:show-details="true"/>
                <table:data-pilot-member table:name="15190" table:display="true" table:show-details="true"/>
                <table:data-pilot-member table:name="15193" table:display="true" table:show-details="true"/>
                <table:data-pilot-member table:name="15197" table:display="true" table:show-details="true"/>
                <table:data-pilot-member table:name="15205" table:display="true" table:show-details="true"/>
                <table:data-pilot-member table:name="15212" table:display="true" table:show-details="true"/>
                <table:data-pilot-member table:name="15218" table:display="true" table:show-details="true"/>
                <table:data-pilot-member table:name="15219" table:display="true" table:show-details="true"/>
                <table:data-pilot-member table:name="15223" table:display="true" table:show-details="true"/>
                <table:data-pilot-member table:name="15233" table:display="true" table:show-details="true"/>
                <table:data-pilot-member table:name="15234" table:display="true" table:show-details="true"/>
                <table:data-pilot-member table:name="15240" table:display="true" table:show-details="true"/>
                <table:data-pilot-member table:name="15241" table:display="true" table:show-details="true"/>
                <table:data-pilot-member table:name="15280" table:display="true" table:show-details="true"/>
                <table:data-pilot-member table:name="15284" table:display="true" table:show-details="true"/>
                <table:data-pilot-member table:name="15285" table:display="true" table:show-details="true"/>
                <table:data-pilot-member table:name="15290" table:display="true" table:show-details="true"/>
                <table:data-pilot-member table:name="15294" table:display="true" table:show-details="true"/>
                <table:data-pilot-member table:name="15305" table:display="true" table:show-details="true"/>
                <table:data-pilot-member table:name="15312" table:display="true" table:show-details="true"/>
                <table:data-pilot-member table:name="15313" table:display="true" table:show-details="true"/>
                <table:data-pilot-member table:name="15317" table:display="true" table:show-details="true"/>
                <table:data-pilot-member table:name="15333" table:display="true" table:show-details="true"/>
                <table:data-pilot-member table:name="15362" table:display="true" table:show-details="true"/>
                <table:data-pilot-member table:name="15375" table:display="true" table:show-details="true"/>
                <table:data-pilot-member table:name="15383" table:display="true" table:show-details="true"/>
                <table:data-pilot-member table:name="15384" table:display="true" table:show-details="true"/>
                <table:data-pilot-member table:name="15386" table:display="true" table:show-details="true"/>
                <table:data-pilot-member table:name="15387" table:display="true" table:show-details="true"/>
                <table:data-pilot-member table:name="15390" table:display="true" table:show-details="true"/>
                <table:data-pilot-member table:name="15395" table:display="true" table:show-details="true"/>
                <table:data-pilot-member table:name="15396" table:display="true" table:show-details="true"/>
                <table:data-pilot-member table:name="15398" table:display="true" table:show-details="true"/>
                <table:data-pilot-member table:name="15416" table:display="true" table:show-details="true"/>
                <table:data-pilot-member table:name="15427" table:display="true" table:show-details="true"/>
                <table:data-pilot-member table:name="15435" table:display="true" table:show-details="true"/>
                <table:data-pilot-member table:name="15442" table:display="true" table:show-details="true"/>
                <table:data-pilot-member table:name="15456" table:display="true" table:show-details="true"/>
                <table:data-pilot-member table:name="15465" table:display="true" table:show-details="true"/>
                <table:data-pilot-member table:name="15466" table:display="true" table:show-details="true"/>
                <table:data-pilot-member table:name="15481" table:display="true" table:show-details="true"/>
                <table:data-pilot-member table:name="15494" table:display="true" table:show-details="true"/>
                <table:data-pilot-member table:name="15502" table:display="true" table:show-details="true"/>
                <table:data-pilot-member table:name="15509" table:display="true" table:show-details="true"/>
                <table:data-pilot-member table:name="15511" table:display="true" table:show-details="true"/>
                <table:data-pilot-member table:name="15513" table:display="true" table:show-details="true"/>
                <table:data-pilot-member table:name="15519" table:display="true" table:show-details="true"/>
                <table:data-pilot-member table:name="15527" table:display="true" table:show-details="true"/>
                <table:data-pilot-member table:name="15541" table:display="true" table:show-details="true"/>
                <table:data-pilot-member table:name="15566" table:display="true" table:show-details="true"/>
                <table:data-pilot-member table:name="15567" table:display="true" table:show-details="true"/>
                <table:data-pilot-member table:name="15596" table:display="true" table:show-details="true"/>
                <table:data-pilot-member table:name="15599" table:display="true" table:show-details="true"/>
                <table:data-pilot-member table:name="15609" table:display="true" table:show-details="true"/>
                <table:data-pilot-member table:name="15612" table:display="true" table:show-details="true"/>
                <table:data-pilot-member table:name="15616" table:display="true" table:show-details="true"/>
                <table:data-pilot-member table:name="15623" table:display="true" table:show-details="true"/>
                <table:data-pilot-member table:name="15627" table:display="true" table:show-details="true"/>
                <table:data-pilot-member table:name="15631" table:display="true" table:show-details="true"/>
                <table:data-pilot-member table:name="15657" table:display="true" table:show-details="true"/>
                <table:data-pilot-member table:name="15658" table:display="true" table:show-details="true"/>
                <table:data-pilot-member table:name="15664" table:display="true" table:show-details="true"/>
                <table:data-pilot-member table:name="15667" table:display="true" table:show-details="true"/>
                <table:data-pilot-member table:name="15678" table:display="true" table:show-details="true"/>
                <table:data-pilot-member table:name="15680" table:display="true" table:show-details="true"/>
                <table:data-pilot-member table:name="15686" table:display="true" table:show-details="true"/>
                <table:data-pilot-member table:name="15689" table:display="true" table:show-details="true"/>
                <table:data-pilot-member table:name="15697" table:display="true" table:show-details="true"/>
                <table:data-pilot-member table:name="15698" table:display="true" table:show-details="true"/>
                <table:data-pilot-member table:name="15716" table:display="true" table:show-details="true"/>
                <table:data-pilot-member table:name="15719" table:display="true" table:show-details="true"/>
                <table:data-pilot-member table:name="15735" table:display="true" table:show-details="true"/>
                <table:data-pilot-member table:name="15753" table:display="true" table:show-details="true"/>
                <table:data-pilot-member table:name="15765" table:display="true" table:show-details="true"/>
                <table:data-pilot-member table:name="15776" table:display="true" table:show-details="true"/>
                <table:data-pilot-member table:name="15783" table:display="true" table:show-details="true"/>
                <table:data-pilot-member table:name="15786" table:display="true" table:show-details="true"/>
                <table:data-pilot-member table:name="15801" table:display="true" table:show-details="true"/>
                <table:data-pilot-member table:name="15807" table:display="true" table:show-details="true"/>
                <table:data-pilot-member table:name="15815" table:display="true" table:show-details="true"/>
                <table:data-pilot-member table:name="15819" table:display="true" table:show-details="true"/>
                <table:data-pilot-member table:name="15825" table:display="true" table:show-details="true"/>
                <table:data-pilot-member table:name="15855" table:display="true" table:show-details="true"/>
                <table:data-pilot-member table:name="15867" table:display="true" table:show-details="true"/>
                <table:data-pilot-member table:name="15872" table:display="true" table:show-details="true"/>
                <table:data-pilot-member table:name="15885" table:display="true" table:show-details="true"/>
                <table:data-pilot-member table:name="15886" table:display="true" table:show-details="true"/>
                <table:data-pilot-member table:name="15910" table:display="true" table:show-details="true"/>
                <table:data-pilot-member table:name="15925" table:display="true" table:show-details="true"/>
                <table:data-pilot-member table:name="15938" table:display="true" table:show-details="true"/>
                <table:data-pilot-member table:name="15947" table:display="true" table:show-details="true"/>
                <table:data-pilot-member table:name="15949" table:display="true" table:show-details="true"/>
                <table:data-pilot-member table:name="15958" table:display="true" table:show-details="true"/>
                <table:data-pilot-member table:name="15961" table:display="true" table:show-details="true"/>
                <table:data-pilot-member table:name="15972" table:display="true" table:show-details="true"/>
                <table:data-pilot-member table:name="15977" table:display="true" table:show-details="true"/>
                <table:data-pilot-member table:name="15978" table:display="true" table:show-details="true"/>
                <table:data-pilot-member table:name="15979" table:display="true" table:show-details="true"/>
                <table:data-pilot-member table:name="15980" table:display="true" table:show-details="true"/>
                <table:data-pilot-member table:name="15983" table:display="true" table:show-details="true"/>
                <table:data-pilot-member table:name="15989" table:display="true" table:show-details="true"/>
                <table:data-pilot-member table:name="15995" table:display="true" table:show-details="true"/>
                <table:data-pilot-member table:name="15998" table:display="true" table:show-details="true"/>
                <table:data-pilot-member table:name="16002" table:display="true" table:show-details="true"/>
                <table:data-pilot-member table:name="16008" table:display="true" table:show-details="true"/>
                <table:data-pilot-member table:name="16025" table:display="true" table:show-details="true"/>
                <table:data-pilot-member table:name="16028" table:display="true" table:show-details="true"/>
                <table:data-pilot-member table:name="16045" table:display="true" table:show-details="true"/>
                <table:data-pilot-member table:name="16054" table:display="true" table:show-details="true"/>
                <table:data-pilot-member table:name="16058" table:display="true" table:show-details="true"/>
                <table:data-pilot-member table:name="16061" table:display="true" table:show-details="true"/>
                <table:data-pilot-member table:name="16067" table:display="true" table:show-details="true"/>
                <table:data-pilot-member table:name="16082" table:display="true" table:show-details="true"/>
                <table:data-pilot-member table:name="16090" table:display="true" table:show-details="true"/>
                <table:data-pilot-member table:name="16097" table:display="true" table:show-details="true"/>
                <table:data-pilot-member table:name="16107" table:display="true" table:show-details="true"/>
                <table:data-pilot-member table:name="16110" table:display="true" table:show-details="true"/>
                <table:data-pilot-member table:name="16118" table:display="true" table:show-details="true"/>
                <table:data-pilot-member table:name="16142" table:display="true" table:show-details="true"/>
                <table:data-pilot-member table:name="16146" table:display="true" table:show-details="true"/>
                <table:data-pilot-member table:name="16147" table:display="true" table:show-details="true"/>
                <table:data-pilot-member table:name="16148" table:display="true" table:show-details="true"/>
                <table:data-pilot-member table:name="16154" table:display="true" table:show-details="true"/>
                <table:data-pilot-member table:name="16164" table:display="true" table:show-details="true"/>
                <table:data-pilot-member table:name="16165" table:display="true" table:show-details="true"/>
                <table:data-pilot-member table:name="16172" table:display="true" table:show-details="true"/>
                <table:data-pilot-member table:name="16173" table:display="true" table:show-details="true"/>
                <table:data-pilot-member table:name="16175" table:display="true" table:show-details="true"/>
                <table:data-pilot-member table:name="16192" table:display="true" table:show-details="true"/>
                <table:data-pilot-member table:name="16206" table:display="true" table:show-details="true"/>
                <table:data-pilot-member table:name="16234" table:display="true" table:show-details="true"/>
                <table:data-pilot-member table:name="16235" table:display="true" table:show-details="true"/>
                <table:data-pilot-member table:name="16246" table:display="true" table:show-details="true"/>
                <table:data-pilot-member table:name="16247" table:display="true" table:show-details="true"/>
                <table:data-pilot-member table:name="16248" table:display="true" table:show-details="true"/>
                <table:data-pilot-member table:name="16250" table:display="true" table:show-details="true"/>
                <table:data-pilot-member table:name="16268" table:display="true" table:show-details="true"/>
                <table:data-pilot-member table:name="16281" table:display="true" table:show-details="true"/>
                <table:data-pilot-member table:name="16308" table:display="true" table:show-details="true"/>
                <table:data-pilot-member table:name="16314" table:display="true" table:show-details="true"/>
                <table:data-pilot-member table:name="16334" table:display="true" table:show-details="true"/>
                <table:data-pilot-member table:name="16340" table:display="true" table:show-details="true"/>
                <table:data-pilot-member table:name="16341" table:display="true" table:show-details="true"/>
                <table:data-pilot-member table:name="16346" table:display="true" table:show-details="true"/>
                <table:data-pilot-member table:name="16394" table:display="true" table:show-details="true"/>
                <table:data-pilot-member table:name="16399" table:display="true" table:show-details="true"/>
                <table:data-pilot-member table:name="16402" table:display="true" table:show-details="true"/>
                <table:data-pilot-member table:name="16420" table:display="true" table:show-details="true"/>
                <table:data-pilot-member table:name="16427" table:display="true" table:show-details="true"/>
                <table:data-pilot-member table:name="16429" table:display="true" table:show-details="true"/>
                <table:data-pilot-member table:name="16435" table:display="true" table:show-details="true"/>
                <table:data-pilot-member table:name="16436" table:display="true" table:show-details="true"/>
                <table:data-pilot-member table:name="16439" table:display="true" table:show-details="true"/>
                <table:data-pilot-member table:name="16440" table:display="true" table:show-details="true"/>
                <table:data-pilot-member table:name="16442" table:display="true" table:show-details="true"/>
                <table:data-pilot-member table:name="16446" table:display="true" table:show-details="true"/>
                <table:data-pilot-member table:name="16454" table:display="true" table:show-details="true"/>
                <table:data-pilot-member table:name="16459" table:display="true" table:show-details="true"/>
                <table:data-pilot-member table:name="16473" table:display="true" table:show-details="true"/>
                <table:data-pilot-member table:name="16487" table:display="true" table:show-details="true"/>
                <table:data-pilot-member table:name="16509" table:display="true" table:show-details="true"/>
                <table:data-pilot-member table:name="16522" table:display="true" table:show-details="true"/>
                <table:data-pilot-member table:name="16524" table:display="true" table:show-details="true"/>
                <table:data-pilot-member table:name="16525" table:display="true" table:show-details="true"/>
                <table:data-pilot-member table:name="16528" table:display="true" table:show-details="true"/>
                <table:data-pilot-member table:name="16549" table:display="true" table:show-details="true"/>
                <table:data-pilot-member table:name="16555" table:display="true" table:show-details="true"/>
                <table:data-pilot-member table:name="16571" table:display="true" table:show-details="true"/>
                <table:data-pilot-member table:name="16575" table:display="true" table:show-details="true"/>
                <table:data-pilot-member table:name="16590" table:display="true" table:show-details="true"/>
                <table:data-pilot-member table:name="16591" table:display="true" table:show-details="true"/>
                <table:data-pilot-member table:name="16617" table:display="true" table:show-details="true"/>
                <table:data-pilot-member table:name="16618" table:display="true" table:show-details="true"/>
                <table:data-pilot-member table:name="16631" table:display="true" table:show-details="true"/>
                <table:data-pilot-member table:name="16643" table:display="true" table:show-details="true"/>
                <table:data-pilot-member table:name="16648" table:display="true" table:show-details="true"/>
                <table:data-pilot-member table:name="16650" table:display="true" table:show-details="true"/>
                <table:data-pilot-member table:name="16652" table:display="true" table:show-details="true"/>
                <table:data-pilot-member table:name="16655" table:display="true" table:show-details="true"/>
                <table:data-pilot-member table:name="16675" table:display="true" table:show-details="true"/>
                <table:data-pilot-member table:name="16676" table:display="true" table:show-details="true"/>
                <table:data-pilot-member table:name="16685" table:display="true" table:show-details="true"/>
                <table:data-pilot-member table:name="16702" table:display="true" table:show-details="true"/>
                <table:data-pilot-member table:name="16710" table:display="true" table:show-details="true"/>
                <table:data-pilot-member table:name="16725" table:display="true" table:show-details="true"/>
                <table:data-pilot-member table:name="16727" table:display="true" table:show-details="true"/>
                <table:data-pilot-member table:name="16739" table:display="true" table:show-details="true"/>
                <table:data-pilot-member table:name="16746" table:display="true" table:show-details="true"/>
                <table:data-pilot-member table:name="16750" table:display="true" table:show-details="true"/>
                <table:data-pilot-member table:name="16762" table:display="true" table:show-details="true"/>
                <table:data-pilot-member table:name="16765" table:display="true" table:show-details="true"/>
                <table:data-pilot-member table:name="16766" table:display="true" table:show-details="true"/>
                <table:data-pilot-member table:name="16774" table:display="true" table:show-details="true"/>
                <table:data-pilot-member table:name="16776" table:display="true" table:show-details="true"/>
                <table:data-pilot-member table:name="16797" table:display="true" table:show-details="true"/>
                <table:data-pilot-member table:name="16800" table:display="true" table:show-details="true"/>
                <table:data-pilot-member table:name="16806" table:display="true" table:show-details="true"/>
                <table:data-pilot-member table:name="16808" table:display="true" table:show-details="true"/>
                <table:data-pilot-member table:name="16815" table:display="true" table:show-details="true"/>
                <table:data-pilot-member table:name="16816" table:display="true" table:show-details="true"/>
                <table:data-pilot-member table:name="16853" table:display="true" table:show-details="true"/>
                <table:data-pilot-member table:name="16860" table:display="true" table:show-details="true"/>
                <table:data-pilot-member table:name="16864" table:display="true" table:show-details="true"/>
                <table:data-pilot-member table:name="16891" table:display="true" table:show-details="true"/>
                <table:data-pilot-member table:name="16894" table:display="true" table:show-details="true"/>
                <table:data-pilot-member table:name="16896" table:display="true" table:show-details="true"/>
                <table:data-pilot-member table:name="16903" table:display="true" table:show-details="true"/>
                <table:data-pilot-member table:name="16913" table:display="true" table:show-details="true"/>
                <table:data-pilot-member table:name="16914" table:display="true" table:show-details="true"/>
                <table:data-pilot-member table:name="16926" table:display="true" table:show-details="true"/>
                <table:data-pilot-member table:name="16930" table:display="true" table:show-details="true"/>
                <table:data-pilot-member table:name="16933" table:display="true" table:show-details="true"/>
                <table:data-pilot-member table:name="16941" table:display="true" table:show-details="true"/>
                <table:data-pilot-member table:name="16943" table:display="true" table:show-details="true"/>
                <table:data-pilot-member table:name="16947" table:display="true" table:show-details="true"/>
                <table:data-pilot-member table:name="16948" table:display="true" table:show-details="true"/>
                <table:data-pilot-member table:name="16953" table:display="true" table:show-details="true"/>
                <table:data-pilot-member table:name="16962" table:display="true" table:show-details="true"/>
                <table:data-pilot-member table:name="16965" table:display="true" table:show-details="true"/>
                <table:data-pilot-member table:name="16974" table:display="true" table:show-details="true"/>
                <table:data-pilot-member table:name="16975" table:display="true" table:show-details="true"/>
                <table:data-pilot-member table:name="16979" table:display="true" table:show-details="true"/>
                <table:data-pilot-member table:name="16987" table:display="true" table:show-details="true"/>
                <table:data-pilot-member table:name="16992" table:display="true" table:show-details="true"/>
                <table:data-pilot-member table:name="16994" table:display="true" table:show-details="true"/>
                <table:data-pilot-member table:name="17015" table:display="true" table:show-details="true"/>
                <table:data-pilot-member table:name="17017" table:display="true" table:show-details="true"/>
                <table:data-pilot-member table:name="17030" table:display="true" table:show-details="true"/>
                <table:data-pilot-member table:name="17033" table:display="true" table:show-details="true"/>
                <table:data-pilot-member table:name="17034" table:display="true" table:show-details="true"/>
                <table:data-pilot-member table:name="17043" table:display="true" table:show-details="true"/>
                <table:data-pilot-member table:name="17047" table:display="true" table:show-details="true"/>
                <table:data-pilot-member table:name="17052" table:display="true" table:show-details="true"/>
                <table:data-pilot-member table:name="17054" table:display="true" table:show-details="true"/>
                <table:data-pilot-member table:name="17057" table:display="true" table:show-details="true"/>
                <table:data-pilot-member table:name="17067" table:display="true" table:show-details="true"/>
                <table:data-pilot-member table:name="17074" table:display="true" table:show-details="true"/>
                <table:data-pilot-member table:name="17077" table:display="true" table:show-details="true"/>
                <table:data-pilot-member table:name="17094" table:display="true" table:show-details="true"/>
                <table:data-pilot-member table:name="17101" table:display="true" table:show-details="true"/>
                <table:data-pilot-member table:name="17111" table:display="true" table:show-details="true"/>
                <table:data-pilot-member table:name="17119" table:display="true" table:show-details="true"/>
                <table:data-pilot-member table:name="17125" table:display="true" table:show-details="true"/>
                <table:data-pilot-member table:name="17142" table:display="true" table:show-details="true"/>
                <table:data-pilot-member table:name="17145" table:display="true" table:show-details="true"/>
                <table:data-pilot-member table:name="17159" table:display="true" table:show-details="true"/>
                <table:data-pilot-member table:name="17165" table:display="true" table:show-details="true"/>
                <table:data-pilot-member table:name="17172" table:display="true" table:show-details="true"/>
                <table:data-pilot-member table:name="17174" table:display="true" table:show-details="true"/>
                <table:data-pilot-member table:name="17175" table:display="true" table:show-details="true"/>
                <table:data-pilot-member table:name="17197" table:display="true" table:show-details="true"/>
                <table:data-pilot-member table:name="17213" table:display="true" table:show-details="true"/>
                <table:data-pilot-member table:name="17244" table:display="true" table:show-details="true"/>
                <table:data-pilot-member table:name="17247" table:display="true" table:show-details="true"/>
                <table:data-pilot-member table:name="17249" table:display="true" table:show-details="true"/>
                <table:data-pilot-member table:name="17259" table:display="true" table:show-details="true"/>
                <table:data-pilot-member table:name="17270" table:display="true" table:show-details="true"/>
                <table:data-pilot-member table:name="17278" table:display="true" table:show-details="true"/>
                <table:data-pilot-member table:name="17289" table:display="true" table:show-details="true"/>
                <table:data-pilot-member table:name="17290" table:display="true" table:show-details="true"/>
                <table:data-pilot-member table:name="17292" table:display="true" table:show-details="true"/>
                <table:data-pilot-member table:name="17298" table:display="true" table:show-details="true"/>
                <table:data-pilot-member table:name="17309" table:display="true" table:show-details="true"/>
                <table:data-pilot-member table:name="17319" table:display="true" table:show-details="true"/>
                <table:data-pilot-member table:name="17333" table:display="true" table:show-details="true"/>
                <table:data-pilot-member table:name="17336" table:display="true" table:show-details="true"/>
                <table:data-pilot-member table:name="17341" table:display="true" table:show-details="true"/>
                <table:data-pilot-member table:name="17359" table:display="true" table:show-details="true"/>
                <table:data-pilot-member table:name="17363" table:display="true" table:show-details="true"/>
                <table:data-pilot-member table:name="17369" table:display="true" table:show-details="true"/>
                <table:data-pilot-member table:name="17370" table:display="true" table:show-details="true"/>
                <table:data-pilot-member table:name="17405" table:display="true" table:show-details="true"/>
                <table:data-pilot-member table:name="17412" table:display="true" table:show-details="true"/>
                <table:data-pilot-member table:name="17435" table:display="true" table:show-details="true"/>
                <table:data-pilot-member table:name="17443" table:display="true" table:show-details="true"/>
                <table:data-pilot-member table:name="17445" table:display="true" table:show-details="true"/>
                <table:data-pilot-member table:name="17451" table:display="true" table:show-details="true"/>
                <table:data-pilot-member table:name="17468" table:display="true" table:show-details="true"/>
                <table:data-pilot-member table:name="17473" table:display="true" table:show-details="true"/>
                <table:data-pilot-member table:name="17477" table:display="true" table:show-details="true"/>
                <table:data-pilot-member table:name="17480" table:display="true" table:show-details="true"/>
                <table:data-pilot-member table:name="17481" table:display="true" table:show-details="true"/>
                <table:data-pilot-member table:name="17484" table:display="true" table:show-details="true"/>
                <table:data-pilot-member table:name="17493" table:display="true" table:show-details="true"/>
                <table:data-pilot-member table:name="17505" table:display="true" table:show-details="true"/>
                <table:data-pilot-member table:name="17507" table:display="true" table:show-details="true"/>
                <table:data-pilot-member table:name="17514" table:display="true" table:show-details="true"/>
                <table:data-pilot-member table:name="17532" table:display="true" table:show-details="true"/>
                <table:data-pilot-member table:name="17534" table:display="true" table:show-details="true"/>
                <table:data-pilot-member table:name="17559" table:display="true" table:show-details="true"/>
                <table:data-pilot-member table:name="17563" table:display="true" table:show-details="true"/>
                <table:data-pilot-member table:name="17571" table:display="true" table:show-details="true"/>
                <table:data-pilot-member table:name="17572" table:display="true" table:show-details="true"/>
                <table:data-pilot-member table:name="17575" table:display="true" table:show-details="true"/>
                <table:data-pilot-member table:name="17577" table:display="true" table:show-details="true"/>
                <table:data-pilot-member table:name="17580" table:display="true" table:show-details="true"/>
                <table:data-pilot-member table:name="17592" table:display="true" table:show-details="true"/>
                <table:data-pilot-member table:name="17599" table:display="true" table:show-details="true"/>
                <table:data-pilot-member table:name="17610" table:display="true" table:show-details="true"/>
                <table:data-pilot-member table:name="17615" table:display="true" table:show-details="true"/>
                <table:data-pilot-member table:name="17623" table:display="true" table:show-details="true"/>
                <table:data-pilot-member table:name="17642" table:display="true" table:show-details="true"/>
                <table:data-pilot-member table:name="17656" table:display="true" table:show-details="true"/>
                <table:data-pilot-member table:name="17658" table:display="true" table:show-details="true"/>
                <table:data-pilot-member table:name="17676" table:display="true" table:show-details="true"/>
                <table:data-pilot-member table:name="17683" table:display="true" table:show-details="true"/>
                <table:data-pilot-member table:name="17689" table:display="true" table:show-details="true"/>
                <table:data-pilot-member table:name="17693" table:display="true" table:show-details="true"/>
                <table:data-pilot-member table:name="17705" table:display="true" table:show-details="true"/>
                <table:data-pilot-member table:name="17714" table:display="true" table:show-details="true"/>
                <table:data-pilot-member table:name="17727" table:display="true" table:show-details="true"/>
                <table:data-pilot-member table:name="17741" table:display="true" table:show-details="true"/>
                <table:data-pilot-member table:name="17746" table:display="true" table:show-details="true"/>
                <table:data-pilot-member table:name="17771" table:display="true" table:show-details="true"/>
                <table:data-pilot-member table:name="17788" table:display="true" table:show-details="true"/>
                <table:data-pilot-member table:name="17789" table:display="true" table:show-details="true"/>
                <table:data-pilot-member table:name="17795" table:display="true" table:show-details="true"/>
                <table:data-pilot-member table:name="17812" table:display="true" table:show-details="true"/>
                <table:data-pilot-member table:name="17822" table:display="true" table:show-details="true"/>
                <table:data-pilot-member table:name="17831" table:display="true" table:show-details="true"/>
                <table:data-pilot-member table:name="17832" table:display="true" table:show-details="true"/>
                <table:data-pilot-member table:name="17841" table:display="true" table:show-details="true"/>
                <table:data-pilot-member table:name="17846" table:display="true" table:show-details="true"/>
                <table:data-pilot-member table:name="17856" table:display="true" table:show-details="true"/>
                <table:data-pilot-member table:name="17858" table:display="true" table:show-details="true"/>
                <table:data-pilot-member table:name="17864" table:display="true" table:show-details="true"/>
                <table:data-pilot-member table:name="17866" table:display="true" table:show-details="true"/>
                <table:data-pilot-member table:name="17873" table:display="true" table:show-details="true"/>
                <table:data-pilot-member table:name="17877" table:display="true" table:show-details="true"/>
                <table:data-pilot-member table:name="17880" table:display="true" table:show-details="true"/>
                <table:data-pilot-member table:name="17889" table:display="true" table:show-details="true"/>
                <table:data-pilot-member table:name="17900" table:display="true" table:show-details="true"/>
                <table:data-pilot-member table:name="17910" table:display="true" table:show-details="true"/>
                <table:data-pilot-member table:name="17920" table:display="true" table:show-details="true"/>
                <table:data-pilot-member table:name="17922" table:display="true" table:show-details="true"/>
                <table:data-pilot-member table:name="17937" table:display="true" table:show-details="true"/>
                <table:data-pilot-member table:name="17952" table:display="true" table:show-details="true"/>
                <table:data-pilot-member table:name="17974" table:display="true" table:show-details="true"/>
                <table:data-pilot-member table:name="17981" table:display="true" table:show-details="true"/>
                <table:data-pilot-member table:name="17994" table:display="true" table:show-details="true"/>
                <table:data-pilot-member table:name="17996" table:display="true" table:show-details="true"/>
                <table:data-pilot-member table:name="18004" table:display="true" table:show-details="true"/>
                <table:data-pilot-member table:name="18005" table:display="true" table:show-details="true"/>
                <table:data-pilot-member table:name="18021" table:display="true" table:show-details="true"/>
                <table:data-pilot-member table:name="18029" table:display="true" table:show-details="true"/>
                <table:data-pilot-member table:name="18030" table:display="true" table:show-details="true"/>
                <table:data-pilot-member table:name="18032" table:display="true" table:show-details="true"/>
                <table:data-pilot-member table:name="18034" table:display="true" table:show-details="true"/>
                <table:data-pilot-member table:name="18046" table:display="true" table:show-details="true"/>
                <table:data-pilot-member table:name="18053" table:display="true" table:show-details="true"/>
                <table:data-pilot-member table:name="18060" table:display="true" table:show-details="true"/>
                <table:data-pilot-member table:name="18062" table:display="true" table:show-details="true"/>
                <table:data-pilot-member table:name="18069" table:display="true" table:show-details="true"/>
                <table:data-pilot-member table:name="18082" table:display="true" table:show-details="true"/>
                <table:data-pilot-member table:name="18101" table:display="true" table:show-details="true"/>
                <table:data-pilot-member table:name="18117" table:display="true" table:show-details="true"/>
                <table:data-pilot-member table:name="18121" table:display="true" table:show-details="true"/>
                <table:data-pilot-member table:name="18128" table:display="true" table:show-details="true"/>
                <table:data-pilot-member table:name="18130" table:display="true" table:show-details="true"/>
                <table:data-pilot-member table:name="18143" table:display="true" table:show-details="true"/>
                <table:data-pilot-member table:name="18146" table:display="true" table:show-details="true"/>
                <table:data-pilot-member table:name="18149" table:display="true" table:show-details="true"/>
                <table:data-pilot-member table:name="18165" table:display="true" table:show-details="true"/>
                <table:data-pilot-member table:name="18168" table:display="true" table:show-details="true"/>
                <table:data-pilot-member table:name="18193" table:display="true" table:show-details="true"/>
                <table:data-pilot-member table:name="18202" table:display="true" table:show-details="true"/>
                <table:data-pilot-member table:name="18211" table:display="true" table:show-details="true"/>
                <table:data-pilot-member table:name="18219" table:display="true" table:show-details="true"/>
                <table:data-pilot-member table:name="18223" table:display="true" table:show-details="true"/>
                <table:data-pilot-member table:name="18247" table:display="true" table:show-details="true"/>
                <table:data-pilot-member table:name="18250" table:display="true" table:show-details="true"/>
                <table:data-pilot-member table:name="18267" table:display="true" table:show-details="true"/>
                <table:data-pilot-member table:name="18268" table:display="true" table:show-details="true"/>
                <table:data-pilot-member table:name="18279" table:display="true" table:show-details="true"/>
                <table:data-pilot-member table:name="18291" table:display="true" table:show-details="true"/>
                <table:data-pilot-member table:name="18292" table:display="true" table:show-details="true"/>
                <table:data-pilot-member table:name="18298" table:display="true" table:show-details="true"/>
                <table:data-pilot-member table:name="18302" table:display="true" table:show-details="true"/>
                <table:data-pilot-member table:name="18303" table:display="true" table:show-details="true"/>
                <table:data-pilot-member table:name="18318" table:display="true" table:show-details="true"/>
                <table:data-pilot-member table:name="18342" table:display="true" table:show-details="true"/>
                <table:data-pilot-member table:name="18353" table:display="true" table:show-details="true"/>
                <table:data-pilot-member table:name="18361" table:display="true" table:show-details="true"/>
                <table:data-pilot-member table:name="18368" table:display="true" table:show-details="true"/>
                <table:data-pilot-member table:name="18371" table:display="true" table:show-details="true"/>
                <table:data-pilot-member table:name="18379" table:display="true" table:show-details="true"/>
                <table:data-pilot-member table:name="18398" table:display="true" table:show-details="true"/>
                <table:data-pilot-member table:name="18409" table:display="true" table:show-details="true"/>
                <table:data-pilot-member table:name="18413" table:display="true" table:show-details="true"/>
                <table:data-pilot-member table:name="18414" table:display="true" table:show-details="true"/>
                <table:data-pilot-member table:name="18426" table:display="true" table:show-details="true"/>
                <table:data-pilot-member table:name="18429" table:display="true" table:show-details="true"/>
                <table:data-pilot-member table:name="18435" table:display="true" table:show-details="true"/>
                <table:data-pilot-member table:name="18437" table:display="true" table:show-details="true"/>
                <table:data-pilot-member table:name="18451" table:display="true" table:show-details="true"/>
                <table:data-pilot-member table:name="18458" table:display="true" table:show-details="true"/>
                <table:data-pilot-member table:name="18477" table:display="true" table:show-details="true"/>
                <table:data-pilot-member table:name="18501" table:display="true" table:show-details="true"/>
                <table:data-pilot-member table:name="18505" table:display="true" table:show-details="true"/>
                <table:data-pilot-member table:name="18507" table:display="true" table:show-details="true"/>
                <table:data-pilot-member table:name="18510" table:display="true" table:show-details="true"/>
                <table:data-pilot-member table:name="18525" table:display="true" table:show-details="true"/>
                <table:data-pilot-member table:name="18527" table:display="true" table:show-details="true"/>
                <table:data-pilot-member table:name="18542" table:display="true" table:show-details="true"/>
                <table:data-pilot-member table:name="18545" table:display="true" table:show-details="true"/>
                <table:data-pilot-member table:name="18557" table:display="true" table:show-details="true"/>
                <table:data-pilot-member table:name="18579" table:display="true" table:show-details="true"/>
                <table:data-pilot-member table:name="18582" table:display="true" table:show-details="true"/>
                <table:data-pilot-member table:name="18593" table:display="true" table:show-details="true"/>
                <table:data-pilot-member table:name="18612" table:display="true" table:show-details="true"/>
                <table:data-pilot-member table:name="18613" table:display="true" table:show-details="true"/>
                <table:data-pilot-member table:name="18616" table:display="true" table:show-details="true"/>
                <table:data-pilot-member table:name="18618" table:display="true" table:show-details="true"/>
                <table:data-pilot-member table:name="18644" table:display="true" table:show-details="true"/>
                <table:data-pilot-member table:name="18655" table:display="true" table:show-details="true"/>
                <table:data-pilot-member table:name="18662" table:display="true" table:show-details="true"/>
                <table:data-pilot-member table:name="18675" table:display="true" table:show-details="true"/>
                <table:data-pilot-member table:name="18682" table:display="true" table:show-details="true"/>
                <table:data-pilot-member table:name="18683" table:display="true" table:show-details="true"/>
                <table:data-pilot-member table:name="18687" table:display="true" table:show-details="true"/>
                <table:data-pilot-member table:name="18693" table:display="true" table:show-details="true"/>
                <table:data-pilot-member table:name="18697" table:display="true" table:show-details="true"/>
                <table:data-pilot-member table:name="18711" table:display="true" table:show-details="true"/>
                <table:data-pilot-member table:name="18716" table:display="true" table:show-details="true"/>
                <table:data-pilot-member table:name="18733" table:display="true" table:show-details="true"/>
                <table:data-pilot-member table:name="18745" table:display="true" table:show-details="true"/>
                <table:data-pilot-member table:name="18762" table:display="true" table:show-details="true"/>
                <table:data-pilot-member table:name="18763" table:display="true" table:show-details="true"/>
                <table:data-pilot-member table:name="18768" table:display="true" table:show-details="true"/>
                <table:data-pilot-member table:name="18776" table:display="true" table:show-details="true"/>
                <table:data-pilot-member table:name="18782" table:display="true" table:show-details="true"/>
                <table:data-pilot-member table:name="18788" table:display="true" table:show-details="true"/>
                <table:data-pilot-member table:name="18795" table:display="true" table:show-details="true"/>
                <table:data-pilot-member table:name="18801" table:display="true" table:show-details="true"/>
                <table:data-pilot-member table:name="18803" table:display="true" table:show-details="true"/>
                <table:data-pilot-member table:name="18805" table:display="true" table:show-details="true"/>
                <table:data-pilot-member table:name="18810" table:display="true" table:show-details="true"/>
                <table:data-pilot-member table:name="18819" table:display="true" table:show-details="true"/>
                <table:data-pilot-member table:name="18839" table:display="true" table:show-details="true"/>
                <table:data-pilot-member table:name="18841" table:display="true" table:show-details="true"/>
                <table:data-pilot-member table:name="18855" table:display="true" table:show-details="true"/>
                <table:data-pilot-member table:name="18866" table:display="true" table:show-details="true"/>
                <table:data-pilot-member table:name="18879" table:display="true" table:show-details="true"/>
                <table:data-pilot-member table:name="18899" table:display="true" table:show-details="true"/>
                <table:data-pilot-member table:name="18909" table:display="true" table:show-details="true"/>
                <table:data-pilot-member table:name="18926" table:display="true" table:show-details="true"/>
                <table:data-pilot-member table:name="18944" table:display="true" table:show-details="true"/>
                <table:data-pilot-member table:name="18959" table:display="true" table:show-details="true"/>
                <table:data-pilot-member table:name="18964" table:display="true" table:show-details="true"/>
                <table:data-pilot-member table:name="18966" table:display="true" table:show-details="true"/>
                <table:data-pilot-member table:name="18967" table:display="true" table:show-details="true"/>
                <table:data-pilot-member table:name="18973" table:display="true" table:show-details="true"/>
                <table:data-pilot-member table:name="18979" table:display="true" table:show-details="true"/>
                <table:data-pilot-member table:name="18980" table:display="true" table:show-details="true"/>
                <table:data-pilot-member table:name="18982" table:display="true" table:show-details="true"/>
                <table:data-pilot-member table:name="19010" table:display="true" table:show-details="true"/>
                <table:data-pilot-member table:name="19020" table:display="true" table:show-details="true"/>
                <table:data-pilot-member table:name="19027" table:display="true" table:show-details="true"/>
                <table:data-pilot-member table:name="19038" table:display="true" table:show-details="true"/>
                <table:data-pilot-member table:name="19041" table:display="true" table:show-details="true"/>
                <table:data-pilot-member table:name="19043" table:display="true" table:show-details="true"/>
                <table:data-pilot-member table:name="19045" table:display="true" table:show-details="true"/>
                <table:data-pilot-member table:name="19046" table:display="true" table:show-details="true"/>
                <table:data-pilot-member table:name="19055" table:display="true" table:show-details="true"/>
                <table:data-pilot-member table:name="19057" table:display="true" table:show-details="true"/>
                <table:data-pilot-member table:name="19060" table:display="true" table:show-details="true"/>
                <table:data-pilot-member table:name="19063" table:display="true" table:show-details="true"/>
                <table:data-pilot-member table:name="19067" table:display="true" table:show-details="true"/>
                <table:data-pilot-member table:name="19085" table:display="true" table:show-details="true"/>
                <table:data-pilot-member table:name="19089" table:display="true" table:show-details="true"/>
                <table:data-pilot-member table:name="19094" table:display="true" table:show-details="true"/>
                <table:data-pilot-member table:name="19101" table:display="true" table:show-details="true"/>
                <table:data-pilot-member table:name="19132" table:display="true" table:show-details="true"/>
                <table:data-pilot-member table:name="19134" table:display="true" table:show-details="true"/>
                <table:data-pilot-member table:name="19138" table:display="true" table:show-details="true"/>
                <table:data-pilot-member table:name="19139" table:display="true" table:show-details="true"/>
                <table:data-pilot-member table:name="19149" table:display="true" table:show-details="true"/>
                <table:data-pilot-member table:name="19150" table:display="true" table:show-details="true"/>
                <table:data-pilot-member table:name="19153" table:display="true" table:show-details="true"/>
                <table:data-pilot-member table:name="19161" table:display="true" table:show-details="true"/>
                <table:data-pilot-member table:name="19162" table:display="true" table:show-details="true"/>
                <table:data-pilot-member table:name="19173" table:display="true" table:show-details="true"/>
                <table:data-pilot-member table:name="19185" table:display="true" table:show-details="true"/>
                <table:data-pilot-member table:name="19190" table:display="true" table:show-details="true"/>
                <table:data-pilot-member table:name="19198" table:display="true" table:show-details="true"/>
                <table:data-pilot-member table:name="19214" table:display="true" table:show-details="true"/>
                <table:data-pilot-member table:name="19216" table:display="true" table:show-details="true"/>
                <table:data-pilot-member table:name="19219" table:display="true" table:show-details="true"/>
                <table:data-pilot-member table:name="19220" table:display="true" table:show-details="true"/>
                <table:data-pilot-member table:name="19225" table:display="true" table:show-details="true"/>
                <table:data-pilot-member table:name="19229" table:display="true" table:show-details="true"/>
                <table:data-pilot-member table:name="19241" table:display="true" table:show-details="true"/>
                <table:data-pilot-member table:name="19242" table:display="true" table:show-details="true"/>
                <table:data-pilot-member table:name="19246" table:display="true" table:show-details="true"/>
                <table:data-pilot-member table:name="19259" table:display="true" table:show-details="true"/>
                <table:data-pilot-member table:name="19260" table:display="true" table:show-details="true"/>
                <table:data-pilot-member table:name="19263" table:display="true" table:show-details="true"/>
                <table:data-pilot-member table:name="19266" table:display="true" table:show-details="true"/>
                <table:data-pilot-member table:name="19286" table:display="true" table:show-details="true"/>
                <table:data-pilot-member table:name="19291" table:display="true" table:show-details="true"/>
                <table:data-pilot-member table:name="19292" table:display="true" table:show-details="true"/>
                <table:data-pilot-member table:name="19303" table:display="true" table:show-details="true"/>
                <table:data-pilot-member table:name="19327" table:display="true" table:show-details="true"/>
                <table:data-pilot-member table:name="19338" table:display="true" table:show-details="true"/>
                <table:data-pilot-member table:name="19342" table:display="true" table:show-details="true"/>
                <table:data-pilot-member table:name="19343" table:display="true" table:show-details="true"/>
                <table:data-pilot-member table:name="19349" table:display="true" table:show-details="true"/>
                <table:data-pilot-member table:name="19356" table:display="true" table:show-details="true"/>
                <table:data-pilot-member table:name="19364" table:display="true" table:show-details="true"/>
                <table:data-pilot-member table:name="19379" table:display="true" table:show-details="true"/>
                <table:data-pilot-member table:name="19391" table:display="true" table:show-details="true"/>
                <table:data-pilot-member table:name="19411" table:display="true" table:show-details="true"/>
                <table:data-pilot-member table:name="19441" table:display="true" table:show-details="true"/>
                <table:data-pilot-member table:name="19449" table:display="true" table:show-details="true"/>
                <table:data-pilot-member table:name="19452" table:display="true" table:show-details="true"/>
                <table:data-pilot-member table:name="19454" table:display="true" table:show-details="true"/>
                <table:data-pilot-member table:name="19455" table:display="true" table:show-details="true"/>
                <table:data-pilot-member table:name="19470" table:display="true" table:show-details="true"/>
                <table:data-pilot-member table:name="19479" table:display="true" table:show-details="true"/>
                <table:data-pilot-member table:name="19480" table:display="true" table:show-details="true"/>
                <table:data-pilot-member table:name="19481" table:display="true" table:show-details="true"/>
                <table:data-pilot-member table:name="19494" table:display="true" table:show-details="true"/>
                <table:data-pilot-member table:name="19495" table:display="true" table:show-details="true"/>
                <table:data-pilot-member table:name="19496" table:display="true" table:show-details="true"/>
                <table:data-pilot-member table:name="19497" table:display="true" table:show-details="true"/>
                <table:data-pilot-member table:name="19502" table:display="true" table:show-details="true"/>
                <table:data-pilot-member table:name="19507" table:display="true" table:show-details="true"/>
                <table:data-pilot-member table:name="19514" table:display="true" table:show-details="true"/>
                <table:data-pilot-member table:name="19517" table:display="true" table:show-details="true"/>
                <table:data-pilot-member table:name="19543" table:display="true" table:show-details="true"/>
                <table:data-pilot-member table:name="19544" table:display="true" table:show-details="true"/>
                <table:data-pilot-member table:name="19575" table:display="true" table:show-details="true"/>
                <table:data-pilot-member table:name="19576" table:display="true" table:show-details="true"/>
                <table:data-pilot-member table:name="19591" table:display="true" table:show-details="true"/>
                <table:data-pilot-member table:name="19611" table:display="true" table:show-details="true"/>
                <table:data-pilot-member table:name="19614" table:display="true" table:show-details="true"/>
                <table:data-pilot-member table:name="19627" table:display="true" table:show-details="true"/>
                <table:data-pilot-member table:name="19633" table:display="true" table:show-details="true"/>
                <table:data-pilot-member table:name="19642" table:display="true" table:show-details="true"/>
                <table:data-pilot-member table:name="19651" table:display="true" table:show-details="true"/>
                <table:data-pilot-member table:name="19653" table:display="true" table:show-details="true"/>
                <table:data-pilot-member table:name="19656" table:display="true" table:show-details="true"/>
                <table:data-pilot-member table:name="19658" table:display="true" table:show-details="true"/>
                <table:data-pilot-member table:name="19671" table:display="true" table:show-details="true"/>
                <table:data-pilot-member table:name="19722" table:display="true" table:show-details="true"/>
                <table:data-pilot-member table:name="19737" table:display="true" table:show-details="true"/>
                <table:data-pilot-member table:name="19738" table:display="true" table:show-details="true"/>
                <table:data-pilot-member table:name="19739" table:display="true" table:show-details="true"/>
                <table:data-pilot-member table:name="19742" table:display="true" table:show-details="true"/>
                <table:data-pilot-member table:name="19751" table:display="true" table:show-details="true"/>
                <table:data-pilot-member table:name="19752" table:display="true" table:show-details="true"/>
                <table:data-pilot-member table:name="19761" table:display="true" table:show-details="true"/>
                <table:data-pilot-member table:name="19762" table:display="true" table:show-details="true"/>
                <table:data-pilot-member table:name="19773" table:display="true" table:show-details="true"/>
                <table:data-pilot-member table:name="19776" table:display="true" table:show-details="true"/>
                <table:data-pilot-member table:name="19778" table:display="true" table:show-details="true"/>
                <table:data-pilot-member table:name="19781" table:display="true" table:show-details="true"/>
                <table:data-pilot-member table:name="19785" table:display="true" table:show-details="true"/>
                <table:data-pilot-member table:name="19789" table:display="true" table:show-details="true"/>
                <table:data-pilot-member table:name="19791" table:display="true" table:show-details="true"/>
                <table:data-pilot-member table:name="19805" table:display="true" table:show-details="true"/>
                <table:data-pilot-member table:name="19822" table:display="true" table:show-details="true"/>
                <table:data-pilot-member table:name="19834" table:display="true" table:show-details="true"/>
                <table:data-pilot-member table:name="19844" table:display="true" table:show-details="true"/>
                <table:data-pilot-member table:name="19848" table:display="true" table:show-details="true"/>
                <table:data-pilot-member table:name="19859" table:display="true" table:show-details="true"/>
                <table:data-pilot-member table:name="19864" table:display="true" table:show-details="true"/>
                <table:data-pilot-member table:name="19882" table:display="true" table:show-details="true"/>
                <table:data-pilot-member table:name="19883" table:display="true" table:show-details="true"/>
                <table:data-pilot-member table:name="19891" table:display="true" table:show-details="true"/>
                <table:data-pilot-member table:name="19902" table:display="true" table:show-details="true"/>
                <table:data-pilot-member table:name="19906" table:display="true" table:show-details="true"/>
                <table:data-pilot-member table:name="19911" table:display="true" table:show-details="true"/>
                <table:data-pilot-member table:name="19912" table:display="true" table:show-details="true"/>
                <table:data-pilot-member table:name="19959" table:display="true" table:show-details="true"/>
                <table:data-pilot-member table:name="19966" table:display="true" table:show-details="true"/>
                <table:data-pilot-member table:name="19967" table:display="true" table:show-details="true"/>
                <table:data-pilot-member table:name="19969" table:display="true" table:show-details="true"/>
                <table:data-pilot-member table:name="19984" table:display="true" table:show-details="true"/>
                <table:data-pilot-member table:name="19985" table:display="true" table:show-details="true"/>
                <table:data-pilot-member table:name="19987" table:display="true" table:show-details="true"/>
                <table:data-pilot-member table:name="19993" table:display="true" table:show-details="true"/>
                <table:data-pilot-member table:name="20005" table:display="true" table:show-details="true"/>
                <table:data-pilot-member table:name="20022" table:display="true" table:show-details="true"/>
                <table:data-pilot-member table:name="20024" table:display="true" table:show-details="true"/>
                <table:data-pilot-member table:name="20040" table:display="true" table:show-details="true"/>
                <table:data-pilot-member table:name="20047" table:display="true" table:show-details="true"/>
                <table:data-pilot-member table:name="20055" table:display="true" table:show-details="true"/>
                <table:data-pilot-member table:name="20062" table:display="true" table:show-details="true"/>
                <table:data-pilot-member table:name="20064" table:display="true" table:show-details="true"/>
                <table:data-pilot-member table:name="20068" table:display="true" table:show-details="true"/>
                <table:data-pilot-member table:name="20074" table:display="true" table:show-details="true"/>
                <table:data-pilot-member table:name="20080" table:display="true" table:show-details="true"/>
                <table:data-pilot-member table:name="20082" table:display="true" table:show-details="true"/>
                <table:data-pilot-member table:name="20088" table:display="true" table:show-details="true"/>
                <table:data-pilot-member table:name="20089" table:display="true" table:show-details="true"/>
                <table:data-pilot-member table:name="20111" table:display="true" table:show-details="true"/>
                <table:data-pilot-member table:name="20125" table:display="true" table:show-details="true"/>
                <table:data-pilot-member table:name="20128" table:display="true" table:show-details="true"/>
                <table:data-pilot-member table:name="20129" table:display="true" table:show-details="true"/>
                <table:data-pilot-member table:name="20136" table:display="true" table:show-details="true"/>
                <table:data-pilot-member table:name="20140" table:display="true" table:show-details="true"/>
                <table:data-pilot-member table:name="20163" table:display="true" table:show-details="true"/>
                <table:data-pilot-member table:name="20185" table:display="true" table:show-details="true"/>
                <table:data-pilot-member table:name="20188" table:display="true" table:show-details="true"/>
                <table:data-pilot-member table:name="20206" table:display="true" table:show-details="true"/>
                <table:data-pilot-member table:name="20208" table:display="true" table:show-details="true"/>
                <table:data-pilot-member table:name="20215" table:display="true" table:show-details="true"/>
                <table:data-pilot-member table:name="20216" table:display="true" table:show-details="true"/>
                <table:data-pilot-member table:name="20218" table:display="true" table:show-details="true"/>
                <table:data-pilot-member table:name="20226" table:display="true" table:show-details="true"/>
                <table:data-pilot-member table:name="20228" table:display="true" table:show-details="true"/>
                <table:data-pilot-member table:name="20238" table:display="true" table:show-details="true"/>
                <table:data-pilot-member table:name="20249" table:display="true" table:show-details="true"/>
                <table:data-pilot-member table:name="20254" table:display="true" table:show-details="true"/>
                <table:data-pilot-member table:name="20268" table:display="true" table:show-details="true"/>
                <table:data-pilot-member table:name="20269" table:display="true" table:show-details="true"/>
                <table:data-pilot-member table:name="20276" table:display="true" table:show-details="true"/>
                <table:data-pilot-member table:name="20283" table:display="true" table:show-details="true"/>
                <table:data-pilot-member table:name="20294" table:display="true" table:show-details="true"/>
                <table:data-pilot-member table:name="20301" table:display="true" table:show-details="true"/>
                <table:data-pilot-member table:name="20311" table:display="true" table:show-details="true"/>
                <table:data-pilot-member table:name="20314" table:display="true" table:show-details="true"/>
                <table:data-pilot-member table:name="20321" table:display="true" table:show-details="true"/>
                <table:data-pilot-member table:name="20323" table:display="true" table:show-details="true"/>
                <table:data-pilot-member table:name="20327" table:display="true" table:show-details="true"/>
                <table:data-pilot-member table:name="20331" table:display="true" table:show-details="true"/>
                <table:data-pilot-member table:name="20345" table:display="true" table:show-details="true"/>
                <table:data-pilot-member table:name="20349" table:display="true" table:show-details="true"/>
                <table:data-pilot-member table:name="20354" table:display="true" table:show-details="true"/>
                <table:data-pilot-member table:name="20363" table:display="true" table:show-details="true"/>
                <table:data-pilot-member table:name="20376" table:display="true" table:show-details="true"/>
                <table:data-pilot-member table:name="20386" table:display="true" table:show-details="true"/>
                <table:data-pilot-member table:name="20392" table:display="true" table:show-details="true"/>
                <table:data-pilot-member table:name="20409" table:display="true" table:show-details="true"/>
                <table:data-pilot-member table:name="20412" table:display="true" table:show-details="true"/>
                <table:data-pilot-member table:name="20421" table:display="true" table:show-details="true"/>
                <table:data-pilot-member table:name="20424" table:display="true" table:show-details="true"/>
                <table:data-pilot-member table:name="20430" table:display="true" table:show-details="true"/>
                <table:data-pilot-member table:name="20434" table:display="true" table:show-details="true"/>
                <table:data-pilot-member table:name="20440" table:display="true" table:show-details="true"/>
                <table:data-pilot-member table:name="20459" table:display="true" table:show-details="true"/>
                <table:data-pilot-member table:name="20470" table:display="true" table:show-details="true"/>
                <table:data-pilot-member table:name="20493" table:display="true" table:show-details="true"/>
                <table:data-pilot-member table:name="20494" table:display="true" table:show-details="true"/>
                <table:data-pilot-member table:name="20509" table:display="true" table:show-details="true"/>
                <table:data-pilot-member table:name="20517" table:display="true" table:show-details="true"/>
                <table:data-pilot-member table:name="20519" table:display="true" table:show-details="true"/>
                <table:data-pilot-member table:name="20521" table:display="true" table:show-details="true"/>
                <table:data-pilot-member table:name="20550" table:display="true" table:show-details="true"/>
                <table:data-pilot-member table:name="20556" table:display="true" table:show-details="true"/>
                <table:data-pilot-member table:name="20569" table:display="true" table:show-details="true"/>
                <table:data-pilot-member table:name="20574" table:display="true" table:show-details="true"/>
                <table:data-pilot-member table:name="20592" table:display="true" table:show-details="true"/>
                <table:data-pilot-member table:name="20598" table:display="true" table:show-details="true"/>
                <table:data-pilot-member table:name="20606" table:display="true" table:show-details="true"/>
                <table:data-pilot-member table:name="20619" table:display="true" table:show-details="true"/>
                <table:data-pilot-member table:name="20624" table:display="true" table:show-details="true"/>
                <table:data-pilot-member table:name="20626" table:display="true" table:show-details="true"/>
                <table:data-pilot-member table:name="20637" table:display="true" table:show-details="true"/>
                <table:data-pilot-member table:name="20638" table:display="true" table:show-details="true"/>
                <table:data-pilot-member table:name="20642" table:display="true" table:show-details="true"/>
                <table:data-pilot-member table:name="20652" table:display="true" table:show-details="true"/>
                <table:data-pilot-member table:name="20660" table:display="true" table:show-details="true"/>
                <table:data-pilot-member table:name="20661" table:display="true" table:show-details="true"/>
                <table:data-pilot-member table:name="20665" table:display="true" table:show-details="true"/>
                <table:data-pilot-member table:name="20668" table:display="true" table:show-details="true"/>
                <table:data-pilot-member table:name="20673" table:display="true" table:show-details="true"/>
                <table:data-pilot-member table:name="20675" table:display="true" table:show-details="true"/>
                <table:data-pilot-member table:name="20681" table:display="true" table:show-details="true"/>
                <table:data-pilot-member table:name="20715" table:display="true" table:show-details="true"/>
                <table:data-pilot-member table:name="20717" table:display="true" table:show-details="true"/>
                <table:data-pilot-member table:name="20718" table:display="true" table:show-details="true"/>
                <table:data-pilot-member table:name="20727" table:display="true" table:show-details="true"/>
                <table:data-pilot-member table:name="20746" table:display="true" table:show-details="true"/>
                <table:data-pilot-member table:name="20758" table:display="true" table:show-details="true"/>
                <table:data-pilot-member table:name="20761" table:display="true" table:show-details="true"/>
                <table:data-pilot-member table:name="20763" table:display="true" table:show-details="true"/>
                <table:data-pilot-member table:name="20764" table:display="true" table:show-details="true"/>
                <table:data-pilot-member table:name="20784" table:display="true" table:show-details="true"/>
                <table:data-pilot-member table:name="20787" table:display="true" table:show-details="true"/>
                <table:data-pilot-member table:name="20789" table:display="true" table:show-details="true"/>
                <table:data-pilot-member table:name="20801" table:display="true" table:show-details="true"/>
                <table:data-pilot-member table:name="20813" table:display="true" table:show-details="true"/>
                <table:data-pilot-member table:name="20818" table:display="true" table:show-details="true"/>
                <table:data-pilot-member table:name="20826" table:display="true" table:show-details="true"/>
                <table:data-pilot-member table:name="20835" table:display="true" table:show-details="true"/>
                <table:data-pilot-member table:name="20839" table:display="true" table:show-details="true"/>
                <table:data-pilot-member table:name="20843" table:display="true" table:show-details="true"/>
                <table:data-pilot-member table:name="20846" table:display="true" table:show-details="true"/>
                <table:data-pilot-member table:name="20851" table:display="true" table:show-details="true"/>
                <table:data-pilot-member table:name="20852" table:display="true" table:show-details="true"/>
                <table:data-pilot-member table:name="20856" table:display="true" table:show-details="true"/>
                <table:data-pilot-member table:name="20859" table:display="true" table:show-details="true"/>
                <table:data-pilot-member table:name="20866" table:display="true" table:show-details="true"/>
                <table:data-pilot-member table:name="20868" table:display="true" table:show-details="true"/>
                <table:data-pilot-member table:name="20873" table:display="true" table:show-details="true"/>
                <table:data-pilot-member table:name="20889" table:display="true" table:show-details="true"/>
                <table:data-pilot-member table:name="20891" table:display="true" table:show-details="true"/>
                <table:data-pilot-member table:name="20900" table:display="true" table:show-details="true"/>
                <table:data-pilot-member table:name="20903" table:display="true" table:show-details="true"/>
                <table:data-pilot-member table:name="20913" table:display="true" table:show-details="true"/>
                <table:data-pilot-member table:name="20921" table:display="true" table:show-details="true"/>
                <table:data-pilot-member table:name="20931" table:display="true" table:show-details="true"/>
                <table:data-pilot-member table:name="20936" table:display="true" table:show-details="true"/>
                <table:data-pilot-member table:name="20967" table:display="true" table:show-details="true"/>
                <table:data-pilot-member table:name="20974" table:display="true" table:show-details="true"/>
                <table:data-pilot-member table:name="20981" table:display="true" table:show-details="true"/>
                <table:data-pilot-member table:name="20990" table:display="true" table:show-details="true"/>
                <table:data-pilot-member table:name="20991" table:display="true" table:show-details="true"/>
                <table:data-pilot-member table:name="20999" table:display="true" table:show-details="true"/>
                <table:data-pilot-member table:name="21006" table:display="true" table:show-details="true"/>
                <table:data-pilot-member table:name="21007" table:display="true" table:show-details="true"/>
                <table:data-pilot-member table:name="21009" table:display="true" table:show-details="true"/>
                <table:data-pilot-member table:name="21013" table:display="true" table:show-details="true"/>
                <table:data-pilot-member table:name="21030" table:display="true" table:show-details="true"/>
                <table:data-pilot-member table:name="21036" table:display="true" table:show-details="true"/>
                <table:data-pilot-member table:name="21038" table:display="true" table:show-details="true"/>
                <table:data-pilot-member table:name="21056" table:display="true" table:show-details="true"/>
                <table:data-pilot-member table:name="21071" table:display="true" table:show-details="true"/>
                <table:data-pilot-member table:name="21076" table:display="true" table:show-details="true"/>
                <table:data-pilot-member table:name="21088" table:display="true" table:show-details="true"/>
                <table:data-pilot-member table:name="21102" table:display="true" table:show-details="true"/>
                <table:data-pilot-member table:name="21113" table:display="true" table:show-details="true"/>
                <table:data-pilot-member table:name="21114" table:display="true" table:show-details="true"/>
                <table:data-pilot-member table:name="21118" table:display="true" table:show-details="true"/>
                <table:data-pilot-member table:name="21132" table:display="true" table:show-details="true"/>
                <table:data-pilot-member table:name="21133" table:display="true" table:show-details="true"/>
                <table:data-pilot-member table:name="21135" table:display="true" table:show-details="true"/>
                <table:data-pilot-member table:name="21141" table:display="true" table:show-details="true"/>
                <table:data-pilot-member table:name="21151" table:display="true" table:show-details="true"/>
                <table:data-pilot-member table:name="21172" table:display="true" table:show-details="true"/>
                <table:data-pilot-member table:name="21180" table:display="true" table:show-details="true"/>
                <table:data-pilot-member table:name="21181" table:display="true" table:show-details="true"/>
                <table:data-pilot-member table:name="21182" table:display="true" table:show-details="true"/>
                <table:data-pilot-member table:name="21189" table:display="true" table:show-details="true"/>
                <table:data-pilot-member table:name="21190" table:display="true" table:show-details="true"/>
                <table:data-pilot-member table:name="21206" table:display="true" table:show-details="true"/>
                <table:data-pilot-member table:name="21211" table:display="true" table:show-details="true"/>
                <table:data-pilot-member table:name="21217" table:display="true" table:show-details="true"/>
                <table:data-pilot-member table:name="21225" table:display="true" table:show-details="true"/>
                <table:data-pilot-member table:name="21228" table:display="true" table:show-details="true"/>
                <table:data-pilot-member table:name="21243" table:display="true" table:show-details="true"/>
                <table:data-pilot-member table:name="21263" table:display="true" table:show-details="true"/>
                <table:data-pilot-member table:name="21264" table:display="true" table:show-details="true"/>
                <table:data-pilot-member table:name="21268" table:display="true" table:show-details="true"/>
                <table:data-pilot-member table:name="21276" table:display="true" table:show-details="true"/>
                <table:data-pilot-member table:name="21283" table:display="true" table:show-details="true"/>
                <table:data-pilot-member table:name="21296" table:display="true" table:show-details="true"/>
                <table:data-pilot-member table:name="21307" table:display="true" table:show-details="true"/>
                <table:data-pilot-member table:name="21309" table:display="true" table:show-details="true"/>
                <table:data-pilot-member table:name="21314" table:display="true" table:show-details="true"/>
                <table:data-pilot-member table:name="21316" table:display="true" table:show-details="true"/>
                <table:data-pilot-member table:name="21322" table:display="true" table:show-details="true"/>
                <table:data-pilot-member table:name="21335" table:display="true" table:show-details="true"/>
                <table:data-pilot-member table:name="21346" table:display="true" table:show-details="true"/>
                <table:data-pilot-member table:name="21361" table:display="true" table:show-details="true"/>
                <table:data-pilot-member table:name="21366" table:display="true" table:show-details="true"/>
                <table:data-pilot-member table:name="21380" table:display="true" table:show-details="true"/>
                <table:data-pilot-member table:name="21381" table:display="true" table:show-details="true"/>
                <table:data-pilot-member table:name="21386" table:display="true" table:show-details="true"/>
                <table:data-pilot-member table:name="21390" table:display="true" table:show-details="true"/>
                <table:data-pilot-member table:name="21391" table:display="true" table:show-details="true"/>
                <table:data-pilot-member table:name="21393" table:display="true" table:show-details="true"/>
                <table:data-pilot-member table:name="21399" table:display="true" table:show-details="true"/>
                <table:data-pilot-member table:name="21416" table:display="true" table:show-details="true"/>
                <table:data-pilot-member table:name="21417" table:display="true" table:show-details="true"/>
                <table:data-pilot-member table:name="21418" table:display="true" table:show-details="true"/>
                <table:data-pilot-member table:name="21428" table:display="true" table:show-details="true"/>
                <table:data-pilot-member table:name="21445" table:display="true" table:show-details="true"/>
                <table:data-pilot-member table:name="21449" table:display="true" table:show-details="true"/>
                <table:data-pilot-member table:name="21467" table:display="true" table:show-details="true"/>
                <table:data-pilot-member table:name="21470" table:display="true" table:show-details="true"/>
                <table:data-pilot-member table:name="21475" table:display="true" table:show-details="true"/>
                <table:data-pilot-member table:name="21484" table:display="true" table:show-details="true"/>
                <table:data-pilot-member table:name="21499" table:display="true" table:show-details="true"/>
                <table:data-pilot-member table:name="21505" table:display="true" table:show-details="true"/>
                <table:data-pilot-member table:name="21510" table:display="true" table:show-details="true"/>
                <table:data-pilot-member table:name="21511" table:display="true" table:show-details="true"/>
                <table:data-pilot-member table:name="21514" table:display="true" table:show-details="true"/>
                <table:data-pilot-member table:name="21542" table:display="true" table:show-details="true"/>
                <table:data-pilot-member table:name="21550" table:display="true" table:show-details="true"/>
                <table:data-pilot-member table:name="21552" table:display="true" table:show-details="true"/>
                <table:data-pilot-member table:name="21560" table:display="true" table:show-details="true"/>
                <table:data-pilot-member table:name="21564" table:display="true" table:show-details="true"/>
                <table:data-pilot-member table:name="21566" table:display="true" table:show-details="true"/>
                <table:data-pilot-member table:name="21577" table:display="true" table:show-details="true"/>
                <table:data-pilot-member table:name="21578" table:display="true" table:show-details="true"/>
                <table:data-pilot-member table:name="21579" table:display="true" table:show-details="true"/>
                <table:data-pilot-member table:name="21591" table:display="true" table:show-details="true"/>
                <table:data-pilot-member table:name="21609" table:display="true" table:show-details="true"/>
                <table:data-pilot-member table:name="21624" table:display="true" table:show-details="true"/>
                <table:data-pilot-member table:name="21626" table:display="true" table:show-details="true"/>
                <table:data-pilot-member table:name="21631" table:display="true" table:show-details="true"/>
                <table:data-pilot-member table:name="21637" table:display="true" table:show-details="true"/>
                <table:data-pilot-member table:name="21639" table:display="true" table:show-details="true"/>
                <table:data-pilot-member table:name="21649" table:display="true" table:show-details="true"/>
                <table:data-pilot-member table:name="21652" table:display="true" table:show-details="true"/>
                <table:data-pilot-member table:name="21655" table:display="true" table:show-details="true"/>
                <table:data-pilot-member table:name="21656" table:display="true" table:show-details="true"/>
                <table:data-pilot-member table:name="21679" table:display="true" table:show-details="true"/>
                <table:data-pilot-member table:name="21699" table:display="true" table:show-details="true"/>
                <table:data-pilot-member table:name="21700" table:display="true" table:show-details="true"/>
                <table:data-pilot-member table:name="21720" table:display="true" table:show-details="true"/>
                <table:data-pilot-member table:name="21721" table:display="true" table:show-details="true"/>
                <table:data-pilot-member table:name="21735" table:display="true" table:show-details="true"/>
                <table:data-pilot-member table:name="21738" table:display="true" table:show-details="true"/>
                <table:data-pilot-member table:name="21739" table:display="true" table:show-details="true"/>
                <table:data-pilot-member table:name="21761" table:display="true" table:show-details="true"/>
                <table:data-pilot-member table:name="21767" table:display="true" table:show-details="true"/>
                <table:data-pilot-member table:name="21770" table:display="true" table:show-details="true"/>
                <table:data-pilot-member table:name="21781" table:display="true" table:show-details="true"/>
                <table:data-pilot-member table:name="21783" table:display="true" table:show-details="true"/>
                <table:data-pilot-member table:name="21784" table:display="true" table:show-details="true"/>
                <table:data-pilot-member table:name="21805" table:display="true" table:show-details="true"/>
                <table:data-pilot-member table:name="21814" table:display="true" table:show-details="true"/>
                <table:data-pilot-member table:name="21837" table:display="true" table:show-details="true"/>
                <table:data-pilot-member table:name="21842" table:display="true" table:show-details="true"/>
                <table:data-pilot-member table:name="21848" table:display="true" table:show-details="true"/>
                <table:data-pilot-member table:name="21856" table:display="true" table:show-details="true"/>
                <table:data-pilot-member table:name="21866" table:display="true" table:show-details="true"/>
                <table:data-pilot-member table:name="21873" table:display="true" table:show-details="true"/>
                <table:data-pilot-member table:name="21910" table:display="true" table:show-details="true"/>
                <table:data-pilot-member table:name="21912" table:display="true" table:show-details="true"/>
                <table:data-pilot-member table:name="21935" table:display="true" table:show-details="true"/>
                <table:data-pilot-member table:name="21949" table:display="true" table:show-details="true"/>
                <table:data-pilot-member table:name="21950" table:display="true" table:show-details="true"/>
                <table:data-pilot-member table:name="21951" table:display="true" table:show-details="true"/>
                <table:data-pilot-member table:name="21956" table:display="true" table:show-details="true"/>
                <table:data-pilot-member table:name="21962" table:display="true" table:show-details="true"/>
                <table:data-pilot-member table:name="21972" table:display="true" table:show-details="true"/>
                <table:data-pilot-member table:name="21973" table:display="true" table:show-details="true"/>
                <table:data-pilot-member table:name="21997" table:display="true" table:show-details="true"/>
                <table:data-pilot-member table:name="21999" table:display="true" table:show-details="true"/>
                <table:data-pilot-member table:name="22008" table:display="true" table:show-details="true"/>
                <table:data-pilot-member table:name="22039" table:display="true" table:show-details="true"/>
                <table:data-pilot-member table:name="22040" table:display="true" table:show-details="true"/>
                <table:data-pilot-member table:name="22041" table:display="true" table:show-details="true"/>
                <table:data-pilot-member table:name="22044" table:display="true" table:show-details="true"/>
                <table:data-pilot-member table:name="22045" table:display="true" table:show-details="true"/>
                <table:data-pilot-member table:name="22054" table:display="true" table:show-details="true"/>
                <table:data-pilot-member table:name="22063" table:display="true" table:show-details="true"/>
                <table:data-pilot-member table:name="22066" table:display="true" table:show-details="true"/>
                <table:data-pilot-member table:name="22082" table:display="true" table:show-details="true"/>
                <table:data-pilot-member table:name="22088" table:display="true" table:show-details="true"/>
                <table:data-pilot-member table:name="22109" table:display="true" table:show-details="true"/>
                <table:data-pilot-member table:name="22117" table:display="true" table:show-details="true"/>
                <table:data-pilot-member table:name="22123" table:display="true" table:show-details="true"/>
                <table:data-pilot-member table:name="22129" table:display="true" table:show-details="true"/>
                <table:data-pilot-member table:name="22131" table:display="true" table:show-details="true"/>
                <table:data-pilot-member table:name="22137" table:display="true" table:show-details="true"/>
                <table:data-pilot-member table:name="22139" table:display="true" table:show-details="true"/>
                <table:data-pilot-member table:name="22141" table:display="true" table:show-details="true"/>
                <table:data-pilot-member table:name="22159" table:display="true" table:show-details="true"/>
                <table:data-pilot-member table:name="22190" table:display="true" table:show-details="true"/>
                <table:data-pilot-member table:name="22192" table:display="true" table:show-details="true"/>
                <table:data-pilot-member table:name="22207" table:display="true" table:show-details="true"/>
                <table:data-pilot-member table:name="22212" table:display="true" table:show-details="true"/>
                <table:data-pilot-member table:name="22213" table:display="true" table:show-details="true"/>
                <table:data-pilot-member table:name="22228" table:display="true" table:show-details="true"/>
                <table:data-pilot-member table:name="22253" table:display="true" table:show-details="true"/>
                <table:data-pilot-member table:name="22254" table:display="true" table:show-details="true"/>
                <table:data-pilot-member table:name="22255" table:display="true" table:show-details="true"/>
                <table:data-pilot-member table:name="22259" table:display="true" table:show-details="true"/>
                <table:data-pilot-member table:name="22274" table:display="true" table:show-details="true"/>
                <table:data-pilot-member table:name="22285" table:display="true" table:show-details="true"/>
                <table:data-pilot-member table:name="22290" table:display="true" table:show-details="true"/>
                <table:data-pilot-member table:name="22292" table:display="true" table:show-details="true"/>
                <table:data-pilot-member table:name="22295" table:display="true" table:show-details="true"/>
                <table:data-pilot-member table:name="22296" table:display="true" table:show-details="true"/>
                <table:data-pilot-member table:name="22311" table:display="true" table:show-details="true"/>
                <table:data-pilot-member table:name="22322" table:display="true" table:show-details="true"/>
                <table:data-pilot-member table:name="22341" table:display="true" table:show-details="true"/>
                <table:data-pilot-member table:name="22343" table:display="true" table:show-details="true"/>
                <table:data-pilot-member table:name="22354" table:display="true" table:show-details="true"/>
                <table:data-pilot-member table:name="22355" table:display="true" table:show-details="true"/>
                <table:data-pilot-member table:name="22360" table:display="true" table:show-details="true"/>
                <table:data-pilot-member table:name="22369" table:display="true" table:show-details="true"/>
                <table:data-pilot-member table:name="22370" table:display="true" table:show-details="true"/>
                <table:data-pilot-member table:name="22376" table:display="true" table:show-details="true"/>
                <table:data-pilot-member table:name="22377" table:display="true" table:show-details="true"/>
                <table:data-pilot-member table:name="22386" table:display="true" table:show-details="true"/>
                <table:data-pilot-member table:name="22417" table:display="true" table:show-details="true"/>
                <table:data-pilot-member table:name="22420" table:display="true" table:show-details="true"/>
                <table:data-pilot-member table:name="22448" table:display="true" table:show-details="true"/>
                <table:data-pilot-member table:name="22456" table:display="true" table:show-details="true"/>
                <table:data-pilot-member table:name="22457" table:display="true" table:show-details="true"/>
                <table:data-pilot-member table:name="22459" table:display="true" table:show-details="true"/>
                <table:data-pilot-member table:name="22473" table:display="true" table:show-details="true"/>
                <table:data-pilot-member table:name="22478" table:display="true" table:show-details="true"/>
                <table:data-pilot-member table:name="22481" table:display="true" table:show-details="true"/>
                <table:data-pilot-member table:name="22496" table:display="true" table:show-details="true"/>
                <table:data-pilot-member table:name="22497" table:display="true" table:show-details="true"/>
                <table:data-pilot-member table:name="22498" table:display="true" table:show-details="true"/>
                <table:data-pilot-member table:name="22512" table:display="true" table:show-details="true"/>
                <table:data-pilot-member table:name="22513" table:display="true" table:show-details="true"/>
                <table:data-pilot-member table:name="22514" table:display="true" table:show-details="true"/>
                <table:data-pilot-member table:name="22516" table:display="true" table:show-details="true"/>
                <table:data-pilot-member table:name="22524" table:display="true" table:show-details="true"/>
                <table:data-pilot-member table:name="22525" table:display="true" table:show-details="true"/>
                <table:data-pilot-member table:name="22529" table:display="true" table:show-details="true"/>
                <table:data-pilot-member table:name="22532" table:display="true" table:show-details="true"/>
                <table:data-pilot-member table:name="22533" table:display="true" table:show-details="true"/>
                <table:data-pilot-member table:name="22536" table:display="true" table:show-details="true"/>
                <table:data-pilot-member table:name="22537" table:display="true" table:show-details="true"/>
                <table:data-pilot-member table:name="22550" table:display="true" table:show-details="true"/>
                <table:data-pilot-member table:name="22551" table:display="true" table:show-details="true"/>
                <table:data-pilot-member table:name="22559" table:display="true" table:show-details="true"/>
                <table:data-pilot-member table:name="22586" table:display="true" table:show-details="true"/>
                <table:data-pilot-member table:name="22599" table:display="true" table:show-details="true"/>
                <table:data-pilot-member table:name="22600" table:display="true" table:show-details="true"/>
                <table:data-pilot-member table:name="22601" table:display="true" table:show-details="true"/>
                <table:data-pilot-member table:name="22609" table:display="true" table:show-details="true"/>
                <table:data-pilot-member table:name="22610" table:display="true" table:show-details="true"/>
                <table:data-pilot-member table:name="22612" table:display="true" table:show-details="true"/>
                <table:data-pilot-member table:name="22615" table:display="true" table:show-details="true"/>
                <table:data-pilot-member table:name="22626" table:display="true" table:show-details="true"/>
                <table:data-pilot-member table:name="22631" table:display="true" table:show-details="true"/>
                <table:data-pilot-member table:name="22640" table:display="true" table:show-details="true"/>
                <table:data-pilot-member table:name="22641" table:display="true" table:show-details="true"/>
                <table:data-pilot-member table:name="22642" table:display="true" table:show-details="true"/>
                <table:data-pilot-member table:name="22643" table:display="true" table:show-details="true"/>
                <table:data-pilot-member table:name="22665" table:display="true" table:show-details="true"/>
                <table:data-pilot-member table:name="22669" table:display="true" table:show-details="true"/>
                <table:data-pilot-member table:name="22671" table:display="true" table:show-details="true"/>
                <table:data-pilot-member table:name="22674" table:display="true" table:show-details="true"/>
                <table:data-pilot-member table:name="22679" table:display="true" table:show-details="true"/>
                <table:data-pilot-member table:name="22681" table:display="true" table:show-details="true"/>
                <table:data-pilot-member table:name="22695" table:display="true" table:show-details="true"/>
                <table:data-pilot-member table:name="22697" table:display="true" table:show-details="true"/>
                <table:data-pilot-member table:name="22710" table:display="true" table:show-details="true"/>
                <table:data-pilot-member table:name="22714" table:display="true" table:show-details="true"/>
                <table:data-pilot-member table:name="22715" table:display="true" table:show-details="true"/>
                <table:data-pilot-member table:name="22741" table:display="true" table:show-details="true"/>
                <table:data-pilot-member table:name="22745" table:display="true" table:show-details="true"/>
                <table:data-pilot-member table:name="22749" table:display="true" table:show-details="true"/>
                <table:data-pilot-member table:name="22760" table:display="true" table:show-details="true"/>
                <table:data-pilot-member table:name="22765" table:display="true" table:show-details="true"/>
                <table:data-pilot-member table:name="22776" table:display="true" table:show-details="true"/>
                <table:data-pilot-member table:name="22798" table:display="true" table:show-details="true"/>
                <table:data-pilot-member table:name="22820" table:display="true" table:show-details="true"/>
                <table:data-pilot-member table:name="22821" table:display="true" table:show-details="true"/>
                <table:data-pilot-member table:name="22824" table:display="true" table:show-details="true"/>
                <table:data-pilot-member table:name="22826" table:display="true" table:show-details="true"/>
                <table:data-pilot-member table:name="22828" table:display="true" table:show-details="true"/>
                <table:data-pilot-member table:name="22841" table:display="true" table:show-details="true"/>
                <table:data-pilot-member table:name="22850" table:display="true" table:show-details="true"/>
                <table:data-pilot-member table:name="22854" table:display="true" table:show-details="true"/>
                <table:data-pilot-member table:name="22866" table:display="true" table:show-details="true"/>
                <table:data-pilot-member table:name="22877" table:display="true" table:show-details="true"/>
                <table:data-pilot-member table:name="22879" table:display="true" table:show-details="true"/>
                <table:data-pilot-member table:name="22894" table:display="true" table:show-details="true"/>
                <table:data-pilot-member table:name="22896" table:display="true" table:show-details="true"/>
                <table:data-pilot-member table:name="22902" table:display="true" table:show-details="true"/>
                <table:data-pilot-member table:name="22909" table:display="true" table:show-details="true"/>
                <table:data-pilot-member table:name="22914" table:display="true" table:show-details="true"/>
                <table:data-pilot-member table:name="22915" table:display="true" table:show-details="true"/>
                <table:data-pilot-member table:name="22930" table:display="true" table:show-details="true"/>
                <table:data-pilot-member table:name="22946" table:display="true" table:show-details="true"/>
                <table:data-pilot-member table:name="22953" table:display="true" table:show-details="true"/>
                <table:data-pilot-member table:name="22963" table:display="true" table:show-details="true"/>
                <table:data-pilot-member table:name="22977" table:display="true" table:show-details="true"/>
                <table:data-pilot-member table:name="22979" table:display="true" table:show-details="true"/>
                <table:data-pilot-member table:name="22980" table:display="true" table:show-details="true"/>
                <table:data-pilot-member table:name="22990" table:display="true" table:show-details="true"/>
                <table:data-pilot-member table:name="22998" table:display="true" table:show-details="true"/>
                <table:data-pilot-member table:name="23006" table:display="true" table:show-details="true"/>
                <table:data-pilot-member table:name="23029" table:display="true" table:show-details="true"/>
                <table:data-pilot-member table:name="23032" table:display="true" table:show-details="true"/>
                <table:data-pilot-member table:name="23044" table:display="true" table:show-details="true"/>
                <table:data-pilot-member table:name="23046" table:display="true" table:show-details="true"/>
                <table:data-pilot-member table:name="23051" table:display="true" table:show-details="true"/>
                <table:data-pilot-member table:name="23052" table:display="true" table:show-details="true"/>
                <table:data-pilot-member table:name="23069" table:display="true" table:show-details="true"/>
                <table:data-pilot-member table:name="23096" table:display="true" table:show-details="true"/>
                <table:data-pilot-member table:name="23097" table:display="true" table:show-details="true"/>
                <table:data-pilot-member table:name="23138" table:display="true" table:show-details="true"/>
                <table:data-pilot-member table:name="23145" table:display="true" table:show-details="true"/>
                <table:data-pilot-member table:name="23146" table:display="true" table:show-details="true"/>
                <table:data-pilot-member table:name="23178" table:display="true" table:show-details="true"/>
                <table:data-pilot-member table:name="23181" table:display="true" table:show-details="true"/>
                <table:data-pilot-member table:name="23187" table:display="true" table:show-details="true"/>
                <table:data-pilot-member table:name="23195" table:display="true" table:show-details="true"/>
                <table:data-pilot-member table:name="23196" table:display="true" table:show-details="true"/>
                <table:data-pilot-member table:name="23205" table:display="true" table:show-details="true"/>
                <table:data-pilot-member table:name="23207" table:display="true" table:show-details="true"/>
                <table:data-pilot-member table:name="23214" table:display="true" table:show-details="true"/>
                <table:data-pilot-member table:name="23233" table:display="true" table:show-details="true"/>
                <table:data-pilot-member table:name="23242" table:display="true" table:show-details="true"/>
                <table:data-pilot-member table:name="23243" table:display="true" table:show-details="true"/>
                <table:data-pilot-member table:name="23244" table:display="true" table:show-details="true"/>
                <table:data-pilot-member table:name="23255" table:display="true" table:show-details="true"/>
                <table:data-pilot-member table:name="23256" table:display="true" table:show-details="true"/>
                <table:data-pilot-member table:name="23276" table:display="true" table:show-details="true"/>
                <table:data-pilot-member table:name="23278" table:display="true" table:show-details="true"/>
                <table:data-pilot-member table:name="23279" table:display="true" table:show-details="true"/>
                <table:data-pilot-member table:name="23286" table:display="true" table:show-details="true"/>
                <table:data-pilot-member table:name="23288" table:display="true" table:show-details="true"/>
                <table:data-pilot-member table:name="23295" table:display="true" table:show-details="true"/>
                <table:data-pilot-member table:name="23301" table:display="true" table:show-details="true"/>
                <table:data-pilot-member table:name="23317" table:display="true" table:show-details="true"/>
                <table:data-pilot-member table:name="23319" table:display="true" table:show-details="true"/>
                <table:data-pilot-member table:name="23329" table:display="true" table:show-details="true"/>
                <table:data-pilot-member table:name="23330" table:display="true" table:show-details="true"/>
                <table:data-pilot-member table:name="23332" table:display="true" table:show-details="true"/>
                <table:data-pilot-member table:name="23334" table:display="true" table:show-details="true"/>
                <table:data-pilot-member table:name="23347" table:display="true" table:show-details="true"/>
                <table:data-pilot-member table:name="23348" table:display="true" table:show-details="true"/>
                <table:data-pilot-member table:name="23354" table:display="true" table:show-details="true"/>
                <table:data-pilot-member table:name="23355" table:display="true" table:show-details="true"/>
                <table:data-pilot-member table:name="23365" table:display="true" table:show-details="true"/>
                <table:data-pilot-member table:name="23372" table:display="true" table:show-details="true"/>
                <table:data-pilot-member table:name="23379" table:display="true" table:show-details="true"/>
                <table:data-pilot-member table:name="23383" table:display="true" table:show-details="true"/>
                <table:data-pilot-member table:name="23394" table:display="true" table:show-details="true"/>
                <table:data-pilot-member table:name="23395" table:display="true" table:show-details="true"/>
                <table:data-pilot-member table:name="23401" table:display="true" table:show-details="true"/>
                <table:data-pilot-member table:name="23403" table:display="true" table:show-details="true"/>
                <table:data-pilot-member table:name="23417" table:display="true" table:show-details="true"/>
                <table:data-pilot-member table:name="23439" table:display="true" table:show-details="true"/>
                <table:data-pilot-member table:name="23440" table:display="true" table:show-details="true"/>
                <table:data-pilot-member table:name="23447" table:display="true" table:show-details="true"/>
                <table:data-pilot-member table:name="23471" table:display="true" table:show-details="true"/>
                <table:data-pilot-member table:name="23483" table:display="true" table:show-details="true"/>
                <table:data-pilot-member table:name="23485" table:display="true" table:show-details="true"/>
                <table:data-pilot-member table:name="23504" table:display="true" table:show-details="true"/>
                <table:data-pilot-member table:name="23509" table:display="true" table:show-details="true"/>
                <table:data-pilot-member table:name="23513" table:display="true" table:show-details="true"/>
                <table:data-pilot-member table:name="23537" table:display="true" table:show-details="true"/>
                <table:data-pilot-member table:name="23550" table:display="true" table:show-details="true"/>
                <table:data-pilot-member table:name="23551" table:display="true" table:show-details="true"/>
                <table:data-pilot-member table:name="23556" table:display="true" table:show-details="true"/>
                <table:data-pilot-member table:name="23560" table:display="true" table:show-details="true"/>
                <table:data-pilot-member table:name="23573" table:display="true" table:show-details="true"/>
                <table:data-pilot-member table:name="23591" table:display="true" table:show-details="true"/>
                <table:data-pilot-member table:name="23597" table:display="true" table:show-details="true"/>
                <table:data-pilot-member table:name="23602" table:display="true" table:show-details="true"/>
                <table:data-pilot-member table:name="23603" table:display="true" table:show-details="true"/>
                <table:data-pilot-member table:name="23616" table:display="true" table:show-details="true"/>
                <table:data-pilot-member table:name="23650" table:display="true" table:show-details="true"/>
                <table:data-pilot-member table:name="23651" table:display="true" table:show-details="true"/>
                <table:data-pilot-member table:name="23661" table:display="true" table:show-details="true"/>
                <table:data-pilot-member table:name="23667" table:display="true" table:show-details="true"/>
                <table:data-pilot-member table:name="23689" table:display="true" table:show-details="true"/>
                <table:data-pilot-member table:name="23705" table:display="true" table:show-details="true"/>
                <table:data-pilot-member table:name="23714" table:display="true" table:show-details="true"/>
                <table:data-pilot-member table:name="23716" table:display="true" table:show-details="true"/>
                <table:data-pilot-member table:name="23728" table:display="true" table:show-details="true"/>
                <table:data-pilot-member table:name="23731" table:display="true" table:show-details="true"/>
                <table:data-pilot-member table:name="23741" table:display="true" table:show-details="true"/>
                <table:data-pilot-member table:name="23756" table:display="true" table:show-details="true"/>
                <table:data-pilot-member table:name="23778" table:display="true" table:show-details="true"/>
                <table:data-pilot-member table:name="23780" table:display="true" table:show-details="true"/>
                <table:data-pilot-member table:name="23781" table:display="true" table:show-details="true"/>
                <table:data-pilot-member table:name="23801" table:display="true" table:show-details="true"/>
                <table:data-pilot-member table:name="23827" table:display="true" table:show-details="true"/>
                <table:data-pilot-member table:name="23830" table:display="true" table:show-details="true"/>
                <table:data-pilot-member table:name="23838" table:display="true" table:show-details="true"/>
                <table:data-pilot-member table:name="23841" table:display="true" table:show-details="true"/>
                <table:data-pilot-member table:name="23853" table:display="true" table:show-details="true"/>
                <table:data-pilot-member table:name="23854" table:display="true" table:show-details="true"/>
                <table:data-pilot-member table:name="23861" table:display="true" table:show-details="true"/>
                <table:data-pilot-member table:name="23870" table:display="true" table:show-details="true"/>
                <table:data-pilot-member table:name="23886" table:display="true" table:show-details="true"/>
                <table:data-pilot-member table:name="23890" table:display="true" table:show-details="true"/>
                <table:data-pilot-member table:name="23895" table:display="true" table:show-details="true"/>
                <table:data-pilot-member table:name="23914" table:display="true" table:show-details="true"/>
                <table:data-pilot-member table:name="23915" table:display="true" table:show-details="true"/>
                <table:data-pilot-member table:name="23927" table:display="true" table:show-details="true"/>
                <table:data-pilot-member table:name="23931" table:display="true" table:show-details="true"/>
                <table:data-pilot-member table:name="23941" table:display="true" table:show-details="true"/>
                <table:data-pilot-member table:name="23944" table:display="true" table:show-details="true"/>
                <table:data-pilot-member table:name="23946" table:display="true" table:show-details="true"/>
                <table:data-pilot-member table:name="23950" table:display="true" table:show-details="true"/>
                <table:data-pilot-member table:name="23951" table:display="true" table:show-details="true"/>
                <table:data-pilot-member table:name="23955" table:display="true" table:show-details="true"/>
                <table:data-pilot-member table:name="23972" table:display="true" table:show-details="true"/>
                <table:data-pilot-member table:name="23978" table:display="true" table:show-details="true"/>
                <table:data-pilot-member table:name="23994" table:display="true" table:show-details="true"/>
                <table:data-pilot-member table:name="24007" table:display="true" table:show-details="true"/>
                <table:data-pilot-member table:name="24019" table:display="true" table:show-details="true"/>
                <table:data-pilot-member table:name="24022" table:display="true" table:show-details="true"/>
                <table:data-pilot-member table:name="24026" table:display="true" table:show-details="true"/>
                <table:data-pilot-member table:name="24046" table:display="true" table:show-details="true"/>
                <table:data-pilot-member table:name="24052" table:display="true" table:show-details="true"/>
                <table:data-pilot-member table:name="24056" table:display="true" table:show-details="true"/>
                <table:data-pilot-member table:name="24073" table:display="true" table:show-details="true"/>
                <table:data-pilot-member table:name="24074" table:display="true" table:show-details="true"/>
                <table:data-pilot-member table:name="24082" table:display="true" table:show-details="true"/>
                <table:data-pilot-member table:name="24101" table:display="true" table:show-details="true"/>
                <table:data-pilot-member table:name="24103" table:display="true" table:show-details="true"/>
                <table:data-pilot-member table:name="24104" table:display="true" table:show-details="true"/>
                <table:data-pilot-member table:name="24112" table:display="true" table:show-details="true"/>
                <table:data-pilot-member table:name="24119" table:display="true" table:show-details="true"/>
                <table:data-pilot-member table:name="24120" table:display="true" table:show-details="true"/>
                <table:data-pilot-member table:name="24121" table:display="true" table:show-details="true"/>
                <table:data-pilot-member table:name="24124" table:display="true" table:show-details="true"/>
                <table:data-pilot-member table:name="24130" table:display="true" table:show-details="true"/>
                <table:data-pilot-member table:name="24138" table:display="true" table:show-details="true"/>
                <table:data-pilot-member table:name="24149" table:display="true" table:show-details="true"/>
                <table:data-pilot-member table:name="24158" table:display="true" table:show-details="true"/>
                <table:data-pilot-member table:name="24160" table:display="true" table:show-details="true"/>
                <table:data-pilot-member table:name="24179" table:display="true" table:show-details="true"/>
                <table:data-pilot-member table:name="24189" table:display="true" table:show-details="true"/>
                <table:data-pilot-member table:name="24190" table:display="true" table:show-details="true"/>
                <table:data-pilot-member table:name="24199" table:display="true" table:show-details="true"/>
                <table:data-pilot-member table:name="24202" table:display="true" table:show-details="true"/>
                <table:data-pilot-member table:name="24206" table:display="true" table:show-details="true"/>
                <table:data-pilot-member table:name="24225" table:display="true" table:show-details="true"/>
                <table:data-pilot-member table:name="24236" table:display="true" table:show-details="true"/>
                <table:data-pilot-member table:name="24257" table:display="true" table:show-details="true"/>
                <table:data-pilot-member table:name="24266" table:display="true" table:show-details="true"/>
                <table:data-pilot-member table:name="24268" table:display="true" table:show-details="true"/>
                <table:data-pilot-member table:name="24270" table:display="true" table:show-details="true"/>
                <table:data-pilot-member table:name="24291" table:display="true" table:show-details="true"/>
                <table:data-pilot-member table:name="24306" table:display="true" table:show-details="true"/>
                <table:data-pilot-member table:name="24323" table:display="true" table:show-details="true"/>
                <table:data-pilot-member table:name="24332" table:display="true" table:show-details="true"/>
                <table:data-pilot-member table:name="24335" table:display="true" table:show-details="true"/>
                <table:data-pilot-member table:name="24340" table:display="true" table:show-details="true"/>
                <table:data-pilot-member table:name="24341" table:display="true" table:show-details="true"/>
                <table:data-pilot-member table:name="24349" table:display="true" table:show-details="true"/>
                <table:data-pilot-member table:name="24358" table:display="true" table:show-details="true"/>
                <table:data-pilot-member table:name="24364" table:display="true" table:show-details="true"/>
                <table:data-pilot-member table:name="24367" table:display="true" table:show-details="true"/>
                <table:data-pilot-member table:name="24371" table:display="true" table:show-details="true"/>
                <table:data-pilot-member table:name="24390" table:display="true" table:show-details="true"/>
                <table:data-pilot-member table:name="24393" table:display="true" table:show-details="true"/>
                <table:data-pilot-member table:name="24398" table:display="true" table:show-details="true"/>
                <table:data-pilot-member table:name="24400" table:display="true" table:show-details="true"/>
                <table:data-pilot-member table:name="24410" table:display="true" table:show-details="true"/>
                <table:data-pilot-member table:name="24424" table:display="true" table:show-details="true"/>
                <table:data-pilot-member table:name="24427" table:display="true" table:show-details="true"/>
                <table:data-pilot-member table:name="24438" table:display="true" table:show-details="true"/>
                <table:data-pilot-member table:name="24439" table:display="true" table:show-details="true"/>
                <table:data-pilot-member table:name="24444" table:display="true" table:show-details="true"/>
                <table:data-pilot-member table:name="24449" table:display="true" table:show-details="true"/>
                <table:data-pilot-member table:name="24456" table:display="true" table:show-details="true"/>
                <table:data-pilot-member table:name="24467" table:display="true" table:show-details="true"/>
                <table:data-pilot-member table:name="24471" table:display="true" table:show-details="true"/>
                <table:data-pilot-member table:name="24474" table:display="true" table:show-details="true"/>
                <table:data-pilot-member table:name="24480" table:display="true" table:show-details="true"/>
                <table:data-pilot-member table:name="24495" table:display="true" table:show-details="true"/>
                <table:data-pilot-member table:name="24501" table:display="true" table:show-details="true"/>
                <table:data-pilot-member table:name="24502" table:display="true" table:show-details="true"/>
                <table:data-pilot-member table:name="24510" table:display="true" table:show-details="true"/>
                <table:data-pilot-member table:name="24518" table:display="true" table:show-details="true"/>
                <table:data-pilot-member table:name="24528" table:display="true" table:show-details="true"/>
                <table:data-pilot-member table:name="24530" table:display="true" table:show-details="true"/>
                <table:data-pilot-member table:name="24536" table:display="true" table:show-details="true"/>
                <table:data-pilot-member table:name="24537" table:display="true" table:show-details="true"/>
                <table:data-pilot-member table:name="24542" table:display="true" table:show-details="true"/>
                <table:data-pilot-member table:name="24544" table:display="true" table:show-details="true"/>
                <table:data-pilot-member table:name="24552" table:display="true" table:show-details="true"/>
                <table:data-pilot-member table:name="24561" table:display="true" table:show-details="true"/>
                <table:data-pilot-member table:name="24567" table:display="true" table:show-details="true"/>
                <table:data-pilot-member table:name="24568" table:display="true" table:show-details="true"/>
                <table:data-pilot-member table:name="24569" table:display="true" table:show-details="true"/>
                <table:data-pilot-member table:name="24575" table:display="true" table:show-details="true"/>
                <table:data-pilot-member table:name="24578" table:display="true" table:show-details="true"/>
                <table:data-pilot-member table:name="24579" table:display="true" table:show-details="true"/>
                <table:data-pilot-member table:name="24584" table:display="true" table:show-details="true"/>
                <table:data-pilot-member table:name="24586" table:display="true" table:show-details="true"/>
                <table:data-pilot-member table:name="24591" table:display="true" table:show-details="true"/>
                <table:data-pilot-member table:name="24592" table:display="true" table:show-details="true"/>
                <table:data-pilot-member table:name="24606" table:display="true" table:show-details="true"/>
                <table:data-pilot-member table:name="24616" table:display="true" table:show-details="true"/>
                <table:data-pilot-member table:name="24617" table:display="true" table:show-details="true"/>
                <table:data-pilot-member table:name="24619" table:display="true" table:show-details="true"/>
                <table:data-pilot-member table:name="24622" table:display="true" table:show-details="true"/>
                <table:data-pilot-member table:name="24641" table:display="true" table:show-details="true"/>
                <table:data-pilot-member table:name="24643" table:display="true" table:show-details="true"/>
                <table:data-pilot-member table:name="24650" table:display="true" table:show-details="true"/>
                <table:data-pilot-member table:name="24659" table:display="true" table:show-details="true"/>
                <table:data-pilot-member table:name="24663" table:display="true" table:show-details="true"/>
                <table:data-pilot-member table:name="24666" table:display="true" table:show-details="true"/>
                <table:data-pilot-member table:name="24667" table:display="true" table:show-details="true"/>
                <table:data-pilot-member table:name="24668" table:display="true" table:show-details="true"/>
                <table:data-pilot-member table:name="24671" table:display="true" table:show-details="true"/>
                <table:data-pilot-member table:name="24673" table:display="true" table:show-details="true"/>
                <table:data-pilot-member table:name="24677" table:display="true" table:show-details="true"/>
                <table:data-pilot-member table:name="24678" table:display="true" table:show-details="true"/>
                <table:data-pilot-member table:name="24683" table:display="true" table:show-details="true"/>
                <table:data-pilot-member table:name="24685" table:display="true" table:show-details="true"/>
                <table:data-pilot-member table:name="24707" table:display="true" table:show-details="true"/>
                <table:data-pilot-member table:name="24720" table:display="true" table:show-details="true"/>
                <table:data-pilot-member table:name="24721" table:display="true" table:show-details="true"/>
                <table:data-pilot-member table:name="24749" table:display="true" table:show-details="true"/>
                <table:data-pilot-member table:name="24759" table:display="true" table:show-details="true"/>
                <table:data-pilot-member table:name="24769" table:display="true" table:show-details="true"/>
                <table:data-pilot-member table:name="24772" table:display="true" table:show-details="true"/>
                <table:data-pilot-member table:name="24774" table:display="true" table:show-details="true"/>
                <table:data-pilot-member table:name="24778" table:display="true" table:show-details="true"/>
                <table:data-pilot-member table:name="24792" table:display="true" table:show-details="true"/>
                <table:data-pilot-member table:name="24798" table:display="true" table:show-details="true"/>
                <table:data-pilot-member table:name="24800" table:display="true" table:show-details="true"/>
                <table:data-pilot-member table:name="24803" table:display="true" table:show-details="true"/>
                <table:data-pilot-member table:name="24805" table:display="true" table:show-details="true"/>
                <table:data-pilot-member table:name="24813" table:display="true" table:show-details="true"/>
                <table:data-pilot-member table:name="24816" table:display="true" table:show-details="true"/>
                <table:data-pilot-member table:name="24833" table:display="true" table:show-details="true"/>
                <table:data-pilot-member table:name="24836" table:display="true" table:show-details="true"/>
                <table:data-pilot-member table:name="24840" table:display="true" table:show-details="true"/>
                <table:data-pilot-member table:name="24841" table:display="true" table:show-details="true"/>
                <table:data-pilot-member table:name="24844" table:display="true" table:show-details="true"/>
                <table:data-pilot-member table:name="24847" table:display="true" table:show-details="true"/>
                <table:data-pilot-member table:name="24851" table:display="true" table:show-details="true"/>
                <table:data-pilot-member table:name="24857" table:display="true" table:show-details="true"/>
                <table:data-pilot-member table:name="24860" table:display="true" table:show-details="true"/>
                <table:data-pilot-member table:name="24862" table:display="true" table:show-details="true"/>
                <table:data-pilot-member table:name="24867" table:display="true" table:show-details="true"/>
                <table:data-pilot-member table:name="24871" table:display="true" table:show-details="true"/>
                <table:data-pilot-member table:name="24878" table:display="true" table:show-details="true"/>
                <table:data-pilot-member table:name="24885" table:display="true" table:show-details="true"/>
                <table:data-pilot-member table:name="24892" table:display="true" table:show-details="true"/>
                <table:data-pilot-member table:name="24896" table:display="true" table:show-details="true"/>
                <table:data-pilot-member table:name="24919" table:display="true" table:show-details="true"/>
                <table:data-pilot-member table:name="24927" table:display="true" table:show-details="true"/>
                <table:data-pilot-member table:name="24941" table:display="true" table:show-details="true"/>
                <table:data-pilot-member table:name="24944" table:display="true" table:show-details="true"/>
                <table:data-pilot-member table:name="24945" table:display="true" table:show-details="true"/>
                <table:data-pilot-member table:name="24954" table:display="true" table:show-details="true"/>
                <table:data-pilot-member table:name="24955" table:display="true" table:show-details="true"/>
                <table:data-pilot-member table:name="24956" table:display="true" table:show-details="true"/>
                <table:data-pilot-member table:name="24964" table:display="true" table:show-details="true"/>
                <table:data-pilot-member table:name="24995" table:display="true" table:show-details="true"/>
                <table:data-pilot-member table:name="25001" table:display="true" table:show-details="true"/>
                <table:data-pilot-member table:name="25006" table:display="true" table:show-details="true"/>
                <table:data-pilot-member table:name="25015" table:display="true" table:show-details="true"/>
                <table:data-pilot-member table:name="25023" table:display="true" table:show-details="true"/>
                <table:data-pilot-member table:name="25024" table:display="true" table:show-details="true"/>
                <table:data-pilot-member table:name="25031" table:display="true" table:show-details="true"/>
                <table:data-pilot-member table:name="25033" table:display="true" table:show-details="true"/>
                <table:data-pilot-member table:name="25034" table:display="true" table:show-details="true"/>
                <table:data-pilot-member table:name="25036" table:display="true" table:show-details="true"/>
                <table:data-pilot-member table:name="25050" table:display="true" table:show-details="true"/>
                <table:data-pilot-member table:name="25058" table:display="true" table:show-details="true"/>
                <table:data-pilot-member table:name="25065" table:display="true" table:show-details="true"/>
                <table:data-pilot-member table:name="25070" table:display="true" table:show-details="true"/>
                <table:data-pilot-member table:name="25071" table:display="true" table:show-details="true"/>
                <table:data-pilot-member table:name="25098" table:display="true" table:show-details="true"/>
                <table:data-pilot-member table:name="25102" table:display="true" table:show-details="true"/>
                <table:data-pilot-member table:name="25112" table:display="true" table:show-details="true"/>
                <table:data-pilot-member table:name="25117" table:display="true" table:show-details="true"/>
                <table:data-pilot-member table:name="25125" table:display="true" table:show-details="true"/>
                <table:data-pilot-member table:name="25131" table:display="true" table:show-details="true"/>
                <table:data-pilot-member table:name="25139" table:display="true" table:show-details="true"/>
                <table:data-pilot-member table:name="25149" table:display="true" table:show-details="true"/>
                <table:data-pilot-member table:name="25158" table:display="true" table:show-details="true"/>
                <table:data-pilot-member table:name="25160" table:display="true" table:show-details="true"/>
                <table:data-pilot-member table:name="25174" table:display="true" table:show-details="true"/>
                <table:data-pilot-member table:name="25176" table:display="true" table:show-details="true"/>
                <table:data-pilot-member table:name="25187" table:display="true" table:show-details="true"/>
                <table:data-pilot-member table:name="25200" table:display="true" table:show-details="true"/>
                <table:data-pilot-member table:name="25206" table:display="true" table:show-details="true"/>
                <table:data-pilot-member table:name="25226" table:display="true" table:show-details="true"/>
                <table:data-pilot-member table:name="25228" table:display="true" table:show-details="true"/>
                <table:data-pilot-member table:name="25252" table:display="true" table:show-details="true"/>
                <table:data-pilot-member table:name="25257" table:display="true" table:show-details="true"/>
                <table:data-pilot-member table:name="25258" table:display="true" table:show-details="true"/>
                <table:data-pilot-member table:name="25261" table:display="true" table:show-details="true"/>
                <table:data-pilot-member table:name="25263" table:display="true" table:show-details="true"/>
                <table:data-pilot-member table:name="25270" table:display="true" table:show-details="true"/>
                <table:data-pilot-member table:name="25273" table:display="true" table:show-details="true"/>
                <table:data-pilot-member table:name="25275" table:display="true" table:show-details="true"/>
                <table:data-pilot-member table:name="25285" table:display="true" table:show-details="true"/>
                <table:data-pilot-member table:name="25289" table:display="true" table:show-details="true"/>
                <table:data-pilot-member table:name="25300" table:display="true" table:show-details="true"/>
                <table:data-pilot-member table:name="25311" table:display="true" table:show-details="true"/>
                <table:data-pilot-member table:name="25328" table:display="true" table:show-details="true"/>
                <table:data-pilot-member table:name="25333" table:display="true" table:show-details="true"/>
                <table:data-pilot-member table:name="25341" table:display="true" table:show-details="true"/>
                <table:data-pilot-member table:name="25347" table:display="true" table:show-details="true"/>
                <table:data-pilot-member table:name="25361" table:display="true" table:show-details="true"/>
                <table:data-pilot-member table:name="25372" table:display="true" table:show-details="true"/>
                <table:data-pilot-member table:name="25382" table:display="true" table:show-details="true"/>
                <table:data-pilot-member table:name="25383" table:display="true" table:show-details="true"/>
                <table:data-pilot-member table:name="25389" table:display="true" table:show-details="true"/>
                <table:data-pilot-member table:name="25396" table:display="true" table:show-details="true"/>
                <table:data-pilot-member table:name="25417" table:display="true" table:show-details="true"/>
                <table:data-pilot-member table:name="25420" table:display="true" table:show-details="true"/>
                <table:data-pilot-member table:name="25434" table:display="true" table:show-details="true"/>
                <table:data-pilot-member table:name="25445" table:display="true" table:show-details="true"/>
                <table:data-pilot-member table:name="25478" table:display="true" table:show-details="true"/>
                <table:data-pilot-member table:name="25485" table:display="true" table:show-details="true"/>
                <table:data-pilot-member table:name="25494" table:display="true" table:show-details="true"/>
                <table:data-pilot-member table:name="25527" table:display="true" table:show-details="true"/>
                <table:data-pilot-member table:name="25531" table:display="true" table:show-details="true"/>
                <table:data-pilot-member table:name="25534" table:display="true" table:show-details="true"/>
                <table:data-pilot-member table:name="25537" table:display="true" table:show-details="true"/>
                <table:data-pilot-member table:name="25552" table:display="true" table:show-details="true"/>
                <table:data-pilot-member table:name="25555" table:display="true" table:show-details="true"/>
                <table:data-pilot-member table:name="25562" table:display="true" table:show-details="true"/>
                <table:data-pilot-member table:name="25563" table:display="true" table:show-details="true"/>
                <table:data-pilot-member table:name="25569" table:display="true" table:show-details="true"/>
                <table:data-pilot-member table:name="25578" table:display="true" table:show-details="true"/>
                <table:data-pilot-member table:name="25585" table:display="true" table:show-details="true"/>
                <table:data-pilot-member table:name="25615" table:display="true" table:show-details="true"/>
                <table:data-pilot-member table:name="25616" table:display="true" table:show-details="true"/>
                <table:data-pilot-member table:name="25622" table:display="true" table:show-details="true"/>
                <table:data-pilot-member table:name="25646" table:display="true" table:show-details="true"/>
                <table:data-pilot-member table:name="25647" table:display="true" table:show-details="true"/>
                <table:data-pilot-member table:name="25674" table:display="true" table:show-details="true"/>
                <table:data-pilot-member table:name="25677" table:display="true" table:show-details="true"/>
                <table:data-pilot-member table:name="25682" table:display="true" table:show-details="true"/>
                <table:data-pilot-member table:name="25703" table:display="true" table:show-details="true"/>
                <table:data-pilot-member table:name="25708" table:display="true" table:show-details="true"/>
                <table:data-pilot-member table:name="25713" table:display="true" table:show-details="true"/>
                <table:data-pilot-member table:name="25714" table:display="true" table:show-details="true"/>
                <table:data-pilot-member table:name="25717" table:display="true" table:show-details="true"/>
                <table:data-pilot-member table:name="25727" table:display="true" table:show-details="true"/>
                <table:data-pilot-member table:name="25732" table:display="true" table:show-details="true"/>
                <table:data-pilot-member table:name="25742" table:display="true" table:show-details="true"/>
                <table:data-pilot-member table:name="25768" table:display="true" table:show-details="true"/>
                <table:data-pilot-member table:name="25769" table:display="true" table:show-details="true"/>
                <table:data-pilot-member table:name="25780" table:display="true" table:show-details="true"/>
                <table:data-pilot-member table:name="25782" table:display="true" table:show-details="true"/>
                <table:data-pilot-member table:name="25783" table:display="true" table:show-details="true"/>
                <table:data-pilot-member table:name="25789" table:display="true" table:show-details="true"/>
                <table:data-pilot-member table:name="25807" table:display="true" table:show-details="true"/>
                <table:data-pilot-member table:name="25809" table:display="true" table:show-details="true"/>
                <table:data-pilot-member table:name="25814" table:display="true" table:show-details="true"/>
                <table:data-pilot-member table:name="25824" table:display="true" table:show-details="true"/>
                <table:data-pilot-member table:name="25826" table:display="true" table:show-details="true"/>
                <table:data-pilot-member table:name="25833" table:display="true" table:show-details="true"/>
                <table:data-pilot-member table:name="25835" table:display="true" table:show-details="true"/>
                <table:data-pilot-member table:name="25836" table:display="true" table:show-details="true"/>
                <table:data-pilot-member table:name="25861" table:display="true" table:show-details="true"/>
                <table:data-pilot-member table:name="25882" table:display="true" table:show-details="true"/>
                <table:data-pilot-member table:name="25894" table:display="true" table:show-details="true"/>
                <table:data-pilot-member table:name="25901" table:display="true" table:show-details="true"/>
                <table:data-pilot-member table:name="25903" table:display="true" table:show-details="true"/>
                <table:data-pilot-member table:name="25914" table:display="true" table:show-details="true"/>
                <table:data-pilot-member table:name="25926" table:display="true" table:show-details="true"/>
                <table:data-pilot-member table:name="25931" table:display="true" table:show-details="true"/>
                <table:data-pilot-member table:name="25937" table:display="true" table:show-details="true"/>
                <table:data-pilot-member table:name="25963" table:display="true" table:show-details="true"/>
                <table:data-pilot-member table:name="25977" table:display="true" table:show-details="true"/>
                <table:data-pilot-member table:name="25980" table:display="true" table:show-details="true"/>
                <table:data-pilot-member table:name="25996" table:display="true" table:show-details="true"/>
                <table:data-pilot-member table:name="26014" table:display="true" table:show-details="true"/>
                <table:data-pilot-member table:name="26017" table:display="true" table:show-details="true"/>
                <table:data-pilot-member table:name="26022" table:display="true" table:show-details="true"/>
                <table:data-pilot-member table:name="26024" table:display="true" table:show-details="true"/>
                <table:data-pilot-member table:name="26026" table:display="true" table:show-details="true"/>
                <table:data-pilot-member table:name="26032" table:display="true" table:show-details="true"/>
                <table:data-pilot-member table:name="26033" table:display="true" table:show-details="true"/>
                <table:data-pilot-member table:name="26043" table:display="true" table:show-details="true"/>
                <table:data-pilot-member table:name="26052" table:display="true" table:show-details="true"/>
                <table:data-pilot-member table:name="26054" table:display="true" table:show-details="true"/>
                <table:data-pilot-member table:name="26061" table:display="true" table:show-details="true"/>
                <table:data-pilot-member table:name="26069" table:display="true" table:show-details="true"/>
                <table:data-pilot-member table:name="26086" table:display="true" table:show-details="true"/>
                <table:data-pilot-member table:name="26097" table:display="true" table:show-details="true"/>
                <table:data-pilot-member table:name="26098" table:display="true" table:show-details="true"/>
                <table:data-pilot-member table:name="26107" table:display="true" table:show-details="true"/>
                <table:data-pilot-member table:name="26113" table:display="true" table:show-details="true"/>
                <table:data-pilot-member table:name="26118" table:display="true" table:show-details="true"/>
                <table:data-pilot-member table:name="26128" table:display="true" table:show-details="true"/>
                <table:data-pilot-member table:name="26135" table:display="true" table:show-details="true"/>
                <table:data-pilot-member table:name="26146" table:display="true" table:show-details="true"/>
                <table:data-pilot-member table:name="26149" table:display="true" table:show-details="true"/>
                <table:data-pilot-member table:name="26158" table:display="true" table:show-details="true"/>
                <table:data-pilot-member table:name="26166" table:display="true" table:show-details="true"/>
                <table:data-pilot-member table:name="26169" table:display="true" table:show-details="true"/>
                <table:data-pilot-member table:name="26172" table:display="true" table:show-details="true"/>
                <table:data-pilot-member table:name="26176" table:display="true" table:show-details="true"/>
                <table:data-pilot-member table:name="26178" table:display="true" table:show-details="true"/>
                <table:data-pilot-member table:name="26182" table:display="true" table:show-details="true"/>
                <table:data-pilot-member table:name="26198" table:display="true" table:show-details="true"/>
                <table:data-pilot-member table:name="26221" table:display="true" table:show-details="true"/>
                <table:data-pilot-member table:name="26225" table:display="true" table:show-details="true"/>
                <table:data-pilot-member table:name="26252" table:display="true" table:show-details="true"/>
                <table:data-pilot-member table:name="26263" table:display="true" table:show-details="true"/>
                <table:data-pilot-member table:name="26265" table:display="true" table:show-details="true"/>
                <table:data-pilot-member table:name="26279" table:display="true" table:show-details="true"/>
                <table:data-pilot-member table:name="26280" table:display="true" table:show-details="true"/>
                <table:data-pilot-member table:name="26290" table:display="true" table:show-details="true"/>
                <table:data-pilot-member table:name="26297" table:display="true" table:show-details="true"/>
                <table:data-pilot-member table:name="26300" table:display="true" table:show-details="true"/>
                <table:data-pilot-member table:name="26303" table:display="true" table:show-details="true"/>
                <table:data-pilot-member table:name="26306" table:display="true" table:show-details="true"/>
                <table:data-pilot-member table:name="26309" table:display="true" table:show-details="true"/>
                <table:data-pilot-member table:name="26348" table:display="true" table:show-details="true"/>
                <table:data-pilot-member table:name="26369" table:display="true" table:show-details="true"/>
                <table:data-pilot-member table:name="26398" table:display="true" table:show-details="true"/>
                <table:data-pilot-member table:name="26404" table:display="true" table:show-details="true"/>
                <table:data-pilot-member table:name="26410" table:display="true" table:show-details="true"/>
                <table:data-pilot-member table:name="26413" table:display="true" table:show-details="true"/>
                <table:data-pilot-member table:name="26428" table:display="true" table:show-details="true"/>
                <table:data-pilot-member table:name="26430" table:display="true" table:show-details="true"/>
                <table:data-pilot-member table:name="26441" table:display="true" table:show-details="true"/>
                <table:data-pilot-member table:name="26452" table:display="true" table:show-details="true"/>
                <table:data-pilot-member table:name="26454" table:display="true" table:show-details="true"/>
                <table:data-pilot-member table:name="26463" table:display="true" table:show-details="true"/>
                <table:data-pilot-member table:name="26472" table:display="true" table:show-details="true"/>
                <table:data-pilot-member table:name="26473" table:display="true" table:show-details="true"/>
                <table:data-pilot-member table:name="26475" table:display="true" table:show-details="true"/>
                <table:data-pilot-member table:name="26476" table:display="true" table:show-details="true"/>
                <table:data-pilot-member table:name="26481" table:display="true" table:show-details="true"/>
                <table:data-pilot-member table:name="26482" table:display="true" table:show-details="true"/>
                <table:data-pilot-member table:name="26484" table:display="true" table:show-details="true"/>
                <table:data-pilot-member table:name="26486" table:display="true" table:show-details="true"/>
                <table:data-pilot-member table:name="26493" table:display="true" table:show-details="true"/>
                <table:data-pilot-member table:name="26495" table:display="true" table:show-details="true"/>
                <table:data-pilot-member table:name="26506" table:display="true" table:show-details="true"/>
                <table:data-pilot-member table:name="26511" table:display="true" table:show-details="true"/>
                <table:data-pilot-member table:name="26516" table:display="true" table:show-details="true"/>
                <table:data-pilot-member table:name="26519" table:display="true" table:show-details="true"/>
                <table:data-pilot-member table:name="26521" table:display="true" table:show-details="true"/>
                <table:data-pilot-member table:name="26536" table:display="true" table:show-details="true"/>
                <table:data-pilot-member table:name="26541" table:display="true" table:show-details="true"/>
                <table:data-pilot-member table:name="26553" table:display="true" table:show-details="true"/>
                <table:data-pilot-member table:name="26566" table:display="true" table:show-details="true"/>
                <table:data-pilot-member table:name="26574" table:display="true" table:show-details="true"/>
                <table:data-pilot-member table:name="26577" table:display="true" table:show-details="true"/>
                <table:data-pilot-member table:name="26581" table:display="true" table:show-details="true"/>
                <table:data-pilot-member table:name="26586" table:display="true" table:show-details="true"/>
                <table:data-pilot-member table:name="26592" table:display="true" table:show-details="true"/>
                <table:data-pilot-member table:name="26601" table:display="true" table:show-details="true"/>
                <table:data-pilot-member table:name="26606" table:display="true" table:show-details="true"/>
                <table:data-pilot-member table:name="26607" table:display="true" table:show-details="true"/>
                <table:data-pilot-member table:name="26624" table:display="true" table:show-details="true"/>
                <table:data-pilot-member table:name="26629" table:display="true" table:show-details="true"/>
                <table:data-pilot-member table:name="26630" table:display="true" table:show-details="true"/>
                <table:data-pilot-member table:name="26633" table:display="true" table:show-details="true"/>
                <table:data-pilot-member table:name="26638" table:display="true" table:show-details="true"/>
                <table:data-pilot-member table:name="26643" table:display="true" table:show-details="true"/>
                <table:data-pilot-member table:name="26645" table:display="true" table:show-details="true"/>
                <table:data-pilot-member table:name="26661" table:display="true" table:show-details="true"/>
                <table:data-pilot-member table:name="26662" table:display="true" table:show-details="true"/>
                <table:data-pilot-member table:name="26667" table:display="true" table:show-details="true"/>
                <table:data-pilot-member table:name="26679" table:display="true" table:show-details="true"/>
                <table:data-pilot-member table:name="26696" table:display="true" table:show-details="true"/>
                <table:data-pilot-member table:name="26698" table:display="true" table:show-details="true"/>
                <table:data-pilot-member table:name="26699" table:display="true" table:show-details="true"/>
                <table:data-pilot-member table:name="26711" table:display="true" table:show-details="true"/>
                <table:data-pilot-member table:name="26724" table:display="true" table:show-details="true"/>
                <table:data-pilot-member table:name="26736" table:display="true" table:show-details="true"/>
                <table:data-pilot-member table:name="26757" table:display="true" table:show-details="true"/>
                <table:data-pilot-member table:name="26762" table:display="true" table:show-details="true"/>
                <table:data-pilot-member table:name="26764" table:display="true" table:show-details="true"/>
                <table:data-pilot-member table:name="26775" table:display="true" table:show-details="true"/>
                <table:data-pilot-member table:name="26831" table:display="true" table:show-details="true"/>
                <table:data-pilot-member table:name="26844" table:display="true" table:show-details="true"/>
                <table:data-pilot-member table:name="26864" table:display="true" table:show-details="true"/>
                <table:data-pilot-member table:name="26872" table:display="true" table:show-details="true"/>
                <table:data-pilot-member table:name="26891" table:display="true" table:show-details="true"/>
                <table:data-pilot-member table:name="26894" table:display="true" table:show-details="true"/>
                <table:data-pilot-member table:name="26901" table:display="true" table:show-details="true"/>
                <table:data-pilot-member table:name="26906" table:display="true" table:show-details="true"/>
                <table:data-pilot-member table:name="26910" table:display="true" table:show-details="true"/>
                <table:data-pilot-member table:name="26915" table:display="true" table:show-details="true"/>
                <table:data-pilot-member table:name="26925" table:display="true" table:show-details="true"/>
                <table:data-pilot-member table:name="26943" table:display="true" table:show-details="true"/>
                <table:data-pilot-member table:name="26952" table:display="true" table:show-details="true"/>
                <table:data-pilot-member table:name="26961" table:display="true" table:show-details="true"/>
                <table:data-pilot-member table:name="26964" table:display="true" table:show-details="true"/>
                <table:data-pilot-member table:name="26965" table:display="true" table:show-details="true"/>
                <table:data-pilot-member table:name="26970" table:display="true" table:show-details="true"/>
                <table:data-pilot-member table:name="26986" table:display="true" table:show-details="true"/>
                <table:data-pilot-member table:name="26990" table:display="true" table:show-details="true"/>
                <table:data-pilot-member table:name="27009" table:display="true" table:show-details="true"/>
                <table:data-pilot-member table:name="27018" table:display="true" table:show-details="true"/>
                <table:data-pilot-member table:name="27019" table:display="true" table:show-details="true"/>
                <table:data-pilot-member table:name="27021" table:display="true" table:show-details="true"/>
                <table:data-pilot-member table:name="27039" table:display="true" table:show-details="true"/>
                <table:data-pilot-member table:name="27050" table:display="true" table:show-details="true"/>
                <table:data-pilot-member table:name="27058" table:display="true" table:show-details="true"/>
                <table:data-pilot-member table:name="27073" table:display="true" table:show-details="true"/>
                <table:data-pilot-member table:name="27075" table:display="true" table:show-details="true"/>
                <table:data-pilot-member table:name="27082" table:display="true" table:show-details="true"/>
                <table:data-pilot-member table:name="27084" table:display="true" table:show-details="true"/>
                <table:data-pilot-member table:name="27085" table:display="true" table:show-details="true"/>
                <table:data-pilot-member table:name="27096" table:display="true" table:show-details="true"/>
                <table:data-pilot-member table:name="27104" table:display="true" table:show-details="true"/>
                <table:data-pilot-member table:name="27111" table:display="true" table:show-details="true"/>
                <table:data-pilot-member table:name="27114" table:display="true" table:show-details="true"/>
                <table:data-pilot-member table:name="27119" table:display="true" table:show-details="true"/>
                <table:data-pilot-member table:name="27125" table:display="true" table:show-details="true"/>
                <table:data-pilot-member table:name="27128" table:display="true" table:show-details="true"/>
                <table:data-pilot-member table:name="27135" table:display="true" table:show-details="true"/>
                <table:data-pilot-member table:name="27146" table:display="true" table:show-details="true"/>
                <table:data-pilot-member table:name="27150" table:display="true" table:show-details="true"/>
                <table:data-pilot-member table:name="27159" table:display="true" table:show-details="true"/>
                <table:data-pilot-member table:name="27161" table:display="true" table:show-details="true"/>
                <table:data-pilot-member table:name="27167" table:display="true" table:show-details="true"/>
                <table:data-pilot-member table:name="27192" table:display="true" table:show-details="true"/>
                <table:data-pilot-member table:name="27203" table:display="true" table:show-details="true"/>
                <table:data-pilot-member table:name="27205" table:display="true" table:show-details="true"/>
                <table:data-pilot-member table:name="27209" table:display="true" table:show-details="true"/>
                <table:data-pilot-member table:name="27219" table:display="true" table:show-details="true"/>
                <table:data-pilot-member table:name="27230" table:display="true" table:show-details="true"/>
                <table:data-pilot-member table:name="27232" table:display="true" table:show-details="true"/>
                <table:data-pilot-member table:name="27239" table:display="true" table:show-details="true"/>
                <table:data-pilot-member table:name="27246" table:display="true" table:show-details="true"/>
                <table:data-pilot-member table:name="27248" table:display="true" table:show-details="true"/>
                <table:data-pilot-member table:name="27253" table:display="true" table:show-details="true"/>
                <table:data-pilot-member table:name="27264" table:display="true" table:show-details="true"/>
                <table:data-pilot-member table:name="27265" table:display="true" table:show-details="true"/>
                <table:data-pilot-member table:name="27277" table:display="true" table:show-details="true"/>
                <table:data-pilot-member table:name="27283" table:display="true" table:show-details="true"/>
                <table:data-pilot-member table:name="27289" table:display="true" table:show-details="true"/>
                <table:data-pilot-member table:name="27311" table:display="true" table:show-details="true"/>
                <table:data-pilot-member table:name="27326" table:display="true" table:show-details="true"/>
                <table:data-pilot-member table:name="27331" table:display="true" table:show-details="true"/>
                <table:data-pilot-member table:name="27332" table:display="true" table:show-details="true"/>
                <table:data-pilot-member table:name="27370" table:display="true" table:show-details="true"/>
                <table:data-pilot-member table:name="27373" table:display="true" table:show-details="true"/>
                <table:data-pilot-member table:name="27376" table:display="true" table:show-details="true"/>
                <table:data-pilot-member table:name="27382" table:display="true" table:show-details="true"/>
                <table:data-pilot-member table:name="27386" table:display="true" table:show-details="true"/>
                <table:data-pilot-member table:name="27403" table:display="true" table:show-details="true"/>
                <table:data-pilot-member table:name="27406" table:display="true" table:show-details="true"/>
                <table:data-pilot-member table:name="27417" table:display="true" table:show-details="true"/>
                <table:data-pilot-member table:name="27418" table:display="true" table:show-details="true"/>
                <table:data-pilot-member table:name="27422" table:display="true" table:show-details="true"/>
                <table:data-pilot-member table:name="27426" table:display="true" table:show-details="true"/>
                <table:data-pilot-member table:name="27427" table:display="true" table:show-details="true"/>
                <table:data-pilot-member table:name="27432" table:display="true" table:show-details="true"/>
                <table:data-pilot-member table:name="27440" table:display="true" table:show-details="true"/>
                <table:data-pilot-member table:name="27441" table:display="true" table:show-details="true"/>
                <table:data-pilot-member table:name="27442" table:display="true" table:show-details="true"/>
                <table:data-pilot-member table:name="27446" table:display="true" table:show-details="true"/>
                <table:data-pilot-member table:name="27447" table:display="true" table:show-details="true"/>
                <table:data-pilot-member table:name="27458" table:display="true" table:show-details="true"/>
                <table:data-pilot-member table:name="27478" table:display="true" table:show-details="true"/>
                <table:data-pilot-member table:name="27485" table:display="true" table:show-details="true"/>
                <table:data-pilot-member table:name="27488" table:display="true" table:show-details="true"/>
                <table:data-pilot-member table:name="27493" table:display="true" table:show-details="true"/>
                <table:data-pilot-member table:name="27499" table:display="true" table:show-details="true"/>
                <table:data-pilot-member table:name="27500" table:display="true" table:show-details="true"/>
                <table:data-pilot-member table:name="27502" table:display="true" table:show-details="true"/>
                <table:data-pilot-member table:name="27503" table:display="true" table:show-details="true"/>
                <table:data-pilot-member table:name="27507" table:display="true" table:show-details="true"/>
                <table:data-pilot-member table:name="27511" table:display="true" table:show-details="true"/>
                <table:data-pilot-member table:name="27515" table:display="true" table:show-details="true"/>
                <table:data-pilot-member table:name="27533" table:display="true" table:show-details="true"/>
                <table:data-pilot-member table:name="27537" table:display="true" table:show-details="true"/>
                <table:data-pilot-member table:name="27540" table:display="true" table:show-details="true"/>
                <table:data-pilot-member table:name="27559" table:display="true" table:show-details="true"/>
                <table:data-pilot-member table:name="27569" table:display="true" table:show-details="true"/>
                <table:data-pilot-member table:name="27575" table:display="true" table:show-details="true"/>
                <table:data-pilot-member table:name="27584" table:display="true" table:show-details="true"/>
                <table:data-pilot-member table:name="27590" table:display="true" table:show-details="true"/>
                <table:data-pilot-member table:name="27599" table:display="true" table:show-details="true"/>
                <table:data-pilot-member table:name="27603" table:display="true" table:show-details="true"/>
                <table:data-pilot-member table:name="27604" table:display="true" table:show-details="true"/>
                <table:data-pilot-member table:name="27619" table:display="true" table:show-details="true"/>
                <table:data-pilot-member table:name="27657" table:display="true" table:show-details="true"/>
                <table:data-pilot-member table:name="27659" table:display="true" table:show-details="true"/>
                <table:data-pilot-member table:name="27682" table:display="true" table:show-details="true"/>
                <table:data-pilot-member table:name="27684" table:display="true" table:show-details="true"/>
                <table:data-pilot-member table:name="27695" table:display="true" table:show-details="true"/>
                <table:data-pilot-member table:name="27705" table:display="true" table:show-details="true"/>
                <table:data-pilot-member table:name="27709" table:display="true" table:show-details="true"/>
                <table:data-pilot-member table:name="27713" table:display="true" table:show-details="true"/>
                <table:data-pilot-member table:name="27716" table:display="true" table:show-details="true"/>
                <table:data-pilot-member table:name="27724" table:display="true" table:show-details="true"/>
                <table:data-pilot-member table:name="27727" table:display="true" table:show-details="true"/>
                <table:data-pilot-member table:name="27728" table:display="true" table:show-details="true"/>
                <table:data-pilot-member table:name="27730" table:display="true" table:show-details="true"/>
                <table:data-pilot-member table:name="27734" table:display="true" table:show-details="true"/>
                <table:data-pilot-member table:name="27742" table:display="true" table:show-details="true"/>
                <table:data-pilot-member table:name="27755" table:display="true" table:show-details="true"/>
                <table:data-pilot-member table:name="27761" table:display="true" table:show-details="true"/>
                <table:data-pilot-member table:name="27772" table:display="true" table:show-details="true"/>
                <table:data-pilot-member table:name="27784" table:display="true" table:show-details="true"/>
                <table:data-pilot-member table:name="27790" table:display="true" table:show-details="true"/>
                <table:data-pilot-member table:name="27805" table:display="true" table:show-details="true"/>
                <table:data-pilot-member table:name="27822" table:display="true" table:show-details="true"/>
                <table:data-pilot-member table:name="27837" table:display="true" table:show-details="true"/>
                <table:data-pilot-member table:name="27854" table:display="true" table:show-details="true"/>
                <table:data-pilot-member table:name="27857" table:display="true" table:show-details="true"/>
                <table:data-pilot-member table:name="27864" table:display="true" table:show-details="true"/>
                <table:data-pilot-member table:name="27865" table:display="true" table:show-details="true"/>
                <table:data-pilot-member table:name="27882" table:display="true" table:show-details="true"/>
                <table:data-pilot-member table:name="27898" table:display="true" table:show-details="true"/>
                <table:data-pilot-member table:name="27900" table:display="true" table:show-details="true"/>
                <table:data-pilot-member table:name="27907" table:display="true" table:show-details="true"/>
                <table:data-pilot-member table:name="27910" table:display="true" table:show-details="true"/>
                <table:data-pilot-member table:name="27918" table:display="true" table:show-details="true"/>
                <table:data-pilot-member table:name="27922" table:display="true" table:show-details="true"/>
                <table:data-pilot-member table:name="27930" table:display="true" table:show-details="true"/>
                <table:data-pilot-member table:name="27960" table:display="true" table:show-details="true"/>
                <table:data-pilot-member table:name="27977" table:display="true" table:show-details="true"/>
                <table:data-pilot-member table:name="27989" table:display="true" table:show-details="true"/>
                <table:data-pilot-member table:name="27990" table:display="true" table:show-details="true"/>
                <table:data-pilot-member table:name="27996" table:display="true" table:show-details="true"/>
                <table:data-pilot-member table:name="28019" table:display="true" table:show-details="true"/>
                <table:data-pilot-member table:name="28023" table:display="true" table:show-details="true"/>
                <table:data-pilot-member table:name="28041" table:display="true" table:show-details="true"/>
                <table:data-pilot-member table:name="28045" table:display="true" table:show-details="true"/>
                <table:data-pilot-member table:name="28046" table:display="true" table:show-details="true"/>
                <table:data-pilot-member table:name="28054" table:display="true" table:show-details="true"/>
                <table:data-pilot-member table:name="28086" table:display="true" table:show-details="true"/>
                <table:data-pilot-member table:name="28095" table:display="true" table:show-details="true"/>
                <table:data-pilot-member table:name="28096" table:display="true" table:show-details="true"/>
                <table:data-pilot-member table:name="28101" table:display="true" table:show-details="true"/>
                <table:data-pilot-member table:name="28102" table:display="true" table:show-details="true"/>
                <table:data-pilot-member table:name="28105" table:display="true" table:show-details="true"/>
                <table:data-pilot-member table:name="28110" table:display="true" table:show-details="true"/>
                <table:data-pilot-member table:name="28117" table:display="true" table:show-details="true"/>
                <table:data-pilot-member table:name="28118" table:display="true" table:show-details="true"/>
                <table:data-pilot-member table:name="28130" table:display="true" table:show-details="true"/>
                <table:data-pilot-member table:name="28133" table:display="true" table:show-details="true"/>
                <table:data-pilot-member table:name="28140" table:display="true" table:show-details="true"/>
                <table:data-pilot-member table:name="28154" table:display="true" table:show-details="true"/>
                <table:data-pilot-member table:name="28168" table:display="true" table:show-details="true"/>
                <table:data-pilot-member table:name="28185" table:display="true" table:show-details="true"/>
                <table:data-pilot-member table:name="28186" table:display="true" table:show-details="true"/>
                <table:data-pilot-member table:name="28192" table:display="true" table:show-details="true"/>
                <table:data-pilot-member table:name="28202" table:display="true" table:show-details="true"/>
                <table:data-pilot-member table:name="28206" table:display="true" table:show-details="true"/>
                <table:data-pilot-member table:name="28213" table:display="true" table:show-details="true"/>
                <table:data-pilot-member table:name="28214" table:display="true" table:show-details="true"/>
                <table:data-pilot-member table:name="28234" table:display="true" table:show-details="true"/>
                <table:data-pilot-member table:name="28242" table:display="true" table:show-details="true"/>
                <table:data-pilot-member table:name="28244" table:display="true" table:show-details="true"/>
                <table:data-pilot-member table:name="28279" table:display="true" table:show-details="true"/>
                <table:data-pilot-member table:name="28284" table:display="true" table:show-details="true"/>
                <table:data-pilot-member table:name="28285" table:display="true" table:show-details="true"/>
                <table:data-pilot-member table:name="28289" table:display="true" table:show-details="true"/>
                <table:data-pilot-member table:name="28292" table:display="true" table:show-details="true"/>
                <table:data-pilot-member table:name="28298" table:display="true" table:show-details="true"/>
                <table:data-pilot-member table:name="28314" table:display="true" table:show-details="true"/>
                <table:data-pilot-member table:name="28316" table:display="true" table:show-details="true"/>
                <table:data-pilot-member table:name="28331" table:display="true" table:show-details="true"/>
                <table:data-pilot-member table:name="28333" table:display="true" table:show-details="true"/>
                <table:data-pilot-member table:name="28338" table:display="true" table:show-details="true"/>
                <table:data-pilot-member table:name="28349" table:display="true" table:show-details="true"/>
                <table:data-pilot-member table:name="28354" table:display="true" table:show-details="true"/>
                <table:data-pilot-member table:name="28359" table:display="true" table:show-details="true"/>
                <table:data-pilot-member table:name="28369" table:display="true" table:show-details="true"/>
                <table:data-pilot-member table:name="28375" table:display="true" table:show-details="true"/>
                <table:data-pilot-member table:name="28379" table:display="true" table:show-details="true"/>
                <table:data-pilot-member table:name="28382" table:display="true" table:show-details="true"/>
                <table:data-pilot-member table:name="28395" table:display="true" table:show-details="true"/>
                <table:data-pilot-member table:name="28399" table:display="true" table:show-details="true"/>
                <table:data-pilot-member table:name="28400" table:display="true" table:show-details="true"/>
                <table:data-pilot-member table:name="28407" table:display="true" table:show-details="true"/>
                <table:data-pilot-member table:name="28408" table:display="true" table:show-details="true"/>
                <table:data-pilot-member table:name="28410" table:display="true" table:show-details="true"/>
                <table:data-pilot-member table:name="28412" table:display="true" table:show-details="true"/>
                <table:data-pilot-member table:name="28427" table:display="true" table:show-details="true"/>
                <table:data-pilot-member table:name="28438" table:display="true" table:show-details="true"/>
                <table:data-pilot-member table:name="28439" table:display="true" table:show-details="true"/>
                <table:data-pilot-member table:name="28441" table:display="true" table:show-details="true"/>
                <table:data-pilot-member table:name="28449" table:display="true" table:show-details="true"/>
                <table:data-pilot-member table:name="28452" table:display="true" table:show-details="true"/>
                <table:data-pilot-member table:name="28461" table:display="true" table:show-details="true"/>
                <table:data-pilot-member table:name="28480" table:display="true" table:show-details="true"/>
                <table:data-pilot-member table:name="28482" table:display="true" table:show-details="true"/>
                <table:data-pilot-member table:name="28506" table:display="true" table:show-details="true"/>
                <table:data-pilot-member table:name="28529" table:display="true" table:show-details="true"/>
                <table:data-pilot-member table:name="28534" table:display="true" table:show-details="true"/>
                <table:data-pilot-member table:name="28537" table:display="true" table:show-details="true"/>
                <table:data-pilot-member table:name="28542" table:display="true" table:show-details="true"/>
                <table:data-pilot-member table:name="28547" table:display="true" table:show-details="true"/>
                <table:data-pilot-member table:name="28550" table:display="true" table:show-details="true"/>
                <table:data-pilot-member table:name="28553" table:display="true" table:show-details="true"/>
                <table:data-pilot-member table:name="28566" table:display="true" table:show-details="true"/>
                <table:data-pilot-member table:name="28567" table:display="true" table:show-details="true"/>
                <table:data-pilot-member table:name="28596" table:display="true" table:show-details="true"/>
                <table:data-pilot-member table:name="28628" table:display="true" table:show-details="true"/>
                <table:data-pilot-member table:name="28636" table:display="true" table:show-details="true"/>
                <table:data-pilot-member table:name="28652" table:display="true" table:show-details="true"/>
                <table:data-pilot-member table:name="28656" table:display="true" table:show-details="true"/>
                <table:data-pilot-member table:name="28658" table:display="true" table:show-details="true"/>
                <table:data-pilot-member table:name="28665" table:display="true" table:show-details="true"/>
                <table:data-pilot-member table:name="28666" table:display="true" table:show-details="true"/>
                <table:data-pilot-member table:name="28675" table:display="true" table:show-details="true"/>
                <table:data-pilot-member table:name="28684" table:display="true" table:show-details="true"/>
                <table:data-pilot-member table:name="28703" table:display="true" table:show-details="true"/>
                <table:data-pilot-member table:name="28704" table:display="true" table:show-details="true"/>
                <table:data-pilot-member table:name="28707" table:display="true" table:show-details="true"/>
                <table:data-pilot-member table:name="28730" table:display="true" table:show-details="true"/>
                <table:data-pilot-member table:name="28744" table:display="true" table:show-details="true"/>
                <table:data-pilot-member table:name="28752" table:display="true" table:show-details="true"/>
                <table:data-pilot-member table:name="28753" table:display="true" table:show-details="true"/>
                <table:data-pilot-member table:name="28757" table:display="true" table:show-details="true"/>
                <table:data-pilot-member table:name="28758" table:display="true" table:show-details="true"/>
                <table:data-pilot-member table:name="28771" table:display="true" table:show-details="true"/>
                <table:data-pilot-member table:name="28778" table:display="true" table:show-details="true"/>
                <table:data-pilot-member table:name="28779" table:display="true" table:show-details="true"/>
                <table:data-pilot-member table:name="28782" table:display="true" table:show-details="true"/>
                <table:data-pilot-member table:name="28784" table:display="true" table:show-details="true"/>
                <table:data-pilot-member table:name="28807" table:display="true" table:show-details="true"/>
                <table:data-pilot-member table:name="28809" table:display="true" table:show-details="true"/>
                <table:data-pilot-member table:name="28811" table:display="true" table:show-details="true"/>
                <table:data-pilot-member table:name="28813" table:display="true" table:show-details="true"/>
                <table:data-pilot-member table:name="28823" table:display="true" table:show-details="true"/>
                <table:data-pilot-member table:name="28825" table:display="true" table:show-details="true"/>
                <table:data-pilot-member table:name="28850" table:display="true" table:show-details="true"/>
                <table:data-pilot-member table:name="28865" table:display="true" table:show-details="true"/>
                <table:data-pilot-member table:name="28876" table:display="true" table:show-details="true"/>
                <table:data-pilot-member table:name="28877" table:display="true" table:show-details="true"/>
                <table:data-pilot-member table:name="28886" table:display="true" table:show-details="true"/>
                <table:data-pilot-member table:name="28900" table:display="true" table:show-details="true"/>
                <table:data-pilot-member table:name="28915" table:display="true" table:show-details="true"/>
                <table:data-pilot-member table:name="28931" table:display="true" table:show-details="true"/>
                <table:data-pilot-member table:name="28935" table:display="true" table:show-details="true"/>
                <table:data-pilot-member table:name="28936" table:display="true" table:show-details="true"/>
                <table:data-pilot-member table:name="28941" table:display="true" table:show-details="true"/>
                <table:data-pilot-member table:name="28945" table:display="true" table:show-details="true"/>
                <table:data-pilot-member table:name="28948" table:display="true" table:show-details="true"/>
                <table:data-pilot-member table:name="28960" table:display="true" table:show-details="true"/>
                <table:data-pilot-member table:name="28966" table:display="true" table:show-details="true"/>
                <table:data-pilot-member table:name="28969" table:display="true" table:show-details="true"/>
                <table:data-pilot-member table:name="28973" table:display="true" table:show-details="true"/>
                <table:data-pilot-member table:name="28993" table:display="true" table:show-details="true"/>
                <table:data-pilot-member table:name="28995" table:display="true" table:show-details="true"/>
                <table:data-pilot-member table:name="28997" table:display="true" table:show-details="true"/>
                <table:data-pilot-member table:name="29010" table:display="true" table:show-details="true"/>
                <table:data-pilot-member table:name="29021" table:display="true" table:show-details="true"/>
                <table:data-pilot-member table:name="29024" table:display="true" table:show-details="true"/>
                <table:data-pilot-member table:name="29033" table:display="true" table:show-details="true"/>
                <table:data-pilot-member table:name="29038" table:display="true" table:show-details="true"/>
                <table:data-pilot-member table:name="29049" table:display="true" table:show-details="true"/>
                <table:data-pilot-member table:name="29076" table:display="true" table:show-details="true"/>
                <table:data-pilot-member table:name="29082" table:display="true" table:show-details="true"/>
                <table:data-pilot-member table:name="29088" table:display="true" table:show-details="true"/>
                <table:data-pilot-member table:name="29109" table:display="true" table:show-details="true"/>
                <table:data-pilot-member table:name="29115" table:display="true" table:show-details="true"/>
                <table:data-pilot-member table:name="29120" table:display="true" table:show-details="true"/>
                <table:data-pilot-member table:name="29121" table:display="true" table:show-details="true"/>
                <table:data-pilot-member table:name="29123" table:display="true" table:show-details="true"/>
                <table:data-pilot-member table:name="29124" table:display="true" table:show-details="true"/>
                <table:data-pilot-member table:name="29157" table:display="true" table:show-details="true"/>
                <table:data-pilot-member table:name="29158" table:display="true" table:show-details="true"/>
                <table:data-pilot-member table:name="29179" table:display="true" table:show-details="true"/>
                <table:data-pilot-member table:name="29180" table:display="true" table:show-details="true"/>
                <table:data-pilot-member table:name="29184" table:display="true" table:show-details="true"/>
                <table:data-pilot-member table:name="29211" table:display="true" table:show-details="true"/>
                <table:data-pilot-member table:name="29216" table:display="true" table:show-details="true"/>
                <table:data-pilot-member table:name="29222" table:display="true" table:show-details="true"/>
                <table:data-pilot-member table:name="29238" table:display="true" table:show-details="true"/>
                <table:data-pilot-member table:name="29249" table:display="true" table:show-details="true"/>
                <table:data-pilot-member table:name="29250" table:display="true" table:show-details="true"/>
                <table:data-pilot-member table:name="29258" table:display="true" table:show-details="true"/>
                <table:data-pilot-member table:name="29263" table:display="true" table:show-details="true"/>
                <table:data-pilot-member table:name="29267" table:display="true" table:show-details="true"/>
                <table:data-pilot-member table:name="29274" table:display="true" table:show-details="true"/>
                <table:data-pilot-member table:name="29276" table:display="true" table:show-details="true"/>
                <table:data-pilot-member table:name="29279" table:display="true" table:show-details="true"/>
                <table:data-pilot-member table:name="29283" table:display="true" table:show-details="true"/>
                <table:data-pilot-member table:name="29288" table:display="true" table:show-details="true"/>
                <table:data-pilot-member table:name="29290" table:display="true" table:show-details="true"/>
                <table:data-pilot-member table:name="29291" table:display="true" table:show-details="true"/>
                <table:data-pilot-member table:name="29293" table:display="true" table:show-details="true"/>
                <table:data-pilot-member table:name="29307" table:display="true" table:show-details="true"/>
                <table:data-pilot-member table:name="29314" table:display="true" table:show-details="true"/>
                <table:data-pilot-member table:name="29321" table:display="true" table:show-details="true"/>
                <table:data-pilot-member table:name="29323" table:display="true" table:show-details="true"/>
                <table:data-pilot-member table:name="29334" table:display="true" table:show-details="true"/>
                <table:data-pilot-member table:name="29348" table:display="true" table:show-details="true"/>
                <table:data-pilot-member table:name="29354" table:display="true" table:show-details="true"/>
                <table:data-pilot-member table:name="29369" table:display="true" table:show-details="true"/>
                <table:data-pilot-member table:name="29389" table:display="true" table:show-details="true"/>
                <table:data-pilot-member table:name="29390" table:display="true" table:show-details="true"/>
                <table:data-pilot-member table:name="29401" table:display="true" table:show-details="true"/>
                <table:data-pilot-member table:name="29402" table:display="true" table:show-details="true"/>
                <table:data-pilot-member table:name="29411" table:display="true" table:show-details="true"/>
                <table:data-pilot-member table:name="29414" table:display="true" table:show-details="true"/>
                <table:data-pilot-member table:name="29441" table:display="true" table:show-details="true"/>
                <table:data-pilot-member table:name="29459" table:display="true" table:show-details="true"/>
                <table:data-pilot-member table:name="29463" table:display="true" table:show-details="true"/>
                <table:data-pilot-member table:name="29469" table:display="true" table:show-details="true"/>
                <table:data-pilot-member table:name="29470" table:display="true" table:show-details="true"/>
                <table:data-pilot-member table:name="29472" table:display="true" table:show-details="true"/>
                <table:data-pilot-member table:name="29477" table:display="true" table:show-details="true"/>
                <table:data-pilot-member table:name="29479" table:display="true" table:show-details="true"/>
                <table:data-pilot-member table:name="29489" table:display="true" table:show-details="true"/>
                <table:data-pilot-member table:name="29505" table:display="true" table:show-details="true"/>
                <table:data-pilot-member table:name="29506" table:display="true" table:show-details="true"/>
                <table:data-pilot-member table:name="29516" table:display="true" table:show-details="true"/>
                <table:data-pilot-member table:name="29524" table:display="true" table:show-details="true"/>
                <table:data-pilot-member table:name="29541" table:display="true" table:show-details="true"/>
                <table:data-pilot-member table:name="29547" table:display="true" table:show-details="true"/>
                <table:data-pilot-member table:name="29550" table:display="true" table:show-details="true"/>
                <table:data-pilot-member table:name="29562" table:display="true" table:show-details="true"/>
                <table:data-pilot-member table:name="29571" table:display="true" table:show-details="true"/>
                <table:data-pilot-member table:name="29575" table:display="true" table:show-details="true"/>
                <table:data-pilot-member table:name="29578" table:display="true" table:show-details="true"/>
                <table:data-pilot-member table:name="29623" table:display="true" table:show-details="true"/>
                <table:data-pilot-member table:name="29626" table:display="true" table:show-details="true"/>
                <table:data-pilot-member table:name="29641" table:display="true" table:show-details="true"/>
                <table:data-pilot-member table:name="29649" table:display="true" table:show-details="true"/>
                <table:data-pilot-member table:name="29661" table:display="true" table:show-details="true"/>
                <table:data-pilot-member table:name="29666" table:display="true" table:show-details="true"/>
                <table:data-pilot-member table:name="29671" table:display="true" table:show-details="true"/>
                <table:data-pilot-member table:name="29672" table:display="true" table:show-details="true"/>
                <table:data-pilot-member table:name="29673" table:display="true" table:show-details="true"/>
                <table:data-pilot-member table:name="29679" table:display="true" table:show-details="true"/>
                <table:data-pilot-member table:name="29682" table:display="true" table:show-details="true"/>
                <table:data-pilot-member table:name="29684" table:display="true" table:show-details="true"/>
                <table:data-pilot-member table:name="29688" table:display="true" table:show-details="true"/>
                <table:data-pilot-member table:name="29695" table:display="true" table:show-details="true"/>
                <table:data-pilot-member table:name="29701" table:display="true" table:show-details="true"/>
                <table:data-pilot-member table:name="29709" table:display="true" table:show-details="true"/>
                <table:data-pilot-member table:name="29712" table:display="true" table:show-details="true"/>
                <table:data-pilot-member table:name="29713" table:display="true" table:show-details="true"/>
                <table:data-pilot-member table:name="29715" table:display="true" table:show-details="true"/>
                <table:data-pilot-member table:name="29719" table:display="true" table:show-details="true"/>
                <table:data-pilot-member table:name="29724" table:display="true" table:show-details="true"/>
                <table:data-pilot-member table:name="29725" table:display="true" table:show-details="true"/>
                <table:data-pilot-member table:name="29730" table:display="true" table:show-details="true"/>
                <table:data-pilot-member table:name="29732" table:display="true" table:show-details="true"/>
                <table:data-pilot-member table:name="29761" table:display="true" table:show-details="true"/>
                <table:data-pilot-member table:name="29768" table:display="true" table:show-details="true"/>
                <table:data-pilot-member table:name="29769" table:display="true" table:show-details="true"/>
                <table:data-pilot-member table:name="29784" table:display="true" table:show-details="true"/>
                <table:data-pilot-member table:name="29793" table:display="true" table:show-details="true"/>
                <table:data-pilot-member table:name="29796" table:display="true" table:show-details="true"/>
                <table:data-pilot-member table:name="29809" table:display="true" table:show-details="true"/>
                <table:data-pilot-member table:name="29824" table:display="true" table:show-details="true"/>
                <table:data-pilot-member table:name="29831" table:display="true" table:show-details="true"/>
                <table:data-pilot-member table:name="29842" table:display="true" table:show-details="true"/>
                <table:data-pilot-member table:name="29844" table:display="true" table:show-details="true"/>
                <table:data-pilot-member table:name="29847" table:display="true" table:show-details="true"/>
                <table:data-pilot-member table:name="29864" table:display="true" table:show-details="true"/>
                <table:data-pilot-member table:name="29870" table:display="true" table:show-details="true"/>
                <table:data-pilot-member table:name="29871" table:display="true" table:show-details="true"/>
                <table:data-pilot-member table:name="29886" table:display="true" table:show-details="true"/>
                <table:data-pilot-member table:name="29887" table:display="true" table:show-details="true"/>
                <table:data-pilot-member table:name="29894" table:display="true" table:show-details="true"/>
                <table:data-pilot-member table:name="29907" table:display="true" table:show-details="true"/>
                <table:data-pilot-member table:name="29915" table:display="true" table:show-details="true"/>
                <table:data-pilot-member table:name="29920" table:display="true" table:show-details="true"/>
                <table:data-pilot-member table:name="29924" table:display="true" table:show-details="true"/>
                <table:data-pilot-member table:name="29927" table:display="true" table:show-details="true"/>
                <table:data-pilot-member table:name="29941" table:display="true" table:show-details="true"/>
                <table:data-pilot-member table:name="29942" table:display="true" table:show-details="true"/>
                <table:data-pilot-member table:name="29951" table:display="true" table:show-details="true"/>
                <table:data-pilot-member table:name="29955" table:display="true" table:show-details="true"/>
                <table:data-pilot-member table:name="29960" table:display="true" table:show-details="true"/>
                <table:data-pilot-member table:name="29961" table:display="true" table:show-details="true"/>
                <table:data-pilot-member table:name="29967" table:display="true" table:show-details="true"/>
                <table:data-pilot-member table:name="29970" table:display="true" table:show-details="true"/>
                <table:data-pilot-member table:name="29975" table:display="true" table:show-details="true"/>
                <table:data-pilot-member table:name="29977" table:display="true" table:show-details="true"/>
                <table:data-pilot-member table:name="29984" table:display="true" table:show-details="true"/>
                <table:data-pilot-member table:name="29992" table:display="true" table:show-details="true"/>
                <table:data-pilot-member table:name="29994" table:display="true" table:show-details="true"/>
                <table:data-pilot-member table:name="29998" table:display="true" table:show-details="true"/>
                <table:data-pilot-member table:name="30001" table:display="true" table:show-details="true"/>
                <table:data-pilot-member table:name="30004" table:display="true" table:show-details="true"/>
                <table:data-pilot-member table:name="30007" table:display="true" table:show-details="true"/>
                <table:data-pilot-member table:name="30014" table:display="true" table:show-details="true"/>
                <table:data-pilot-member table:name="30018" table:display="true" table:show-details="true"/>
                <table:data-pilot-member table:name="30026" table:display="true" table:show-details="true"/>
                <table:data-pilot-member table:name="30037" table:display="true" table:show-details="true"/>
                <table:data-pilot-member table:name="30070" table:display="true" table:show-details="true"/>
                <table:data-pilot-member table:name="30073" table:display="true" table:show-details="true"/>
                <table:data-pilot-member table:name="30076" table:display="true" table:show-details="true"/>
                <table:data-pilot-member table:name="30081" table:display="true" table:show-details="true"/>
                <table:data-pilot-member table:name="30082" table:display="true" table:show-details="true"/>
                <table:data-pilot-member table:name="30086" table:display="true" table:show-details="true"/>
                <table:data-pilot-member table:name="30091" table:display="true" table:show-details="true"/>
                <table:data-pilot-member table:name="30101" table:display="true" table:show-details="true"/>
                <table:data-pilot-member table:name="30102" table:display="true" table:show-details="true"/>
                <table:data-pilot-member table:name="30104" table:display="true" table:show-details="true"/>
                <table:data-pilot-member table:name="30108" table:display="true" table:show-details="true"/>
                <table:data-pilot-member table:name="30115" table:display="true" table:show-details="true"/>
                <table:data-pilot-member table:name="30126" table:display="true" table:show-details="true"/>
                <table:data-pilot-member table:name="30147" table:display="true" table:show-details="true"/>
                <table:data-pilot-member table:name="30151" table:display="true" table:show-details="true"/>
                <table:data-pilot-member table:name="30159" table:display="true" table:show-details="true"/>
                <table:data-pilot-member table:name="30160" table:display="true" table:show-details="true"/>
                <table:data-pilot-member table:name="30166" table:display="true" table:show-details="true"/>
                <table:data-pilot-member table:name="30169" table:display="true" table:show-details="true"/>
                <table:data-pilot-member table:name="30191" table:display="true" table:show-details="true"/>
                <table:data-pilot-member table:name="30196" table:display="true" table:show-details="true"/>
                <table:data-pilot-member table:name="30203" table:display="true" table:show-details="true"/>
                <table:data-pilot-member table:name="30205" table:display="true" table:show-details="true"/>
                <table:data-pilot-member table:name="30254" table:display="true" table:show-details="true"/>
                <table:data-pilot-member table:name="30256" table:display="true" table:show-details="true"/>
                <table:data-pilot-member table:name="30264" table:display="true" table:show-details="true"/>
                <table:data-pilot-member table:name="30269" table:display="true" table:show-details="true"/>
                <table:data-pilot-member table:name="30273" table:display="true" table:show-details="true"/>
                <table:data-pilot-member table:name="30277" table:display="true" table:show-details="true"/>
                <table:data-pilot-member table:name="30285" table:display="true" table:show-details="true"/>
                <table:data-pilot-member table:name="30287" table:display="true" table:show-details="true"/>
                <table:data-pilot-member table:name="30290" table:display="true" table:show-details="true"/>
                <table:data-pilot-member table:name="30296" table:display="true" table:show-details="true"/>
                <table:data-pilot-member table:name="30297" table:display="true" table:show-details="true"/>
                <table:data-pilot-member table:name="30309" table:display="true" table:show-details="true"/>
                <table:data-pilot-member table:name="30337" table:display="true" table:show-details="true"/>
                <table:data-pilot-member table:name="30346" table:display="true" table:show-details="true"/>
                <table:data-pilot-member table:name="30361" table:display="true" table:show-details="true"/>
                <table:data-pilot-member table:name="30375" table:display="true" table:show-details="true"/>
                <table:data-pilot-member table:name="30376" table:display="true" table:show-details="true"/>
                <table:data-pilot-member table:name="30377" table:display="true" table:show-details="true"/>
                <table:data-pilot-member table:name="30385" table:display="true" table:show-details="true"/>
                <table:data-pilot-member table:name="30393" table:display="true" table:show-details="true"/>
                <table:data-pilot-member table:name="30400" table:display="true" table:show-details="true"/>
                <table:data-pilot-member table:name="30402" table:display="true" table:show-details="true"/>
                <table:data-pilot-member table:name="30408" table:display="true" table:show-details="true"/>
                <table:data-pilot-member table:name="30414" table:display="true" table:show-details="true"/>
                <table:data-pilot-member table:name="30415" table:display="true" table:show-details="true"/>
                <table:data-pilot-member table:name="30454" table:display="true" table:show-details="true"/>
                <table:data-pilot-member table:name="30459" table:display="true" table:show-details="true"/>
                <table:data-pilot-member table:name="30463" table:display="true" table:show-details="true"/>
                <table:data-pilot-member table:name="30474" table:display="true" table:show-details="true"/>
                <table:data-pilot-member table:name="30483" table:display="true" table:show-details="true"/>
                <table:data-pilot-member table:name="30488" table:display="true" table:show-details="true"/>
                <table:data-pilot-member table:name="30497" table:display="true" table:show-details="true"/>
                <table:data-pilot-member table:name="30505" table:display="true" table:show-details="true"/>
                <table:data-pilot-member table:name="30519" table:display="true" table:show-details="true"/>
                <table:data-pilot-member table:name="30529" table:display="true" table:show-details="true"/>
                <table:data-pilot-member table:name="30532" table:display="true" table:show-details="true"/>
                <table:data-pilot-member table:name="30540" table:display="true" table:show-details="true"/>
                <table:data-pilot-member table:name="30543" table:display="true" table:show-details="true"/>
                <table:data-pilot-member table:name="30546" table:display="true" table:show-details="true"/>
                <table:data-pilot-member table:name="30578" table:display="true" table:show-details="true"/>
                <table:data-pilot-member table:name="30581" table:display="true" table:show-details="true"/>
                <table:data-pilot-member table:name="30587" table:display="true" table:show-details="true"/>
                <table:data-pilot-member table:name="30590" table:display="true" table:show-details="true"/>
                <table:data-pilot-member table:name="30593" table:display="true" table:show-details="true"/>
                <table:data-pilot-member table:name="30599" table:display="true" table:show-details="true"/>
                <table:data-pilot-member table:name="30627" table:display="true" table:show-details="true"/>
                <table:data-pilot-member table:name="30628" table:display="true" table:show-details="true"/>
                <table:data-pilot-member table:name="30667" table:display="true" table:show-details="true"/>
                <table:data-pilot-member table:name="30668" table:display="true" table:show-details="true"/>
                <table:data-pilot-member table:name="30675" table:display="true" table:show-details="true"/>
                <table:data-pilot-member table:name="30678" table:display="true" table:show-details="true"/>
                <table:data-pilot-member table:name="30704" table:display="true" table:show-details="true"/>
                <table:data-pilot-member table:name="30705" table:display="true" table:show-details="true"/>
                <table:data-pilot-member table:name="30721" table:display="true" table:show-details="true"/>
                <table:data-pilot-member table:name="30728" table:display="true" table:show-details="true"/>
                <table:data-pilot-member table:name="30733" table:display="true" table:show-details="true"/>
                <table:data-pilot-member table:name="30739" table:display="true" table:show-details="true"/>
                <table:data-pilot-member table:name="30740" table:display="true" table:show-details="true"/>
                <table:data-pilot-member table:name="30742" table:display="true" table:show-details="true"/>
                <table:data-pilot-member table:name="30743" table:display="true" table:show-details="true"/>
                <table:data-pilot-member table:name="30751" table:display="true" table:show-details="true"/>
                <table:data-pilot-member table:name="30766" table:display="true" table:show-details="true"/>
                <table:data-pilot-member table:name="30775" table:display="true" table:show-details="true"/>
                <table:data-pilot-member table:name="30788" table:display="true" table:show-details="true"/>
                <table:data-pilot-member table:name="30789" table:display="true" table:show-details="true"/>
                <table:data-pilot-member table:name="30792" table:display="true" table:show-details="true"/>
                <table:data-pilot-member table:name="30795" table:display="true" table:show-details="true"/>
                <table:data-pilot-member table:name="30798" table:display="true" table:show-details="true"/>
                <table:data-pilot-member table:name="30804" table:display="true" table:show-details="true"/>
                <table:data-pilot-member table:name="30806" table:display="true" table:show-details="true"/>
                <table:data-pilot-member table:name="30811" table:display="true" table:show-details="true"/>
                <table:data-pilot-member table:name="30813" table:display="true" table:show-details="true"/>
                <table:data-pilot-member table:name="30831" table:display="true" table:show-details="true"/>
                <table:data-pilot-member table:name="30834" table:display="true" table:show-details="true"/>
                <table:data-pilot-member table:name="30839" table:display="true" table:show-details="true"/>
                <table:data-pilot-member table:name="30841" table:display="true" table:show-details="true"/>
                <table:data-pilot-member table:name="30861" table:display="true" table:show-details="true"/>
                <table:data-pilot-member table:name="30862" table:display="true" table:show-details="true"/>
                <table:data-pilot-member table:name="30866" table:display="true" table:show-details="true"/>
                <table:data-pilot-member table:name="30871" table:display="true" table:show-details="true"/>
                <table:data-pilot-member table:name="30881" table:display="true" table:show-details="true"/>
                <table:data-pilot-member table:name="30904" table:display="true" table:show-details="true"/>
                <table:data-pilot-member table:name="30918" table:display="true" table:show-details="true"/>
                <table:data-pilot-member table:name="30923" table:display="true" table:show-details="true"/>
                <table:data-pilot-member table:name="30932" table:display="true" table:show-details="true"/>
                <table:data-pilot-member table:name="30943" table:display="true" table:show-details="true"/>
                <table:data-pilot-member table:name="30954" table:display="true" table:show-details="true"/>
                <table:data-pilot-member table:name="30955" table:display="true" table:show-details="true"/>
                <table:data-pilot-member table:name="30963" table:display="true" table:show-details="true"/>
                <table:data-pilot-member table:name="30970" table:display="true" table:show-details="true"/>
                <table:data-pilot-member table:name="30978" table:display="true" table:show-details="true"/>
                <table:data-pilot-member table:name="30986" table:display="true" table:show-details="true"/>
                <table:data-pilot-member table:name="31004" table:display="true" table:show-details="true"/>
                <table:data-pilot-member table:name="31005" table:display="true" table:show-details="true"/>
                <table:data-pilot-member table:name="31006" table:display="true" table:show-details="true"/>
                <table:data-pilot-member table:name="31008" table:display="true" table:show-details="true"/>
                <table:data-pilot-member table:name="31037" table:display="true" table:show-details="true"/>
                <table:data-pilot-member table:name="31038" table:display="true" table:show-details="true"/>
                <table:data-pilot-member table:name="31040" table:display="true" table:show-details="true"/>
                <table:data-pilot-member table:name="31060" table:display="true" table:show-details="true"/>
                <table:data-pilot-member table:name="31066" table:display="true" table:show-details="true"/>
                <table:data-pilot-member table:name="31085" table:display="true" table:show-details="true"/>
                <table:data-pilot-member table:name="31088" table:display="true" table:show-details="true"/>
                <table:data-pilot-member table:name="31104" table:display="true" table:show-details="true"/>
                <table:data-pilot-member table:name="31119" table:display="true" table:show-details="true"/>
                <table:data-pilot-member table:name="31127" table:display="true" table:show-details="true"/>
                <table:data-pilot-member table:name="31128" table:display="true" table:show-details="true"/>
                <table:data-pilot-member table:name="31129" table:display="true" table:show-details="true"/>
                <table:data-pilot-member table:name="31131" table:display="true" table:show-details="true"/>
                <table:data-pilot-member table:name="31138" table:display="true" table:show-details="true"/>
                <table:data-pilot-member table:name="31150" table:display="true" table:show-details="true"/>
                <table:data-pilot-member table:name="31151" table:display="true" table:show-details="true"/>
                <table:data-pilot-member table:name="31152" table:display="true" table:show-details="true"/>
                <table:data-pilot-member table:name="31156" table:display="true" table:show-details="true"/>
                <table:data-pilot-member table:name="31167" table:display="true" table:show-details="true"/>
                <table:data-pilot-member table:name="31171" table:display="true" table:show-details="true"/>
                <table:data-pilot-member table:name="31177" table:display="true" table:show-details="true"/>
                <table:data-pilot-member table:name="31182" table:display="true" table:show-details="true"/>
                <table:data-pilot-member table:name="31187" table:display="true" table:show-details="true"/>
                <table:data-pilot-member table:name="31194" table:display="true" table:show-details="true"/>
                <table:data-pilot-member table:name="31210" table:display="true" table:show-details="true"/>
                <table:data-pilot-member table:name="31214" table:display="true" table:show-details="true"/>
                <table:data-pilot-member table:name="31215" table:display="true" table:show-details="true"/>
                <table:data-pilot-member table:name="31217" table:display="true" table:show-details="true"/>
                <table:data-pilot-member table:name="31227" table:display="true" table:show-details="true"/>
                <table:data-pilot-member table:name="31255" table:display="true" table:show-details="true"/>
                <table:data-pilot-member table:name="31269" table:display="true" table:show-details="true"/>
                <table:data-pilot-member table:name="31281" table:display="true" table:show-details="true"/>
                <table:data-pilot-member table:name="31288" table:display="true" table:show-details="true"/>
                <table:data-pilot-member table:name="31300" table:display="true" table:show-details="true"/>
                <table:data-pilot-member table:name="31302" table:display="true" table:show-details="true"/>
                <table:data-pilot-member table:name="31303" table:display="true" table:show-details="true"/>
                <table:data-pilot-member table:name="31326" table:display="true" table:show-details="true"/>
                <table:data-pilot-member table:name="31331" table:display="true" table:show-details="true"/>
                <table:data-pilot-member table:name="31332" table:display="true" table:show-details="true"/>
                <table:data-pilot-member table:name="31338" table:display="true" table:show-details="true"/>
                <table:data-pilot-member table:name="31358" table:display="true" table:show-details="true"/>
                <table:data-pilot-member table:name="31375" table:display="true" table:show-details="true"/>
                <table:data-pilot-member table:name="31385" table:display="true" table:show-details="true"/>
                <table:data-pilot-member table:name="31393" table:display="true" table:show-details="true"/>
                <table:data-pilot-member table:name="31395" table:display="true" table:show-details="true"/>
                <table:data-pilot-member table:name="31398" table:display="true" table:show-details="true"/>
                <table:data-pilot-member table:name="31417" table:display="true" table:show-details="true"/>
                <table:data-pilot-member table:name="31419" table:display="true" table:show-details="true"/>
                <table:data-pilot-member table:name="31425" table:display="true" table:show-details="true"/>
                <table:data-pilot-member table:name="31433" table:display="true" table:show-details="true"/>
                <table:data-pilot-member table:name="31445" table:display="true" table:show-details="true"/>
                <table:data-pilot-member table:name="31464" table:display="true" table:show-details="true"/>
                <table:data-pilot-member table:name="31485" table:display="true" table:show-details="true"/>
                <table:data-pilot-member table:name="31491" table:display="true" table:show-details="true"/>
                <table:data-pilot-member table:name="31502" table:display="true" table:show-details="true"/>
                <table:data-pilot-member table:name="31505" table:display="true" table:show-details="true"/>
                <table:data-pilot-member table:name="31518" table:display="true" table:show-details="true"/>
                <table:data-pilot-member table:name="31520" table:display="true" table:show-details="true"/>
                <table:data-pilot-member table:name="31532" table:display="true" table:show-details="true"/>
                <table:data-pilot-member table:name="31557" table:display="true" table:show-details="true"/>
                <table:data-pilot-member table:name="31567" table:display="true" table:show-details="true"/>
                <table:data-pilot-member table:name="31573" table:display="true" table:show-details="true"/>
                <table:data-pilot-member table:name="31574" table:display="true" table:show-details="true"/>
                <table:data-pilot-member table:name="31583" table:display="true" table:show-details="true"/>
                <table:data-pilot-member table:name="31586" table:display="true" table:show-details="true"/>
                <table:data-pilot-member table:name="31588" table:display="true" table:show-details="true"/>
                <table:data-pilot-member table:name="31589" table:display="true" table:show-details="true"/>
                <table:data-pilot-member table:name="31595" table:display="true" table:show-details="true"/>
                <table:data-pilot-member table:name="31599" table:display="true" table:show-details="true"/>
                <table:data-pilot-member table:name="31604" table:display="true" table:show-details="true"/>
                <table:data-pilot-member table:name="31647" table:display="true" table:show-details="true"/>
                <table:data-pilot-member table:name="31655" table:display="true" table:show-details="true"/>
                <table:data-pilot-member table:name="31665" table:display="true" table:show-details="true"/>
                <table:data-pilot-member table:name="31678" table:display="true" table:show-details="true"/>
                <table:data-pilot-member table:name="31686" table:display="true" table:show-details="true"/>
                <table:data-pilot-member table:name="31688" table:display="true" table:show-details="true"/>
                <table:data-pilot-member table:name="31713" table:display="true" table:show-details="true"/>
                <table:data-pilot-member table:name="31726" table:display="true" table:show-details="true"/>
                <table:data-pilot-member table:name="31755" table:display="true" table:show-details="true"/>
                <table:data-pilot-member table:name="31760" table:display="true" table:show-details="true"/>
                <table:data-pilot-member table:name="31761" table:display="true" table:show-details="true"/>
                <table:data-pilot-member table:name="31787" table:display="true" table:show-details="true"/>
                <table:data-pilot-member table:name="31798" table:display="true" table:show-details="true"/>
                <table:data-pilot-member table:name="31801" table:display="true" table:show-details="true"/>
                <table:data-pilot-member table:name="31806" table:display="true" table:show-details="true"/>
                <table:data-pilot-member table:name="31807" table:display="true" table:show-details="true"/>
                <table:data-pilot-member table:name="31812" table:display="true" table:show-details="true"/>
                <table:data-pilot-member table:name="31813" table:display="true" table:show-details="true"/>
                <table:data-pilot-member table:name="31817" table:display="true" table:show-details="true"/>
                <table:data-pilot-member table:name="31824" table:display="true" table:show-details="true"/>
                <table:data-pilot-member table:name="31842" table:display="true" table:show-details="true"/>
                <table:data-pilot-member table:name="31852" table:display="true" table:show-details="true"/>
                <table:data-pilot-member table:name="31855" table:display="true" table:show-details="true"/>
                <table:data-pilot-member table:name="31857" table:display="true" table:show-details="true"/>
                <table:data-pilot-member table:name="31865" table:display="true" table:show-details="true"/>
                <table:data-pilot-member table:name="31874" table:display="true" table:show-details="true"/>
                <table:data-pilot-member table:name="31886" table:display="true" table:show-details="true"/>
                <table:data-pilot-member table:name="31892" table:display="true" table:show-details="true"/>
                <table:data-pilot-member table:name="31900" table:display="true" table:show-details="true"/>
                <table:data-pilot-member table:name="31926" table:display="true" table:show-details="true"/>
                <table:data-pilot-member table:name="31932" table:display="true" table:show-details="true"/>
                <table:data-pilot-member table:name="31942" table:display="true" table:show-details="true"/>
                <table:data-pilot-member table:name="31949" table:display="true" table:show-details="true"/>
                <table:data-pilot-member table:name="31956" table:display="true" table:show-details="true"/>
                <table:data-pilot-member table:name="31958" table:display="true" table:show-details="true"/>
                <table:data-pilot-member table:name="31981" table:display="true" table:show-details="true"/>
                <table:data-pilot-member table:name="31982" table:display="true" table:show-details="true"/>
                <table:data-pilot-member table:name="31983" table:display="true" table:show-details="true"/>
                <table:data-pilot-member table:name="31994" table:display="true" table:show-details="true"/>
                <table:data-pilot-member table:name="32000" table:display="true" table:show-details="true"/>
                <table:data-pilot-member table:name="32005" table:display="true" table:show-details="true"/>
                <table:data-pilot-member table:name="32006" table:display="true" table:show-details="true"/>
                <table:data-pilot-member table:name="32012" table:display="true" table:show-details="true"/>
                <table:data-pilot-member table:name="32029" table:display="true" table:show-details="true"/>
                <table:data-pilot-member table:name="32043" table:display="true" table:show-details="true"/>
                <table:data-pilot-member table:name="32048" table:display="true" table:show-details="true"/>
                <table:data-pilot-member table:name="32067" table:display="true" table:show-details="true"/>
                <table:data-pilot-member table:name="32068" table:display="true" table:show-details="true"/>
                <table:data-pilot-member table:name="32076" table:display="true" table:show-details="true"/>
                <table:data-pilot-member table:name="32078" table:display="true" table:show-details="true"/>
                <table:data-pilot-member table:name="32081" table:display="true" table:show-details="true"/>
                <table:data-pilot-member table:name="32092" table:display="true" table:show-details="true"/>
                <table:data-pilot-member table:name="32099" table:display="true" table:show-details="true"/>
                <table:data-pilot-member table:name="32106" table:display="true" table:show-details="true"/>
                <table:data-pilot-member table:name="32107" table:display="true" table:show-details="true"/>
                <table:data-pilot-member table:name="32110" table:display="true" table:show-details="true"/>
                <table:data-pilot-member table:name="32117" table:display="true" table:show-details="true"/>
                <table:data-pilot-member table:name="32124" table:display="true" table:show-details="true"/>
                <table:data-pilot-member table:name="32129" table:display="true" table:show-details="true"/>
                <table:data-pilot-member table:name="32132" table:display="true" table:show-details="true"/>
                <table:data-pilot-member table:name="32145" table:display="true" table:show-details="true"/>
                <table:data-pilot-member table:name="32152" table:display="true" table:show-details="true"/>
                <table:data-pilot-member table:name="32153" table:display="true" table:show-details="true"/>
                <table:data-pilot-member table:name="32158" table:display="true" table:show-details="true"/>
                <table:data-pilot-member table:name="32180" table:display="true" table:show-details="true"/>
                <table:data-pilot-member table:name="32185" table:display="true" table:show-details="true"/>
                <table:data-pilot-member table:name="32187" table:display="true" table:show-details="true"/>
                <table:data-pilot-member table:name="32193" table:display="true" table:show-details="true"/>
                <table:data-pilot-member table:name="32200" table:display="true" table:show-details="true"/>
                <table:data-pilot-member table:name="32225" table:display="true" table:show-details="true"/>
                <table:data-pilot-member table:name="32226" table:display="true" table:show-details="true"/>
                <table:data-pilot-member table:name="32227" table:display="true" table:show-details="true"/>
                <table:data-pilot-member table:name="32236" table:display="true" table:show-details="true"/>
                <table:data-pilot-member table:name="32238" table:display="true" table:show-details="true"/>
                <table:data-pilot-member table:name="32242" table:display="true" table:show-details="true"/>
                <table:data-pilot-member table:name="32258" table:display="true" table:show-details="true"/>
                <table:data-pilot-member table:name="32259" table:display="true" table:show-details="true"/>
                <table:data-pilot-member table:name="32260" table:display="true" table:show-details="true"/>
                <table:data-pilot-member table:name="32277" table:display="true" table:show-details="true"/>
                <table:data-pilot-member table:name="32284" table:display="true" table:show-details="true"/>
                <table:data-pilot-member table:name="32294" table:display="true" table:show-details="true"/>
                <table:data-pilot-member table:name="32302" table:display="true" table:show-details="true"/>
                <table:data-pilot-member table:name="32309" table:display="true" table:show-details="true"/>
                <table:data-pilot-member table:name="32312" table:display="true" table:show-details="true"/>
                <table:data-pilot-member table:name="32321" table:display="true" table:show-details="true"/>
                <table:data-pilot-member table:name="32325" table:display="true" table:show-details="true"/>
                <table:data-pilot-member table:name="32336" table:display="true" table:show-details="true"/>
                <table:data-pilot-member table:name="32344" table:display="true" table:show-details="true"/>
                <table:data-pilot-member table:name="32353" table:display="true" table:show-details="true"/>
                <table:data-pilot-member table:name="32354" table:display="true" table:show-details="true"/>
                <table:data-pilot-member table:name="32355" table:display="true" table:show-details="true"/>
                <table:data-pilot-member table:name="32358" table:display="true" table:show-details="true"/>
                <table:data-pilot-member table:name="32385" table:display="true" table:show-details="true"/>
                <table:data-pilot-member table:name="32395" table:display="true" table:show-details="true"/>
                <table:data-pilot-member table:name="32412" table:display="true" table:show-details="true"/>
                <table:data-pilot-member table:name="32428" table:display="true" table:show-details="true"/>
                <table:data-pilot-member table:name="32431" table:display="true" table:show-details="true"/>
                <table:data-pilot-member table:name="32436" table:display="true" table:show-details="true"/>
                <table:data-pilot-member table:name="32445" table:display="true" table:show-details="true"/>
                <table:data-pilot-member table:name="32448" table:display="true" table:show-details="true"/>
                <table:data-pilot-member table:name="32452" table:display="true" table:show-details="true"/>
                <table:data-pilot-member table:name="32458" table:display="true" table:show-details="true"/>
                <table:data-pilot-member table:name="32468" table:display="true" table:show-details="true"/>
                <table:data-pilot-member table:name="32469" table:display="true" table:show-details="true"/>
                <table:data-pilot-member table:name="32475" table:display="true" table:show-details="true"/>
                <table:data-pilot-member table:name="32480" table:display="true" table:show-details="true"/>
                <table:data-pilot-member table:name="32497" table:display="true" table:show-details="true"/>
                <table:data-pilot-member table:name="32499" table:display="true" table:show-details="true"/>
                <table:data-pilot-member table:name="32501" table:display="true" table:show-details="true"/>
                <table:data-pilot-member table:name="32513" table:display="true" table:show-details="true"/>
                <table:data-pilot-member table:name="32517" table:display="true" table:show-details="true"/>
                <table:data-pilot-member table:name="32524" table:display="true" table:show-details="true"/>
                <table:data-pilot-member table:name="32526" table:display="true" table:show-details="true"/>
                <table:data-pilot-member table:name="32543" table:display="true" table:show-details="true"/>
                <table:data-pilot-member table:name="32547" table:display="true" table:show-details="true"/>
                <table:data-pilot-member table:name="32549" table:display="true" table:show-details="true"/>
                <table:data-pilot-member table:name="32552" table:display="true" table:show-details="true"/>
                <table:data-pilot-member table:name="32595" table:display="true" table:show-details="true"/>
                <table:data-pilot-member table:name="32598" table:display="true" table:show-details="true"/>
                <table:data-pilot-member table:name="32603" table:display="true" table:show-details="true"/>
                <table:data-pilot-member table:name="32613" table:display="true" table:show-details="true"/>
                <table:data-pilot-member table:name="32620" table:display="true" table:show-details="true"/>
                <table:data-pilot-member table:name="32623" table:display="true" table:show-details="true"/>
                <table:data-pilot-member table:name="32625" table:display="true" table:show-details="true"/>
                <table:data-pilot-member table:name="32627" table:display="true" table:show-details="true"/>
                <table:data-pilot-member table:name="32646" table:display="true" table:show-details="true"/>
                <table:data-pilot-member table:name="32652" table:display="true" table:show-details="true"/>
                <table:data-pilot-member table:name="32658" table:display="true" table:show-details="true"/>
                <table:data-pilot-member table:name="32666" table:display="true" table:show-details="true"/>
                <table:data-pilot-member table:name="32667" table:display="true" table:show-details="true"/>
                <table:data-pilot-member table:name="32669" table:display="true" table:show-details="true"/>
                <table:data-pilot-member table:name="32676" table:display="true" table:show-details="true"/>
                <table:data-pilot-member table:name="32678" table:display="true" table:show-details="true"/>
                <table:data-pilot-member table:name="32697" table:display="true" table:show-details="true"/>
                <table:data-pilot-member table:name="32700" table:display="true" table:show-details="true"/>
                <table:data-pilot-member table:name="32707" table:display="true" table:show-details="true"/>
                <table:data-pilot-member table:name="32720" table:display="true" table:show-details="true"/>
                <table:data-pilot-member table:name="32737" table:display="true" table:show-details="true"/>
                <table:data-pilot-member table:name="32739" table:display="true" table:show-details="true"/>
                <table:data-pilot-member table:name="32743" table:display="true" table:show-details="true"/>
                <table:data-pilot-member table:name="32749" table:display="true" table:show-details="true"/>
                <table:data-pilot-member table:name="32765" table:display="true" table:show-details="true"/>
                <table:data-pilot-member table:name="32770" table:display="true" table:show-details="true"/>
                <table:data-pilot-member table:name="32771" table:display="true" table:show-details="true"/>
                <table:data-pilot-member table:name="32780" table:display="true" table:show-details="true"/>
                <table:data-pilot-member table:name="32781" table:display="true" table:show-details="true"/>
                <table:data-pilot-member table:name="32790" table:display="true" table:show-details="true"/>
                <table:data-pilot-member table:name="32792" table:display="true" table:show-details="true"/>
                <table:data-pilot-member table:name="32798" table:display="true" table:show-details="true"/>
                <table:data-pilot-member table:name="32812" table:display="true" table:show-details="true"/>
                <table:data-pilot-member table:name="32816" table:display="true" table:show-details="true"/>
                <table:data-pilot-member table:name="32817" table:display="true" table:show-details="true"/>
                <table:data-pilot-member table:name="32826" table:display="true" table:show-details="true"/>
                <table:data-pilot-member table:name="32829" table:display="true" table:show-details="true"/>
                <table:data-pilot-member table:name="32831" table:display="true" table:show-details="true"/>
                <table:data-pilot-member table:name="32841" table:display="true" table:show-details="true"/>
                <table:data-pilot-member table:name="32847" table:display="true" table:show-details="true"/>
                <table:data-pilot-member table:name="32849" table:display="true" table:show-details="true"/>
                <table:data-pilot-member table:name="32881" table:display="true" table:show-details="true"/>
                <table:data-pilot-member table:name="32887" table:display="true" table:show-details="true"/>
                <table:data-pilot-member table:name="32900" table:display="true" table:show-details="true"/>
                <table:data-pilot-member table:name="32910" table:display="true" table:show-details="true"/>
                <table:data-pilot-member table:name="32920" table:display="true" table:show-details="true"/>
                <table:data-pilot-member table:name="32922" table:display="true" table:show-details="true"/>
                <table:data-pilot-member table:name="32926" table:display="true" table:show-details="true"/>
                <table:data-pilot-member table:name="32929" table:display="true" table:show-details="true"/>
                <table:data-pilot-member table:name="32933" table:display="true" table:show-details="true"/>
                <table:data-pilot-member table:name="32935" table:display="true" table:show-details="true"/>
                <table:data-pilot-member table:name="32945" table:display="true" table:show-details="true"/>
                <table:data-pilot-member table:name="32957" table:display="true" table:show-details="true"/>
                <table:data-pilot-member table:name="32979" table:display="true" table:show-details="true"/>
                <table:data-pilot-member table:name="32985" table:display="true" table:show-details="true"/>
                <table:data-pilot-member table:name="32986" table:display="true" table:show-details="true"/>
                <table:data-pilot-member table:name="33007" table:display="true" table:show-details="true"/>
                <table:data-pilot-member table:name="33017" table:display="true" table:show-details="true"/>
                <table:data-pilot-member table:name="33031" table:display="true" table:show-details="true"/>
                <table:data-pilot-member table:name="33036" table:display="true" table:show-details="true"/>
                <table:data-pilot-member table:name="33042" table:display="true" table:show-details="true"/>
                <table:data-pilot-member table:name="33050" table:display="true" table:show-details="true"/>
                <table:data-pilot-member table:name="33058" table:display="true" table:show-details="true"/>
                <table:data-pilot-member table:name="33071" table:display="true" table:show-details="true"/>
                <table:data-pilot-member table:name="33093" table:display="true" table:show-details="true"/>
                <table:data-pilot-member table:name="33095" table:display="true" table:show-details="true"/>
                <table:data-pilot-member table:name="33100" table:display="true" table:show-details="true"/>
                <table:data-pilot-member table:name="33110" table:display="true" table:show-details="true"/>
                <table:data-pilot-member table:name="33114" table:display="true" table:show-details="true"/>
                <table:data-pilot-member table:name="33119" table:display="true" table:show-details="true"/>
                <table:data-pilot-member table:name="33127" table:display="true" table:show-details="true"/>
                <table:data-pilot-member table:name="33172" table:display="true" table:show-details="true"/>
                <table:data-pilot-member table:name="33175" table:display="true" table:show-details="true"/>
                <table:data-pilot-member table:name="33178" table:display="true" table:show-details="true"/>
                <table:data-pilot-member table:name="33187" table:display="true" table:show-details="true"/>
                <table:data-pilot-member table:name="33193" table:display="true" table:show-details="true"/>
                <table:data-pilot-member table:name="33201" table:display="true" table:show-details="true"/>
                <table:data-pilot-member table:name="33204" table:display="true" table:show-details="true"/>
                <table:data-pilot-member table:name="33207" table:display="true" table:show-details="true"/>
                <table:data-pilot-member table:name="33208" table:display="true" table:show-details="true"/>
                <table:data-pilot-member table:name="33221" table:display="true" table:show-details="true"/>
                <table:data-pilot-member table:name="33222" table:display="true" table:show-details="true"/>
                <table:data-pilot-member table:name="33231" table:display="true" table:show-details="true"/>
                <table:data-pilot-member table:name="33255" table:display="true" table:show-details="true"/>
                <table:data-pilot-member table:name="33261" table:display="true" table:show-details="true"/>
                <table:data-pilot-member table:name="33264" table:display="true" table:show-details="true"/>
                <table:data-pilot-member table:name="33265" table:display="true" table:show-details="true"/>
                <table:data-pilot-member table:name="33273" table:display="true" table:show-details="true"/>
                <table:data-pilot-member table:name="33280" table:display="true" table:show-details="true"/>
                <table:data-pilot-member table:name="33285" table:display="true" table:show-details="true"/>
                <table:data-pilot-member table:name="33316" table:display="true" table:show-details="true"/>
                <table:data-pilot-member table:name="33330" table:display="true" table:show-details="true"/>
                <table:data-pilot-member table:name="33340" table:display="true" table:show-details="true"/>
                <table:data-pilot-member table:name="33344" table:display="true" table:show-details="true"/>
                <table:data-pilot-member table:name="33355" table:display="true" table:show-details="true"/>
                <table:data-pilot-member table:name="33357" table:display="true" table:show-details="true"/>
                <table:data-pilot-member table:name="33361" table:display="true" table:show-details="true"/>
                <table:data-pilot-member table:name="33373" table:display="true" table:show-details="true"/>
                <table:data-pilot-member table:name="33374" table:display="true" table:show-details="true"/>
                <table:data-pilot-member table:name="33384" table:display="true" table:show-details="true"/>
                <table:data-pilot-member table:name="33385" table:display="true" table:show-details="true"/>
                <table:data-pilot-member table:name="33411" table:display="true" table:show-details="true"/>
                <table:data-pilot-member table:name="33413" table:display="true" table:show-details="true"/>
                <table:data-pilot-member table:name="33428" table:display="true" table:show-details="true"/>
                <table:data-pilot-member table:name="33432" table:display="true" table:show-details="true"/>
                <table:data-pilot-member table:name="33434" table:display="true" table:show-details="true"/>
                <table:data-pilot-member table:name="33444" table:display="true" table:show-details="true"/>
                <table:data-pilot-member table:name="33447" table:display="true" table:show-details="true"/>
                <table:data-pilot-member table:name="33450" table:display="true" table:show-details="true"/>
                <table:data-pilot-member table:name="33459" table:display="true" table:show-details="true"/>
                <table:data-pilot-member table:name="33482" table:display="true" table:show-details="true"/>
                <table:data-pilot-member table:name="33494" table:display="true" table:show-details="true"/>
                <table:data-pilot-member table:name="33497" table:display="true" table:show-details="true"/>
                <table:data-pilot-member table:name="33510" table:display="true" table:show-details="true"/>
                <table:data-pilot-member table:name="33531" table:display="true" table:show-details="true"/>
                <table:data-pilot-member table:name="33566" table:display="true" table:show-details="true"/>
                <table:data-pilot-member table:name="33568" table:display="true" table:show-details="true"/>
                <table:data-pilot-member table:name="33571" table:display="true" table:show-details="true"/>
                <table:data-pilot-member table:name="33585" table:display="true" table:show-details="true"/>
                <table:data-pilot-member table:name="33592" table:display="true" table:show-details="true"/>
                <table:data-pilot-member table:name="33598" table:display="true" table:show-details="true"/>
                <table:data-pilot-member table:name="33599" table:display="true" table:show-details="true"/>
                <table:data-pilot-member table:name="33601" table:display="true" table:show-details="true"/>
                <table:data-pilot-member table:name="33627" table:display="true" table:show-details="true"/>
                <table:data-pilot-member table:name="33645" table:display="true" table:show-details="true"/>
                <table:data-pilot-member table:name="33646" table:display="true" table:show-details="true"/>
                <table:data-pilot-member table:name="33649" table:display="true" table:show-details="true"/>
                <table:data-pilot-member table:name="33659" table:display="true" table:show-details="true"/>
                <table:data-pilot-member table:name="33661" table:display="true" table:show-details="true"/>
                <table:data-pilot-member table:name="33670" table:display="true" table:show-details="true"/>
                <table:data-pilot-member table:name="33671" table:display="true" table:show-details="true"/>
                <table:data-pilot-member table:name="33675" table:display="true" table:show-details="true"/>
                <table:data-pilot-member table:name="33677" table:display="true" table:show-details="true"/>
                <table:data-pilot-member table:name="33688" table:display="true" table:show-details="true"/>
                <table:data-pilot-member table:name="33697" table:display="true" table:show-details="true"/>
                <table:data-pilot-member table:name="33700" table:display="true" table:show-details="true"/>
                <table:data-pilot-member table:name="33706" table:display="true" table:show-details="true"/>
                <table:data-pilot-member table:name="33716" table:display="true" table:show-details="true"/>
                <table:data-pilot-member table:name="33720" table:display="true" table:show-details="true"/>
                <table:data-pilot-member table:name="33721" table:display="true" table:show-details="true"/>
                <table:data-pilot-member table:name="33728" table:display="true" table:show-details="true"/>
                <table:data-pilot-member table:name="33730" table:display="true" table:show-details="true"/>
                <table:data-pilot-member table:name="33737" table:display="true" table:show-details="true"/>
                <table:data-pilot-member table:name="33769" table:display="true" table:show-details="true"/>
                <table:data-pilot-member table:name="33772" table:display="true" table:show-details="true"/>
                <table:data-pilot-member table:name="33773" table:display="true" table:show-details="true"/>
                <table:data-pilot-member table:name="33775" table:display="true" table:show-details="true"/>
                <table:data-pilot-member table:name="33777" table:display="true" table:show-details="true"/>
                <table:data-pilot-member table:name="33782" table:display="true" table:show-details="true"/>
                <table:data-pilot-member table:name="33788" table:display="true" table:show-details="true"/>
                <table:data-pilot-member table:name="33790" table:display="true" table:show-details="true"/>
                <table:data-pilot-member table:name="33806" table:display="true" table:show-details="true"/>
                <table:data-pilot-member table:name="33820" table:display="true" table:show-details="true"/>
                <table:data-pilot-member table:name="33834" table:display="true" table:show-details="true"/>
                <table:data-pilot-member table:name="33836" table:display="true" table:show-details="true"/>
                <table:data-pilot-member table:name="33838" table:display="true" table:show-details="true"/>
                <table:data-pilot-member table:name="33850" table:display="true" table:show-details="true"/>
                <table:data-pilot-member table:name="33852" table:display="true" table:show-details="true"/>
                <table:data-pilot-member table:name="33856" table:display="true" table:show-details="true"/>
                <table:data-pilot-member table:name="33858" table:display="true" table:show-details="true"/>
                <table:data-pilot-member table:name="33876" table:display="true" table:show-details="true"/>
                <table:data-pilot-member table:name="33894" table:display="true" table:show-details="true"/>
                <table:data-pilot-member table:name="33897" table:display="true" table:show-details="true"/>
                <table:data-pilot-member table:name="33910" table:display="true" table:show-details="true"/>
                <table:data-pilot-member table:name="33923" table:display="true" table:show-details="true"/>
                <table:data-pilot-member table:name="33936" table:display="true" table:show-details="true"/>
                <table:data-pilot-member table:name="33937" table:display="true" table:show-details="true"/>
                <table:data-pilot-member table:name="33940" table:display="true" table:show-details="true"/>
                <table:data-pilot-member table:name="33955" table:display="true" table:show-details="true"/>
                <table:data-pilot-member table:name="33957" table:display="true" table:show-details="true"/>
                <table:data-pilot-member table:name="33958" table:display="true" table:show-details="true"/>
                <table:data-pilot-member table:name="33960" table:display="true" table:show-details="true"/>
                <table:data-pilot-member table:name="33962" table:display="true" table:show-details="true"/>
                <table:data-pilot-member table:name="33963" table:display="true" table:show-details="true"/>
                <table:data-pilot-member table:name="34005" table:display="true" table:show-details="true"/>
                <table:data-pilot-member table:name="34013" table:display="true" table:show-details="true"/>
                <table:data-pilot-member table:name="34020" table:display="true" table:show-details="true"/>
                <table:data-pilot-member table:name="34022" table:display="true" table:show-details="true"/>
                <table:data-pilot-member table:name="34032" table:display="true" table:show-details="true"/>
                <table:data-pilot-member table:name="34034" table:display="true" table:show-details="true"/>
                <table:data-pilot-member table:name="34037" table:display="true" table:show-details="true"/>
                <table:data-pilot-member table:name="34038" table:display="true" table:show-details="true"/>
                <table:data-pilot-member table:name="34045" table:display="true" table:show-details="true"/>
                <table:data-pilot-member table:name="34049" table:display="true" table:show-details="true"/>
                <table:data-pilot-member table:name="34064" table:display="true" table:show-details="true"/>
                <table:data-pilot-member table:name="34068" table:display="true" table:show-details="true"/>
                <table:data-pilot-member table:name="34081" table:display="true" table:show-details="true"/>
                <table:data-pilot-member table:name="34089" table:display="true" table:show-details="true"/>
                <table:data-pilot-member table:name="34092" table:display="true" table:show-details="true"/>
                <table:data-pilot-member table:name="34093" table:display="true" table:show-details="true"/>
                <table:data-pilot-member table:name="34134" table:display="true" table:show-details="true"/>
                <table:data-pilot-member table:name="34142" table:display="true" table:show-details="true"/>
                <table:data-pilot-member table:name="34144" table:display="true" table:show-details="true"/>
                <table:data-pilot-member table:name="34167" table:display="true" table:show-details="true"/>
                <table:data-pilot-member table:name="34185" table:display="true" table:show-details="true"/>
                <table:data-pilot-member table:name="34207" table:display="true" table:show-details="true"/>
                <table:data-pilot-member table:name="34209" table:display="true" table:show-details="true"/>
                <table:data-pilot-member table:name="34211" table:display="true" table:show-details="true"/>
                <table:data-pilot-member table:name="34225" table:display="true" table:show-details="true"/>
                <table:data-pilot-member table:name="34231" table:display="true" table:show-details="true"/>
                <table:data-pilot-member table:name="34245" table:display="true" table:show-details="true"/>
                <table:data-pilot-member table:name="34258" table:display="true" table:show-details="true"/>
                <table:data-pilot-member table:name="34265" table:display="true" table:show-details="true"/>
                <table:data-pilot-member table:name="34290" table:display="true" table:show-details="true"/>
                <table:data-pilot-member table:name="34296" table:display="true" table:show-details="true"/>
                <table:data-pilot-member table:name="34305" table:display="true" table:show-details="true"/>
                <table:data-pilot-member table:name="34311" table:display="true" table:show-details="true"/>
                <table:data-pilot-member table:name="34319" table:display="true" table:show-details="true"/>
                <table:data-pilot-member table:name="34323" table:display="true" table:show-details="true"/>
                <table:data-pilot-member table:name="34328" table:display="true" table:show-details="true"/>
                <table:data-pilot-member table:name="34335" table:display="true" table:show-details="true"/>
                <table:data-pilot-member table:name="34342" table:display="true" table:show-details="true"/>
                <table:data-pilot-member table:name="34345" table:display="true" table:show-details="true"/>
                <table:data-pilot-member table:name="34355" table:display="true" table:show-details="true"/>
                <table:data-pilot-member table:name="34382" table:display="true" table:show-details="true"/>
                <table:data-pilot-member table:name="34386" table:display="true" table:show-details="true"/>
                <table:data-pilot-member table:name="34390" table:display="true" table:show-details="true"/>
                <table:data-pilot-member table:name="34391" table:display="true" table:show-details="true"/>
                <table:data-pilot-member table:name="34402" table:display="true" table:show-details="true"/>
                <table:data-pilot-member table:name="34415" table:display="true" table:show-details="true"/>
                <table:data-pilot-member table:name="34432" table:display="true" table:show-details="true"/>
                <table:data-pilot-member table:name="34446" table:display="true" table:show-details="true"/>
                <table:data-pilot-member table:name="34451" table:display="true" table:show-details="true"/>
                <table:data-pilot-member table:name="34454" table:display="true" table:show-details="true"/>
                <table:data-pilot-member table:name="34463" table:display="true" table:show-details="true"/>
                <table:data-pilot-member table:name="34469" table:display="true" table:show-details="true"/>
                <table:data-pilot-member table:name="34474" table:display="true" table:show-details="true"/>
                <table:data-pilot-member table:name="34475" table:display="true" table:show-details="true"/>
                <table:data-pilot-member table:name="34480" table:display="true" table:show-details="true"/>
                <table:data-pilot-member table:name="34501" table:display="true" table:show-details="true"/>
                <table:data-pilot-member table:name="34502" table:display="true" table:show-details="true"/>
                <table:data-pilot-member table:name="34504" table:display="true" table:show-details="true"/>
                <table:data-pilot-member table:name="34519" table:display="true" table:show-details="true"/>
                <table:data-pilot-member table:name="34524" table:display="true" table:show-details="true"/>
                <table:data-pilot-member table:name="34528" table:display="true" table:show-details="true"/>
                <table:data-pilot-member table:name="34538" table:display="true" table:show-details="true"/>
                <table:data-pilot-member table:name="34547" table:display="true" table:show-details="true"/>
                <table:data-pilot-member table:name="34549" table:display="true" table:show-details="true"/>
                <table:data-pilot-member table:name="34559" table:display="true" table:show-details="true"/>
                <table:data-pilot-member table:name="34567" table:display="true" table:show-details="true"/>
                <table:data-pilot-member table:name="34577" table:display="true" table:show-details="true"/>
                <table:data-pilot-member table:name="34578" table:display="true" table:show-details="true"/>
                <table:data-pilot-member table:name="34582" table:display="true" table:show-details="true"/>
                <table:data-pilot-member table:name="34610" table:display="true" table:show-details="true"/>
                <table:data-pilot-member table:name="34622" table:display="true" table:show-details="true"/>
                <table:data-pilot-member table:name="34623" table:display="true" table:show-details="true"/>
                <table:data-pilot-member table:name="34636" table:display="true" table:show-details="true"/>
                <table:data-pilot-member table:name="34637" table:display="true" table:show-details="true"/>
                <table:data-pilot-member table:name="34642" table:display="true" table:show-details="true"/>
                <table:data-pilot-member table:name="34650" table:display="true" table:show-details="true"/>
                <table:data-pilot-member table:name="34683" table:display="true" table:show-details="true"/>
                <table:data-pilot-member table:name="34689" table:display="true" table:show-details="true"/>
                <table:data-pilot-member table:name="34701" table:display="true" table:show-details="true"/>
                <table:data-pilot-member table:name="34703" table:display="true" table:show-details="true"/>
                <table:data-pilot-member table:name="34710" table:display="true" table:show-details="true"/>
                <table:data-pilot-member table:name="34713" table:display="true" table:show-details="true"/>
                <table:data-pilot-member table:name="34716" table:display="true" table:show-details="true"/>
                <table:data-pilot-member table:name="34743" table:display="true" table:show-details="true"/>
                <table:data-pilot-member table:name="34746" table:display="true" table:show-details="true"/>
                <table:data-pilot-member table:name="34759" table:display="true" table:show-details="true"/>
                <table:data-pilot-member table:name="34762" table:display="true" table:show-details="true"/>
                <table:data-pilot-member table:name="34764" table:display="true" table:show-details="true"/>
                <table:data-pilot-member table:name="34767" table:display="true" table:show-details="true"/>
                <table:data-pilot-member table:name="34771" table:display="true" table:show-details="true"/>
                <table:data-pilot-member table:name="34772" table:display="true" table:show-details="true"/>
                <table:data-pilot-member table:name="34779" table:display="true" table:show-details="true"/>
                <table:data-pilot-member table:name="34781" table:display="true" table:show-details="true"/>
                <table:data-pilot-member table:name="34785" table:display="true" table:show-details="true"/>
                <table:data-pilot-member table:name="34788" table:display="true" table:show-details="true"/>
                <table:data-pilot-member table:name="34794" table:display="true" table:show-details="true"/>
                <table:data-pilot-member table:name="34795" table:display="true" table:show-details="true"/>
                <table:data-pilot-member table:name="34801" table:display="true" table:show-details="true"/>
                <table:data-pilot-member table:name="34838" table:display="true" table:show-details="true"/>
                <table:data-pilot-member table:name="34845" table:display="true" table:show-details="true"/>
                <table:data-pilot-member table:name="34847" table:display="true" table:show-details="true"/>
                <table:data-pilot-member table:name="34852" table:display="true" table:show-details="true"/>
                <table:data-pilot-member table:name="34863" table:display="true" table:show-details="true"/>
                <table:data-pilot-member table:name="34865" table:display="true" table:show-details="true"/>
                <table:data-pilot-member table:name="34876" table:display="true" table:show-details="true"/>
                <table:data-pilot-member table:name="34881" table:display="true" table:show-details="true"/>
                <table:data-pilot-member table:name="34885" table:display="true" table:show-details="true"/>
                <table:data-pilot-member table:name="34889" table:display="true" table:show-details="true"/>
                <table:data-pilot-member table:name="34896" table:display="true" table:show-details="true"/>
                <table:data-pilot-member table:name="34911" table:display="true" table:show-details="true"/>
                <table:data-pilot-member table:name="34953" table:display="true" table:show-details="true"/>
                <table:data-pilot-member table:name="34954" table:display="true" table:show-details="true"/>
                <table:data-pilot-member table:name="34957" table:display="true" table:show-details="true"/>
                <table:data-pilot-member table:name="34992" table:display="true" table:show-details="true"/>
                <table:data-pilot-member table:name="34995" table:display="true" table:show-details="true"/>
                <table:data-pilot-member table:name="35003" table:display="true" table:show-details="true"/>
                <table:data-pilot-member table:name="35014" table:display="true" table:show-details="true"/>
                <table:data-pilot-member table:name="35017" table:display="true" table:show-details="true"/>
                <table:data-pilot-member table:name="35019" table:display="true" table:show-details="true"/>
                <table:data-pilot-member table:name="35020" table:display="true" table:show-details="true"/>
                <table:data-pilot-member table:name="35023" table:display="true" table:show-details="true"/>
                <table:data-pilot-member table:name="35024" table:display="true" table:show-details="true"/>
                <table:data-pilot-member table:name="35028" table:display="true" table:show-details="true"/>
                <table:data-pilot-member table:name="35031" table:display="true" table:show-details="true"/>
                <table:data-pilot-member table:name="35048" table:display="true" table:show-details="true"/>
                <table:data-pilot-member table:name="35054" table:display="true" table:show-details="true"/>
                <table:data-pilot-member table:name="35064" table:display="true" table:show-details="true"/>
                <table:data-pilot-member table:name="35084" table:display="true" table:show-details="true"/>
                <table:data-pilot-member table:name="35091" table:display="true" table:show-details="true"/>
                <table:data-pilot-member table:name="35099" table:display="true" table:show-details="true"/>
                <table:data-pilot-member table:name="35115" table:display="true" table:show-details="true"/>
                <table:data-pilot-member table:name="35135" table:display="true" table:show-details="true"/>
                <table:data-pilot-member table:name="35148" table:display="true" table:show-details="true"/>
                <table:data-pilot-member table:name="35151" table:display="true" table:show-details="true"/>
                <table:data-pilot-member table:name="35158" table:display="true" table:show-details="true"/>
                <table:data-pilot-member table:name="35159" table:display="true" table:show-details="true"/>
                <table:data-pilot-member table:name="35161" table:display="true" table:show-details="true"/>
                <table:data-pilot-member table:name="35171" table:display="true" table:show-details="true"/>
                <table:data-pilot-member table:name="35175" table:display="true" table:show-details="true"/>
                <table:data-pilot-member table:name="35187" table:display="true" table:show-details="true"/>
                <table:data-pilot-member table:name="35189" table:display="true" table:show-details="true"/>
                <table:data-pilot-member table:name="35191" table:display="true" table:show-details="true"/>
                <table:data-pilot-member table:name="35229" table:display="true" table:show-details="true"/>
                <table:data-pilot-member table:name="35263" table:display="true" table:show-details="true"/>
                <table:data-pilot-member table:name="35269" table:display="true" table:show-details="true"/>
                <table:data-pilot-member table:name="35287" table:display="true" table:show-details="true"/>
                <table:data-pilot-member table:name="35291" table:display="true" table:show-details="true"/>
                <table:data-pilot-member table:name="35292" table:display="true" table:show-details="true"/>
                <table:data-pilot-member table:name="35293" table:display="true" table:show-details="true"/>
                <table:data-pilot-member table:name="35295" table:display="true" table:show-details="true"/>
                <table:data-pilot-member table:name="35301" table:display="true" table:show-details="true"/>
                <table:data-pilot-member table:name="35313" table:display="true" table:show-details="true"/>
                <table:data-pilot-member table:name="35316" table:display="true" table:show-details="true"/>
                <table:data-pilot-member table:name="35326" table:display="true" table:show-details="true"/>
                <table:data-pilot-member table:name="35331" table:display="true" table:show-details="true"/>
                <table:data-pilot-member table:name="35340" table:display="true" table:show-details="true"/>
                <table:data-pilot-member table:name="35351" table:display="true" table:show-details="true"/>
                <table:data-pilot-member table:name="35356" table:display="true" table:show-details="true"/>
                <table:data-pilot-member table:name="35362" table:display="true" table:show-details="true"/>
                <table:data-pilot-member table:name="35372" table:display="true" table:show-details="true"/>
                <table:data-pilot-member table:name="35374" table:display="true" table:show-details="true"/>
                <table:data-pilot-member table:name="35411" table:display="true" table:show-details="true"/>
                <table:data-pilot-member table:name="35429" table:display="true" table:show-details="true"/>
                <table:data-pilot-member table:name="35431" table:display="true" table:show-details="true"/>
                <table:data-pilot-member table:name="35438" table:display="true" table:show-details="true"/>
                <table:data-pilot-member table:name="35445" table:display="true" table:show-details="true"/>
                <table:data-pilot-member table:name="35456" table:display="true" table:show-details="true"/>
                <table:data-pilot-member table:name="35458" table:display="true" table:show-details="true"/>
                <table:data-pilot-member table:name="35460" table:display="true" table:show-details="true"/>
                <table:data-pilot-member table:name="35462" table:display="true" table:show-details="true"/>
                <table:data-pilot-member table:name="35477" table:display="true" table:show-details="true"/>
                <table:data-pilot-member table:name="35479" table:display="true" table:show-details="true"/>
                <table:data-pilot-member table:name="35501" table:display="true" table:show-details="true"/>
                <table:data-pilot-member table:name="35507" table:display="true" table:show-details="true"/>
                <table:data-pilot-member table:name="35519" table:display="true" table:show-details="true"/>
                <table:data-pilot-member table:name="35529" table:display="true" table:show-details="true"/>
                <table:data-pilot-member table:name="35551" table:display="true" table:show-details="true"/>
                <table:data-pilot-member table:name="35559" table:display="true" table:show-details="true"/>
                <table:data-pilot-member table:name="35573" table:display="true" table:show-details="true"/>
                <table:data-pilot-member table:name="35577" table:display="true" table:show-details="true"/>
                <table:data-pilot-member table:name="35581" table:display="true" table:show-details="true"/>
                <table:data-pilot-member table:name="35595" table:display="true" table:show-details="true"/>
                <table:data-pilot-member table:name="35601" table:display="true" table:show-details="true"/>
                <table:data-pilot-member table:name="35607" table:display="true" table:show-details="true"/>
                <table:data-pilot-member table:name="35624" table:display="true" table:show-details="true"/>
                <table:data-pilot-member table:name="35628" table:display="true" table:show-details="true"/>
                <table:data-pilot-member table:name="35630" table:display="true" table:show-details="true"/>
                <table:data-pilot-member table:name="35646" table:display="true" table:show-details="true"/>
                <table:data-pilot-member table:name="35653" table:display="true" table:show-details="true"/>
                <table:data-pilot-member table:name="35657" table:display="true" table:show-details="true"/>
                <table:data-pilot-member table:name="35660" table:display="true" table:show-details="true"/>
                <table:data-pilot-member table:name="35663" table:display="true" table:show-details="true"/>
                <table:data-pilot-member table:name="35693" table:display="true" table:show-details="true"/>
                <table:data-pilot-member table:name="35697" table:display="true" table:show-details="true"/>
                <table:data-pilot-member table:name="35705" table:display="true" table:show-details="true"/>
                <table:data-pilot-member table:name="35717" table:display="true" table:show-details="true"/>
                <table:data-pilot-member table:name="35722" table:display="true" table:show-details="true"/>
                <table:data-pilot-member table:name="35732" table:display="true" table:show-details="true"/>
                <table:data-pilot-member table:name="35733" table:display="true" table:show-details="true"/>
                <table:data-pilot-member table:name="35737" table:display="true" table:show-details="true"/>
                <table:data-pilot-member table:name="35740" table:display="true" table:show-details="true"/>
                <table:data-pilot-member table:name="35741" table:display="true" table:show-details="true"/>
                <table:data-pilot-member table:name="35749" table:display="true" table:show-details="true"/>
                <table:data-pilot-member table:name="35750" table:display="true" table:show-details="true"/>
                <table:data-pilot-member table:name="35789" table:display="true" table:show-details="true"/>
                <table:data-pilot-member table:name="35793" table:display="true" table:show-details="true"/>
                <table:data-pilot-member table:name="35799" table:display="true" table:show-details="true"/>
                <table:data-pilot-member table:name="35812" table:display="true" table:show-details="true"/>
                <table:data-pilot-member table:name="35813" table:display="true" table:show-details="true"/>
                <table:data-pilot-member table:name="35820" table:display="true" table:show-details="true"/>
                <table:data-pilot-member table:name="35823" table:display="true" table:show-details="true"/>
                <table:data-pilot-member table:name="35828" table:display="true" table:show-details="true"/>
                <table:data-pilot-member table:name="35835" table:display="true" table:show-details="true"/>
                <table:data-pilot-member table:name="35839" table:display="true" table:show-details="true"/>
                <table:data-pilot-member table:name="35842" table:display="true" table:show-details="true"/>
                <table:data-pilot-member table:name="35856" table:display="true" table:show-details="true"/>
                <table:data-pilot-member table:name="35859" table:display="true" table:show-details="true"/>
                <table:data-pilot-member table:name="35861" table:display="true" table:show-details="true"/>
                <table:data-pilot-member table:name="35862" table:display="true" table:show-details="true"/>
                <table:data-pilot-member table:name="35865" table:display="true" table:show-details="true"/>
                <table:data-pilot-member table:name="35869" table:display="true" table:show-details="true"/>
                <table:data-pilot-member table:name="35878" table:display="true" table:show-details="true"/>
                <table:data-pilot-member table:name="35897" table:display="true" table:show-details="true"/>
                <table:data-pilot-member table:name="35903" table:display="true" table:show-details="true"/>
                <table:data-pilot-member table:name="35922" table:display="true" table:show-details="true"/>
                <table:data-pilot-member table:name="35928" table:display="true" table:show-details="true"/>
                <table:data-pilot-member table:name="35930" table:display="true" table:show-details="true"/>
                <table:data-pilot-member table:name="35938" table:display="true" table:show-details="true"/>
                <table:data-pilot-member table:name="35964" table:display="true" table:show-details="true"/>
                <table:data-pilot-member table:name="35966" table:display="true" table:show-details="true"/>
                <table:data-pilot-member table:name="35970" table:display="true" table:show-details="true"/>
                <table:data-pilot-member table:name="35979" table:display="true" table:show-details="true"/>
                <table:data-pilot-member table:name="36002" table:display="true" table:show-details="true"/>
                <table:data-pilot-member table:name="36014" table:display="true" table:show-details="true"/>
                <table:data-pilot-member table:name="36016" table:display="true" table:show-details="true"/>
                <table:data-pilot-member table:name="36028" table:display="true" table:show-details="true"/>
                <table:data-pilot-member table:name="36030" table:display="true" table:show-details="true"/>
                <table:data-pilot-member table:name="36052" table:display="true" table:show-details="true"/>
                <table:data-pilot-member table:name="36059" table:display="true" table:show-details="true"/>
                <table:data-pilot-member table:name="36061" table:display="true" table:show-details="true"/>
                <table:data-pilot-member table:name="36063" table:display="true" table:show-details="true"/>
                <table:data-pilot-member table:name="36076" table:display="true" table:show-details="true"/>
                <table:data-pilot-member table:name="36109" table:display="true" table:show-details="true"/>
                <table:data-pilot-member table:name="36117" table:display="true" table:show-details="true"/>
                <table:data-pilot-member table:name="36123" table:display="true" table:show-details="true"/>
                <table:data-pilot-member table:name="36135" table:display="true" table:show-details="true"/>
                <table:data-pilot-member table:name="36137" table:display="true" table:show-details="true"/>
                <table:data-pilot-member table:name="36142" table:display="true" table:show-details="true"/>
                <table:data-pilot-member table:name="36148" table:display="true" table:show-details="true"/>
                <table:data-pilot-member table:name="36167" table:display="true" table:show-details="true"/>
                <table:data-pilot-member table:name="36180" table:display="true" table:show-details="true"/>
                <table:data-pilot-member table:name="36181" table:display="true" table:show-details="true"/>
                <table:data-pilot-member table:name="36191" table:display="true" table:show-details="true"/>
                <table:data-pilot-member table:name="36203" table:display="true" table:show-details="true"/>
                <table:data-pilot-member table:name="36208" table:display="true" table:show-details="true"/>
                <table:data-pilot-member table:name="36239" table:display="true" table:show-details="true"/>
                <table:data-pilot-member table:name="36250" table:display="true" table:show-details="true"/>
                <table:data-pilot-member table:name="36262" table:display="true" table:show-details="true"/>
                <table:data-pilot-member table:name="36273" table:display="true" table:show-details="true"/>
                <table:data-pilot-member table:name="36278" table:display="true" table:show-details="true"/>
                <table:data-pilot-member table:name="36279" table:display="true" table:show-details="true"/>
                <table:data-pilot-member table:name="36287" table:display="true" table:show-details="true"/>
                <table:data-pilot-member table:name="36308" table:display="true" table:show-details="true"/>
                <table:data-pilot-member table:name="36309" table:display="true" table:show-details="true"/>
                <table:data-pilot-member table:name="36314" table:display="true" table:show-details="true"/>
                <table:data-pilot-member table:name="36340" table:display="true" table:show-details="true"/>
                <table:data-pilot-member table:name="36344" table:display="true" table:show-details="true"/>
                <table:data-pilot-member table:name="36351" table:display="true" table:show-details="true"/>
                <table:data-pilot-member table:name="36366" table:display="true" table:show-details="true"/>
                <table:data-pilot-member table:name="36372" table:display="true" table:show-details="true"/>
                <table:data-pilot-member table:name="36384" table:display="true" table:show-details="true"/>
                <table:data-pilot-member table:name="36404" table:display="true" table:show-details="true"/>
                <table:data-pilot-member table:name="36415" table:display="true" table:show-details="true"/>
                <table:data-pilot-member table:name="36432" table:display="true" table:show-details="true"/>
                <table:data-pilot-member table:name="36435" table:display="true" table:show-details="true"/>
                <table:data-pilot-member table:name="36437" table:display="true" table:show-details="true"/>
                <table:data-pilot-member table:name="36443" table:display="true" table:show-details="true"/>
                <table:data-pilot-member table:name="36444" table:display="true" table:show-details="true"/>
                <table:data-pilot-member table:name="36448" table:display="true" table:show-details="true"/>
                <table:data-pilot-member table:name="36452" table:display="true" table:show-details="true"/>
                <table:data-pilot-member table:name="36473" table:display="true" table:show-details="true"/>
                <table:data-pilot-member table:name="36482" table:display="true" table:show-details="true"/>
                <table:data-pilot-member table:name="36493" table:display="true" table:show-details="true"/>
                <table:data-pilot-member table:name="36499" table:display="true" table:show-details="true"/>
                <table:data-pilot-member table:name="36501" table:display="true" table:show-details="true"/>
                <table:data-pilot-member table:name="36520" table:display="true" table:show-details="true"/>
                <table:data-pilot-member table:name="36539" table:display="true" table:show-details="true"/>
                <table:data-pilot-member table:name="36554" table:display="true" table:show-details="true"/>
                <table:data-pilot-member table:name="36556" table:display="true" table:show-details="true"/>
                <table:data-pilot-member table:name="36560" table:display="true" table:show-details="true"/>
                <table:data-pilot-member table:name="36561" table:display="true" table:show-details="true"/>
                <table:data-pilot-member table:name="36563" table:display="true" table:show-details="true"/>
                <table:data-pilot-member table:name="36566" table:display="true" table:show-details="true"/>
                <table:data-pilot-member table:name="36588" table:display="true" table:show-details="true"/>
                <table:data-pilot-member table:name="36589" table:display="true" table:show-details="true"/>
                <table:data-pilot-member table:name="36592" table:display="true" table:show-details="true"/>
                <table:data-pilot-member table:name="36598" table:display="true" table:show-details="true"/>
                <table:data-pilot-member table:name="36604" table:display="true" table:show-details="true"/>
                <table:data-pilot-member table:name="36608" table:display="true" table:show-details="true"/>
                <table:data-pilot-member table:name="36610" table:display="true" table:show-details="true"/>
                <table:data-pilot-member table:name="36619" table:display="true" table:show-details="true"/>
                <table:data-pilot-member table:name="36622" table:display="true" table:show-details="true"/>
                <table:data-pilot-member table:name="36627" table:display="true" table:show-details="true"/>
                <table:data-pilot-member table:name="36635" table:display="true" table:show-details="true"/>
                <table:data-pilot-member table:name="36644" table:display="true" table:show-details="true"/>
                <table:data-pilot-member table:name="36663" table:display="true" table:show-details="true"/>
                <table:data-pilot-member table:name="36669" table:display="true" table:show-details="true"/>
                <table:data-pilot-member table:name="36681" table:display="true" table:show-details="true"/>
                <table:data-pilot-member table:name="36699" table:display="true" table:show-details="true"/>
                <table:data-pilot-member table:name="36701" table:display="true" table:show-details="true"/>
                <table:data-pilot-member table:name="36721" table:display="true" table:show-details="true"/>
                <table:data-pilot-member table:name="36722" table:display="true" table:show-details="true"/>
                <table:data-pilot-member table:name="36746" table:display="true" table:show-details="true"/>
                <table:data-pilot-member table:name="36756" table:display="true" table:show-details="true"/>
                <table:data-pilot-member table:name="36765" table:display="true" table:show-details="true"/>
                <table:data-pilot-member table:name="36769" table:display="true" table:show-details="true"/>
                <table:data-pilot-member table:name="36791" table:display="true" table:show-details="true"/>
                <table:data-pilot-member table:name="36803" table:display="true" table:show-details="true"/>
                <table:data-pilot-member table:name="36816" table:display="true" table:show-details="true"/>
                <table:data-pilot-member table:name="36821" table:display="true" table:show-details="true"/>
                <table:data-pilot-member table:name="36828" table:display="true" table:show-details="true"/>
                <table:data-pilot-member table:name="36837" table:display="true" table:show-details="true"/>
                <table:data-pilot-member table:name="36841" table:display="true" table:show-details="true"/>
                <table:data-pilot-member table:name="36845" table:display="true" table:show-details="true"/>
                <table:data-pilot-member table:name="36850" table:display="true" table:show-details="true"/>
                <table:data-pilot-member table:name="36851" table:display="true" table:show-details="true"/>
                <table:data-pilot-member table:name="36870" table:display="true" table:show-details="true"/>
                <table:data-pilot-member table:name="36871" table:display="true" table:show-details="true"/>
                <table:data-pilot-member table:name="36875" table:display="true" table:show-details="true"/>
                <table:data-pilot-member table:name="36885" table:display="true" table:show-details="true"/>
                <table:data-pilot-member table:name="36891" table:display="true" table:show-details="true"/>
                <table:data-pilot-member table:name="36900" table:display="true" table:show-details="true"/>
                <table:data-pilot-member table:name="36904" table:display="true" table:show-details="true"/>
                <table:data-pilot-member table:name="36905" table:display="true" table:show-details="true"/>
                <table:data-pilot-member table:name="36919" table:display="true" table:show-details="true"/>
                <table:data-pilot-member table:name="36922" table:display="true" table:show-details="true"/>
                <table:data-pilot-member table:name="36943" table:display="true" table:show-details="true"/>
                <table:data-pilot-member table:name="36964" table:display="true" table:show-details="true"/>
                <table:data-pilot-member table:name="36970" table:display="true" table:show-details="true"/>
                <table:data-pilot-member table:name="36973" table:display="true" table:show-details="true"/>
                <table:data-pilot-member table:name="36979" table:display="true" table:show-details="true"/>
                <table:data-pilot-member table:name="36998" table:display="true" table:show-details="true"/>
                <table:data-pilot-member table:name="37007" table:display="true" table:show-details="true"/>
                <table:data-pilot-member table:name="37014" table:display="true" table:show-details="true"/>
                <table:data-pilot-member table:name="37026" table:display="true" table:show-details="true"/>
                <table:data-pilot-member table:name="37033" table:display="true" table:show-details="true"/>
                <table:data-pilot-member table:name="37038" table:display="true" table:show-details="true"/>
                <table:data-pilot-member table:name="37047" table:display="true" table:show-details="true"/>
                <table:data-pilot-member table:name="37051" table:display="true" table:show-details="true"/>
                <table:data-pilot-member table:name="37053" table:display="true" table:show-details="true"/>
                <table:data-pilot-member table:name="37060" table:display="true" table:show-details="true"/>
                <table:data-pilot-member table:name="37061" table:display="true" table:show-details="true"/>
                <table:data-pilot-member table:name="37062" table:display="true" table:show-details="true"/>
                <table:data-pilot-member table:name="37077" table:display="true" table:show-details="true"/>
                <table:data-pilot-member table:name="37082" table:display="true" table:show-details="true"/>
                <table:data-pilot-member table:name="37085" table:display="true" table:show-details="true"/>
                <table:data-pilot-member table:name="37089" table:display="true" table:show-details="true"/>
                <table:data-pilot-member table:name="37096" table:display="true" table:show-details="true"/>
                <table:data-pilot-member table:name="37105" table:display="true" table:show-details="true"/>
                <table:data-pilot-member table:name="37108" table:display="true" table:show-details="true"/>
                <table:data-pilot-member table:name="37110" table:display="true" table:show-details="true"/>
                <table:data-pilot-member table:name="37116" table:display="true" table:show-details="true"/>
                <table:data-pilot-member table:name="37124" table:display="true" table:show-details="true"/>
                <table:data-pilot-member table:name="37149" table:display="true" table:show-details="true"/>
                <table:data-pilot-member table:name="37151" table:display="true" table:show-details="true"/>
                <table:data-pilot-member table:name="37156" table:display="true" table:show-details="true"/>
                <table:data-pilot-member table:name="37172" table:display="true" table:show-details="true"/>
                <table:data-pilot-member table:name="37175" table:display="true" table:show-details="true"/>
                <table:data-pilot-member table:name="37185" table:display="true" table:show-details="true"/>
                <table:data-pilot-member table:name="37190" table:display="true" table:show-details="true"/>
                <table:data-pilot-member table:name="37210" table:display="true" table:show-details="true"/>
                <table:data-pilot-member table:name="37215" table:display="true" table:show-details="true"/>
                <table:data-pilot-member table:name="37227" table:display="true" table:show-details="true"/>
                <table:data-pilot-member table:name="37231" table:display="true" table:show-details="true"/>
                <table:data-pilot-member table:name="37284" table:display="true" table:show-details="true"/>
                <table:data-pilot-member table:name="37288" table:display="true" table:show-details="true"/>
                <table:data-pilot-member table:name="37289" table:display="true" table:show-details="true"/>
                <table:data-pilot-member table:name="37294" table:display="true" table:show-details="true"/>
                <table:data-pilot-member table:name="37299" table:display="true" table:show-details="true"/>
                <table:data-pilot-member table:name="37301" table:display="true" table:show-details="true"/>
                <table:data-pilot-member table:name="37322" table:display="true" table:show-details="true"/>
                <table:data-pilot-member table:name="37338" table:display="true" table:show-details="true"/>
                <table:data-pilot-member table:name="37343" table:display="true" table:show-details="true"/>
                <table:data-pilot-member table:name="37345" table:display="true" table:show-details="true"/>
                <table:data-pilot-member table:name="37355" table:display="true" table:show-details="true"/>
                <table:data-pilot-member table:name="37364" table:display="true" table:show-details="true"/>
                <table:data-pilot-member table:name="37368" table:display="true" table:show-details="true"/>
                <table:data-pilot-member table:name="37393" table:display="true" table:show-details="true"/>
                <table:data-pilot-member table:name="37398" table:display="true" table:show-details="true"/>
                <table:data-pilot-member table:name="37407" table:display="true" table:show-details="true"/>
                <table:data-pilot-member table:name="37412" table:display="true" table:show-details="true"/>
                <table:data-pilot-member table:name="37419" table:display="true" table:show-details="true"/>
                <table:data-pilot-member table:name="37422" table:display="true" table:show-details="true"/>
                <table:data-pilot-member table:name="37425" table:display="true" table:show-details="true"/>
                <table:data-pilot-member table:name="37438" table:display="true" table:show-details="true"/>
                <table:data-pilot-member table:name="37441" table:display="true" table:show-details="true"/>
                <table:data-pilot-member table:name="37443" table:display="true" table:show-details="true"/>
                <table:data-pilot-member table:name="37462" table:display="true" table:show-details="true"/>
                <table:data-pilot-member table:name="37473" table:display="true" table:show-details="true"/>
                <table:data-pilot-member table:name="37487" table:display="true" table:show-details="true"/>
                <table:data-pilot-member table:name="37498" table:display="true" table:show-details="true"/>
                <table:data-pilot-member table:name="37506" table:display="true" table:show-details="true"/>
                <table:data-pilot-member table:name="37521" table:display="true" table:show-details="true"/>
                <table:data-pilot-member table:name="37531" table:display="true" table:show-details="true"/>
                <table:data-pilot-member table:name="37532" table:display="true" table:show-details="true"/>
                <table:data-pilot-member table:name="37545" table:display="true" table:show-details="true"/>
                <table:data-pilot-member table:name="37548" table:display="true" table:show-details="true"/>
                <table:data-pilot-member table:name="37557" table:display="true" table:show-details="true"/>
                <table:data-pilot-member table:name="37563" table:display="true" table:show-details="true"/>
                <table:data-pilot-member table:name="37567" table:display="true" table:show-details="true"/>
                <table:data-pilot-member table:name="37569" table:display="true" table:show-details="true"/>
                <table:data-pilot-member table:name="37580" table:display="true" table:show-details="true"/>
                <table:data-pilot-member table:name="37588" table:display="true" table:show-details="true"/>
                <table:data-pilot-member table:name="37590" table:display="true" table:show-details="true"/>
                <table:data-pilot-member table:name="37592" table:display="true" table:show-details="true"/>
                <table:data-pilot-member table:name="37600" table:display="true" table:show-details="true"/>
                <table:data-pilot-member table:name="37609" table:display="true" table:show-details="true"/>
                <table:data-pilot-member table:name="37619" table:display="true" table:show-details="true"/>
                <table:data-pilot-member table:name="37624" table:display="true" table:show-details="true"/>
                <table:data-pilot-member table:name="37633" table:display="true" table:show-details="true"/>
                <table:data-pilot-member table:name="37634" table:display="true" table:show-details="true"/>
                <table:data-pilot-member table:name="37650" table:display="true" table:show-details="true"/>
                <table:data-pilot-member table:name="37658" table:display="true" table:show-details="true"/>
                <table:data-pilot-member table:name="37662" table:display="true" table:show-details="true"/>
                <table:data-pilot-member table:name="37663" table:display="true" table:show-details="true"/>
                <table:data-pilot-member table:name="37665" table:display="true" table:show-details="true"/>
                <table:data-pilot-member table:name="37670" table:display="true" table:show-details="true"/>
                <table:data-pilot-member table:name="37677" table:display="true" table:show-details="true"/>
                <table:data-pilot-member table:name="37683" table:display="true" table:show-details="true"/>
                <table:data-pilot-member table:name="37685" table:display="true" table:show-details="true"/>
                <table:data-pilot-member table:name="37690" table:display="true" table:show-details="true"/>
                <table:data-pilot-member table:name="37693" table:display="true" table:show-details="true"/>
                <table:data-pilot-member table:name="37695" table:display="true" table:show-details="true"/>
                <table:data-pilot-member table:name="37708" table:display="true" table:show-details="true"/>
                <table:data-pilot-member table:name="37710" table:display="true" table:show-details="true"/>
                <table:data-pilot-member table:name="37732" table:display="true" table:show-details="true"/>
                <table:data-pilot-member table:name="37737" table:display="true" table:show-details="true"/>
                <table:data-pilot-member table:name="37740" table:display="true" table:show-details="true"/>
                <table:data-pilot-member table:name="37742" table:display="true" table:show-details="true"/>
                <table:data-pilot-member table:name="37767" table:display="true" table:show-details="true"/>
                <table:data-pilot-member table:name="37779" table:display="true" table:show-details="true"/>
                <table:data-pilot-member table:name="37787" table:display="true" table:show-details="true"/>
                <table:data-pilot-member table:name="37790" table:display="true" table:show-details="true"/>
                <table:data-pilot-member table:name="37797" table:display="true" table:show-details="true"/>
                <table:data-pilot-member table:name="37822" table:display="true" table:show-details="true"/>
                <table:data-pilot-member table:name="37828" table:display="true" table:show-details="true"/>
                <table:data-pilot-member table:name="37833" table:display="true" table:show-details="true"/>
                <table:data-pilot-member table:name="37853" table:display="true" table:show-details="true"/>
                <table:data-pilot-member table:name="37856" table:display="true" table:show-details="true"/>
                <table:data-pilot-member table:name="37857" table:display="true" table:show-details="true"/>
                <table:data-pilot-member table:name="37859" table:display="true" table:show-details="true"/>
                <table:data-pilot-member table:name="37861" table:display="true" table:show-details="true"/>
                <table:data-pilot-member table:name="37862" table:display="true" table:show-details="true"/>
                <table:data-pilot-member table:name="37864" table:display="true" table:show-details="true"/>
                <table:data-pilot-member table:name="37873" table:display="true" table:show-details="true"/>
                <table:data-pilot-member table:name="37882" table:display="true" table:show-details="true"/>
                <table:data-pilot-member table:name="37884" table:display="true" table:show-details="true"/>
                <table:data-pilot-member table:name="37916" table:display="true" table:show-details="true"/>
                <table:data-pilot-member table:name="37920" table:display="true" table:show-details="true"/>
                <table:data-pilot-member table:name="37924" table:display="true" table:show-details="true"/>
                <table:data-pilot-member table:name="37937" table:display="true" table:show-details="true"/>
                <table:data-pilot-member table:name="37941" table:display="true" table:show-details="true"/>
                <table:data-pilot-member table:name="37942" table:display="true" table:show-details="true"/>
                <table:data-pilot-member table:name="37951" table:display="true" table:show-details="true"/>
                <table:data-pilot-member table:name="37955" table:display="true" table:show-details="true"/>
                <table:data-pilot-member table:name="37973" table:display="true" table:show-details="true"/>
                <table:data-pilot-member table:name="37999" table:display="true" table:show-details="true"/>
                <table:data-pilot-member table:name="38005" table:display="true" table:show-details="true"/>
                <table:data-pilot-member table:name="38006" table:display="true" table:show-details="true"/>
                <table:data-pilot-member table:name="38011" table:display="true" table:show-details="true"/>
                <table:data-pilot-member table:name="38018" table:display="true" table:show-details="true"/>
                <table:data-pilot-member table:name="38043" table:display="true" table:show-details="true"/>
                <table:data-pilot-member table:name="38047" table:display="true" table:show-details="true"/>
                <table:data-pilot-member table:name="38053" table:display="true" table:show-details="true"/>
                <table:data-pilot-member table:name="38054" table:display="true" table:show-details="true"/>
                <table:data-pilot-member table:name="38060" table:display="true" table:show-details="true"/>
                <table:data-pilot-member table:name="38070" table:display="true" table:show-details="true"/>
                <table:data-pilot-member table:name="38085" table:display="true" table:show-details="true"/>
                <table:data-pilot-member table:name="38087" table:display="true" table:show-details="true"/>
                <table:data-pilot-member table:name="38109" table:display="true" table:show-details="true"/>
                <table:data-pilot-member table:name="38121" table:display="true" table:show-details="true"/>
                <table:data-pilot-member table:name="38125" table:display="true" table:show-details="true"/>
                <table:data-pilot-member table:name="38127" table:display="true" table:show-details="true"/>
                <table:data-pilot-member table:name="38140" table:display="true" table:show-details="true"/>
                <table:data-pilot-member table:name="38141" table:display="true" table:show-details="true"/>
                <table:data-pilot-member table:name="38150" table:display="true" table:show-details="true"/>
                <table:data-pilot-member table:name="38152" table:display="true" table:show-details="true"/>
                <table:data-pilot-member table:name="38158" table:display="true" table:show-details="true"/>
                <table:data-pilot-member table:name="38167" table:display="true" table:show-details="true"/>
                <table:data-pilot-member table:name="38174" table:display="true" table:show-details="true"/>
                <table:data-pilot-member table:name="38177" table:display="true" table:show-details="true"/>
                <table:data-pilot-member table:name="38183" table:display="true" table:show-details="true"/>
                <table:data-pilot-member table:name="38194" table:display="true" table:show-details="true"/>
                <table:data-pilot-member table:name="38197" table:display="true" table:show-details="true"/>
                <table:data-pilot-member table:name="38200" table:display="true" table:show-details="true"/>
                <table:data-pilot-member table:name="38202" table:display="true" table:show-details="true"/>
                <table:data-pilot-member table:name="38205" table:display="true" table:show-details="true"/>
                <table:data-pilot-member table:name="38209" table:display="true" table:show-details="true"/>
                <table:data-pilot-member table:name="38216" table:display="true" table:show-details="true"/>
                <table:data-pilot-member table:name="38218" table:display="true" table:show-details="true"/>
                <table:data-pilot-member table:name="38229" table:display="true" table:show-details="true"/>
                <table:data-pilot-member table:name="38231" table:display="true" table:show-details="true"/>
                <table:data-pilot-member table:name="38240" table:display="true" table:show-details="true"/>
                <table:data-pilot-member table:name="38241" table:display="true" table:show-details="true"/>
                <table:data-pilot-member table:name="38242" table:display="true" table:show-details="true"/>
                <table:data-pilot-member table:name="38257" table:display="true" table:show-details="true"/>
                <table:data-pilot-member table:name="38261" table:display="true" table:show-details="true"/>
                <table:data-pilot-member table:name="38263" table:display="true" table:show-details="true"/>
                <table:data-pilot-member table:name="38266" table:display="true" table:show-details="true"/>
                <table:data-pilot-member table:name="38267" table:display="true" table:show-details="true"/>
                <table:data-pilot-member table:name="38270" table:display="true" table:show-details="true"/>
                <table:data-pilot-member table:name="38272" table:display="true" table:show-details="true"/>
                <table:data-pilot-member table:name="38284" table:display="true" table:show-details="true"/>
                <table:data-pilot-member table:name="38294" table:display="true" table:show-details="true"/>
                <table:data-pilot-member table:name="38297" table:display="true" table:show-details="true"/>
                <table:data-pilot-member table:name="38314" table:display="true" table:show-details="true"/>
                <table:data-pilot-member table:name="38317" table:display="true" table:show-details="true"/>
                <table:data-pilot-member table:name="38323" table:display="true" table:show-details="true"/>
                <table:data-pilot-member table:name="38325" table:display="true" table:show-details="true"/>
                <table:data-pilot-member table:name="38328" table:display="true" table:show-details="true"/>
                <table:data-pilot-member table:name="38334" table:display="true" table:show-details="true"/>
                <table:data-pilot-member table:name="38335" table:display="true" table:show-details="true"/>
                <table:data-pilot-member table:name="38337" table:display="true" table:show-details="true"/>
                <table:data-pilot-member table:name="38346" table:display="true" table:show-details="true"/>
                <table:data-pilot-member table:name="38353" table:display="true" table:show-details="true"/>
                <table:data-pilot-member table:name="38354" table:display="true" table:show-details="true"/>
                <table:data-pilot-member table:name="38368" table:display="true" table:show-details="true"/>
                <table:data-pilot-member table:name="38375" table:display="true" table:show-details="true"/>
                <table:data-pilot-member table:name="38379" table:display="true" table:show-details="true"/>
                <table:data-pilot-member table:name="38395" table:display="true" table:show-details="true"/>
                <table:data-pilot-member table:name="38400" table:display="true" table:show-details="true"/>
                <table:data-pilot-member table:name="38401" table:display="true" table:show-details="true"/>
                <table:data-pilot-member table:name="38412" table:display="true" table:show-details="true"/>
                <table:data-pilot-member table:name="38418" table:display="true" table:show-details="true"/>
                <table:data-pilot-member table:name="38419" table:display="true" table:show-details="true"/>
                <table:data-pilot-member table:name="38422" table:display="true" table:show-details="true"/>
                <table:data-pilot-member table:name="38426" table:display="true" table:show-details="true"/>
                <table:data-pilot-member table:name="38435" table:display="true" table:show-details="true"/>
                <table:data-pilot-member table:name="38447" table:display="true" table:show-details="true"/>
                <table:data-pilot-member table:name="38454" table:display="true" table:show-details="true"/>
                <table:data-pilot-member table:name="38463" table:display="true" table:show-details="true"/>
                <table:data-pilot-member table:name="38466" table:display="true" table:show-details="true"/>
                <table:data-pilot-member table:name="38471" table:display="true" table:show-details="true"/>
                <table:data-pilot-member table:name="38473" table:display="true" table:show-details="true"/>
                <table:data-pilot-member table:name="38474" table:display="true" table:show-details="true"/>
                <table:data-pilot-member table:name="38484" table:display="true" table:show-details="true"/>
                <table:data-pilot-member table:name="38489" table:display="true" table:show-details="true"/>
                <table:data-pilot-member table:name="38514" table:display="true" table:show-details="true"/>
                <table:data-pilot-member table:name="38515" table:display="true" table:show-details="true"/>
                <table:data-pilot-member table:name="38521" table:display="true" table:show-details="true"/>
                <table:data-pilot-member table:name="38536" table:display="true" table:show-details="true"/>
                <table:data-pilot-member table:name="38551" table:display="true" table:show-details="true"/>
                <table:data-pilot-member table:name="38554" table:display="true" table:show-details="true"/>
                <table:data-pilot-member table:name="38555" table:display="true" table:show-details="true"/>
                <table:data-pilot-member table:name="38560" table:display="true" table:show-details="true"/>
                <table:data-pilot-member table:name="38565" table:display="true" table:show-details="true"/>
                <table:data-pilot-member table:name="38575" table:display="true" table:show-details="true"/>
                <table:data-pilot-member table:name="38584" table:display="true" table:show-details="true"/>
                <table:data-pilot-member table:name="38586" table:display="true" table:show-details="true"/>
                <table:data-pilot-member table:name="38590" table:display="true" table:show-details="true"/>
                <table:data-pilot-member table:name="38612" table:display="true" table:show-details="true"/>
                <table:data-pilot-member table:name="38615" table:display="true" table:show-details="true"/>
                <table:data-pilot-member table:name="38616" table:display="true" table:show-details="true"/>
                <table:data-pilot-member table:name="38630" table:display="true" table:show-details="true"/>
                <table:data-pilot-member table:name="38635" table:display="true" table:show-details="true"/>
                <table:data-pilot-member table:name="38636" table:display="true" table:show-details="true"/>
                <table:data-pilot-member table:name="38639" table:display="true" table:show-details="true"/>
                <table:data-pilot-member table:name="38646" table:display="true" table:show-details="true"/>
                <table:data-pilot-member table:name="38648" table:display="true" table:show-details="true"/>
                <table:data-pilot-member table:name="38668" table:display="true" table:show-details="true"/>
                <table:data-pilot-member table:name="38671" table:display="true" table:show-details="true"/>
                <table:data-pilot-member table:name="38681" table:display="true" table:show-details="true"/>
                <table:data-pilot-member table:name="38683" table:display="true" table:show-details="true"/>
                <table:data-pilot-member table:name="38684" table:display="true" table:show-details="true"/>
                <table:data-pilot-member table:name="38690" table:display="true" table:show-details="true"/>
                <table:data-pilot-member table:name="38695" table:display="true" table:show-details="true"/>
                <table:data-pilot-member table:name="38697" table:display="true" table:show-details="true"/>
                <table:data-pilot-member table:name="38708" table:display="true" table:show-details="true"/>
                <table:data-pilot-member table:name="38709" table:display="true" table:show-details="true"/>
                <table:data-pilot-member table:name="38713" table:display="true" table:show-details="true"/>
                <table:data-pilot-member table:name="38725" table:display="true" table:show-details="true"/>
                <table:data-pilot-member table:name="38726" table:display="true" table:show-details="true"/>
                <table:data-pilot-member table:name="38727" table:display="true" table:show-details="true"/>
                <table:data-pilot-member table:name="38744" table:display="true" table:show-details="true"/>
                <table:data-pilot-member table:name="38746" table:display="true" table:show-details="true"/>
                <table:data-pilot-member table:name="38747" table:display="true" table:show-details="true"/>
                <table:data-pilot-member table:name="38750" table:display="true" table:show-details="true"/>
                <table:data-pilot-member table:name="38770" table:display="true" table:show-details="true"/>
                <table:data-pilot-member table:name="38777" table:display="true" table:show-details="true"/>
                <table:data-pilot-member table:name="38785" table:display="true" table:show-details="true"/>
                <table:data-pilot-member table:name="38798" table:display="true" table:show-details="true"/>
                <table:data-pilot-member table:name="38800" table:display="true" table:show-details="true"/>
                <table:data-pilot-member table:name="38813" table:display="true" table:show-details="true"/>
                <table:data-pilot-member table:name="38845" table:display="true" table:show-details="true"/>
                <table:data-pilot-member table:name="38846" table:display="true" table:show-details="true"/>
                <table:data-pilot-member table:name="38849" table:display="true" table:show-details="true"/>
                <table:data-pilot-member table:name="38877" table:display="true" table:show-details="true"/>
                <table:data-pilot-member table:name="38882" table:display="true" table:show-details="true"/>
                <table:data-pilot-member table:name="38885" table:display="true" table:show-details="true"/>
                <table:data-pilot-member table:name="38899" table:display="true" table:show-details="true"/>
                <table:data-pilot-member table:name="38903" table:display="true" table:show-details="true"/>
                <table:data-pilot-member table:name="38910" table:display="true" table:show-details="true"/>
                <table:data-pilot-member table:name="38912" table:display="true" table:show-details="true"/>
                <table:data-pilot-member table:name="38932" table:display="true" table:show-details="true"/>
                <table:data-pilot-member table:name="38939" table:display="true" table:show-details="true"/>
                <table:data-pilot-member table:name="39003" table:display="true" table:show-details="true"/>
                <table:data-pilot-member table:name="39006" table:display="true" table:show-details="true"/>
                <table:data-pilot-member table:name="39010" table:display="true" table:show-details="true"/>
                <table:data-pilot-member table:name="39014" table:display="true" table:show-details="true"/>
                <table:data-pilot-member table:name="39023" table:display="true" table:show-details="true"/>
                <table:data-pilot-member table:name="39025" table:display="true" table:show-details="true"/>
                <table:data-pilot-member table:name="39028" table:display="true" table:show-details="true"/>
                <table:data-pilot-member table:name="39032" table:display="true" table:show-details="true"/>
                <table:data-pilot-member table:name="39036" table:display="true" table:show-details="true"/>
                <table:data-pilot-member table:name="39051" table:display="true" table:show-details="true"/>
                <table:data-pilot-member table:name="39063" table:display="true" table:show-details="true"/>
                <table:data-pilot-member table:name="39066" table:display="true" table:show-details="true"/>
                <table:data-pilot-member table:name="39067" table:display="true" table:show-details="true"/>
                <table:data-pilot-member table:name="39079" table:display="true" table:show-details="true"/>
                <table:data-pilot-member table:name="39081" table:display="true" table:show-details="true"/>
                <table:data-pilot-member table:name="39092" table:display="true" table:show-details="true"/>
                <table:data-pilot-member table:name="39097" table:display="true" table:show-details="true"/>
                <table:data-pilot-member table:name="39099" table:display="true" table:show-details="true"/>
                <table:data-pilot-member table:name="39100" table:display="true" table:show-details="true"/>
                <table:data-pilot-member table:name="39107" table:display="true" table:show-details="true"/>
                <table:data-pilot-member table:name="39114" table:display="true" table:show-details="true"/>
                <table:data-pilot-member table:name="39121" table:display="true" table:show-details="true"/>
                <table:data-pilot-member table:name="39129" table:display="true" table:show-details="true"/>
                <table:data-pilot-member table:name="39130" table:display="true" table:show-details="true"/>
                <table:data-pilot-member table:name="39132" table:display="true" table:show-details="true"/>
                <table:data-pilot-member table:name="39138" table:display="true" table:show-details="true"/>
                <table:data-pilot-member table:name="39147" table:display="true" table:show-details="true"/>
                <table:data-pilot-member table:name="39149" table:display="true" table:show-details="true"/>
                <table:data-pilot-member table:name="39156" table:display="true" table:show-details="true"/>
                <table:data-pilot-member table:name="39158" table:display="true" table:show-details="true"/>
                <table:data-pilot-member table:name="39159" table:display="true" table:show-details="true"/>
                <table:data-pilot-member table:name="39160" table:display="true" table:show-details="true"/>
                <table:data-pilot-member table:name="39163" table:display="true" table:show-details="true"/>
                <table:data-pilot-member table:name="39173" table:display="true" table:show-details="true"/>
                <table:data-pilot-member table:name="39187" table:display="true" table:show-details="true"/>
                <table:data-pilot-member table:name="39192" table:display="true" table:show-details="true"/>
                <table:data-pilot-member table:name="39196" table:display="true" table:show-details="true"/>
                <table:data-pilot-member table:name="39199" table:display="true" table:show-details="true"/>
                <table:data-pilot-member table:name="39205" table:display="true" table:show-details="true"/>
                <table:data-pilot-member table:name="39220" table:display="true" table:show-details="true"/>
                <table:data-pilot-member table:name="39232" table:display="true" table:show-details="true"/>
                <table:data-pilot-member table:name="39244" table:display="true" table:show-details="true"/>
                <table:data-pilot-member table:name="39256" table:display="true" table:show-details="true"/>
                <table:data-pilot-member table:name="39263" table:display="true" table:show-details="true"/>
                <table:data-pilot-member table:name="39265" table:display="true" table:show-details="true"/>
                <table:data-pilot-member table:name="39266" table:display="true" table:show-details="true"/>
                <table:data-pilot-member table:name="39269" table:display="true" table:show-details="true"/>
                <table:data-pilot-member table:name="39283" table:display="true" table:show-details="true"/>
                <table:data-pilot-member table:name="39294" table:display="true" table:show-details="true"/>
                <table:data-pilot-member table:name="39301" table:display="true" table:show-details="true"/>
                <table:data-pilot-member table:name="39317" table:display="true" table:show-details="true"/>
                <table:data-pilot-member table:name="39319" table:display="true" table:show-details="true"/>
                <table:data-pilot-member table:name="39322" table:display="true" table:show-details="true"/>
                <table:data-pilot-member table:name="39329" table:display="true" table:show-details="true"/>
                <table:data-pilot-member table:name="39330" table:display="true" table:show-details="true"/>
                <table:data-pilot-member table:name="39340" table:display="true" table:show-details="true"/>
                <table:data-pilot-member table:name="39346" table:display="true" table:show-details="true"/>
                <table:data-pilot-member table:name="39347" table:display="true" table:show-details="true"/>
                <table:data-pilot-member table:name="39363" table:display="true" table:show-details="true"/>
                <table:data-pilot-member table:name="39366" table:display="true" table:show-details="true"/>
                <table:data-pilot-member table:name="39380" table:display="true" table:show-details="true"/>
                <table:data-pilot-member table:name="39387" table:display="true" table:show-details="true"/>
                <table:data-pilot-member table:name="39391" table:display="true" table:show-details="true"/>
                <table:data-pilot-member table:name="39394" table:display="true" table:show-details="true"/>
                <table:data-pilot-member table:name="39398" table:display="true" table:show-details="true"/>
                <table:data-pilot-member table:name="39423" table:display="true" table:show-details="true"/>
                <table:data-pilot-member table:name="39441" table:display="true" table:show-details="true"/>
                <table:data-pilot-member table:name="39442" table:display="true" table:show-details="true"/>
                <table:data-pilot-member table:name="39453" table:display="true" table:show-details="true"/>
                <table:data-pilot-member table:name="39469" table:display="true" table:show-details="true"/>
                <table:data-pilot-member table:name="39492" table:display="true" table:show-details="true"/>
                <table:data-pilot-member table:name="39499" table:display="true" table:show-details="true"/>
                <table:data-pilot-member table:name="39511" table:display="true" table:show-details="true"/>
                <table:data-pilot-member table:name="39522" table:display="true" table:show-details="true"/>
                <table:data-pilot-member table:name="39537" table:display="true" table:show-details="true"/>
                <table:data-pilot-member table:name="39538" table:display="true" table:show-details="true"/>
                <table:data-pilot-member table:name="39539" table:display="true" table:show-details="true"/>
                <table:data-pilot-member table:name="39550" table:display="true" table:show-details="true"/>
                <table:data-pilot-member table:name="39560" table:display="true" table:show-details="true"/>
                <table:data-pilot-member table:name="39580" table:display="true" table:show-details="true"/>
                <table:data-pilot-member table:name="39585" table:display="true" table:show-details="true"/>
                <table:data-pilot-member table:name="39600" table:display="true" table:show-details="true"/>
                <table:data-pilot-member table:name="39611" table:display="true" table:show-details="true"/>
                <table:data-pilot-member table:name="39617" table:display="true" table:show-details="true"/>
                <table:data-pilot-member table:name="39658" table:display="true" table:show-details="true"/>
                <table:data-pilot-member table:name="39668" table:display="true" table:show-details="true"/>
                <table:data-pilot-member table:name="39683" table:display="true" table:show-details="true"/>
                <table:data-pilot-member table:name="39690" table:display="true" table:show-details="true"/>
                <table:data-pilot-member table:name="39697" table:display="true" table:show-details="true"/>
                <table:data-pilot-member table:name="39704" table:display="true" table:show-details="true"/>
                <table:data-pilot-member table:name="39707" table:display="true" table:show-details="true"/>
                <table:data-pilot-member table:name="39712" table:display="true" table:show-details="true"/>
                <table:data-pilot-member table:name="39732" table:display="true" table:show-details="true"/>
                <table:data-pilot-member table:name="39738" table:display="true" table:show-details="true"/>
                <table:data-pilot-member table:name="39770" table:display="true" table:show-details="true"/>
                <table:data-pilot-member table:name="39781" table:display="true" table:show-details="true"/>
                <table:data-pilot-member table:name="39795" table:display="true" table:show-details="true"/>
                <table:data-pilot-member table:name="39797" table:display="true" table:show-details="true"/>
                <table:data-pilot-member table:name="39811" table:display="true" table:show-details="true"/>
                <table:data-pilot-member table:name="39815" table:display="true" table:show-details="true"/>
                <table:data-pilot-member table:name="39853" table:display="true" table:show-details="true"/>
                <table:data-pilot-member table:name="39864" table:display="true" table:show-details="true"/>
                <table:data-pilot-member table:name="39868" table:display="true" table:show-details="true"/>
                <table:data-pilot-member table:name="39870" table:display="true" table:show-details="true"/>
                <table:data-pilot-member table:name="39871" table:display="true" table:show-details="true"/>
                <table:data-pilot-member table:name="39874" table:display="true" table:show-details="true"/>
                <table:data-pilot-member table:name="39875" table:display="true" table:show-details="true"/>
                <table:data-pilot-member table:name="39885" table:display="true" table:show-details="true"/>
                <table:data-pilot-member table:name="39895" table:display="true" table:show-details="true"/>
                <table:data-pilot-member table:name="39898" table:display="true" table:show-details="true"/>
                <table:data-pilot-member table:name="39900" table:display="true" table:show-details="true"/>
                <table:data-pilot-member table:name="39921" table:display="true" table:show-details="true"/>
                <table:data-pilot-member table:name="39924" table:display="true" table:show-details="true"/>
                <table:data-pilot-member table:name="39929" table:display="true" table:show-details="true"/>
                <table:data-pilot-member table:name="39930" table:display="true" table:show-details="true"/>
                <table:data-pilot-member table:name="39931" table:display="true" table:show-details="true"/>
                <table:data-pilot-member table:name="39940" table:display="true" table:show-details="true"/>
                <table:data-pilot-member table:name="39943" table:display="true" table:show-details="true"/>
                <table:data-pilot-member table:name="39944" table:display="true" table:show-details="true"/>
                <table:data-pilot-member table:name="39948" table:display="true" table:show-details="true"/>
                <table:data-pilot-member table:name="39954" table:display="true" table:show-details="true"/>
                <table:data-pilot-member table:name="39973" table:display="true" table:show-details="true"/>
                <table:data-pilot-member table:name="39990" table:display="true" table:show-details="true"/>
                <table:data-pilot-member table:name="39994" table:display="true" table:show-details="true"/>
                <table:data-pilot-member table:name="39997" table:display="true" table:show-details="true"/>
                <table:data-pilot-member table:name="40007" table:display="true" table:show-details="true"/>
                <table:data-pilot-member table:name="40035" table:display="true" table:show-details="true"/>
                <table:data-pilot-member table:name="40039" table:display="true" table:show-details="true"/>
                <table:data-pilot-member table:name="40044" table:display="true" table:show-details="true"/>
                <table:data-pilot-member table:name="40048" table:display="true" table:show-details="true"/>
                <table:data-pilot-member table:name="40053" table:display="true" table:show-details="true"/>
                <table:data-pilot-member table:name="40058" table:display="true" table:show-details="true"/>
                <table:data-pilot-member table:name="40061" table:display="true" table:show-details="true"/>
                <table:data-pilot-member table:name="40070" table:display="true" table:show-details="true"/>
                <table:data-pilot-member table:name="40073" table:display="true" table:show-details="true"/>
                <table:data-pilot-member table:name="40087" table:display="true" table:show-details="true"/>
                <table:data-pilot-member table:name="40122" table:display="true" table:show-details="true"/>
                <table:data-pilot-member table:name="40125" table:display="true" table:show-details="true"/>
                <table:data-pilot-member table:name="40135" table:display="true" table:show-details="true"/>
                <table:data-pilot-member table:name="40136" table:display="true" table:show-details="true"/>
                <table:data-pilot-member table:name="40139" table:display="true" table:show-details="true"/>
                <table:data-pilot-member table:name="40145" table:display="true" table:show-details="true"/>
                <table:data-pilot-member table:name="40148" table:display="true" table:show-details="true"/>
                <table:data-pilot-member table:name="40152" table:display="true" table:show-details="true"/>
                <table:data-pilot-member table:name="40155" table:display="true" table:show-details="true"/>
                <table:data-pilot-member table:name="40157" table:display="true" table:show-details="true"/>
                <table:data-pilot-member table:name="40159" table:display="true" table:show-details="true"/>
                <table:data-pilot-member table:name="40160" table:display="true" table:show-details="true"/>
                <table:data-pilot-member table:name="40161" table:display="true" table:show-details="true"/>
                <table:data-pilot-member table:name="40165" table:display="true" table:show-details="true"/>
                <table:data-pilot-member table:name="40180" table:display="true" table:show-details="true"/>
                <table:data-pilot-member table:name="40182" table:display="true" table:show-details="true"/>
                <table:data-pilot-member table:name="40191" table:display="true" table:show-details="true"/>
                <table:data-pilot-member table:name="40199" table:display="true" table:show-details="true"/>
                <table:data-pilot-member table:name="40204" table:display="true" table:show-details="true"/>
                <table:data-pilot-member table:name="40222" table:display="true" table:show-details="true"/>
                <table:data-pilot-member table:name="40225" table:display="true" table:show-details="true"/>
                <table:data-pilot-member table:name="40238" table:display="true" table:show-details="true"/>
                <table:data-pilot-member table:name="40241" table:display="true" table:show-details="true"/>
                <table:data-pilot-member table:name="40242" table:display="true" table:show-details="true"/>
                <table:data-pilot-member table:name="40245" table:display="true" table:show-details="true"/>
                <table:data-pilot-member table:name="40272" table:display="true" table:show-details="true"/>
                <table:data-pilot-member table:name="40273" table:display="true" table:show-details="true"/>
                <table:data-pilot-member table:name="40274" table:display="true" table:show-details="true"/>
                <table:data-pilot-member table:name="40276" table:display="true" table:show-details="true"/>
                <table:data-pilot-member table:name="40281" table:display="true" table:show-details="true"/>
                <table:data-pilot-member table:name="40295" table:display="true" table:show-details="true"/>
                <table:data-pilot-member table:name="40296" table:display="true" table:show-details="true"/>
                <table:data-pilot-member table:name="40313" table:display="true" table:show-details="true"/>
                <table:data-pilot-member table:name="40328" table:display="true" table:show-details="true"/>
                <table:data-pilot-member table:name="40338" table:display="true" table:show-details="true"/>
                <table:data-pilot-member table:name="40343" table:display="true" table:show-details="true"/>
                <table:data-pilot-member table:name="40345" table:display="true" table:show-details="true"/>
                <table:data-pilot-member table:name="40346" table:display="true" table:show-details="true"/>
                <table:data-pilot-member table:name="40352" table:display="true" table:show-details="true"/>
                <table:data-pilot-member table:name="40359" table:display="true" table:show-details="true"/>
                <table:data-pilot-member table:name="40378" table:display="true" table:show-details="true"/>
                <table:data-pilot-member table:name="40387" table:display="true" table:show-details="true"/>
                <table:data-pilot-member table:name="40395" table:display="true" table:show-details="true"/>
                <table:data-pilot-member table:name="40396" table:display="true" table:show-details="true"/>
                <table:data-pilot-member table:name="40433" table:display="true" table:show-details="true"/>
                <table:data-pilot-member table:name="40458" table:display="true" table:show-details="true"/>
                <table:data-pilot-member table:name="40466" table:display="true" table:show-details="true"/>
                <table:data-pilot-member table:name="40473" table:display="true" table:show-details="true"/>
                <table:data-pilot-member table:name="40477" table:display="true" table:show-details="true"/>
                <table:data-pilot-member table:name="40478" table:display="true" table:show-details="true"/>
                <table:data-pilot-member table:name="40484" table:display="true" table:show-details="true"/>
                <table:data-pilot-member table:name="40491" table:display="true" table:show-details="true"/>
                <table:data-pilot-member table:name="40499" table:display="true" table:show-details="true"/>
                <table:data-pilot-member table:name="40510" table:display="true" table:show-details="true"/>
                <table:data-pilot-member table:name="40512" table:display="true" table:show-details="true"/>
                <table:data-pilot-member table:name="40513" table:display="true" table:show-details="true"/>
                <table:data-pilot-member table:name="40514" table:display="true" table:show-details="true"/>
                <table:data-pilot-member table:name="40515" table:display="true" table:show-details="true"/>
                <table:data-pilot-member table:name="40520" table:display="true" table:show-details="true"/>
                <table:data-pilot-member table:name="40526" table:display="true" table:show-details="true"/>
                <table:data-pilot-member table:name="40532" table:display="true" table:show-details="true"/>
                <table:data-pilot-member table:name="40535" table:display="true" table:show-details="true"/>
                <table:data-pilot-member table:name="40537" table:display="true" table:show-details="true"/>
                <table:data-pilot-member table:name="40538" table:display="true" table:show-details="true"/>
                <table:data-pilot-member table:name="40547" table:display="true" table:show-details="true"/>
                <table:data-pilot-member table:name="40580" table:display="true" table:show-details="true"/>
                <table:data-pilot-member table:name="40590" table:display="true" table:show-details="true"/>
                <table:data-pilot-member table:name="40604" table:display="true" table:show-details="true"/>
                <table:data-pilot-member table:name="40610" table:display="true" table:show-details="true"/>
                <table:data-pilot-member table:name="40612" table:display="true" table:show-details="true"/>
                <table:data-pilot-member table:name="40618" table:display="true" table:show-details="true"/>
                <table:data-pilot-member table:name="40625" table:display="true" table:show-details="true"/>
                <table:data-pilot-member table:name="40626" table:display="true" table:show-details="true"/>
                <table:data-pilot-member table:name="40647" table:display="true" table:show-details="true"/>
                <table:data-pilot-member table:name="40655" table:display="true" table:show-details="true"/>
                <table:data-pilot-member table:name="40656" table:display="true" table:show-details="true"/>
                <table:data-pilot-member table:name="40666" table:display="true" table:show-details="true"/>
                <table:data-pilot-member table:name="40673" table:display="true" table:show-details="true"/>
                <table:data-pilot-member table:name="40686" table:display="true" table:show-details="true"/>
                <table:data-pilot-member table:name="40700" table:display="true" table:show-details="true"/>
                <table:data-pilot-member table:name="40733" table:display="true" table:show-details="true"/>
                <table:data-pilot-member table:name="40743" table:display="true" table:show-details="true"/>
                <table:data-pilot-member table:name="40744" table:display="true" table:show-details="true"/>
                <table:data-pilot-member table:name="40746" table:display="true" table:show-details="true"/>
                <table:data-pilot-member table:name="40750" table:display="true" table:show-details="true"/>
                <table:data-pilot-member table:name="40752" table:display="true" table:show-details="true"/>
                <table:data-pilot-member table:name="40760" table:display="true" table:show-details="true"/>
                <table:data-pilot-member table:name="40765" table:display="true" table:show-details="true"/>
                <table:data-pilot-member table:name="40784" table:display="true" table:show-details="true"/>
                <table:data-pilot-member table:name="40785" table:display="true" table:show-details="true"/>
                <table:data-pilot-member table:name="40788" table:display="true" table:show-details="true"/>
                <table:data-pilot-member table:name="40790" table:display="true" table:show-details="true"/>
                <table:data-pilot-member table:name="40793" table:display="true" table:show-details="true"/>
                <table:data-pilot-member table:name="40811" table:display="true" table:show-details="true"/>
                <table:data-pilot-member table:name="40815" table:display="true" table:show-details="true"/>
                <table:data-pilot-member table:name="40823" table:display="true" table:show-details="true"/>
                <table:data-pilot-member table:name="40828" table:display="true" table:show-details="true"/>
                <table:data-pilot-member table:name="40830" table:display="true" table:show-details="true"/>
                <table:data-pilot-member table:name="40831" table:display="true" table:show-details="true"/>
                <table:data-pilot-member table:name="40836" table:display="true" table:show-details="true"/>
                <table:data-pilot-member table:name="40849" table:display="true" table:show-details="true"/>
                <table:data-pilot-member table:name="40862" table:display="true" table:show-details="true"/>
                <table:data-pilot-member table:name="40871" table:display="true" table:show-details="true"/>
                <table:data-pilot-member table:name="40878" table:display="true" table:show-details="true"/>
                <table:data-pilot-member table:name="40889" table:display="true" table:show-details="true"/>
                <table:data-pilot-member table:name="40895" table:display="true" table:show-details="true"/>
                <table:data-pilot-member table:name="40899" table:display="true" table:show-details="true"/>
                <table:data-pilot-member table:name="40903" table:display="true" table:show-details="true"/>
                <table:data-pilot-member table:name="40911" table:display="true" table:show-details="true"/>
                <table:data-pilot-member table:name="40914" table:display="true" table:show-details="true"/>
                <table:data-pilot-member table:name="40920" table:display="true" table:show-details="true"/>
                <table:data-pilot-member table:name="40936" table:display="true" table:show-details="true"/>
                <table:data-pilot-member table:name="40942" table:display="true" table:show-details="true"/>
                <table:data-pilot-member table:name="40947" table:display="true" table:show-details="true"/>
                <table:data-pilot-member table:name="40950" table:display="true" table:show-details="true"/>
                <table:data-pilot-member table:name="40953" table:display="true" table:show-details="true"/>
                <table:data-pilot-member table:name="40959" table:display="true" table:show-details="true"/>
                <table:data-pilot-member table:name="40981" table:display="true" table:show-details="true"/>
                <table:data-pilot-member table:name="40988" table:display="true" table:show-details="true"/>
                <table:data-pilot-member table:name="40998" table:display="true" table:show-details="true"/>
                <table:data-pilot-member table:name="41001" table:display="true" table:show-details="true"/>
                <table:data-pilot-member table:name="41007" table:display="true" table:show-details="true"/>
                <table:data-pilot-member table:name="41012" table:display="true" table:show-details="true"/>
                <table:data-pilot-member table:name="41014" table:display="true" table:show-details="true"/>
                <table:data-pilot-member table:name="41022" table:display="true" table:show-details="true"/>
                <table:data-pilot-member table:name="41025" table:display="true" table:show-details="true"/>
                <table:data-pilot-member table:name="41028" table:display="true" table:show-details="true"/>
                <table:data-pilot-member table:name="41050" table:display="true" table:show-details="true"/>
                <table:data-pilot-member table:name="41052" table:display="true" table:show-details="true"/>
                <table:data-pilot-member table:name="41054" table:display="true" table:show-details="true"/>
                <table:data-pilot-member table:name="41072" table:display="true" table:show-details="true"/>
                <table:data-pilot-member table:name="41077" table:display="true" table:show-details="true"/>
                <table:data-pilot-member table:name="41086" table:display="true" table:show-details="true"/>
                <table:data-pilot-member table:name="41091" table:display="true" table:show-details="true"/>
                <table:data-pilot-member table:name="41106" table:display="true" table:show-details="true"/>
                <table:data-pilot-member table:name="41128" table:display="true" table:show-details="true"/>
                <table:data-pilot-member table:name="41147" table:display="true" table:show-details="true"/>
                <table:data-pilot-member table:name="41154" table:display="true" table:show-details="true"/>
                <table:data-pilot-member table:name="41157" table:display="true" table:show-details="true"/>
                <table:data-pilot-member table:name="41160" table:display="true" table:show-details="true"/>
                <table:data-pilot-member table:name="41165" table:display="true" table:show-details="true"/>
                <table:data-pilot-member table:name="41174" table:display="true" table:show-details="true"/>
                <table:data-pilot-member table:name="41175" table:display="true" table:show-details="true"/>
                <table:data-pilot-member table:name="41184" table:display="true" table:show-details="true"/>
                <table:data-pilot-member table:name="41185" table:display="true" table:show-details="true"/>
                <table:data-pilot-member table:name="41186" table:display="true" table:show-details="true"/>
                <table:data-pilot-member table:name="41189" table:display="true" table:show-details="true"/>
                <table:data-pilot-member table:name="41193" table:display="true" table:show-details="true"/>
                <table:data-pilot-member table:name="41196" table:display="true" table:show-details="true"/>
                <table:data-pilot-member table:name="41204" table:display="true" table:show-details="true"/>
                <table:data-pilot-member table:name="41219" table:display="true" table:show-details="true"/>
                <table:data-pilot-member table:name="41223" table:display="true" table:show-details="true"/>
                <table:data-pilot-member table:name="41235" table:display="true" table:show-details="true"/>
                <table:data-pilot-member table:name="41236" table:display="true" table:show-details="true"/>
                <table:data-pilot-member table:name="41242" table:display="true" table:show-details="true"/>
                <table:data-pilot-member table:name="41243" table:display="true" table:show-details="true"/>
                <table:data-pilot-member table:name="41246" table:display="true" table:show-details="true"/>
                <table:data-pilot-member table:name="41250" table:display="true" table:show-details="true"/>
                <table:data-pilot-member table:name="41274" table:display="true" table:show-details="true"/>
                <table:data-pilot-member table:name="41283" table:display="true" table:show-details="true"/>
                <table:data-pilot-member table:name="41284" table:display="true" table:show-details="true"/>
                <table:data-pilot-member table:name="41288" table:display="true" table:show-details="true"/>
                <table:data-pilot-member table:name="41289" table:display="true" table:show-details="true"/>
                <table:data-pilot-member table:name="41292" table:display="true" table:show-details="true"/>
                <table:data-pilot-member table:name="41300" table:display="true" table:show-details="true"/>
                <table:data-pilot-member table:name="41325" table:display="true" table:show-details="true"/>
                <table:data-pilot-member table:name="41326" table:display="true" table:show-details="true"/>
                <table:data-pilot-member table:name="41331" table:display="true" table:show-details="true"/>
                <table:data-pilot-member table:name="41341" table:display="true" table:show-details="true"/>
                <table:data-pilot-member table:name="41345" table:display="true" table:show-details="true"/>
                <table:data-pilot-member table:name="41346" table:display="true" table:show-details="true"/>
                <table:data-pilot-member table:name="41347" table:display="true" table:show-details="true"/>
                <table:data-pilot-member table:name="41381" table:display="true" table:show-details="true"/>
                <table:data-pilot-member table:name="41425" table:display="true" table:show-details="true"/>
                <table:data-pilot-member table:name="41426" table:display="true" table:show-details="true"/>
                <table:data-pilot-member table:name="41439" table:display="true" table:show-details="true"/>
                <table:data-pilot-member table:name="41447" table:display="true" table:show-details="true"/>
                <table:data-pilot-member table:name="41448" table:display="true" table:show-details="true"/>
                <table:data-pilot-member table:name="41466" table:display="true" table:show-details="true"/>
                <table:data-pilot-member table:name="41470" table:display="true" table:show-details="true"/>
                <table:data-pilot-member table:name="41477" table:display="true" table:show-details="true"/>
                <table:data-pilot-member table:name="41479" table:display="true" table:show-details="true"/>
                <table:data-pilot-member table:name="41480" table:display="true" table:show-details="true"/>
                <table:data-pilot-member table:name="41482" table:display="true" table:show-details="true"/>
                <table:data-pilot-member table:name="41491" table:display="true" table:show-details="true"/>
                <table:data-pilot-member table:name="41496" table:display="true" table:show-details="true"/>
                <table:data-pilot-member table:name="41510" table:display="true" table:show-details="true"/>
                <table:data-pilot-member table:name="41521" table:display="true" table:show-details="true"/>
                <table:data-pilot-member table:name="41533" table:display="true" table:show-details="true"/>
                <table:data-pilot-member table:name="41537" table:display="true" table:show-details="true"/>
                <table:data-pilot-member table:name="41539" table:display="true" table:show-details="true"/>
                <table:data-pilot-member table:name="41563" table:display="true" table:show-details="true"/>
                <table:data-pilot-member table:name="41572" table:display="true" table:show-details="true"/>
                <table:data-pilot-member table:name="41575" table:display="true" table:show-details="true"/>
                <table:data-pilot-member table:name="41590" table:display="true" table:show-details="true"/>
                <table:data-pilot-member table:name="41600" table:display="true" table:show-details="true"/>
                <table:data-pilot-member table:name="41615" table:display="true" table:show-details="true"/>
                <table:data-pilot-member table:name="41622" table:display="true" table:show-details="true"/>
                <table:data-pilot-member table:name="41625" table:display="true" table:show-details="true"/>
                <table:data-pilot-member table:name="41646" table:display="true" table:show-details="true"/>
                <table:data-pilot-member table:name="41662" table:display="true" table:show-details="true"/>
                <table:data-pilot-member table:name="41682" table:display="true" table:show-details="true"/>
                <table:data-pilot-member table:name="41689" table:display="true" table:show-details="true"/>
                <table:data-pilot-member table:name="41695" table:display="true" table:show-details="true"/>
                <table:data-pilot-member table:name="41699" table:display="true" table:show-details="true"/>
                <table:data-pilot-member table:name="41700" table:display="true" table:show-details="true"/>
                <table:data-pilot-member table:name="41705" table:display="true" table:show-details="true"/>
                <table:data-pilot-member table:name="41708" table:display="true" table:show-details="true"/>
                <table:data-pilot-member table:name="41717" table:display="true" table:show-details="true"/>
                <table:data-pilot-member table:name="41718" table:display="true" table:show-details="true"/>
                <table:data-pilot-member table:name="41733" table:display="true" table:show-details="true"/>
                <table:data-pilot-member table:name="41735" table:display="true" table:show-details="true"/>
                <table:data-pilot-member table:name="41738" table:display="true" table:show-details="true"/>
                <table:data-pilot-member table:name="41749" table:display="true" table:show-details="true"/>
                <table:data-pilot-member table:name="41751" table:display="true" table:show-details="true"/>
                <table:data-pilot-member table:name="41762" table:display="true" table:show-details="true"/>
                <table:data-pilot-member table:name="41763" table:display="true" table:show-details="true"/>
                <table:data-pilot-member table:name="41766" table:display="true" table:show-details="true"/>
                <table:data-pilot-member table:name="41774" table:display="true" table:show-details="true"/>
                <table:data-pilot-member table:name="41776" table:display="true" table:show-details="true"/>
                <table:data-pilot-member table:name="41777" table:display="true" table:show-details="true"/>
                <table:data-pilot-member table:name="41779" table:display="true" table:show-details="true"/>
                <table:data-pilot-member table:name="41780" table:display="true" table:show-details="true"/>
                <table:data-pilot-member table:name="41783" table:display="true" table:show-details="true"/>
                <table:data-pilot-member table:name="41859" table:display="true" table:show-details="true"/>
                <table:data-pilot-member table:name="41862" table:display="true" table:show-details="true"/>
                <table:data-pilot-member table:name="41871" table:display="true" table:show-details="true"/>
                <table:data-pilot-member table:name="41879" table:display="true" table:show-details="true"/>
                <table:data-pilot-member table:name="41882" table:display="true" table:show-details="true"/>
                <table:data-pilot-member table:name="41886" table:display="true" table:show-details="true"/>
                <table:data-pilot-member table:name="41887" table:display="true" table:show-details="true"/>
                <table:data-pilot-member table:name="41889" table:display="true" table:show-details="true"/>
                <table:data-pilot-member table:name="41892" table:display="true" table:show-details="true"/>
                <table:data-pilot-member table:name="41924" table:display="true" table:show-details="true"/>
                <table:data-pilot-member table:name="41935" table:display="true" table:show-details="true"/>
                <table:data-pilot-member table:name="41937" table:display="true" table:show-details="true"/>
                <table:data-pilot-member table:name="41953" table:display="true" table:show-details="true"/>
                <table:data-pilot-member table:name="41958" table:display="true" table:show-details="true"/>
                <table:data-pilot-member table:name="41960" table:display="true" table:show-details="true"/>
                <table:data-pilot-member table:name="41969" table:display="true" table:show-details="true"/>
                <table:data-pilot-member table:name="41970" table:display="true" table:show-details="true"/>
                <table:data-pilot-member table:name="41991" table:display="true" table:show-details="true"/>
                <table:data-pilot-member table:name="41998" table:display="true" table:show-details="true"/>
                <table:data-pilot-member table:name="42006" table:display="true" table:show-details="true"/>
                <table:data-pilot-member table:name="42007" table:display="true" table:show-details="true"/>
                <table:data-pilot-member table:name="42019" table:display="true" table:show-details="true"/>
                <table:data-pilot-member table:name="42025" table:display="true" table:show-details="true"/>
                <table:data-pilot-member table:name="42034" table:display="true" table:show-details="true"/>
                <table:data-pilot-member table:name="42044" table:display="true" table:show-details="true"/>
                <table:data-pilot-member table:name="42056" table:display="true" table:show-details="true"/>
                <table:data-pilot-member table:name="42060" table:display="true" table:show-details="true"/>
                <table:data-pilot-member table:name="42070" table:display="true" table:show-details="true"/>
                <table:data-pilot-member table:name="42079" table:display="true" table:show-details="true"/>
                <table:data-pilot-member table:name="42084" table:display="true" table:show-details="true"/>
                <table:data-pilot-member table:name="42089" table:display="true" table:show-details="true"/>
                <table:data-pilot-member table:name="42090" table:display="true" table:show-details="true"/>
                <table:data-pilot-member table:name="42094" table:display="true" table:show-details="true"/>
                <table:data-pilot-member table:name="42098" table:display="true" table:show-details="true"/>
                <table:data-pilot-member table:name="42116" table:display="true" table:show-details="true"/>
                <table:data-pilot-member table:name="42123" table:display="true" table:show-details="true"/>
                <table:data-pilot-member table:name="42126" table:display="true" table:show-details="true"/>
                <table:data-pilot-member table:name="42137" table:display="true" table:show-details="true"/>
                <table:data-pilot-member table:name="42143" table:display="true" table:show-details="true"/>
                <table:data-pilot-member table:name="42144" table:display="true" table:show-details="true"/>
                <table:data-pilot-member table:name="42153" table:display="true" table:show-details="true"/>
                <table:data-pilot-member table:name="42156" table:display="true" table:show-details="true"/>
                <table:data-pilot-member table:name="42179" table:display="true" table:show-details="true"/>
                <table:data-pilot-member table:name="42184" table:display="true" table:show-details="true"/>
                <table:data-pilot-member table:name="42189" table:display="true" table:show-details="true"/>
                <table:data-pilot-member table:name="42208" table:display="true" table:show-details="true"/>
                <table:data-pilot-member table:name="42216" table:display="true" table:show-details="true"/>
                <table:data-pilot-member table:name="42229" table:display="true" table:show-details="true"/>
                <table:data-pilot-member table:name="42240" table:display="true" table:show-details="true"/>
                <table:data-pilot-member table:name="42264" table:display="true" table:show-details="true"/>
                <table:data-pilot-member table:name="42267" table:display="true" table:show-details="true"/>
                <table:data-pilot-member table:name="42277" table:display="true" table:show-details="true"/>
                <table:data-pilot-member table:name="42293" table:display="true" table:show-details="true"/>
                <table:data-pilot-member table:name="42302" table:display="true" table:show-details="true"/>
                <table:data-pilot-member table:name="42307" table:display="true" table:show-details="true"/>
                <table:data-pilot-member table:name="42312" table:display="true" table:show-details="true"/>
                <table:data-pilot-member table:name="42315" table:display="true" table:show-details="true"/>
                <table:data-pilot-member table:name="42320" table:display="true" table:show-details="true"/>
                <table:data-pilot-member table:name="42323" table:display="true" table:show-details="true"/>
                <table:data-pilot-member table:name="42326" table:display="true" table:show-details="true"/>
                <table:data-pilot-member table:name="42337" table:display="true" table:show-details="true"/>
                <table:data-pilot-member table:name="42341" table:display="true" table:show-details="true"/>
                <table:data-pilot-member table:name="42375" table:display="true" table:show-details="true"/>
                <table:data-pilot-member table:name="42397" table:display="true" table:show-details="true"/>
                <table:data-pilot-member table:name="42400" table:display="true" table:show-details="true"/>
                <table:data-pilot-member table:name="42403" table:display="true" table:show-details="true"/>
                <table:data-pilot-member table:name="42409" table:display="true" table:show-details="true"/>
                <table:data-pilot-member table:name="42411" table:display="true" table:show-details="true"/>
                <table:data-pilot-member table:name="42412" table:display="true" table:show-details="true"/>
                <table:data-pilot-member table:name="42419" table:display="true" table:show-details="true"/>
                <table:data-pilot-member table:name="42437" table:display="true" table:show-details="true"/>
                <table:data-pilot-member table:name="42452" table:display="true" table:show-details="true"/>
                <table:data-pilot-member table:name="42464" table:display="true" table:show-details="true"/>
                <table:data-pilot-member table:name="42466" table:display="true" table:show-details="true"/>
                <table:data-pilot-member table:name="42468" table:display="true" table:show-details="true"/>
                <table:data-pilot-member table:name="42474" table:display="true" table:show-details="true"/>
                <table:data-pilot-member table:name="42477" table:display="true" table:show-details="true"/>
                <table:data-pilot-member table:name="42483" table:display="true" table:show-details="true"/>
                <table:data-pilot-member table:name="42495" table:display="true" table:show-details="true"/>
                <table:data-pilot-member table:name="42496" table:display="true" table:show-details="true"/>
                <table:data-pilot-member table:name="42506" table:display="true" table:show-details="true"/>
                <table:data-pilot-member table:name="42507" table:display="true" table:show-details="true"/>
                <table:data-pilot-member table:name="42513" table:display="true" table:show-details="true"/>
                <table:data-pilot-member table:name="42518" table:display="true" table:show-details="true"/>
                <table:data-pilot-member table:name="42520" table:display="true" table:show-details="true"/>
                <table:data-pilot-member table:name="42521" table:display="true" table:show-details="true"/>
                <table:data-pilot-member table:name="42525" table:display="true" table:show-details="true"/>
                <table:data-pilot-member table:name="42529" table:display="true" table:show-details="true"/>
                <table:data-pilot-member table:name="42532" table:display="true" table:show-details="true"/>
                <table:data-pilot-member table:name="42534" table:display="true" table:show-details="true"/>
                <table:data-pilot-member table:name="42542" table:display="true" table:show-details="true"/>
                <table:data-pilot-member table:name="42550" table:display="true" table:show-details="true"/>
                <table:data-pilot-member table:name="42558" table:display="true" table:show-details="true"/>
                <table:data-pilot-member table:name="42566" table:display="true" table:show-details="true"/>
                <table:data-pilot-member table:name="42587" table:display="true" table:show-details="true"/>
                <table:data-pilot-member table:name="42589" table:display="true" table:show-details="true"/>
                <table:data-pilot-member table:name="42597" table:display="true" table:show-details="true"/>
                <table:data-pilot-member table:name="42598" table:display="true" table:show-details="true"/>
                <table:data-pilot-member table:name="42600" table:display="true" table:show-details="true"/>
                <table:data-pilot-member table:name="42601" table:display="true" table:show-details="true"/>
                <table:data-pilot-member table:name="42605" table:display="true" table:show-details="true"/>
                <table:data-pilot-member table:name="42627" table:display="true" table:show-details="true"/>
                <table:data-pilot-member table:name="42634" table:display="true" table:show-details="true"/>
                <table:data-pilot-member table:name="42636" table:display="true" table:show-details="true"/>
                <table:data-pilot-member table:name="42641" table:display="true" table:show-details="true"/>
                <table:data-pilot-member table:name="42653" table:display="true" table:show-details="true"/>
                <table:data-pilot-member table:name="42656" table:display="true" table:show-details="true"/>
                <table:data-pilot-member table:name="42659" table:display="true" table:show-details="true"/>
                <table:data-pilot-member table:name="42670" table:display="true" table:show-details="true"/>
                <table:data-pilot-member table:name="42673" table:display="true" table:show-details="true"/>
                <table:data-pilot-member table:name="42679" table:display="true" table:show-details="true"/>
                <table:data-pilot-member table:name="42682" table:display="true" table:show-details="true"/>
                <table:data-pilot-member table:name="42686" table:display="true" table:show-details="true"/>
                <table:data-pilot-member table:name="42692" table:display="true" table:show-details="true"/>
                <table:data-pilot-member table:name="42693" table:display="true" table:show-details="true"/>
                <table:data-pilot-member table:name="42710" table:display="true" table:show-details="true"/>
                <table:data-pilot-member table:name="42734" table:display="true" table:show-details="true"/>
                <table:data-pilot-member table:name="42735" table:display="true" table:show-details="true"/>
                <table:data-pilot-member table:name="42756" table:display="true" table:show-details="true"/>
                <table:data-pilot-member table:name="42775" table:display="true" table:show-details="true"/>
                <table:data-pilot-member table:name="42782" table:display="true" table:show-details="true"/>
                <table:data-pilot-member table:name="42786" table:display="true" table:show-details="true"/>
                <table:data-pilot-member table:name="42787" table:display="true" table:show-details="true"/>
                <table:data-pilot-member table:name="42805" table:display="true" table:show-details="true"/>
                <table:data-pilot-member table:name="42813" table:display="true" table:show-details="true"/>
                <table:data-pilot-member table:name="42814" table:display="true" table:show-details="true"/>
                <table:data-pilot-member table:name="42824" table:display="true" table:show-details="true"/>
                <table:data-pilot-member table:name="42825" table:display="true" table:show-details="true"/>
                <table:data-pilot-member table:name="42830" table:display="true" table:show-details="true"/>
                <table:data-pilot-member table:name="42845" table:display="true" table:show-details="true"/>
                <table:data-pilot-member table:name="42846" table:display="true" table:show-details="true"/>
                <table:data-pilot-member table:name="42852" table:display="true" table:show-details="true"/>
                <table:data-pilot-member table:name="42873" table:display="true" table:show-details="true"/>
                <table:data-pilot-member table:name="42874" table:display="true" table:show-details="true"/>
                <table:data-pilot-member table:name="42882" table:display="true" table:show-details="true"/>
                <table:data-pilot-member table:name="42883" table:display="true" table:show-details="true"/>
                <table:data-pilot-member table:name="42903" table:display="true" table:show-details="true"/>
                <table:data-pilot-member table:name="42905" table:display="true" table:show-details="true"/>
                <table:data-pilot-member table:name="42908" table:display="true" table:show-details="true"/>
                <table:data-pilot-member table:name="42933" table:display="true" table:show-details="true"/>
                <table:data-pilot-member table:name="42934" table:display="true" table:show-details="true"/>
                <table:data-pilot-member table:name="42940" table:display="true" table:show-details="true"/>
                <table:data-pilot-member table:name="42964" table:display="true" table:show-details="true"/>
                <table:data-pilot-member table:name="42969" table:display="true" table:show-details="true"/>
                <table:data-pilot-member table:name="42990" table:display="true" table:show-details="true"/>
                <table:data-pilot-member table:name="43011" table:display="true" table:show-details="true"/>
                <table:data-pilot-member table:name="43016" table:display="true" table:show-details="true"/>
                <table:data-pilot-member table:name="43019" table:display="true" table:show-details="true"/>
                <table:data-pilot-member table:name="43039" table:display="true" table:show-details="true"/>
                <table:data-pilot-member table:name="43050" table:display="true" table:show-details="true"/>
                <table:data-pilot-member table:name="43060" table:display="true" table:show-details="true"/>
                <table:data-pilot-member table:name="43064" table:display="true" table:show-details="true"/>
                <table:data-pilot-member table:name="43074" table:display="true" table:show-details="true"/>
                <table:data-pilot-member table:name="43081" table:display="true" table:show-details="true"/>
                <table:data-pilot-member table:name="43085" table:display="true" table:show-details="true"/>
                <table:data-pilot-member table:name="43088" table:display="true" table:show-details="true"/>
                <table:data-pilot-member table:name="43096" table:display="true" table:show-details="true"/>
                <table:data-pilot-member table:name="43100" table:display="true" table:show-details="true"/>
                <table:data-pilot-member table:name="43104" table:display="true" table:show-details="true"/>
                <table:data-pilot-member table:name="43114" table:display="true" table:show-details="true"/>
                <table:data-pilot-member table:name="43134" table:display="true" table:show-details="true"/>
                <table:data-pilot-member table:name="43138" table:display="true" table:show-details="true"/>
                <table:data-pilot-member table:name="43146" table:display="true" table:show-details="true"/>
                <table:data-pilot-member table:name="43161" table:display="true" table:show-details="true"/>
                <table:data-pilot-member table:name="43163" table:display="true" table:show-details="true"/>
                <table:data-pilot-member table:name="43177" table:display="true" table:show-details="true"/>
                <table:data-pilot-member table:name="43188" table:display="true" table:show-details="true"/>
                <table:data-pilot-member table:name="43191" table:display="true" table:show-details="true"/>
                <table:data-pilot-member table:name="43197" table:display="true" table:show-details="true"/>
                <table:data-pilot-member table:name="43198" table:display="true" table:show-details="true"/>
                <table:data-pilot-member table:name="43213" table:display="true" table:show-details="true"/>
                <table:data-pilot-member table:name="43214" table:display="true" table:show-details="true"/>
                <table:data-pilot-member table:name="43228" table:display="true" table:show-details="true"/>
                <table:data-pilot-member table:name="43230" table:display="true" table:show-details="true"/>
                <table:data-pilot-member table:name="43235" table:display="true" table:show-details="true"/>
                <table:data-pilot-member table:name="43236" table:display="true" table:show-details="true"/>
                <table:data-pilot-member table:name="43244" table:display="true" table:show-details="true"/>
                <table:data-pilot-member table:name="43245" table:display="true" table:show-details="true"/>
                <table:data-pilot-member table:name="43247" table:display="true" table:show-details="true"/>
                <table:data-pilot-member table:name="43250" table:display="true" table:show-details="true"/>
                <table:data-pilot-member table:name="43252" table:display="true" table:show-details="true"/>
                <table:data-pilot-member table:name="43278" table:display="true" table:show-details="true"/>
                <table:data-pilot-member table:name="43287" table:display="true" table:show-details="true"/>
                <table:data-pilot-member table:name="43310" table:display="true" table:show-details="true"/>
                <table:data-pilot-member table:name="43328" table:display="true" table:show-details="true"/>
                <table:data-pilot-member table:name="43335" table:display="true" table:show-details="true"/>
                <table:data-pilot-member table:name="43340" table:display="true" table:show-details="true"/>
                <table:data-pilot-member table:name="43345" table:display="true" table:show-details="true"/>
                <table:data-pilot-member table:name="43352" table:display="true" table:show-details="true"/>
                <table:data-pilot-member table:name="43354" table:display="true" table:show-details="true"/>
                <table:data-pilot-member table:name="43403" table:display="true" table:show-details="true"/>
                <table:data-pilot-member table:name="43412" table:display="true" table:show-details="true"/>
                <table:data-pilot-member table:name="43425" table:display="true" table:show-details="true"/>
                <table:data-pilot-member table:name="43432" table:display="true" table:show-details="true"/>
                <table:data-pilot-member table:name="43440" table:display="true" table:show-details="true"/>
                <table:data-pilot-member table:name="43457" table:display="true" table:show-details="true"/>
                <table:data-pilot-member table:name="43464" table:display="true" table:show-details="true"/>
                <table:data-pilot-member table:name="43471" table:display="true" table:show-details="true"/>
                <table:data-pilot-member table:name="43476" table:display="true" table:show-details="true"/>
                <table:data-pilot-member table:name="43486" table:display="true" table:show-details="true"/>
                <table:data-pilot-member table:name="43491" table:display="true" table:show-details="true"/>
                <table:data-pilot-member table:name="43496" table:display="true" table:show-details="true"/>
                <table:data-pilot-member table:name="43516" table:display="true" table:show-details="true"/>
                <table:data-pilot-member table:name="43522" table:display="true" table:show-details="true"/>
                <table:data-pilot-member table:name="43526" table:display="true" table:show-details="true"/>
                <table:data-pilot-member table:name="43537" table:display="true" table:show-details="true"/>
                <table:data-pilot-member table:name="43540" table:display="true" table:show-details="true"/>
                <table:data-pilot-member table:name="43544" table:display="true" table:show-details="true"/>
                <table:data-pilot-member table:name="43563" table:display="true" table:show-details="true"/>
                <table:data-pilot-member table:name="43566" table:display="true" table:show-details="true"/>
                <table:data-pilot-member table:name="43568" table:display="true" table:show-details="true"/>
                <table:data-pilot-member table:name="43585" table:display="true" table:show-details="true"/>
                <table:data-pilot-member table:name="43592" table:display="true" table:show-details="true"/>
                <table:data-pilot-member table:name="43594" table:display="true" table:show-details="true"/>
                <table:data-pilot-member table:name="43599" table:display="true" table:show-details="true"/>
                <table:data-pilot-member table:name="43601" table:display="true" table:show-details="true"/>
                <table:data-pilot-member table:name="43617" table:display="true" table:show-details="true"/>
                <table:data-pilot-member table:name="43618" table:display="true" table:show-details="true"/>
                <table:data-pilot-member table:name="43619" table:display="true" table:show-details="true"/>
                <table:data-pilot-member table:name="43623" table:display="true" table:show-details="true"/>
                <table:data-pilot-member table:name="43636" table:display="true" table:show-details="true"/>
                <table:data-pilot-member table:name="43647" table:display="true" table:show-details="true"/>
                <table:data-pilot-member table:name="43654" table:display="true" table:show-details="true"/>
                <table:data-pilot-member table:name="43656" table:display="true" table:show-details="true"/>
                <table:data-pilot-member table:name="43660" table:display="true" table:show-details="true"/>
                <table:data-pilot-member table:name="43662" table:display="true" table:show-details="true"/>
                <table:data-pilot-member table:name="43665" table:display="true" table:show-details="true"/>
                <table:data-pilot-member table:name="43678" table:display="true" table:show-details="true"/>
                <table:data-pilot-member table:name="43682" table:display="true" table:show-details="true"/>
                <table:data-pilot-member table:name="43686" table:display="true" table:show-details="true"/>
                <table:data-pilot-member table:name="43700" table:display="true" table:show-details="true"/>
                <table:data-pilot-member table:name="43702" table:display="true" table:show-details="true"/>
                <table:data-pilot-member table:name="43706" table:display="true" table:show-details="true"/>
                <table:data-pilot-member table:name="43715" table:display="true" table:show-details="true"/>
                <table:data-pilot-member table:name="43722" table:display="true" table:show-details="true"/>
                <table:data-pilot-member table:name="43740" table:display="true" table:show-details="true"/>
                <table:data-pilot-member table:name="43744" table:display="true" table:show-details="true"/>
                <table:data-pilot-member table:name="43762" table:display="true" table:show-details="true"/>
                <table:data-pilot-member table:name="43766" table:display="true" table:show-details="true"/>
                <table:data-pilot-member table:name="43768" table:display="true" table:show-details="true"/>
                <table:data-pilot-member table:name="43785" table:display="true" table:show-details="true"/>
                <table:data-pilot-member table:name="43807" table:display="true" table:show-details="true"/>
                <table:data-pilot-member table:name="43822" table:display="true" table:show-details="true"/>
                <table:data-pilot-member table:name="43838" table:display="true" table:show-details="true"/>
                <table:data-pilot-member table:name="43843" table:display="true" table:show-details="true"/>
                <table:data-pilot-member table:name="43855" table:display="true" table:show-details="true"/>
                <table:data-pilot-member table:name="43885" table:display="true" table:show-details="true"/>
                <table:data-pilot-member table:name="43889" table:display="true" table:show-details="true"/>
                <table:data-pilot-member table:name="43893" table:display="true" table:show-details="true"/>
                <table:data-pilot-member table:name="43912" table:display="true" table:show-details="true"/>
                <table:data-pilot-member table:name="43914" table:display="true" table:show-details="true"/>
                <table:data-pilot-member table:name="43937" table:display="true" table:show-details="true"/>
                <table:data-pilot-member table:name="43945" table:display="true" table:show-details="true"/>
                <table:data-pilot-member table:name="43949" table:display="true" table:show-details="true"/>
                <table:data-pilot-member table:name="43955" table:display="true" table:show-details="true"/>
                <table:data-pilot-member table:name="43957" table:display="true" table:show-details="true"/>
                <table:data-pilot-member table:name="43969" table:display="true" table:show-details="true"/>
                <table:data-pilot-member table:name="43983" table:display="true" table:show-details="true"/>
                <table:data-pilot-member table:name="43995" table:display="true" table:show-details="true"/>
                <table:data-pilot-member table:name="44018" table:display="true" table:show-details="true"/>
                <table:data-pilot-member table:name="44020" table:display="true" table:show-details="true"/>
                <table:data-pilot-member table:name="44032" table:display="true" table:show-details="true"/>
                <table:data-pilot-member table:name="44044" table:display="true" table:show-details="true"/>
                <table:data-pilot-member table:name="44049" table:display="true" table:show-details="true"/>
                <table:data-pilot-member table:name="44050" table:display="true" table:show-details="true"/>
                <table:data-pilot-member table:name="44065" table:display="true" table:show-details="true"/>
                <table:data-pilot-member table:name="44073" table:display="true" table:show-details="true"/>
                <table:data-pilot-member table:name="44075" table:display="true" table:show-details="true"/>
                <table:data-pilot-member table:name="44084" table:display="true" table:show-details="true"/>
                <table:data-pilot-member table:name="44091" table:display="true" table:show-details="true"/>
                <table:data-pilot-member table:name="44094" table:display="true" table:show-details="true"/>
                <table:data-pilot-member table:name="44107" table:display="true" table:show-details="true"/>
                <table:data-pilot-member table:name="44138" table:display="true" table:show-details="true"/>
                <table:data-pilot-member table:name="44152" table:display="true" table:show-details="true"/>
                <table:data-pilot-member table:name="44159" table:display="true" table:show-details="true"/>
                <table:data-pilot-member table:name="44162" table:display="true" table:show-details="true"/>
                <table:data-pilot-member table:name="44179" table:display="true" table:show-details="true"/>
                <table:data-pilot-member table:name="44183" table:display="true" table:show-details="true"/>
                <table:data-pilot-member table:name="44201" table:display="true" table:show-details="true"/>
                <table:data-pilot-member table:name="44228" table:display="true" table:show-details="true"/>
                <table:data-pilot-member table:name="44232" table:display="true" table:show-details="true"/>
                <table:data-pilot-member table:name="44235" table:display="true" table:show-details="true"/>
                <table:data-pilot-member table:name="44252" table:display="true" table:show-details="true"/>
                <table:data-pilot-member table:name="44262" table:display="true" table:show-details="true"/>
                <table:data-pilot-member table:name="44271" table:display="true" table:show-details="true"/>
                <table:data-pilot-member table:name="44291" table:display="true" table:show-details="true"/>
                <table:data-pilot-member table:name="44294" table:display="true" table:show-details="true"/>
                <table:data-pilot-member table:name="44304" table:display="true" table:show-details="true"/>
                <table:data-pilot-member table:name="44308" table:display="true" table:show-details="true"/>
                <table:data-pilot-member table:name="44315" table:display="true" table:show-details="true"/>
                <table:data-pilot-member table:name="44318" table:display="true" table:show-details="true"/>
                <table:data-pilot-member table:name="44319" table:display="true" table:show-details="true"/>
                <table:data-pilot-member table:name="44323" table:display="true" table:show-details="true"/>
                <table:data-pilot-member table:name="44341" table:display="true" table:show-details="true"/>
                <table:data-pilot-member table:name="44343" table:display="true" table:show-details="true"/>
                <table:data-pilot-member table:name="44369" table:display="true" table:show-details="true"/>
                <table:data-pilot-member table:name="44379" table:display="true" table:show-details="true"/>
                <table:data-pilot-member table:name="44380" table:display="true" table:show-details="true"/>
                <table:data-pilot-member table:name="44394" table:display="true" table:show-details="true"/>
                <table:data-pilot-member table:name="44395" table:display="true" table:show-details="true"/>
                <table:data-pilot-member table:name="44404" table:display="true" table:show-details="true"/>
                <table:data-pilot-member table:name="44412" table:display="true" table:show-details="true"/>
                <table:data-pilot-member table:name="44417" table:display="true" table:show-details="true"/>
                <table:data-pilot-member table:name="44425" table:display="true" table:show-details="true"/>
                <table:data-pilot-member table:name="44432" table:display="true" table:show-details="true"/>
                <table:data-pilot-member table:name="44435" table:display="true" table:show-details="true"/>
                <table:data-pilot-member table:name="44452" table:display="true" table:show-details="true"/>
                <table:data-pilot-member table:name="44461" table:display="true" table:show-details="true"/>
                <table:data-pilot-member table:name="44463" table:display="true" table:show-details="true"/>
                <table:data-pilot-member table:name="44471" table:display="true" table:show-details="true"/>
                <table:data-pilot-member table:name="44489" table:display="true" table:show-details="true"/>
                <table:data-pilot-member table:name="44490" table:display="true" table:show-details="true"/>
                <table:data-pilot-member table:name="44507" table:display="true" table:show-details="true"/>
                <table:data-pilot-member table:name="44513" table:display="true" table:show-details="true"/>
                <table:data-pilot-member table:name="44516" table:display="true" table:show-details="true"/>
                <table:data-pilot-member table:name="44517" table:display="true" table:show-details="true"/>
                <table:data-pilot-member table:name="44523" table:display="true" table:show-details="true"/>
                <table:data-pilot-member table:name="44534" table:display="true" table:show-details="true"/>
                <table:data-pilot-member table:name="44546" table:display="true" table:show-details="true"/>
                <table:data-pilot-member table:name="44550" table:display="true" table:show-details="true"/>
                <table:data-pilot-member table:name="44561" table:display="true" table:show-details="true"/>
                <table:data-pilot-member table:name="44565" table:display="true" table:show-details="true"/>
                <table:data-pilot-member table:name="44573" table:display="true" table:show-details="true"/>
                <table:data-pilot-member table:name="44574" table:display="true" table:show-details="true"/>
                <table:data-pilot-member table:name="44581" table:display="true" table:show-details="true"/>
                <table:data-pilot-member table:name="44589" table:display="true" table:show-details="true"/>
                <table:data-pilot-member table:name="44596" table:display="true" table:show-details="true"/>
                <table:data-pilot-member table:name="44611" table:display="true" table:show-details="true"/>
                <table:data-pilot-member table:name="44628" table:display="true" table:show-details="true"/>
                <table:data-pilot-member table:name="44645" table:display="true" table:show-details="true"/>
                <table:data-pilot-member table:name="44654" table:display="true" table:show-details="true"/>
                <table:data-pilot-member table:name="44666" table:display="true" table:show-details="true"/>
                <table:data-pilot-member table:name="44672" table:display="true" table:show-details="true"/>
                <table:data-pilot-member table:name="44674" table:display="true" table:show-details="true"/>
                <table:data-pilot-member table:name="44675" table:display="true" table:show-details="true"/>
                <table:data-pilot-member table:name="44680" table:display="true" table:show-details="true"/>
                <table:data-pilot-member table:name="44682" table:display="true" table:show-details="true"/>
                <table:data-pilot-member table:name="44687" table:display="true" table:show-details="true"/>
                <table:data-pilot-member table:name="44693" table:display="true" table:show-details="true"/>
                <table:data-pilot-member table:name="44694" table:display="true" table:show-details="true"/>
                <table:data-pilot-member table:name="44695" table:display="true" table:show-details="true"/>
                <table:data-pilot-member table:name="44699" table:display="true" table:show-details="true"/>
                <table:data-pilot-member table:name="44728" table:display="true" table:show-details="true"/>
                <table:data-pilot-member table:name="44733" table:display="true" table:show-details="true"/>
                <table:data-pilot-member table:name="44736" table:display="true" table:show-details="true"/>
                <table:data-pilot-member table:name="44755" table:display="true" table:show-details="true"/>
                <table:data-pilot-member table:name="44757" table:display="true" table:show-details="true"/>
                <table:data-pilot-member table:name="44758" table:display="true" table:show-details="true"/>
                <table:data-pilot-member table:name="44763" table:display="true" table:show-details="true"/>
                <table:data-pilot-member table:name="44773" table:display="true" table:show-details="true"/>
                <table:data-pilot-member table:name="44794" table:display="true" table:show-details="true"/>
                <table:data-pilot-member table:name="44797" table:display="true" table:show-details="true"/>
                <table:data-pilot-member table:name="44798" table:display="true" table:show-details="true"/>
                <table:data-pilot-member table:name="44821" table:display="true" table:show-details="true"/>
                <table:data-pilot-member table:name="44824" table:display="true" table:show-details="true"/>
                <table:data-pilot-member table:name="44844" table:display="true" table:show-details="true"/>
                <table:data-pilot-member table:name="44847" table:display="true" table:show-details="true"/>
                <table:data-pilot-member table:name="44849" table:display="true" table:show-details="true"/>
                <table:data-pilot-member table:name="44851" table:display="true" table:show-details="true"/>
                <table:data-pilot-member table:name="44855" table:display="true" table:show-details="true"/>
                <table:data-pilot-member table:name="44856" table:display="true" table:show-details="true"/>
                <table:data-pilot-member table:name="44864" table:display="true" table:show-details="true"/>
                <table:data-pilot-member table:name="44878" table:display="true" table:show-details="true"/>
                <table:data-pilot-member table:name="44903" table:display="true" table:show-details="true"/>
                <table:data-pilot-member table:name="44913" table:display="true" table:show-details="true"/>
                <table:data-pilot-member table:name="44914" table:display="true" table:show-details="true"/>
                <table:data-pilot-member table:name="44918" table:display="true" table:show-details="true"/>
                <table:data-pilot-member table:name="44920" table:display="true" table:show-details="true"/>
                <table:data-pilot-member table:name="44929" table:display="true" table:show-details="true"/>
                <table:data-pilot-member table:name="44947" table:display="true" table:show-details="true"/>
                <table:data-pilot-member table:name="44962" table:display="true" table:show-details="true"/>
                <table:data-pilot-member table:name="44978" table:display="true" table:show-details="true"/>
                <table:data-pilot-member table:name="44989" table:display="true" table:show-details="true"/>
                <table:data-pilot-member table:name="45010" table:display="true" table:show-details="true"/>
                <table:data-pilot-member table:name="45039" table:display="true" table:show-details="true"/>
                <table:data-pilot-member table:name="45044" table:display="true" table:show-details="true"/>
                <table:data-pilot-member table:name="45047" table:display="true" table:show-details="true"/>
                <table:data-pilot-member table:name="45049" table:display="true" table:show-details="true"/>
                <table:data-pilot-member table:name="45083" table:display="true" table:show-details="true"/>
                <table:data-pilot-member table:name="45088" table:display="true" table:show-details="true"/>
                <table:data-pilot-member table:name="45116" table:display="true" table:show-details="true"/>
                <table:data-pilot-member table:name="45125" table:display="true" table:show-details="true"/>
                <table:data-pilot-member table:name="45131" table:display="true" table:show-details="true"/>
                <table:data-pilot-member table:name="45136" table:display="true" table:show-details="true"/>
                <table:data-pilot-member table:name="45138" table:display="true" table:show-details="true"/>
                <table:data-pilot-member table:name="45145" table:display="true" table:show-details="true"/>
                <table:data-pilot-member table:name="45146" table:display="true" table:show-details="true"/>
                <table:data-pilot-member table:name="45148" table:display="true" table:show-details="true"/>
                <table:data-pilot-member table:name="45150" table:display="true" table:show-details="true"/>
                <table:data-pilot-member table:name="45153" table:display="true" table:show-details="true"/>
                <table:data-pilot-member table:name="45154" table:display="true" table:show-details="true"/>
                <table:data-pilot-member table:name="45155" table:display="true" table:show-details="true"/>
                <table:data-pilot-member table:name="45159" table:display="true" table:show-details="true"/>
                <table:data-pilot-member table:name="45162" table:display="true" table:show-details="true"/>
                <table:data-pilot-member table:name="45171" table:display="true" table:show-details="true"/>
                <table:data-pilot-member table:name="45179" table:display="true" table:show-details="true"/>
                <table:data-pilot-member table:name="45187" table:display="true" table:show-details="true"/>
                <table:data-pilot-member table:name="45190" table:display="true" table:show-details="true"/>
                <table:data-pilot-member table:name="45195" table:display="true" table:show-details="true"/>
                <table:data-pilot-member table:name="45200" table:display="true" table:show-details="true"/>
                <table:data-pilot-member table:name="45203" table:display="true" table:show-details="true"/>
                <table:data-pilot-member table:name="45209" table:display="true" table:show-details="true"/>
                <table:data-pilot-member table:name="45225" table:display="true" table:show-details="true"/>
                <table:data-pilot-member table:name="45229" table:display="true" table:show-details="true"/>
                <table:data-pilot-member table:name="45233" table:display="true" table:show-details="true"/>
                <table:data-pilot-member table:name="45243" table:display="true" table:show-details="true"/>
                <table:data-pilot-member table:name="45250" table:display="true" table:show-details="true"/>
                <table:data-pilot-member table:name="45269" table:display="true" table:show-details="true"/>
                <table:data-pilot-member table:name="45289" table:display="true" table:show-details="true"/>
                <table:data-pilot-member table:name="45302" table:display="true" table:show-details="true"/>
                <table:data-pilot-member table:name="45307" table:display="true" table:show-details="true"/>
                <table:data-pilot-member table:name="45326" table:display="true" table:show-details="true"/>
                <table:data-pilot-member table:name="45328" table:display="true" table:show-details="true"/>
                <table:data-pilot-member table:name="45329" table:display="true" table:show-details="true"/>
                <table:data-pilot-member table:name="45332" table:display="true" table:show-details="true"/>
                <table:data-pilot-member table:name="45341" table:display="true" table:show-details="true"/>
                <table:data-pilot-member table:name="45346" table:display="true" table:show-details="true"/>
                <table:data-pilot-member table:name="45347" table:display="true" table:show-details="true"/>
                <table:data-pilot-member table:name="45355" table:display="true" table:show-details="true"/>
                <table:data-pilot-member table:name="45369" table:display="true" table:show-details="true"/>
                <table:data-pilot-member table:name="45372" table:display="true" table:show-details="true"/>
                <table:data-pilot-member table:name="45376" table:display="true" table:show-details="true"/>
                <table:data-pilot-member table:name="45381" table:display="true" table:show-details="true"/>
                <table:data-pilot-member table:name="45383" table:display="true" table:show-details="true"/>
                <table:data-pilot-member table:name="45386" table:display="true" table:show-details="true"/>
                <table:data-pilot-member table:name="45393" table:display="true" table:show-details="true"/>
                <table:data-pilot-member table:name="45401" table:display="true" table:show-details="true"/>
                <table:data-pilot-member table:name="45417" table:display="true" table:show-details="true"/>
                <table:data-pilot-member table:name="45435" table:display="true" table:show-details="true"/>
                <table:data-pilot-member table:name="45449" table:display="true" table:show-details="true"/>
                <table:data-pilot-member table:name="45452" table:display="true" table:show-details="true"/>
                <table:data-pilot-member table:name="45459" table:display="true" table:show-details="true"/>
                <table:data-pilot-member table:name="45461" table:display="true" table:show-details="true"/>
                <table:data-pilot-member table:name="45463" table:display="true" table:show-details="true"/>
                <table:data-pilot-member table:name="45466" table:display="true" table:show-details="true"/>
                <table:data-pilot-member table:name="45479" table:display="true" table:show-details="true"/>
                <table:data-pilot-member table:name="45484" table:display="true" table:show-details="true"/>
                <table:data-pilot-member table:name="45506" table:display="true" table:show-details="true"/>
                <table:data-pilot-member table:name="45507" table:display="true" table:show-details="true"/>
                <table:data-pilot-member table:name="45521" table:display="true" table:show-details="true"/>
                <table:data-pilot-member table:name="45528" table:display="true" table:show-details="true"/>
                <table:data-pilot-member table:name="45541" table:display="true" table:show-details="true"/>
                <table:data-pilot-member table:name="45547" table:display="true" table:show-details="true"/>
                <table:data-pilot-member table:name="45550" table:display="true" table:show-details="true"/>
                <table:data-pilot-member table:name="45552" table:display="true" table:show-details="true"/>
                <table:data-pilot-member table:name="45573" table:display="true" table:show-details="true"/>
                <table:data-pilot-member table:name="45588" table:display="true" table:show-details="true"/>
                <table:data-pilot-member table:name="45595" table:display="true" table:show-details="true"/>
                <table:data-pilot-member table:name="45610" table:display="true" table:show-details="true"/>
                <table:data-pilot-member table:name="45611" table:display="true" table:show-details="true"/>
                <table:data-pilot-member table:name="45617" table:display="true" table:show-details="true"/>
                <table:data-pilot-member table:name="45626" table:display="true" table:show-details="true"/>
                <table:data-pilot-member table:name="45630" table:display="true" table:show-details="true"/>
                <table:data-pilot-member table:name="45631" table:display="true" table:show-details="true"/>
                <table:data-pilot-member table:name="45639" table:display="true" table:show-details="true"/>
                <table:data-pilot-member table:name="45641" table:display="true" table:show-details="true"/>
                <table:data-pilot-member table:name="45659" table:display="true" table:show-details="true"/>
                <table:data-pilot-member table:name="45671" table:display="true" table:show-details="true"/>
                <table:data-pilot-member table:name="45682" table:display="true" table:show-details="true"/>
                <table:data-pilot-member table:name="45706" table:display="true" table:show-details="true"/>
                <table:data-pilot-member table:name="45716" table:display="true" table:show-details="true"/>
                <table:data-pilot-member table:name="45731" table:display="true" table:show-details="true"/>
                <table:data-pilot-member table:name="45739" table:display="true" table:show-details="true"/>
                <table:data-pilot-member table:name="45742" table:display="true" table:show-details="true"/>
                <table:data-pilot-member table:name="45747" table:display="true" table:show-details="true"/>
                <table:data-pilot-member table:name="45750" table:display="true" table:show-details="true"/>
                <table:data-pilot-member table:name="45755" table:display="true" table:show-details="true"/>
                <table:data-pilot-member table:name="45762" table:display="true" table:show-details="true"/>
                <table:data-pilot-member table:name="45765" table:display="true" table:show-details="true"/>
                <table:data-pilot-member table:name="45767" table:display="true" table:show-details="true"/>
                <table:data-pilot-member table:name="45768" table:display="true" table:show-details="true"/>
                <table:data-pilot-member table:name="45769" table:display="true" table:show-details="true"/>
                <table:data-pilot-member table:name="45786" table:display="true" table:show-details="true"/>
                <table:data-pilot-member table:name="45801" table:display="true" table:show-details="true"/>
                <table:data-pilot-member table:name="45803" table:display="true" table:show-details="true"/>
                <table:data-pilot-member table:name="45806" table:display="true" table:show-details="true"/>
                <table:data-pilot-member table:name="45820" table:display="true" table:show-details="true"/>
                <table:data-pilot-member table:name="45821" table:display="true" table:show-details="true"/>
                <table:data-pilot-member table:name="45829" table:display="true" table:show-details="true"/>
                <table:data-pilot-member table:name="45840" table:display="true" table:show-details="true"/>
                <table:data-pilot-member table:name="45841" table:display="true" table:show-details="true"/>
                <table:data-pilot-member table:name="45877" table:display="true" table:show-details="true"/>
                <table:data-pilot-member table:name="45884" table:display="true" table:show-details="true"/>
                <table:data-pilot-member table:name="45887" table:display="true" table:show-details="true"/>
                <table:data-pilot-member table:name="45904" table:display="true" table:show-details="true"/>
                <table:data-pilot-member table:name="45923" table:display="true" table:show-details="true"/>
                <table:data-pilot-member table:name="45929" table:display="true" table:show-details="true"/>
                <table:data-pilot-member table:name="45932" table:display="true" table:show-details="true"/>
                <table:data-pilot-member table:name="45933" table:display="true" table:show-details="true"/>
                <table:data-pilot-member table:name="45949" table:display="true" table:show-details="true"/>
                <table:data-pilot-member table:name="45957" table:display="true" table:show-details="true"/>
                <table:data-pilot-member table:name="45984" table:display="true" table:show-details="true"/>
                <table:data-pilot-member table:name="45985" table:display="true" table:show-details="true"/>
                <table:data-pilot-member table:name="45998" table:display="true" table:show-details="true"/>
                <table:data-pilot-member table:name="46007" table:display="true" table:show-details="true"/>
                <table:data-pilot-member table:name="46008" table:display="true" table:show-details="true"/>
                <table:data-pilot-member table:name="46016" table:display="true" table:show-details="true"/>
                <table:data-pilot-member table:name="46031" table:display="true" table:show-details="true"/>
                <table:data-pilot-member table:name="46045" table:display="true" table:show-details="true"/>
                <table:data-pilot-member table:name="46052" table:display="true" table:show-details="true"/>
                <table:data-pilot-member table:name="46055" table:display="true" table:show-details="true"/>
                <table:data-pilot-member table:name="46074" table:display="true" table:show-details="true"/>
                <table:data-pilot-member table:name="46084" table:display="true" table:show-details="true"/>
                <table:data-pilot-member table:name="46085" table:display="true" table:show-details="true"/>
                <table:data-pilot-member table:name="46089" table:display="true" table:show-details="true"/>
                <table:data-pilot-member table:name="46091" table:display="true" table:show-details="true"/>
                <table:data-pilot-member table:name="46092" table:display="true" table:show-details="true"/>
                <table:data-pilot-member table:name="46096" table:display="true" table:show-details="true"/>
                <table:data-pilot-member table:name="46098" table:display="true" table:show-details="true"/>
                <table:data-pilot-member table:name="46107" table:display="true" table:show-details="true"/>
                <table:data-pilot-member table:name="46109" table:display="true" table:show-details="true"/>
                <table:data-pilot-member table:name="46112" table:display="true" table:show-details="true"/>
                <table:data-pilot-member table:name="46122" table:display="true" table:show-details="true"/>
                <table:data-pilot-member table:name="46139" table:display="true" table:show-details="true"/>
                <table:data-pilot-member table:name="46141" table:display="true" table:show-details="true"/>
                <table:data-pilot-member table:name="46145" table:display="true" table:show-details="true"/>
                <table:data-pilot-member table:name="46155" table:display="true" table:show-details="true"/>
                <table:data-pilot-member table:name="46164" table:display="true" table:show-details="true"/>
                <table:data-pilot-member table:name="46170" table:display="true" table:show-details="true"/>
                <table:data-pilot-member table:name="46172" table:display="true" table:show-details="true"/>
                <table:data-pilot-member table:name="46181" table:display="true" table:show-details="true"/>
                <table:data-pilot-member table:name="46214" table:display="true" table:show-details="true"/>
                <table:data-pilot-member table:name="46216" table:display="true" table:show-details="true"/>
                <table:data-pilot-member table:name="46221" table:display="true" table:show-details="true"/>
                <table:data-pilot-member table:name="46228" table:display="true" table:show-details="true"/>
                <table:data-pilot-member table:name="46229" table:display="true" table:show-details="true"/>
                <table:data-pilot-member table:name="46236" table:display="true" table:show-details="true"/>
                <table:data-pilot-member table:name="46269" table:display="true" table:show-details="true"/>
                <table:data-pilot-member table:name="46272" table:display="true" table:show-details="true"/>
                <table:data-pilot-member table:name="46277" table:display="true" table:show-details="true"/>
                <table:data-pilot-member table:name="46278" table:display="true" table:show-details="true"/>
                <table:data-pilot-member table:name="46281" table:display="true" table:show-details="true"/>
                <table:data-pilot-member table:name="46287" table:display="true" table:show-details="true"/>
                <table:data-pilot-member table:name="46306" table:display="true" table:show-details="true"/>
                <table:data-pilot-member table:name="46307" table:display="true" table:show-details="true"/>
                <table:data-pilot-member table:name="46308" table:display="true" table:show-details="true"/>
                <table:data-pilot-member table:name="46311" table:display="true" table:show-details="true"/>
                <table:data-pilot-member table:name="46312" table:display="true" table:show-details="true"/>
                <table:data-pilot-member table:name="46314" table:display="true" table:show-details="true"/>
                <table:data-pilot-member table:name="46315" table:display="true" table:show-details="true"/>
                <table:data-pilot-member table:name="46318" table:display="true" table:show-details="true"/>
                <table:data-pilot-member table:name="46322" table:display="true" table:show-details="true"/>
                <table:data-pilot-member table:name="46324" table:display="true" table:show-details="true"/>
                <table:data-pilot-member table:name="46345" table:display="true" table:show-details="true"/>
                <table:data-pilot-member table:name="46354" table:display="true" table:show-details="true"/>
                <table:data-pilot-member table:name="46358" table:display="true" table:show-details="true"/>
                <table:data-pilot-member table:name="46383" table:display="true" table:show-details="true"/>
                <table:data-pilot-member table:name="46412" table:display="true" table:show-details="true"/>
                <table:data-pilot-member table:name="46413" table:display="true" table:show-details="true"/>
                <table:data-pilot-member table:name="46424" table:display="true" table:show-details="true"/>
                <table:data-pilot-member table:name="46431" table:display="true" table:show-details="true"/>
                <table:data-pilot-member table:name="46437" table:display="true" table:show-details="true"/>
                <table:data-pilot-member table:name="46438" table:display="true" table:show-details="true"/>
                <table:data-pilot-member table:name="46457" table:display="true" table:show-details="true"/>
                <table:data-pilot-member table:name="46463" table:display="true" table:show-details="true"/>
                <table:data-pilot-member table:name="46466" table:display="true" table:show-details="true"/>
                <table:data-pilot-member table:name="46478" table:display="true" table:show-details="true"/>
                <table:data-pilot-member table:name="46481" table:display="true" table:show-details="true"/>
                <table:data-pilot-member table:name="46491" table:display="true" table:show-details="true"/>
                <table:data-pilot-member table:name="46499" table:display="true" table:show-details="true"/>
                <table:data-pilot-member table:name="46503" table:display="true" table:show-details="true"/>
                <table:data-pilot-member table:name="46507" table:display="true" table:show-details="true"/>
                <table:data-pilot-member table:name="46513" table:display="true" table:show-details="true"/>
                <table:data-pilot-member table:name="46526" table:display="true" table:show-details="true"/>
                <table:data-pilot-member table:name="46546" table:display="true" table:show-details="true"/>
                <table:data-pilot-member table:name="46559" table:display="true" table:show-details="true"/>
                <table:data-pilot-member table:name="46561" table:display="true" table:show-details="true"/>
                <table:data-pilot-member table:name="46576" table:display="true" table:show-details="true"/>
                <table:data-pilot-member table:name="46585" table:display="true" table:show-details="true"/>
                <table:data-pilot-member table:name="46604" table:display="true" table:show-details="true"/>
                <table:data-pilot-member table:name="46605" table:display="true" table:show-details="true"/>
                <table:data-pilot-member table:name="46607" table:display="true" table:show-details="true"/>
                <table:data-pilot-member table:name="46637" table:display="true" table:show-details="true"/>
                <table:data-pilot-member table:name="46645" table:display="true" table:show-details="true"/>
                <table:data-pilot-member table:name="46650" table:display="true" table:show-details="true"/>
                <table:data-pilot-member table:name="46651" table:display="true" table:show-details="true"/>
                <table:data-pilot-member table:name="46659" table:display="true" table:show-details="true"/>
                <table:data-pilot-member table:name="46667" table:display="true" table:show-details="true"/>
                <table:data-pilot-member table:name="46673" table:display="true" table:show-details="true"/>
                <table:data-pilot-member table:name="46685" table:display="true" table:show-details="true"/>
                <table:data-pilot-member table:name="46686" table:display="true" table:show-details="true"/>
                <table:data-pilot-member table:name="46699" table:display="true" table:show-details="true"/>
                <table:data-pilot-member table:name="46727" table:display="true" table:show-details="true"/>
                <table:data-pilot-member table:name="46729" table:display="true" table:show-details="true"/>
                <table:data-pilot-member table:name="46734" table:display="true" table:show-details="true"/>
                <table:data-pilot-member table:name="46739" table:display="true" table:show-details="true"/>
                <table:data-pilot-member table:name="46743" table:display="true" table:show-details="true"/>
                <table:data-pilot-member table:name="46752" table:display="true" table:show-details="true"/>
                <table:data-pilot-member table:name="46760" table:display="true" table:show-details="true"/>
                <table:data-pilot-member table:name="46770" table:display="true" table:show-details="true"/>
                <table:data-pilot-member table:name="46771" table:display="true" table:show-details="true"/>
                <table:data-pilot-member table:name="46776" table:display="true" table:show-details="true"/>
                <table:data-pilot-member table:name="46797" table:display="true" table:show-details="true"/>
                <table:data-pilot-member table:name="46808" table:display="true" table:show-details="true"/>
                <table:data-pilot-member table:name="46813" table:display="true" table:show-details="true"/>
                <table:data-pilot-member table:name="46816" table:display="true" table:show-details="true"/>
                <table:data-pilot-member table:name="46824" table:display="true" table:show-details="true"/>
                <table:data-pilot-member table:name="46843" table:display="true" table:show-details="true"/>
                <table:data-pilot-member table:name="46852" table:display="true" table:show-details="true"/>
                <table:data-pilot-member table:name="46854" table:display="true" table:show-details="true"/>
                <table:data-pilot-member table:name="46864" table:display="true" table:show-details="true"/>
                <table:data-pilot-member table:name="46872" table:display="true" table:show-details="true"/>
                <table:data-pilot-member table:name="46873" table:display="true" table:show-details="true"/>
                <table:data-pilot-member table:name="46880" table:display="true" table:show-details="true"/>
                <table:data-pilot-member table:name="46888" table:display="true" table:show-details="true"/>
                <table:data-pilot-member table:name="46894" table:display="true" table:show-details="true"/>
                <table:data-pilot-member table:name="46905" table:display="true" table:show-details="true"/>
                <table:data-pilot-member table:name="46910" table:display="true" table:show-details="true"/>
                <table:data-pilot-member table:name="46930" table:display="true" table:show-details="true"/>
                <table:data-pilot-member table:name="46949" table:display="true" table:show-details="true"/>
                <table:data-pilot-member table:name="46950" table:display="true" table:show-details="true"/>
                <table:data-pilot-member table:name="46962" table:display="true" table:show-details="true"/>
                <table:data-pilot-member table:name="46964" table:display="true" table:show-details="true"/>
                <table:data-pilot-member table:name="46974" table:display="true" table:show-details="true"/>
                <table:data-pilot-member table:name="46977" table:display="true" table:show-details="true"/>
                <table:data-pilot-member table:name="46980" table:display="true" table:show-details="true"/>
                <table:data-pilot-member table:name="46981" table:display="true" table:show-details="true"/>
                <table:data-pilot-member table:name="46988" table:display="true" table:show-details="true"/>
                <table:data-pilot-member table:name="46999" table:display="true" table:show-details="true"/>
                <table:data-pilot-member table:name="47001" table:display="true" table:show-details="true"/>
                <table:data-pilot-member table:name="47021" table:display="true" table:show-details="true"/>
                <table:data-pilot-member table:name="47027" table:display="true" table:show-details="true"/>
                <table:data-pilot-member table:name="47034" table:display="true" table:show-details="true"/>
                <table:data-pilot-member table:name="47048" table:display="true" table:show-details="true"/>
                <table:data-pilot-member table:name="47074" table:display="true" table:show-details="true"/>
                <table:data-pilot-member table:name="47080" table:display="true" table:show-details="true"/>
                <table:data-pilot-member table:name="47100" table:display="true" table:show-details="true"/>
                <table:data-pilot-member table:name="47101" table:display="true" table:show-details="true"/>
                <table:data-pilot-member table:name="47106" table:display="true" table:show-details="true"/>
                <table:data-pilot-member table:name="47130" table:display="true" table:show-details="true"/>
                <table:data-pilot-member table:name="47138" table:display="true" table:show-details="true"/>
                <table:data-pilot-member table:name="47143" table:display="true" table:show-details="true"/>
                <table:data-pilot-member table:name="47154" table:display="true" table:show-details="true"/>
                <table:data-pilot-member table:name="47156" table:display="true" table:show-details="true"/>
                <table:data-pilot-member table:name="47158" table:display="true" table:show-details="true"/>
                <table:data-pilot-member table:name="47164" table:display="true" table:show-details="true"/>
                <table:data-pilot-member table:name="47167" table:display="true" table:show-details="true"/>
                <table:data-pilot-member table:name="47172" table:display="true" table:show-details="true"/>
                <table:data-pilot-member table:name="47173" table:display="true" table:show-details="true"/>
                <table:data-pilot-member table:name="47174" table:display="true" table:show-details="true"/>
                <table:data-pilot-member table:name="47187" table:display="true" table:show-details="true"/>
                <table:data-pilot-member table:name="47201" table:display="true" table:show-details="true"/>
                <table:data-pilot-member table:name="47205" table:display="true" table:show-details="true"/>
                <table:data-pilot-member table:name="47212" table:display="true" table:show-details="true"/>
                <table:data-pilot-member table:name="47226" table:display="true" table:show-details="true"/>
                <table:data-pilot-member table:name="47241" table:display="true" table:show-details="true"/>
                <table:data-pilot-member table:name="47249" table:display="true" table:show-details="true"/>
                <table:data-pilot-member table:name="47251" table:display="true" table:show-details="true"/>
                <table:data-pilot-member table:name="47261" table:display="true" table:show-details="true"/>
                <table:data-pilot-member table:name="47266" table:display="true" table:show-details="true"/>
                <table:data-pilot-member table:name="47268" table:display="true" table:show-details="true"/>
                <table:data-pilot-member table:name="47277" table:display="true" table:show-details="true"/>
                <table:data-pilot-member table:name="47292" table:display="true" table:show-details="true"/>
                <table:data-pilot-member table:name="47302" table:display="true" table:show-details="true"/>
                <table:data-pilot-member table:name="47314" table:display="true" table:show-details="true"/>
                <table:data-pilot-member table:name="47339" table:display="true" table:show-details="true"/>
                <table:data-pilot-member table:name="47345" table:display="true" table:show-details="true"/>
                <table:data-pilot-member table:name="47369" table:display="true" table:show-details="true"/>
                <table:data-pilot-member table:name="47374" table:display="true" table:show-details="true"/>
                <table:data-pilot-member table:name="47375" table:display="true" table:show-details="true"/>
                <table:data-pilot-member table:name="47379" table:display="true" table:show-details="true"/>
                <table:data-pilot-member table:name="47380" table:display="true" table:show-details="true"/>
                <table:data-pilot-member table:name="47384" table:display="true" table:show-details="true"/>
                <table:data-pilot-member table:name="47393" table:display="true" table:show-details="true"/>
                <table:data-pilot-member table:name="47398" table:display="true" table:show-details="true"/>
                <table:data-pilot-member table:name="47402" table:display="true" table:show-details="true"/>
                <table:data-pilot-member table:name="47411" table:display="true" table:show-details="true"/>
                <table:data-pilot-member table:name="47414" table:display="true" table:show-details="true"/>
                <table:data-pilot-member table:name="47421" table:display="true" table:show-details="true"/>
                <table:data-pilot-member table:name="47430" table:display="true" table:show-details="true"/>
                <table:data-pilot-member table:name="47438" table:display="true" table:show-details="true"/>
                <table:data-pilot-member table:name="47465" table:display="true" table:show-details="true"/>
                <table:data-pilot-member table:name="47467" table:display="true" table:show-details="true"/>
                <table:data-pilot-member table:name="47483" table:display="true" table:show-details="true"/>
                <table:data-pilot-member table:name="47490" table:display="true" table:show-details="true"/>
                <table:data-pilot-member table:name="47522" table:display="true" table:show-details="true"/>
                <table:data-pilot-member table:name="47524" table:display="true" table:show-details="true"/>
                <table:data-pilot-member table:name="47536" table:display="true" table:show-details="true"/>
                <table:data-pilot-member table:name="47538" table:display="true" table:show-details="true"/>
                <table:data-pilot-member table:name="47549" table:display="true" table:show-details="true"/>
                <table:data-pilot-member table:name="47552" table:display="true" table:show-details="true"/>
                <table:data-pilot-member table:name="47559" table:display="true" table:show-details="true"/>
                <table:data-pilot-member table:name="47575" table:display="true" table:show-details="true"/>
                <table:data-pilot-member table:name="47583" table:display="true" table:show-details="true"/>
                <table:data-pilot-member table:name="47590" table:display="true" table:show-details="true"/>
                <table:data-pilot-member table:name="47610" table:display="true" table:show-details="true"/>
                <table:data-pilot-member table:name="47620" table:display="true" table:show-details="true"/>
                <table:data-pilot-member table:name="47625" table:display="true" table:show-details="true"/>
                <table:data-pilot-member table:name="47632" table:display="true" table:show-details="true"/>
                <table:data-pilot-member table:name="47633" table:display="true" table:show-details="true"/>
                <table:data-pilot-member table:name="47639" table:display="true" table:show-details="true"/>
                <table:data-pilot-member table:name="47640" table:display="true" table:show-details="true"/>
                <table:data-pilot-member table:name="47644" table:display="true" table:show-details="true"/>
                <table:data-pilot-member table:name="47646" table:display="true" table:show-details="true"/>
                <table:data-pilot-member table:name="47650" table:display="true" table:show-details="true"/>
                <table:data-pilot-member table:name="47652" table:display="true" table:show-details="true"/>
                <table:data-pilot-member table:name="47656" table:display="true" table:show-details="true"/>
                <table:data-pilot-member table:name="47667" table:display="true" table:show-details="true"/>
                <table:data-pilot-member table:name="47671" table:display="true" table:show-details="true"/>
                <table:data-pilot-member table:name="47689" table:display="true" table:show-details="true"/>
                <table:data-pilot-member table:name="47692" table:display="true" table:show-details="true"/>
                <table:data-pilot-member table:name="47711" table:display="true" table:show-details="true"/>
                <table:data-pilot-member table:name="47714" table:display="true" table:show-details="true"/>
                <table:data-pilot-member table:name="47718" table:display="true" table:show-details="true"/>
                <table:data-pilot-member table:name="47722" table:display="true" table:show-details="true"/>
                <table:data-pilot-member table:name="47727" table:display="true" table:show-details="true"/>
                <table:data-pilot-member table:name="47728" table:display="true" table:show-details="true"/>
                <table:data-pilot-member table:name="47729" table:display="true" table:show-details="true"/>
                <table:data-pilot-member table:name="47735" table:display="true" table:show-details="true"/>
                <table:data-pilot-member table:name="47751" table:display="true" table:show-details="true"/>
                <table:data-pilot-member table:name="47754" table:display="true" table:show-details="true"/>
                <table:data-pilot-member table:name="47758" table:display="true" table:show-details="true"/>
                <table:data-pilot-member table:name="47762" table:display="true" table:show-details="true"/>
                <table:data-pilot-member table:name="47770" table:display="true" table:show-details="true"/>
                <table:data-pilot-member table:name="47772" table:display="true" table:show-details="true"/>
                <table:data-pilot-member table:name="47783" table:display="true" table:show-details="true"/>
                <table:data-pilot-member table:name="47800" table:display="true" table:show-details="true"/>
                <table:data-pilot-member table:name="47805" table:display="true" table:show-details="true"/>
                <table:data-pilot-member table:name="47806" table:display="true" table:show-details="true"/>
                <table:data-pilot-member table:name="47808" table:display="true" table:show-details="true"/>
                <table:data-pilot-member table:name="47810" table:display="true" table:show-details="true"/>
                <table:data-pilot-member table:name="47837" table:display="true" table:show-details="true"/>
                <table:data-pilot-member table:name="47851" table:display="true" table:show-details="true"/>
                <table:data-pilot-member table:name="47863" table:display="true" table:show-details="true"/>
                <table:data-pilot-member table:name="47864" table:display="true" table:show-details="true"/>
                <table:data-pilot-member table:name="47870" table:display="true" table:show-details="true"/>
                <table:data-pilot-member table:name="47871" table:display="true" table:show-details="true"/>
                <table:data-pilot-member table:name="47875" table:display="true" table:show-details="true"/>
                <table:data-pilot-member table:name="47886" table:display="true" table:show-details="true"/>
                <table:data-pilot-member table:name="47899" table:display="true" table:show-details="true"/>
                <table:data-pilot-member table:name="47903" table:display="true" table:show-details="true"/>
                <table:data-pilot-member table:name="47909" table:display="true" table:show-details="true"/>
                <table:data-pilot-member table:name="47911" table:display="true" table:show-details="true"/>
                <table:data-pilot-member table:name="47920" table:display="true" table:show-details="true"/>
                <table:data-pilot-member table:name="47924" table:display="true" table:show-details="true"/>
                <table:data-pilot-member table:name="47926" table:display="true" table:show-details="true"/>
                <table:data-pilot-member table:name="47930" table:display="true" table:show-details="true"/>
                <table:data-pilot-member table:name="47933" table:display="true" table:show-details="true"/>
                <table:data-pilot-member table:name="47934" table:display="true" table:show-details="true"/>
                <table:data-pilot-member table:name="47942" table:display="true" table:show-details="true"/>
                <table:data-pilot-member table:name="47958" table:display="true" table:show-details="true"/>
                <table:data-pilot-member table:name="47963" table:display="true" table:show-details="true"/>
                <table:data-pilot-member table:name="47974" table:display="true" table:show-details="true"/>
                <table:data-pilot-member table:name="47992" table:display="true" table:show-details="true"/>
                <table:data-pilot-member table:name="48009" table:display="true" table:show-details="true"/>
                <table:data-pilot-member table:name="48012" table:display="true" table:show-details="true"/>
                <table:data-pilot-member table:name="48024" table:display="true" table:show-details="true"/>
                <table:data-pilot-member table:name="48039" table:display="true" table:show-details="true"/>
                <table:data-pilot-member table:name="48054" table:display="true" table:show-details="true"/>
                <table:data-pilot-member table:name="48056" table:display="true" table:show-details="true"/>
                <table:data-pilot-member table:name="48062" table:display="true" table:show-details="true"/>
                <table:data-pilot-member table:name="48071" table:display="true" table:show-details="true"/>
                <table:data-pilot-member table:name="48085" table:display="true" table:show-details="true"/>
                <table:data-pilot-member table:name="48086" table:display="true" table:show-details="true"/>
                <table:data-pilot-member table:name="48110" table:display="true" table:show-details="true"/>
                <table:data-pilot-member table:name="48119" table:display="true" table:show-details="true"/>
                <table:data-pilot-member table:name="48124" table:display="true" table:show-details="true"/>
                <table:data-pilot-member table:name="48126" table:display="true" table:show-details="true"/>
                <table:data-pilot-member table:name="48129" table:display="true" table:show-details="true"/>
                <table:data-pilot-member table:name="48145" table:display="true" table:show-details="true"/>
                <table:data-pilot-member table:name="48151" table:display="true" table:show-details="true"/>
                <table:data-pilot-member table:name="48155" table:display="true" table:show-details="true"/>
                <table:data-pilot-member table:name="48161" table:display="true" table:show-details="true"/>
                <table:data-pilot-member table:name="48174" table:display="true" table:show-details="true"/>
                <table:data-pilot-member table:name="48177" table:display="true" table:show-details="true"/>
                <table:data-pilot-member table:name="48185" table:display="true" table:show-details="true"/>
                <table:data-pilot-member table:name="48196" table:display="true" table:show-details="true"/>
                <table:data-pilot-member table:name="48197" table:display="true" table:show-details="true"/>
                <table:data-pilot-member table:name="48204" table:display="true" table:show-details="true"/>
                <table:data-pilot-member table:name="48208" table:display="true" table:show-details="true"/>
                <table:data-pilot-member table:name="48211" table:display="true" table:show-details="true"/>
                <table:data-pilot-member table:name="48217" table:display="true" table:show-details="true"/>
                <table:data-pilot-member table:name="48229" table:display="true" table:show-details="true"/>
                <table:data-pilot-member table:name="48237" table:display="true" table:show-details="true"/>
                <table:data-pilot-member table:name="48246" table:display="true" table:show-details="true"/>
                <table:data-pilot-member table:name="48257" table:display="true" table:show-details="true"/>
                <table:data-pilot-member table:name="48259" table:display="true" table:show-details="true"/>
                <table:data-pilot-member table:name="48265" table:display="true" table:show-details="true"/>
                <table:data-pilot-member table:name="48271" table:display="true" table:show-details="true"/>
                <table:data-pilot-member table:name="48272" table:display="true" table:show-details="true"/>
                <table:data-pilot-member table:name="48285" table:display="true" table:show-details="true"/>
                <table:data-pilot-member table:name="48289" table:display="true" table:show-details="true"/>
                <table:data-pilot-member table:name="48293" table:display="true" table:show-details="true"/>
                <table:data-pilot-member table:name="48317" table:display="true" table:show-details="true"/>
                <table:data-pilot-member table:name="48326" table:display="true" table:show-details="true"/>
                <table:data-pilot-member table:name="48329" table:display="true" table:show-details="true"/>
                <table:data-pilot-member table:name="48343" table:display="true" table:show-details="true"/>
                <table:data-pilot-member table:name="48347" table:display="true" table:show-details="true"/>
                <table:data-pilot-member table:name="48354" table:display="true" table:show-details="true"/>
                <table:data-pilot-member table:name="48358" table:display="true" table:show-details="true"/>
                <table:data-pilot-member table:name="48377" table:display="true" table:show-details="true"/>
                <table:data-pilot-member table:name="48381" table:display="true" table:show-details="true"/>
                <table:data-pilot-member table:name="48382" table:display="true" table:show-details="true"/>
                <table:data-pilot-member table:name="48383" table:display="true" table:show-details="true"/>
                <table:data-pilot-member table:name="48392" table:display="true" table:show-details="true"/>
                <table:data-pilot-member table:name="48402" table:display="true" table:show-details="true"/>
                <table:data-pilot-member table:name="48414" table:display="true" table:show-details="true"/>
                <table:data-pilot-member table:name="48417" table:display="true" table:show-details="true"/>
                <table:data-pilot-member table:name="48427" table:display="true" table:show-details="true"/>
                <table:data-pilot-member table:name="48428" table:display="true" table:show-details="true"/>
                <table:data-pilot-member table:name="48443" table:display="true" table:show-details="true"/>
                <table:data-pilot-member table:name="48448" table:display="true" table:show-details="true"/>
                <table:data-pilot-member table:name="48453" table:display="true" table:show-details="true"/>
                <table:data-pilot-member table:name="48454" table:display="true" table:show-details="true"/>
                <table:data-pilot-member table:name="48465" table:display="true" table:show-details="true"/>
                <table:data-pilot-member table:name="48479" table:display="true" table:show-details="true"/>
                <table:data-pilot-member table:name="48484" table:display="true" table:show-details="true"/>
                <table:data-pilot-member table:name="48505" table:display="true" table:show-details="true"/>
                <table:data-pilot-member table:name="48516" table:display="true" table:show-details="true"/>
                <table:data-pilot-member table:name="48518" table:display="true" table:show-details="true"/>
                <table:data-pilot-member table:name="48530" table:display="true" table:show-details="true"/>
                <table:data-pilot-member table:name="48539" table:display="true" table:show-details="true"/>
                <table:data-pilot-member table:name="48548" table:display="true" table:show-details="true"/>
                <table:data-pilot-member table:name="48553" table:display="true" table:show-details="true"/>
                <table:data-pilot-member table:name="48560" table:display="true" table:show-details="true"/>
                <table:data-pilot-member table:name="48561" table:display="true" table:show-details="true"/>
                <table:data-pilot-member table:name="48577" table:display="true" table:show-details="true"/>
                <table:data-pilot-member table:name="48584" table:display="true" table:show-details="true"/>
                <table:data-pilot-member table:name="48589" table:display="true" table:show-details="true"/>
                <table:data-pilot-member table:name="48590" table:display="true" table:show-details="true"/>
                <table:data-pilot-member table:name="48596" table:display="true" table:show-details="true"/>
                <table:data-pilot-member table:name="48597" table:display="true" table:show-details="true"/>
                <table:data-pilot-member table:name="48618" table:display="true" table:show-details="true"/>
                <table:data-pilot-member table:name="48626" table:display="true" table:show-details="true"/>
                <table:data-pilot-member table:name="48628" table:display="true" table:show-details="true"/>
                <table:data-pilot-member table:name="48634" table:display="true" table:show-details="true"/>
                <table:data-pilot-member table:name="48638" table:display="true" table:show-details="true"/>
                <table:data-pilot-member table:name="48647" table:display="true" table:show-details="true"/>
                <table:data-pilot-member table:name="48657" table:display="true" table:show-details="true"/>
                <table:data-pilot-member table:name="48674" table:display="true" table:show-details="true"/>
                <table:data-pilot-member table:name="48677" table:display="true" table:show-details="true"/>
                <table:data-pilot-member table:name="48680" table:display="true" table:show-details="true"/>
                <table:data-pilot-member table:name="48682" table:display="true" table:show-details="true"/>
                <table:data-pilot-member table:name="48686" table:display="true" table:show-details="true"/>
                <table:data-pilot-member table:name="48688" table:display="true" table:show-details="true"/>
                <table:data-pilot-member table:name="48691" table:display="true" table:show-details="true"/>
                <table:data-pilot-member table:name="48709" table:display="true" table:show-details="true"/>
                <table:data-pilot-member table:name="48725" table:display="true" table:show-details="true"/>
                <table:data-pilot-member table:name="48729" table:display="true" table:show-details="true"/>
                <table:data-pilot-member table:name="48739" table:display="true" table:show-details="true"/>
                <table:data-pilot-member table:name="48750" table:display="true" table:show-details="true"/>
                <table:data-pilot-member table:name="48754" table:display="true" table:show-details="true"/>
                <table:data-pilot-member table:name="48759" table:display="true" table:show-details="true"/>
                <table:data-pilot-member table:name="48774" table:display="true" table:show-details="true"/>
                <table:data-pilot-member table:name="48777" table:display="true" table:show-details="true"/>
                <table:data-pilot-member table:name="48789" table:display="true" table:show-details="true"/>
                <table:data-pilot-member table:name="48791" table:display="true" table:show-details="true"/>
                <table:data-pilot-member table:name="48803" table:display="true" table:show-details="true"/>
                <table:data-pilot-member table:name="48810" table:display="true" table:show-details="true"/>
                <table:data-pilot-member table:name="48828" table:display="true" table:show-details="true"/>
                <table:data-pilot-member table:name="48843" table:display="true" table:show-details="true"/>
                <table:data-pilot-member table:name="48850" table:display="true" table:show-details="true"/>
                <table:data-pilot-member table:name="48857" table:display="true" table:show-details="true"/>
                <table:data-pilot-member table:name="48860" table:display="true" table:show-details="true"/>
                <table:data-pilot-member table:name="48871" table:display="true" table:show-details="true"/>
                <table:data-pilot-member table:name="48873" table:display="true" table:show-details="true"/>
                <table:data-pilot-member table:name="48877" table:display="true" table:show-details="true"/>
                <table:data-pilot-member table:name="48878" table:display="true" table:show-details="true"/>
                <table:data-pilot-member table:name="48881" table:display="true" table:show-details="true"/>
                <table:data-pilot-member table:name="48917" table:display="true" table:show-details="true"/>
                <table:data-pilot-member table:name="48932" table:display="true" table:show-details="true"/>
                <table:data-pilot-member table:name="48940" table:display="true" table:show-details="true"/>
                <table:data-pilot-member table:name="48962" table:display="true" table:show-details="true"/>
                <table:data-pilot-member table:name="48971" table:display="true" table:show-details="true"/>
                <table:data-pilot-member table:name="48978" table:display="true" table:show-details="true"/>
                <table:data-pilot-member table:name="48980" table:display="true" table:show-details="true"/>
                <table:data-pilot-member table:name="48984" table:display="true" table:show-details="true"/>
                <table:data-pilot-member table:name="48986" table:display="true" table:show-details="true"/>
                <table:data-pilot-member table:name="49007" table:display="true" table:show-details="true"/>
                <table:data-pilot-member table:name="49018" table:display="true" table:show-details="true"/>
                <table:data-pilot-member table:name="49020" table:display="true" table:show-details="true"/>
                <table:data-pilot-member table:name="49026" table:display="true" table:show-details="true"/>
                <table:data-pilot-member table:name="49036" table:display="true" table:show-details="true"/>
                <table:data-pilot-member table:name="49038" table:display="true" table:show-details="true"/>
                <table:data-pilot-member table:name="49042" table:display="true" table:show-details="true"/>
                <table:data-pilot-member table:name="49044" table:display="true" table:show-details="true"/>
                <table:data-pilot-member table:name="49055" table:display="true" table:show-details="true"/>
                <table:data-pilot-member table:name="49062" table:display="true" table:show-details="true"/>
                <table:data-pilot-member table:name="49071" table:display="true" table:show-details="true"/>
                <table:data-pilot-member table:name="49079" table:display="true" table:show-details="true"/>
                <table:data-pilot-member table:name="49080" table:display="true" table:show-details="true"/>
                <table:data-pilot-member table:name="49090" table:display="true" table:show-details="true"/>
                <table:data-pilot-member table:name="49091" table:display="true" table:show-details="true"/>
                <table:data-pilot-member table:name="49111" table:display="true" table:show-details="true"/>
                <table:data-pilot-member table:name="49143" table:display="true" table:show-details="true"/>
                <table:data-pilot-member table:name="49145" table:display="true" table:show-details="true"/>
                <table:data-pilot-member table:name="49158" table:display="true" table:show-details="true"/>
                <table:data-pilot-member table:name="49172" table:display="true" table:show-details="true"/>
                <table:data-pilot-member table:name="49174" table:display="true" table:show-details="true"/>
                <table:data-pilot-member table:name="49176" table:display="true" table:show-details="true"/>
                <table:data-pilot-member table:name="49195" table:display="true" table:show-details="true"/>
                <table:data-pilot-member table:name="49204" table:display="true" table:show-details="true"/>
                <table:data-pilot-member table:name="49209" table:display="true" table:show-details="true"/>
                <table:data-pilot-member table:name="49214" table:display="true" table:show-details="true"/>
                <table:data-pilot-member table:name="49219" table:display="true" table:show-details="true"/>
                <table:data-pilot-member table:name="49220" table:display="true" table:show-details="true"/>
                <table:data-pilot-member table:name="49224" table:display="true" table:show-details="true"/>
                <table:data-pilot-member table:name="49229" table:display="true" table:show-details="true"/>
                <table:data-pilot-member table:name="49231" table:display="true" table:show-details="true"/>
                <table:data-pilot-member table:name="49240" table:display="true" table:show-details="true"/>
                <table:data-pilot-member table:name="49255" table:display="true" table:show-details="true"/>
                <table:data-pilot-member table:name="49257" table:display="true" table:show-details="true"/>
                <table:data-pilot-member table:name="49262" table:display="true" table:show-details="true"/>
                <table:data-pilot-member table:name="49269" table:display="true" table:show-details="true"/>
                <table:data-pilot-member table:name="49280" table:display="true" table:show-details="true"/>
                <table:data-pilot-member table:name="49281" table:display="true" table:show-details="true"/>
                <table:data-pilot-member table:name="49288" table:display="true" table:show-details="true"/>
                <table:data-pilot-member table:name="49300" table:display="true" table:show-details="true"/>
                <table:data-pilot-member table:name="49304" table:display="true" table:show-details="true"/>
                <table:data-pilot-member table:name="49305" table:display="true" table:show-details="true"/>
                <table:data-pilot-member table:name="49310" table:display="true" table:show-details="true"/>
                <table:data-pilot-member table:name="49315" table:display="true" table:show-details="true"/>
                <table:data-pilot-member table:name="49324" table:display="true" table:show-details="true"/>
                <table:data-pilot-member table:name="49325" table:display="true" table:show-details="true"/>
                <table:data-pilot-member table:name="49341" table:display="true" table:show-details="true"/>
                <table:data-pilot-member table:name="49342" table:display="true" table:show-details="true"/>
                <table:data-pilot-member table:name="49343" table:display="true" table:show-details="true"/>
                <table:data-pilot-member table:name="49372" table:display="true" table:show-details="true"/>
                <table:data-pilot-member table:name="49373" table:display="true" table:show-details="true"/>
                <table:data-pilot-member table:name="49388" table:display="true" table:show-details="true"/>
                <table:data-pilot-member table:name="49412" table:display="true" table:show-details="true"/>
                <table:data-pilot-member table:name="49414" table:display="true" table:show-details="true"/>
                <table:data-pilot-member table:name="49416" table:display="true" table:show-details="true"/>
                <table:data-pilot-member table:name="49430" table:display="true" table:show-details="true"/>
                <table:data-pilot-member table:name="49440" table:display="true" table:show-details="true"/>
                <table:data-pilot-member table:name="49447" table:display="true" table:show-details="true"/>
                <table:data-pilot-member table:name="49468" table:display="true" table:show-details="true"/>
                <table:data-pilot-member table:name="49497" table:display="true" table:show-details="true"/>
                <table:data-pilot-member table:name="49498" table:display="true" table:show-details="true"/>
                <table:data-pilot-member table:name="49505" table:display="true" table:show-details="true"/>
                <table:data-pilot-member table:name="49506" table:display="true" table:show-details="true"/>
                <table:data-pilot-member table:name="49521" table:display="true" table:show-details="true"/>
                <table:data-pilot-member table:name="49523" table:display="true" table:show-details="true"/>
                <table:data-pilot-member table:name="49526" table:display="true" table:show-details="true"/>
                <table:data-pilot-member table:name="49530" table:display="true" table:show-details="true"/>
                <table:data-pilot-member table:name="49533" table:display="true" table:show-details="true"/>
                <table:data-pilot-member table:name="49556" table:display="true" table:show-details="true"/>
                <table:data-pilot-member table:name="49561" table:display="true" table:show-details="true"/>
                <table:data-pilot-member table:name="49574" table:display="true" table:show-details="true"/>
                <table:data-pilot-member table:name="49585" table:display="true" table:show-details="true"/>
                <table:data-pilot-member table:name="49587" table:display="true" table:show-details="true"/>
                <table:data-pilot-member table:name="49597" table:display="true" table:show-details="true"/>
                <table:data-pilot-member table:name="49600" table:display="true" table:show-details="true"/>
                <table:data-pilot-member table:name="49618" table:display="true" table:show-details="true"/>
                <table:data-pilot-member table:name="49621" table:display="true" table:show-details="true"/>
                <table:data-pilot-member table:name="49622" table:display="true" table:show-details="true"/>
                <table:data-pilot-member table:name="49626" table:display="true" table:show-details="true"/>
                <table:data-pilot-member table:name="49633" table:display="true" table:show-details="true"/>
                <table:data-pilot-member table:name="49638" table:display="true" table:show-details="true"/>
                <table:data-pilot-member table:name="49641" table:display="true" table:show-details="true"/>
                <table:data-pilot-member table:name="49642" table:display="true" table:show-details="true"/>
                <table:data-pilot-member table:name="49644" table:display="true" table:show-details="true"/>
                <table:data-pilot-member table:name="49655" table:display="true" table:show-details="true"/>
                <table:data-pilot-member table:name="49659" table:display="true" table:show-details="true"/>
                <table:data-pilot-member table:name="49666" table:display="true" table:show-details="true"/>
                <table:data-pilot-member table:name="49667" table:display="true" table:show-details="true"/>
                <table:data-pilot-member table:name="49672" table:display="true" table:show-details="true"/>
                <table:data-pilot-member table:name="49676" table:display="true" table:show-details="true"/>
                <table:data-pilot-member table:name="49697" table:display="true" table:show-details="true"/>
                <table:data-pilot-member table:name="49699" table:display="true" table:show-details="true"/>
                <table:data-pilot-member table:name="49708" table:display="true" table:show-details="true"/>
                <table:data-pilot-member table:name="49709" table:display="true" table:show-details="true"/>
                <table:data-pilot-member table:name="49711" table:display="true" table:show-details="true"/>
                <table:data-pilot-member table:name="49740" table:display="true" table:show-details="true"/>
                <table:data-pilot-member table:name="49744" table:display="true" table:show-details="true"/>
                <table:data-pilot-member table:name="49745" table:display="true" table:show-details="true"/>
                <table:data-pilot-member table:name="49748" table:display="true" table:show-details="true"/>
                <table:data-pilot-member table:name="49750" table:display="true" table:show-details="true"/>
                <table:data-pilot-member table:name="49753" table:display="true" table:show-details="true"/>
                <table:data-pilot-member table:name="49760" table:display="true" table:show-details="true"/>
                <table:data-pilot-member table:name="49761" table:display="true" table:show-details="true"/>
                <table:data-pilot-member table:name="49762" table:display="true" table:show-details="true"/>
                <table:data-pilot-member table:name="49773" table:display="true" table:show-details="true"/>
                <table:data-pilot-member table:name="49789" table:display="true" table:show-details="true"/>
                <table:data-pilot-member table:name="49790" table:display="true" table:show-details="true"/>
                <table:data-pilot-member table:name="49819" table:display="true" table:show-details="true"/>
                <table:data-pilot-member table:name="49822" table:display="true" table:show-details="true"/>
                <table:data-pilot-member table:name="49834" table:display="true" table:show-details="true"/>
                <table:data-pilot-member table:name="49837" table:display="true" table:show-details="true"/>
                <table:data-pilot-member table:name="49840" table:display="true" table:show-details="true"/>
                <table:data-pilot-member table:name="49850" table:display="true" table:show-details="true"/>
                <table:data-pilot-member table:name="49851" table:display="true" table:show-details="true"/>
                <table:data-pilot-member table:name="49855" table:display="true" table:show-details="true"/>
                <table:data-pilot-member table:name="49861" table:display="true" table:show-details="true"/>
                <table:data-pilot-member table:name="49864" table:display="true" table:show-details="true"/>
                <table:data-pilot-member table:name="49868" table:display="true" table:show-details="true"/>
                <table:data-pilot-member table:name="49886" table:display="true" table:show-details="true"/>
                <table:data-pilot-member table:name="49895" table:display="true" table:show-details="true"/>
                <table:data-pilot-member table:name="49911" table:display="true" table:show-details="true"/>
                <table:data-pilot-member table:name="49917" table:display="true" table:show-details="true"/>
                <table:data-pilot-member table:name="49928" table:display="true" table:show-details="true"/>
                <table:data-pilot-member table:name="49930" table:display="true" table:show-details="true"/>
                <table:data-pilot-member table:name="49957" table:display="true" table:show-details="true"/>
                <table:data-pilot-member table:name="49970" table:display="true" table:show-details="true"/>
                <table:data-pilot-member table:name="49971" table:display="true" table:show-details="true"/>
                <table:data-pilot-member table:name="49992" table:display="true" table:show-details="true"/>
                <table:data-pilot-member table:name="50005" table:display="true" table:show-details="true"/>
                <table:data-pilot-member table:name="50012" table:display="true" table:show-details="true"/>
                <table:data-pilot-member table:name="50013" table:display="true" table:show-details="true"/>
                <table:data-pilot-member table:name="50016" table:display="true" table:show-details="true"/>
                <table:data-pilot-member table:name="50017" table:display="true" table:show-details="true"/>
                <table:data-pilot-member table:name="50044" table:display="true" table:show-details="true"/>
                <table:data-pilot-member table:name="50049" table:display="true" table:show-details="true"/>
                <table:data-pilot-member table:name="50051" table:display="true" table:show-details="true"/>
                <table:data-pilot-member table:name="50052" table:display="true" table:show-details="true"/>
                <table:data-pilot-member table:name="50057" table:display="true" table:show-details="true"/>
                <table:data-pilot-member table:name="50077" table:display="true" table:show-details="true"/>
                <table:data-pilot-member table:name="50079" table:display="true" table:show-details="true"/>
                <table:data-pilot-member table:name="50091" table:display="true" table:show-details="true"/>
                <table:data-pilot-member table:name="50093" table:display="true" table:show-details="true"/>
                <table:data-pilot-member table:name="50103" table:display="true" table:show-details="true"/>
                <table:data-pilot-member table:name="50105" table:display="true" table:show-details="true"/>
                <table:data-pilot-member table:name="50116" table:display="true" table:show-details="true"/>
                <table:data-pilot-member table:name="50129" table:display="true" table:show-details="true"/>
                <table:data-pilot-member table:name="50136" table:display="true" table:show-details="true"/>
                <table:data-pilot-member table:name="50141" table:display="true" table:show-details="true"/>
                <table:data-pilot-member table:name="50145" table:display="true" table:show-details="true"/>
                <table:data-pilot-member table:name="50147" table:display="true" table:show-details="true"/>
                <table:data-pilot-member table:name="50154" table:display="true" table:show-details="true"/>
                <table:data-pilot-member table:name="50172" table:display="true" table:show-details="true"/>
                <table:data-pilot-member table:name="50186" table:display="true" table:show-details="true"/>
                <table:data-pilot-member table:name="50198" table:display="true" table:show-details="true"/>
                <table:data-pilot-member table:name="50199" table:display="true" table:show-details="true"/>
                <table:data-pilot-member table:name="50209" table:display="true" table:show-details="true"/>
                <table:data-pilot-member table:name="50219" table:display="true" table:show-details="true"/>
                <table:data-pilot-member table:name="50238" table:display="true" table:show-details="true"/>
                <table:data-pilot-member table:name="50240" table:display="true" table:show-details="true"/>
                <table:data-pilot-member table:name="50256" table:display="true" table:show-details="true"/>
                <table:data-pilot-member table:name="50266" table:display="true" table:show-details="true"/>
                <table:data-pilot-member table:name="50292" table:display="true" table:show-details="true"/>
                <table:data-pilot-member table:name="50299" table:display="true" table:show-details="true"/>
                <table:data-pilot-member table:name="50306" table:display="true" table:show-details="true"/>
                <table:data-pilot-member table:name="50315" table:display="true" table:show-details="true"/>
                <table:data-pilot-member table:name="50316" table:display="true" table:show-details="true"/>
                <table:data-pilot-member table:name="50317" table:display="true" table:show-details="true"/>
                <table:data-pilot-member table:name="50318" table:display="true" table:show-details="true"/>
                <table:data-pilot-member table:name="50335" table:display="true" table:show-details="true"/>
                <table:data-pilot-member table:name="50339" table:display="true" table:show-details="true"/>
                <table:data-pilot-member table:name="50347" table:display="true" table:show-details="true"/>
                <table:data-pilot-member table:name="50348" table:display="true" table:show-details="true"/>
                <table:data-pilot-member table:name="50351" table:display="true" table:show-details="true"/>
                <table:data-pilot-member table:name="50368" table:display="true" table:show-details="true"/>
                <table:data-pilot-member table:name="50371" table:display="true" table:show-details="true"/>
                <table:data-pilot-member table:name="50374" table:display="true" table:show-details="true"/>
                <table:data-pilot-member table:name="50380" table:display="true" table:show-details="true"/>
                <table:data-pilot-member table:name="50391" table:display="true" table:show-details="true"/>
                <table:data-pilot-member table:name="50395" table:display="true" table:show-details="true"/>
                <table:data-pilot-member table:name="50401" table:display="true" table:show-details="true"/>
                <table:data-pilot-member table:name="50403" table:display="true" table:show-details="true"/>
                <table:data-pilot-member table:name="50406" table:display="true" table:show-details="true"/>
                <table:data-pilot-member table:name="50413" table:display="true" table:show-details="true"/>
                <table:data-pilot-member table:name="50449" table:display="true" table:show-details="true"/>
                <table:data-pilot-member table:name="50455" table:display="true" table:show-details="true"/>
                <table:data-pilot-member table:name="50459" table:display="true" table:show-details="true"/>
                <table:data-pilot-member table:name="50464" table:display="true" table:show-details="true"/>
                <table:data-pilot-member table:name="50468" table:display="true" table:show-details="true"/>
                <table:data-pilot-member table:name="50486" table:display="true" table:show-details="true"/>
                <table:data-pilot-member table:name="50491" table:display="true" table:show-details="true"/>
                <table:data-pilot-member table:name="50505" table:display="true" table:show-details="true"/>
                <table:data-pilot-member table:name="50510" table:display="true" table:show-details="true"/>
                <table:data-pilot-member table:name="50512" table:display="true" table:show-details="true"/>
                <table:data-pilot-member table:name="50519" table:display="true" table:show-details="true"/>
                <table:data-pilot-member table:name="50547" table:display="true" table:show-details="true"/>
                <table:data-pilot-member table:name="50553" table:display="true" table:show-details="true"/>
                <table:data-pilot-member table:name="50564" table:display="true" table:show-details="true"/>
                <table:data-pilot-member table:name="50576" table:display="true" table:show-details="true"/>
                <table:data-pilot-member table:name="50584" table:display="true" table:show-details="true"/>
                <table:data-pilot-member table:name="50595" table:display="true" table:show-details="true"/>
                <table:data-pilot-member table:name="50604" table:display="true" table:show-details="true"/>
                <table:data-pilot-member table:name="50608" table:display="true" table:show-details="true"/>
                <table:data-pilot-member table:name="50622" table:display="true" table:show-details="true"/>
                <table:data-pilot-member table:name="50634" table:display="true" table:show-details="true"/>
                <table:data-pilot-member table:name="50638" table:display="true" table:show-details="true"/>
                <table:data-pilot-member table:name="50639" table:display="true" table:show-details="true"/>
                <table:data-pilot-member table:name="50641" table:display="true" table:show-details="true"/>
                <table:data-pilot-member table:name="50646" table:display="true" table:show-details="true"/>
                <table:data-pilot-member table:name="50669" table:display="true" table:show-details="true"/>
                <table:data-pilot-member table:name="50689" table:display="true" table:show-details="true"/>
                <table:data-pilot-member table:name="50699" table:display="true" table:show-details="true"/>
                <table:data-pilot-member table:name="50709" table:display="true" table:show-details="true"/>
                <table:data-pilot-member table:name="50723" table:display="true" table:show-details="true"/>
                <table:data-pilot-member table:name="50730" table:display="true" table:show-details="true"/>
                <table:data-pilot-member table:name="50746" table:display="true" table:show-details="true"/>
                <table:data-pilot-member table:name="50759" table:display="true" table:show-details="true"/>
                <table:data-pilot-member table:name="50760" table:display="true" table:show-details="true"/>
                <table:data-pilot-member table:name="50767" table:display="true" table:show-details="true"/>
                <table:data-pilot-member table:name="50768" table:display="true" table:show-details="true"/>
                <table:data-pilot-member table:name="50777" table:display="true" table:show-details="true"/>
                <table:data-pilot-member table:name="50784" table:display="true" table:show-details="true"/>
                <table:data-pilot-member table:name="50787" table:display="true" table:show-details="true"/>
                <table:data-pilot-member table:name="50814" table:display="true" table:show-details="true"/>
                <table:data-pilot-member table:name="50816" table:display="true" table:show-details="true"/>
                <table:data-pilot-member table:name="50836" table:display="true" table:show-details="true"/>
                <table:data-pilot-member table:name="50838" table:display="true" table:show-details="true"/>
                <table:data-pilot-member table:name="50843" table:display="true" table:show-details="true"/>
                <table:data-pilot-member table:name="50892" table:display="true" table:show-details="true"/>
                <table:data-pilot-member table:name="50894" table:display="true" table:show-details="true"/>
                <table:data-pilot-member table:name="50898" table:display="true" table:show-details="true"/>
                <table:data-pilot-member table:name="50901" table:display="true" table:show-details="true"/>
                <table:data-pilot-member table:name="50906" table:display="true" table:show-details="true"/>
                <table:data-pilot-member table:name="50915" table:display="true" table:show-details="true"/>
                <table:data-pilot-member table:name="50933" table:display="true" table:show-details="true"/>
                <table:data-pilot-member table:name="50957" table:display="true" table:show-details="true"/>
                <table:data-pilot-member table:name="50960" table:display="true" table:show-details="true"/>
                <table:data-pilot-member table:name="50971" table:display="true" table:show-details="true"/>
                <table:data-pilot-member table:name="50976" table:display="true" table:show-details="true"/>
                <table:data-pilot-member table:name="50977" table:display="true" table:show-details="true"/>
                <table:data-pilot-member table:name="50990" table:display="true" table:show-details="true"/>
                <table:data-pilot-member table:name="50991" table:display="true" table:show-details="true"/>
                <table:data-pilot-member table:name="51004" table:display="true" table:show-details="true"/>
                <table:data-pilot-member table:name="51019" table:display="true" table:show-details="true"/>
                <table:data-pilot-member table:name="51020" table:display="true" table:show-details="true"/>
                <table:data-pilot-member table:name="51023" table:display="true" table:show-details="true"/>
                <table:data-pilot-member table:name="51033" table:display="true" table:show-details="true"/>
                <table:data-pilot-member table:name="51038" table:display="true" table:show-details="true"/>
                <table:data-pilot-member table:name="51040" table:display="true" table:show-details="true"/>
                <table:data-pilot-member table:name="51042" table:display="true" table:show-details="true"/>
                <table:data-pilot-member table:name="51053" table:display="true" table:show-details="true"/>
                <table:data-pilot-member table:name="51064" table:display="true" table:show-details="true"/>
                <table:data-pilot-member table:name="51070" table:display="true" table:show-details="true"/>
                <table:data-pilot-member table:name="51076" table:display="true" table:show-details="true"/>
                <table:data-pilot-member table:name="51078" table:display="true" table:show-details="true"/>
                <table:data-pilot-member table:name="51089" table:display="true" table:show-details="true"/>
                <table:data-pilot-member table:name="51092" table:display="true" table:show-details="true"/>
                <table:data-pilot-member table:name="51094" table:display="true" table:show-details="true"/>
                <table:data-pilot-member table:name="51102" table:display="true" table:show-details="true"/>
                <table:data-pilot-member table:name="51108" table:display="true" table:show-details="true"/>
                <table:data-pilot-member table:name="51118" table:display="true" table:show-details="true"/>
                <table:data-pilot-member table:name="51136" table:display="true" table:show-details="true"/>
                <table:data-pilot-member table:name="51142" table:display="true" table:show-details="true"/>
                <table:data-pilot-member table:name="51157" table:display="true" table:show-details="true"/>
                <table:data-pilot-member table:name="51159" table:display="true" table:show-details="true"/>
                <table:data-pilot-member table:name="51171" table:display="true" table:show-details="true"/>
                <table:data-pilot-member table:name="51199" table:display="true" table:show-details="true"/>
                <table:data-pilot-member table:name="51214" table:display="true" table:show-details="true"/>
                <table:data-pilot-member table:name="51219" table:display="true" table:show-details="true"/>
                <table:data-pilot-member table:name="51223" table:display="true" table:show-details="true"/>
                <table:data-pilot-member table:name="51232" table:display="true" table:show-details="true"/>
                <table:data-pilot-member table:name="51241" table:display="true" table:show-details="true"/>
                <table:data-pilot-member table:name="51244" table:display="true" table:show-details="true"/>
                <table:data-pilot-member table:name="51245" table:display="true" table:show-details="true"/>
                <table:data-pilot-member table:name="51258" table:display="true" table:show-details="true"/>
                <table:data-pilot-member table:name="51261" table:display="true" table:show-details="true"/>
                <table:data-pilot-member table:name="51263" table:display="true" table:show-details="true"/>
                <table:data-pilot-member table:name="51264" table:display="true" table:show-details="true"/>
                <table:data-pilot-member table:name="51286" table:display="true" table:show-details="true"/>
                <table:data-pilot-member table:name="51294" table:display="true" table:show-details="true"/>
                <table:data-pilot-member table:name="51295" table:display="true" table:show-details="true"/>
                <table:data-pilot-member table:name="51301" table:display="true" table:show-details="true"/>
                <table:data-pilot-member table:name="51302" table:display="true" table:show-details="true"/>
                <table:data-pilot-member table:name="51309" table:display="true" table:show-details="true"/>
                <table:data-pilot-member table:name="51310" table:display="true" table:show-details="true"/>
                <table:data-pilot-member table:name="51312" table:display="true" table:show-details="true"/>
                <table:data-pilot-member table:name="51313" table:display="true" table:show-details="true"/>
                <table:data-pilot-member table:name="51327" table:display="true" table:show-details="true"/>
                <table:data-pilot-member table:name="51337" table:display="true" table:show-details="true"/>
                <table:data-pilot-member table:name="51341" table:display="true" table:show-details="true"/>
                <table:data-pilot-member table:name="51345" table:display="true" table:show-details="true"/>
                <table:data-pilot-member table:name="51350" table:display="true" table:show-details="true"/>
                <table:data-pilot-member table:name="51369" table:display="true" table:show-details="true"/>
                <table:data-pilot-member table:name="51371" table:display="true" table:show-details="true"/>
                <table:data-pilot-member table:name="51374" table:display="true" table:show-details="true"/>
                <table:data-pilot-member table:name="51412" table:display="true" table:show-details="true"/>
                <table:data-pilot-member table:name="51424" table:display="true" table:show-details="true"/>
                <table:data-pilot-member table:name="51448" table:display="true" table:show-details="true"/>
                <table:data-pilot-member table:name="51449" table:display="true" table:show-details="true"/>
                <table:data-pilot-member table:name="51466" table:display="true" table:show-details="true"/>
                <table:data-pilot-member table:name="51468" table:display="true" table:show-details="true"/>
                <table:data-pilot-member table:name="51478" table:display="true" table:show-details="true"/>
                <table:data-pilot-member table:name="51482" table:display="true" table:show-details="true"/>
                <table:data-pilot-member table:name="51488" table:display="true" table:show-details="true"/>
                <table:data-pilot-member table:name="51491" table:display="true" table:show-details="true"/>
                <table:data-pilot-member table:name="51492" table:display="true" table:show-details="true"/>
                <table:data-pilot-member table:name="51495" table:display="true" table:show-details="true"/>
                <table:data-pilot-member table:name="51506" table:display="true" table:show-details="true"/>
                <table:data-pilot-member table:name="51512" table:display="true" table:show-details="true"/>
                <table:data-pilot-member table:name="51531" table:display="true" table:show-details="true"/>
                <table:data-pilot-member table:name="51565" table:display="true" table:show-details="true"/>
                <table:data-pilot-member table:name="51570" table:display="true" table:show-details="true"/>
                <table:data-pilot-member table:name="51576" table:display="true" table:show-details="true"/>
                <table:data-pilot-member table:name="51582" table:display="true" table:show-details="true"/>
                <table:data-pilot-member table:name="51584" table:display="true" table:show-details="true"/>
                <table:data-pilot-member table:name="51593" table:display="true" table:show-details="true"/>
                <table:data-pilot-member table:name="51598" table:display="true" table:show-details="true"/>
                <table:data-pilot-member table:name="51605" table:display="true" table:show-details="true"/>
                <table:data-pilot-member table:name="51628" table:display="true" table:show-details="true"/>
                <table:data-pilot-member table:name="51634" table:display="true" table:show-details="true"/>
                <table:data-pilot-member table:name="51639" table:display="true" table:show-details="true"/>
                <table:data-pilot-member table:name="51641" table:display="true" table:show-details="true"/>
                <table:data-pilot-member table:name="51645" table:display="true" table:show-details="true"/>
                <table:data-pilot-member table:name="51648" table:display="true" table:show-details="true"/>
                <table:data-pilot-member table:name="51665" table:display="true" table:show-details="true"/>
                <table:data-pilot-member table:name="51670" table:display="true" table:show-details="true"/>
                <table:data-pilot-member table:name="51680" table:display="true" table:show-details="true"/>
                <table:data-pilot-member table:name="51688" table:display="true" table:show-details="true"/>
                <table:data-pilot-member table:name="51698" table:display="true" table:show-details="true"/>
                <table:data-pilot-member table:name="51716" table:display="true" table:show-details="true"/>
                <table:data-pilot-member table:name="51718" table:display="true" table:show-details="true"/>
                <table:data-pilot-member table:name="51727" table:display="true" table:show-details="true"/>
                <table:data-pilot-member table:name="51729" table:display="true" table:show-details="true"/>
                <table:data-pilot-member table:name="51737" table:display="true" table:show-details="true"/>
                <table:data-pilot-member table:name="51743" table:display="true" table:show-details="true"/>
                <table:data-pilot-member table:name="51757" table:display="true" table:show-details="true"/>
                <table:data-pilot-member table:name="51761" table:display="true" table:show-details="true"/>
                <table:data-pilot-member table:name="51764" table:display="true" table:show-details="true"/>
                <table:data-pilot-member table:name="51784" table:display="true" table:show-details="true"/>
                <table:data-pilot-member table:name="51793" table:display="true" table:show-details="true"/>
                <table:data-pilot-member table:name="51794" table:display="true" table:show-details="true"/>
                <table:data-pilot-member table:name="51796" table:display="true" table:show-details="true"/>
                <table:data-pilot-member table:name="51814" table:display="true" table:show-details="true"/>
                <table:data-pilot-member table:name="51826" table:display="true" table:show-details="true"/>
                <table:data-pilot-member table:name="51828" table:display="true" table:show-details="true"/>
                <table:data-pilot-member table:name="51838" table:display="true" table:show-details="true"/>
                <table:data-pilot-member table:name="51857" table:display="true" table:show-details="true"/>
                <table:data-pilot-member table:name="51861" table:display="true" table:show-details="true"/>
                <table:data-pilot-member table:name="51867" table:display="true" table:show-details="true"/>
                <table:data-pilot-member table:name="51872" table:display="true" table:show-details="true"/>
                <table:data-pilot-member table:name="51880" table:display="true" table:show-details="true"/>
                <table:data-pilot-member table:name="51888" table:display="true" table:show-details="true"/>
                <table:data-pilot-member table:name="51895" table:display="true" table:show-details="true"/>
                <table:data-pilot-member table:name="51897" table:display="true" table:show-details="true"/>
                <table:data-pilot-member table:name="51898" table:display="true" table:show-details="true"/>
                <table:data-pilot-member table:name="51919" table:display="true" table:show-details="true"/>
                <table:data-pilot-member table:name="51921" table:display="true" table:show-details="true"/>
                <table:data-pilot-member table:name="51933" table:display="true" table:show-details="true"/>
                <table:data-pilot-member table:name="51941" table:display="true" table:show-details="true"/>
                <table:data-pilot-member table:name="51959" table:display="true" table:show-details="true"/>
                <table:data-pilot-member table:name="51968" table:display="true" table:show-details="true"/>
                <table:data-pilot-member table:name="51976" table:display="true" table:show-details="true"/>
                <table:data-pilot-member table:name="51977" table:display="true" table:show-details="true"/>
                <table:data-pilot-member table:name="51987" table:display="true" table:show-details="true"/>
                <table:data-pilot-member table:name="51990" table:display="true" table:show-details="true"/>
                <table:data-pilot-member table:name="51993" table:display="true" table:show-details="true"/>
                <table:data-pilot-member table:name="51997" table:display="true" table:show-details="true"/>
                <table:data-pilot-member table:name="51999" table:display="true" table:show-details="true"/>
                <table:data-pilot-member table:name="52010" table:display="true" table:show-details="true"/>
                <table:data-pilot-member table:name="52011" table:display="true" table:show-details="true"/>
                <table:data-pilot-member table:name="52024" table:display="true" table:show-details="true"/>
                <table:data-pilot-member table:name="52045" table:display="true" table:show-details="true"/>
                <table:data-pilot-member table:name="52046" table:display="true" table:show-details="true"/>
                <table:data-pilot-member table:name="52053" table:display="true" table:show-details="true"/>
                <table:data-pilot-member table:name="52059" table:display="true" table:show-details="true"/>
                <table:data-pilot-member table:name="52074" table:display="true" table:show-details="true"/>
                <table:data-pilot-member table:name="52079" table:display="true" table:show-details="true"/>
                <table:data-pilot-member table:name="52087" table:display="true" table:show-details="true"/>
                <table:data-pilot-member table:name="52090" table:display="true" table:show-details="true"/>
                <table:data-pilot-member table:name="52092" table:display="true" table:show-details="true"/>
                <table:data-pilot-member table:name="52097" table:display="true" table:show-details="true"/>
                <table:data-pilot-member table:name="52099" table:display="true" table:show-details="true"/>
                <table:data-pilot-member table:name="52112" table:display="true" table:show-details="true"/>
                <table:data-pilot-member table:name="52113" table:display="true" table:show-details="true"/>
                <table:data-pilot-member table:name="52133" table:display="true" table:show-details="true"/>
                <table:data-pilot-member table:name="52136" table:display="true" table:show-details="true"/>
                <table:data-pilot-member table:name="52141" table:display="true" table:show-details="true"/>
                <table:data-pilot-member table:name="52142" table:display="true" table:show-details="true"/>
                <table:data-pilot-member table:name="52145" table:display="true" table:show-details="true"/>
                <table:data-pilot-member table:name="52147" table:display="true" table:show-details="true"/>
                <table:data-pilot-member table:name="52168" table:display="true" table:show-details="true"/>
                <table:data-pilot-member table:name="52173" table:display="true" table:show-details="true"/>
                <table:data-pilot-member table:name="52209" table:display="true" table:show-details="true"/>
                <table:data-pilot-member table:name="52211" table:display="true" table:show-details="true"/>
                <table:data-pilot-member table:name="52213" table:display="true" table:show-details="true"/>
                <table:data-pilot-member table:name="52217" table:display="true" table:show-details="true"/>
                <table:data-pilot-member table:name="52227" table:display="true" table:show-details="true"/>
                <table:data-pilot-member table:name="52242" table:display="true" table:show-details="true"/>
                <table:data-pilot-member table:name="52253" table:display="true" table:show-details="true"/>
                <table:data-pilot-member table:name="52271" table:display="true" table:show-details="true"/>
                <table:data-pilot-member table:name="52313" table:display="true" table:show-details="true"/>
                <table:data-pilot-member table:name="52326" table:display="true" table:show-details="true"/>
                <table:data-pilot-member table:name="52328" table:display="true" table:show-details="true"/>
                <table:data-pilot-member table:name="52340" table:display="true" table:show-details="true"/>
                <table:data-pilot-member table:name="52374" table:display="true" table:show-details="true"/>
                <table:data-pilot-member table:name="52377" table:display="true" table:show-details="true"/>
                <table:data-pilot-member table:name="52387" table:display="true" table:show-details="true"/>
                <table:data-pilot-member table:name="52389" table:display="true" table:show-details="true"/>
                <table:data-pilot-member table:name="52394" table:display="true" table:show-details="true"/>
                <table:data-pilot-member table:name="52401" table:display="true" table:show-details="true"/>
                <table:data-pilot-member table:name="52411" table:display="true" table:show-details="true"/>
                <table:data-pilot-member table:name="52419" table:display="true" table:show-details="true"/>
                <table:data-pilot-member table:name="52420" table:display="true" table:show-details="true"/>
                <table:data-pilot-member table:name="52434" table:display="true" table:show-details="true"/>
                <table:data-pilot-member table:name="52440" table:display="true" table:show-details="true"/>
                <table:data-pilot-member table:name="52442" table:display="true" table:show-details="true"/>
                <table:data-pilot-member table:name="52466" table:display="true" table:show-details="true"/>
                <table:data-pilot-member table:name="52470" table:display="true" table:show-details="true"/>
                <table:data-pilot-member table:name="52474" table:display="true" table:show-details="true"/>
                <table:data-pilot-member table:name="52488" table:display="true" table:show-details="true"/>
                <table:data-pilot-member table:name="52526" table:display="true" table:show-details="true"/>
                <table:data-pilot-member table:name="52530" table:display="true" table:show-details="true"/>
                <table:data-pilot-member table:name="52534" table:display="true" table:show-details="true"/>
                <table:data-pilot-member table:name="52555" table:display="true" table:show-details="true"/>
                <table:data-pilot-member table:name="52556" table:display="true" table:show-details="true"/>
                <table:data-pilot-member table:name="52561" table:display="true" table:show-details="true"/>
                <table:data-pilot-member table:name="52564" table:display="true" table:show-details="true"/>
                <table:data-pilot-member table:name="52565" table:display="true" table:show-details="true"/>
                <table:data-pilot-member table:name="52567" table:display="true" table:show-details="true"/>
                <table:data-pilot-member table:name="52575" table:display="true" table:show-details="true"/>
                <table:data-pilot-member table:name="52579" table:display="true" table:show-details="true"/>
                <table:data-pilot-member table:name="52581" table:display="true" table:show-details="true"/>
                <table:data-pilot-member table:name="52598" table:display="true" table:show-details="true"/>
                <table:data-pilot-member table:name="52608" table:display="true" table:show-details="true"/>
                <table:data-pilot-member table:name="52618" table:display="true" table:show-details="true"/>
                <table:data-pilot-member table:name="52620" table:display="true" table:show-details="true"/>
                <table:data-pilot-member table:name="52622" table:display="true" table:show-details="true"/>
                <table:data-pilot-member table:name="52628" table:display="true" table:show-details="true"/>
                <table:data-pilot-member table:name="52642" table:display="true" table:show-details="true"/>
                <table:data-pilot-member table:name="52670" table:display="true" table:show-details="true"/>
                <table:data-pilot-member table:name="52679" table:display="true" table:show-details="true"/>
                <table:data-pilot-member table:name="52685" table:display="true" table:show-details="true"/>
                <table:data-pilot-member table:name="52692" table:display="true" table:show-details="true"/>
                <table:data-pilot-member table:name="52703" table:display="true" table:show-details="true"/>
                <table:data-pilot-member table:name="52708" table:display="true" table:show-details="true"/>
                <table:data-pilot-member table:name="52722" table:display="true" table:show-details="true"/>
                <table:data-pilot-member table:name="52740" table:display="true" table:show-details="true"/>
                <table:data-pilot-member table:name="52748" table:display="true" table:show-details="true"/>
                <table:data-pilot-member table:name="52762" table:display="true" table:show-details="true"/>
                <table:data-pilot-member table:name="52776" table:display="true" table:show-details="true"/>
                <table:data-pilot-member table:name="52777" table:display="true" table:show-details="true"/>
                <table:data-pilot-member table:name="52782" table:display="true" table:show-details="true"/>
                <table:data-pilot-member table:name="52783" table:display="true" table:show-details="true"/>
                <table:data-pilot-member table:name="52802" table:display="true" table:show-details="true"/>
                <table:data-pilot-member table:name="52805" table:display="true" table:show-details="true"/>
                <table:data-pilot-member table:name="52828" table:display="true" table:show-details="true"/>
                <table:data-pilot-member table:name="52834" table:display="true" table:show-details="true"/>
                <table:data-pilot-member table:name="52860" table:display="true" table:show-details="true"/>
                <table:data-pilot-member table:name="52863" table:display="true" table:show-details="true"/>
                <table:data-pilot-member table:name="52865" table:display="true" table:show-details="true"/>
                <table:data-pilot-member table:name="52872" table:display="true" table:show-details="true"/>
                <table:data-pilot-member table:name="52882" table:display="true" table:show-details="true"/>
                <table:data-pilot-member table:name="52894" table:display="true" table:show-details="true"/>
                <table:data-pilot-member table:name="52897" table:display="true" table:show-details="true"/>
                <table:data-pilot-member table:name="52908" table:display="true" table:show-details="true"/>
                <table:data-pilot-member table:name="52913" table:display="true" table:show-details="true"/>
                <table:data-pilot-member table:name="52917" table:display="true" table:show-details="true"/>
                <table:data-pilot-member table:name="52924" table:display="true" table:show-details="true"/>
                <table:data-pilot-member table:name="52932" table:display="true" table:show-details="true"/>
                <table:data-pilot-member table:name="52944" table:display="true" table:show-details="true"/>
                <table:data-pilot-member table:name="52945" table:display="true" table:show-details="true"/>
                <table:data-pilot-member table:name="52948" table:display="true" table:show-details="true"/>
                <table:data-pilot-member table:name="52953" table:display="true" table:show-details="true"/>
                <table:data-pilot-member table:name="52954" table:display="true" table:show-details="true"/>
                <table:data-pilot-member table:name="52962" table:display="true" table:show-details="true"/>
                <table:data-pilot-member table:name="52987" table:display="true" table:show-details="true"/>
                <table:data-pilot-member table:name="52996" table:display="true" table:show-details="true"/>
                <table:data-pilot-member table:name="52997" table:display="true" table:show-details="true"/>
                <table:data-pilot-member table:name="53005" table:display="true" table:show-details="true"/>
                <table:data-pilot-member table:name="53015" table:display="true" table:show-details="true"/>
                <table:data-pilot-member table:name="53025" table:display="true" table:show-details="true"/>
                <table:data-pilot-member table:name="53032" table:display="true" table:show-details="true"/>
                <table:data-pilot-member table:name="53046" table:display="true" table:show-details="true"/>
                <table:data-pilot-member table:name="53049" table:display="true" table:show-details="true"/>
                <table:data-pilot-member table:name="53054" table:display="true" table:show-details="true"/>
                <table:data-pilot-member table:name="53060" table:display="true" table:show-details="true"/>
                <table:data-pilot-member table:name="53061" table:display="true" table:show-details="true"/>
                <table:data-pilot-member table:name="53073" table:display="true" table:show-details="true"/>
                <table:data-pilot-member table:name="53076" table:display="true" table:show-details="true"/>
                <table:data-pilot-member table:name="53085" table:display="true" table:show-details="true"/>
                <table:data-pilot-member table:name="53088" table:display="true" table:show-details="true"/>
                <table:data-pilot-member table:name="53092" table:display="true" table:show-details="true"/>
                <table:data-pilot-member table:name="53096" table:display="true" table:show-details="true"/>
                <table:data-pilot-member table:name="53103" table:display="true" table:show-details="true"/>
                <table:data-pilot-member table:name="53123" table:display="true" table:show-details="true"/>
                <table:data-pilot-member table:name="53142" table:display="true" table:show-details="true"/>
                <table:data-pilot-member table:name="53144" table:display="true" table:show-details="true"/>
                <table:data-pilot-member table:name="53145" table:display="true" table:show-details="true"/>
                <table:data-pilot-member table:name="53155" table:display="true" table:show-details="true"/>
                <table:data-pilot-member table:name="53157" table:display="true" table:show-details="true"/>
                <table:data-pilot-member table:name="53165" table:display="true" table:show-details="true"/>
                <table:data-pilot-member table:name="53169" table:display="true" table:show-details="true"/>
                <table:data-pilot-member table:name="53192" table:display="true" table:show-details="true"/>
                <table:data-pilot-member table:name="53193" table:display="true" table:show-details="true"/>
                <table:data-pilot-member table:name="53194" table:display="true" table:show-details="true"/>
                <table:data-pilot-member table:name="53195" table:display="true" table:show-details="true"/>
                <table:data-pilot-member table:name="53197" table:display="true" table:show-details="true"/>
                <table:data-pilot-member table:name="53198" table:display="true" table:show-details="true"/>
                <table:data-pilot-member table:name="53200" table:display="true" table:show-details="true"/>
                <table:data-pilot-member table:name="53213" table:display="true" table:show-details="true"/>
                <table:data-pilot-member table:name="53219" table:display="true" table:show-details="true"/>
                <table:data-pilot-member table:name="53224" table:display="true" table:show-details="true"/>
                <table:data-pilot-member table:name="53245" table:display="true" table:show-details="true"/>
                <table:data-pilot-member table:name="53264" table:display="true" table:show-details="true"/>
                <table:data-pilot-member table:name="53267" table:display="true" table:show-details="true"/>
                <table:data-pilot-member table:name="53271" table:display="true" table:show-details="true"/>
                <table:data-pilot-member table:name="53280" table:display="true" table:show-details="true"/>
                <table:data-pilot-member table:name="53289" table:display="true" table:show-details="true"/>
                <table:data-pilot-member table:name="53293" table:display="true" table:show-details="true"/>
                <table:data-pilot-member table:name="53309" table:display="true" table:show-details="true"/>
                <table:data-pilot-member table:name="53339" table:display="true" table:show-details="true"/>
                <table:data-pilot-member table:name="53345" table:display="true" table:show-details="true"/>
                <table:data-pilot-member table:name="53348" table:display="true" table:show-details="true"/>
                <table:data-pilot-member table:name="53360" table:display="true" table:show-details="true"/>
                <table:data-pilot-member table:name="53367" table:display="true" table:show-details="true"/>
                <table:data-pilot-member table:name="53370" table:display="true" table:show-details="true"/>
                <table:data-pilot-member table:name="53372" table:display="true" table:show-details="true"/>
                <table:data-pilot-member table:name="53376" table:display="true" table:show-details="true"/>
                <table:data-pilot-member table:name="53379" table:display="true" table:show-details="true"/>
                <table:data-pilot-member table:name="53384" table:display="true" table:show-details="true"/>
                <table:data-pilot-member table:name="53394" table:display="true" table:show-details="true"/>
                <table:data-pilot-member table:name="53400" table:display="true" table:show-details="true"/>
                <table:data-pilot-member table:name="53401" table:display="true" table:show-details="true"/>
                <table:data-pilot-member table:name="53412" table:display="true" table:show-details="true"/>
                <table:data-pilot-member table:name="53413" table:display="true" table:show-details="true"/>
                <table:data-pilot-member table:name="53417" table:display="true" table:show-details="true"/>
                <table:data-pilot-member table:name="53434" table:display="true" table:show-details="true"/>
                <table:data-pilot-member table:name="53442" table:display="true" table:show-details="true"/>
                <table:data-pilot-member table:name="53445" table:display="true" table:show-details="true"/>
                <table:data-pilot-member table:name="53453" table:display="true" table:show-details="true"/>
                <table:data-pilot-member table:name="53460" table:display="true" table:show-details="true"/>
                <table:data-pilot-member table:name="53476" table:display="true" table:show-details="true"/>
                <table:data-pilot-member table:name="53489" table:display="true" table:show-details="true"/>
                <table:data-pilot-member table:name="53500" table:display="true" table:show-details="true"/>
                <table:data-pilot-member table:name="53513" table:display="true" table:show-details="true"/>
                <table:data-pilot-member table:name="53518" table:display="true" table:show-details="true"/>
                <table:data-pilot-member table:name="53544" table:display="true" table:show-details="true"/>
                <table:data-pilot-member table:name="53545" table:display="true" table:show-details="true"/>
                <table:data-pilot-member table:name="53549" table:display="true" table:show-details="true"/>
                <table:data-pilot-member table:name="53551" table:display="true" table:show-details="true"/>
                <table:data-pilot-member table:name="53553" table:display="true" table:show-details="true"/>
                <table:data-pilot-member table:name="53561" table:display="true" table:show-details="true"/>
                <table:data-pilot-member table:name="53564" table:display="true" table:show-details="true"/>
                <table:data-pilot-member table:name="53566" table:display="true" table:show-details="true"/>
                <table:data-pilot-member table:name="53579" table:display="true" table:show-details="true"/>
                <table:data-pilot-member table:name="53585" table:display="true" table:show-details="true"/>
                <table:data-pilot-member table:name="53596" table:display="true" table:show-details="true"/>
                <table:data-pilot-member table:name="53599" table:display="true" table:show-details="true"/>
                <table:data-pilot-member table:name="53626" table:display="true" table:show-details="true"/>
                <table:data-pilot-member table:name="53630" table:display="true" table:show-details="true"/>
                <table:data-pilot-member table:name="53632" table:display="true" table:show-details="true"/>
                <table:data-pilot-member table:name="53634" table:display="true" table:show-details="true"/>
                <table:data-pilot-member table:name="53638" table:display="true" table:show-details="true"/>
                <table:data-pilot-member table:name="53641" table:display="true" table:show-details="true"/>
                <table:data-pilot-member table:name="53677" table:display="true" table:show-details="true"/>
                <table:data-pilot-member table:name="53689" table:display="true" table:show-details="true"/>
                <table:data-pilot-member table:name="53697" table:display="true" table:show-details="true"/>
                <table:data-pilot-member table:name="53709" table:display="true" table:show-details="true"/>
                <table:data-pilot-member table:name="53710" table:display="true" table:show-details="true"/>
                <table:data-pilot-member table:name="53716" table:display="true" table:show-details="true"/>
                <table:data-pilot-member table:name="53726" table:display="true" table:show-details="true"/>
                <table:data-pilot-member table:name="53727" table:display="true" table:show-details="true"/>
                <table:data-pilot-member table:name="53743" table:display="true" table:show-details="true"/>
                <table:data-pilot-member table:name="53754" table:display="true" table:show-details="true"/>
                <table:data-pilot-member table:name="53770" table:display="true" table:show-details="true"/>
                <table:data-pilot-member table:name="53771" table:display="true" table:show-details="true"/>
                <table:data-pilot-member table:name="53776" table:display="true" table:show-details="true"/>
                <table:data-pilot-member table:name="53809" table:display="true" table:show-details="true"/>
                <table:data-pilot-member table:name="53813" table:display="true" table:show-details="true"/>
                <table:data-pilot-member table:name="53821" table:display="true" table:show-details="true"/>
                <table:data-pilot-member table:name="53830" table:display="true" table:show-details="true"/>
                <table:data-pilot-member table:name="53837" table:display="true" table:show-details="true"/>
                <table:data-pilot-member table:name="53854" table:display="true" table:show-details="true"/>
                <table:data-pilot-member table:name="53859" table:display="true" table:show-details="true"/>
                <table:data-pilot-member table:name="53890" table:display="true" table:show-details="true"/>
                <table:data-pilot-member table:name="53892" table:display="true" table:show-details="true"/>
                <table:data-pilot-member table:name="53903" table:display="true" table:show-details="true"/>
                <table:data-pilot-member table:name="53926" table:display="true" table:show-details="true"/>
                <table:data-pilot-member table:name="53927" table:display="true" table:show-details="true"/>
                <table:data-pilot-member table:name="53928" table:display="true" table:show-details="true"/>
                <table:data-pilot-member table:name="53950" table:display="true" table:show-details="true"/>
                <table:data-pilot-member table:name="53954" table:display="true" table:show-details="true"/>
                <table:data-pilot-member table:name="53962" table:display="true" table:show-details="true"/>
                <table:data-pilot-member table:name="53970" table:display="true" table:show-details="true"/>
                <table:data-pilot-member table:name="53998" table:display="true" table:show-details="true"/>
                <table:data-pilot-member table:name="54001" table:display="true" table:show-details="true"/>
                <table:data-pilot-member table:name="54004" table:display="true" table:show-details="true"/>
                <table:data-pilot-member table:name="54005" table:display="true" table:show-details="true"/>
                <table:data-pilot-member table:name="54007" table:display="true" table:show-details="true"/>
                <table:data-pilot-member table:name="54009" table:display="true" table:show-details="true"/>
                <table:data-pilot-member table:name="54011" table:display="true" table:show-details="true"/>
                <table:data-pilot-member table:name="54012" table:display="true" table:show-details="true"/>
                <table:data-pilot-member table:name="54014" table:display="true" table:show-details="true"/>
                <table:data-pilot-member table:name="54015" table:display="true" table:show-details="true"/>
                <table:data-pilot-member table:name="54022" table:display="true" table:show-details="true"/>
                <table:data-pilot-member table:name="54026" table:display="true" table:show-details="true"/>
                <table:data-pilot-member table:name="54046" table:display="true" table:show-details="true"/>
                <table:data-pilot-member table:name="54051" table:display="true" table:show-details="true"/>
                <table:data-pilot-member table:name="54067" table:display="true" table:show-details="true"/>
                <table:data-pilot-member table:name="54070" table:display="true" table:show-details="true"/>
                <table:data-pilot-member table:name="54081" table:display="true" table:show-details="true"/>
                <table:data-pilot-member table:name="54092" table:display="true" table:show-details="true"/>
                <table:data-pilot-member table:name="54093" table:display="true" table:show-details="true"/>
                <table:data-pilot-member table:name="54104" table:display="true" table:show-details="true"/>
                <table:data-pilot-member table:name="54106" table:display="true" table:show-details="true"/>
                <table:data-pilot-member table:name="54108" table:display="true" table:show-details="true"/>
                <table:data-pilot-member table:name="54112" table:display="true" table:show-details="true"/>
                <table:data-pilot-member table:name="54115" table:display="true" table:show-details="true"/>
                <table:data-pilot-member table:name="54120" table:display="true" table:show-details="true"/>
                <table:data-pilot-member table:name="54126" table:display="true" table:show-details="true"/>
                <table:data-pilot-member table:name="54133" table:display="true" table:show-details="true"/>
                <table:data-pilot-member table:name="54148" table:display="true" table:show-details="true"/>
                <table:data-pilot-member table:name="54149" table:display="true" table:show-details="true"/>
                <table:data-pilot-member table:name="54150" table:display="true" table:show-details="true"/>
                <table:data-pilot-member table:name="54184" table:display="true" table:show-details="true"/>
                <table:data-pilot-member table:name="54185" table:display="true" table:show-details="true"/>
                <table:data-pilot-member table:name="54190" table:display="true" table:show-details="true"/>
                <table:data-pilot-member table:name="54191" table:display="true" table:show-details="true"/>
                <table:data-pilot-member table:name="54200" table:display="true" table:show-details="true"/>
                <table:data-pilot-member table:name="54203" table:display="true" table:show-details="true"/>
                <table:data-pilot-member table:name="54210" table:display="true" table:show-details="true"/>
                <table:data-pilot-member table:name="54216" table:display="true" table:show-details="true"/>
                <table:data-pilot-member table:name="54222" table:display="true" table:show-details="true"/>
                <table:data-pilot-member table:name="54237" table:display="true" table:show-details="true"/>
                <table:data-pilot-member table:name="54254" table:display="true" table:show-details="true"/>
                <table:data-pilot-member table:name="54256" table:display="true" table:show-details="true"/>
                <table:data-pilot-member table:name="54279" table:display="true" table:show-details="true"/>
                <table:data-pilot-member table:name="54307" table:display="true" table:show-details="true"/>
                <table:data-pilot-member table:name="54310" table:display="true" table:show-details="true"/>
                <table:data-pilot-member table:name="54320" table:display="true" table:show-details="true"/>
                <table:data-pilot-member table:name="54321" table:display="true" table:show-details="true"/>
                <table:data-pilot-member table:name="54324" table:display="true" table:show-details="true"/>
                <table:data-pilot-member table:name="54329" table:display="true" table:show-details="true"/>
                <table:data-pilot-member table:name="54334" table:display="true" table:show-details="true"/>
                <table:data-pilot-member table:name="54342" table:display="true" table:show-details="true"/>
                <table:data-pilot-member table:name="54343" table:display="true" table:show-details="true"/>
                <table:data-pilot-member table:name="54363" table:display="true" table:show-details="true"/>
                <table:data-pilot-member table:name="54367" table:display="true" table:show-details="true"/>
                <table:data-pilot-member table:name="54371" table:display="true" table:show-details="true"/>
                <table:data-pilot-member table:name="54381" table:display="true" table:show-details="true"/>
                <table:data-pilot-member table:name="54389" table:display="true" table:show-details="true"/>
                <table:data-pilot-member table:name="54392" table:display="true" table:show-details="true"/>
                <table:data-pilot-member table:name="54395" table:display="true" table:show-details="true"/>
                <table:data-pilot-member table:name="54423" table:display="true" table:show-details="true"/>
                <table:data-pilot-member table:name="54425" table:display="true" table:show-details="true"/>
                <table:data-pilot-member table:name="54428" table:display="true" table:show-details="true"/>
                <table:data-pilot-member table:name="54438" table:display="true" table:show-details="true"/>
                <table:data-pilot-member table:name="54441" table:display="true" table:show-details="true"/>
                <table:data-pilot-member table:name="54442" table:display="true" table:show-details="true"/>
                <table:data-pilot-member table:name="54458" table:display="true" table:show-details="true"/>
                <table:data-pilot-member table:name="54464" table:display="true" table:show-details="true"/>
                <table:data-pilot-member table:name="54474" table:display="true" table:show-details="true"/>
                <table:data-pilot-member table:name="54485" table:display="true" table:show-details="true"/>
                <table:data-pilot-member table:name="54493" table:display="true" table:show-details="true"/>
                <table:data-pilot-member table:name="54500" table:display="true" table:show-details="true"/>
                <table:data-pilot-member table:name="54520" table:display="true" table:show-details="true"/>
                <table:data-pilot-member table:name="54528" table:display="true" table:show-details="true"/>
                <table:data-pilot-member table:name="54530" table:display="true" table:show-details="true"/>
                <table:data-pilot-member table:name="54531" table:display="true" table:show-details="true"/>
                <table:data-pilot-member table:name="54553" table:display="true" table:show-details="true"/>
                <table:data-pilot-member table:name="54560" table:display="true" table:show-details="true"/>
                <table:data-pilot-member table:name="54572" table:display="true" table:show-details="true"/>
                <table:data-pilot-member table:name="54575" table:display="true" table:show-details="true"/>
                <table:data-pilot-member table:name="54578" table:display="true" table:show-details="true"/>
                <table:data-pilot-member table:name="54591" table:display="true" table:show-details="true"/>
                <table:data-pilot-member table:name="54597" table:display="true" table:show-details="true"/>
                <table:data-pilot-member table:name="54606" table:display="true" table:show-details="true"/>
                <table:data-pilot-member table:name="54609" table:display="true" table:show-details="true"/>
                <table:data-pilot-member table:name="54614" table:display="true" table:show-details="true"/>
                <table:data-pilot-member table:name="54616" table:display="true" table:show-details="true"/>
                <table:data-pilot-member table:name="54635" table:display="true" table:show-details="true"/>
                <table:data-pilot-member table:name="54649" table:display="true" table:show-details="true"/>
                <table:data-pilot-member table:name="54653" table:display="true" table:show-details="true"/>
                <table:data-pilot-member table:name="54654" table:display="true" table:show-details="true"/>
                <table:data-pilot-member table:name="54670" table:display="true" table:show-details="true"/>
                <table:data-pilot-member table:name="54674" table:display="true" table:show-details="true"/>
                <table:data-pilot-member table:name="54676" table:display="true" table:show-details="true"/>
                <table:data-pilot-member table:name="54678" table:display="true" table:show-details="true"/>
                <table:data-pilot-member table:name="54710" table:display="true" table:show-details="true"/>
                <table:data-pilot-member table:name="54712" table:display="true" table:show-details="true"/>
                <table:data-pilot-member table:name="54716" table:display="true" table:show-details="true"/>
                <table:data-pilot-member table:name="54721" table:display="true" table:show-details="true"/>
                <table:data-pilot-member table:name="54731" table:display="true" table:show-details="true"/>
                <table:data-pilot-member table:name="54734" table:display="true" table:show-details="true"/>
                <table:data-pilot-member table:name="54744" table:display="true" table:show-details="true"/>
                <table:data-pilot-member table:name="54756" table:display="true" table:show-details="true"/>
                <table:data-pilot-member table:name="54759" table:display="true" table:show-details="true"/>
                <table:data-pilot-member table:name="54767" table:display="true" table:show-details="true"/>
                <table:data-pilot-member table:name="54770" table:display="true" table:show-details="true"/>
                <table:data-pilot-member table:name="54782" table:display="true" table:show-details="true"/>
                <table:data-pilot-member table:name="54783" table:display="true" table:show-details="true"/>
                <table:data-pilot-member table:name="54794" table:display="true" table:show-details="true"/>
                <table:data-pilot-member table:name="54797" table:display="true" table:show-details="true"/>
                <table:data-pilot-member table:name="54812" table:display="true" table:show-details="true"/>
                <table:data-pilot-member table:name="54817" table:display="true" table:show-details="true"/>
                <table:data-pilot-member table:name="54818" table:display="true" table:show-details="true"/>
                <table:data-pilot-member table:name="54819" table:display="true" table:show-details="true"/>
                <table:data-pilot-member table:name="54828" table:display="true" table:show-details="true"/>
                <table:data-pilot-member table:name="54838" table:display="true" table:show-details="true"/>
                <table:data-pilot-member table:name="54864" table:display="true" table:show-details="true"/>
                <table:data-pilot-member table:name="54866" table:display="true" table:show-details="true"/>
                <table:data-pilot-member table:name="54867" table:display="true" table:show-details="true"/>
                <table:data-pilot-member table:name="54874" table:display="true" table:show-details="true"/>
                <table:data-pilot-member table:name="54879" table:display="true" table:show-details="true"/>
                <table:data-pilot-member table:name="54888" table:display="true" table:show-details="true"/>
                <table:data-pilot-member table:name="54891" table:display="true" table:show-details="true"/>
                <table:data-pilot-member table:name="54901" table:display="true" table:show-details="true"/>
                <table:data-pilot-member table:name="54903" table:display="true" table:show-details="true"/>
                <table:data-pilot-member table:name="54921" table:display="true" table:show-details="true"/>
                <table:data-pilot-member table:name="54926" table:display="true" table:show-details="true"/>
                <table:data-pilot-member table:name="54940" table:display="true" table:show-details="true"/>
                <table:data-pilot-member table:name="54941" table:display="true" table:show-details="true"/>
                <table:data-pilot-member table:name="54943" table:display="true" table:show-details="true"/>
                <table:data-pilot-member table:name="54964" table:display="true" table:show-details="true"/>
                <table:data-pilot-member table:name="54965" table:display="true" table:show-details="true"/>
                <table:data-pilot-member table:name="54970" table:display="true" table:show-details="true"/>
                <table:data-pilot-member table:name="54979" table:display="true" table:show-details="true"/>
                <table:data-pilot-member table:name="54997" table:display="true" table:show-details="true"/>
                <table:data-pilot-member table:name="54998" table:display="true" table:show-details="true"/>
                <table:data-pilot-member table:name="55009" table:display="true" table:show-details="true"/>
                <table:data-pilot-member table:name="55021" table:display="true" table:show-details="true"/>
                <table:data-pilot-member table:name="55048" table:display="true" table:show-details="true"/>
                <table:data-pilot-member table:name="55051" table:display="true" table:show-details="true"/>
                <table:data-pilot-member table:name="55056" table:display="true" table:show-details="true"/>
                <table:data-pilot-member table:name="55061" table:display="true" table:show-details="true"/>
                <table:data-pilot-member table:name="55080" table:display="true" table:show-details="true"/>
                <table:data-pilot-member table:name="55081" table:display="true" table:show-details="true"/>
                <table:data-pilot-member table:name="55095" table:display="true" table:show-details="true"/>
                <table:data-pilot-member table:name="55121" table:display="true" table:show-details="true"/>
                <table:data-pilot-member table:name="55122" table:display="true" table:show-details="true"/>
                <table:data-pilot-member table:name="55127" table:display="true" table:show-details="true"/>
                <table:data-pilot-member table:name="55128" table:display="true" table:show-details="true"/>
                <table:data-pilot-member table:name="55141" table:display="true" table:show-details="true"/>
                <table:data-pilot-member table:name="55148" table:display="true" table:show-details="true"/>
                <table:data-pilot-member table:name="55157" table:display="true" table:show-details="true"/>
                <table:data-pilot-member table:name="55163" table:display="true" table:show-details="true"/>
                <table:data-pilot-member table:name="55174" table:display="true" table:show-details="true"/>
                <table:data-pilot-member table:name="55176" table:display="true" table:show-details="true"/>
                <table:data-pilot-member table:name="55186" table:display="true" table:show-details="true"/>
                <table:data-pilot-member table:name="55197" table:display="true" table:show-details="true"/>
                <table:data-pilot-member table:name="55199" table:display="true" table:show-details="true"/>
                <table:data-pilot-member table:name="55201" table:display="true" table:show-details="true"/>
                <table:data-pilot-member table:name="55209" table:display="true" table:show-details="true"/>
                <table:data-pilot-member table:name="55212" table:display="true" table:show-details="true"/>
                <table:data-pilot-member table:name="55218" table:display="true" table:show-details="true"/>
                <table:data-pilot-member table:name="55226" table:display="true" table:show-details="true"/>
                <table:data-pilot-member table:name="55231" table:display="true" table:show-details="true"/>
                <table:data-pilot-member table:name="55251" table:display="true" table:show-details="true"/>
                <table:data-pilot-member table:name="55269" table:display="true" table:show-details="true"/>
                <table:data-pilot-member table:name="55273" table:display="true" table:show-details="true"/>
                <table:data-pilot-member table:name="55279" table:display="true" table:show-details="true"/>
                <table:data-pilot-member table:name="55292" table:display="true" table:show-details="true"/>
                <table:data-pilot-member table:name="55293" table:display="true" table:show-details="true"/>
                <table:data-pilot-member table:name="55300" table:display="true" table:show-details="true"/>
                <table:data-pilot-member table:name="55302" table:display="true" table:show-details="true"/>
                <table:data-pilot-member table:name="55304" table:display="true" table:show-details="true"/>
                <table:data-pilot-member table:name="55311" table:display="true" table:show-details="true"/>
                <table:data-pilot-member table:name="55319" table:display="true" table:show-details="true"/>
                <table:data-pilot-member table:name="55324" table:display="true" table:show-details="true"/>
                <table:data-pilot-member table:name="55340" table:display="true" table:show-details="true"/>
                <table:data-pilot-member table:name="55349" table:display="true" table:show-details="true"/>
                <table:data-pilot-member table:name="55361" table:display="true" table:show-details="true"/>
                <table:data-pilot-member table:name="55416" table:display="true" table:show-details="true"/>
                <table:data-pilot-member table:name="55420" table:display="true" table:show-details="true"/>
                <table:data-pilot-member table:name="55436" table:display="true" table:show-details="true"/>
                <table:data-pilot-member table:name="55451" table:display="true" table:show-details="true"/>
                <table:data-pilot-member table:name="55460" table:display="true" table:show-details="true"/>
                <table:data-pilot-member table:name="55471" table:display="true" table:show-details="true"/>
                <table:data-pilot-member table:name="55477" table:display="true" table:show-details="true"/>
                <table:data-pilot-member table:name="55483" table:display="true" table:show-details="true"/>
                <table:data-pilot-member table:name="55528" table:display="true" table:show-details="true"/>
                <table:data-pilot-member table:name="55539" table:display="true" table:show-details="true"/>
                <table:data-pilot-member table:name="55543" table:display="true" table:show-details="true"/>
                <table:data-pilot-member table:name="55552" table:display="true" table:show-details="true"/>
                <table:data-pilot-member table:name="55553" table:display="true" table:show-details="true"/>
                <table:data-pilot-member table:name="55555" table:display="true" table:show-details="true"/>
                <table:data-pilot-member table:name="55556" table:display="true" table:show-details="true"/>
                <table:data-pilot-member table:name="55558" table:display="true" table:show-details="true"/>
                <table:data-pilot-member table:name="55569" table:display="true" table:show-details="true"/>
                <table:data-pilot-member table:name="55580" table:display="true" table:show-details="true"/>
                <table:data-pilot-member table:name="55591" table:display="true" table:show-details="true"/>
                <table:data-pilot-member table:name="55615" table:display="true" table:show-details="true"/>
                <table:data-pilot-member table:name="55622" table:display="true" table:show-details="true"/>
                <table:data-pilot-member table:name="55628" table:display="true" table:show-details="true"/>
                <table:data-pilot-member table:name="55629" table:display="true" table:show-details="true"/>
                <table:data-pilot-member table:name="55636" table:display="true" table:show-details="true"/>
                <table:data-pilot-member table:name="55641" table:display="true" table:show-details="true"/>
                <table:data-pilot-member table:name="55647" table:display="true" table:show-details="true"/>
                <table:data-pilot-member table:name="55654" table:display="true" table:show-details="true"/>
                <table:data-pilot-member table:name="55661" table:display="true" table:show-details="true"/>
                <table:data-pilot-member table:name="55684" table:display="true" table:show-details="true"/>
                <table:data-pilot-member table:name="55685" table:display="true" table:show-details="true"/>
                <table:data-pilot-member table:name="55687" table:display="true" table:show-details="true"/>
                <table:data-pilot-member table:name="55689" table:display="true" table:show-details="true"/>
                <table:data-pilot-member table:name="55690" table:display="true" table:show-details="true"/>
                <table:data-pilot-member table:name="55708" table:display="true" table:show-details="true"/>
                <table:data-pilot-member table:name="55716" table:display="true" table:show-details="true"/>
                <table:data-pilot-member table:name="55720" table:display="true" table:show-details="true"/>
                <table:data-pilot-member table:name="55760" table:display="true" table:show-details="true"/>
                <table:data-pilot-member table:name="55771" table:display="true" table:show-details="true"/>
                <table:data-pilot-member table:name="55776" table:display="true" table:show-details="true"/>
                <table:data-pilot-member table:name="55781" table:display="true" table:show-details="true"/>
                <table:data-pilot-member table:name="55801" table:display="true" table:show-details="true"/>
                <table:data-pilot-member table:name="55802" table:display="true" table:show-details="true"/>
                <table:data-pilot-member table:name="55810" table:display="true" table:show-details="true"/>
                <table:data-pilot-member table:name="55812" table:display="true" table:show-details="true"/>
                <table:data-pilot-member table:name="55819" table:display="true" table:show-details="true"/>
                <table:data-pilot-member table:name="55820" table:display="true" table:show-details="true"/>
                <table:data-pilot-member table:name="55837" table:display="true" table:show-details="true"/>
                <table:data-pilot-member table:name="55840" table:display="true" table:show-details="true"/>
                <table:data-pilot-member table:name="55844" table:display="true" table:show-details="true"/>
                <table:data-pilot-member table:name="55869" table:display="true" table:show-details="true"/>
                <table:data-pilot-member table:name="55873" table:display="true" table:show-details="true"/>
                <table:data-pilot-member table:name="55874" table:display="true" table:show-details="true"/>
                <table:data-pilot-member table:name="55877" table:display="true" table:show-details="true"/>
                <table:data-pilot-member table:name="55886" table:display="true" table:show-details="true"/>
                <table:data-pilot-member table:name="55890" table:display="true" table:show-details="true"/>
                <table:data-pilot-member table:name="55899" table:display="true" table:show-details="true"/>
                <table:data-pilot-member table:name="55903" table:display="true" table:show-details="true"/>
                <table:data-pilot-member table:name="55905" table:display="true" table:show-details="true"/>
                <table:data-pilot-member table:name="55909" table:display="true" table:show-details="true"/>
                <table:data-pilot-member table:name="55918" table:display="true" table:show-details="true"/>
                <table:data-pilot-member table:name="55919" table:display="true" table:show-details="true"/>
                <table:data-pilot-member table:name="55939" table:display="true" table:show-details="true"/>
                <table:data-pilot-member table:name="55942" table:display="true" table:show-details="true"/>
                <table:data-pilot-member table:name="55948" table:display="true" table:show-details="true"/>
                <table:data-pilot-member table:name="55953" table:display="true" table:show-details="true"/>
                <table:data-pilot-member table:name="55956" table:display="true" table:show-details="true"/>
                <table:data-pilot-member table:name="55973" table:display="true" table:show-details="true"/>
                <table:data-pilot-member table:name="55979" table:display="true" table:show-details="true"/>
                <table:data-pilot-member table:name="55980" table:display="true" table:show-details="true"/>
                <table:data-pilot-member table:name="55983" table:display="true" table:show-details="true"/>
                <table:data-pilot-member table:name="55984" table:display="true" table:show-details="true"/>
                <table:data-pilot-member table:name="56006" table:display="true" table:show-details="true"/>
                <table:data-pilot-member table:name="56010" table:display="true" table:show-details="true"/>
                <table:data-pilot-member table:name="56021" table:display="true" table:show-details="true"/>
                <table:data-pilot-member table:name="56022" table:display="true" table:show-details="true"/>
                <table:data-pilot-member table:name="56025" table:display="true" table:show-details="true"/>
                <table:data-pilot-member table:name="56032" table:display="true" table:show-details="true"/>
                <table:data-pilot-member table:name="56035" table:display="true" table:show-details="true"/>
                <table:data-pilot-member table:name="56036" table:display="true" table:show-details="true"/>
                <table:data-pilot-member table:name="56039" table:display="true" table:show-details="true"/>
                <table:data-pilot-member table:name="56040" table:display="true" table:show-details="true"/>
                <table:data-pilot-member table:name="56044" table:display="true" table:show-details="true"/>
                <table:data-pilot-member table:name="56054" table:display="true" table:show-details="true"/>
                <table:data-pilot-member table:name="56058" table:display="true" table:show-details="true"/>
                <table:data-pilot-member table:name="56073" table:display="true" table:show-details="true"/>
                <table:data-pilot-member table:name="56082" table:display="true" table:show-details="true"/>
                <table:data-pilot-member table:name="56088" table:display="true" table:show-details="true"/>
                <table:data-pilot-member table:name="56090" table:display="true" table:show-details="true"/>
                <table:data-pilot-member table:name="56094" table:display="true" table:show-details="true"/>
                <table:data-pilot-member table:name="56107" table:display="true" table:show-details="true"/>
                <table:data-pilot-member table:name="56111" table:display="true" table:show-details="true"/>
                <table:data-pilot-member table:name="56118" table:display="true" table:show-details="true"/>
                <table:data-pilot-member table:name="56121" table:display="true" table:show-details="true"/>
                <table:data-pilot-member table:name="56124" table:display="true" table:show-details="true"/>
                <table:data-pilot-member table:name="56148" table:display="true" table:show-details="true"/>
                <table:data-pilot-member table:name="56151" table:display="true" table:show-details="true"/>
                <table:data-pilot-member table:name="56152" table:display="true" table:show-details="true"/>
                <table:data-pilot-member table:name="56155" table:display="true" table:show-details="true"/>
                <table:data-pilot-member table:name="56161" table:display="true" table:show-details="true"/>
                <table:data-pilot-member table:name="56167" table:display="true" table:show-details="true"/>
                <table:data-pilot-member table:name="56169" table:display="true" table:show-details="true"/>
                <table:data-pilot-member table:name="56194" table:display="true" table:show-details="true"/>
                <table:data-pilot-member table:name="56195" table:display="true" table:show-details="true"/>
                <table:data-pilot-member table:name="56202" table:display="true" table:show-details="true"/>
                <table:data-pilot-member table:name="56204" table:display="true" table:show-details="true"/>
                <table:data-pilot-member table:name="56206" table:display="true" table:show-details="true"/>
                <table:data-pilot-member table:name="56213" table:display="true" table:show-details="true"/>
                <table:data-pilot-member table:name="56214" table:display="true" table:show-details="true"/>
                <table:data-pilot-member table:name="56226" table:display="true" table:show-details="true"/>
                <table:data-pilot-member table:name="56251" table:display="true" table:show-details="true"/>
                <table:data-pilot-member table:name="56253" table:display="true" table:show-details="true"/>
                <table:data-pilot-member table:name="56254" table:display="true" table:show-details="true"/>
                <table:data-pilot-member table:name="56261" table:display="true" table:show-details="true"/>
                <table:data-pilot-member table:name="56273" table:display="true" table:show-details="true"/>
                <table:data-pilot-member table:name="56277" table:display="true" table:show-details="true"/>
                <table:data-pilot-member table:name="56286" table:display="true" table:show-details="true"/>
                <table:data-pilot-member table:name="56289" table:display="true" table:show-details="true"/>
                <table:data-pilot-member table:name="56293" table:display="true" table:show-details="true"/>
                <table:data-pilot-member table:name="56296" table:display="true" table:show-details="true"/>
                <table:data-pilot-member table:name="56306" table:display="true" table:show-details="true"/>
                <table:data-pilot-member table:name="56307" table:display="true" table:show-details="true"/>
                <table:data-pilot-member table:name="56311" table:display="true" table:show-details="true"/>
                <table:data-pilot-member table:name="56317" table:display="true" table:show-details="true"/>
                <table:data-pilot-member table:name="56321" table:display="true" table:show-details="true"/>
                <table:data-pilot-member table:name="56344" table:display="true" table:show-details="true"/>
                <table:data-pilot-member table:name="56350" table:display="true" table:show-details="true"/>
                <table:data-pilot-member table:name="56353" table:display="true" table:show-details="true"/>
                <table:data-pilot-member table:name="56375" table:display="true" table:show-details="true"/>
                <table:data-pilot-member table:name="56380" table:display="true" table:show-details="true"/>
                <table:data-pilot-member table:name="56412" table:display="true" table:show-details="true"/>
                <table:data-pilot-member table:name="56418" table:display="true" table:show-details="true"/>
                <table:data-pilot-member table:name="56427" table:display="true" table:show-details="true"/>
                <table:data-pilot-member table:name="56430" table:display="true" table:show-details="true"/>
                <table:data-pilot-member table:name="56439" table:display="true" table:show-details="true"/>
                <table:data-pilot-member table:name="56446" table:display="true" table:show-details="true"/>
                <table:data-pilot-member table:name="56448" table:display="true" table:show-details="true"/>
                <table:data-pilot-member table:name="56454" table:display="true" table:show-details="true"/>
                <table:data-pilot-member table:name="56456" table:display="true" table:show-details="true"/>
                <table:data-pilot-member table:name="56462" table:display="true" table:show-details="true"/>
                <table:data-pilot-member table:name="56467" table:display="true" table:show-details="true"/>
                <table:data-pilot-member table:name="56490" table:display="true" table:show-details="true"/>
                <table:data-pilot-member table:name="56494" table:display="true" table:show-details="true"/>
                <table:data-pilot-member table:name="56496" table:display="true" table:show-details="true"/>
                <table:data-pilot-member table:name="56514" table:display="true" table:show-details="true"/>
                <table:data-pilot-member table:name="56515" table:display="true" table:show-details="true"/>
                <table:data-pilot-member table:name="56519" table:display="true" table:show-details="true"/>
                <table:data-pilot-member table:name="56524" table:display="true" table:show-details="true"/>
                <table:data-pilot-member table:name="56528" table:display="true" table:show-details="true"/>
                <table:data-pilot-member table:name="56541" table:display="true" table:show-details="true"/>
                <table:data-pilot-member table:name="56557" table:display="true" table:show-details="true"/>
                <table:data-pilot-member table:name="56560" table:display="true" table:show-details="true"/>
                <table:data-pilot-member table:name="56583" table:display="true" table:show-details="true"/>
                <table:data-pilot-member table:name="56591" table:display="true" table:show-details="true"/>
                <table:data-pilot-member table:name="56599" table:display="true" table:show-details="true"/>
                <table:data-pilot-member table:name="56603" table:display="true" table:show-details="true"/>
                <table:data-pilot-member table:name="56614" table:display="true" table:show-details="true"/>
                <table:data-pilot-member table:name="56622" table:display="true" table:show-details="true"/>
                <table:data-pilot-member table:name="56624" table:display="true" table:show-details="true"/>
                <table:data-pilot-member table:name="56625" table:display="true" table:show-details="true"/>
                <table:data-pilot-member table:name="56626" table:display="true" table:show-details="true"/>
                <table:data-pilot-member table:name="56627" table:display="true" table:show-details="true"/>
                <table:data-pilot-member table:name="56634" table:display="true" table:show-details="true"/>
                <table:data-pilot-member table:name="56650" table:display="true" table:show-details="true"/>
                <table:data-pilot-member table:name="56653" table:display="true" table:show-details="true"/>
                <table:data-pilot-member table:name="56657" table:display="true" table:show-details="true"/>
                <table:data-pilot-member table:name="56659" table:display="true" table:show-details="true"/>
                <table:data-pilot-member table:name="56697" table:display="true" table:show-details="true"/>
                <table:data-pilot-member table:name="56705" table:display="true" table:show-details="true"/>
                <table:data-pilot-member table:name="56713" table:display="true" table:show-details="true"/>
                <table:data-pilot-member table:name="56735" table:display="true" table:show-details="true"/>
                <table:data-pilot-member table:name="56737" table:display="true" table:show-details="true"/>
                <table:data-pilot-member table:name="56739" table:display="true" table:show-details="true"/>
                <table:data-pilot-member table:name="56754" table:display="true" table:show-details="true"/>
                <table:data-pilot-member table:name="56762" table:display="true" table:show-details="true"/>
                <table:data-pilot-member table:name="56764" table:display="true" table:show-details="true"/>
                <table:data-pilot-member table:name="56766" table:display="true" table:show-details="true"/>
                <table:data-pilot-member table:name="56770" table:display="true" table:show-details="true"/>
                <table:data-pilot-member table:name="56794" table:display="true" table:show-details="true"/>
                <table:data-pilot-member table:name="56800" table:display="true" table:show-details="true"/>
                <table:data-pilot-member table:name="56807" table:display="true" table:show-details="true"/>
                <table:data-pilot-member table:name="56816" table:display="true" table:show-details="true"/>
                <table:data-pilot-member table:name="56830" table:display="true" table:show-details="true"/>
                <table:data-pilot-member table:name="56835" table:display="true" table:show-details="true"/>
                <table:data-pilot-member table:name="56842" table:display="true" table:show-details="true"/>
                <table:data-pilot-member table:name="56862" table:display="true" table:show-details="true"/>
                <table:data-pilot-member table:name="56899" table:display="true" table:show-details="true"/>
                <table:data-pilot-member table:name="56902" table:display="true" table:show-details="true"/>
                <table:data-pilot-member table:name="56904" table:display="true" table:show-details="true"/>
                <table:data-pilot-member table:name="56912" table:display="true" table:show-details="true"/>
                <table:data-pilot-member table:name="56919" table:display="true" table:show-details="true"/>
                <table:data-pilot-member table:name="56932" table:display="true" table:show-details="true"/>
                <table:data-pilot-member table:name="56955" table:display="true" table:show-details="true"/>
                <table:data-pilot-member table:name="56965" table:display="true" table:show-details="true"/>
                <table:data-pilot-member table:name="56983" table:display="true" table:show-details="true"/>
                <table:data-pilot-member table:name="57000" table:display="true" table:show-details="true"/>
                <table:data-pilot-member table:name="57001" table:display="true" table:show-details="true"/>
                <table:data-pilot-member table:name="57013" table:display="true" table:show-details="true"/>
                <table:data-pilot-member table:name="57015" table:display="true" table:show-details="true"/>
                <table:data-pilot-member table:name="57030" table:display="true" table:show-details="true"/>
                <table:data-pilot-member table:name="57049" table:display="true" table:show-details="true"/>
                <table:data-pilot-member table:name="57059" table:display="true" table:show-details="true"/>
                <table:data-pilot-member table:name="57087" table:display="true" table:show-details="true"/>
                <table:data-pilot-member table:name="57091" table:display="true" table:show-details="true"/>
                <table:data-pilot-member table:name="57095" table:display="true" table:show-details="true"/>
                <table:data-pilot-member table:name="57100" table:display="true" table:show-details="true"/>
                <table:data-pilot-member table:name="57114" table:display="true" table:show-details="true"/>
                <table:data-pilot-member table:name="57117" table:display="true" table:show-details="true"/>
                <table:data-pilot-member table:name="57124" table:display="true" table:show-details="true"/>
                <table:data-pilot-member table:name="57132" table:display="true" table:show-details="true"/>
                <table:data-pilot-member table:name="57149" table:display="true" table:show-details="true"/>
                <table:data-pilot-member table:name="57150" table:display="true" table:show-details="true"/>
                <table:data-pilot-member table:name="57151" table:display="true" table:show-details="true"/>
                <table:data-pilot-member table:name="57158" table:display="true" table:show-details="true"/>
                <table:data-pilot-member table:name="57170" table:display="true" table:show-details="true"/>
                <table:data-pilot-member table:name="57180" table:display="true" table:show-details="true"/>
                <table:data-pilot-member table:name="57218" table:display="true" table:show-details="true"/>
                <table:data-pilot-member table:name="57224" table:display="true" table:show-details="true"/>
                <table:data-pilot-member table:name="57231" table:display="true" table:show-details="true"/>
                <table:data-pilot-member table:name="57259" table:display="true" table:show-details="true"/>
                <table:data-pilot-member table:name="57263" table:display="true" table:show-details="true"/>
                <table:data-pilot-member table:name="57264" table:display="true" table:show-details="true"/>
                <table:data-pilot-member table:name="57266" table:display="true" table:show-details="true"/>
                <table:data-pilot-member table:name="57273" table:display="true" table:show-details="true"/>
                <table:data-pilot-member table:name="57283" table:display="true" table:show-details="true"/>
                <table:data-pilot-member table:name="57294" table:display="true" table:show-details="true"/>
                <table:data-pilot-member table:name="57315" table:display="true" table:show-details="true"/>
                <table:data-pilot-member table:name="57334" table:display="true" table:show-details="true"/>
                <table:data-pilot-member table:name="57346" table:display="true" table:show-details="true"/>
                <table:data-pilot-member table:name="57355" table:display="true" table:show-details="true"/>
                <table:data-pilot-member table:name="57375" table:display="true" table:show-details="true"/>
                <table:data-pilot-member table:name="57376" table:display="true" table:show-details="true"/>
                <table:data-pilot-member table:name="57379" table:display="true" table:show-details="true"/>
                <table:data-pilot-member table:name="57388" table:display="true" table:show-details="true"/>
                <table:data-pilot-member table:name="57401" table:display="true" table:show-details="true"/>
                <table:data-pilot-member table:name="57404" table:display="true" table:show-details="true"/>
                <table:data-pilot-member table:name="57416" table:display="true" table:show-details="true"/>
                <table:data-pilot-member table:name="57432" table:display="true" table:show-details="true"/>
                <table:data-pilot-member table:name="57440" table:display="true" table:show-details="true"/>
                <table:data-pilot-member table:name="57444" table:display="true" table:show-details="true"/>
                <table:data-pilot-member table:name="57454" table:display="true" table:show-details="true"/>
                <table:data-pilot-member table:name="57457" table:display="true" table:show-details="true"/>
                <table:data-pilot-member table:name="57459" table:display="true" table:show-details="true"/>
                <table:data-pilot-member table:name="57473" table:display="true" table:show-details="true"/>
                <table:data-pilot-member table:name="57476" table:display="true" table:show-details="true"/>
                <table:data-pilot-member table:name="57483" table:display="true" table:show-details="true"/>
                <table:data-pilot-member table:name="57485" table:display="true" table:show-details="true"/>
                <table:data-pilot-member table:name="57500" table:display="true" table:show-details="true"/>
                <table:data-pilot-member table:name="57517" table:display="true" table:show-details="true"/>
                <table:data-pilot-member table:name="57520" table:display="true" table:show-details="true"/>
                <table:data-pilot-member table:name="57525" table:display="true" table:show-details="true"/>
                <table:data-pilot-member table:name="57536" table:display="true" table:show-details="true"/>
                <table:data-pilot-member table:name="57538" table:display="true" table:show-details="true"/>
                <table:data-pilot-member table:name="57542" table:display="true" table:show-details="true"/>
                <table:data-pilot-member table:name="57546" table:display="true" table:show-details="true"/>
                <table:data-pilot-member table:name="57559" table:display="true" table:show-details="true"/>
                <table:data-pilot-member table:name="57564" table:display="true" table:show-details="true"/>
                <table:data-pilot-member table:name="57581" table:display="true" table:show-details="true"/>
                <table:data-pilot-member table:name="57588" table:display="true" table:show-details="true"/>
                <table:data-pilot-member table:name="57605" table:display="true" table:show-details="true"/>
                <table:data-pilot-member table:name="57606" table:display="true" table:show-details="true"/>
                <table:data-pilot-member table:name="57611" table:display="true" table:show-details="true"/>
                <table:data-pilot-member table:name="57612" table:display="true" table:show-details="true"/>
                <table:data-pilot-member table:name="57614" table:display="true" table:show-details="true"/>
                <table:data-pilot-member table:name="57616" table:display="true" table:show-details="true"/>
                <table:data-pilot-member table:name="57622" table:display="true" table:show-details="true"/>
                <table:data-pilot-member table:name="57656" table:display="true" table:show-details="true"/>
                <table:data-pilot-member table:name="57682" table:display="true" table:show-details="true"/>
                <table:data-pilot-member table:name="57683" table:display="true" table:show-details="true"/>
                <table:data-pilot-member table:name="57698" table:display="true" table:show-details="true"/>
                <table:data-pilot-member table:name="57703" table:display="true" table:show-details="true"/>
                <table:data-pilot-member table:name="57727" table:display="true" table:show-details="true"/>
                <table:data-pilot-member table:name="57765" table:display="true" table:show-details="true"/>
                <table:data-pilot-member table:name="57802" table:display="true" table:show-details="true"/>
                <table:data-pilot-member table:name="57807" table:display="true" table:show-details="true"/>
                <table:data-pilot-member table:name="57808" table:display="true" table:show-details="true"/>
                <table:data-pilot-member table:name="57822" table:display="true" table:show-details="true"/>
                <table:data-pilot-member table:name="57844" table:display="true" table:show-details="true"/>
                <table:data-pilot-member table:name="57868" table:display="true" table:show-details="true"/>
                <table:data-pilot-member table:name="57871" table:display="true" table:show-details="true"/>
                <table:data-pilot-member table:name="57875" table:display="true" table:show-details="true"/>
                <table:data-pilot-member table:name="57877" table:display="true" table:show-details="true"/>
                <table:data-pilot-member table:name="57886" table:display="true" table:show-details="true"/>
                <table:data-pilot-member table:name="57907" table:display="true" table:show-details="true"/>
                <table:data-pilot-member table:name="57915" table:display="true" table:show-details="true"/>
                <table:data-pilot-member table:name="57921" table:display="true" table:show-details="true"/>
                <table:data-pilot-member table:name="57960" table:display="true" table:show-details="true"/>
                <table:data-pilot-member table:name="57967" table:display="true" table:show-details="true"/>
                <table:data-pilot-member table:name="57975" table:display="true" table:show-details="true"/>
                <table:data-pilot-member table:name="57976" table:display="true" table:show-details="true"/>
                <table:data-pilot-member table:name="57992" table:display="true" table:show-details="true"/>
                <table:data-pilot-member table:name="57995" table:display="true" table:show-details="true"/>
                <table:data-pilot-member table:name="58016" table:display="true" table:show-details="true"/>
                <table:data-pilot-member table:name="58019" table:display="true" table:show-details="true"/>
                <table:data-pilot-member table:name="58024" table:display="true" table:show-details="true"/>
                <table:data-pilot-member table:name="58027" table:display="true" table:show-details="true"/>
                <table:data-pilot-member table:name="58039" table:display="true" table:show-details="true"/>
                <table:data-pilot-member table:name="58048" table:display="true" table:show-details="true"/>
                <table:data-pilot-member table:name="58061" table:display="true" table:show-details="true"/>
                <table:data-pilot-member table:name="58064" table:display="true" table:show-details="true"/>
                <table:data-pilot-member table:name="58075" table:display="true" table:show-details="true"/>
                <table:data-pilot-member table:name="58079" table:display="true" table:show-details="true"/>
                <table:data-pilot-member table:name="58090" table:display="true" table:show-details="true"/>
                <table:data-pilot-member table:name="58095" table:display="true" table:show-details="true"/>
                <table:data-pilot-member table:name="58096" table:display="true" table:show-details="true"/>
                <table:data-pilot-member table:name="58113" table:display="true" table:show-details="true"/>
                <table:data-pilot-member table:name="58115" table:display="true" table:show-details="true"/>
                <table:data-pilot-member table:name="58117" table:display="true" table:show-details="true"/>
                <table:data-pilot-member table:name="58119" table:display="true" table:show-details="true"/>
                <table:data-pilot-member table:name="58120" table:display="true" table:show-details="true"/>
                <table:data-pilot-member table:name="58126" table:display="true" table:show-details="true"/>
                <table:data-pilot-member table:name="58138" table:display="true" table:show-details="true"/>
                <table:data-pilot-member table:name="58155" table:display="true" table:show-details="true"/>
                <table:data-pilot-member table:name="58156" table:display="true" table:show-details="true"/>
                <table:data-pilot-member table:name="58165" table:display="true" table:show-details="true"/>
                <table:data-pilot-member table:name="58171" table:display="true" table:show-details="true"/>
                <table:data-pilot-member table:name="58187" table:display="true" table:show-details="true"/>
                <table:data-pilot-member table:name="58194" table:display="true" table:show-details="true"/>
                <table:data-pilot-member table:name="58197" table:display="true" table:show-details="true"/>
                <table:data-pilot-member table:name="58214" table:display="true" table:show-details="true"/>
                <table:data-pilot-member table:name="58221" table:display="true" table:show-details="true"/>
                <table:data-pilot-member table:name="58222" table:display="true" table:show-details="true"/>
                <table:data-pilot-member table:name="58236" table:display="true" table:show-details="true"/>
                <table:data-pilot-member table:name="58258" table:display="true" table:show-details="true"/>
                <table:data-pilot-member table:name="58267" table:display="true" table:show-details="true"/>
                <table:data-pilot-member table:name="58271" table:display="true" table:show-details="true"/>
                <table:data-pilot-member table:name="58276" table:display="true" table:show-details="true"/>
                <table:data-pilot-member table:name="58286" table:display="true" table:show-details="true"/>
                <table:data-pilot-member table:name="58292" table:display="true" table:show-details="true"/>
                <table:data-pilot-member table:name="58299" table:display="true" table:show-details="true"/>
                <table:data-pilot-member table:name="58311" table:display="true" table:show-details="true"/>
                <table:data-pilot-member table:name="58312" table:display="true" table:show-details="true"/>
                <table:data-pilot-member table:name="58323" table:display="true" table:show-details="true"/>
                <table:data-pilot-member table:name="58328" table:display="true" table:show-details="true"/>
                <table:data-pilot-member table:name="58329" table:display="true" table:show-details="true"/>
                <table:data-pilot-member table:name="58340" table:display="true" table:show-details="true"/>
                <table:data-pilot-member table:name="58356" table:display="true" table:show-details="true"/>
                <table:data-pilot-member table:name="58370" table:display="true" table:show-details="true"/>
                <table:data-pilot-member table:name="58371" table:display="true" table:show-details="true"/>
                <table:data-pilot-member table:name="58384" table:display="true" table:show-details="true"/>
                <table:data-pilot-member table:name="58386" table:display="true" table:show-details="true"/>
                <table:data-pilot-member table:name="58396" table:display="true" table:show-details="true"/>
                <table:data-pilot-member table:name="58401" table:display="true" table:show-details="true"/>
                <table:data-pilot-member table:name="58407" table:display="true" table:show-details="true"/>
                <table:data-pilot-member table:name="58410" table:display="true" table:show-details="true"/>
                <table:data-pilot-member table:name="58414" table:display="true" table:show-details="true"/>
                <table:data-pilot-member table:name="58428" table:display="true" table:show-details="true"/>
                <table:data-pilot-member table:name="58437" table:display="true" table:show-details="true"/>
                <table:data-pilot-member table:name="58439" table:display="true" table:show-details="true"/>
                <table:data-pilot-member table:name="58473" table:display="true" table:show-details="true"/>
                <table:data-pilot-member table:name="58488" table:display="true" table:show-details="true"/>
                <table:data-pilot-member table:name="58492" table:display="true" table:show-details="true"/>
                <table:data-pilot-member table:name="58531" table:display="true" table:show-details="true"/>
                <table:data-pilot-member table:name="58540" table:display="true" table:show-details="true"/>
                <table:data-pilot-member table:name="58564" table:display="true" table:show-details="true"/>
                <table:data-pilot-member table:name="58567" table:display="true" table:show-details="true"/>
                <table:data-pilot-member table:name="58573" table:display="true" table:show-details="true"/>
                <table:data-pilot-member table:name="58574" table:display="true" table:show-details="true"/>
                <table:data-pilot-member table:name="58588" table:display="true" table:show-details="true"/>
                <table:data-pilot-member table:name="58589" table:display="true" table:show-details="true"/>
                <table:data-pilot-member table:name="58590" table:display="true" table:show-details="true"/>
                <table:data-pilot-member table:name="58593" table:display="true" table:show-details="true"/>
                <table:data-pilot-member table:name="58607" table:display="true" table:show-details="true"/>
                <table:data-pilot-member table:name="58610" table:display="true" table:show-details="true"/>
                <table:data-pilot-member table:name="58616" table:display="true" table:show-details="true"/>
                <table:data-pilot-member table:name="58618" table:display="true" table:show-details="true"/>
                <table:data-pilot-member table:name="58629" table:display="true" table:show-details="true"/>
                <table:data-pilot-member table:name="58630" table:display="true" table:show-details="true"/>
                <table:data-pilot-member table:name="58632" table:display="true" table:show-details="true"/>
                <table:data-pilot-member table:name="58667" table:display="true" table:show-details="true"/>
                <table:data-pilot-member table:name="58669" table:display="true" table:show-details="true"/>
                <table:data-pilot-member table:name="58673" table:display="true" table:show-details="true"/>
                <table:data-pilot-member table:name="58677" table:display="true" table:show-details="true"/>
                <table:data-pilot-member table:name="58692" table:display="true" table:show-details="true"/>
                <table:data-pilot-member table:name="58706" table:display="true" table:show-details="true"/>
                <table:data-pilot-member table:name="58720" table:display="true" table:show-details="true"/>
                <table:data-pilot-member table:name="58721" table:display="true" table:show-details="true"/>
                <table:data-pilot-member table:name="58728" table:display="true" table:show-details="true"/>
                <table:data-pilot-member table:name="58730" table:display="true" table:show-details="true"/>
                <table:data-pilot-member table:name="58733" table:display="true" table:show-details="true"/>
                <table:data-pilot-member table:name="58737" table:display="true" table:show-details="true"/>
                <table:data-pilot-member table:name="58767" table:display="true" table:show-details="true"/>
                <table:data-pilot-member table:name="58774" table:display="true" table:show-details="true"/>
                <table:data-pilot-member table:name="58775" table:display="true" table:show-details="true"/>
                <table:data-pilot-member table:name="58782" table:display="true" table:show-details="true"/>
                <table:data-pilot-member table:name="58790" table:display="true" table:show-details="true"/>
                <table:data-pilot-member table:name="58791" table:display="true" table:show-details="true"/>
                <table:data-pilot-member table:name="58794" table:display="true" table:show-details="true"/>
                <table:data-pilot-member table:name="58801" table:display="true" table:show-details="true"/>
                <table:data-pilot-member table:name="58802" table:display="true" table:show-details="true"/>
                <table:data-pilot-member table:name="58805" table:display="true" table:show-details="true"/>
                <table:data-pilot-member table:name="58817" table:display="true" table:show-details="true"/>
                <table:data-pilot-member table:name="58821" table:display="true" table:show-details="true"/>
                <table:data-pilot-member table:name="58824" table:display="true" table:show-details="true"/>
                <table:data-pilot-member table:name="58830" table:display="true" table:show-details="true"/>
                <table:data-pilot-member table:name="58838" table:display="true" table:show-details="true"/>
                <table:data-pilot-member table:name="58841" table:display="true" table:show-details="true"/>
                <table:data-pilot-member table:name="58853" table:display="true" table:show-details="true"/>
                <table:data-pilot-member table:name="58855" table:display="true" table:show-details="true"/>
                <table:data-pilot-member table:name="58866" table:display="true" table:show-details="true"/>
                <table:data-pilot-member table:name="58880" table:display="true" table:show-details="true"/>
                <table:data-pilot-member table:name="58897" table:display="true" table:show-details="true"/>
                <table:data-pilot-member table:name="58902" table:display="true" table:show-details="true"/>
                <table:data-pilot-member table:name="58908" table:display="true" table:show-details="true"/>
                <table:data-pilot-member table:name="58920" table:display="true" table:show-details="true"/>
                <table:data-pilot-member table:name="58927" table:display="true" table:show-details="true"/>
                <table:data-pilot-member table:name="58941" table:display="true" table:show-details="true"/>
                <table:data-pilot-member table:name="58953" table:display="true" table:show-details="true"/>
                <table:data-pilot-member table:name="58961" table:display="true" table:show-details="true"/>
                <table:data-pilot-member table:name="58964" table:display="true" table:show-details="true"/>
                <table:data-pilot-member table:name="58965" table:display="true" table:show-details="true"/>
                <table:data-pilot-member table:name="58969" table:display="true" table:show-details="true"/>
                <table:data-pilot-member table:name="58981" table:display="true" table:show-details="true"/>
                <table:data-pilot-member table:name="58986" table:display="true" table:show-details="true"/>
                <table:data-pilot-member table:name="58994" table:display="true" table:show-details="true"/>
                <table:data-pilot-member table:name="58996" table:display="true" table:show-details="true"/>
                <table:data-pilot-member table:name="59016" table:display="true" table:show-details="true"/>
                <table:data-pilot-member table:name="59018" table:display="true" table:show-details="true"/>
                <table:data-pilot-member table:name="59020" table:display="true" table:show-details="true"/>
                <table:data-pilot-member table:name="59021" table:display="true" table:show-details="true"/>
                <table:data-pilot-member table:name="59028" table:display="true" table:show-details="true"/>
                <table:data-pilot-member table:name="59041" table:display="true" table:show-details="true"/>
                <table:data-pilot-member table:name="59048" table:display="true" table:show-details="true"/>
                <table:data-pilot-member table:name="59061" table:display="true" table:show-details="true"/>
                <table:data-pilot-member table:name="59066" table:display="true" table:show-details="true"/>
                <table:data-pilot-member table:name="59067" table:display="true" table:show-details="true"/>
                <table:data-pilot-member table:name="59075" table:display="true" table:show-details="true"/>
                <table:data-pilot-member table:name="59094" table:display="true" table:show-details="true"/>
                <table:data-pilot-member table:name="59095" table:display="true" table:show-details="true"/>
                <table:data-pilot-member table:name="59097" table:display="true" table:show-details="true"/>
                <table:data-pilot-member table:name="59099" table:display="true" table:show-details="true"/>
                <table:data-pilot-member table:name="59101" table:display="true" table:show-details="true"/>
                <table:data-pilot-member table:name="59102" table:display="true" table:show-details="true"/>
                <table:data-pilot-member table:name="59116" table:display="true" table:show-details="true"/>
                <table:data-pilot-member table:name="59123" table:display="true" table:show-details="true"/>
                <table:data-pilot-member table:name="59124" table:display="true" table:show-details="true"/>
                <table:data-pilot-member table:name="59132" table:display="true" table:show-details="true"/>
                <table:data-pilot-member table:name="59134" table:display="true" table:show-details="true"/>
                <table:data-pilot-member table:name="59140" table:display="true" table:show-details="true"/>
                <table:data-pilot-member table:name="59153" table:display="true" table:show-details="true"/>
                <table:data-pilot-member table:name="59164" table:display="true" table:show-details="true"/>
                <table:data-pilot-member table:name="59181" table:display="true" table:show-details="true"/>
                <table:data-pilot-member table:name="59189" table:display="true" table:show-details="true"/>
                <table:data-pilot-member table:name="59192" table:display="true" table:show-details="true"/>
                <table:data-pilot-member table:name="59199" table:display="true" table:show-details="true"/>
                <table:data-pilot-member table:name="59213" table:display="true" table:show-details="true"/>
                <table:data-pilot-member table:name="59214" table:display="true" table:show-details="true"/>
                <table:data-pilot-member table:name="59237" table:display="true" table:show-details="true"/>
                <table:data-pilot-member table:name="59243" table:display="true" table:show-details="true"/>
                <table:data-pilot-member table:name="59260" table:display="true" table:show-details="true"/>
                <table:data-pilot-member table:name="59267" table:display="true" table:show-details="true"/>
                <table:data-pilot-member table:name="59269" table:display="true" table:show-details="true"/>
                <table:data-pilot-member table:name="59278" table:display="true" table:show-details="true"/>
                <table:data-pilot-member table:name="59290" table:display="true" table:show-details="true"/>
                <table:data-pilot-member table:name="59295" table:display="true" table:show-details="true"/>
                <table:data-pilot-member table:name="59301" table:display="true" table:show-details="true"/>
                <table:data-pilot-member table:name="59305" table:display="true" table:show-details="true"/>
                <table:data-pilot-member table:name="59312" table:display="true" table:show-details="true"/>
                <table:data-pilot-member table:name="59316" table:display="true" table:show-details="true"/>
                <table:data-pilot-member table:name="59322" table:display="true" table:show-details="true"/>
                <table:data-pilot-member table:name="59328" table:display="true" table:show-details="true"/>
                <table:data-pilot-member table:name="59334" table:display="true" table:show-details="true"/>
                <table:data-pilot-member table:name="59375" table:display="true" table:show-details="true"/>
                <table:data-pilot-member table:name="59380" table:display="true" table:show-details="true"/>
                <table:data-pilot-member table:name="59389" table:display="true" table:show-details="true"/>
                <table:data-pilot-member table:name="59390" table:display="true" table:show-details="true"/>
                <table:data-pilot-member table:name="59401" table:display="true" table:show-details="true"/>
                <table:data-pilot-member table:name="59402" table:display="true" table:show-details="true"/>
                <table:data-pilot-member table:name="59408" table:display="true" table:show-details="true"/>
                <table:data-pilot-member table:name="59411" table:display="true" table:show-details="true"/>
                <table:data-pilot-member table:name="59417" table:display="true" table:show-details="true"/>
                <table:data-pilot-member table:name="59418" table:display="true" table:show-details="true"/>
                <table:data-pilot-member table:name="59419" table:display="true" table:show-details="true"/>
                <table:data-pilot-member table:name="59430" table:display="true" table:show-details="true"/>
                <table:data-pilot-member table:name="59431" table:display="true" table:show-details="true"/>
                <table:data-pilot-member table:name="59434" table:display="true" table:show-details="true"/>
                <table:data-pilot-member table:name="59435" table:display="true" table:show-details="true"/>
                <table:data-pilot-member table:name="59436" table:display="true" table:show-details="true"/>
                <table:data-pilot-member table:name="59440" table:display="true" table:show-details="true"/>
                <table:data-pilot-member table:name="59447" table:display="true" table:show-details="true"/>
                <table:data-pilot-member table:name="59458" table:display="true" table:show-details="true"/>
                <table:data-pilot-member table:name="59461" table:display="true" table:show-details="true"/>
                <table:data-pilot-member table:name="59465" table:display="true" table:show-details="true"/>
                <table:data-pilot-member table:name="59466" table:display="true" table:show-details="true"/>
                <table:data-pilot-member table:name="59485" table:display="true" table:show-details="true"/>
                <table:data-pilot-member table:name="59489" table:display="true" table:show-details="true"/>
                <table:data-pilot-member table:name="59499" table:display="true" table:show-details="true"/>
                <table:data-pilot-member table:name="59505" table:display="true" table:show-details="true"/>
                <table:data-pilot-member table:name="59512" table:display="true" table:show-details="true"/>
                <table:data-pilot-member table:name="59515" table:display="true" table:show-details="true"/>
                <table:data-pilot-member table:name="59523" table:display="true" table:show-details="true"/>
                <table:data-pilot-member table:name="59531" table:display="true" table:show-details="true"/>
                <table:data-pilot-member table:name="59532" table:display="true" table:show-details="true"/>
                <table:data-pilot-member table:name="59533" table:display="true" table:show-details="true"/>
                <table:data-pilot-member table:name="59537" table:display="true" table:show-details="true"/>
                <table:data-pilot-member table:name="59545" table:display="true" table:show-details="true"/>
                <table:data-pilot-member table:name="59550" table:display="true" table:show-details="true"/>
                <table:data-pilot-member table:name="59553" table:display="true" table:show-details="true"/>
                <table:data-pilot-member table:name="59557" table:display="true" table:show-details="true"/>
                <table:data-pilot-member table:name="59567" table:display="true" table:show-details="true"/>
                <table:data-pilot-member table:name="59572" table:display="true" table:show-details="true"/>
                <table:data-pilot-member table:name="59581" table:display="true" table:show-details="true"/>
                <table:data-pilot-member table:name="59582" table:display="true" table:show-details="true"/>
                <table:data-pilot-member table:name="59583" table:display="true" table:show-details="true"/>
                <table:data-pilot-member table:name="59587" table:display="true" table:show-details="true"/>
                <table:data-pilot-member table:name="59617" table:display="true" table:show-details="true"/>
                <table:data-pilot-member table:name="59626" table:display="true" table:show-details="true"/>
                <table:data-pilot-member table:name="59630" table:display="true" table:show-details="true"/>
                <table:data-pilot-member table:name="59658" table:display="true" table:show-details="true"/>
                <table:data-pilot-member table:name="59696" table:display="true" table:show-details="true"/>
                <table:data-pilot-member table:name="59702" table:display="true" table:show-details="true"/>
                <table:data-pilot-member table:name="59709" table:display="true" table:show-details="true"/>
                <table:data-pilot-member table:name="59713" table:display="true" table:show-details="true"/>
                <table:data-pilot-member table:name="59714" table:display="true" table:show-details="true"/>
                <table:data-pilot-member table:name="59720" table:display="true" table:show-details="true"/>
                <table:data-pilot-member table:name="59721" table:display="true" table:show-details="true"/>
                <table:data-pilot-member table:name="59732" table:display="true" table:show-details="true"/>
                <table:data-pilot-member table:name="59733" table:display="true" table:show-details="true"/>
                <table:data-pilot-member table:name="59742" table:display="true" table:show-details="true"/>
                <table:data-pilot-member table:name="59743" table:display="true" table:show-details="true"/>
                <table:data-pilot-member table:name="59747" table:display="true" table:show-details="true"/>
                <table:data-pilot-member table:name="59761" table:display="true" table:show-details="true"/>
                <table:data-pilot-member table:name="59762" table:display="true" table:show-details="true"/>
                <table:data-pilot-member table:name="59789" table:display="true" table:show-details="true"/>
                <table:data-pilot-member table:name="59807" table:display="true" table:show-details="true"/>
                <table:data-pilot-member table:name="59809" table:display="true" table:show-details="true"/>
                <table:data-pilot-member table:name="59812" table:display="true" table:show-details="true"/>
                <table:data-pilot-member table:name="59821" table:display="true" table:show-details="true"/>
                <table:data-pilot-member table:name="59822" table:display="true" table:show-details="true"/>
                <table:data-pilot-member table:name="59828" table:display="true" table:show-details="true"/>
                <table:data-pilot-member table:name="59866" table:display="true" table:show-details="true"/>
                <table:data-pilot-member table:name="59875" table:display="true" table:show-details="true"/>
                <table:data-pilot-member table:name="59881" table:display="true" table:show-details="true"/>
                <table:data-pilot-member table:name="59884" table:display="true" table:show-details="true"/>
                <table:data-pilot-member table:name="59885" table:display="true" table:show-details="true"/>
                <table:data-pilot-member table:name="59893" table:display="true" table:show-details="true"/>
                <table:data-pilot-member table:name="59894" table:display="true" table:show-details="true"/>
                <table:data-pilot-member table:name="59899" table:display="true" table:show-details="true"/>
                <table:data-pilot-member table:name="59905" table:display="true" table:show-details="true"/>
                <table:data-pilot-member table:name="59908" table:display="true" table:show-details="true"/>
                <table:data-pilot-member table:name="59912" table:display="true" table:show-details="true"/>
                <table:data-pilot-member table:name="59917" table:display="true" table:show-details="true"/>
                <table:data-pilot-member table:name="59921" table:display="true" table:show-details="true"/>
                <table:data-pilot-member table:name="59936" table:display="true" table:show-details="true"/>
                <table:data-pilot-member table:name="59938" table:display="true" table:show-details="true"/>
                <table:data-pilot-member table:name="59944" table:display="true" table:show-details="true"/>
                <table:data-pilot-member table:name="59965" table:display="true" table:show-details="true"/>
                <table:data-pilot-member table:name="59971" table:display="true" table:show-details="true"/>
                <table:data-pilot-member table:name="59972" table:display="true" table:show-details="true"/>
                <table:data-pilot-member table:name="59974" table:display="true" table:show-details="true"/>
                <table:data-pilot-member table:name="59986" table:display="true" table:show-details="true"/>
                <table:data-pilot-member table:name="59993" table:display="true" table:show-details="true"/>
                <table:data-pilot-member table:name="60003" table:display="true" table:show-details="true"/>
                <table:data-pilot-member table:name="60005" table:display="true" table:show-details="true"/>
                <table:data-pilot-member table:name="60012" table:display="true" table:show-details="true"/>
                <table:data-pilot-member table:name="60021" table:display="true" table:show-details="true"/>
                <table:data-pilot-member table:name="60031" table:display="true" table:show-details="true"/>
                <table:data-pilot-member table:name="60052" table:display="true" table:show-details="true"/>
                <table:data-pilot-member table:name="60060" table:display="true" table:show-details="true"/>
                <table:data-pilot-member table:name="60063" table:display="true" table:show-details="true"/>
                <table:data-pilot-member table:name="60067" table:display="true" table:show-details="true"/>
                <table:data-pilot-member table:name="60079" table:display="true" table:show-details="true"/>
                <table:data-pilot-member table:name="60082" table:display="true" table:show-details="true"/>
                <table:data-pilot-member table:name="60086" table:display="true" table:show-details="true"/>
                <table:data-pilot-member table:name="60101" table:display="true" table:show-details="true"/>
                <table:data-pilot-member table:name="60105" table:display="true" table:show-details="true"/>
                <table:data-pilot-member table:name="60131" table:display="true" table:show-details="true"/>
                <table:data-pilot-member table:name="60151" table:display="true" table:show-details="true"/>
                <table:data-pilot-member table:name="60153" table:display="true" table:show-details="true"/>
                <table:data-pilot-member table:name="60161" table:display="true" table:show-details="true"/>
                <table:data-pilot-member table:name="60171" table:display="true" table:show-details="true"/>
                <table:data-pilot-member table:name="60173" table:display="true" table:show-details="true"/>
                <table:data-pilot-member table:name="60184" table:display="true" table:show-details="true"/>
                <table:data-pilot-member table:name="60185" table:display="true" table:show-details="true"/>
                <table:data-pilot-member table:name="60201" table:display="true" table:show-details="true"/>
                <table:data-pilot-member table:name="60204" table:display="true" table:show-details="true"/>
                <table:data-pilot-member table:name="60218" table:display="true" table:show-details="true"/>
                <table:data-pilot-member table:name="60221" table:display="true" table:show-details="true"/>
                <table:data-pilot-member table:name="60242" table:display="true" table:show-details="true"/>
                <table:data-pilot-member table:name="60244" table:display="true" table:show-details="true"/>
                <table:data-pilot-member table:name="60250" table:display="true" table:show-details="true"/>
                <table:data-pilot-member table:name="60253" table:display="true" table:show-details="true"/>
                <table:data-pilot-member table:name="60263" table:display="true" table:show-details="true"/>
                <table:data-pilot-member table:name="60275" table:display="true" table:show-details="true"/>
                <table:data-pilot-member table:name="60291" table:display="true" table:show-details="true"/>
                <table:data-pilot-member table:name="60297" table:display="true" table:show-details="true"/>
                <table:data-pilot-member table:name="60301" table:display="true" table:show-details="true"/>
                <table:data-pilot-member table:name="60318" table:display="true" table:show-details="true"/>
                <table:data-pilot-member table:name="60324" table:display="true" table:show-details="true"/>
                <table:data-pilot-member table:name="60334" table:display="true" table:show-details="true"/>
                <table:data-pilot-member table:name="60341" table:display="true" table:show-details="true"/>
                <table:data-pilot-member table:name="60348" table:display="true" table:show-details="true"/>
                <table:data-pilot-member table:name="60375" table:display="true" table:show-details="true"/>
                <table:data-pilot-member table:name="60389" table:display="true" table:show-details="true"/>
                <table:data-pilot-member table:name="60390" table:display="true" table:show-details="true"/>
                <table:data-pilot-member table:name="60403" table:display="true" table:show-details="true"/>
                <table:data-pilot-member table:name="60406" table:display="true" table:show-details="true"/>
                <table:data-pilot-member table:name="60415" table:display="true" table:show-details="true"/>
                <table:data-pilot-member table:name="60416" table:display="true" table:show-details="true"/>
                <table:data-pilot-member table:name="60417" table:display="true" table:show-details="true"/>
                <table:data-pilot-member table:name="60433" table:display="true" table:show-details="true"/>
                <table:data-pilot-member table:name="60450" table:display="true" table:show-details="true"/>
                <table:data-pilot-member table:name="60455" table:display="true" table:show-details="true"/>
                <table:data-pilot-member table:name="60456" table:display="true" table:show-details="true"/>
                <table:data-pilot-member table:name="60459" table:display="true" table:show-details="true"/>
                <table:data-pilot-member table:name="60462" table:display="true" table:show-details="true"/>
                <table:data-pilot-member table:name="60467" table:display="true" table:show-details="true"/>
                <table:data-pilot-member table:name="60472" table:display="true" table:show-details="true"/>
                <table:data-pilot-member table:name="60477" table:display="true" table:show-details="true"/>
                <table:data-pilot-member table:name="60482" table:display="true" table:show-details="true"/>
                <table:data-pilot-member table:name="60485" table:display="true" table:show-details="true"/>
                <table:data-pilot-member table:name="60496" table:display="true" table:show-details="true"/>
                <table:data-pilot-member table:name="60505" table:display="true" table:show-details="true"/>
                <table:data-pilot-member table:name="60506" table:display="true" table:show-details="true"/>
                <table:data-pilot-member table:name="60519" table:display="true" table:show-details="true"/>
                <table:data-pilot-member table:name="60525" table:display="true" table:show-details="true"/>
                <table:data-pilot-member table:name="60542" table:display="true" table:show-details="true"/>
                <table:data-pilot-member table:name="60555" table:display="true" table:show-details="true"/>
                <table:data-pilot-member table:name="60566" table:display="true" table:show-details="true"/>
                <table:data-pilot-member table:name="60569" table:display="true" table:show-details="true"/>
                <table:data-pilot-member table:name="60577" table:display="true" table:show-details="true"/>
                <table:data-pilot-member table:name="60622" table:display="true" table:show-details="true"/>
                <table:data-pilot-member table:name="60635" table:display="true" table:show-details="true"/>
                <table:data-pilot-member table:name="60642" table:display="true" table:show-details="true"/>
                <table:data-pilot-member table:name="60643" table:display="true" table:show-details="true"/>
                <table:data-pilot-member table:name="60647" table:display="true" table:show-details="true"/>
                <table:data-pilot-member table:name="60649" table:display="true" table:show-details="true"/>
                <table:data-pilot-member table:name="60654" table:display="true" table:show-details="true"/>
                <table:data-pilot-member table:name="60661" table:display="true" table:show-details="true"/>
                <table:data-pilot-member table:name="60666" table:display="true" table:show-details="true"/>
                <table:data-pilot-member table:name="60667" table:display="true" table:show-details="true"/>
                <table:data-pilot-member table:name="60673" table:display="true" table:show-details="true"/>
                <table:data-pilot-member table:name="60695" table:display="true" table:show-details="true"/>
                <table:data-pilot-member table:name="60703" table:display="true" table:show-details="true"/>
                <table:data-pilot-member table:name="60717" table:display="true" table:show-details="true"/>
                <table:data-pilot-member table:name="60718" table:display="true" table:show-details="true"/>
                <table:data-pilot-member table:name="60736" table:display="true" table:show-details="true"/>
                <table:data-pilot-member table:name="60747" table:display="true" table:show-details="true"/>
                <table:data-pilot-member table:name="60749" table:display="true" table:show-details="true"/>
                <table:data-pilot-member table:name="60759" table:display="true" table:show-details="true"/>
                <table:data-pilot-member table:name="60764" table:display="true" table:show-details="true"/>
                <table:data-pilot-member table:name="60776" table:display="true" table:show-details="true"/>
                <table:data-pilot-member table:name="60786" table:display="true" table:show-details="true"/>
                <table:data-pilot-member table:name="60792" table:display="true" table:show-details="true"/>
                <table:data-pilot-member table:name="60804" table:display="true" table:show-details="true"/>
                <table:data-pilot-member table:name="60808" table:display="true" table:show-details="true"/>
                <table:data-pilot-member table:name="60810" table:display="true" table:show-details="true"/>
                <table:data-pilot-member table:name="60822" table:display="true" table:show-details="true"/>
                <table:data-pilot-member table:name="60831" table:display="true" table:show-details="true"/>
                <table:data-pilot-member table:name="60834" table:display="true" table:show-details="true"/>
                <table:data-pilot-member table:name="60846" table:display="true" table:show-details="true"/>
                <table:data-pilot-member table:name="60850" table:display="true" table:show-details="true"/>
                <table:data-pilot-member table:name="60854" table:display="true" table:show-details="true"/>
                <table:data-pilot-member table:name="60857" table:display="true" table:show-details="true"/>
                <table:data-pilot-member table:name="60865" table:display="true" table:show-details="true"/>
                <table:data-pilot-member table:name="60867" table:display="true" table:show-details="true"/>
                <table:data-pilot-member table:name="60874" table:display="true" table:show-details="true"/>
                <table:data-pilot-member table:name="60891" table:display="true" table:show-details="true"/>
                <table:data-pilot-member table:name="60907" table:display="true" table:show-details="true"/>
                <table:data-pilot-member table:name="60909" table:display="true" table:show-details="true"/>
                <table:data-pilot-member table:name="60920" table:display="true" table:show-details="true"/>
                <table:data-pilot-member table:name="60922" table:display="true" table:show-details="true"/>
                <table:data-pilot-member table:name="60937" table:display="true" table:show-details="true"/>
                <table:data-pilot-member table:name="60940" table:display="true" table:show-details="true"/>
                <table:data-pilot-member table:name="60944" table:display="true" table:show-details="true"/>
                <table:data-pilot-member table:name="60945" table:display="true" table:show-details="true"/>
                <table:data-pilot-member table:name="60951" table:display="true" table:show-details="true"/>
                <table:data-pilot-member table:name="60984" table:display="true" table:show-details="true"/>
                <table:data-pilot-member table:name="60997" table:display="true" table:show-details="true"/>
                <table:data-pilot-member table:name="61001" table:display="true" table:show-details="true"/>
                <table:data-pilot-member table:name="61002" table:display="true" table:show-details="true"/>
                <table:data-pilot-member table:name="61011" table:display="true" table:show-details="true"/>
                <table:data-pilot-member table:name="61040" table:display="true" table:show-details="true"/>
                <table:data-pilot-member table:name="61047" table:display="true" table:show-details="true"/>
                <table:data-pilot-member table:name="61060" table:display="true" table:show-details="true"/>
                <table:data-pilot-member table:name="61070" table:display="true" table:show-details="true"/>
                <table:data-pilot-member table:name="61071" table:display="true" table:show-details="true"/>
                <table:data-pilot-member table:name="61082" table:display="true" table:show-details="true"/>
                <table:data-pilot-member table:name="61093" table:display="true" table:show-details="true"/>
                <table:data-pilot-member table:name="61097" table:display="true" table:show-details="true"/>
                <table:data-pilot-member table:name="61104" table:display="true" table:show-details="true"/>
                <table:data-pilot-member table:name="61111" table:display="true" table:show-details="true"/>
                <table:data-pilot-member table:name="61132" table:display="true" table:show-details="true"/>
                <table:data-pilot-member table:name="61136" table:display="true" table:show-details="true"/>
                <table:data-pilot-member table:name="61143" table:display="true" table:show-details="true"/>
                <table:data-pilot-member table:name="61153" table:display="true" table:show-details="true"/>
                <table:data-pilot-member table:name="61154" table:display="true" table:show-details="true"/>
                <table:data-pilot-member table:name="61171" table:display="true" table:show-details="true"/>
                <table:data-pilot-member table:name="61177" table:display="true" table:show-details="true"/>
                <table:data-pilot-member table:name="61200" table:display="true" table:show-details="true"/>
                <table:data-pilot-member table:name="61205" table:display="true" table:show-details="true"/>
                <table:data-pilot-member table:name="61212" table:display="true" table:show-details="true"/>
                <table:data-pilot-member table:name="61216" table:display="true" table:show-details="true"/>
                <table:data-pilot-member table:name="61225" table:display="true" table:show-details="true"/>
                <table:data-pilot-member table:name="61228" table:display="true" table:show-details="true"/>
                <table:data-pilot-member table:name="61233" table:display="true" table:show-details="true"/>
                <table:data-pilot-member table:name="61234" table:display="true" table:show-details="true"/>
                <table:data-pilot-member table:name="61247" table:display="true" table:show-details="true"/>
                <table:data-pilot-member table:name="61258" table:display="true" table:show-details="true"/>
                <table:data-pilot-member table:name="61266" table:display="true" table:show-details="true"/>
                <table:data-pilot-member table:name="61270" table:display="true" table:show-details="true"/>
                <table:data-pilot-member table:name="61273" table:display="true" table:show-details="true"/>
                <table:data-pilot-member table:name="61277" table:display="true" table:show-details="true"/>
                <table:data-pilot-member table:name="61280" table:display="true" table:show-details="true"/>
                <table:data-pilot-member table:name="61287" table:display="true" table:show-details="true"/>
                <table:data-pilot-member table:name="61294" table:display="true" table:show-details="true"/>
                <table:data-pilot-member table:name="61305" table:display="true" table:show-details="true"/>
                <table:data-pilot-member table:name="61313" table:display="true" table:show-details="true"/>
                <table:data-pilot-member table:name="61342" table:display="true" table:show-details="true"/>
                <table:data-pilot-member table:name="61348" table:display="true" table:show-details="true"/>
                <table:data-pilot-member table:name="61352" table:display="true" table:show-details="true"/>
                <table:data-pilot-member table:name="61356" table:display="true" table:show-details="true"/>
                <table:data-pilot-member table:name="61364" table:display="true" table:show-details="true"/>
                <table:data-pilot-member table:name="61366" table:display="true" table:show-details="true"/>
                <table:data-pilot-member table:name="61370" table:display="true" table:show-details="true"/>
                <table:data-pilot-member table:name="61401" table:display="true" table:show-details="true"/>
                <table:data-pilot-member table:name="61407" table:display="true" table:show-details="true"/>
                <table:data-pilot-member table:name="61409" table:display="true" table:show-details="true"/>
                <table:data-pilot-member table:name="61414" table:display="true" table:show-details="true"/>
                <table:data-pilot-member table:name="61417" table:display="true" table:show-details="true"/>
                <table:data-pilot-member table:name="61427" table:display="true" table:show-details="true"/>
                <table:data-pilot-member table:name="61433" table:display="true" table:show-details="true"/>
                <table:data-pilot-member table:name="61442" table:display="true" table:show-details="true"/>
                <table:data-pilot-member table:name="61450" table:display="true" table:show-details="true"/>
                <table:data-pilot-member table:name="61452" table:display="true" table:show-details="true"/>
                <table:data-pilot-member table:name="61461" table:display="true" table:show-details="true"/>
                <table:data-pilot-member table:name="61462" table:display="true" table:show-details="true"/>
                <table:data-pilot-member table:name="61470" table:display="true" table:show-details="true"/>
                <table:data-pilot-member table:name="61473" table:display="true" table:show-details="true"/>
                <table:data-pilot-member table:name="61477" table:display="true" table:show-details="true"/>
                <table:data-pilot-member table:name="61482" table:display="true" table:show-details="true"/>
                <table:data-pilot-member table:name="61497" table:display="true" table:show-details="true"/>
                <table:data-pilot-member table:name="61506" table:display="true" table:show-details="true"/>
                <table:data-pilot-member table:name="61509" table:display="true" table:show-details="true"/>
                <table:data-pilot-member table:name="61513" table:display="true" table:show-details="true"/>
                <table:data-pilot-member table:name="61521" table:display="true" table:show-details="true"/>
                <table:data-pilot-member table:name="61528" table:display="true" table:show-details="true"/>
                <table:data-pilot-member table:name="61552" table:display="true" table:show-details="true"/>
                <table:data-pilot-member table:name="61565" table:display="true" table:show-details="true"/>
                <table:data-pilot-member table:name="61570" table:display="true" table:show-details="true"/>
                <table:data-pilot-member table:name="61572" table:display="true" table:show-details="true"/>
                <table:data-pilot-member table:name="61573" table:display="true" table:show-details="true"/>
                <table:data-pilot-member table:name="61583" table:display="true" table:show-details="true"/>
                <table:data-pilot-member table:name="61590" table:display="true" table:show-details="true"/>
                <table:data-pilot-member table:name="61617" table:display="true" table:show-details="true"/>
                <table:data-pilot-member table:name="61618" table:display="true" table:show-details="true"/>
                <table:data-pilot-member table:name="61621" table:display="true" table:show-details="true"/>
                <table:data-pilot-member table:name="61638" table:display="true" table:show-details="true"/>
                <table:data-pilot-member table:name="61646" table:display="true" table:show-details="true"/>
                <table:data-pilot-member table:name="61651" table:display="true" table:show-details="true"/>
                <table:data-pilot-member table:name="61659" table:display="true" table:show-details="true"/>
                <table:data-pilot-member table:name="61660" table:display="true" table:show-details="true"/>
                <table:data-pilot-member table:name="61686" table:display="true" table:show-details="true"/>
                <table:data-pilot-member table:name="61688" table:display="true" table:show-details="true"/>
                <table:data-pilot-member table:name="61695" table:display="true" table:show-details="true"/>
                <table:data-pilot-member table:name="61697" table:display="true" table:show-details="true"/>
                <table:data-pilot-member table:name="61699" table:display="true" table:show-details="true"/>
                <table:data-pilot-member table:name="61709" table:display="true" table:show-details="true"/>
                <table:data-pilot-member table:name="61711" table:display="true" table:show-details="true"/>
                <table:data-pilot-member table:name="61728" table:display="true" table:show-details="true"/>
                <table:data-pilot-member table:name="61731" table:display="true" table:show-details="true"/>
                <table:data-pilot-member table:name="61733" table:display="true" table:show-details="true"/>
                <table:data-pilot-member table:name="61747" table:display="true" table:show-details="true"/>
                <table:data-pilot-member table:name="61750" table:display="true" table:show-details="true"/>
                <table:data-pilot-member table:name="61756" table:display="true" table:show-details="true"/>
                <table:data-pilot-member table:name="61760" table:display="true" table:show-details="true"/>
                <table:data-pilot-member table:name="61762" table:display="true" table:show-details="true"/>
                <table:data-pilot-member table:name="61776" table:display="true" table:show-details="true"/>
                <table:data-pilot-member table:name="61780" table:display="true" table:show-details="true"/>
                <table:data-pilot-member table:name="61785" table:display="true" table:show-details="true"/>
                <table:data-pilot-member table:name="61789" table:display="true" table:show-details="true"/>
                <table:data-pilot-member table:name="61798" table:display="true" table:show-details="true"/>
                <table:data-pilot-member table:name="61801" table:display="true" table:show-details="true"/>
                <table:data-pilot-member table:name="61804" table:display="true" table:show-details="true"/>
                <table:data-pilot-member table:name="61808" table:display="true" table:show-details="true"/>
                <table:data-pilot-member table:name="61814" table:display="true" table:show-details="true"/>
                <table:data-pilot-member table:name="61818" table:display="true" table:show-details="true"/>
                <table:data-pilot-member table:name="61827" table:display="true" table:show-details="true"/>
                <table:data-pilot-member table:name="61836" table:display="true" table:show-details="true"/>
                <table:data-pilot-member table:name="61857" table:display="true" table:show-details="true"/>
                <table:data-pilot-member table:name="61858" table:display="true" table:show-details="true"/>
                <table:data-pilot-member table:name="61864" table:display="true" table:show-details="true"/>
                <table:data-pilot-member table:name="61878" table:display="true" table:show-details="true"/>
                <table:data-pilot-member table:name="61886" table:display="true" table:show-details="true"/>
                <table:data-pilot-member table:name="61899" table:display="true" table:show-details="true"/>
                <table:data-pilot-member table:name="61902" table:display="true" table:show-details="true"/>
                <table:data-pilot-member table:name="61905" table:display="true" table:show-details="true"/>
                <table:data-pilot-member table:name="61909" table:display="true" table:show-details="true"/>
                <table:data-pilot-member table:name="61918" table:display="true" table:show-details="true"/>
                <table:data-pilot-member table:name="61930" table:display="true" table:show-details="true"/>
                <table:data-pilot-member table:name="61937" table:display="true" table:show-details="true"/>
                <table:data-pilot-member table:name="61949" table:display="true" table:show-details="true"/>
                <table:data-pilot-member table:name="61950" table:display="true" table:show-details="true"/>
                <table:data-pilot-member table:name="61960" table:display="true" table:show-details="true"/>
                <table:data-pilot-member table:name="61978" table:display="true" table:show-details="true"/>
                <table:data-pilot-member table:name="61981" table:display="true" table:show-details="true"/>
                <table:data-pilot-member table:name="61990" table:display="true" table:show-details="true"/>
                <table:data-pilot-member table:name="62003" table:display="true" table:show-details="true"/>
                <table:data-pilot-member table:name="62005" table:display="true" table:show-details="true"/>
                <table:data-pilot-member table:name="62011" table:display="true" table:show-details="true"/>
                <table:data-pilot-member table:name="62026" table:display="true" table:show-details="true"/>
                <table:data-pilot-member table:name="62028" table:display="true" table:show-details="true"/>
                <table:data-pilot-member table:name="62040" table:display="true" table:show-details="true"/>
                <table:data-pilot-member table:name="62065" table:display="true" table:show-details="true"/>
                <table:data-pilot-member table:name="62100" table:display="true" table:show-details="true"/>
                <table:data-pilot-member table:name="62101" table:display="true" table:show-details="true"/>
                <table:data-pilot-member table:name="62111" table:display="true" table:show-details="true"/>
                <table:data-pilot-member table:name="62116" table:display="true" table:show-details="true"/>
                <table:data-pilot-member table:name="62117" table:display="true" table:show-details="true"/>
                <table:data-pilot-member table:name="62148" table:display="true" table:show-details="true"/>
                <table:data-pilot-member table:name="62160" table:display="true" table:show-details="true"/>
                <table:data-pilot-member table:name="62166" table:display="true" table:show-details="true"/>
                <table:data-pilot-member table:name="62171" table:display="true" table:show-details="true"/>
                <table:data-pilot-member table:name="62181" table:display="true" table:show-details="true"/>
                <table:data-pilot-member table:name="62183" table:display="true" table:show-details="true"/>
                <table:data-pilot-member table:name="62184" table:display="true" table:show-details="true"/>
                <table:data-pilot-member table:name="62187" table:display="true" table:show-details="true"/>
                <table:data-pilot-member table:name="62201" table:display="true" table:show-details="true"/>
                <table:data-pilot-member table:name="62211" table:display="true" table:show-details="true"/>
                <table:data-pilot-member table:name="62219" table:display="true" table:show-details="true"/>
                <table:data-pilot-member table:name="62235" table:display="true" table:show-details="true"/>
                <table:data-pilot-member table:name="62249" table:display="true" table:show-details="true"/>
                <table:data-pilot-member table:name="62250" table:display="true" table:show-details="true"/>
                <table:data-pilot-member table:name="62256" table:display="true" table:show-details="true"/>
                <table:data-pilot-member table:name="62263" table:display="true" table:show-details="true"/>
                <table:data-pilot-member table:name="62270" table:display="true" table:show-details="true"/>
                <table:data-pilot-member table:name="62272" table:display="true" table:show-details="true"/>
                <table:data-pilot-member table:name="62281" table:display="true" table:show-details="true"/>
                <table:data-pilot-member table:name="62287" table:display="true" table:show-details="true"/>
                <table:data-pilot-member table:name="62296" table:display="true" table:show-details="true"/>
                <table:data-pilot-member table:name="62300" table:display="true" table:show-details="true"/>
                <table:data-pilot-member table:name="62302" table:display="true" table:show-details="true"/>
                <table:data-pilot-member table:name="62310" table:display="true" table:show-details="true"/>
                <table:data-pilot-member table:name="62311" table:display="true" table:show-details="true"/>
                <table:data-pilot-member table:name="62327" table:display="true" table:show-details="true"/>
                <table:data-pilot-member table:name="62332" table:display="true" table:show-details="true"/>
                <table:data-pilot-member table:name="62336" table:display="true" table:show-details="true"/>
                <table:data-pilot-member table:name="62360" table:display="true" table:show-details="true"/>
                <table:data-pilot-member table:name="62363" table:display="true" table:show-details="true"/>
                <table:data-pilot-member table:name="62370" table:display="true" table:show-details="true"/>
                <table:data-pilot-member table:name="62376" table:display="true" table:show-details="true"/>
                <table:data-pilot-member table:name="62387" table:display="true" table:show-details="true"/>
                <table:data-pilot-member table:name="62390" table:display="true" table:show-details="true"/>
                <table:data-pilot-member table:name="62392" table:display="true" table:show-details="true"/>
                <table:data-pilot-member table:name="62405" table:display="true" table:show-details="true"/>
                <table:data-pilot-member table:name="62408" table:display="true" table:show-details="true"/>
                <table:data-pilot-member table:name="62416" table:display="true" table:show-details="true"/>
                <table:data-pilot-member table:name="62426" table:display="true" table:show-details="true"/>
                <table:data-pilot-member table:name="62428" table:display="true" table:show-details="true"/>
                <table:data-pilot-member table:name="62436" table:display="true" table:show-details="true"/>
                <table:data-pilot-member table:name="62444" table:display="true" table:show-details="true"/>
                <table:data-pilot-member table:name="62447" table:display="true" table:show-details="true"/>
                <table:data-pilot-member table:name="62449" table:display="true" table:show-details="true"/>
                <table:data-pilot-member table:name="62453" table:display="true" table:show-details="true"/>
                <table:data-pilot-member table:name="62461" table:display="true" table:show-details="true"/>
                <table:data-pilot-member table:name="62467" table:display="true" table:show-details="true"/>
                <table:data-pilot-member table:name="62477" table:display="true" table:show-details="true"/>
                <table:data-pilot-member table:name="62484" table:display="true" table:show-details="true"/>
                <table:data-pilot-member table:name="62492" table:display="true" table:show-details="true"/>
                <table:data-pilot-member table:name="62496" table:display="true" table:show-details="true"/>
                <table:data-pilot-member table:name="62500" table:display="true" table:show-details="true"/>
                <table:data-pilot-member table:name="62502" table:display="true" table:show-details="true"/>
                <table:data-pilot-member table:name="62504" table:display="true" table:show-details="true"/>
                <table:data-pilot-member table:name="62507" table:display="true" table:show-details="true"/>
                <table:data-pilot-member table:name="62524" table:display="true" table:show-details="true"/>
                <table:data-pilot-member table:name="62527" table:display="true" table:show-details="true"/>
                <table:data-pilot-member table:name="62529" table:display="true" table:show-details="true"/>
                <table:data-pilot-member table:name="62535" table:display="true" table:show-details="true"/>
                <table:data-pilot-member table:name="62536" table:display="true" table:show-details="true"/>
                <table:data-pilot-member table:name="62546" table:display="true" table:show-details="true"/>
                <table:data-pilot-member table:name="62549" table:display="true" table:show-details="true"/>
                <table:data-pilot-member table:name="62551" table:display="true" table:show-details="true"/>
                <table:data-pilot-member table:name="62558" table:display="true" table:show-details="true"/>
                <table:data-pilot-member table:name="62566" table:display="true" table:show-details="true"/>
                <table:data-pilot-member table:name="62570" table:display="true" table:show-details="true"/>
                <table:data-pilot-member table:name="62571" table:display="true" table:show-details="true"/>
                <table:data-pilot-member table:name="62586" table:display="true" table:show-details="true"/>
                <table:data-pilot-member table:name="62591" table:display="true" table:show-details="true"/>
                <table:data-pilot-member table:name="62603" table:display="true" table:show-details="true"/>
                <table:data-pilot-member table:name="62611" table:display="true" table:show-details="true"/>
                <table:data-pilot-member table:name="62614" table:display="true" table:show-details="true"/>
                <table:data-pilot-member table:name="62616" table:display="true" table:show-details="true"/>
                <table:data-pilot-member table:name="62621" table:display="true" table:show-details="true"/>
                <table:data-pilot-member table:name="62646" table:display="true" table:show-details="true"/>
                <table:data-pilot-member table:name="62692" table:display="true" table:show-details="true"/>
                <table:data-pilot-member table:name="62696" table:display="true" table:show-details="true"/>
                <table:data-pilot-member table:name="62701" table:display="true" table:show-details="true"/>
                <table:data-pilot-member table:name="62708" table:display="true" table:show-details="true"/>
                <table:data-pilot-member table:name="62711" table:display="true" table:show-details="true"/>
                <table:data-pilot-member table:name="62725" table:display="true" table:show-details="true"/>
                <table:data-pilot-member table:name="62729" table:display="true" table:show-details="true"/>
                <table:data-pilot-member table:name="62740" table:display="true" table:show-details="true"/>
                <table:data-pilot-member table:name="62742" table:display="true" table:show-details="true"/>
                <table:data-pilot-member table:name="62745" table:display="true" table:show-details="true"/>
                <table:data-pilot-member table:name="62752" table:display="true" table:show-details="true"/>
                <table:data-pilot-member table:name="62758" table:display="true" table:show-details="true"/>
                <table:data-pilot-member table:name="62770" table:display="true" table:show-details="true"/>
                <table:data-pilot-member table:name="62784" table:display="true" table:show-details="true"/>
                <table:data-pilot-member table:name="62785" table:display="true" table:show-details="true"/>
                <table:data-pilot-member table:name="62791" table:display="true" table:show-details="true"/>
                <table:data-pilot-member table:name="62797" table:display="true" table:show-details="true"/>
                <table:data-pilot-member table:name="62808" table:display="true" table:show-details="true"/>
                <table:data-pilot-member table:name="62818" table:display="true" table:show-details="true"/>
                <table:data-pilot-member table:name="62837" table:display="true" table:show-details="true"/>
                <table:data-pilot-member table:name="62840" table:display="true" table:show-details="true"/>
                <table:data-pilot-member table:name="62844" table:display="true" table:show-details="true"/>
                <table:data-pilot-member table:name="62852" table:display="true" table:show-details="true"/>
                <table:data-pilot-member table:name="62871" table:display="true" table:show-details="true"/>
                <table:data-pilot-member table:name="62879" table:display="true" table:show-details="true"/>
                <table:data-pilot-member table:name="62881" table:display="true" table:show-details="true"/>
                <table:data-pilot-member table:name="62893" table:display="true" table:show-details="true"/>
                <table:data-pilot-member table:name="62898" table:display="true" table:show-details="true"/>
                <table:data-pilot-member table:name="62901" table:display="true" table:show-details="true"/>
                <table:data-pilot-member table:name="62904" table:display="true" table:show-details="true"/>
                <table:data-pilot-member table:name="62917" table:display="true" table:show-details="true"/>
                <table:data-pilot-member table:name="62926" table:display="true" table:show-details="true"/>
                <table:data-pilot-member table:name="62928" table:display="true" table:show-details="true"/>
                <table:data-pilot-member table:name="62932" table:display="true" table:show-details="true"/>
                <table:data-pilot-member table:name="62939" table:display="true" table:show-details="true"/>
                <table:data-pilot-member table:name="62940" table:display="true" table:show-details="true"/>
                <table:data-pilot-member table:name="62943" table:display="true" table:show-details="true"/>
                <table:data-pilot-member table:name="62944" table:display="true" table:show-details="true"/>
                <table:data-pilot-member table:name="62947" table:display="true" table:show-details="true"/>
                <table:data-pilot-member table:name="62988" table:display="true" table:show-details="true"/>
                <table:data-pilot-member table:name="62992" table:display="true" table:show-details="true"/>
                <table:data-pilot-member table:name="63003" table:display="true" table:show-details="true"/>
                <table:data-pilot-member table:name="63013" table:display="true" table:show-details="true"/>
                <table:data-pilot-member table:name="63026" table:display="true" table:show-details="true"/>
                <table:data-pilot-member table:name="63029" table:display="true" table:show-details="true"/>
                <table:data-pilot-member table:name="63047" table:display="true" table:show-details="true"/>
                <table:data-pilot-member table:name="63074" table:display="true" table:show-details="true"/>
                <table:data-pilot-member table:name="63075" table:display="true" table:show-details="true"/>
                <table:data-pilot-member table:name="63078" table:display="true" table:show-details="true"/>
                <table:data-pilot-member table:name="63085" table:display="true" table:show-details="true"/>
                <table:data-pilot-member table:name="63102" table:display="true" table:show-details="true"/>
                <table:data-pilot-member table:name="63113" table:display="true" table:show-details="true"/>
                <table:data-pilot-member table:name="63117" table:display="true" table:show-details="true"/>
                <table:data-pilot-member table:name="63119" table:display="true" table:show-details="true"/>
                <table:data-pilot-member table:name="63126" table:display="true" table:show-details="true"/>
                <table:data-pilot-member table:name="63152" table:display="true" table:show-details="true"/>
                <table:data-pilot-member table:name="63153" table:display="true" table:show-details="true"/>
                <table:data-pilot-member table:name="63164" table:display="true" table:show-details="true"/>
                <table:data-pilot-member table:name="63169" table:display="true" table:show-details="true"/>
                <table:data-pilot-member table:name="63177" table:display="true" table:show-details="true"/>
                <table:data-pilot-member table:name="63200" table:display="true" table:show-details="true"/>
                <table:data-pilot-member table:name="63202" table:display="true" table:show-details="true"/>
                <table:data-pilot-member table:name="63204" table:display="true" table:show-details="true"/>
                <table:data-pilot-member table:name="63206" table:display="true" table:show-details="true"/>
                <table:data-pilot-member table:name="63212" table:display="true" table:show-details="true"/>
                <table:data-pilot-member table:name="63222" table:display="true" table:show-details="true"/>
                <table:data-pilot-member table:name="63231" table:display="true" table:show-details="true"/>
                <table:data-pilot-member table:name="63245" table:display="true" table:show-details="true"/>
                <table:data-pilot-member table:name="63258" table:display="true" table:show-details="true"/>
                <table:data-pilot-member table:name="63268" table:display="true" table:show-details="true"/>
                <table:data-pilot-member table:name="63273" table:display="true" table:show-details="true"/>
                <table:data-pilot-member table:name="63274" table:display="true" table:show-details="true"/>
                <table:data-pilot-member table:name="63275" table:display="true" table:show-details="true"/>
                <table:data-pilot-member table:name="63279" table:display="true" table:show-details="true"/>
                <table:data-pilot-member table:name="63284" table:display="true" table:show-details="true"/>
                <table:data-pilot-member table:name="63309" table:display="true" table:show-details="true"/>
                <table:data-pilot-member table:name="63311" table:display="true" table:show-details="true"/>
                <table:data-pilot-member table:name="63314" table:display="true" table:show-details="true"/>
                <table:data-pilot-member table:name="63339" table:display="true" table:show-details="true"/>
                <table:data-pilot-member table:name="63340" table:display="true" table:show-details="true"/>
                <table:data-pilot-member table:name="63346" table:display="true" table:show-details="true"/>
                <table:data-pilot-member table:name="63356" table:display="true" table:show-details="true"/>
                <table:data-pilot-member table:name="63368" table:display="true" table:show-details="true"/>
                <table:data-pilot-member table:name="63376" table:display="true" table:show-details="true"/>
                <table:data-pilot-member table:name="63377" table:display="true" table:show-details="true"/>
                <table:data-pilot-member table:name="63379" table:display="true" table:show-details="true"/>
                <table:data-pilot-member table:name="63387" table:display="true" table:show-details="true"/>
                <table:data-pilot-member table:name="63420" table:display="true" table:show-details="true"/>
                <table:data-pilot-member table:name="63421" table:display="true" table:show-details="true"/>
                <table:data-pilot-member table:name="63429" table:display="true" table:show-details="true"/>
                <table:data-pilot-member table:name="63457" table:display="true" table:show-details="true"/>
                <table:data-pilot-member table:name="63475" table:display="true" table:show-details="true"/>
                <table:data-pilot-member table:name="63476" table:display="true" table:show-details="true"/>
                <table:data-pilot-member table:name="63480" table:display="true" table:show-details="true"/>
                <table:data-pilot-member table:name="63505" table:display="true" table:show-details="true"/>
                <table:data-pilot-member table:name="63539" table:display="true" table:show-details="true"/>
                <table:data-pilot-member table:name="63543" table:display="true" table:show-details="true"/>
                <table:data-pilot-member table:name="63558" table:display="true" table:show-details="true"/>
                <table:data-pilot-member table:name="63560" table:display="true" table:show-details="true"/>
                <table:data-pilot-member table:name="63566" table:display="true" table:show-details="true"/>
                <table:data-pilot-member table:name="63570" table:display="true" table:show-details="true"/>
                <table:data-pilot-member table:name="63573" table:display="true" table:show-details="true"/>
                <table:data-pilot-member table:name="63580" table:display="true" table:show-details="true"/>
                <table:data-pilot-member table:name="63581" table:display="true" table:show-details="true"/>
                <table:data-pilot-member table:name="63588" table:display="true" table:show-details="true"/>
                <table:data-pilot-member table:name="63593" table:display="true" table:show-details="true"/>
                <table:data-pilot-member table:name="63596" table:display="true" table:show-details="true"/>
                <table:data-pilot-member table:name="63604" table:display="true" table:show-details="true"/>
                <table:data-pilot-member table:name="63606" table:display="true" table:show-details="true"/>
                <table:data-pilot-member table:name="63611" table:display="true" table:show-details="true"/>
                <table:data-pilot-member table:name="63614" table:display="true" table:show-details="true"/>
                <table:data-pilot-member table:name="63624" table:display="true" table:show-details="true"/>
                <table:data-pilot-member table:name="63625" table:display="true" table:show-details="true"/>
                <table:data-pilot-member table:name="63633" table:display="true" table:show-details="true"/>
                <table:data-pilot-member table:name="63640" table:display="true" table:show-details="true"/>
                <table:data-pilot-member table:name="63643" table:display="true" table:show-details="true"/>
                <table:data-pilot-member table:name="63657" table:display="true" table:show-details="true"/>
                <table:data-pilot-member table:name="63676" table:display="true" table:show-details="true"/>
                <table:data-pilot-member table:name="63678" table:display="true" table:show-details="true"/>
                <table:data-pilot-member table:name="63690" table:display="true" table:show-details="true"/>
                <table:data-pilot-member table:name="63706" table:display="true" table:show-details="true"/>
                <table:data-pilot-member table:name="63710" table:display="true" table:show-details="true"/>
                <table:data-pilot-member table:name="63715" table:display="true" table:show-details="true"/>
                <table:data-pilot-member table:name="63722" table:display="true" table:show-details="true"/>
                <table:data-pilot-member table:name="63740" table:display="true" table:show-details="true"/>
                <table:data-pilot-member table:name="63758" table:display="true" table:show-details="true"/>
                <table:data-pilot-member table:name="63770" table:display="true" table:show-details="true"/>
                <table:data-pilot-member table:name="63777" table:display="true" table:show-details="true"/>
                <table:data-pilot-member table:name="63784" table:display="true" table:show-details="true"/>
                <table:data-pilot-member table:name="63792" table:display="true" table:show-details="true"/>
                <table:data-pilot-member table:name="63794" table:display="true" table:show-details="true"/>
                <table:data-pilot-member table:name="63798" table:display="true" table:show-details="true"/>
                <table:data-pilot-member table:name="63812" table:display="true" table:show-details="true"/>
                <table:data-pilot-member table:name="63828" table:display="true" table:show-details="true"/>
                <table:data-pilot-member table:name="63831" table:display="true" table:show-details="true"/>
                <table:data-pilot-member table:name="63841" table:display="true" table:show-details="true"/>
                <table:data-pilot-member table:name="63846" table:display="true" table:show-details="true"/>
                <table:data-pilot-member table:name="63847" table:display="true" table:show-details="true"/>
                <table:data-pilot-member table:name="63854" table:display="true" table:show-details="true"/>
                <table:data-pilot-member table:name="63861" table:display="true" table:show-details="true"/>
                <table:data-pilot-member table:name="63863" table:display="true" table:show-details="true"/>
                <table:data-pilot-member table:name="63864" table:display="true" table:show-details="true"/>
                <table:data-pilot-member table:name="63865" table:display="true" table:show-details="true"/>
                <table:data-pilot-member table:name="63867" table:display="true" table:show-details="true"/>
                <table:data-pilot-member table:name="63873" table:display="true" table:show-details="true"/>
                <table:data-pilot-member table:name="63880" table:display="true" table:show-details="true"/>
                <table:data-pilot-member table:name="63881" table:display="true" table:show-details="true"/>
                <table:data-pilot-member table:name="63882" table:display="true" table:show-details="true"/>
                <table:data-pilot-member table:name="63887" table:display="true" table:show-details="true"/>
                <table:data-pilot-member table:name="63891" table:display="true" table:show-details="true"/>
                <table:data-pilot-member table:name="63894" table:display="true" table:show-details="true"/>
                <table:data-pilot-member table:name="63915" table:display="true" table:show-details="true"/>
                <table:data-pilot-member table:name="63923" table:display="true" table:show-details="true"/>
                <table:data-pilot-member table:name="63932" table:display="true" table:show-details="true"/>
                <table:data-pilot-member table:name="63936" table:display="true" table:show-details="true"/>
                <table:data-pilot-member table:name="63941" table:display="true" table:show-details="true"/>
                <table:data-pilot-member table:name="63948" table:display="true" table:show-details="true"/>
                <table:data-pilot-member table:name="63950" table:display="true" table:show-details="true"/>
                <table:data-pilot-member table:name="63983" table:display="true" table:show-details="true"/>
                <table:data-pilot-member table:name="63986" table:display="true" table:show-details="true"/>
                <table:data-pilot-member table:name="63995" table:display="true" table:show-details="true"/>
                <table:data-pilot-member table:name="63996" table:display="true" table:show-details="true"/>
                <table:data-pilot-member table:name="63998" table:display="true" table:show-details="true"/>
                <table:data-pilot-member table:name="63999" table:display="true" table:show-details="true"/>
                <table:data-pilot-member table:name="64026" table:display="true" table:show-details="true"/>
                <table:data-pilot-member table:name="64027" table:display="true" table:show-details="true"/>
                <table:data-pilot-member table:name="64036" table:display="true" table:show-details="true"/>
                <table:data-pilot-member table:name="64040" table:display="true" table:show-details="true"/>
                <table:data-pilot-member table:name="64045" table:display="true" table:show-details="true"/>
                <table:data-pilot-member table:name="64061" table:display="true" table:show-details="true"/>
                <table:data-pilot-member table:name="64062" table:display="true" table:show-details="true"/>
                <table:data-pilot-member table:name="64073" table:display="true" table:show-details="true"/>
                <table:data-pilot-member table:name="64090" table:display="true" table:show-details="true"/>
                <table:data-pilot-member table:name="64096" table:display="true" table:show-details="true"/>
                <table:data-pilot-member table:name="64102" table:display="true" table:show-details="true"/>
                <table:data-pilot-member table:name="64103" table:display="true" table:show-details="true"/>
                <table:data-pilot-member table:name="64107" table:display="true" table:show-details="true"/>
                <table:data-pilot-member table:name="64120" table:display="true" table:show-details="true"/>
                <table:data-pilot-member table:name="64140" table:display="true" table:show-details="true"/>
                <table:data-pilot-member table:name="64143" table:display="true" table:show-details="true"/>
                <table:data-pilot-member table:name="64157" table:display="true" table:show-details="true"/>
                <table:data-pilot-member table:name="64158" table:display="true" table:show-details="true"/>
                <table:data-pilot-member table:name="64160" table:display="true" table:show-details="true"/>
                <table:data-pilot-member table:name="64162" table:display="true" table:show-details="true"/>
                <table:data-pilot-member table:name="64172" table:display="true" table:show-details="true"/>
                <table:data-pilot-member table:name="64189" table:display="true" table:show-details="true"/>
                <table:data-pilot-member table:name="64193" table:display="true" table:show-details="true"/>
                <table:data-pilot-member table:name="64209" table:display="true" table:show-details="true"/>
                <table:data-pilot-member table:name="64220" table:display="true" table:show-details="true"/>
                <table:data-pilot-member table:name="64221" table:display="true" table:show-details="true"/>
                <table:data-pilot-member table:name="64228" table:display="true" table:show-details="true"/>
                <table:data-pilot-member table:name="64243" table:display="true" table:show-details="true"/>
                <table:data-pilot-member table:name="64267" table:display="true" table:show-details="true"/>
                <table:data-pilot-member table:name="64279" table:display="true" table:show-details="true"/>
                <table:data-pilot-member table:name="64282" table:display="true" table:show-details="true"/>
                <table:data-pilot-member table:name="64285" table:display="true" table:show-details="true"/>
                <table:data-pilot-member table:name="64294" table:display="true" table:show-details="true"/>
                <table:data-pilot-member table:name="64296" table:display="true" table:show-details="true"/>
                <table:data-pilot-member table:name="64299" table:display="true" table:show-details="true"/>
                <table:data-pilot-member table:name="64306" table:display="true" table:show-details="true"/>
                <table:data-pilot-member table:name="64309" table:display="true" table:show-details="true"/>
                <table:data-pilot-member table:name="64313" table:display="true" table:show-details="true"/>
                <table:data-pilot-member table:name="64324" table:display="true" table:show-details="true"/>
                <table:data-pilot-member table:name="64334" table:display="true" table:show-details="true"/>
                <table:data-pilot-member table:name="64336" table:display="true" table:show-details="true"/>
                <table:data-pilot-member table:name="64348" table:display="true" table:show-details="true"/>
                <table:data-pilot-member table:name="64368" table:display="true" table:show-details="true"/>
                <table:data-pilot-member table:name="64378" table:display="true" table:show-details="true"/>
                <table:data-pilot-member table:name="64385" table:display="true" table:show-details="true"/>
                <table:data-pilot-member table:name="64386" table:display="true" table:show-details="true"/>
                <table:data-pilot-member table:name="64388" table:display="true" table:show-details="true"/>
                <table:data-pilot-member table:name="64389" table:display="true" table:show-details="true"/>
                <table:data-pilot-member table:name="64392" table:display="true" table:show-details="true"/>
                <table:data-pilot-member table:name="64395" table:display="true" table:show-details="true"/>
                <table:data-pilot-member table:name="64410" table:display="true" table:show-details="true"/>
                <table:data-pilot-member table:name="64418" table:display="true" table:show-details="true"/>
                <table:data-pilot-member table:name="64419" table:display="true" table:show-details="true"/>
                <table:data-pilot-member table:name="64420" table:display="true" table:show-details="true"/>
                <table:data-pilot-member table:name="64426" table:display="true" table:show-details="true"/>
                <table:data-pilot-member table:name="64434" table:display="true" table:show-details="true"/>
                <table:data-pilot-member table:name="64435" table:display="true" table:show-details="true"/>
                <table:data-pilot-member table:name="64436" table:display="true" table:show-details="true"/>
                <table:data-pilot-member table:name="64442" table:display="true" table:show-details="true"/>
                <table:data-pilot-member table:name="64445" table:display="true" table:show-details="true"/>
                <table:data-pilot-member table:name="64460" table:display="true" table:show-details="true"/>
                <table:data-pilot-member table:name="64469" table:display="true" table:show-details="true"/>
                <table:data-pilot-member table:name="64471" table:display="true" table:show-details="true"/>
                <table:data-pilot-member table:name="64481" table:display="true" table:show-details="true"/>
                <table:data-pilot-member table:name="64482" table:display="true" table:show-details="true"/>
                <table:data-pilot-member table:name="64486" table:display="true" table:show-details="true"/>
                <table:data-pilot-member table:name="64487" table:display="true" table:show-details="true"/>
                <table:data-pilot-member table:name="64489" table:display="true" table:show-details="true"/>
                <table:data-pilot-member table:name="64491" table:display="true" table:show-details="true"/>
                <table:data-pilot-member table:name="64496" table:display="true" table:show-details="true"/>
                <table:data-pilot-member table:name="64504" table:display="true" table:show-details="true"/>
                <table:data-pilot-member table:name="64505" table:display="true" table:show-details="true"/>
                <table:data-pilot-member table:name="64508" table:display="true" table:show-details="true"/>
                <table:data-pilot-member table:name="64516" table:display="true" table:show-details="true"/>
                <table:data-pilot-member table:name="64552" table:display="true" table:show-details="true"/>
                <table:data-pilot-member table:name="64559" table:display="true" table:show-details="true"/>
                <table:data-pilot-member table:name="64562" table:display="true" table:show-details="true"/>
                <table:data-pilot-member table:name="64563" table:display="true" table:show-details="true"/>
                <table:data-pilot-member table:name="64564" table:display="true" table:show-details="true"/>
                <table:data-pilot-member table:name="64580" table:display="true" table:show-details="true"/>
                <table:data-pilot-member table:name="64582" table:display="true" table:show-details="true"/>
                <table:data-pilot-member table:name="64589" table:display="true" table:show-details="true"/>
                <table:data-pilot-member table:name="64605" table:display="true" table:show-details="true"/>
                <table:data-pilot-member table:name="64609" table:display="true" table:show-details="true"/>
                <table:data-pilot-member table:name="64627" table:display="true" table:show-details="true"/>
                <table:data-pilot-member table:name="64635" table:display="true" table:show-details="true"/>
                <table:data-pilot-member table:name="64642" table:display="true" table:show-details="true"/>
                <table:data-pilot-member table:name="64653" table:display="true" table:show-details="true"/>
                <table:data-pilot-member table:name="64665" table:display="true" table:show-details="true"/>
                <table:data-pilot-member table:name="64686" table:display="true" table:show-details="true"/>
                <table:data-pilot-member table:name="64692" table:display="true" table:show-details="true"/>
                <table:data-pilot-member table:name="64706" table:display="true" table:show-details="true"/>
                <table:data-pilot-member table:name="64711" table:display="true" table:show-details="true"/>
                <table:data-pilot-member table:name="64720" table:display="true" table:show-details="true"/>
                <table:data-pilot-member table:name="64721" table:display="true" table:show-details="true"/>
                <table:data-pilot-member table:name="64723" table:display="true" table:show-details="true"/>
                <table:data-pilot-member table:name="64725" table:display="true" table:show-details="true"/>
                <table:data-pilot-member table:name="64727" table:display="true" table:show-details="true"/>
                <table:data-pilot-member table:name="64729" table:display="true" table:show-details="true"/>
                <table:data-pilot-member table:name="64740" table:display="true" table:show-details="true"/>
                <table:data-pilot-member table:name="64749" table:display="true" table:show-details="true"/>
                <table:data-pilot-member table:name="64755" table:display="true" table:show-details="true"/>
                <table:data-pilot-member table:name="64777" table:display="true" table:show-details="true"/>
                <table:data-pilot-member table:name="64780" table:display="true" table:show-details="true"/>
                <table:data-pilot-member table:name="64781" table:display="true" table:show-details="true"/>
                <table:data-pilot-member table:name="64791" table:display="true" table:show-details="true"/>
                <table:data-pilot-member table:name="64798" table:display="true" table:show-details="true"/>
                <table:data-pilot-member table:name="64812" table:display="true" table:show-details="true"/>
                <table:data-pilot-member table:name="64814" table:display="true" table:show-details="true"/>
                <table:data-pilot-member table:name="64815" table:display="true" table:show-details="true"/>
                <table:data-pilot-member table:name="64820" table:display="true" table:show-details="true"/>
                <table:data-pilot-member table:name="64821" table:display="true" table:show-details="true"/>
                <table:data-pilot-member table:name="64824" table:display="true" table:show-details="true"/>
                <table:data-pilot-member table:name="64830" table:display="true" table:show-details="true"/>
                <table:data-pilot-member table:name="64834" table:display="true" table:show-details="true"/>
                <table:data-pilot-member table:name="64848" table:display="true" table:show-details="true"/>
                <table:data-pilot-member table:name="64856" table:display="true" table:show-details="true"/>
                <table:data-pilot-member table:name="64861" table:display="true" table:show-details="true"/>
                <table:data-pilot-member table:name="64863" table:display="true" table:show-details="true"/>
                <table:data-pilot-member table:name="64875" table:display="true" table:show-details="true"/>
                <table:data-pilot-member table:name="64881" table:display="true" table:show-details="true"/>
                <table:data-pilot-member table:name="64891" table:display="true" table:show-details="true"/>
                <table:data-pilot-member table:name="64893" table:display="true" table:show-details="true"/>
                <table:data-pilot-member table:name="64895" table:display="true" table:show-details="true"/>
                <table:data-pilot-member table:name="64907" table:display="true" table:show-details="true"/>
                <table:data-pilot-member table:name="64924" table:display="true" table:show-details="true"/>
                <table:data-pilot-member table:name="64958" table:display="true" table:show-details="true"/>
                <table:data-pilot-member table:name="64960" table:display="true" table:show-details="true"/>
                <table:data-pilot-member table:name="64965" table:display="true" table:show-details="true"/>
                <table:data-pilot-member table:name="64969" table:display="true" table:show-details="true"/>
                <table:data-pilot-member table:name="64973" table:display="true" table:show-details="true"/>
                <table:data-pilot-member table:name="64988" table:display="true" table:show-details="true"/>
                <table:data-pilot-member table:name="64994" table:display="true" table:show-details="true"/>
                <table:data-pilot-member table:name="64998" table:display="true" table:show-details="true"/>
                <table:data-pilot-member table:name="65003" table:display="true" table:show-details="true"/>
                <table:data-pilot-member table:name="65026" table:display="true" table:show-details="true"/>
                <table:data-pilot-member table:name="65035" table:display="true" table:show-details="true"/>
                <table:data-pilot-member table:name="65042" table:display="true" table:show-details="true"/>
                <table:data-pilot-member table:name="65044" table:display="true" table:show-details="true"/>
                <table:data-pilot-member table:name="65050" table:display="true" table:show-details="true"/>
                <table:data-pilot-member table:name="65051" table:display="true" table:show-details="true"/>
                <table:data-pilot-member table:name="65064" table:display="true" table:show-details="true"/>
                <table:data-pilot-member table:name="65074" table:display="true" table:show-details="true"/>
                <table:data-pilot-member table:name="65080" table:display="true" table:show-details="true"/>
                <table:data-pilot-member table:name="65102" table:display="true" table:show-details="true"/>
                <table:data-pilot-member table:name="65131" table:display="true" table:show-details="true"/>
                <table:data-pilot-member table:name="65146" table:display="true" table:show-details="true"/>
                <table:data-pilot-member table:name="65150" table:display="true" table:show-details="true"/>
                <table:data-pilot-member table:name="65154" table:display="true" table:show-details="true"/>
                <table:data-pilot-member table:name="65157" table:display="true" table:show-details="true"/>
                <table:data-pilot-member table:name="65161" table:display="true" table:show-details="true"/>
                <table:data-pilot-member table:name="65168" table:display="true" table:show-details="true"/>
                <table:data-pilot-member table:name="65177" table:display="true" table:show-details="true"/>
                <table:data-pilot-member table:name="65201" table:display="true" table:show-details="true"/>
                <table:data-pilot-member table:name="65203" table:display="true" table:show-details="true"/>
                <table:data-pilot-member table:name="65209" table:display="true" table:show-details="true"/>
                <table:data-pilot-member table:name="65215" table:display="true" table:show-details="true"/>
                <table:data-pilot-member table:name="65220" table:display="true" table:show-details="true"/>
                <table:data-pilot-member table:name="65241" table:display="true" table:show-details="true"/>
                <table:data-pilot-member table:name="65245" table:display="true" table:show-details="true"/>
                <table:data-pilot-member table:name="65248" table:display="true" table:show-details="true"/>
                <table:data-pilot-member table:name="65252" table:display="true" table:show-details="true"/>
                <table:data-pilot-member table:name="65259" table:display="true" table:show-details="true"/>
                <table:data-pilot-member table:name="65265" table:display="true" table:show-details="true"/>
                <table:data-pilot-member table:name="65290" table:display="true" table:show-details="true"/>
                <table:data-pilot-member table:name="65295" table:display="true" table:show-details="true"/>
                <table:data-pilot-member table:name="65298" table:display="true" table:show-details="true"/>
                <table:data-pilot-member table:name="65316" table:display="true" table:show-details="true"/>
                <table:data-pilot-member table:name="65326" table:display="true" table:show-details="true"/>
                <table:data-pilot-member table:name="65327" table:display="true" table:show-details="true"/>
                <table:data-pilot-member table:name="65330" table:display="true" table:show-details="true"/>
                <table:data-pilot-member table:name="65339" table:display="true" table:show-details="true"/>
                <table:data-pilot-member table:name="65349" table:display="true" table:show-details="true"/>
                <table:data-pilot-member table:name="65350" table:display="true" table:show-details="true"/>
                <table:data-pilot-member table:name="65356" table:display="true" table:show-details="true"/>
                <table:data-pilot-member table:name="65360" table:display="true" table:show-details="true"/>
                <table:data-pilot-member table:name="65368" table:display="true" table:show-details="true"/>
                <table:data-pilot-member table:name="65372" table:display="true" table:show-details="true"/>
                <table:data-pilot-member table:name="65375" table:display="true" table:show-details="true"/>
                <table:data-pilot-member table:name="65384" table:display="true" table:show-details="true"/>
                <table:data-pilot-member table:name="65406" table:display="true" table:show-details="true"/>
                <table:data-pilot-member table:name="65408" table:display="true" table:show-details="true"/>
                <table:data-pilot-member table:name="65412" table:display="true" table:show-details="true"/>
                <table:data-pilot-member table:name="65415" table:display="true" table:show-details="true"/>
                <table:data-pilot-member table:name="65419" table:display="true" table:show-details="true"/>
                <table:data-pilot-member table:name="65421" table:display="true" table:show-details="true"/>
                <table:data-pilot-member table:name="65439" table:display="true" table:show-details="true"/>
                <table:data-pilot-member table:name="65449" table:display="true" table:show-details="true"/>
                <table:data-pilot-member table:name="65455" table:display="true" table:show-details="true"/>
                <table:data-pilot-member table:name="65478" table:display="true" table:show-details="true"/>
                <table:data-pilot-member table:name="65496" table:display="true" table:show-details="true"/>
                <table:data-pilot-member table:name="65498" table:display="true" table:show-details="true"/>
                <table:data-pilot-member table:name="65508" table:display="true" table:show-details="true"/>
                <table:data-pilot-member table:name="65512" table:display="true" table:show-details="true"/>
                <table:data-pilot-member table:name="65523" table:display="true" table:show-details="true"/>
                <table:data-pilot-member table:name="65529" table:display="true" table:show-details="true"/>
                <table:data-pilot-member table:name="65540" table:display="true" table:show-details="true"/>
                <table:data-pilot-member table:name="65547" table:display="true" table:show-details="true"/>
                <table:data-pilot-member table:name="65567" table:display="true" table:show-details="true"/>
                <table:data-pilot-member table:name="65577" table:display="true" table:show-details="true"/>
                <table:data-pilot-member table:name="65584" table:display="true" table:show-details="true"/>
                <table:data-pilot-member table:name="65585" table:display="true" table:show-details="true"/>
                <table:data-pilot-member table:name="65593" table:display="true" table:show-details="true"/>
                <table:data-pilot-member table:name="65594" table:display="true" table:show-details="true"/>
                <table:data-pilot-member table:name="65618" table:display="true" table:show-details="true"/>
                <table:data-pilot-member table:name="65628" table:display="true" table:show-details="true"/>
                <table:data-pilot-member table:name="65633" table:display="true" table:show-details="true"/>
                <table:data-pilot-member table:name="65651" table:display="true" table:show-details="true"/>
                <table:data-pilot-member table:name="65661" table:display="true" table:show-details="true"/>
                <table:data-pilot-member table:name="65662" table:display="true" table:show-details="true"/>
                <table:data-pilot-member table:name="65672" table:display="true" table:show-details="true"/>
                <table:data-pilot-member table:name="65678" table:display="true" table:show-details="true"/>
                <table:data-pilot-member table:name="65680" table:display="true" table:show-details="true"/>
                <table:data-pilot-member table:name="65685" table:display="true" table:show-details="true"/>
                <table:data-pilot-member table:name="65692" table:display="true" table:show-details="true"/>
                <table:data-pilot-member table:name="65708" table:display="true" table:show-details="true"/>
                <table:data-pilot-member table:name="65717" table:display="true" table:show-details="true"/>
                <table:data-pilot-member table:name="65725" table:display="true" table:show-details="true"/>
                <table:data-pilot-member table:name="65746" table:display="true" table:show-details="true"/>
                <table:data-pilot-member table:name="65748" table:display="true" table:show-details="true"/>
                <table:data-pilot-member table:name="65762" table:display="true" table:show-details="true"/>
                <table:data-pilot-member table:name="65776" table:display="true" table:show-details="true"/>
                <table:data-pilot-member table:name="65780" table:display="true" table:show-details="true"/>
                <table:data-pilot-member table:name="65792" table:display="true" table:show-details="true"/>
                <table:data-pilot-member table:name="65793" table:display="true" table:show-details="true"/>
                <table:data-pilot-member table:name="65807" table:display="true" table:show-details="true"/>
                <table:data-pilot-member table:name="65808" table:display="true" table:show-details="true"/>
                <table:data-pilot-member table:name="65819" table:display="true" table:show-details="true"/>
                <table:data-pilot-member table:name="65825" table:display="true" table:show-details="true"/>
                <table:data-pilot-member table:name="65829" table:display="true" table:show-details="true"/>
                <table:data-pilot-member table:name="65834" table:display="true" table:show-details="true"/>
                <table:data-pilot-member table:name="65841" table:display="true" table:show-details="true"/>
                <table:data-pilot-member table:name="65844" table:display="true" table:show-details="true"/>
                <table:data-pilot-member table:name="65863" table:display="true" table:show-details="true"/>
                <table:data-pilot-member table:name="65865" table:display="true" table:show-details="true"/>
                <table:data-pilot-member table:name="65866" table:display="true" table:show-details="true"/>
                <table:data-pilot-member table:name="65885" table:display="true" table:show-details="true"/>
                <table:data-pilot-member table:name="65891" table:display="true" table:show-details="true"/>
                <table:data-pilot-member table:name="65900" table:display="true" table:show-details="true"/>
                <table:data-pilot-member table:name="65902" table:display="true" table:show-details="true"/>
                <table:data-pilot-member table:name="65916" table:display="true" table:show-details="true"/>
                <table:data-pilot-member table:name="65921" table:display="true" table:show-details="true"/>
                <table:data-pilot-member table:name="65927" table:display="true" table:show-details="true"/>
                <table:data-pilot-member table:name="65931" table:display="true" table:show-details="true"/>
                <table:data-pilot-member table:name="65937" table:display="true" table:show-details="true"/>
                <table:data-pilot-member table:name="65943" table:display="true" table:show-details="true"/>
                <table:data-pilot-member table:name="65949" table:display="true" table:show-details="true"/>
                <table:data-pilot-member table:name="65965" table:display="true" table:show-details="true"/>
                <table:data-pilot-member table:name="65966" table:display="true" table:show-details="true"/>
                <table:data-pilot-member table:name="65984" table:display="true" table:show-details="true"/>
                <table:data-pilot-member table:name="65996" table:display="true" table:show-details="true"/>
                <table:data-pilot-member table:name="66000" table:display="true" table:show-details="true"/>
                <table:data-pilot-member table:name="66006" table:display="true" table:show-details="true"/>
                <table:data-pilot-member table:name="66010" table:display="true" table:show-details="true"/>
                <table:data-pilot-member table:name="66028" table:display="true" table:show-details="true"/>
                <table:data-pilot-member table:name="66030" table:display="true" table:show-details="true"/>
                <table:data-pilot-member table:name="66032" table:display="true" table:show-details="true"/>
                <table:data-pilot-member table:name="66037" table:display="true" table:show-details="true"/>
                <table:data-pilot-member table:name="66042" table:display="true" table:show-details="true"/>
                <table:data-pilot-member table:name="66044" table:display="true" table:show-details="true"/>
                <table:data-pilot-member table:name="66063" table:display="true" table:show-details="true"/>
                <table:data-pilot-member table:name="66066" table:display="true" table:show-details="true"/>
                <table:data-pilot-member table:name="66067" table:display="true" table:show-details="true"/>
                <table:data-pilot-member table:name="66068" table:display="true" table:show-details="true"/>
                <table:data-pilot-member table:name="66071" table:display="true" table:show-details="true"/>
                <table:data-pilot-member table:name="66104" table:display="true" table:show-details="true"/>
                <table:data-pilot-member table:name="66119" table:display="true" table:show-details="true"/>
                <table:data-pilot-member table:name="66129" table:display="true" table:show-details="true"/>
                <table:data-pilot-member table:name="66157" table:display="true" table:show-details="true"/>
                <table:data-pilot-member table:name="66167" table:display="true" table:show-details="true"/>
                <table:data-pilot-member table:name="66172" table:display="true" table:show-details="true"/>
                <table:data-pilot-member table:name="66197" table:display="true" table:show-details="true"/>
                <table:data-pilot-member table:name="66203" table:display="true" table:show-details="true"/>
                <table:data-pilot-member table:name="66210" table:display="true" table:show-details="true"/>
                <table:data-pilot-member table:name="66224" table:display="true" table:show-details="true"/>
                <table:data-pilot-member table:name="66230" table:display="true" table:show-details="true"/>
                <table:data-pilot-member table:name="66231" table:display="true" table:show-details="true"/>
                <table:data-pilot-member table:name="66246" table:display="true" table:show-details="true"/>
                <table:data-pilot-member table:name="66249" table:display="true" table:show-details="true"/>
                <table:data-pilot-member table:name="66250" table:display="true" table:show-details="true"/>
                <table:data-pilot-member table:name="66254" table:display="true" table:show-details="true"/>
                <table:data-pilot-member table:name="66257" table:display="true" table:show-details="true"/>
                <table:data-pilot-member table:name="66259" table:display="true" table:show-details="true"/>
                <table:data-pilot-member table:name="66260" table:display="true" table:show-details="true"/>
                <table:data-pilot-member table:name="66261" table:display="true" table:show-details="true"/>
                <table:data-pilot-member table:name="66263" table:display="true" table:show-details="true"/>
                <table:data-pilot-member table:name="66267" table:display="true" table:show-details="true"/>
                <table:data-pilot-member table:name="66272" table:display="true" table:show-details="true"/>
                <table:data-pilot-member table:name="66282" table:display="true" table:show-details="true"/>
                <table:data-pilot-member table:name="66292" table:display="true" table:show-details="true"/>
                <table:data-pilot-member table:name="66308" table:display="true" table:show-details="true"/>
                <table:data-pilot-member table:name="66322" table:display="true" table:show-details="true"/>
                <table:data-pilot-member table:name="66329" table:display="true" table:show-details="true"/>
                <table:data-pilot-member table:name="66333" table:display="true" table:show-details="true"/>
                <table:data-pilot-member table:name="66335" table:display="true" table:show-details="true"/>
                <table:data-pilot-member table:name="66339" table:display="true" table:show-details="true"/>
                <table:data-pilot-member table:name="66340" table:display="true" table:show-details="true"/>
                <table:data-pilot-member table:name="66371" table:display="true" table:show-details="true"/>
                <table:data-pilot-member table:name="66376" table:display="true" table:show-details="true"/>
                <table:data-pilot-member table:name="66387" table:display="true" table:show-details="true"/>
                <table:data-pilot-member table:name="66398" table:display="true" table:show-details="true"/>
                <table:data-pilot-member table:name="66399" table:display="true" table:show-details="true"/>
                <table:data-pilot-member table:name="66415" table:display="true" table:show-details="true"/>
                <table:data-pilot-member table:name="66420" table:display="true" table:show-details="true"/>
                <table:data-pilot-member table:name="66421" table:display="true" table:show-details="true"/>
                <table:data-pilot-member table:name="66448" table:display="true" table:show-details="true"/>
                <table:data-pilot-member table:name="66451" table:display="true" table:show-details="true"/>
                <table:data-pilot-member table:name="66461" table:display="true" table:show-details="true"/>
                <table:data-pilot-member table:name="66466" table:display="true" table:show-details="true"/>
                <table:data-pilot-member table:name="66476" table:display="true" table:show-details="true"/>
                <table:data-pilot-member table:name="66512" table:display="true" table:show-details="true"/>
                <table:data-pilot-member table:name="66518" table:display="true" table:show-details="true"/>
                <table:data-pilot-member table:name="66521" table:display="true" table:show-details="true"/>
                <table:data-pilot-member table:name="66524" table:display="true" table:show-details="true"/>
                <table:data-pilot-member table:name="66526" table:display="true" table:show-details="true"/>
                <table:data-pilot-member table:name="66538" table:display="true" table:show-details="true"/>
                <table:data-pilot-member table:name="66591" table:display="true" table:show-details="true"/>
                <table:data-pilot-member table:name="66603" table:display="true" table:show-details="true"/>
                <table:data-pilot-member table:name="66612" table:display="true" table:show-details="true"/>
                <table:data-pilot-member table:name="66645" table:display="true" table:show-details="true"/>
                <table:data-pilot-member table:name="66647" table:display="true" table:show-details="true"/>
                <table:data-pilot-member table:name="66677" table:display="true" table:show-details="true"/>
                <table:data-pilot-member table:name="66691" table:display="true" table:show-details="true"/>
                <table:data-pilot-member table:name="66711" table:display="true" table:show-details="true"/>
                <table:data-pilot-member table:name="66717" table:display="true" table:show-details="true"/>
                <table:data-pilot-member table:name="66733" table:display="true" table:show-details="true"/>
                <table:data-pilot-member table:name="66746" table:display="true" table:show-details="true"/>
                <table:data-pilot-member table:name="66747" table:display="true" table:show-details="true"/>
                <table:data-pilot-member table:name="66748" table:display="true" table:show-details="true"/>
                <table:data-pilot-member table:name="66750" table:display="true" table:show-details="true"/>
                <table:data-pilot-member table:name="66759" table:display="true" table:show-details="true"/>
                <table:data-pilot-member table:name="66770" table:display="true" table:show-details="true"/>
                <table:data-pilot-member table:name="66783" table:display="true" table:show-details="true"/>
                <table:data-pilot-member table:name="66787" table:display="true" table:show-details="true"/>
                <table:data-pilot-member table:name="66792" table:display="true" table:show-details="true"/>
                <table:data-pilot-member table:name="66798" table:display="true" table:show-details="true"/>
                <table:data-pilot-member table:name="66802" table:display="true" table:show-details="true"/>
                <table:data-pilot-member table:name="66803" table:display="true" table:show-details="true"/>
                <table:data-pilot-member table:name="66835" table:display="true" table:show-details="true"/>
                <table:data-pilot-member table:name="66870" table:display="true" table:show-details="true"/>
                <table:data-pilot-member table:name="66873" table:display="true" table:show-details="true"/>
                <table:data-pilot-member table:name="66876" table:display="true" table:show-details="true"/>
                <table:data-pilot-member table:name="66877" table:display="true" table:show-details="true"/>
                <table:data-pilot-member table:name="66879" table:display="true" table:show-details="true"/>
                <table:data-pilot-member table:name="66883" table:display="true" table:show-details="true"/>
                <table:data-pilot-member table:name="66909" table:display="true" table:show-details="true"/>
                <table:data-pilot-member table:name="66913" table:display="true" table:show-details="true"/>
                <table:data-pilot-member table:name="66922" table:display="true" table:show-details="true"/>
                <table:data-pilot-member table:name="66948" table:display="true" table:show-details="true"/>
                <table:data-pilot-member table:name="66950" table:display="true" table:show-details="true"/>
                <table:data-pilot-member table:name="66953" table:display="true" table:show-details="true"/>
                <table:data-pilot-member table:name="66975" table:display="true" table:show-details="true"/>
                <table:data-pilot-member table:name="66979" table:display="true" table:show-details="true"/>
                <table:data-pilot-member table:name="66984" table:display="true" table:show-details="true"/>
                <table:data-pilot-member table:name="67005" table:display="true" table:show-details="true"/>
                <table:data-pilot-member table:name="67011" table:display="true" table:show-details="true"/>
                <table:data-pilot-member table:name="67015" table:display="true" table:show-details="true"/>
                <table:data-pilot-member table:name="67024" table:display="true" table:show-details="true"/>
                <table:data-pilot-member table:name="67032" table:display="true" table:show-details="true"/>
                <table:data-pilot-member table:name="67048" table:display="true" table:show-details="true"/>
                <table:data-pilot-member table:name="67053" table:display="true" table:show-details="true"/>
                <table:data-pilot-member table:name="67061" table:display="true" table:show-details="true"/>
                <table:data-pilot-member table:name="67075" table:display="true" table:show-details="true"/>
                <table:data-pilot-member table:name="67090" table:display="true" table:show-details="true"/>
                <table:data-pilot-member table:name="67094" table:display="true" table:show-details="true"/>
                <table:data-pilot-member table:name="67113" table:display="true" table:show-details="true"/>
                <table:data-pilot-member table:name="67119" table:display="true" table:show-details="true"/>
                <table:data-pilot-member table:name="67122" table:display="true" table:show-details="true"/>
                <table:data-pilot-member table:name="67126" table:display="true" table:show-details="true"/>
                <table:data-pilot-member table:name="67157" table:display="true" table:show-details="true"/>
                <table:data-pilot-member table:name="67163" table:display="true" table:show-details="true"/>
                <table:data-pilot-member table:name="67164" table:display="true" table:show-details="true"/>
                <table:data-pilot-member table:name="67166" table:display="true" table:show-details="true"/>
                <table:data-pilot-member table:name="67169" table:display="true" table:show-details="true"/>
                <table:data-pilot-member table:name="67184" table:display="true" table:show-details="true"/>
                <table:data-pilot-member table:name="67203" table:display="true" table:show-details="true"/>
                <table:data-pilot-member table:name="67205" table:display="true" table:show-details="true"/>
                <table:data-pilot-member table:name="67207" table:display="true" table:show-details="true"/>
                <table:data-pilot-member table:name="67209" table:display="true" table:show-details="true"/>
                <table:data-pilot-member table:name="67222" table:display="true" table:show-details="true"/>
                <table:data-pilot-member table:name="67231" table:display="true" table:show-details="true"/>
                <table:data-pilot-member table:name="67259" table:display="true" table:show-details="true"/>
                <table:data-pilot-member table:name="67280" table:display="true" table:show-details="true"/>
                <table:data-pilot-member table:name="67299" table:display="true" table:show-details="true"/>
                <table:data-pilot-member table:name="67300" table:display="true" table:show-details="true"/>
                <table:data-pilot-member table:name="67311" table:display="true" table:show-details="true"/>
                <table:data-pilot-member table:name="67333" table:display="true" table:show-details="true"/>
                <table:data-pilot-member table:name="67356" table:display="true" table:show-details="true"/>
                <table:data-pilot-member table:name="67357" table:display="true" table:show-details="true"/>
                <table:data-pilot-member table:name="67358" table:display="true" table:show-details="true"/>
                <table:data-pilot-member table:name="67363" table:display="true" table:show-details="true"/>
                <table:data-pilot-member table:name="67376" table:display="true" table:show-details="true"/>
                <table:data-pilot-member table:name="67392" table:display="true" table:show-details="true"/>
                <table:data-pilot-member table:name="67408" table:display="true" table:show-details="true"/>
                <table:data-pilot-member table:name="67411" table:display="true" table:show-details="true"/>
                <table:data-pilot-member table:name="67422" table:display="true" table:show-details="true"/>
                <table:data-pilot-member table:name="67426" table:display="true" table:show-details="true"/>
                <table:data-pilot-member table:name="67438" table:display="true" table:show-details="true"/>
                <table:data-pilot-member table:name="67467" table:display="true" table:show-details="true"/>
                <table:data-pilot-member table:name="67482" table:display="true" table:show-details="true"/>
                <table:data-pilot-member table:name="67485" table:display="true" table:show-details="true"/>
                <table:data-pilot-member table:name="67488" table:display="true" table:show-details="true"/>
                <table:data-pilot-member table:name="67497" table:display="true" table:show-details="true"/>
                <table:data-pilot-member table:name="67498" table:display="true" table:show-details="true"/>
                <table:data-pilot-member table:name="67508" table:display="true" table:show-details="true"/>
                <table:data-pilot-member table:name="67519" table:display="true" table:show-details="true"/>
                <table:data-pilot-member table:name="67534" table:display="true" table:show-details="true"/>
                <table:data-pilot-member table:name="67540" table:display="true" table:show-details="true"/>
                <table:data-pilot-member table:name="67549" table:display="true" table:show-details="true"/>
                <table:data-pilot-member table:name="67554" table:display="true" table:show-details="true"/>
                <table:data-pilot-member table:name="67567" table:display="true" table:show-details="true"/>
                <table:data-pilot-member table:name="67569" table:display="true" table:show-details="true"/>
                <table:data-pilot-member table:name="67578" table:display="true" table:show-details="true"/>
                <table:data-pilot-member table:name="67579" table:display="true" table:show-details="true"/>
                <table:data-pilot-member table:name="67583" table:display="true" table:show-details="true"/>
                <table:data-pilot-member table:name="67585" table:display="true" table:show-details="true"/>
                <table:data-pilot-member table:name="67588" table:display="true" table:show-details="true"/>
                <table:data-pilot-member table:name="67591" table:display="true" table:show-details="true"/>
                <table:data-pilot-member table:name="67608" table:display="true" table:show-details="true"/>
                <table:data-pilot-member table:name="67609" table:display="true" table:show-details="true"/>
                <table:data-pilot-member table:name="67616" table:display="true" table:show-details="true"/>
                <table:data-pilot-member table:name="67617" table:display="true" table:show-details="true"/>
                <table:data-pilot-member table:name="67626" table:display="true" table:show-details="true"/>
                <table:data-pilot-member table:name="67628" table:display="true" table:show-details="true"/>
                <table:data-pilot-member table:name="67644" table:display="true" table:show-details="true"/>
                <table:data-pilot-member table:name="67662" table:display="true" table:show-details="true"/>
                <table:data-pilot-member table:name="67663" table:display="true" table:show-details="true"/>
                <table:data-pilot-member table:name="67674" table:display="true" table:show-details="true"/>
                <table:data-pilot-member table:name="67680" table:display="true" table:show-details="true"/>
                <table:data-pilot-member table:name="67694" table:display="true" table:show-details="true"/>
                <table:data-pilot-member table:name="67704" table:display="true" table:show-details="true"/>
                <table:data-pilot-member table:name="67707" table:display="true" table:show-details="true"/>
                <table:data-pilot-member table:name="67710" table:display="true" table:show-details="true"/>
                <table:data-pilot-member table:name="67711" table:display="true" table:show-details="true"/>
                <table:data-pilot-member table:name="67716" table:display="true" table:show-details="true"/>
                <table:data-pilot-member table:name="67717" table:display="true" table:show-details="true"/>
                <table:data-pilot-member table:name="67738" table:display="true" table:show-details="true"/>
                <table:data-pilot-member table:name="67759" table:display="true" table:show-details="true"/>
                <table:data-pilot-member table:name="67760" table:display="true" table:show-details="true"/>
                <table:data-pilot-member table:name="67763" table:display="true" table:show-details="true"/>
                <table:data-pilot-member table:name="67764" table:display="true" table:show-details="true"/>
                <table:data-pilot-member table:name="67800" table:display="true" table:show-details="true"/>
                <table:data-pilot-member table:name="67806" table:display="true" table:show-details="true"/>
                <table:data-pilot-member table:name="67808" table:display="true" table:show-details="true"/>
                <table:data-pilot-member table:name="67810" table:display="true" table:show-details="true"/>
                <table:data-pilot-member table:name="67819" table:display="true" table:show-details="true"/>
                <table:data-pilot-member table:name="67828" table:display="true" table:show-details="true"/>
                <table:data-pilot-member table:name="67829" table:display="true" table:show-details="true"/>
                <table:data-pilot-member table:name="67838" table:display="true" table:show-details="true"/>
                <table:data-pilot-member table:name="67842" table:display="true" table:show-details="true"/>
                <table:data-pilot-member table:name="67859" table:display="true" table:show-details="true"/>
                <table:data-pilot-member table:name="67865" table:display="true" table:show-details="true"/>
                <table:data-pilot-member table:name="67874" table:display="true" table:show-details="true"/>
                <table:data-pilot-member table:name="67879" table:display="true" table:show-details="true"/>
                <table:data-pilot-member table:name="67883" table:display="true" table:show-details="true"/>
                <table:data-pilot-member table:name="67886" table:display="true" table:show-details="true"/>
                <table:data-pilot-member table:name="67892" table:display="true" table:show-details="true"/>
                <table:data-pilot-member table:name="67901" table:display="true" table:show-details="true"/>
                <table:data-pilot-member table:name="67910" table:display="true" table:show-details="true"/>
                <table:data-pilot-member table:name="67911" table:display="true" table:show-details="true"/>
                <table:data-pilot-member table:name="67916" table:display="true" table:show-details="true"/>
                <table:data-pilot-member table:name="67924" table:display="true" table:show-details="true"/>
                <table:data-pilot-member table:name="67927" table:display="true" table:show-details="true"/>
                <table:data-pilot-member table:name="67932" table:display="true" table:show-details="true"/>
                <table:data-pilot-member table:name="67935" table:display="true" table:show-details="true"/>
                <table:data-pilot-member table:name="67957" table:display="true" table:show-details="true"/>
                <table:data-pilot-member table:name="67975" table:display="true" table:show-details="true"/>
                <table:data-pilot-member table:name="67991" table:display="true" table:show-details="true"/>
                <table:data-pilot-member table:name="68002" table:display="true" table:show-details="true"/>
                <table:data-pilot-member table:name="68012" table:display="true" table:show-details="true"/>
                <table:data-pilot-member table:name="68018" table:display="true" table:show-details="true"/>
                <table:data-pilot-member table:name="68041" table:display="true" table:show-details="true"/>
                <table:data-pilot-member table:name="68056" table:display="true" table:show-details="true"/>
                <table:data-pilot-member table:name="68060" table:display="true" table:show-details="true"/>
                <table:data-pilot-member table:name="68061" table:display="true" table:show-details="true"/>
                <table:data-pilot-member table:name="68079" table:display="true" table:show-details="true"/>
                <table:data-pilot-member table:name="68085" table:display="true" table:show-details="true"/>
                <table:data-pilot-member table:name="68089" table:display="true" table:show-details="true"/>
                <table:data-pilot-member table:name="68095" table:display="true" table:show-details="true"/>
                <table:data-pilot-member table:name="68100" table:display="true" table:show-details="true"/>
                <table:data-pilot-member table:name="68101" table:display="true" table:show-details="true"/>
                <table:data-pilot-member table:name="68102" table:display="true" table:show-details="true"/>
                <table:data-pilot-member table:name="68103" table:display="true" table:show-details="true"/>
                <table:data-pilot-member table:name="68104" table:display="true" table:show-details="true"/>
                <table:data-pilot-member table:name="68106" table:display="true" table:show-details="true"/>
                <table:data-pilot-member table:name="68122" table:display="true" table:show-details="true"/>
                <table:data-pilot-member table:name="68124" table:display="true" table:show-details="true"/>
                <table:data-pilot-member table:name="68138" table:display="true" table:show-details="true"/>
                <table:data-pilot-member table:name="68141" table:display="true" table:show-details="true"/>
                <table:data-pilot-member table:name="68145" table:display="true" table:show-details="true"/>
                <table:data-pilot-member table:name="68149" table:display="true" table:show-details="true"/>
                <table:data-pilot-member table:name="68176" table:display="true" table:show-details="true"/>
                <table:data-pilot-member table:name="68179" table:display="true" table:show-details="true"/>
                <table:data-pilot-member table:name="68182" table:display="true" table:show-details="true"/>
                <table:data-pilot-member table:name="68206" table:display="true" table:show-details="true"/>
                <table:data-pilot-member table:name="68208" table:display="true" table:show-details="true"/>
                <table:data-pilot-member table:name="68225" table:display="true" table:show-details="true"/>
                <table:data-pilot-member table:name="68229" table:display="true" table:show-details="true"/>
                <table:data-pilot-member table:name="68235" table:display="true" table:show-details="true"/>
                <table:data-pilot-member table:name="68237" table:display="true" table:show-details="true"/>
                <table:data-pilot-member table:name="68244" table:display="true" table:show-details="true"/>
                <table:data-pilot-member table:name="68246" table:display="true" table:show-details="true"/>
                <table:data-pilot-member table:name="68283" table:display="true" table:show-details="true"/>
                <table:data-pilot-member table:name="68285" table:display="true" table:show-details="true"/>
                <table:data-pilot-member table:name="68298" table:display="true" table:show-details="true"/>
                <table:data-pilot-member table:name="68308" table:display="true" table:show-details="true"/>
                <table:data-pilot-member table:name="68320" table:display="true" table:show-details="true"/>
                <table:data-pilot-member table:name="68321" table:display="true" table:show-details="true"/>
                <table:data-pilot-member table:name="68326" table:display="true" table:show-details="true"/>
                <table:data-pilot-member table:name="68356" table:display="true" table:show-details="true"/>
                <table:data-pilot-member table:name="68366" table:display="true" table:show-details="true"/>
                <table:data-pilot-member table:name="68373" table:display="true" table:show-details="true"/>
                <table:data-pilot-member table:name="68377" table:display="true" table:show-details="true"/>
                <table:data-pilot-member table:name="68391" table:display="true" table:show-details="true"/>
                <table:data-pilot-member table:name="68413" table:display="true" table:show-details="true"/>
                <table:data-pilot-member table:name="68415" table:display="true" table:show-details="true"/>
                <table:data-pilot-member table:name="68416" table:display="true" table:show-details="true"/>
                <table:data-pilot-member table:name="68417" table:display="true" table:show-details="true"/>
                <table:data-pilot-member table:name="68440" table:display="true" table:show-details="true"/>
                <table:data-pilot-member table:name="68446" table:display="true" table:show-details="true"/>
                <table:data-pilot-member table:name="68447" table:display="true" table:show-details="true"/>
                <table:data-pilot-member table:name="68455" table:display="true" table:show-details="true"/>
                <table:data-pilot-member table:name="68459" table:display="true" table:show-details="true"/>
                <table:data-pilot-member table:name="68465" table:display="true" table:show-details="true"/>
                <table:data-pilot-member table:name="68471" table:display="true" table:show-details="true"/>
                <table:data-pilot-member table:name="68483" table:display="true" table:show-details="true"/>
                <table:data-pilot-member table:name="68488" table:display="true" table:show-details="true"/>
                <table:data-pilot-member table:name="68499" table:display="true" table:show-details="true"/>
                <table:data-pilot-member table:name="68503" table:display="true" table:show-details="true"/>
                <table:data-pilot-member table:name="68510" table:display="true" table:show-details="true"/>
                <table:data-pilot-member table:name="68515" table:display="true" table:show-details="true"/>
                <table:data-pilot-member table:name="68516" table:display="true" table:show-details="true"/>
                <table:data-pilot-member table:name="68519" table:display="true" table:show-details="true"/>
                <table:data-pilot-member table:name="68542" table:display="true" table:show-details="true"/>
                <table:data-pilot-member table:name="68547" table:display="true" table:show-details="true"/>
                <table:data-pilot-member table:name="68552" table:display="true" table:show-details="true"/>
                <table:data-pilot-member table:name="68572" table:display="true" table:show-details="true"/>
                <table:data-pilot-member table:name="68573" table:display="true" table:show-details="true"/>
                <table:data-pilot-member table:name="68585" table:display="true" table:show-details="true"/>
                <table:data-pilot-member table:name="68588" table:display="true" table:show-details="true"/>
                <table:data-pilot-member table:name="68599" table:display="true" table:show-details="true"/>
                <table:data-pilot-member table:name="68604" table:display="true" table:show-details="true"/>
                <table:data-pilot-member table:name="68611" table:display="true" table:show-details="true"/>
                <table:data-pilot-member table:name="68616" table:display="true" table:show-details="true"/>
                <table:data-pilot-member table:name="68618" table:display="true" table:show-details="true"/>
                <table:data-pilot-member table:name="68619" table:display="true" table:show-details="true"/>
                <table:data-pilot-member table:name="68636" table:display="true" table:show-details="true"/>
                <table:data-pilot-member table:name="68638" table:display="true" table:show-details="true"/>
                <table:data-pilot-member table:name="68639" table:display="true" table:show-details="true"/>
                <table:data-pilot-member table:name="68660" table:display="true" table:show-details="true"/>
                <table:data-pilot-member table:name="68662" table:display="true" table:show-details="true"/>
                <table:data-pilot-member table:name="68671" table:display="true" table:show-details="true"/>
                <table:data-pilot-member table:name="68678" table:display="true" table:show-details="true"/>
                <table:data-pilot-member table:name="68681" table:display="true" table:show-details="true"/>
                <table:data-pilot-member table:name="68690" table:display="true" table:show-details="true"/>
                <table:data-pilot-member table:name="68700" table:display="true" table:show-details="true"/>
                <table:data-pilot-member table:name="68721" table:display="true" table:show-details="true"/>
                <table:data-pilot-member table:name="68725" table:display="true" table:show-details="true"/>
                <table:data-pilot-member table:name="68730" table:display="true" table:show-details="true"/>
                <table:data-pilot-member table:name="68737" table:display="true" table:show-details="true"/>
                <table:data-pilot-member table:name="68740" table:display="true" table:show-details="true"/>
                <table:data-pilot-member table:name="68748" table:display="true" table:show-details="true"/>
                <table:data-pilot-member table:name="68751" table:display="true" table:show-details="true"/>
                <table:data-pilot-member table:name="68762" table:display="true" table:show-details="true"/>
                <table:data-pilot-member table:name="68785" table:display="true" table:show-details="true"/>
                <table:data-pilot-member table:name="68790" table:display="true" table:show-details="true"/>
                <table:data-pilot-member table:name="68792" table:display="true" table:show-details="true"/>
                <table:data-pilot-member table:name="68797" table:display="true" table:show-details="true"/>
                <table:data-pilot-member table:name="68810" table:display="true" table:show-details="true"/>
                <table:data-pilot-member table:name="68812" table:display="true" table:show-details="true"/>
                <table:data-pilot-member table:name="68817" table:display="true" table:show-details="true"/>
                <table:data-pilot-member table:name="68819" table:display="true" table:show-details="true"/>
                <table:data-pilot-member table:name="68834" table:display="true" table:show-details="true"/>
                <table:data-pilot-member table:name="68841" table:display="true" table:show-details="true"/>
                <table:data-pilot-member table:name="68844" table:display="true" table:show-details="true"/>
                <table:data-pilot-member table:name="68848" table:display="true" table:show-details="true"/>
                <table:data-pilot-member table:name="68855" table:display="true" table:show-details="true"/>
                <table:data-pilot-member table:name="68878" table:display="true" table:show-details="true"/>
                <table:data-pilot-member table:name="68897" table:display="true" table:show-details="true"/>
                <table:data-pilot-member table:name="68899" table:display="true" table:show-details="true"/>
                <table:data-pilot-member table:name="68902" table:display="true" table:show-details="true"/>
                <table:data-pilot-member table:name="68907" table:display="true" table:show-details="true"/>
                <table:data-pilot-member table:name="68928" table:display="true" table:show-details="true"/>
                <table:data-pilot-member table:name="68954" table:display="true" table:show-details="true"/>
                <table:data-pilot-member table:name="68964" table:display="true" table:show-details="true"/>
                <table:data-pilot-member table:name="68967" table:display="true" table:show-details="true"/>
                <table:data-pilot-member table:name="68974" table:display="true" table:show-details="true"/>
                <table:data-pilot-member table:name="68976" table:display="true" table:show-details="true"/>
                <table:data-pilot-member table:name="68978" table:display="true" table:show-details="true"/>
                <table:data-pilot-member table:name="68980" table:display="true" table:show-details="true"/>
                <table:data-pilot-member table:name="68994" table:display="true" table:show-details="true"/>
                <table:data-pilot-member table:name="69002" table:display="true" table:show-details="true"/>
                <table:data-pilot-member table:name="69022" table:display="true" table:show-details="true"/>
                <table:data-pilot-member table:name="69040" table:display="true" table:show-details="true"/>
                <table:data-pilot-member table:name="69053" table:display="true" table:show-details="true"/>
                <table:data-pilot-member table:name="69058" table:display="true" table:show-details="true"/>
                <table:data-pilot-member table:name="69063" table:display="true" table:show-details="true"/>
                <table:data-pilot-member table:name="69072" table:display="true" table:show-details="true"/>
                <table:data-pilot-member table:name="69079" table:display="true" table:show-details="true"/>
                <table:data-pilot-member table:name="69089" table:display="true" table:show-details="true"/>
                <table:data-pilot-member table:name="69096" table:display="true" table:show-details="true"/>
                <table:data-pilot-member table:name="69113" table:display="true" table:show-details="true"/>
                <table:data-pilot-member table:name="69115" table:display="true" table:show-details="true"/>
                <table:data-pilot-member table:name="69139" table:display="true" table:show-details="true"/>
                <table:data-pilot-member table:name="69140" table:display="true" table:show-details="true"/>
                <table:data-pilot-member table:name="69150" table:display="true" table:show-details="true"/>
                <table:data-pilot-member table:name="69161" table:display="true" table:show-details="true"/>
                <table:data-pilot-member table:name="69162" table:display="true" table:show-details="true"/>
                <table:data-pilot-member table:name="69167" table:display="true" table:show-details="true"/>
                <table:data-pilot-member table:name="69182" table:display="true" table:show-details="true"/>
                <table:data-pilot-member table:name="69185" table:display="true" table:show-details="true"/>
                <table:data-pilot-member table:name="69211" table:display="true" table:show-details="true"/>
                <table:data-pilot-member table:name="69225" table:display="true" table:show-details="true"/>
                <table:data-pilot-member table:name="69227" table:display="true" table:show-details="true"/>
                <table:data-pilot-member table:name="69229" table:display="true" table:show-details="true"/>
                <table:data-pilot-member table:name="69230" table:display="true" table:show-details="true"/>
                <table:data-pilot-member table:name="69233" table:display="true" table:show-details="true"/>
                <table:data-pilot-member table:name="69236" table:display="true" table:show-details="true"/>
                <table:data-pilot-member table:name="69237" table:display="true" table:show-details="true"/>
                <table:data-pilot-member table:name="69239" table:display="true" table:show-details="true"/>
                <table:data-pilot-member table:name="69254" table:display="true" table:show-details="true"/>
                <table:data-pilot-member table:name="69257" table:display="true" table:show-details="true"/>
                <table:data-pilot-member table:name="69269" table:display="true" table:show-details="true"/>
                <table:data-pilot-member table:name="69281" table:display="true" table:show-details="true"/>
                <table:data-pilot-member table:name="69300" table:display="true" table:show-details="true"/>
                <table:data-pilot-member table:name="69331" table:display="true" table:show-details="true"/>
                <table:data-pilot-member table:name="69332" table:display="true" table:show-details="true"/>
                <table:data-pilot-member table:name="69338" table:display="true" table:show-details="true"/>
                <table:data-pilot-member table:name="69342" table:display="true" table:show-details="true"/>
                <table:data-pilot-member table:name="69347" table:display="true" table:show-details="true"/>
                <table:data-pilot-member table:name="69350" table:display="true" table:show-details="true"/>
                <table:data-pilot-member table:name="69355" table:display="true" table:show-details="true"/>
                <table:data-pilot-member table:name="69358" table:display="true" table:show-details="true"/>
                <table:data-pilot-member table:name="69361" table:display="true" table:show-details="true"/>
                <table:data-pilot-member table:name="69363" table:display="true" table:show-details="true"/>
                <table:data-pilot-member table:name="69364" table:display="true" table:show-details="true"/>
                <table:data-pilot-member table:name="69366" table:display="true" table:show-details="true"/>
                <table:data-pilot-member table:name="69382" table:display="true" table:show-details="true"/>
                <table:data-pilot-member table:name="69386" table:display="true" table:show-details="true"/>
                <table:data-pilot-member table:name="69396" table:display="true" table:show-details="true"/>
                <table:data-pilot-member table:name="69404" table:display="true" table:show-details="true"/>
                <table:data-pilot-member table:name="69410" table:display="true" table:show-details="true"/>
                <table:data-pilot-member table:name="69414" table:display="true" table:show-details="true"/>
                <table:data-pilot-member table:name="69415" table:display="true" table:show-details="true"/>
                <table:data-pilot-member table:name="69417" table:display="true" table:show-details="true"/>
                <table:data-pilot-member table:name="69450" table:display="true" table:show-details="true"/>
                <table:data-pilot-member table:name="69457" table:display="true" table:show-details="true"/>
                <table:data-pilot-member table:name="69479" table:display="true" table:show-details="true"/>
                <table:data-pilot-member table:name="69482" table:display="true" table:show-details="true"/>
                <table:data-pilot-member table:name="69485" table:display="true" table:show-details="true"/>
                <table:data-pilot-member table:name="69487" table:display="true" table:show-details="true"/>
                <table:data-pilot-member table:name="69489" table:display="true" table:show-details="true"/>
                <table:data-pilot-member table:name="69493" table:display="true" table:show-details="true"/>
                <table:data-pilot-member table:name="69496" table:display="true" table:show-details="true"/>
                <table:data-pilot-member table:name="69498" table:display="true" table:show-details="true"/>
                <table:data-pilot-member table:name="69506" table:display="true" table:show-details="true"/>
                <table:data-pilot-member table:name="69512" table:display="true" table:show-details="true"/>
                <table:data-pilot-member table:name="69533" table:display="true" table:show-details="true"/>
                <table:data-pilot-member table:name="69534" table:display="true" table:show-details="true"/>
                <table:data-pilot-member table:name="69544" table:display="true" table:show-details="true"/>
                <table:data-pilot-member table:name="69555" table:display="true" table:show-details="true"/>
                <table:data-pilot-member table:name="69561" table:display="true" table:show-details="true"/>
                <table:data-pilot-member table:name="69564" table:display="true" table:show-details="true"/>
                <table:data-pilot-member table:name="69593" table:display="true" table:show-details="true"/>
                <table:data-pilot-member table:name="69622" table:display="true" table:show-details="true"/>
                <table:data-pilot-member table:name="69623" table:display="true" table:show-details="true"/>
                <table:data-pilot-member table:name="69638" table:display="true" table:show-details="true"/>
                <table:data-pilot-member table:name="69647" table:display="true" table:show-details="true"/>
                <table:data-pilot-member table:name="69653" table:display="true" table:show-details="true"/>
                <table:data-pilot-member table:name="69654" table:display="true" table:show-details="true"/>
                <table:data-pilot-member table:name="69655" table:display="true" table:show-details="true"/>
                <table:data-pilot-member table:name="69658" table:display="true" table:show-details="true"/>
                <table:data-pilot-member table:name="69670" table:display="true" table:show-details="true"/>
                <table:data-pilot-member table:name="69674" table:display="true" table:show-details="true"/>
                <table:data-pilot-member table:name="69680" table:display="true" table:show-details="true"/>
                <table:data-pilot-member table:name="69688" table:display="true" table:show-details="true"/>
                <table:data-pilot-member table:name="69691" table:display="true" table:show-details="true"/>
                <table:data-pilot-member table:name="69694" table:display="true" table:show-details="true"/>
                <table:data-pilot-member table:name="69701" table:display="true" table:show-details="true"/>
                <table:data-pilot-member table:name="69708" table:display="true" table:show-details="true"/>
                <table:data-pilot-member table:name="69718" table:display="true" table:show-details="true"/>
                <table:data-pilot-member table:name="69719" table:display="true" table:show-details="true"/>
                <table:data-pilot-member table:name="69726" table:display="true" table:show-details="true"/>
                <table:data-pilot-member table:name="69738" table:display="true" table:show-details="true"/>
                <table:data-pilot-member table:name="69740" table:display="true" table:show-details="true"/>
                <table:data-pilot-member table:name="69754" table:display="true" table:show-details="true"/>
                <table:data-pilot-member table:name="69755" table:display="true" table:show-details="true"/>
                <table:data-pilot-member table:name="69774" table:display="true" table:show-details="true"/>
                <table:data-pilot-member table:name="69782" table:display="true" table:show-details="true"/>
                <table:data-pilot-member table:name="69817" table:display="true" table:show-details="true"/>
                <table:data-pilot-member table:name="69826" table:display="true" table:show-details="true"/>
                <table:data-pilot-member table:name="69831" table:display="true" table:show-details="true"/>
                <table:data-pilot-member table:name="69842" table:display="true" table:show-details="true"/>
                <table:data-pilot-member table:name="69846" table:display="true" table:show-details="true"/>
                <table:data-pilot-member table:name="69866" table:display="true" table:show-details="true"/>
                <table:data-pilot-member table:name="69871" table:display="true" table:show-details="true"/>
                <table:data-pilot-member table:name="69874" table:display="true" table:show-details="true"/>
                <table:data-pilot-member table:name="69881" table:display="true" table:show-details="true"/>
                <table:data-pilot-member table:name="69890" table:display="true" table:show-details="true"/>
                <table:data-pilot-member table:name="69892" table:display="true" table:show-details="true"/>
                <table:data-pilot-member table:name="69894" table:display="true" table:show-details="true"/>
                <table:data-pilot-member table:name="69908" table:display="true" table:show-details="true"/>
                <table:data-pilot-member table:name="69909" table:display="true" table:show-details="true"/>
                <table:data-pilot-member table:name="69912" table:display="true" table:show-details="true"/>
                <table:data-pilot-member table:name="69917" table:display="true" table:show-details="true"/>
                <table:data-pilot-member table:name="69925" table:display="true" table:show-details="true"/>
                <table:data-pilot-member table:name="69940" table:display="true" table:show-details="true"/>
                <table:data-pilot-member table:name="69945" table:display="true" table:show-details="true"/>
                <table:data-pilot-member table:name="69951" table:display="true" table:show-details="true"/>
                <table:data-pilot-member table:name="69957" table:display="true" table:show-details="true"/>
                <table:data-pilot-member table:name="69959" table:display="true" table:show-details="true"/>
                <table:data-pilot-member table:name="69960" table:display="true" table:show-details="true"/>
                <table:data-pilot-member table:name="69961" table:display="true" table:show-details="true"/>
                <table:data-pilot-member table:name="69979" table:display="true" table:show-details="true"/>
                <table:data-pilot-member table:name="69981" table:display="true" table:show-details="true"/>
                <table:data-pilot-member table:name="69982" table:display="true" table:show-details="true"/>
                <table:data-pilot-member table:name="69986" table:display="true" table:show-details="true"/>
                <table:data-pilot-member table:name="69993" table:display="true" table:show-details="true"/>
                <table:data-pilot-member table:name="69997" table:display="true" table:show-details="true"/>
                <table:data-pilot-member table:name="70003" table:display="true" table:show-details="true"/>
                <table:data-pilot-member table:name="70014" table:display="true" table:show-details="true"/>
                <table:data-pilot-member table:name="70016" table:display="true" table:show-details="true"/>
                <table:data-pilot-member table:name="70017" table:display="true" table:show-details="true"/>
                <table:data-pilot-member table:name="70019" table:display="true" table:show-details="true"/>
                <table:data-pilot-member table:name="70042" table:display="true" table:show-details="true"/>
                <table:data-pilot-member table:name="70049" table:display="true" table:show-details="true"/>
                <table:data-pilot-member table:name="70063" table:display="true" table:show-details="true"/>
                <table:data-pilot-member table:name="70093" table:display="true" table:show-details="true"/>
                <table:data-pilot-member table:name="70102" table:display="true" table:show-details="true"/>
                <table:data-pilot-member table:name="70104" table:display="true" table:show-details="true"/>
                <table:data-pilot-member table:name="70106" table:display="true" table:show-details="true"/>
                <table:data-pilot-member table:name="70109" table:display="true" table:show-details="true"/>
                <table:data-pilot-member table:name="70111" table:display="true" table:show-details="true"/>
                <table:data-pilot-member table:name="70115" table:display="true" table:show-details="true"/>
                <table:data-pilot-member table:name="70116" table:display="true" table:show-details="true"/>
                <table:data-pilot-member table:name="70122" table:display="true" table:show-details="true"/>
                <table:data-pilot-member table:name="70150" table:display="true" table:show-details="true"/>
                <table:data-pilot-member table:name="70157" table:display="true" table:show-details="true"/>
                <table:data-pilot-member table:name="70170" table:display="true" table:show-details="true"/>
                <table:data-pilot-member table:name="70181" table:display="true" table:show-details="true"/>
                <table:data-pilot-member table:name="70191" table:display="true" table:show-details="true"/>
                <table:data-pilot-member table:name="70193" table:display="true" table:show-details="true"/>
                <table:data-pilot-member table:name="70197" table:display="true" table:show-details="true"/>
                <table:data-pilot-member table:name="70203" table:display="true" table:show-details="true"/>
                <table:data-pilot-member table:name="70219" table:display="true" table:show-details="true"/>
                <table:data-pilot-member table:name="70220" table:display="true" table:show-details="true"/>
                <table:data-pilot-member table:name="70224" table:display="true" table:show-details="true"/>
                <table:data-pilot-member table:name="70232" table:display="true" table:show-details="true"/>
                <table:data-pilot-member table:name="70233" table:display="true" table:show-details="true"/>
                <table:data-pilot-member table:name="70237" table:display="true" table:show-details="true"/>
                <table:data-pilot-member table:name="70238" table:display="true" table:show-details="true"/>
                <table:data-pilot-member table:name="70246" table:display="true" table:show-details="true"/>
                <table:data-pilot-member table:name="70249" table:display="true" table:show-details="true"/>
                <table:data-pilot-member table:name="70256" table:display="true" table:show-details="true"/>
                <table:data-pilot-member table:name="70283" table:display="true" table:show-details="true"/>
                <table:data-pilot-member table:name="70287" table:display="true" table:show-details="true"/>
                <table:data-pilot-member table:name="70288" table:display="true" table:show-details="true"/>
                <table:data-pilot-member table:name="70295" table:display="true" table:show-details="true"/>
                <table:data-pilot-member table:name="70297" table:display="true" table:show-details="true"/>
                <table:data-pilot-member table:name="70302" table:display="true" table:show-details="true"/>
                <table:data-pilot-member table:name="70317" table:display="true" table:show-details="true"/>
                <table:data-pilot-member table:name="70334" table:display="true" table:show-details="true"/>
                <table:data-pilot-member table:name="70348" table:display="true" table:show-details="true"/>
                <table:data-pilot-member table:name="70351" table:display="true" table:show-details="true"/>
                <table:data-pilot-member table:name="70361" table:display="true" table:show-details="true"/>
                <table:data-pilot-member table:name="70384" table:display="true" table:show-details="true"/>
                <table:data-pilot-member table:name="70385" table:display="true" table:show-details="true"/>
                <table:data-pilot-member table:name="70387" table:display="true" table:show-details="true"/>
                <table:data-pilot-member table:name="70389" table:display="true" table:show-details="true"/>
                <table:data-pilot-member table:name="70396" table:display="true" table:show-details="true"/>
                <table:data-pilot-member table:name="70400" table:display="true" table:show-details="true"/>
                <table:data-pilot-member table:name="70402" table:display="true" table:show-details="true"/>
                <table:data-pilot-member table:name="70405" table:display="true" table:show-details="true"/>
                <table:data-pilot-member table:name="70412" table:display="true" table:show-details="true"/>
                <table:data-pilot-member table:name="70415" table:display="true" table:show-details="true"/>
                <table:data-pilot-member table:name="70423" table:display="true" table:show-details="true"/>
                <table:data-pilot-member table:name="70436" table:display="true" table:show-details="true"/>
                <table:data-pilot-member table:name="70440" table:display="true" table:show-details="true"/>
                <table:data-pilot-member table:name="70449" table:display="true" table:show-details="true"/>
                <table:data-pilot-member table:name="70451" table:display="true" table:show-details="true"/>
                <table:data-pilot-member table:name="70454" table:display="true" table:show-details="true"/>
                <table:data-pilot-member table:name="70458" table:display="true" table:show-details="true"/>
                <table:data-pilot-member table:name="70463" table:display="true" table:show-details="true"/>
                <table:data-pilot-member table:name="70467" table:display="true" table:show-details="true"/>
                <table:data-pilot-member table:name="70469" table:display="true" table:show-details="true"/>
                <table:data-pilot-member table:name="70474" table:display="true" table:show-details="true"/>
                <table:data-pilot-member table:name="70484" table:display="true" table:show-details="true"/>
                <table:data-pilot-member table:name="70495" table:display="true" table:show-details="true"/>
                <table:data-pilot-member table:name="70496" table:display="true" table:show-details="true"/>
                <table:data-pilot-member table:name="70502" table:display="true" table:show-details="true"/>
                <table:data-pilot-member table:name="70505" table:display="true" table:show-details="true"/>
                <table:data-pilot-member table:name="70508" table:display="true" table:show-details="true"/>
                <table:data-pilot-member table:name="70521" table:display="true" table:show-details="true"/>
                <table:data-pilot-member table:name="70534" table:display="true" table:show-details="true"/>
                <table:data-pilot-member table:name="70547" table:display="true" table:show-details="true"/>
                <table:data-pilot-member table:name="70552" table:display="true" table:show-details="true"/>
                <table:data-pilot-member table:name="70561" table:display="true" table:show-details="true"/>
                <table:data-pilot-member table:name="70568" table:display="true" table:show-details="true"/>
                <table:data-pilot-member table:name="70572" table:display="true" table:show-details="true"/>
                <table:data-pilot-member table:name="70574" table:display="true" table:show-details="true"/>
                <table:data-pilot-member table:name="70582" table:display="true" table:show-details="true"/>
                <table:data-pilot-member table:name="70617" table:display="true" table:show-details="true"/>
                <table:data-pilot-member table:name="70631" table:display="true" table:show-details="true"/>
                <table:data-pilot-member table:name="70647" table:display="true" table:show-details="true"/>
                <table:data-pilot-member table:name="70650" table:display="true" table:show-details="true"/>
                <table:data-pilot-member table:name="70651" table:display="true" table:show-details="true"/>
                <table:data-pilot-member table:name="70668" table:display="true" table:show-details="true"/>
                <table:data-pilot-member table:name="70673" table:display="true" table:show-details="true"/>
                <table:data-pilot-member table:name="70681" table:display="true" table:show-details="true"/>
                <table:data-pilot-member table:name="70683" table:display="true" table:show-details="true"/>
                <table:data-pilot-member table:name="70689" table:display="true" table:show-details="true"/>
                <table:data-pilot-member table:name="70692" table:display="true" table:show-details="true"/>
                <table:data-pilot-member table:name="70701" table:display="true" table:show-details="true"/>
                <table:data-pilot-member table:name="70705" table:display="true" table:show-details="true"/>
                <table:data-pilot-member table:name="70713" table:display="true" table:show-details="true"/>
                <table:data-pilot-member table:name="70714" table:display="true" table:show-details="true"/>
                <table:data-pilot-member table:name="70724" table:display="true" table:show-details="true"/>
                <table:data-pilot-member table:name="70726" table:display="true" table:show-details="true"/>
                <table:data-pilot-member table:name="70732" table:display="true" table:show-details="true"/>
                <table:data-pilot-member table:name="70737" table:display="true" table:show-details="true"/>
                <table:data-pilot-member table:name="70739" table:display="true" table:show-details="true"/>
                <table:data-pilot-member table:name="70740" table:display="true" table:show-details="true"/>
                <table:data-pilot-member table:name="70752" table:display="true" table:show-details="true"/>
                <table:data-pilot-member table:name="70758" table:display="true" table:show-details="true"/>
                <table:data-pilot-member table:name="70765" table:display="true" table:show-details="true"/>
                <table:data-pilot-member table:name="70776" table:display="true" table:show-details="true"/>
                <table:data-pilot-member table:name="70782" table:display="true" table:show-details="true"/>
                <table:data-pilot-member table:name="70796" table:display="true" table:show-details="true"/>
                <table:data-pilot-member table:name="70799" table:display="true" table:show-details="true"/>
                <table:data-pilot-member table:name="70807" table:display="true" table:show-details="true"/>
                <table:data-pilot-member table:name="70809" table:display="true" table:show-details="true"/>
                <table:data-pilot-member table:name="70828" table:display="true" table:show-details="true"/>
                <table:data-pilot-member table:name="70829" table:display="true" table:show-details="true"/>
                <table:data-pilot-member table:name="70831" table:display="true" table:show-details="true"/>
                <table:data-pilot-member table:name="70841" table:display="true" table:show-details="true"/>
                <table:data-pilot-member table:name="70856" table:display="true" table:show-details="true"/>
                <table:data-pilot-member table:name="70864" table:display="true" table:show-details="true"/>
                <table:data-pilot-member table:name="70868" table:display="true" table:show-details="true"/>
                <table:data-pilot-member table:name="70871" table:display="true" table:show-details="true"/>
                <table:data-pilot-member table:name="70887" table:display="true" table:show-details="true"/>
                <table:data-pilot-member table:name="70892" table:display="true" table:show-details="true"/>
                <table:data-pilot-member table:name="70895" table:display="true" table:show-details="true"/>
                <table:data-pilot-member table:name="70902" table:display="true" table:show-details="true"/>
                <table:data-pilot-member table:name="70941" table:display="true" table:show-details="true"/>
                <table:data-pilot-member table:name="70943" table:display="true" table:show-details="true"/>
                <table:data-pilot-member table:name="70960" table:display="true" table:show-details="true"/>
                <table:data-pilot-member table:name="70961" table:display="true" table:show-details="true"/>
                <table:data-pilot-member table:name="70963" table:display="true" table:show-details="true"/>
                <table:data-pilot-member table:name="70981" table:display="true" table:show-details="true"/>
                <table:data-pilot-member table:name="70987" table:display="true" table:show-details="true"/>
                <table:data-pilot-member table:name="70988" table:display="true" table:show-details="true"/>
                <table:data-pilot-member table:name="70993" table:display="true" table:show-details="true"/>
                <table:data-pilot-member table:name="70999" table:display="true" table:show-details="true"/>
                <table:data-pilot-member table:name="71007" table:display="true" table:show-details="true"/>
                <table:data-pilot-member table:name="71012" table:display="true" table:show-details="true"/>
                <table:data-pilot-member table:name="71019" table:display="true" table:show-details="true"/>
                <table:data-pilot-member table:name="71035" table:display="true" table:show-details="true"/>
                <table:data-pilot-member table:name="71038" table:display="true" table:show-details="true"/>
                <table:data-pilot-member table:name="71052" table:display="true" table:show-details="true"/>
                <table:data-pilot-member table:name="71053" table:display="true" table:show-details="true"/>
                <table:data-pilot-member table:name="71119" table:display="true" table:show-details="true"/>
                <table:data-pilot-member table:name="71122" table:display="true" table:show-details="true"/>
                <table:data-pilot-member table:name="71146" table:display="true" table:show-details="true"/>
                <table:data-pilot-member table:name="71175" table:display="true" table:show-details="true"/>
                <table:data-pilot-member table:name="71181" table:display="true" table:show-details="true"/>
                <table:data-pilot-member table:name="71184" table:display="true" table:show-details="true"/>
                <table:data-pilot-member table:name="71187" table:display="true" table:show-details="true"/>
                <table:data-pilot-member table:name="71190" table:display="true" table:show-details="true"/>
                <table:data-pilot-member table:name="71200" table:display="true" table:show-details="true"/>
                <table:data-pilot-member table:name="71225" table:display="true" table:show-details="true"/>
                <table:data-pilot-member table:name="71228" table:display="true" table:show-details="true"/>
                <table:data-pilot-member table:name="71229" table:display="true" table:show-details="true"/>
                <table:data-pilot-member table:name="71236" table:display="true" table:show-details="true"/>
                <table:data-pilot-member table:name="71237" table:display="true" table:show-details="true"/>
                <table:data-pilot-member table:name="71245" table:display="true" table:show-details="true"/>
                <table:data-pilot-member table:name="71252" table:display="true" table:show-details="true"/>
                <table:data-pilot-member table:name="71256" table:display="true" table:show-details="true"/>
                <table:data-pilot-member table:name="71259" table:display="true" table:show-details="true"/>
                <table:data-pilot-member table:name="71266" table:display="true" table:show-details="true"/>
                <table:data-pilot-member table:name="71268" table:display="true" table:show-details="true"/>
                <table:data-pilot-member table:name="71274" table:display="true" table:show-details="true"/>
                <table:data-pilot-member table:name="71283" table:display="true" table:show-details="true"/>
                <table:data-pilot-member table:name="71293" table:display="true" table:show-details="true"/>
                <table:data-pilot-member table:name="71297" table:display="true" table:show-details="true"/>
                <table:data-pilot-member table:name="71322" table:display="true" table:show-details="true"/>
                <table:data-pilot-member table:name="71323" table:display="true" table:show-details="true"/>
                <table:data-pilot-member table:name="71325" table:display="true" table:show-details="true"/>
                <table:data-pilot-member table:name="71361" table:display="true" table:show-details="true"/>
                <table:data-pilot-member table:name="71363" table:display="true" table:show-details="true"/>
                <table:data-pilot-member table:name="71372" table:display="true" table:show-details="true"/>
                <table:data-pilot-member table:name="71377" table:display="true" table:show-details="true"/>
                <table:data-pilot-member table:name="71381" table:display="true" table:show-details="true"/>
                <table:data-pilot-member table:name="71387" table:display="true" table:show-details="true"/>
                <table:data-pilot-member table:name="71389" table:display="true" table:show-details="true"/>
                <table:data-pilot-member table:name="71429" table:display="true" table:show-details="true"/>
                <table:data-pilot-member table:name="71436" table:display="true" table:show-details="true"/>
                <table:data-pilot-member table:name="71437" table:display="true" table:show-details="true"/>
                <table:data-pilot-member table:name="71444" table:display="true" table:show-details="true"/>
                <table:data-pilot-member table:name="71445" table:display="true" table:show-details="true"/>
                <table:data-pilot-member table:name="71451" table:display="true" table:show-details="true"/>
                <table:data-pilot-member table:name="71456" table:display="true" table:show-details="true"/>
                <table:data-pilot-member table:name="71475" table:display="true" table:show-details="true"/>
                <table:data-pilot-member table:name="71477" table:display="true" table:show-details="true"/>
                <table:data-pilot-member table:name="71490" table:display="true" table:show-details="true"/>
                <table:data-pilot-member table:name="71491" table:display="true" table:show-details="true"/>
                <table:data-pilot-member table:name="71499" table:display="true" table:show-details="true"/>
                <table:data-pilot-member table:name="71535" table:display="true" table:show-details="true"/>
                <table:data-pilot-member table:name="71542" table:display="true" table:show-details="true"/>
                <table:data-pilot-member table:name="71550" table:display="true" table:show-details="true"/>
                <table:data-pilot-member table:name="71559" table:display="true" table:show-details="true"/>
                <table:data-pilot-member table:name="71572" table:display="true" table:show-details="true"/>
                <table:data-pilot-member table:name="71574" table:display="true" table:show-details="true"/>
                <table:data-pilot-member table:name="71586" table:display="true" table:show-details="true"/>
                <table:data-pilot-member table:name="71594" table:display="true" table:show-details="true"/>
                <table:data-pilot-member table:name="71601" table:display="true" table:show-details="true"/>
                <table:data-pilot-member table:name="71611" table:display="true" table:show-details="true"/>
                <table:data-pilot-member table:name="71621" table:display="true" table:show-details="true"/>
                <table:data-pilot-member table:name="71633" table:display="true" table:show-details="true"/>
                <table:data-pilot-member table:name="71650" table:display="true" table:show-details="true"/>
                <table:data-pilot-member table:name="71659" table:display="true" table:show-details="true"/>
                <table:data-pilot-member table:name="71686" table:display="true" table:show-details="true"/>
                <table:data-pilot-member table:name="71695" table:display="true" table:show-details="true"/>
                <table:data-pilot-member table:name="71700" table:display="true" table:show-details="true"/>
                <table:data-pilot-member table:name="71704" table:display="true" table:show-details="true"/>
                <table:data-pilot-member table:name="71717" table:display="true" table:show-details="true"/>
                <table:data-pilot-member table:name="71718" table:display="true" table:show-details="true"/>
                <table:data-pilot-member table:name="71733" table:display="true" table:show-details="true"/>
                <table:data-pilot-member table:name="71734" table:display="true" table:show-details="true"/>
                <table:data-pilot-member table:name="71740" table:display="true" table:show-details="true"/>
                <table:data-pilot-member table:name="71744" table:display="true" table:show-details="true"/>
                <table:data-pilot-member table:name="71748" table:display="true" table:show-details="true"/>
                <table:data-pilot-member table:name="71751" table:display="true" table:show-details="true"/>
                <table:data-pilot-member table:name="71764" table:display="true" table:show-details="true"/>
                <table:data-pilot-member table:name="71768" table:display="true" table:show-details="true"/>
                <table:data-pilot-member table:name="71785" table:display="true" table:show-details="true"/>
                <table:data-pilot-member table:name="71788" table:display="true" table:show-details="true"/>
                <table:data-pilot-member table:name="71797" table:display="true" table:show-details="true"/>
                <table:data-pilot-member table:name="71802" table:display="true" table:show-details="true"/>
                <table:data-pilot-member table:name="71812" table:display="true" table:show-details="true"/>
                <table:data-pilot-member table:name="71813" table:display="true" table:show-details="true"/>
                <table:data-pilot-member table:name="71816" table:display="true" table:show-details="true"/>
                <table:data-pilot-member table:name="71826" table:display="true" table:show-details="true"/>
                <table:data-pilot-member table:name="71835" table:display="true" table:show-details="true"/>
                <table:data-pilot-member table:name="71844" table:display="true" table:show-details="true"/>
                <table:data-pilot-member table:name="71871" table:display="true" table:show-details="true"/>
                <table:data-pilot-member table:name="71880" table:display="true" table:show-details="true"/>
                <table:data-pilot-member table:name="71895" table:display="true" table:show-details="true"/>
                <table:data-pilot-member table:name="71898" table:display="true" table:show-details="true"/>
                <table:data-pilot-member table:name="71904" table:display="true" table:show-details="true"/>
                <table:data-pilot-member table:name="71917" table:display="true" table:show-details="true"/>
                <table:data-pilot-member table:name="71924" table:display="true" table:show-details="true"/>
                <table:data-pilot-member table:name="71926" table:display="true" table:show-details="true"/>
                <table:data-pilot-member table:name="71974" table:display="true" table:show-details="true"/>
                <table:data-pilot-member table:name="71994" table:display="true" table:show-details="true"/>
                <table:data-pilot-member table:name="71995" table:display="true" table:show-details="true"/>
                <table:data-pilot-member table:name="72017" table:display="true" table:show-details="true"/>
                <table:data-pilot-member table:name="72025" table:display="true" table:show-details="true"/>
                <table:data-pilot-member table:name="72034" table:display="true" table:show-details="true"/>
                <table:data-pilot-member table:name="72035" table:display="true" table:show-details="true"/>
                <table:data-pilot-member table:name="72093" table:display="true" table:show-details="true"/>
                <table:data-pilot-member table:name="72111" table:display="true" table:show-details="true"/>
                <table:data-pilot-member table:name="72112" table:display="true" table:show-details="true"/>
                <table:data-pilot-member table:name="72125" table:display="true" table:show-details="true"/>
                <table:data-pilot-member table:name="72134" table:display="true" table:show-details="true"/>
                <table:data-pilot-member table:name="72137" table:display="true" table:show-details="true"/>
                <table:data-pilot-member table:name="72139" table:display="true" table:show-details="true"/>
                <table:data-pilot-member table:name="72149" table:display="true" table:show-details="true"/>
                <table:data-pilot-member table:name="72159" table:display="true" table:show-details="true"/>
                <table:data-pilot-member table:name="72160" table:display="true" table:show-details="true"/>
                <table:data-pilot-member table:name="72165" table:display="true" table:show-details="true"/>
                <table:data-pilot-member table:name="72166" table:display="true" table:show-details="true"/>
                <table:data-pilot-member table:name="72183" table:display="true" table:show-details="true"/>
                <table:data-pilot-member table:name="72185" table:display="true" table:show-details="true"/>
                <table:data-pilot-member table:name="72191" table:display="true" table:show-details="true"/>
                <table:data-pilot-member table:name="72214" table:display="true" table:show-details="true"/>
                <table:data-pilot-member table:name="72255" table:display="true" table:show-details="true"/>
                <table:data-pilot-member table:name="72265" table:display="true" table:show-details="true"/>
                <table:data-pilot-member table:name="72280" table:display="true" table:show-details="true"/>
                <table:data-pilot-member table:name="72281" table:display="true" table:show-details="true"/>
                <table:data-pilot-member table:name="72289" table:display="true" table:show-details="true"/>
                <table:data-pilot-member table:name="72290" table:display="true" table:show-details="true"/>
                <table:data-pilot-member table:name="72292" table:display="true" table:show-details="true"/>
                <table:data-pilot-member table:name="72335" table:display="true" table:show-details="true"/>
                <table:data-pilot-member table:name="72347" table:display="true" table:show-details="true"/>
                <table:data-pilot-member table:name="72349" table:display="true" table:show-details="true"/>
                <table:data-pilot-member table:name="72359" table:display="true" table:show-details="true"/>
                <table:data-pilot-member table:name="72362" table:display="true" table:show-details="true"/>
                <table:data-pilot-member table:name="72363" table:display="true" table:show-details="true"/>
                <table:data-pilot-member table:name="72375" table:display="true" table:show-details="true"/>
                <table:data-pilot-member table:name="72386" table:display="true" table:show-details="true"/>
                <table:data-pilot-member table:name="72390" table:display="true" table:show-details="true"/>
                <table:data-pilot-member table:name="72400" table:display="true" table:show-details="true"/>
                <table:data-pilot-member table:name="72407" table:display="true" table:show-details="true"/>
                <table:data-pilot-member table:name="72418" table:display="true" table:show-details="true"/>
                <table:data-pilot-member table:name="72432" table:display="true" table:show-details="true"/>
                <table:data-pilot-member table:name="72433" table:display="true" table:show-details="true"/>
                <table:data-pilot-member table:name="72434" table:display="true" table:show-details="true"/>
                <table:data-pilot-member table:name="72445" table:display="true" table:show-details="true"/>
                <table:data-pilot-member table:name="72453" table:display="true" table:show-details="true"/>
                <table:data-pilot-member table:name="72456" table:display="true" table:show-details="true"/>
                <table:data-pilot-member table:name="72484" table:display="true" table:show-details="true"/>
                <table:data-pilot-member table:name="72500" table:display="true" table:show-details="true"/>
                <table:data-pilot-member table:name="72515" table:display="true" table:show-details="true"/>
                <table:data-pilot-member table:name="72531" table:display="true" table:show-details="true"/>
                <table:data-pilot-member table:name="72537" table:display="true" table:show-details="true"/>
                <table:data-pilot-member table:name="72544" table:display="true" table:show-details="true"/>
                <table:data-pilot-member table:name="72555" table:display="true" table:show-details="true"/>
                <table:data-pilot-member table:name="72557" table:display="true" table:show-details="true"/>
                <table:data-pilot-member table:name="72573" table:display="true" table:show-details="true"/>
                <table:data-pilot-member table:name="72592" table:display="true" table:show-details="true"/>
                <table:data-pilot-member table:name="72606" table:display="true" table:show-details="true"/>
                <table:data-pilot-member table:name="72611" table:display="true" table:show-details="true"/>
                <table:data-pilot-member table:name="72621" table:display="true" table:show-details="true"/>
                <table:data-pilot-member table:name="72626" table:display="true" table:show-details="true"/>
                <table:data-pilot-member table:name="72636" table:display="true" table:show-details="true"/>
                <table:data-pilot-member table:name="72645" table:display="true" table:show-details="true"/>
                <table:data-pilot-member table:name="72646" table:display="true" table:show-details="true"/>
                <table:data-pilot-member table:name="72650" table:display="true" table:show-details="true"/>
                <table:data-pilot-member table:name="72654" table:display="true" table:show-details="true"/>
                <table:data-pilot-member table:name="72657" table:display="true" table:show-details="true"/>
                <table:data-pilot-member table:name="72658" table:display="true" table:show-details="true"/>
                <table:data-pilot-member table:name="72662" table:display="true" table:show-details="true"/>
                <table:data-pilot-member table:name="72665" table:display="true" table:show-details="true"/>
                <table:data-pilot-member table:name="72680" table:display="true" table:show-details="true"/>
                <table:data-pilot-member table:name="72682" table:display="true" table:show-details="true"/>
                <table:data-pilot-member table:name="72695" table:display="true" table:show-details="true"/>
                <table:data-pilot-member table:name="72712" table:display="true" table:show-details="true"/>
                <table:data-pilot-member table:name="72717" table:display="true" table:show-details="true"/>
                <table:data-pilot-member table:name="72720" table:display="true" table:show-details="true"/>
                <table:data-pilot-member table:name="72734" table:display="true" table:show-details="true"/>
                <table:data-pilot-member table:name="72751" table:display="true" table:show-details="true"/>
                <table:data-pilot-member table:name="72753" table:display="true" table:show-details="true"/>
                <table:data-pilot-member table:name="72781" table:display="true" table:show-details="true"/>
                <table:data-pilot-member table:name="72783" table:display="true" table:show-details="true"/>
                <table:data-pilot-member table:name="72819" table:display="true" table:show-details="true"/>
                <table:data-pilot-member table:name="72832" table:display="true" table:show-details="true"/>
                <table:data-pilot-member table:name="72844" table:display="true" table:show-details="true"/>
                <table:data-pilot-member table:name="72847" table:display="true" table:show-details="true"/>
                <table:data-pilot-member table:name="72848" table:display="true" table:show-details="true"/>
                <table:data-pilot-member table:name="72852" table:display="true" table:show-details="true"/>
                <table:data-pilot-member table:name="72853" table:display="true" table:show-details="true"/>
                <table:data-pilot-member table:name="72856" table:display="true" table:show-details="true"/>
                <table:data-pilot-member table:name="72861" table:display="true" table:show-details="true"/>
                <table:data-pilot-member table:name="72872" table:display="true" table:show-details="true"/>
                <table:data-pilot-member table:name="72884" table:display="true" table:show-details="true"/>
                <table:data-pilot-member table:name="72922" table:display="true" table:show-details="true"/>
                <table:data-pilot-member table:name="72931" table:display="true" table:show-details="true"/>
                <table:data-pilot-member table:name="72934" table:display="true" table:show-details="true"/>
                <table:data-pilot-member table:name="72940" table:display="true" table:show-details="true"/>
                <table:data-pilot-member table:name="72963" table:display="true" table:show-details="true"/>
                <table:data-pilot-member table:name="72987" table:display="true" table:show-details="true"/>
                <table:data-pilot-member table:name="72992" table:display="true" table:show-details="true"/>
                <table:data-pilot-member table:name="72993" table:display="true" table:show-details="true"/>
                <table:data-pilot-member table:name="72995" table:display="true" table:show-details="true"/>
                <table:data-pilot-member table:name="73001" table:display="true" table:show-details="true"/>
                <table:data-pilot-member table:name="73012" table:display="true" table:show-details="true"/>
                <table:data-pilot-member table:name="73023" table:display="true" table:show-details="true"/>
                <table:data-pilot-member table:name="73029" table:display="true" table:show-details="true"/>
                <table:data-pilot-member table:name="73030" table:display="true" table:show-details="true"/>
                <table:data-pilot-member table:name="73036" table:display="true" table:show-details="true"/>
                <table:data-pilot-member table:name="73044" table:display="true" table:show-details="true"/>
                <table:data-pilot-member table:name="73054" table:display="true" table:show-details="true"/>
                <table:data-pilot-member table:name="73063" table:display="true" table:show-details="true"/>
                <table:data-pilot-member table:name="73072" table:display="true" table:show-details="true"/>
                <table:data-pilot-member table:name="73075" table:display="true" table:show-details="true"/>
                <table:data-pilot-member table:name="73078" table:display="true" table:show-details="true"/>
                <table:data-pilot-member table:name="73085" table:display="true" table:show-details="true"/>
                <table:data-pilot-member table:name="73087" table:display="true" table:show-details="true"/>
                <table:data-pilot-member table:name="73089" table:display="true" table:show-details="true"/>
                <table:data-pilot-member table:name="73098" table:display="true" table:show-details="true"/>
                <table:data-pilot-member table:name="73117" table:display="true" table:show-details="true"/>
                <table:data-pilot-member table:name="73132" table:display="true" table:show-details="true"/>
                <table:data-pilot-member table:name="73140" table:display="true" table:show-details="true"/>
                <table:data-pilot-member table:name="73169" table:display="true" table:show-details="true"/>
                <table:data-pilot-member table:name="73170" table:display="true" table:show-details="true"/>
                <table:data-pilot-member table:name="73171" table:display="true" table:show-details="true"/>
                <table:data-pilot-member table:name="73186" table:display="true" table:show-details="true"/>
                <table:data-pilot-member table:name="73192" table:display="true" table:show-details="true"/>
                <table:data-pilot-member table:name="73209" table:display="true" table:show-details="true"/>
                <table:data-pilot-member table:name="73224" table:display="true" table:show-details="true"/>
                <table:data-pilot-member table:name="73230" table:display="true" table:show-details="true"/>
                <table:data-pilot-member table:name="73231" table:display="true" table:show-details="true"/>
                <table:data-pilot-member table:name="73239" table:display="true" table:show-details="true"/>
                <table:data-pilot-member table:name="73255" table:display="true" table:show-details="true"/>
                <table:data-pilot-member table:name="73257" table:display="true" table:show-details="true"/>
                <table:data-pilot-member table:name="73266" table:display="true" table:show-details="true"/>
                <table:data-pilot-member table:name="73272" table:display="true" table:show-details="true"/>
                <table:data-pilot-member table:name="73275" table:display="true" table:show-details="true"/>
                <table:data-pilot-member table:name="73277" table:display="true" table:show-details="true"/>
                <table:data-pilot-member table:name="73287" table:display="true" table:show-details="true"/>
                <table:data-pilot-member table:name="73298" table:display="true" table:show-details="true"/>
                <table:data-pilot-member table:name="73299" table:display="true" table:show-details="true"/>
                <table:data-pilot-member table:name="73322" table:display="true" table:show-details="true"/>
                <table:data-pilot-member table:name="73332" table:display="true" table:show-details="true"/>
                <table:data-pilot-member table:name="73337" table:display="true" table:show-details="true"/>
                <table:data-pilot-member table:name="73338" table:display="true" table:show-details="true"/>
                <table:data-pilot-member table:name="73349" table:display="true" table:show-details="true"/>
                <table:data-pilot-member table:name="73350" table:display="true" table:show-details="true"/>
                <table:data-pilot-member table:name="73352" table:display="true" table:show-details="true"/>
                <table:data-pilot-member table:name="73357" table:display="true" table:show-details="true"/>
                <table:data-pilot-member table:name="73378" table:display="true" table:show-details="true"/>
                <table:data-pilot-member table:name="73383" table:display="true" table:show-details="true"/>
                <table:data-pilot-member table:name="73387" table:display="true" table:show-details="true"/>
                <table:data-pilot-member table:name="73391" table:display="true" table:show-details="true"/>
                <table:data-pilot-member table:name="73406" table:display="true" table:show-details="true"/>
                <table:data-pilot-member table:name="73415" table:display="true" table:show-details="true"/>
                <table:data-pilot-member table:name="73422" table:display="true" table:show-details="true"/>
                <table:data-pilot-member table:name="73443" table:display="true" table:show-details="true"/>
                <table:data-pilot-member table:name="73454" table:display="true" table:show-details="true"/>
                <table:data-pilot-member table:name="73467" table:display="true" table:show-details="true"/>
                <table:data-pilot-member table:name="73474" table:display="true" table:show-details="true"/>
                <table:data-pilot-member table:name="73477" table:display="true" table:show-details="true"/>
                <table:data-pilot-member table:name="73488" table:display="true" table:show-details="true"/>
                <table:data-pilot-member table:name="73546" table:display="true" table:show-details="true"/>
                <table:data-pilot-member table:name="73562" table:display="true" table:show-details="true"/>
                <table:data-pilot-member table:name="73571" table:display="true" table:show-details="true"/>
                <table:data-pilot-member table:name="73583" table:display="true" table:show-details="true"/>
                <table:data-pilot-member table:name="73587" table:display="true" table:show-details="true"/>
                <table:data-pilot-member table:name="73588" table:display="true" table:show-details="true"/>
                <table:data-pilot-member table:name="73596" table:display="true" table:show-details="true"/>
                <table:data-pilot-member table:name="73601" table:display="true" table:show-details="true"/>
                <table:data-pilot-member table:name="73602" table:display="true" table:show-details="true"/>
                <table:data-pilot-member table:name="73603" table:display="true" table:show-details="true"/>
                <table:data-pilot-member table:name="73629" table:display="true" table:show-details="true"/>
                <table:data-pilot-member table:name="73655" table:display="true" table:show-details="true"/>
                <table:data-pilot-member table:name="73690" table:display="true" table:show-details="true"/>
                <table:data-pilot-member table:name="73715" table:display="true" table:show-details="true"/>
                <table:data-pilot-member table:name="73740" table:display="true" table:show-details="true"/>
                <table:data-pilot-member table:name="73750" table:display="true" table:show-details="true"/>
                <table:data-pilot-member table:name="73753" table:display="true" table:show-details="true"/>
                <table:data-pilot-member table:name="73761" table:display="true" table:show-details="true"/>
                <table:data-pilot-member table:name="73774" table:display="true" table:show-details="true"/>
                <table:data-pilot-member table:name="73812" table:display="true" table:show-details="true"/>
                <table:data-pilot-member table:name="73825" table:display="true" table:show-details="true"/>
                <table:data-pilot-member table:name="73828" table:display="true" table:show-details="true"/>
                <table:data-pilot-member table:name="73830" table:display="true" table:show-details="true"/>
                <table:data-pilot-member table:name="73845" table:display="true" table:show-details="true"/>
                <table:data-pilot-member table:name="73849" table:display="true" table:show-details="true"/>
                <table:data-pilot-member table:name="73851" table:display="true" table:show-details="true"/>
                <table:data-pilot-member table:name="73854" table:display="true" table:show-details="true"/>
                <table:data-pilot-member table:name="73865" table:display="true" table:show-details="true"/>
                <table:data-pilot-member table:name="73868" table:display="true" table:show-details="true"/>
                <table:data-pilot-member table:name="73871" table:display="true" table:show-details="true"/>
                <table:data-pilot-member table:name="73933" table:display="true" table:show-details="true"/>
                <table:data-pilot-member table:name="73944" table:display="true" table:show-details="true"/>
                <table:data-pilot-member table:name="73962" table:display="true" table:show-details="true"/>
                <table:data-pilot-member table:name="73963" table:display="true" table:show-details="true"/>
                <table:data-pilot-member table:name="73979" table:display="true" table:show-details="true"/>
                <table:data-pilot-member table:name="73986" table:display="true" table:show-details="true"/>
                <table:data-pilot-member table:name="74057" table:display="true" table:show-details="true"/>
                <table:data-pilot-member table:name="74062" table:display="true" table:show-details="true"/>
                <table:data-pilot-member table:name="74064" table:display="true" table:show-details="true"/>
                <table:data-pilot-member table:name="74091" table:display="true" table:show-details="true"/>
                <table:data-pilot-member table:name="74092" table:display="true" table:show-details="true"/>
                <table:data-pilot-member table:name="74107" table:display="true" table:show-details="true"/>
                <table:data-pilot-member table:name="74123" table:display="true" table:show-details="true"/>
                <table:data-pilot-member table:name="74143" table:display="true" table:show-details="true"/>
                <table:data-pilot-member table:name="74153" table:display="true" table:show-details="true"/>
                <table:data-pilot-member table:name="74164" table:display="true" table:show-details="true"/>
                <table:data-pilot-member table:name="74173" table:display="true" table:show-details="true"/>
                <table:data-pilot-member table:name="74181" table:display="true" table:show-details="true"/>
                <table:data-pilot-member table:name="74185" table:display="true" table:show-details="true"/>
                <table:data-pilot-member table:name="74188" table:display="true" table:show-details="true"/>
                <table:data-pilot-member table:name="74217" table:display="true" table:show-details="true"/>
                <table:data-pilot-member table:name="74222" table:display="true" table:show-details="true"/>
                <table:data-pilot-member table:name="74223" table:display="true" table:show-details="true"/>
                <table:data-pilot-member table:name="74225" table:display="true" table:show-details="true"/>
                <table:data-pilot-member table:name="74230" table:display="true" table:show-details="true"/>
                <table:data-pilot-member table:name="74232" table:display="true" table:show-details="true"/>
                <table:data-pilot-member table:name="74250" table:display="true" table:show-details="true"/>
                <table:data-pilot-member table:name="74280" table:display="true" table:show-details="true"/>
                <table:data-pilot-member table:name="74281" table:display="true" table:show-details="true"/>
                <table:data-pilot-member table:name="74307" table:display="true" table:show-details="true"/>
                <table:data-pilot-member table:name="74327" table:display="true" table:show-details="true"/>
                <table:data-pilot-member table:name="74331" table:display="true" table:show-details="true"/>
                <table:data-pilot-member table:name="74396" table:display="true" table:show-details="true"/>
                <table:data-pilot-member table:name="74407" table:display="true" table:show-details="true"/>
                <table:data-pilot-member table:name="74427" table:display="true" table:show-details="true"/>
                <table:data-pilot-member table:name="74432" table:display="true" table:show-details="true"/>
                <table:data-pilot-member table:name="74463" table:display="true" table:show-details="true"/>
                <table:data-pilot-member table:name="74467" table:display="true" table:show-details="true"/>
                <table:data-pilot-member table:name="74468" table:display="true" table:show-details="true"/>
                <table:data-pilot-member table:name="74469" table:display="true" table:show-details="true"/>
                <table:data-pilot-member table:name="74476" table:display="true" table:show-details="true"/>
                <table:data-pilot-member table:name="74481" table:display="true" table:show-details="true"/>
                <table:data-pilot-member table:name="74483" table:display="true" table:show-details="true"/>
                <table:data-pilot-member table:name="74507" table:display="true" table:show-details="true"/>
                <table:data-pilot-member table:name="74513" table:display="true" table:show-details="true"/>
                <table:data-pilot-member table:name="74521" table:display="true" table:show-details="true"/>
                <table:data-pilot-member table:name="74522" table:display="true" table:show-details="true"/>
                <table:data-pilot-member table:name="74525" table:display="true" table:show-details="true"/>
                <table:data-pilot-member table:name="74532" table:display="true" table:show-details="true"/>
                <table:data-pilot-member table:name="74544" table:display="true" table:show-details="true"/>
                <table:data-pilot-member table:name="74547" table:display="true" table:show-details="true"/>
                <table:data-pilot-member table:name="74566" table:display="true" table:show-details="true"/>
                <table:data-pilot-member table:name="74580" table:display="true" table:show-details="true"/>
                <table:data-pilot-member table:name="74599" table:display="true" table:show-details="true"/>
                <table:data-pilot-member table:name="74612" table:display="true" table:show-details="true"/>
                <table:data-pilot-member table:name="74616" table:display="true" table:show-details="true"/>
                <table:data-pilot-member table:name="74639" table:display="true" table:show-details="true"/>
                <table:data-pilot-member table:name="74651" table:display="true" table:show-details="true"/>
                <table:data-pilot-member table:name="74659" table:display="true" table:show-details="true"/>
                <table:data-pilot-member table:name="74667" table:display="true" table:show-details="true"/>
                <table:data-pilot-member table:name="74715" table:display="true" table:show-details="true"/>
                <table:data-pilot-member table:name="74738" table:display="true" table:show-details="true"/>
                <table:data-pilot-member table:name="74784" table:display="true" table:show-details="true"/>
                <table:data-pilot-member table:name="74796" table:display="true" table:show-details="true"/>
                <table:data-pilot-member table:name="74814" table:display="true" table:show-details="true"/>
                <table:data-pilot-member table:name="74824" table:display="true" table:show-details="true"/>
                <table:data-pilot-member table:name="74835" table:display="true" table:show-details="true"/>
                <table:data-pilot-member table:name="74844" table:display="true" table:show-details="true"/>
                <table:data-pilot-member table:name="74849" table:display="true" table:show-details="true"/>
                <table:data-pilot-member table:name="74860" table:display="true" table:show-details="true"/>
                <table:data-pilot-member table:name="74874" table:display="true" table:show-details="true"/>
                <table:data-pilot-member table:name="74921" table:display="true" table:show-details="true"/>
                <table:data-pilot-member table:name="74922" table:display="true" table:show-details="true"/>
                <table:data-pilot-member table:name="74927" table:display="true" table:show-details="true"/>
                <table:data-pilot-member table:name="74935" table:display="true" table:show-details="true"/>
                <table:data-pilot-member table:name="74939" table:display="true" table:show-details="true"/>
                <table:data-pilot-member table:name="74941" table:display="true" table:show-details="true"/>
                <table:data-pilot-member table:name="74943" table:display="true" table:show-details="true"/>
                <table:data-pilot-member table:name="74955" table:display="true" table:show-details="true"/>
                <table:data-pilot-member table:name="74962" table:display="true" table:show-details="true"/>
                <table:data-pilot-member table:name="74972" table:display="true" table:show-details="true"/>
                <table:data-pilot-member table:name="74985" table:display="true" table:show-details="true"/>
                <table:data-pilot-member table:name="74998" table:display="true" table:show-details="true"/>
                <table:data-pilot-member table:name="75020" table:display="true" table:show-details="true"/>
                <table:data-pilot-member table:name="75030" table:display="true" table:show-details="true"/>
                <table:data-pilot-member table:name="75051" table:display="true" table:show-details="true"/>
                <table:data-pilot-member table:name="75060" table:display="true" table:show-details="true"/>
                <table:data-pilot-member table:name="75084" table:display="true" table:show-details="true"/>
                <table:data-pilot-member table:name="75090" table:display="true" table:show-details="true"/>
                <table:data-pilot-member table:name="75107" table:display="true" table:show-details="true"/>
                <table:data-pilot-member table:name="75171" table:display="true" table:show-details="true"/>
                <table:data-pilot-member table:name="75197" table:display="true" table:show-details="true"/>
                <table:data-pilot-member table:name="75210" table:display="true" table:show-details="true"/>
                <table:data-pilot-member table:name="75211" table:display="true" table:show-details="true"/>
                <table:data-pilot-member table:name="75236" table:display="true" table:show-details="true"/>
                <table:data-pilot-member table:name="75269" table:display="true" table:show-details="true"/>
                <table:data-pilot-member table:name="75281" table:display="true" table:show-details="true"/>
                <table:data-pilot-member table:name="75284" table:display="true" table:show-details="true"/>
                <table:data-pilot-member table:name="75296" table:display="true" table:show-details="true"/>
                <table:data-pilot-member table:name="75297" table:display="true" table:show-details="true"/>
                <table:data-pilot-member table:name="75312" table:display="true" table:show-details="true"/>
                <table:data-pilot-member table:name="75325" table:display="true" table:show-details="true"/>
                <table:data-pilot-member table:name="75330" table:display="true" table:show-details="true"/>
                <table:data-pilot-member table:name="75378" table:display="true" table:show-details="true"/>
                <table:data-pilot-member table:name="75382" table:display="true" table:show-details="true"/>
                <table:data-pilot-member table:name="75384" table:display="true" table:show-details="true"/>
                <table:data-pilot-member table:name="75387" table:display="true" table:show-details="true"/>
                <table:data-pilot-member table:name="75411" table:display="true" table:show-details="true"/>
                <table:data-pilot-member table:name="75416" table:display="true" table:show-details="true"/>
                <table:data-pilot-member table:name="75437" table:display="true" table:show-details="true"/>
                <table:data-pilot-member table:name="75453" table:display="true" table:show-details="true"/>
                <table:data-pilot-member table:name="75483" table:display="true" table:show-details="true"/>
                <table:data-pilot-member table:name="75486" table:display="true" table:show-details="true"/>
                <table:data-pilot-member table:name="75509" table:display="true" table:show-details="true"/>
                <table:data-pilot-member table:name="75524" table:display="true" table:show-details="true"/>
                <table:data-pilot-member table:name="75537" table:display="true" table:show-details="true"/>
                <table:data-pilot-member table:name="75540" table:display="true" table:show-details="true"/>
                <table:data-pilot-member table:name="75549" table:display="true" table:show-details="true"/>
                <table:data-pilot-member table:name="75569" table:display="true" table:show-details="true"/>
                <table:data-pilot-member table:name="75580" table:display="true" table:show-details="true"/>
                <table:data-pilot-member table:name="75598" table:display="true" table:show-details="true"/>
                <table:data-pilot-member table:name="75622" table:display="true" table:show-details="true"/>
                <table:data-pilot-member table:name="75634" table:display="true" table:show-details="true"/>
                <table:data-pilot-member table:name="75642" table:display="true" table:show-details="true"/>
                <table:data-pilot-member table:name="75645" table:display="true" table:show-details="true"/>
                <table:data-pilot-member table:name="75649" table:display="true" table:show-details="true"/>
                <table:data-pilot-member table:name="75650" table:display="true" table:show-details="true"/>
                <table:data-pilot-member table:name="75669" table:display="true" table:show-details="true"/>
                <table:data-pilot-member table:name="75690" table:display="true" table:show-details="true"/>
                <table:data-pilot-member table:name="75707" table:display="true" table:show-details="true"/>
                <table:data-pilot-member table:name="75727" table:display="true" table:show-details="true"/>
                <table:data-pilot-member table:name="75734" table:display="true" table:show-details="true"/>
                <table:data-pilot-member table:name="75746" table:display="true" table:show-details="true"/>
                <table:data-pilot-member table:name="75778" table:display="true" table:show-details="true"/>
                <table:data-pilot-member table:name="75788" table:display="true" table:show-details="true"/>
                <table:data-pilot-member table:name="75797" table:display="true" table:show-details="true"/>
                <table:data-pilot-member table:name="75801" table:display="true" table:show-details="true"/>
                <table:data-pilot-member table:name="75804" table:display="true" table:show-details="true"/>
                <table:data-pilot-member table:name="75812" table:display="true" table:show-details="true"/>
                <table:data-pilot-member table:name="75835" table:display="true" table:show-details="true"/>
                <table:data-pilot-member table:name="75850" table:display="true" table:show-details="true"/>
                <table:data-pilot-member table:name="75854" table:display="true" table:show-details="true"/>
                <table:data-pilot-member table:name="75867" table:display="true" table:show-details="true"/>
                <table:data-pilot-member table:name="75891" table:display="true" table:show-details="true"/>
                <table:data-pilot-member table:name="75902" table:display="true" table:show-details="true"/>
                <table:data-pilot-member table:name="75939" table:display="true" table:show-details="true"/>
                <table:data-pilot-member table:name="75953" table:display="true" table:show-details="true"/>
                <table:data-pilot-member table:name="75986" table:display="true" table:show-details="true"/>
                <table:data-pilot-member table:name="76042" table:display="true" table:show-details="true"/>
                <table:data-pilot-member table:name="76106" table:display="true" table:show-details="true"/>
                <table:data-pilot-member table:name="76114" table:display="true" table:show-details="true"/>
                <table:data-pilot-member table:name="76132" table:display="true" table:show-details="true"/>
                <table:data-pilot-member table:name="76147" table:display="true" table:show-details="true"/>
                <table:data-pilot-member table:name="76153" table:display="true" table:show-details="true"/>
                <table:data-pilot-member table:name="76187" table:display="true" table:show-details="true"/>
                <table:data-pilot-member table:name="76188" table:display="true" table:show-details="true"/>
                <table:data-pilot-member table:name="76222" table:display="true" table:show-details="true"/>
                <table:data-pilot-member table:name="76228" table:display="true" table:show-details="true"/>
                <table:data-pilot-member table:name="76231" table:display="true" table:show-details="true"/>
                <table:data-pilot-member table:name="76243" table:display="true" table:show-details="true"/>
                <table:data-pilot-member table:name="76244" table:display="true" table:show-details="true"/>
                <table:data-pilot-member table:name="76263" table:display="true" table:show-details="true"/>
                <table:data-pilot-member table:name="76311" table:display="true" table:show-details="true"/>
                <table:data-pilot-member table:name="76341" table:display="true" table:show-details="true"/>
                <table:data-pilot-member table:name="76349" table:display="true" table:show-details="true"/>
                <table:data-pilot-member table:name="76366" table:display="true" table:show-details="true"/>
                <table:data-pilot-member table:name="76382" table:display="true" table:show-details="true"/>
                <table:data-pilot-member table:name="76397" table:display="true" table:show-details="true"/>
                <table:data-pilot-member table:name="76402" table:display="true" table:show-details="true"/>
                <table:data-pilot-member table:name="76411" table:display="true" table:show-details="true"/>
                <table:data-pilot-member table:name="76417" table:display="true" table:show-details="true"/>
                <table:data-pilot-member table:name="76418" table:display="true" table:show-details="true"/>
                <table:data-pilot-member table:name="76424" table:display="true" table:show-details="true"/>
                <table:data-pilot-member table:name="76483" table:display="true" table:show-details="true"/>
                <table:data-pilot-member table:name="76485" table:display="true" table:show-details="true"/>
                <table:data-pilot-member table:name="76519" table:display="true" table:show-details="true"/>
                <table:data-pilot-member table:name="76523" table:display="true" table:show-details="true"/>
                <table:data-pilot-member table:name="76533" table:display="true" table:show-details="true"/>
                <table:data-pilot-member table:name="76567" table:display="true" table:show-details="true"/>
                <table:data-pilot-member table:name="76571" table:display="true" table:show-details="true"/>
                <table:data-pilot-member table:name="76578" table:display="true" table:show-details="true"/>
                <table:data-pilot-member table:name="76599" table:display="true" table:show-details="true"/>
                <table:data-pilot-member table:name="76640" table:display="true" table:show-details="true"/>
                <table:data-pilot-member table:name="76642" table:display="true" table:show-details="true"/>
                <table:data-pilot-member table:name="76658" table:display="true" table:show-details="true"/>
                <table:data-pilot-member table:name="76758" table:display="true" table:show-details="true"/>
                <table:data-pilot-member table:name="76761" table:display="true" table:show-details="true"/>
                <table:data-pilot-member table:name="76769" table:display="true" table:show-details="true"/>
                <table:data-pilot-member table:name="76799" table:display="true" table:show-details="true"/>
                <table:data-pilot-member table:name="76804" table:display="true" table:show-details="true"/>
                <table:data-pilot-member table:name="76806" table:display="true" table:show-details="true"/>
                <table:data-pilot-member table:name="76810" table:display="true" table:show-details="true"/>
                <table:data-pilot-member table:name="76820" table:display="true" table:show-details="true"/>
                <table:data-pilot-member table:name="76833" table:display="true" table:show-details="true"/>
                <table:data-pilot-member table:name="76841" table:display="true" table:show-details="true"/>
                <table:data-pilot-member table:name="76844" table:display="true" table:show-details="true"/>
                <table:data-pilot-member table:name="76845" table:display="true" table:show-details="true"/>
                <table:data-pilot-member table:name="76883" table:display="true" table:show-details="true"/>
                <table:data-pilot-member table:name="76891" table:display="true" table:show-details="true"/>
                <table:data-pilot-member table:name="76902" table:display="true" table:show-details="true"/>
                <table:data-pilot-member table:name="76934" table:display="true" table:show-details="true"/>
                <table:data-pilot-member table:name="76940" table:display="true" table:show-details="true"/>
                <table:data-pilot-member table:name="77041" table:display="true" table:show-details="true"/>
                <table:data-pilot-member table:name="77047" table:display="true" table:show-details="true"/>
                <table:data-pilot-member table:name="77066" table:display="true" table:show-details="true"/>
                <table:data-pilot-member table:name="77087" table:display="true" table:show-details="true"/>
                <table:data-pilot-member table:name="77089" table:display="true" table:show-details="true"/>
                <table:data-pilot-member table:name="77093" table:display="true" table:show-details="true"/>
                <table:data-pilot-member table:name="77110" table:display="true" table:show-details="true"/>
                <table:data-pilot-member table:name="77113" table:display="true" table:show-details="true"/>
                <table:data-pilot-member table:name="77122" table:display="true" table:show-details="true"/>
                <table:data-pilot-member table:name="77132" table:display="true" table:show-details="true"/>
                <table:data-pilot-member table:name="77134" table:display="true" table:show-details="true"/>
                <table:data-pilot-member table:name="77149" table:display="true" table:show-details="true"/>
                <table:data-pilot-member table:name="77157" table:display="true" table:show-details="true"/>
                <table:data-pilot-member table:name="77158" table:display="true" table:show-details="true"/>
                <table:data-pilot-member table:name="77159" table:display="true" table:show-details="true"/>
                <table:data-pilot-member table:name="77185" table:display="true" table:show-details="true"/>
                <table:data-pilot-member table:name="77186" table:display="true" table:show-details="true"/>
                <table:data-pilot-member table:name="77204" table:display="true" table:show-details="true"/>
                <table:data-pilot-member table:name="77206" table:display="true" table:show-details="true"/>
                <table:data-pilot-member table:name="77216" table:display="true" table:show-details="true"/>
                <table:data-pilot-member table:name="77219" table:display="true" table:show-details="true"/>
                <table:data-pilot-member table:name="77230" table:display="true" table:show-details="true"/>
                <table:data-pilot-member table:name="77240" table:display="true" table:show-details="true"/>
                <table:data-pilot-member table:name="77245" table:display="true" table:show-details="true"/>
                <table:data-pilot-member table:name="77274" table:display="true" table:show-details="true"/>
                <table:data-pilot-member table:name="77283" table:display="true" table:show-details="true"/>
                <table:data-pilot-member table:name="77308" table:display="true" table:show-details="true"/>
                <table:data-pilot-member table:name="77350" table:display="true" table:show-details="true"/>
                <table:data-pilot-member table:name="77482" table:display="true" table:show-details="true"/>
                <table:data-pilot-member table:name="77498" table:display="true" table:show-details="true"/>
                <table:data-pilot-member table:name="77500" table:display="true" table:show-details="true"/>
                <table:data-pilot-member table:name="77503" table:display="true" table:show-details="true"/>
                <table:data-pilot-member table:name="77526" table:display="true" table:show-details="true"/>
                <table:data-pilot-member table:name="77537" table:display="true" table:show-details="true"/>
                <table:data-pilot-member table:name="77612" table:display="true" table:show-details="true"/>
                <table:data-pilot-member table:name="77623" table:display="true" table:show-details="true"/>
                <table:data-pilot-member table:name="77638" table:display="true" table:show-details="true"/>
                <table:data-pilot-member table:name="77652" table:display="true" table:show-details="true"/>
                <table:data-pilot-member table:name="77661" table:display="true" table:show-details="true"/>
                <table:data-pilot-member table:name="77728" table:display="true" table:show-details="true"/>
                <table:data-pilot-member table:name="77797" table:display="true" table:show-details="true"/>
                <table:data-pilot-member table:name="77800" table:display="true" table:show-details="true"/>
                <table:data-pilot-member table:name="77820" table:display="true" table:show-details="true"/>
                <table:data-pilot-member table:name="77836" table:display="true" table:show-details="true"/>
                <table:data-pilot-member table:name="77837" table:display="true" table:show-details="true"/>
                <table:data-pilot-member table:name="77875" table:display="true" table:show-details="true"/>
                <table:data-pilot-member table:name="77883" table:display="true" table:show-details="true"/>
                <table:data-pilot-member table:name="77910" table:display="true" table:show-details="true"/>
                <table:data-pilot-member table:name="77923" table:display="true" table:show-details="true"/>
                <table:data-pilot-member table:name="77933" table:display="true" table:show-details="true"/>
                <table:data-pilot-member table:name="77961" table:display="true" table:show-details="true"/>
                <table:data-pilot-member table:name="77981" table:display="true" table:show-details="true"/>
                <table:data-pilot-member table:name="77987" table:display="true" table:show-details="true"/>
                <table:data-pilot-member table:name="78011" table:display="true" table:show-details="true"/>
                <table:data-pilot-member table:name="78022" table:display="true" table:show-details="true"/>
                <table:data-pilot-member table:name="78023" table:display="true" table:show-details="true"/>
                <table:data-pilot-member table:name="78038" table:display="true" table:show-details="true"/>
                <table:data-pilot-member table:name="78056" table:display="true" table:show-details="true"/>
                <table:data-pilot-member table:name="78102" table:display="true" table:show-details="true"/>
                <table:data-pilot-member table:name="78107" table:display="true" table:show-details="true"/>
                <table:data-pilot-member table:name="78124" table:display="true" table:show-details="true"/>
                <table:data-pilot-member table:name="78140" table:display="true" table:show-details="true"/>
                <table:data-pilot-member table:name="78141" table:display="true" table:show-details="true"/>
                <table:data-pilot-member table:name="78142" table:display="true" table:show-details="true"/>
                <table:data-pilot-member table:name="78148" table:display="true" table:show-details="true"/>
                <table:data-pilot-member table:name="78226" table:display="true" table:show-details="true"/>
                <table:data-pilot-member table:name="78242" table:display="true" table:show-details="true"/>
                <table:data-pilot-member table:name="78319" table:display="true" table:show-details="true"/>
                <table:data-pilot-member table:name="78343" table:display="true" table:show-details="true"/>
                <table:data-pilot-member table:name="78409" table:display="true" table:show-details="true"/>
                <table:data-pilot-member table:name="78434" table:display="true" table:show-details="true"/>
                <table:data-pilot-member table:name="78468" table:display="true" table:show-details="true"/>
                <table:data-pilot-member table:name="78509" table:display="true" table:show-details="true"/>
                <table:data-pilot-member table:name="78648" table:display="true" table:show-details="true"/>
                <table:data-pilot-member table:name="78699" table:display="true" table:show-details="true"/>
                <table:data-pilot-member table:name="78713" table:display="true" table:show-details="true"/>
                <table:data-pilot-member table:name="78737" table:display="true" table:show-details="true"/>
                <table:data-pilot-member table:name="78739" table:display="true" table:show-details="true"/>
                <table:data-pilot-member table:name="78740" table:display="true" table:show-details="true"/>
                <table:data-pilot-member table:name="78745" table:display="true" table:show-details="true"/>
                <table:data-pilot-member table:name="78775" table:display="true" table:show-details="true"/>
                <table:data-pilot-member table:name="78793" table:display="true" table:show-details="true"/>
                <table:data-pilot-member table:name="78878" table:display="true" table:show-details="true"/>
                <table:data-pilot-member table:name="78902" table:display="true" table:show-details="true"/>
                <table:data-pilot-member table:name="78977" table:display="true" table:show-details="true"/>
                <table:data-pilot-member table:name="78978" table:display="true" table:show-details="true"/>
                <table:data-pilot-member table:name="79013" table:display="true" table:show-details="true"/>
                <table:data-pilot-member table:name="79070" table:display="true" table:show-details="true"/>
                <table:data-pilot-member table:name="79082" table:display="true" table:show-details="true"/>
                <table:data-pilot-member table:name="79126" table:display="true" table:show-details="true"/>
                <table:data-pilot-member table:name="79178" table:display="true" table:show-details="true"/>
                <table:data-pilot-member table:name="79236" table:display="true" table:show-details="true"/>
                <table:data-pilot-member table:name="79257" table:display="true" table:show-details="true"/>
                <table:data-pilot-member table:name="79319" table:display="true" table:show-details="true"/>
                <table:data-pilot-member table:name="79372" table:display="true" table:show-details="true"/>
                <table:data-pilot-member table:name="79375" table:display="true" table:show-details="true"/>
                <table:data-pilot-member table:name="79422" table:display="true" table:show-details="true"/>
                <table:data-pilot-member table:name="79495" table:display="true" table:show-details="true"/>
                <table:data-pilot-member table:name="79500" table:display="true" table:show-details="true"/>
                <table:data-pilot-member table:name="79506" table:display="true" table:show-details="true"/>
                <table:data-pilot-member table:name="79524" table:display="true" table:show-details="true"/>
                <table:data-pilot-member table:name="79585" table:display="true" table:show-details="true"/>
                <table:data-pilot-member table:name="79601" table:display="true" table:show-details="true"/>
                <table:data-pilot-member table:name="79718" table:display="true" table:show-details="true"/>
                <table:data-pilot-member table:name="79770" table:display="true" table:show-details="true"/>
                <table:data-pilot-member table:name="79830" table:display="true" table:show-details="true"/>
                <table:data-pilot-member table:name="79838" table:display="true" table:show-details="true"/>
                <table:data-pilot-member table:name="79863" table:display="true" table:show-details="true"/>
                <table:data-pilot-member table:name="79920" table:display="true" table:show-details="true"/>
                <table:data-pilot-member table:name="79923" table:display="true" table:show-details="true"/>
                <table:data-pilot-member table:name="79994" table:display="true" table:show-details="true"/>
                <table:data-pilot-member table:name="80004" table:display="true" table:show-details="true"/>
                <table:data-pilot-member table:name="80041" table:display="true" table:show-details="true"/>
                <table:data-pilot-member table:name="80053" table:display="true" table:show-details="true"/>
                <table:data-pilot-member table:name="80055" table:display="true" table:show-details="true"/>
                <table:data-pilot-member table:name="80081" table:display="true" table:show-details="true"/>
                <table:data-pilot-member table:name="80192" table:display="true" table:show-details="true"/>
                <table:data-pilot-member table:name="80267" table:display="true" table:show-details="true"/>
                <table:data-pilot-member table:name="80286" table:display="true" table:show-details="true"/>
                <table:data-pilot-member table:name="80298" table:display="true" table:show-details="true"/>
                <table:data-pilot-member table:name="80303" table:display="true" table:show-details="true"/>
                <table:data-pilot-member table:name="80345" table:display="true" table:show-details="true"/>
                <table:data-pilot-member table:name="80389" table:display="true" table:show-details="true"/>
                <table:data-pilot-member table:name="80440" table:display="true" table:show-details="true"/>
                <table:data-pilot-member table:name="80459" table:display="true" table:show-details="true"/>
                <table:data-pilot-member table:name="80522" table:display="true" table:show-details="true"/>
                <table:data-pilot-member table:name="80628" table:display="true" table:show-details="true"/>
                <table:data-pilot-member table:name="80635" table:display="true" table:show-details="true"/>
                <table:data-pilot-member table:name="80694" table:display="true" table:show-details="true"/>
                <table:data-pilot-member table:name="80740" table:display="true" table:show-details="true"/>
                <table:data-pilot-member table:name="80773" table:display="true" table:show-details="true"/>
                <table:data-pilot-member table:name="80819" table:display="true" table:show-details="true"/>
                <table:data-pilot-member table:name="80870" table:display="true" table:show-details="true"/>
                <table:data-pilot-member table:name="80940" table:display="true" table:show-details="true"/>
                <table:data-pilot-member table:name="81005" table:display="true" table:show-details="true"/>
                <table:data-pilot-member table:name="81049" table:display="true" table:show-details="true"/>
                <table:data-pilot-member table:name="81124" table:display="true" table:show-details="true"/>
                <table:data-pilot-member table:name="81221" table:display="true" table:show-details="true"/>
                <table:data-pilot-member table:name="81263" table:display="true" table:show-details="true"/>
                <table:data-pilot-member table:name="81453" table:display="true" table:show-details="true"/>
                <table:data-pilot-member table:name="81485" table:display="true" table:show-details="true"/>
                <table:data-pilot-member table:name="81530" table:display="true" table:show-details="true"/>
                <table:data-pilot-member table:name="81616" table:display="true" table:show-details="true"/>
                <table:data-pilot-member table:name="81837" table:display="true" table:show-details="true"/>
                <table:data-pilot-member table:name="81999" table:display="true" table:show-details="true"/>
                <table:data-pilot-member table:name="82162" table:display="true" table:show-details="true"/>
                <table:data-pilot-member table:name="82319" table:display="true" table:show-details="true"/>
                <table:data-pilot-member table:name="82492" table:display="true" table:show-details="true"/>
                <table:data-pilot-member table:name="82687" table:display="true" table:show-details="true"/>
                <table:data-pilot-member table:name="82735" table:display="true" table:show-details="true"/>
                <table:data-pilot-member table:name="82757" table:display="true" table:show-details="true"/>
                <table:data-pilot-member table:name="82922" table:display="true" table:show-details="true"/>
                <table:data-pilot-member table:name="82951" table:display="true" table:show-details="true"/>
                <table:data-pilot-member table:name="82972" table:display="true" table:show-details="true"/>
                <table:data-pilot-member table:name="83050" table:display="true" table:show-details="true"/>
                <table:data-pilot-member table:name="83121" table:display="true" table:show-details="true"/>
                <table:data-pilot-member table:name="83293" table:display="true" table:show-details="true"/>
                <table:data-pilot-member table:name="83418" table:display="true" table:show-details="true"/>
                <table:data-pilot-member table:name="83551" table:display="true" table:show-details="true"/>
                <table:data-pilot-member table:name="83648" table:display="true" table:show-details="true"/>
                <table:data-pilot-member table:name="83737" table:display="true" table:show-details="true"/>
                <table:data-pilot-member table:name="84142" table:display="true" table:show-details="true"/>
                <table:data-pilot-member table:name="84271" table:display="true" table:show-details="true"/>
                <table:data-pilot-member table:name="84613" table:display="true" table:show-details="true"/>
                <table:data-pilot-member table:name="84648" table:display="true" table:show-details="true"/>
                <table:data-pilot-member table:name="84967" table:display="true" table:show-details="true"/>
                <table:data-pilot-member table:name="85182" table:display="true" table:show-details="true"/>
                <table:data-pilot-member table:name="85528" table:display="true" table:show-details="true"/>
                <table:data-pilot-member table:name="85922" table:display="true" table:show-details="true"/>
                <table:data-pilot-member table:name="86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20:28.6166387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20:41.752819422</dc:date>
    <meta:editing-duration>PT5M11S</meta:editing-duration>
    <meta:editing-cycles>2</meta:editing-cycles>
    <meta:generator>LibreOffice/6.4.7.2$Linux_X86_64 LibreOffice_project/40$Build-2</meta:generator>
    <meta:document-statistic meta:table-count="1" meta:cell-count="6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68cm" xlink:href=".." xlink:type="simple" chart:class="chart:line" chart:style-name="ch1">
        <chart:title svg:x="4.365cm" svg:y="0.315cm" chart:style-name="ch2">
          <text:p>Przestawienia - największy element</text:p>
        </chart:title>
        <chart:legend chart:legend-position="end" svg:x="11.073cm" svg:y="3.936cm" style:legend-expansion="high" chart:style-name="ch3"/>
        <chart:plot-area chart:style-name="ch4" table:cell-range-address="'Tabela przestawna_select_max_m100_1'.A3:'Tabela przestawna_select_max_m100_1'.B102 'Tabela przestawna_select_max_m100_1'.B2:'Tabela przestawna_select_max_m100_1'.B2 'Tabela przestawna_select_max_m100_1'.F2:'Tabela przestawna_select_max_m100_1'.F102" chart:data-source-has-labels="both" svg:x="0.319cm" svg:y="1.273cm" svg:width="10.435cm" svg:height="7.516cm">
          <chartooo:coordinate-region svg:x="1.496cm" svg:y="1.273cm" svg:width="9.211cm" svg:height="6.263cm"/>
          <chart:axis chart:dimension="x" chart:name="primary-x" chart:style-name="ch5" chartooo:axis-type="auto">
            <chartooo:date-scale/>
            <chart:categories table:cell-range-address="'Tabela przestawna_select_max_m100_1'.A3:'Tabela przestawna_select_max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ax_m100_1'.B3:'Tabela przestawna_select_max_m100_1'.B102" chart:label-cell-address="'Tabela przestawna_select_max_m100_1'.B2:'Tabela przestawna_select_max_m100_1'.B2" chart:class="chart:line">
            <chart:data-point chart:repeated="100"/>
          </chart:series>
          <chart:series chart:style-name="ch8" chart:values-cell-range-address="'Tabela przestawna_select_max_m100_1'.F3:'Tabela przestawna_select_max_m100_1'.F102" chart:label-cell-address="'Tabela przestawna_select_max_m100_1'.F2:'Tabela przestawna_select_max_m100_1'.F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</text:p>
                <draw:g>
                  <svg:desc>'Tabela przestawna_select_max_m100_1'.B2:'Tabela przestawna_select_max_m100_1'.B2</svg:desc>
                </draw:g>
              </table:table-cell>
              <table:table-cell office:value-type="string">
                <text:p>Średnia - przestawienia</text:p>
                <draw:g>
                  <svg:desc>'Tabela przestawna_select_max_m100_1'.F2:'Tabela przestawna_select_max_m100_1'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ax_m100_1'.A3:'Tabela przestawna_select_max_m100_1'.A102</svg:desc>
                </draw:g>
              </table:table-cell>
              <table:table-cell office:value-type="float" office:value="623.38">
                <text:p>623.38</text:p>
                <draw:g>
                  <svg:desc>'Tabela przestawna_select_max_m100_1'.B3:'Tabela przestawna_select_max_m100_1'.B102</svg:desc>
                </draw:g>
              </table:table-cell>
              <table:table-cell office:value-type="float" office:value="99.68">
                <text:p>99.68</text:p>
                <draw:g>
                  <svg:desc>'Tabela przestawna_select_max_m100_1'.F3:'Tabela przestawna_select_max_m100_1'.F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94.56">
                <text:p>1294.56</text:p>
              </table:table-cell>
              <table:table-cell office:value-type="float" office:value="199.63">
                <text:p>199.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75.41">
                <text:p>1975.41</text:p>
              </table:table-cell>
              <table:table-cell office:value-type="float" office:value="299.57">
                <text:p>299.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45.59">
                <text:p>2645.59</text:p>
              </table:table-cell>
              <table:table-cell office:value-type="float" office:value="399.62">
                <text:p>399.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45.05">
                <text:p>3345.05</text:p>
              </table:table-cell>
              <table:table-cell office:value-type="float" office:value="499.61">
                <text:p>499.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43.93">
                <text:p>4043.93</text:p>
              </table:table-cell>
              <table:table-cell office:value-type="float" office:value="599.61">
                <text:p>599.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735.45">
                <text:p>4735.45</text:p>
              </table:table-cell>
              <table:table-cell office:value-type="float" office:value="699.51">
                <text:p>699.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411.82">
                <text:p>5411.82</text:p>
              </table:table-cell>
              <table:table-cell office:value-type="float" office:value="799.63">
                <text:p>799.6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105.72">
                <text:p>6105.72</text:p>
              </table:table-cell>
              <table:table-cell office:value-type="float" office:value="899.59">
                <text:p>899.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14.57">
                <text:p>6814.57</text:p>
              </table:table-cell>
              <table:table-cell office:value-type="float" office:value="999.47">
                <text:p>999.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561.95">
                <text:p>7561.95</text:p>
              </table:table-cell>
              <table:table-cell office:value-type="float" office:value="1099.64">
                <text:p>1099.6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185.11">
                <text:p>8185.11</text:p>
              </table:table-cell>
              <table:table-cell office:value-type="float" office:value="1199.55">
                <text:p>1199.5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943.5">
                <text:p>8943.5</text:p>
              </table:table-cell>
              <table:table-cell office:value-type="float" office:value="1299.53">
                <text:p>1299.5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546.83">
                <text:p>9546.83</text:p>
              </table:table-cell>
              <table:table-cell office:value-type="float" office:value="1399.59">
                <text:p>1399.5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342.96">
                <text:p>10342.96</text:p>
              </table:table-cell>
              <table:table-cell office:value-type="float" office:value="1499.57">
                <text:p>1499.5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056.39">
                <text:p>11056.39</text:p>
              </table:table-cell>
              <table:table-cell office:value-type="float" office:value="1599.66">
                <text:p>1599.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756.25">
                <text:p>11756.25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465.89">
                <text:p>12465.89</text:p>
              </table:table-cell>
              <table:table-cell office:value-type="float" office:value="1799.59">
                <text:p>1799.5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245.29">
                <text:p>13245.29</text:p>
              </table:table-cell>
              <table:table-cell office:value-type="float" office:value="1899.62">
                <text:p>1899.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949.74">
                <text:p>13949.74</text:p>
              </table:table-cell>
              <table:table-cell office:value-type="float" office:value="1999.54">
                <text:p>1999.5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621.68">
                <text:p>14621.68</text:p>
              </table:table-cell>
              <table:table-cell office:value-type="float" office:value="2099.49">
                <text:p>2099.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5354.92">
                <text:p>15354.92</text:p>
              </table:table-cell>
              <table:table-cell office:value-type="float" office:value="2199.5">
                <text:p>2199.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058.8">
                <text:p>16058.8</text:p>
              </table:table-cell>
              <table:table-cell office:value-type="float" office:value="2299.61">
                <text:p>2299.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787.16">
                <text:p>16787.16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421.34">
                <text:p>17421.34</text:p>
              </table:table-cell>
              <table:table-cell office:value-type="float" office:value="2499.63">
                <text:p>2499.6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283.5">
                <text:p>18283.5</text:p>
              </table:table-cell>
              <table:table-cell office:value-type="float" office:value="2599.5">
                <text:p>2599.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893.51">
                <text:p>18893.51</text:p>
              </table:table-cell>
              <table:table-cell office:value-type="float" office:value="2699.56">
                <text:p>2699.5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622.93">
                <text:p>19622.93</text:p>
              </table:table-cell>
              <table:table-cell office:value-type="float" office:value="2799.56">
                <text:p>2799.5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246.24">
                <text:p>20246.24</text:p>
              </table:table-cell>
              <table:table-cell office:value-type="float" office:value="2899.63">
                <text:p>2899.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969.19">
                <text:p>20969.19</text:p>
              </table:table-cell>
              <table:table-cell office:value-type="float" office:value="2999.61">
                <text:p>2999.6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774.86">
                <text:p>21774.86</text:p>
              </table:table-cell>
              <table:table-cell office:value-type="float" office:value="3099.52">
                <text:p>3099.5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533.23">
                <text:p>22533.23</text:p>
              </table:table-cell>
              <table:table-cell office:value-type="float" office:value="3199.59">
                <text:p>3199.5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3089.22">
                <text:p>23089.22</text:p>
              </table:table-cell>
              <table:table-cell office:value-type="float" office:value="3299.62">
                <text:p>3299.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884.66">
                <text:p>23884.66</text:p>
              </table:table-cell>
              <table:table-cell office:value-type="float" office:value="3399.55">
                <text:p>3399.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4656.27">
                <text:p>24656.27</text:p>
              </table:table-cell>
              <table:table-cell office:value-type="float" office:value="3499.59">
                <text:p>3499.5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247.04">
                <text:p>25247.04</text:p>
              </table:table-cell>
              <table:table-cell office:value-type="float" office:value="3599.59">
                <text:p>3599.5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5919.03">
                <text:p>25919.03</text:p>
              </table:table-cell>
              <table:table-cell office:value-type="float" office:value="3699.58">
                <text:p>3699.5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6628.69">
                <text:p>26628.69</text:p>
              </table:table-cell>
              <table:table-cell office:value-type="float" office:value="3799.54">
                <text:p>3799.5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7599.81">
                <text:p>27599.81</text:p>
              </table:table-cell>
              <table:table-cell office:value-type="float" office:value="3899.59">
                <text:p>3899.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219.87">
                <text:p>28219.87</text:p>
              </table:table-cell>
              <table:table-cell office:value-type="float" office:value="3999.64">
                <text:p>3999.6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8833.69">
                <text:p>28833.69</text:p>
              </table:table-cell>
              <table:table-cell office:value-type="float" office:value="4099.58">
                <text:p>4099.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9558.95">
                <text:p>29558.95</text:p>
              </table:table-cell>
              <table:table-cell office:value-type="float" office:value="4199.63">
                <text:p>4199.6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0257.54">
                <text:p>30257.54</text:p>
              </table:table-cell>
              <table:table-cell office:value-type="float" office:value="4299.54">
                <text:p>4299.5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1054.59">
                <text:p>31054.59</text:p>
              </table:table-cell>
              <table:table-cell office:value-type="float" office:value="4399.55">
                <text:p>4399.5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1485.66">
                <text:p>31485.66</text:p>
              </table:table-cell>
              <table:table-cell office:value-type="float" office:value="4499.58">
                <text:p>4499.5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2226.97">
                <text:p>32226.97</text:p>
              </table:table-cell>
              <table:table-cell office:value-type="float" office:value="4599.46">
                <text:p>4599.4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3118">
                <text:p>33118</text:p>
              </table:table-cell>
              <table:table-cell office:value-type="float" office:value="4699.48">
                <text:p>4699.4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921.13">
                <text:p>33921.13</text:p>
              </table:table-cell>
              <table:table-cell office:value-type="float" office:value="4799.6">
                <text:p>4799.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662.05">
                <text:p>34662.05</text:p>
              </table:table-cell>
              <table:table-cell office:value-type="float" office:value="4899.61">
                <text:p>4899.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03.04">
                <text:p>35403.04</text:p>
              </table:table-cell>
              <table:table-cell office:value-type="float" office:value="4999.57">
                <text:p>4999.5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6133.15">
                <text:p>36133.15</text:p>
              </table:table-cell>
              <table:table-cell office:value-type="float" office:value="5099.57">
                <text:p>5099.5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6877.69">
                <text:p>36877.69</text:p>
              </table:table-cell>
              <table:table-cell office:value-type="float" office:value="5199.66">
                <text:p>5199.6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7420.3">
                <text:p>37420.3</text:p>
              </table:table-cell>
              <table:table-cell office:value-type="float" office:value="5299.55">
                <text:p>5299.5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8032.82">
                <text:p>38032.82</text:p>
              </table:table-cell>
              <table:table-cell office:value-type="float" office:value="5399.67">
                <text:p>5399.6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8914.25">
                <text:p>38914.25</text:p>
              </table:table-cell>
              <table:table-cell office:value-type="float" office:value="5499.53">
                <text:p>5499.5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9476.97">
                <text:p>39476.97</text:p>
              </table:table-cell>
              <table:table-cell office:value-type="float" office:value="5599.57">
                <text:p>5599.5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0348.94">
                <text:p>40348.94</text:p>
              </table:table-cell>
              <table:table-cell office:value-type="float" office:value="5699.51">
                <text:p>5699.5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0934.14">
                <text:p>40934.14</text:p>
              </table:table-cell>
              <table:table-cell office:value-type="float" office:value="5799.62">
                <text:p>5799.6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1926.4">
                <text:p>41926.4</text:p>
              </table:table-cell>
              <table:table-cell office:value-type="float" office:value="5899.64">
                <text:p>5899.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2510.95">
                <text:p>42510.95</text:p>
              </table:table-cell>
              <table:table-cell office:value-type="float" office:value="5999.56">
                <text:p>5999.5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3078.32">
                <text:p>43078.32</text:p>
              </table:table-cell>
              <table:table-cell office:value-type="float" office:value="6099.59">
                <text:p>6099.5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4016.6">
                <text:p>44016.6</text:p>
              </table:table-cell>
              <table:table-cell office:value-type="float" office:value="6199.53">
                <text:p>6199.5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4704.73">
                <text:p>44704.73</text:p>
              </table:table-cell>
              <table:table-cell office:value-type="float" office:value="6299.59">
                <text:p>6299.5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5519.61">
                <text:p>45519.61</text:p>
              </table:table-cell>
              <table:table-cell office:value-type="float" office:value="6399.69">
                <text:p>6399.6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6044.86">
                <text:p>46044.86</text:p>
              </table:table-cell>
              <table:table-cell office:value-type="float" office:value="6499.58">
                <text:p>6499.5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6735.9">
                <text:p>46735.9</text:p>
              </table:table-cell>
              <table:table-cell office:value-type="float" office:value="6599.63">
                <text:p>6599.6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47639.59">
                <text:p>47639.59</text:p>
              </table:table-cell>
              <table:table-cell office:value-type="float" office:value="6699.58">
                <text:p>6699.5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8333.6">
                <text:p>48333.6</text:p>
              </table:table-cell>
              <table:table-cell office:value-type="float" office:value="6799.61">
                <text:p>6799.6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8845.39">
                <text:p>48845.39</text:p>
              </table:table-cell>
              <table:table-cell office:value-type="float" office:value="6899.65">
                <text:p>6899.6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9814.77">
                <text:p>49814.77</text:p>
              </table:table-cell>
              <table:table-cell office:value-type="float" office:value="6999.54">
                <text:p>6999.5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0669.12">
                <text:p>50669.12</text:p>
              </table:table-cell>
              <table:table-cell office:value-type="float" office:value="7099.59">
                <text:p>7099.5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0902.55">
                <text:p>50902.55</text:p>
              </table:table-cell>
              <table:table-cell office:value-type="float" office:value="7199.58">
                <text:p>7199.5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1895.56">
                <text:p>51895.56</text:p>
              </table:table-cell>
              <table:table-cell office:value-type="float" office:value="7299.65">
                <text:p>7299.6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2584.82">
                <text:p>52584.82</text:p>
              </table:table-cell>
              <table:table-cell office:value-type="float" office:value="7399.56">
                <text:p>7399.5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3438.49">
                <text:p>53438.49</text:p>
              </table:table-cell>
              <table:table-cell office:value-type="float" office:value="7499.52">
                <text:p>7499.5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4052.51">
                <text:p>54052.51</text:p>
              </table:table-cell>
              <table:table-cell office:value-type="float" office:value="7599.54">
                <text:p>7599.54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4780.3">
                <text:p>54780.3</text:p>
              </table:table-cell>
              <table:table-cell office:value-type="float" office:value="7699.54">
                <text:p>7699.5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5513.66">
                <text:p>55513.66</text:p>
              </table:table-cell>
              <table:table-cell office:value-type="float" office:value="7799.54">
                <text:p>7799.5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6249.81">
                <text:p>56249.81</text:p>
              </table:table-cell>
              <table:table-cell office:value-type="float" office:value="7899.63">
                <text:p>7899.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6936.03">
                <text:p>56936.03</text:p>
              </table:table-cell>
              <table:table-cell office:value-type="float" office:value="7999.55">
                <text:p>7999.5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7506.92">
                <text:p>57506.92</text:p>
              </table:table-cell>
              <table:table-cell office:value-type="float" office:value="8099.54">
                <text:p>8099.5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8598.35">
                <text:p>58598.35</text:p>
              </table:table-cell>
              <table:table-cell office:value-type="float" office:value="8199.49">
                <text:p>8199.4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9044.53">
                <text:p>59044.53</text:p>
              </table:table-cell>
              <table:table-cell office:value-type="float" office:value="8299.58">
                <text:p>8299.5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9488.16">
                <text:p>59488.16</text:p>
              </table:table-cell>
              <table:table-cell office:value-type="float" office:value="8399.55">
                <text:p>8399.5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0243.26">
                <text:p>60243.26</text:p>
              </table:table-cell>
              <table:table-cell office:value-type="float" office:value="8499.51">
                <text:p>8499.5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1591.73">
                <text:p>61591.73</text:p>
              </table:table-cell>
              <table:table-cell office:value-type="float" office:value="8599.62">
                <text:p>8599.62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1728.23">
                <text:p>61728.23</text:p>
              </table:table-cell>
              <table:table-cell office:value-type="float" office:value="8699.62">
                <text:p>8699.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2651.15">
                <text:p>62651.15</text:p>
              </table:table-cell>
              <table:table-cell office:value-type="float" office:value="8799.65">
                <text:p>8799.6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3336.26">
                <text:p>63336.26</text:p>
              </table:table-cell>
              <table:table-cell office:value-type="float" office:value="8899.53">
                <text:p>8899.5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3915.74">
                <text:p>63915.74</text:p>
              </table:table-cell>
              <table:table-cell office:value-type="float" office:value="8999.56">
                <text:p>8999.5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5245.48">
                <text:p>65245.48</text:p>
              </table:table-cell>
              <table:table-cell office:value-type="float" office:value="9099.53">
                <text:p>9099.5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5319.68">
                <text:p>65319.68</text:p>
              </table:table-cell>
              <table:table-cell office:value-type="float" office:value="9199.59">
                <text:p>9199.5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6343.66">
                <text:p>66343.66</text:p>
              </table:table-cell>
              <table:table-cell office:value-type="float" office:value="9299.57">
                <text:p>9299.5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6983.91">
                <text:p>66983.91</text:p>
              </table:table-cell>
              <table:table-cell office:value-type="float" office:value="9399.6">
                <text:p>9399.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7729.65">
                <text:p>67729.65</text:p>
              </table:table-cell>
              <table:table-cell office:value-type="float" office:value="9499.5">
                <text:p>9499.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330.64">
                <text:p>68330.64</text:p>
              </table:table-cell>
              <table:table-cell office:value-type="float" office:value="9599.57">
                <text:p>9599.5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8845.33">
                <text:p>68845.33</text:p>
              </table:table-cell>
              <table:table-cell office:value-type="float" office:value="9699.48">
                <text:p>9699.4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0118.48">
                <text:p>70118.48</text:p>
              </table:table-cell>
              <table:table-cell office:value-type="float" office:value="9799.58">
                <text:p>9799.5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0726.49">
                <text:p>70726.49</text:p>
              </table:table-cell>
              <table:table-cell office:value-type="float" office:value="9899.54">
                <text:p>9899.5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1415.52">
                <text:p>71415.52</text:p>
              </table:table-cell>
              <table:table-cell office:value-type="float" office:value="9999.53">
                <text:p>9999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68cm" xlink:href=".." xlink:type="simple" chart:class="chart:line" chart:style-name="ch1">
        <chart:title svg:x="4.603cm" svg:y="0.315cm" chart:style-name="ch2">
          <text:p>Porównania - największy element</text:p>
        </chart:title>
        <chart:legend chart:legend-position="end" svg:x="11.444cm" svg:y="3.936cm" style:legend-expansion="high" chart:style-name="ch3"/>
        <chart:plot-area chart:style-name="ch4" table:cell-range-address="'Tabela przestawna_select_max_m100_1'.A3:'Tabela przestawna_select_max_m100_1'.A102 'Tabela przestawna_select_max_m100_1'.C2:'Tabela przestawna_select_max_m100_1'.C102 'Tabela przestawna_select_max_m100_1'.G2:'Tabela przestawna_select_max_m100_1'.G102" chart:data-source-has-labels="both" svg:x="0.319cm" svg:y="1.273cm" svg:width="10.806cm" svg:height="7.516cm">
          <chartooo:coordinate-region svg:x="1.496cm" svg:y="1.273cm" svg:width="9.629cm" svg:height="6.263cm"/>
          <chart:axis chart:dimension="x" chart:name="primary-x" chart:style-name="ch5" chartooo:axis-type="auto">
            <chartooo:date-scale/>
            <chart:categories table:cell-range-address="'Tabela przestawna_select_max_m100_1'.A3:'Tabela przestawna_select_max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ax_m100_1'.C3:'Tabela przestawna_select_max_m100_1'.C102" chart:label-cell-address="'Tabela przestawna_select_max_m100_1'.C2:'Tabela przestawna_select_max_m100_1'.C2" chart:class="chart:line">
            <chart:data-point chart:repeated="100"/>
          </chart:series>
          <chart:series chart:style-name="ch8" chart:values-cell-range-address="'Tabela przestawna_select_max_m100_1'.G3:'Tabela przestawna_select_max_m100_1'.G102" chart:label-cell-address="'Tabela przestawna_select_max_m100_1'.G2:'Tabela przestawna_select_max_m100_1'.G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</text:p>
                <draw:g>
                  <svg:desc>'Tabela przestawna_select_max_m100_1'.C2:'Tabela przestawna_select_max_m100_1'.C2</svg:desc>
                </draw:g>
              </table:table-cell>
              <table:table-cell office:value-type="string">
                <text:p>Średnia - porównania</text:p>
                <draw:g>
                  <svg:desc>'Tabela przestawna_select_max_m100_1'.G2:'Tabela przestawna_select_max_m100_1'.G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ax_m100_1'.A3:'Tabela przestawna_select_max_m100_1'.A102</svg:desc>
                </draw:g>
              </table:table-cell>
              <table:table-cell office:value-type="float" office:value="663.24">
                <text:p>663.24</text:p>
                <draw:g>
                  <svg:desc>'Tabela przestawna_select_max_m100_1'.C3:'Tabela przestawna_select_max_m100_1'.C102</svg:desc>
                </draw:g>
              </table:table-cell>
              <table:table-cell office:value-type="float" office:value="199.72">
                <text:p>199.72</text:p>
                <draw:g>
                  <svg:desc>'Tabela przestawna_select_max_m100_1'.G3:'Tabela przestawna_select_max_m100_1'.G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80">
                <text:p>1380</text:p>
              </table:table-cell>
              <table:table-cell office:value-type="float" office:value="380.38">
                <text:p>380.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6.5">
                <text:p>2106.5</text:p>
              </table:table-cell>
              <table:table-cell office:value-type="float" office:value="574.41">
                <text:p>574.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35.92">
                <text:p>2835.92</text:p>
              </table:table-cell>
              <table:table-cell office:value-type="float" office:value="799.75">
                <text:p>799.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74.31">
                <text:p>3574.31</text:p>
              </table:table-cell>
              <table:table-cell office:value-type="float" office:value="973.25">
                <text:p>973.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48.49">
                <text:p>4348.49</text:p>
              </table:table-cell>
              <table:table-cell office:value-type="float" office:value="1148.29">
                <text:p>1148.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32.37">
                <text:p>5032.37</text:p>
              </table:table-cell>
              <table:table-cell office:value-type="float" office:value="1335.67">
                <text:p>1335.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793.69">
                <text:p>5793.69</text:p>
              </table:table-cell>
              <table:table-cell office:value-type="float" office:value="1632.68">
                <text:p>1632.6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22.39">
                <text:p>6522.39</text:p>
              </table:table-cell>
              <table:table-cell office:value-type="float" office:value="1775.14">
                <text:p>1775.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249.96">
                <text:p>7249.96</text:p>
              </table:table-cell>
              <table:table-cell office:value-type="float" office:value="1952.23">
                <text:p>1952.2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092.17">
                <text:p>8092.17</text:p>
              </table:table-cell>
              <table:table-cell office:value-type="float" office:value="2301.7">
                <text:p>2301.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753.07">
                <text:p>8753.07</text:p>
              </table:table-cell>
              <table:table-cell office:value-type="float" office:value="2297.11">
                <text:p>2297.1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10.18">
                <text:p>9510.18</text:p>
              </table:table-cell>
              <table:table-cell office:value-type="float" office:value="2540.11">
                <text:p>2540.1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196.73">
                <text:p>10196.73</text:p>
              </table:table-cell>
              <table:table-cell office:value-type="float" office:value="2760.04">
                <text:p>2760.0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971.67">
                <text:p>10971.67</text:p>
              </table:table-cell>
              <table:table-cell office:value-type="float" office:value="2898.23">
                <text:p>2898.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88.11">
                <text:p>11788.11</text:p>
              </table:table-cell>
              <table:table-cell office:value-type="float" office:value="3255.36">
                <text:p>3255.3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0.21">
                <text:p>12570.21</text:p>
              </table:table-cell>
              <table:table-cell office:value-type="float" office:value="3166.75">
                <text:p>3166.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73.9">
                <text:p>13373.9</text:p>
              </table:table-cell>
              <table:table-cell office:value-type="float" office:value="3577.07">
                <text:p>3577.0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254.08">
                <text:p>14254.08</text:p>
              </table:table-cell>
              <table:table-cell office:value-type="float" office:value="3767.91">
                <text:p>3767.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878.11">
                <text:p>14878.11</text:p>
              </table:table-cell>
              <table:table-cell office:value-type="float" office:value="3880.2">
                <text:p>3880.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466.92">
                <text:p>15466.92</text:p>
              </table:table-cell>
              <table:table-cell office:value-type="float" office:value="4114.59">
                <text:p>4114.5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82.24">
                <text:p>16382.24</text:p>
              </table:table-cell>
              <table:table-cell office:value-type="float" office:value="4525.23">
                <text:p>4525.2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1.32">
                <text:p>17051.32</text:p>
              </table:table-cell>
              <table:table-cell office:value-type="float" office:value="4528.04">
                <text:p>4528.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882.95">
                <text:p>17882.95</text:p>
              </table:table-cell>
              <table:table-cell office:value-type="float" office:value="4810.99">
                <text:p>4810.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707.81">
                <text:p>18707.81</text:p>
              </table:table-cell>
              <table:table-cell office:value-type="float" office:value="4979.63">
                <text:p>4979.6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553.26">
                <text:p>19553.26</text:p>
              </table:table-cell>
              <table:table-cell office:value-type="float" office:value="5128.15">
                <text:p>5128.1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333.91">
                <text:p>20333.91</text:p>
              </table:table-cell>
              <table:table-cell office:value-type="float" office:value="5136.18">
                <text:p>5136.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784.92">
                <text:p>20784.92</text:p>
              </table:table-cell>
              <table:table-cell office:value-type="float" office:value="5426.52">
                <text:p>5426.5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516.52">
                <text:p>21516.52</text:p>
              </table:table-cell>
              <table:table-cell office:value-type="float" office:value="5745.37">
                <text:p>5745.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440.01">
                <text:p>22440.01</text:p>
              </table:table-cell>
              <table:table-cell office:value-type="float" office:value="5904.73">
                <text:p>5904.7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495.36">
                <text:p>23495.36</text:p>
              </table:table-cell>
              <table:table-cell office:value-type="float" office:value="6133.39">
                <text:p>6133.3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937.79">
                <text:p>23937.79</text:p>
              </table:table-cell>
              <table:table-cell office:value-type="float" office:value="6139.56">
                <text:p>6139.5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648.35">
                <text:p>24648.35</text:p>
              </table:table-cell>
              <table:table-cell office:value-type="float" office:value="6501.39">
                <text:p>6501.3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412.28">
                <text:p>25412.28</text:p>
              </table:table-cell>
              <table:table-cell office:value-type="float" office:value="6641.44">
                <text:p>6641.4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376.97">
                <text:p>26376.97</text:p>
              </table:table-cell>
              <table:table-cell office:value-type="float" office:value="7109.32">
                <text:p>7109.3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859.57">
                <text:p>26859.57</text:p>
              </table:table-cell>
              <table:table-cell office:value-type="float" office:value="7097.42">
                <text:p>7097.4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655.02">
                <text:p>27655.02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538.27">
                <text:p>28538.27</text:p>
              </table:table-cell>
              <table:table-cell office:value-type="float" office:value="7292.1">
                <text:p>7292.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9591.65">
                <text:p>29591.65</text:p>
              </table:table-cell>
              <table:table-cell office:value-type="float" office:value="7684.46">
                <text:p>7684.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264.04">
                <text:p>30264.04</text:p>
              </table:table-cell>
              <table:table-cell office:value-type="float" office:value="7986.62">
                <text:p>7986.6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0699.04">
                <text:p>30699.04</text:p>
              </table:table-cell>
              <table:table-cell office:value-type="float" office:value="8493.53">
                <text:p>8493.5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1526.62">
                <text:p>31526.62</text:p>
              </table:table-cell>
              <table:table-cell office:value-type="float" office:value="7868.64">
                <text:p>7868.6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2225.38">
                <text:p>32225.38</text:p>
              </table:table-cell>
              <table:table-cell office:value-type="float" office:value="8634.23">
                <text:p>8634.2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2989.64">
                <text:p>32989.64</text:p>
              </table:table-cell>
              <table:table-cell office:value-type="float" office:value="8863.11">
                <text:p>8863.1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745.52">
                <text:p>33745.52</text:p>
              </table:table-cell>
              <table:table-cell office:value-type="float" office:value="8872.49">
                <text:p>8872.4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574.3">
                <text:p>34574.3</text:p>
              </table:table-cell>
              <table:table-cell office:value-type="float" office:value="9284.6">
                <text:p>9284.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5209.21">
                <text:p>35209.21</text:p>
              </table:table-cell>
              <table:table-cell office:value-type="float" office:value="9324.67">
                <text:p>9324.6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269.91">
                <text:p>36269.91</text:p>
              </table:table-cell>
              <table:table-cell office:value-type="float" office:value="9760.95">
                <text:p>9760.9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7319.62">
                <text:p>37319.62</text:p>
              </table:table-cell>
              <table:table-cell office:value-type="float" office:value="9425.56">
                <text:p>9425.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756.72">
                <text:p>37756.72</text:p>
              </table:table-cell>
              <table:table-cell office:value-type="float" office:value="10075.09">
                <text:p>10075.0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8625.14">
                <text:p>38625.14</text:p>
              </table:table-cell>
              <table:table-cell office:value-type="float" office:value="9902.99">
                <text:p>9902.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9632.3">
                <text:p>39632.3</text:p>
              </table:table-cell>
              <table:table-cell office:value-type="float" office:value="10144.83">
                <text:p>10144.8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9911">
                <text:p>39911</text:p>
              </table:table-cell>
              <table:table-cell office:value-type="float" office:value="10723.18">
                <text:p>10723.1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0656.1">
                <text:p>40656.1</text:p>
              </table:table-cell>
              <table:table-cell office:value-type="float" office:value="11674.31">
                <text:p>11674.3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1494.23">
                <text:p>41494.23</text:p>
              </table:table-cell>
              <table:table-cell office:value-type="float" office:value="11047.24">
                <text:p>11047.2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2089.29">
                <text:p>42089.29</text:p>
              </table:table-cell>
              <table:table-cell office:value-type="float" office:value="10760.46">
                <text:p>10760.4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2982.15">
                <text:p>42982.15</text:p>
              </table:table-cell>
              <table:table-cell office:value-type="float" office:value="10754.44">
                <text:p>10754.4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3638.19">
                <text:p>43638.19</text:p>
              </table:table-cell>
              <table:table-cell office:value-type="float" office:value="12346.74">
                <text:p>12346.7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4967.42">
                <text:p>44967.42</text:p>
              </table:table-cell>
              <table:table-cell office:value-type="float" office:value="11824.11">
                <text:p>11824.1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5223.87">
                <text:p>45223.87</text:p>
              </table:table-cell>
              <table:table-cell office:value-type="float" office:value="12243.58">
                <text:p>12243.5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5924.42">
                <text:p>45924.42</text:p>
              </table:table-cell>
              <table:table-cell office:value-type="float" office:value="11681.38">
                <text:p>11681.3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7226.47">
                <text:p>47226.47</text:p>
              </table:table-cell>
              <table:table-cell office:value-type="float" office:value="12383.45">
                <text:p>12383.4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7477.64">
                <text:p>47477.64</text:p>
              </table:table-cell>
              <table:table-cell office:value-type="float" office:value="12650.12">
                <text:p>12650.1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8232.8">
                <text:p>48232.8</text:p>
              </table:table-cell>
              <table:table-cell office:value-type="float" office:value="13016.33">
                <text:p>13016.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9171.75">
                <text:p>49171.75</text:p>
              </table:table-cell>
              <table:table-cell office:value-type="float" office:value="13301.94">
                <text:p>13301.9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9362.05">
                <text:p>49362.05</text:p>
              </table:table-cell>
              <table:table-cell office:value-type="float" office:value="12434.53">
                <text:p>12434.5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1129.47">
                <text:p>51129.47</text:p>
              </table:table-cell>
              <table:table-cell office:value-type="float" office:value="13058.74">
                <text:p>13058.7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1087.9">
                <text:p>51087.9</text:p>
              </table:table-cell>
              <table:table-cell office:value-type="float" office:value="13665.32">
                <text:p>13665.3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1770.66">
                <text:p>51770.66</text:p>
              </table:table-cell>
              <table:table-cell office:value-type="float" office:value="13517.96">
                <text:p>13517.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3118.75">
                <text:p>53118.75</text:p>
              </table:table-cell>
              <table:table-cell office:value-type="float" office:value="14139.69">
                <text:p>14139.6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4306.89">
                <text:p>54306.89</text:p>
              </table:table-cell>
              <table:table-cell office:value-type="float" office:value="14184.79">
                <text:p>14184.7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4135.78">
                <text:p>54135.78</text:p>
              </table:table-cell>
              <table:table-cell office:value-type="float" office:value="14495.91">
                <text:p>14495.9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5177.95">
                <text:p>55177.95</text:p>
              </table:table-cell>
              <table:table-cell office:value-type="float" office:value="15134.96">
                <text:p>15134.9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6110.71">
                <text:p>56110.71</text:p>
              </table:table-cell>
              <table:table-cell office:value-type="float" office:value="15006.61">
                <text:p>15006.6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6808.15">
                <text:p>56808.15</text:p>
              </table:table-cell>
              <table:table-cell office:value-type="float" office:value="14504.11">
                <text:p>14504.1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7953.22">
                <text:p>57953.22</text:p>
              </table:table-cell>
              <table:table-cell office:value-type="float" office:value="15845.69">
                <text:p>15845.6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8417.51">
                <text:p>58417.51</text:p>
              </table:table-cell>
              <table:table-cell office:value-type="float" office:value="15243.8">
                <text:p>15243.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9503.8">
                <text:p>59503.8</text:p>
              </table:table-cell>
              <table:table-cell office:value-type="float" office:value="14775.77">
                <text:p>14775.7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0498.29">
                <text:p>60498.29</text:p>
              </table:table-cell>
              <table:table-cell office:value-type="float" office:value="15868.98">
                <text:p>15868.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1025.22">
                <text:p>61025.22</text:p>
              </table:table-cell>
              <table:table-cell office:value-type="float" office:value="15906.36">
                <text:p>15906.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1114.75">
                <text:p>61114.75</text:p>
              </table:table-cell>
              <table:table-cell office:value-type="float" office:value="15542.28">
                <text:p>15542.2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2511.01">
                <text:p>62511.01</text:p>
              </table:table-cell>
              <table:table-cell office:value-type="float" office:value="16558.16">
                <text:p>16558.1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2857.09">
                <text:p>62857.09</text:p>
              </table:table-cell>
              <table:table-cell office:value-type="float" office:value="15681.02">
                <text:p>15681.0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3573.38">
                <text:p>63573.38</text:p>
              </table:table-cell>
              <table:table-cell office:value-type="float" office:value="16704.43">
                <text:p>16704.4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4643.69">
                <text:p>64643.69</text:p>
              </table:table-cell>
              <table:table-cell office:value-type="float" office:value="16719.76">
                <text:p>16719.7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5656.17">
                <text:p>65656.17</text:p>
              </table:table-cell>
              <table:table-cell office:value-type="float" office:value="17099.6">
                <text:p>17099.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5568.94">
                <text:p>65568.94</text:p>
              </table:table-cell>
              <table:table-cell office:value-type="float" office:value="17191.64">
                <text:p>17191.6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6361.93">
                <text:p>66361.93</text:p>
              </table:table-cell>
              <table:table-cell office:value-type="float" office:value="17238.54">
                <text:p>17238.5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7576.94">
                <text:p>67576.94</text:p>
              </table:table-cell>
              <table:table-cell office:value-type="float" office:value="17568.64">
                <text:p>17568.6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8037.16">
                <text:p>68037.16</text:p>
              </table:table-cell>
              <table:table-cell office:value-type="float" office:value="17936.19">
                <text:p>17936.1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9843.46">
                <text:p>69843.46</text:p>
              </table:table-cell>
              <table:table-cell office:value-type="float" office:value="17729.2">
                <text:p>17729.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0011.98">
                <text:p>70011.98</text:p>
              </table:table-cell>
              <table:table-cell office:value-type="float" office:value="18937">
                <text:p>18937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0808.25">
                <text:p>70808.25</text:p>
              </table:table-cell>
              <table:table-cell office:value-type="float" office:value="18477.44">
                <text:p>18477.4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1558.72">
                <text:p>71558.72</text:p>
              </table:table-cell>
              <table:table-cell office:value-type="float" office:value="18047.8">
                <text:p>18047.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1848.17">
                <text:p>71848.17</text:p>
              </table:table-cell>
              <table:table-cell office:value-type="float" office:value="19978.9">
                <text:p>19978.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2575.17">
                <text:p>72575.17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3387.01">
                <text:p>73387.01</text:p>
              </table:table-cell>
              <table:table-cell office:value-type="float" office:value="19406.44">
                <text:p>19406.4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4897.29">
                <text:p>74897.29</text:p>
              </table:table-cell>
              <table:table-cell office:value-type="float" office:value="19372.13">
                <text:p>19372.1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5030.3">
                <text:p>75030.3</text:p>
              </table:table-cell>
              <table:table-cell office:value-type="float" office:value="19251.87">
                <text:p>19251.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926.85">
                <text:p>76926.85</text:p>
              </table:table-cell>
              <table:table-cell office:value-type="float" office:value="19293.17">
                <text:p>19293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